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5405cm" style:use-optimal-column-width="true"/>
    </style:style>
    <style:style style:name="co3" style:family="table-column">
      <style:table-column-properties fo:break-before="auto" style:column-width="1.9685cm" style:use-optimal-column-width="true"/>
    </style:style>
    <style:style style:name="co4" style:family="table-column">
      <style:table-column-properties fo:break-before="auto" style:column-width="3.06916666666667cm" style:use-optimal-column-width="true"/>
    </style:style>
    <style:style style:name="co5" style:family="table-column">
      <style:table-column-properties fo:break-before="auto" style:column-width="3.302cm" style:use-optimal-column-width="true"/>
    </style:style>
    <style:style style:name="co6" style:family="table-column">
      <style:table-column-properties fo:break-before="auto" style:column-width="2.70933333333333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2.9845cm" style:use-optimal-column-width="true"/>
    </style:style>
    <style:style style:name="co9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id_Vaccinations_Data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ountry</text:p>
          </table:table-cell>
          <table:table-cell office:value-type="string" table:style-name="ce2">
            <text:p>date</text:p>
          </table:table-cell>
          <table:table-cell office:value-type="string" table:style-name="ce1">
            <text:p>vaccine</text:p>
          </table:table-cell>
          <table:table-cell office:value-type="string" table:style-name="ce1">
            <text:p>doses_administered</text:p>
          </table:table-cell>
          <table:table-cell office:value-type="string" table:style-name="ce1">
            <text:p>total_vaccinated</text:p>
          </table:table-cell>
          <table:table-cell office:value-type="string" table:style-name="ce1">
            <text:p>total_fully_vaccinated</text:p>
          </table:table-cell>
          <table:table-cell office:value-type="string" table:style-name="ce1">
            <text:p>daily_vaccinations</text:p>
          </table:table-cell>
          <table:table-cell office:value-type="string" table:style-name="ce1">
            <text:p>populatio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mibia</text:p>
          </table:table-cell>
          <table:table-cell office:value-type="date" office:date-value="2023-10-14T00:00:00" table:style-name="ce2">
            <text:p>2023-10-14</text:p>
          </table:table-cell>
          <table:table-cell office:value-type="string" table:style-name="ce1">
            <text:p>Sputnik V</text:p>
          </table:table-cell>
          <table:table-cell office:value-type="float" office:value="4595" table:style-name="ce1">
            <text:p>4595</text:p>
          </table:table-cell>
          <table:table-cell office:value-type="float" office:value="2297" table:style-name="ce1">
            <text:p>2297</text:p>
          </table:table-cell>
          <table:table-cell office:value-type="float" office:value="2293" table:style-name="ce1">
            <text:p>2293</text:p>
          </table:table-cell>
          <table:table-cell office:value-type="float" office:value="4230" table:style-name="ce1">
            <text:p>4230</text:p>
          </table:table-cell>
          <table:table-cell office:value-type="float" office:value="4890655" table:style-name="ce1">
            <text:p>4890655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ri Lanka</text:p>
          </table:table-cell>
          <table:table-cell office:value-type="date" office:date-value="2021-04-07T00:00:00" table:style-name="ce2">
            <text:p>2021-04-07</text:p>
          </table:table-cell>
          <table:table-cell office:value-type="string" table:style-name="ce1">
            <text:p>Moderna</text:p>
          </table:table-cell>
          <table:table-cell office:value-type="float" office:value="38859" table:style-name="ce1">
            <text:p>38859</text:p>
          </table:table-cell>
          <table:table-cell office:value-type="float" office:value="19429" table:style-name="ce1">
            <text:p>19429</text:p>
          </table:table-cell>
          <table:table-cell office:value-type="float" office:value="17606" table:style-name="ce1">
            <text:p>17606</text:p>
          </table:table-cell>
          <table:table-cell office:value-type="float" office:value="38438" table:style-name="ce1">
            <text:p>38438</text:p>
          </table:table-cell>
          <table:table-cell office:value-type="float" office:value="44316126" table:style-name="ce1">
            <text:p>44316126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amaica</text:p>
          </table:table-cell>
          <table:table-cell office:value-type="date" office:date-value="2023-12-22T00:00:00" table:style-name="ce2">
            <text:p>2023-12-22</text:p>
          </table:table-cell>
          <table:table-cell office:value-type="string" table:style-name="ce1">
            <text:p>Sinovac</text:p>
          </table:table-cell>
          <table:table-cell office:value-type="float" office:value="12132" table:style-name="ce1">
            <text:p>12132</text:p>
          </table:table-cell>
          <table:table-cell office:value-type="float" office:value="6066" table:style-name="ce1">
            <text:p>6066</text:p>
          </table:table-cell>
          <table:table-cell office:value-type="float" office:value="5930" table:style-name="ce1">
            <text:p>5930</text:p>
          </table:table-cell>
          <table:table-cell office:value-type="float" office:value="8493" table:style-name="ce1">
            <text:p>8493</text:p>
          </table:table-cell>
          <table:table-cell office:value-type="float" office:value="32211552" table:style-name="ce1">
            <text:p>3221155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amaica</text:p>
          </table:table-cell>
          <table:table-cell office:value-type="date" office:date-value="2021-01-19T00:00:00" table:style-name="ce2">
            <text:p>2021-01-19</text:p>
          </table:table-cell>
          <table:table-cell office:value-type="string" table:style-name="ce1">
            <text:p>Sinovac</text:p>
          </table:table-cell>
          <table:table-cell office:value-type="float" office:value="97275" table:style-name="ce1">
            <text:p>97275</text:p>
          </table:table-cell>
          <table:table-cell office:value-type="float" office:value="48637" table:style-name="ce1">
            <text:p>48637</text:p>
          </table:table-cell>
          <table:table-cell office:value-type="float" office:value="46975" table:style-name="ce1">
            <text:p>46975</text:p>
          </table:table-cell>
          <table:table-cell office:value-type="float" office:value="93022" table:style-name="ce1">
            <text:p>93022</text:p>
          </table:table-cell>
          <table:table-cell office:value-type="float" office:value="33518139" table:style-name="ce1">
            <text:p>33518139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cedonia</text:p>
          </table:table-cell>
          <table:table-cell office:value-type="date" office:date-value="2023-09-23T00:00:00" table:style-name="ce2">
            <text:p>2023-09-23</text:p>
          </table:table-cell>
          <table:table-cell office:value-type="string" table:style-name="ce1">
            <text:p>Johnson &amp; Johnson</text:p>
          </table:table-cell>
          <table:table-cell office:value-type="float" office:value="71658" table:style-name="ce1">
            <text:p>71658</text:p>
          </table:table-cell>
          <table:table-cell office:value-type="float" office:value="35829" table:style-name="ce1">
            <text:p>35829</text:p>
          </table:table-cell>
          <table:table-cell office:value-type="float" office:value="32985" table:style-name="ce1">
            <text:p>32985</text:p>
          </table:table-cell>
          <table:table-cell office:value-type="float" office:value="71197" table:style-name="ce1">
            <text:p>71197</text:p>
          </table:table-cell>
          <table:table-cell office:value-type="float" office:value="16083308" table:style-name="ce1">
            <text:p>16083308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osnia and Herzegovina</text:p>
          </table:table-cell>
          <table:table-cell office:value-type="date" office:date-value="2021-11-11T00:00:00" table:style-name="ce2">
            <text:p>2021-11-11</text:p>
          </table:table-cell>
          <table:table-cell office:value-type="string" table:style-name="ce1">
            <text:p>Sinovac</text:p>
          </table:table-cell>
          <table:table-cell office:value-type="float" office:value="57991" table:style-name="ce1">
            <text:p>57991</text:p>
          </table:table-cell>
          <table:table-cell office:value-type="float" office:value="28995" table:style-name="ce1">
            <text:p>28995</text:p>
          </table:table-cell>
          <table:table-cell office:value-type="float" office:value="27769" table:style-name="ce1">
            <text:p>27769</text:p>
          </table:table-cell>
          <table:table-cell office:value-type="float" office:value="57982" table:style-name="ce1">
            <text:p>57982</text:p>
          </table:table-cell>
          <table:table-cell office:value-type="float" office:value="26881439" table:style-name="ce1">
            <text:p>2688143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ldova</text:p>
          </table:table-cell>
          <table:table-cell office:value-type="date" office:date-value="2021-11-19T00:00:00" table:style-name="ce2">
            <text:p>2021-11-19</text:p>
          </table:table-cell>
          <table:table-cell office:value-type="string" table:style-name="ce1">
            <text:p>AstraZeneca</text:p>
          </table:table-cell>
          <table:table-cell office:value-type="float" office:value="47149" table:style-name="ce1">
            <text:p>47149</text:p>
          </table:table-cell>
          <table:table-cell office:value-type="float" office:value="23574" table:style-name="ce1">
            <text:p>23574</text:p>
          </table:table-cell>
          <table:table-cell office:value-type="float" office:value="21468" table:style-name="ce1">
            <text:p>21468</text:p>
          </table:table-cell>
          <table:table-cell office:value-type="float" office:value="44780" table:style-name="ce1">
            <text:p>44780</text:p>
          </table:table-cell>
          <table:table-cell office:value-type="float" office:value="6222954" table:style-name="ce1">
            <text:p>6222954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ape Verde</text:p>
          </table:table-cell>
          <table:table-cell office:value-type="date" office:date-value="2022-08-06T00:00:00" table:style-name="ce2">
            <text:p>2022-08-06</text:p>
          </table:table-cell>
          <table:table-cell office:value-type="string" table:style-name="ce1">
            <text:p>Sinovac</text:p>
          </table:table-cell>
          <table:table-cell office:value-type="float" office:value="98809" table:style-name="ce1">
            <text:p>98809</text:p>
          </table:table-cell>
          <table:table-cell office:value-type="float" office:value="49404" table:style-name="ce1">
            <text:p>49404</text:p>
          </table:table-cell>
          <table:table-cell office:value-type="float" office:value="49073" table:style-name="ce1">
            <text:p>49073</text:p>
          </table:table-cell>
          <table:table-cell office:value-type="float" office:value="94108" table:style-name="ce1">
            <text:p>94108</text:p>
          </table:table-cell>
          <table:table-cell office:value-type="float" office:value="39565746" table:style-name="ce1">
            <text:p>39565746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etherlands Antilles</text:p>
          </table:table-cell>
          <table:table-cell office:value-type="date" office:date-value="2021-08-12T00:00:00" table:style-name="ce2">
            <text:p>2021-08-12</text:p>
          </table:table-cell>
          <table:table-cell office:value-type="string" table:style-name="ce1">
            <text:p>Sputnik V</text:p>
          </table:table-cell>
          <table:table-cell office:value-type="float" office:value="98951" table:style-name="ce1">
            <text:p>98951</text:p>
          </table:table-cell>
          <table:table-cell office:value-type="float" office:value="49475" table:style-name="ce1">
            <text:p>49475</text:p>
          </table:table-cell>
          <table:table-cell office:value-type="float" office:value="46048" table:style-name="ce1">
            <text:p>46048</text:p>
          </table:table-cell>
          <table:table-cell office:value-type="float" office:value="95151" table:style-name="ce1">
            <text:p>95151</text:p>
          </table:table-cell>
          <table:table-cell office:value-type="float" office:value="23628566" table:style-name="ce1">
            <text:p>23628566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tigua and Barbuda</text:p>
          </table:table-cell>
          <table:table-cell office:value-type="date" office:date-value="2022-11-27T00:00:00" table:style-name="ce2">
            <text:p>2022-11-27</text:p>
          </table:table-cell>
          <table:table-cell office:value-type="string" table:style-name="ce1">
            <text:p>Moderna</text:p>
          </table:table-cell>
          <table:table-cell office:value-type="float" office:value="31449" table:style-name="ce1">
            <text:p>31449</text:p>
          </table:table-cell>
          <table:table-cell office:value-type="float" office:value="15724" table:style-name="ce1">
            <text:p>15724</text:p>
          </table:table-cell>
          <table:table-cell office:value-type="float" office:value="14360" table:style-name="ce1">
            <text:p>14360</text:p>
          </table:table-cell>
          <table:table-cell office:value-type="float" office:value="26661" table:style-name="ce1">
            <text:p>26661</text:p>
          </table:table-cell>
          <table:table-cell office:value-type="float" office:value="34151237" table:style-name="ce1">
            <text:p>34151237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enegal</text:p>
          </table:table-cell>
          <table:table-cell office:value-type="date" office:date-value="2023-04-27T00:00:00" table:style-name="ce2">
            <text:p>2023-04-27</text:p>
          </table:table-cell>
          <table:table-cell office:value-type="string" table:style-name="ce1">
            <text:p>Sinovac</text:p>
          </table:table-cell>
          <table:table-cell office:value-type="float" office:value="90346" table:style-name="ce1">
            <text:p>90346</text:p>
          </table:table-cell>
          <table:table-cell office:value-type="float" office:value="45173" table:style-name="ce1">
            <text:p>45173</text:p>
          </table:table-cell>
          <table:table-cell office:value-type="float" office:value="42986" table:style-name="ce1">
            <text:p>42986</text:p>
          </table:table-cell>
          <table:table-cell office:value-type="float" office:value="87125" table:style-name="ce1">
            <text:p>87125</text:p>
          </table:table-cell>
          <table:table-cell office:value-type="float" office:value="1511933" table:style-name="ce1">
            <text:p>1511933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aint Barthelemy</text:p>
          </table:table-cell>
          <table:table-cell office:value-type="date" office:date-value="2021-06-25T00:00:00" table:style-name="ce2">
            <text:p>2021-06-25</text:p>
          </table:table-cell>
          <table:table-cell office:value-type="string" table:style-name="ce1">
            <text:p>Sinovac</text:p>
          </table:table-cell>
          <table:table-cell office:value-type="float" office:value="79841" table:style-name="ce1">
            <text:p>79841</text:p>
          </table:table-cell>
          <table:table-cell office:value-type="float" office:value="39920" table:style-name="ce1">
            <text:p>39920</text:p>
          </table:table-cell>
          <table:table-cell office:value-type="float" office:value="39226" table:style-name="ce1">
            <text:p>39226</text:p>
          </table:table-cell>
          <table:table-cell office:value-type="float" office:value="77564" table:style-name="ce1">
            <text:p>77564</text:p>
          </table:table-cell>
          <table:table-cell office:value-type="float" office:value="48439407" table:style-name="ce1">
            <text:p>48439407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acedonia</text:p>
          </table:table-cell>
          <table:table-cell office:value-type="date" office:date-value="2021-10-29T00:00:00" table:style-name="ce2">
            <text:p>2021-10-29</text:p>
          </table:table-cell>
          <table:table-cell office:value-type="string" table:style-name="ce1">
            <text:p>AstraZeneca</text:p>
          </table:table-cell>
          <table:table-cell office:value-type="float" office:value="60574" table:style-name="ce1">
            <text:p>60574</text:p>
          </table:table-cell>
          <table:table-cell office:value-type="float" office:value="30287" table:style-name="ce1">
            <text:p>30287</text:p>
          </table:table-cell>
          <table:table-cell office:value-type="float" office:value="27691" table:style-name="ce1">
            <text:p>27691</text:p>
          </table:table-cell>
          <table:table-cell office:value-type="float" office:value="59389" table:style-name="ce1">
            <text:p>59389</text:p>
          </table:table-cell>
          <table:table-cell office:value-type="float" office:value="44740409" table:style-name="ce1">
            <text:p>44740409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hilippines</text:p>
          </table:table-cell>
          <table:table-cell office:value-type="date" office:date-value="2023-08-11T00:00:00" table:style-name="ce2">
            <text:p>2023-08-11</text:p>
          </table:table-cell>
          <table:table-cell office:value-type="string" table:style-name="ce1">
            <text:p>Johnson &amp; Johnson</text:p>
          </table:table-cell>
          <table:table-cell office:value-type="float" office:value="94935" table:style-name="ce1">
            <text:p>94935</text:p>
          </table:table-cell>
          <table:table-cell office:value-type="float" office:value="47467" table:style-name="ce1">
            <text:p>47467</text:p>
          </table:table-cell>
          <table:table-cell office:value-type="float" office:value="43355" table:style-name="ce1">
            <text:p>43355</text:p>
          </table:table-cell>
          <table:table-cell office:value-type="float" office:value="94277" table:style-name="ce1">
            <text:p>94277</text:p>
          </table:table-cell>
          <table:table-cell office:value-type="float" office:value="9224108" table:style-name="ce1">
            <text:p>9224108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ape Verde</text:p>
          </table:table-cell>
          <table:table-cell office:value-type="date" office:date-value="2022-12-30T00:00:00" table:style-name="ce2">
            <text:p>2022-12-30</text:p>
          </table:table-cell>
          <table:table-cell office:value-type="string" table:style-name="ce1">
            <text:p>AstraZeneca</text:p>
          </table:table-cell>
          <table:table-cell office:value-type="float" office:value="32580" table:style-name="ce1">
            <text:p>32580</text:p>
          </table:table-cell>
          <table:table-cell office:value-type="float" office:value="16290" table:style-name="ce1">
            <text:p>16290</text:p>
          </table:table-cell>
          <table:table-cell office:value-type="float" office:value="14771" table:style-name="ce1">
            <text:p>14771</text:p>
          </table:table-cell>
          <table:table-cell office:value-type="float" office:value="30523" table:style-name="ce1">
            <text:p>30523</text:p>
          </table:table-cell>
          <table:table-cell office:value-type="float" office:value="20418509" table:style-name="ce1">
            <text:p>20418509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union</text:p>
          </table:table-cell>
          <table:table-cell office:value-type="date" office:date-value="2023-10-14T00:00:00" table:style-name="ce2">
            <text:p>2023-10-14</text:p>
          </table:table-cell>
          <table:table-cell office:value-type="string" table:style-name="ce1">
            <text:p>AstraZeneca</text:p>
          </table:table-cell>
          <table:table-cell office:value-type="float" office:value="34310" table:style-name="ce1">
            <text:p>34310</text:p>
          </table:table-cell>
          <table:table-cell office:value-type="float" office:value="17155" table:style-name="ce1">
            <text:p>17155</text:p>
          </table:table-cell>
          <table:table-cell office:value-type="float" office:value="16520" table:style-name="ce1">
            <text:p>16520</text:p>
          </table:table-cell>
          <table:table-cell office:value-type="float" office:value="30473" table:style-name="ce1">
            <text:p>30473</text:p>
          </table:table-cell>
          <table:table-cell office:value-type="float" office:value="23595216" table:style-name="ce1">
            <text:p>23595216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hilippines</text:p>
          </table:table-cell>
          <table:table-cell office:value-type="date" office:date-value="2021-12-29T00:00:00" table:style-name="ce2">
            <text:p>2021-12-29</text:p>
          </table:table-cell>
          <table:table-cell office:value-type="string" table:style-name="ce1">
            <text:p>Sputnik V</text:p>
          </table:table-cell>
          <table:table-cell office:value-type="float" office:value="90064" table:style-name="ce1">
            <text:p>90064</text:p>
          </table:table-cell>
          <table:table-cell office:value-type="float" office:value="45032" table:style-name="ce1">
            <text:p>45032</text:p>
          </table:table-cell>
          <table:table-cell office:value-type="float" office:value="42345" table:style-name="ce1">
            <text:p>42345</text:p>
          </table:table-cell>
          <table:table-cell office:value-type="float" office:value="85531" table:style-name="ce1">
            <text:p>85531</text:p>
          </table:table-cell>
          <table:table-cell office:value-type="float" office:value="7246037" table:style-name="ce1">
            <text:p>7246037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negal</text:p>
          </table:table-cell>
          <table:table-cell office:value-type="date" office:date-value="2021-09-22T00:00:00" table:style-name="ce2">
            <text:p>2021-09-22</text:p>
          </table:table-cell>
          <table:table-cell office:value-type="string" table:style-name="ce1">
            <text:p>Sinovac</text:p>
          </table:table-cell>
          <table:table-cell office:value-type="float" office:value="93169" table:style-name="ce1">
            <text:p>93169</text:p>
          </table:table-cell>
          <table:table-cell office:value-type="float" office:value="46584" table:style-name="ce1">
            <text:p>46584</text:p>
          </table:table-cell>
          <table:table-cell office:value-type="float" office:value="42330" table:style-name="ce1">
            <text:p>42330</text:p>
          </table:table-cell>
          <table:table-cell office:value-type="float" office:value="92071" table:style-name="ce1">
            <text:p>92071</text:p>
          </table:table-cell>
          <table:table-cell office:value-type="float" office:value="32271188" table:style-name="ce1">
            <text:p>32271188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2-10-28T00:00:00" table:style-name="ce2">
            <text:p>2022-10-28</text:p>
          </table:table-cell>
          <table:table-cell office:value-type="string" table:style-name="ce1">
            <text:p>Johnson &amp; Johnson</text:p>
          </table:table-cell>
          <table:table-cell office:value-type="float" office:value="30333" table:style-name="ce1">
            <text:p>30333</text:p>
          </table:table-cell>
          <table:table-cell office:value-type="float" office:value="15166" table:style-name="ce1">
            <text:p>15166</text:p>
          </table:table-cell>
          <table:table-cell office:value-type="float" office:value="14483" table:style-name="ce1">
            <text:p>14483</text:p>
          </table:table-cell>
          <table:table-cell office:value-type="float" office:value="28359" table:style-name="ce1">
            <text:p>28359</text:p>
          </table:table-cell>
          <table:table-cell office:value-type="float" office:value="7769666" table:style-name="ce1">
            <text:p>7769666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jibouti</text:p>
          </table:table-cell>
          <table:table-cell office:value-type="date" office:date-value="2021-06-18T00:00:00" table:style-name="ce2">
            <text:p>2021-06-18</text:p>
          </table:table-cell>
          <table:table-cell office:value-type="string" table:style-name="ce1">
            <text:p>AstraZeneca</text:p>
          </table:table-cell>
          <table:table-cell office:value-type="float" office:value="80281" table:style-name="ce1">
            <text:p>80281</text:p>
          </table:table-cell>
          <table:table-cell office:value-type="float" office:value="40140" table:style-name="ce1">
            <text:p>40140</text:p>
          </table:table-cell>
          <table:table-cell office:value-type="float" office:value="36738" table:style-name="ce1">
            <text:p>36738</text:p>
          </table:table-cell>
          <table:table-cell office:value-type="float" office:value="77904" table:style-name="ce1">
            <text:p>77904</text:p>
          </table:table-cell>
          <table:table-cell office:value-type="float" office:value="11905655" table:style-name="ce1">
            <text:p>1190565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int Barthelemy</text:p>
          </table:table-cell>
          <table:table-cell office:value-type="date" office:date-value="2022-04-22T00:00:00" table:style-name="ce2">
            <text:p>2022-04-22</text:p>
          </table:table-cell>
          <table:table-cell office:value-type="string" table:style-name="ce1">
            <text:p>Pfizer</text:p>
          </table:table-cell>
          <table:table-cell office:value-type="float" office:value="88789" table:style-name="ce1">
            <text:p>88789</text:p>
          </table:table-cell>
          <table:table-cell office:value-type="float" office:value="44394" table:style-name="ce1">
            <text:p>44394</text:p>
          </table:table-cell>
          <table:table-cell office:value-type="float" office:value="41119" table:style-name="ce1">
            <text:p>41119</text:p>
          </table:table-cell>
          <table:table-cell office:value-type="float" office:value="85360" table:style-name="ce1">
            <text:p>85360</text:p>
          </table:table-cell>
          <table:table-cell office:value-type="float" office:value="11152486" table:style-name="ce1">
            <text:p>11152486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ri Lanka</text:p>
          </table:table-cell>
          <table:table-cell office:value-type="date" office:date-value="2022-08-30T00:00:00" table:style-name="ce2">
            <text:p>2022-08-30</text:p>
          </table:table-cell>
          <table:table-cell office:value-type="string" table:style-name="ce1">
            <text:p>AstraZeneca</text:p>
          </table:table-cell>
          <table:table-cell office:value-type="float" office:value="34764" table:style-name="ce1">
            <text:p>34764</text:p>
          </table:table-cell>
          <table:table-cell office:value-type="float" office:value="17382" table:style-name="ce1">
            <text:p>17382</text:p>
          </table:table-cell>
          <table:table-cell office:value-type="float" office:value="16499" table:style-name="ce1">
            <text:p>16499</text:p>
          </table:table-cell>
          <table:table-cell office:value-type="float" office:value="31011" table:style-name="ce1">
            <text:p>31011</text:p>
          </table:table-cell>
          <table:table-cell office:value-type="float" office:value="32637965" table:style-name="ce1">
            <text:p>3263796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hilippines</text:p>
          </table:table-cell>
          <table:table-cell office:value-type="date" office:date-value="2023-04-28T00:00:00" table:style-name="ce2">
            <text:p>2023-04-28</text:p>
          </table:table-cell>
          <table:table-cell office:value-type="string" table:style-name="ce1">
            <text:p>Sinovac</text:p>
          </table:table-cell>
          <table:table-cell office:value-type="float" office:value="6781" table:style-name="ce1">
            <text:p>6781</text:p>
          </table:table-cell>
          <table:table-cell office:value-type="float" office:value="3390" table:style-name="ce1">
            <text:p>3390</text:p>
          </table:table-cell>
          <table:table-cell office:value-type="float" office:value="3139" table:style-name="ce1">
            <text:p>3139</text:p>
          </table:table-cell>
          <table:table-cell office:value-type="float" office:value="5157" table:style-name="ce1">
            <text:p>5157</text:p>
          </table:table-cell>
          <table:table-cell office:value-type="float" office:value="43129865" table:style-name="ce1">
            <text:p>4312986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enegal</text:p>
          </table:table-cell>
          <table:table-cell office:value-type="date" office:date-value="2023-01-02T00:00:00" table:style-name="ce2">
            <text:p>2023-01-02</text:p>
          </table:table-cell>
          <table:table-cell office:value-type="string" table:style-name="ce1">
            <text:p>AstraZeneca</text:p>
          </table:table-cell>
          <table:table-cell office:value-type="float" office:value="7195" table:style-name="ce1">
            <text:p>7195</text:p>
          </table:table-cell>
          <table:table-cell office:value-type="float" office:value="3597" table:style-name="ce1">
            <text:p>3597</text:p>
          </table:table-cell>
          <table:table-cell office:value-type="float" office:value="3299" table:style-name="ce1">
            <text:p>3299</text:p>
          </table:table-cell>
          <table:table-cell office:value-type="float" office:value="2517" table:style-name="ce1">
            <text:p>2517</text:p>
          </table:table-cell>
          <table:table-cell office:value-type="float" office:value="12587985" table:style-name="ce1">
            <text:p>1258798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ermuda</text:p>
          </table:table-cell>
          <table:table-cell office:value-type="date" office:date-value="2021-06-20T00:00:00" table:style-name="ce2">
            <text:p>2021-06-20</text:p>
          </table:table-cell>
          <table:table-cell office:value-type="string" table:style-name="ce1">
            <text:p>Sputnik V</text:p>
          </table:table-cell>
          <table:table-cell office:value-type="float" office:value="98435" table:style-name="ce1">
            <text:p>98435</text:p>
          </table:table-cell>
          <table:table-cell office:value-type="float" office:value="49217" table:style-name="ce1">
            <text:p>49217</text:p>
          </table:table-cell>
          <table:table-cell office:value-type="float" office:value="44698" table:style-name="ce1">
            <text:p>44698</text:p>
          </table:table-cell>
          <table:table-cell office:value-type="float" office:value="96759" table:style-name="ce1">
            <text:p>96759</text:p>
          </table:table-cell>
          <table:table-cell office:value-type="float" office:value="30415268" table:style-name="ce1">
            <text:p>30415268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yprus</text:p>
          </table:table-cell>
          <table:table-cell office:value-type="date" office:date-value="2021-05-03T00:00:00" table:style-name="ce2">
            <text:p>2021-05-03</text:p>
          </table:table-cell>
          <table:table-cell office:value-type="string" table:style-name="ce1">
            <text:p>Sputnik V</text:p>
          </table:table-cell>
          <table:table-cell office:value-type="float" office:value="79652" table:style-name="ce1">
            <text:p>79652</text:p>
          </table:table-cell>
          <table:table-cell office:value-type="float" office:value="39826" table:style-name="ce1">
            <text:p>39826</text:p>
          </table:table-cell>
          <table:table-cell office:value-type="float" office:value="37122" table:style-name="ce1">
            <text:p>37122</text:p>
          </table:table-cell>
          <table:table-cell office:value-type="float" office:value="77103" table:style-name="ce1">
            <text:p>77103</text:p>
          </table:table-cell>
          <table:table-cell office:value-type="float" office:value="25627606" table:style-name="ce1">
            <text:p>25627606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yprus</text:p>
          </table:table-cell>
          <table:table-cell office:value-type="date" office:date-value="2023-11-03T00:00:00" table:style-name="ce2">
            <text:p>2023-11-03</text:p>
          </table:table-cell>
          <table:table-cell office:value-type="string" table:style-name="ce1">
            <text:p>Pfizer</text:p>
          </table:table-cell>
          <table:table-cell office:value-type="float" office:value="23616" table:style-name="ce1">
            <text:p>23616</text:p>
          </table:table-cell>
          <table:table-cell office:value-type="float" office:value="11808" table:style-name="ce1">
            <text:p>11808</text:p>
          </table:table-cell>
          <table:table-cell office:value-type="float" office:value="11518" table:style-name="ce1">
            <text:p>11518</text:p>
          </table:table-cell>
          <table:table-cell office:value-type="float" office:value="20035" table:style-name="ce1">
            <text:p>20035</text:p>
          </table:table-cell>
          <table:table-cell office:value-type="float" office:value="45927925" table:style-name="ce1">
            <text:p>4592792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Reunion</text:p>
          </table:table-cell>
          <table:table-cell office:value-type="date" office:date-value="2023-12-07T00:00:00" table:style-name="ce2">
            <text:p>2023-12-07</text:p>
          </table:table-cell>
          <table:table-cell office:value-type="string" table:style-name="ce1">
            <text:p>Johnson &amp; Johnson</text:p>
          </table:table-cell>
          <table:table-cell office:value-type="float" office:value="28653" table:style-name="ce1">
            <text:p>28653</text:p>
          </table:table-cell>
          <table:table-cell office:value-type="float" office:value="14326" table:style-name="ce1">
            <text:p>14326</text:p>
          </table:table-cell>
          <table:table-cell office:value-type="float" office:value="13448" table:style-name="ce1">
            <text:p>13448</text:p>
          </table:table-cell>
          <table:table-cell office:value-type="float" office:value="24513" table:style-name="ce1">
            <text:p>24513</text:p>
          </table:table-cell>
          <table:table-cell office:value-type="float" office:value="13584268" table:style-name="ce1">
            <text:p>13584268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etherlands Antilles</text:p>
          </table:table-cell>
          <table:table-cell office:value-type="date" office:date-value="2022-07-05T00:00:00" table:style-name="ce2">
            <text:p>2022-07-05</text:p>
          </table:table-cell>
          <table:table-cell office:value-type="string" table:style-name="ce1">
            <text:p>Sputnik V</text:p>
          </table:table-cell>
          <table:table-cell office:value-type="float" office:value="66739" table:style-name="ce1">
            <text:p>66739</text:p>
          </table:table-cell>
          <table:table-cell office:value-type="float" office:value="33369" table:style-name="ce1">
            <text:p>33369</text:p>
          </table:table-cell>
          <table:table-cell office:value-type="float" office:value="32844" table:style-name="ce1">
            <text:p>32844</text:p>
          </table:table-cell>
          <table:table-cell office:value-type="float" office:value="63039" table:style-name="ce1">
            <text:p>63039</text:p>
          </table:table-cell>
          <table:table-cell office:value-type="float" office:value="24479405" table:style-name="ce1">
            <text:p>2447940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o</text:p>
          </table:table-cell>
          <table:table-cell office:value-type="date" office:date-value="2022-10-16T00:00:00" table:style-name="ce2">
            <text:p>2022-10-16</text:p>
          </table:table-cell>
          <table:table-cell office:value-type="string" table:style-name="ce1">
            <text:p>AstraZeneca</text:p>
          </table:table-cell>
          <table:table-cell office:value-type="float" office:value="36473" table:style-name="ce1">
            <text:p>36473</text:p>
          </table:table-cell>
          <table:table-cell office:value-type="float" office:value="18236" table:style-name="ce1">
            <text:p>18236</text:p>
          </table:table-cell>
          <table:table-cell office:value-type="float" office:value="17059" table:style-name="ce1">
            <text:p>17059</text:p>
          </table:table-cell>
          <table:table-cell office:value-type="float" office:value="32689" table:style-name="ce1">
            <text:p>32689</text:p>
          </table:table-cell>
          <table:table-cell office:value-type="float" office:value="20315614" table:style-name="ce1">
            <text:p>20315614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uba</text:p>
          </table:table-cell>
          <table:table-cell office:value-type="date" office:date-value="2022-09-27T00:00:00" table:style-name="ce2">
            <text:p>2022-09-27</text:p>
          </table:table-cell>
          <table:table-cell office:value-type="string" table:style-name="ce1">
            <text:p>Sinovac</text:p>
          </table:table-cell>
          <table:table-cell office:value-type="float" office:value="90895" table:style-name="ce1">
            <text:p>90895</text:p>
          </table:table-cell>
          <table:table-cell office:value-type="float" office:value="45447" table:style-name="ce1">
            <text:p>45447</text:p>
          </table:table-cell>
          <table:table-cell office:value-type="float" office:value="41897" table:style-name="ce1">
            <text:p>41897</text:p>
          </table:table-cell>
          <table:table-cell office:value-type="float" office:value="86148" table:style-name="ce1">
            <text:p>86148</text:p>
          </table:table-cell>
          <table:table-cell office:value-type="float" office:value="15182581" table:style-name="ce1">
            <text:p>15182581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akistan</text:p>
          </table:table-cell>
          <table:table-cell office:value-type="date" office:date-value="2022-05-24T00:00:00" table:style-name="ce2">
            <text:p>2022-05-24</text:p>
          </table:table-cell>
          <table:table-cell office:value-type="string" table:style-name="ce1">
            <text:p>Sinovac</text:p>
          </table:table-cell>
          <table:table-cell office:value-type="float" office:value="10658" table:style-name="ce1">
            <text:p>10658</text:p>
          </table:table-cell>
          <table:table-cell office:value-type="float" office:value="5329" table:style-name="ce1">
            <text:p>5329</text:p>
          </table:table-cell>
          <table:table-cell office:value-type="float" office:value="5324" table:style-name="ce1">
            <text:p>5324</text:p>
          </table:table-cell>
          <table:table-cell office:value-type="float" office:value="7003" table:style-name="ce1">
            <text:p>7003</text:p>
          </table:table-cell>
          <table:table-cell office:value-type="float" office:value="3348200" table:style-name="ce1">
            <text:p>3348200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aint Barthelemy</text:p>
          </table:table-cell>
          <table:table-cell office:value-type="date" office:date-value="2023-06-10T00:00:00" table:style-name="ce2">
            <text:p>2023-06-10</text:p>
          </table:table-cell>
          <table:table-cell office:value-type="string" table:style-name="ce1">
            <text:p>Sinovac</text:p>
          </table:table-cell>
          <table:table-cell office:value-type="float" office:value="53108" table:style-name="ce1">
            <text:p>53108</text:p>
          </table:table-cell>
          <table:table-cell office:value-type="float" office:value="26554" table:style-name="ce1">
            <text:p>26554</text:p>
          </table:table-cell>
          <table:table-cell office:value-type="float" office:value="26358" table:style-name="ce1">
            <text:p>26358</text:p>
          </table:table-cell>
          <table:table-cell office:value-type="float" office:value="49842" table:style-name="ce1">
            <text:p>49842</text:p>
          </table:table-cell>
          <table:table-cell office:value-type="float" office:value="16137315" table:style-name="ce1">
            <text:p>1613731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erbia</text:p>
          </table:table-cell>
          <table:table-cell office:value-type="date" office:date-value="2021-08-08T00:00:00" table:style-name="ce2">
            <text:p>2021-08-08</text:p>
          </table:table-cell>
          <table:table-cell office:value-type="string" table:style-name="ce1">
            <text:p>Pfizer</text:p>
          </table:table-cell>
          <table:table-cell office:value-type="float" office:value="86097" table:style-name="ce1">
            <text:p>86097</text:p>
          </table:table-cell>
          <table:table-cell office:value-type="float" office:value="43048" table:style-name="ce1">
            <text:p>43048</text:p>
          </table:table-cell>
          <table:table-cell office:value-type="float" office:value="42314" table:style-name="ce1">
            <text:p>42314</text:p>
          </table:table-cell>
          <table:table-cell office:value-type="float" office:value="81322" table:style-name="ce1">
            <text:p>81322</text:p>
          </table:table-cell>
          <table:table-cell office:value-type="float" office:value="21693967" table:style-name="ce1">
            <text:p>21693967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hilippines</text:p>
          </table:table-cell>
          <table:table-cell office:value-type="date" office:date-value="2022-11-22T00:00:00" table:style-name="ce2">
            <text:p>2022-11-22</text:p>
          </table:table-cell>
          <table:table-cell office:value-type="string" table:style-name="ce1">
            <text:p>Pfizer</text:p>
          </table:table-cell>
          <table:table-cell office:value-type="float" office:value="63138" table:style-name="ce1">
            <text:p>63138</text:p>
          </table:table-cell>
          <table:table-cell office:value-type="float" office:value="31569" table:style-name="ce1">
            <text:p>31569</text:p>
          </table:table-cell>
          <table:table-cell office:value-type="float" office:value="28793" table:style-name="ce1">
            <text:p>28793</text:p>
          </table:table-cell>
          <table:table-cell office:value-type="float" office:value="62779" table:style-name="ce1">
            <text:p>62779</text:p>
          </table:table-cell>
          <table:table-cell office:value-type="float" office:value="19010996" table:style-name="ce1">
            <text:p>19010996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cedonia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1">
            <text:p>Sinovac</text:p>
          </table:table-cell>
          <table:table-cell office:value-type="float" office:value="98322" table:style-name="ce1">
            <text:p>98322</text:p>
          </table:table-cell>
          <table:table-cell office:value-type="float" office:value="49161" table:style-name="ce1">
            <text:p>49161</text:p>
          </table:table-cell>
          <table:table-cell office:value-type="float" office:value="45020" table:style-name="ce1">
            <text:p>45020</text:p>
          </table:table-cell>
          <table:table-cell office:value-type="float" office:value="97573" table:style-name="ce1">
            <text:p>97573</text:p>
          </table:table-cell>
          <table:table-cell office:value-type="float" office:value="12405165" table:style-name="ce1">
            <text:p>1240516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atar</text:p>
          </table:table-cell>
          <table:table-cell office:value-type="date" office:date-value="2023-01-19T00:00:00" table:style-name="ce2">
            <text:p>2023-01-19</text:p>
          </table:table-cell>
          <table:table-cell office:value-type="string" table:style-name="ce1">
            <text:p>Sinovac</text:p>
          </table:table-cell>
          <table:table-cell office:value-type="float" office:value="66460" table:style-name="ce1">
            <text:p>66460</text:p>
          </table:table-cell>
          <table:table-cell office:value-type="float" office:value="33230" table:style-name="ce1">
            <text:p>33230</text:p>
          </table:table-cell>
          <table:table-cell office:value-type="float" office:value="30374" table:style-name="ce1">
            <text:p>30374</text:p>
          </table:table-cell>
          <table:table-cell office:value-type="float" office:value="63125" table:style-name="ce1">
            <text:p>63125</text:p>
          </table:table-cell>
          <table:table-cell office:value-type="float" office:value="9834275" table:style-name="ce1">
            <text:p>983427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ape Verde</text:p>
          </table:table-cell>
          <table:table-cell office:value-type="date" office:date-value="2023-05-06T00:00:00" table:style-name="ce2">
            <text:p>2023-05-06</text:p>
          </table:table-cell>
          <table:table-cell office:value-type="string" table:style-name="ce1">
            <text:p>Pfizer</text:p>
          </table:table-cell>
          <table:table-cell office:value-type="float" office:value="93813" table:style-name="ce1">
            <text:p>93813</text:p>
          </table:table-cell>
          <table:table-cell office:value-type="float" office:value="46906" table:style-name="ce1">
            <text:p>46906</text:p>
          </table:table-cell>
          <table:table-cell office:value-type="float" office:value="42594" table:style-name="ce1">
            <text:p>42594</text:p>
          </table:table-cell>
          <table:table-cell office:value-type="float" office:value="90691" table:style-name="ce1">
            <text:p>90691</text:p>
          </table:table-cell>
          <table:table-cell office:value-type="float" office:value="17228003" table:style-name="ce1">
            <text:p>17228003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nguilla</text:p>
          </table:table-cell>
          <table:table-cell office:value-type="date" office:date-value="2022-10-19T00:00:00" table:style-name="ce2">
            <text:p>2022-10-19</text:p>
          </table:table-cell>
          <table:table-cell office:value-type="string" table:style-name="ce1">
            <text:p>Johnson &amp; Johnson</text:p>
          </table:table-cell>
          <table:table-cell office:value-type="float" office:value="17955" table:style-name="ce1">
            <text:p>17955</text:p>
          </table:table-cell>
          <table:table-cell office:value-type="float" office:value="8977" table:style-name="ce1">
            <text:p>8977</text:p>
          </table:table-cell>
          <table:table-cell office:value-type="float" office:value="8808" table:style-name="ce1">
            <text:p>8808</text:p>
          </table:table-cell>
          <table:table-cell office:value-type="float" office:value="14622" table:style-name="ce1">
            <text:p>14622</text:p>
          </table:table-cell>
          <table:table-cell office:value-type="float" office:value="10595999" table:style-name="ce1">
            <text:p>1059599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Serbia</text:p>
          </table:table-cell>
          <table:table-cell office:value-type="date" office:date-value="2021-08-13T00:00:00" table:style-name="ce2">
            <text:p>2021-08-13</text:p>
          </table:table-cell>
          <table:table-cell office:value-type="string" table:style-name="ce1">
            <text:p>Pfizer</text:p>
          </table:table-cell>
          <table:table-cell office:value-type="float" office:value="56524" table:style-name="ce1">
            <text:p>56524</text:p>
          </table:table-cell>
          <table:table-cell office:value-type="float" office:value="28262" table:style-name="ce1">
            <text:p>28262</text:p>
          </table:table-cell>
          <table:table-cell office:value-type="float" office:value="25537" table:style-name="ce1">
            <text:p>25537</text:p>
          </table:table-cell>
          <table:table-cell office:value-type="float" office:value="56425" table:style-name="ce1">
            <text:p>56425</text:p>
          </table:table-cell>
          <table:table-cell office:value-type="float" office:value="24008950" table:style-name="ce1">
            <text:p>24008950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Antigua and Barbuda</text:p>
          </table:table-cell>
          <table:table-cell office:value-type="date" office:date-value="2021-04-15T00:00:00" table:style-name="ce2">
            <text:p>2021-04-15</text:p>
          </table:table-cell>
          <table:table-cell office:value-type="string" table:style-name="ce1">
            <text:p>Sputnik V</text:p>
          </table:table-cell>
          <table:table-cell office:value-type="float" office:value="71468" table:style-name="ce1">
            <text:p>71468</text:p>
          </table:table-cell>
          <table:table-cell office:value-type="float" office:value="35734" table:style-name="ce1">
            <text:p>35734</text:p>
          </table:table-cell>
          <table:table-cell office:value-type="float" office:value="32318" table:style-name="ce1">
            <text:p>32318</text:p>
          </table:table-cell>
          <table:table-cell office:value-type="float" office:value="67752" table:style-name="ce1">
            <text:p>67752</text:p>
          </table:table-cell>
          <table:table-cell office:value-type="float" office:value="10509822" table:style-name="ce1">
            <text:p>10509822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ji</text:p>
          </table:table-cell>
          <table:table-cell office:value-type="date" office:date-value="2023-08-12T00:00:00" table:style-name="ce2">
            <text:p>2023-08-12</text:p>
          </table:table-cell>
          <table:table-cell office:value-type="string" table:style-name="ce1">
            <text:p>Sputnik V</text:p>
          </table:table-cell>
          <table:table-cell office:value-type="float" office:value="79000" table:style-name="ce1">
            <text:p>79000</text:p>
          </table:table-cell>
          <table:table-cell office:value-type="float" office:value="39500" table:style-name="ce1">
            <text:p>39500</text:p>
          </table:table-cell>
          <table:table-cell office:value-type="float" office:value="39309" table:style-name="ce1">
            <text:p>39309</text:p>
          </table:table-cell>
          <table:table-cell office:value-type="float" office:value="77552" table:style-name="ce1">
            <text:p>77552</text:p>
          </table:table-cell>
          <table:table-cell office:value-type="float" office:value="18419555" table:style-name="ce1">
            <text:p>1841955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Uganda</text:p>
          </table:table-cell>
          <table:table-cell office:value-type="date" office:date-value="2023-12-22T00:00:00" table:style-name="ce2">
            <text:p>2023-12-22</text:p>
          </table:table-cell>
          <table:table-cell office:value-type="string" table:style-name="ce1">
            <text:p>Moderna</text:p>
          </table:table-cell>
          <table:table-cell office:value-type="float" office:value="98801" table:style-name="ce1">
            <text:p>98801</text:p>
          </table:table-cell>
          <table:table-cell office:value-type="float" office:value="49400" table:style-name="ce1">
            <text:p>49400</text:p>
          </table:table-cell>
          <table:table-cell office:value-type="float" office:value="47838" table:style-name="ce1">
            <text:p>47838</text:p>
          </table:table-cell>
          <table:table-cell office:value-type="float" office:value="95438" table:style-name="ce1">
            <text:p>95438</text:p>
          </table:table-cell>
          <table:table-cell office:value-type="float" office:value="3740427" table:style-name="ce1">
            <text:p>3740427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Italy</text:p>
          </table:table-cell>
          <table:table-cell office:value-type="date" office:date-value="2022-06-10T00:00:00" table:style-name="ce2">
            <text:p>2022-06-10</text:p>
          </table:table-cell>
          <table:table-cell office:value-type="string" table:style-name="ce1">
            <text:p>Sputnik V</text:p>
          </table:table-cell>
          <table:table-cell office:value-type="float" office:value="14567" table:style-name="ce1">
            <text:p>14567</text:p>
          </table:table-cell>
          <table:table-cell office:value-type="float" office:value="7283" table:style-name="ce1">
            <text:p>7283</text:p>
          </table:table-cell>
          <table:table-cell office:value-type="float" office:value="6883" table:style-name="ce1">
            <text:p>6883</text:p>
          </table:table-cell>
          <table:table-cell office:value-type="float" office:value="12747" table:style-name="ce1">
            <text:p>12747</text:p>
          </table:table-cell>
          <table:table-cell office:value-type="float" office:value="45384778" table:style-name="ce1">
            <text:p>45384778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hilippines</text:p>
          </table:table-cell>
          <table:table-cell office:value-type="date" office:date-value="2021-03-27T00:00:00" table:style-name="ce2">
            <text:p>2021-03-27</text:p>
          </table:table-cell>
          <table:table-cell office:value-type="string" table:style-name="ce1">
            <text:p>Johnson &amp; Johnson</text:p>
          </table:table-cell>
          <table:table-cell office:value-type="float" office:value="27105" table:style-name="ce1">
            <text:p>27105</text:p>
          </table:table-cell>
          <table:table-cell office:value-type="float" office:value="13552" table:style-name="ce1">
            <text:p>13552</text:p>
          </table:table-cell>
          <table:table-cell office:value-type="float" office:value="12958" table:style-name="ce1">
            <text:p>12958</text:p>
          </table:table-cell>
          <table:table-cell office:value-type="float" office:value="25926" table:style-name="ce1">
            <text:p>25926</text:p>
          </table:table-cell>
          <table:table-cell office:value-type="float" office:value="41416668" table:style-name="ce1">
            <text:p>41416668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1-25T00:00:00" table:style-name="ce2">
            <text:p>2021-01-25</text:p>
          </table:table-cell>
          <table:table-cell office:value-type="string" table:style-name="ce1">
            <text:p>Moderna</text:p>
          </table:table-cell>
          <table:table-cell office:value-type="float" office:value="41302" table:style-name="ce1">
            <text:p>41302</text:p>
          </table:table-cell>
          <table:table-cell office:value-type="float" office:value="20651" table:style-name="ce1">
            <text:p>20651</text:p>
          </table:table-cell>
          <table:table-cell office:value-type="float" office:value="18694" table:style-name="ce1">
            <text:p>18694</text:p>
          </table:table-cell>
          <table:table-cell office:value-type="float" office:value="39917" table:style-name="ce1">
            <text:p>39917</text:p>
          </table:table-cell>
          <table:table-cell office:value-type="float" office:value="16278936" table:style-name="ce1">
            <text:p>16278936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Kiribati</text:p>
          </table:table-cell>
          <table:table-cell office:value-type="date" office:date-value="2022-05-05T00:00:00" table:style-name="ce2">
            <text:p>2022-05-05</text:p>
          </table:table-cell>
          <table:table-cell office:value-type="string" table:style-name="ce1">
            <text:p>Moderna</text:p>
          </table:table-cell>
          <table:table-cell office:value-type="float" office:value="8864" table:style-name="ce1">
            <text:p>8864</text:p>
          </table:table-cell>
          <table:table-cell office:value-type="float" office:value="4432" table:style-name="ce1">
            <text:p>4432</text:p>
          </table:table-cell>
          <table:table-cell office:value-type="float" office:value="4091" table:style-name="ce1">
            <text:p>4091</text:p>
          </table:table-cell>
          <table:table-cell office:value-type="float" office:value="5065" table:style-name="ce1">
            <text:p>5065</text:p>
          </table:table-cell>
          <table:table-cell office:value-type="float" office:value="48541851" table:style-name="ce1">
            <text:p>48541851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nguilla</text:p>
          </table:table-cell>
          <table:table-cell office:value-type="date" office:date-value="2022-01-03T00:00:00" table:style-name="ce2">
            <text:p>2022-01-03</text:p>
          </table:table-cell>
          <table:table-cell office:value-type="string" table:style-name="ce1">
            <text:p>Moderna</text:p>
          </table:table-cell>
          <table:table-cell office:value-type="float" office:value="82724" table:style-name="ce1">
            <text:p>82724</text:p>
          </table:table-cell>
          <table:table-cell office:value-type="float" office:value="41362" table:style-name="ce1">
            <text:p>41362</text:p>
          </table:table-cell>
          <table:table-cell office:value-type="float" office:value="38190" table:style-name="ce1">
            <text:p>38190</text:p>
          </table:table-cell>
          <table:table-cell office:value-type="float" office:value="77931" table:style-name="ce1">
            <text:p>77931</text:p>
          </table:table-cell>
          <table:table-cell office:value-type="float" office:value="18806913" table:style-name="ce1">
            <text:p>18806913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ji</text:p>
          </table:table-cell>
          <table:table-cell office:value-type="date" office:date-value="2022-06-30T00:00:00" table:style-name="ce2">
            <text:p>2022-06-30</text:p>
          </table:table-cell>
          <table:table-cell office:value-type="string" table:style-name="ce1">
            <text:p>Moderna</text:p>
          </table:table-cell>
          <table:table-cell office:value-type="float" office:value="8238" table:style-name="ce1">
            <text:p>8238</text:p>
          </table:table-cell>
          <table:table-cell office:value-type="float" office:value="4119" table:style-name="ce1">
            <text:p>4119</text:p>
          </table:table-cell>
          <table:table-cell office:value-type="float" office:value="4083" table:style-name="ce1">
            <text:p>4083</text:p>
          </table:table-cell>
          <table:table-cell office:value-type="float" office:value="4231" table:style-name="ce1">
            <text:p>4231</text:p>
          </table:table-cell>
          <table:table-cell office:value-type="float" office:value="5111896" table:style-name="ce1">
            <text:p>5111896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Italy</text:p>
          </table:table-cell>
          <table:table-cell office:value-type="date" office:date-value="2021-09-07T00:00:00" table:style-name="ce2">
            <text:p>2021-09-07</text:p>
          </table:table-cell>
          <table:table-cell office:value-type="string" table:style-name="ce1">
            <text:p>Pfizer</text:p>
          </table:table-cell>
          <table:table-cell office:value-type="float" office:value="30647" table:style-name="ce1">
            <text:p>30647</text:p>
          </table:table-cell>
          <table:table-cell office:value-type="float" office:value="15323" table:style-name="ce1">
            <text:p>15323</text:p>
          </table:table-cell>
          <table:table-cell office:value-type="float" office:value="15188" table:style-name="ce1">
            <text:p>15188</text:p>
          </table:table-cell>
          <table:table-cell office:value-type="float" office:value="29436" table:style-name="ce1">
            <text:p>29436</text:p>
          </table:table-cell>
          <table:table-cell office:value-type="float" office:value="20102891" table:style-name="ce1">
            <text:p>20102891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Qatar</text:p>
          </table:table-cell>
          <table:table-cell office:value-type="date" office:date-value="2022-03-21T00:00:00" table:style-name="ce2">
            <text:p>2022-03-21</text:p>
          </table:table-cell>
          <table:table-cell office:value-type="string" table:style-name="ce1">
            <text:p>Sinovac</text:p>
          </table:table-cell>
          <table:table-cell office:value-type="float" office:value="36096" table:style-name="ce1">
            <text:p>36096</text:p>
          </table:table-cell>
          <table:table-cell office:value-type="float" office:value="18048" table:style-name="ce1">
            <text:p>18048</text:p>
          </table:table-cell>
          <table:table-cell office:value-type="float" office:value="16724" table:style-name="ce1">
            <text:p>16724</text:p>
          </table:table-cell>
          <table:table-cell office:value-type="float" office:value="32531" table:style-name="ce1">
            <text:p>32531</text:p>
          </table:table-cell>
          <table:table-cell office:value-type="float" office:value="22271634" table:style-name="ce1">
            <text:p>22271634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6-15T00:00:00" table:style-name="ce2">
            <text:p>2023-06-15</text:p>
          </table:table-cell>
          <table:table-cell office:value-type="string" table:style-name="ce1">
            <text:p>Sputnik V</text:p>
          </table:table-cell>
          <table:table-cell office:value-type="float" office:value="82221" table:style-name="ce1">
            <text:p>82221</text:p>
          </table:table-cell>
          <table:table-cell office:value-type="float" office:value="41110" table:style-name="ce1">
            <text:p>41110</text:p>
          </table:table-cell>
          <table:table-cell office:value-type="float" office:value="40900" table:style-name="ce1">
            <text:p>40900</text:p>
          </table:table-cell>
          <table:table-cell office:value-type="float" office:value="81540" table:style-name="ce1">
            <text:p>81540</text:p>
          </table:table-cell>
          <table:table-cell office:value-type="float" office:value="23547343" table:style-name="ce1">
            <text:p>23547343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Guadeloupe</text:p>
          </table:table-cell>
          <table:table-cell office:value-type="date" office:date-value="2023-05-19T00:00:00" table:style-name="ce2">
            <text:p>2023-05-19</text:p>
          </table:table-cell>
          <table:table-cell office:value-type="string" table:style-name="ce1">
            <text:p>Pfizer</text:p>
          </table:table-cell>
          <table:table-cell office:value-type="float" office:value="15393" table:style-name="ce1">
            <text:p>15393</text:p>
          </table:table-cell>
          <table:table-cell office:value-type="float" office:value="7696" table:style-name="ce1">
            <text:p>7696</text:p>
          </table:table-cell>
          <table:table-cell office:value-type="float" office:value="7310" table:style-name="ce1">
            <text:p>7310</text:p>
          </table:table-cell>
          <table:table-cell office:value-type="float" office:value="12919" table:style-name="ce1">
            <text:p>12919</text:p>
          </table:table-cell>
          <table:table-cell office:value-type="float" office:value="31281012" table:style-name="ce1">
            <text:p>31281012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rinidad and Tobago</text:p>
          </table:table-cell>
          <table:table-cell office:value-type="date" office:date-value="2022-06-30T00:00:00" table:style-name="ce2">
            <text:p>2022-06-30</text:p>
          </table:table-cell>
          <table:table-cell office:value-type="string" table:style-name="ce1">
            <text:p>Moderna</text:p>
          </table:table-cell>
          <table:table-cell office:value-type="float" office:value="24209" table:style-name="ce1">
            <text:p>24209</text:p>
          </table:table-cell>
          <table:table-cell office:value-type="float" office:value="12104" table:style-name="ce1">
            <text:p>12104</text:p>
          </table:table-cell>
          <table:table-cell office:value-type="float" office:value="11920" table:style-name="ce1">
            <text:p>11920</text:p>
          </table:table-cell>
          <table:table-cell office:value-type="float" office:value="19640" table:style-name="ce1">
            <text:p>19640</text:p>
          </table:table-cell>
          <table:table-cell office:value-type="float" office:value="41335962" table:style-name="ce1">
            <text:p>41335962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Jamaica</text:p>
          </table:table-cell>
          <table:table-cell office:value-type="date" office:date-value="2021-03-07T00:00:00" table:style-name="ce2">
            <text:p>2021-03-07</text:p>
          </table:table-cell>
          <table:table-cell office:value-type="string" table:style-name="ce1">
            <text:p>Sputnik V</text:p>
          </table:table-cell>
          <table:table-cell office:value-type="float" office:value="35396" table:style-name="ce1">
            <text:p>35396</text:p>
          </table:table-cell>
          <table:table-cell office:value-type="float" office:value="17698" table:style-name="ce1">
            <text:p>17698</text:p>
          </table:table-cell>
          <table:table-cell office:value-type="float" office:value="17020" table:style-name="ce1">
            <text:p>17020</text:p>
          </table:table-cell>
          <table:table-cell office:value-type="float" office:value="33507" table:style-name="ce1">
            <text:p>33507</text:p>
          </table:table-cell>
          <table:table-cell office:value-type="float" office:value="3702774" table:style-name="ce1">
            <text:p>3702774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Benin</text:p>
          </table:table-cell>
          <table:table-cell office:value-type="date" office:date-value="2022-05-12T00:00:00" table:style-name="ce2">
            <text:p>2022-05-12</text:p>
          </table:table-cell>
          <table:table-cell office:value-type="string" table:style-name="ce1">
            <text:p>Johnson &amp; Johnson</text:p>
          </table:table-cell>
          <table:table-cell office:value-type="float" office:value="8404" table:style-name="ce1">
            <text:p>8404</text:p>
          </table:table-cell>
          <table:table-cell office:value-type="float" office:value="4202" table:style-name="ce1">
            <text:p>4202</text:p>
          </table:table-cell>
          <table:table-cell office:value-type="float" office:value="4111" table:style-name="ce1">
            <text:p>4111</text:p>
          </table:table-cell>
          <table:table-cell office:value-type="float" office:value="6307" table:style-name="ce1">
            <text:p>6307</text:p>
          </table:table-cell>
          <table:table-cell office:value-type="float" office:value="22583716" table:style-name="ce1">
            <text:p>22583716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Jamaica</text:p>
          </table:table-cell>
          <table:table-cell office:value-type="date" office:date-value="2022-06-07T00:00:00" table:style-name="ce2">
            <text:p>2022-06-07</text:p>
          </table:table-cell>
          <table:table-cell office:value-type="string" table:style-name="ce1">
            <text:p>Johnson &amp; Johnson</text:p>
          </table:table-cell>
          <table:table-cell office:value-type="float" office:value="64897" table:style-name="ce1">
            <text:p>64897</text:p>
          </table:table-cell>
          <table:table-cell office:value-type="float" office:value="32448" table:style-name="ce1">
            <text:p>32448</text:p>
          </table:table-cell>
          <table:table-cell office:value-type="float" office:value="32429" table:style-name="ce1">
            <text:p>32429</text:p>
          </table:table-cell>
          <table:table-cell office:value-type="float" office:value="62058" table:style-name="ce1">
            <text:p>62058</text:p>
          </table:table-cell>
          <table:table-cell office:value-type="float" office:value="27583504" table:style-name="ce1">
            <text:p>27583504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Reunion</text:p>
          </table:table-cell>
          <table:table-cell office:value-type="date" office:date-value="2023-07-27T00:00:00" table:style-name="ce2">
            <text:p>2023-07-27</text:p>
          </table:table-cell>
          <table:table-cell office:value-type="string" table:style-name="ce1">
            <text:p>AstraZeneca</text:p>
          </table:table-cell>
          <table:table-cell office:value-type="float" office:value="38260" table:style-name="ce1">
            <text:p>38260</text:p>
          </table:table-cell>
          <table:table-cell office:value-type="float" office:value="19130" table:style-name="ce1">
            <text:p>19130</text:p>
          </table:table-cell>
          <table:table-cell office:value-type="float" office:value="18851" table:style-name="ce1">
            <text:p>18851</text:p>
          </table:table-cell>
          <table:table-cell office:value-type="float" office:value="33898" table:style-name="ce1">
            <text:p>33898</text:p>
          </table:table-cell>
          <table:table-cell office:value-type="float" office:value="44074312" table:style-name="ce1">
            <text:p>44074312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oldova</text:p>
          </table:table-cell>
          <table:table-cell office:value-type="date" office:date-value="2023-01-15T00:00:00" table:style-name="ce2">
            <text:p>2023-01-15</text:p>
          </table:table-cell>
          <table:table-cell office:value-type="string" table:style-name="ce1">
            <text:p>Sinovac</text:p>
          </table:table-cell>
          <table:table-cell office:value-type="float" office:value="48249" table:style-name="ce1">
            <text:p>48249</text:p>
          </table:table-cell>
          <table:table-cell office:value-type="float" office:value="24124" table:style-name="ce1">
            <text:p>24124</text:p>
          </table:table-cell>
          <table:table-cell office:value-type="float" office:value="23658" table:style-name="ce1">
            <text:p>23658</text:p>
          </table:table-cell>
          <table:table-cell office:value-type="float" office:value="44590" table:style-name="ce1">
            <text:p>44590</text:p>
          </table:table-cell>
          <table:table-cell office:value-type="float" office:value="41916451" table:style-name="ce1">
            <text:p>41916451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Cayman Islands</text:p>
          </table:table-cell>
          <table:table-cell office:value-type="date" office:date-value="2023-03-25T00:00:00" table:style-name="ce2">
            <text:p>2023-03-25</text:p>
          </table:table-cell>
          <table:table-cell office:value-type="string" table:style-name="ce1">
            <text:p>Pfizer</text:p>
          </table:table-cell>
          <table:table-cell office:value-type="float" office:value="74631" table:style-name="ce1">
            <text:p>74631</text:p>
          </table:table-cell>
          <table:table-cell office:value-type="float" office:value="37315" table:style-name="ce1">
            <text:p>37315</text:p>
          </table:table-cell>
          <table:table-cell office:value-type="float" office:value="37150" table:style-name="ce1">
            <text:p>37150</text:p>
          </table:table-cell>
          <table:table-cell office:value-type="float" office:value="73153" table:style-name="ce1">
            <text:p>73153</text:p>
          </table:table-cell>
          <table:table-cell office:value-type="float" office:value="1161340" table:style-name="ce1">
            <text:p>1161340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Anguilla</text:p>
          </table:table-cell>
          <table:table-cell office:value-type="date" office:date-value="2021-07-06T00:00:00" table:style-name="ce2">
            <text:p>2021-07-06</text:p>
          </table:table-cell>
          <table:table-cell office:value-type="string" table:style-name="ce1">
            <text:p>AstraZeneca</text:p>
          </table:table-cell>
          <table:table-cell office:value-type="float" office:value="88772" table:style-name="ce1">
            <text:p>88772</text:p>
          </table:table-cell>
          <table:table-cell office:value-type="float" office:value="44386" table:style-name="ce1">
            <text:p>44386</text:p>
          </table:table-cell>
          <table:table-cell office:value-type="float" office:value="43473" table:style-name="ce1">
            <text:p>43473</text:p>
          </table:table-cell>
          <table:table-cell office:value-type="float" office:value="88692" table:style-name="ce1">
            <text:p>88692</text:p>
          </table:table-cell>
          <table:table-cell office:value-type="float" office:value="44960899" table:style-name="ce1">
            <text:p>44960899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ri Lanka</text:p>
          </table:table-cell>
          <table:table-cell office:value-type="date" office:date-value="2021-04-19T00:00:00" table:style-name="ce2">
            <text:p>2021-04-19</text:p>
          </table:table-cell>
          <table:table-cell office:value-type="string" table:style-name="ce1">
            <text:p>Johnson &amp; Johnson</text:p>
          </table:table-cell>
          <table:table-cell office:value-type="float" office:value="49492" table:style-name="ce1">
            <text:p>49492</text:p>
          </table:table-cell>
          <table:table-cell office:value-type="float" office:value="24746" table:style-name="ce1">
            <text:p>24746</text:p>
          </table:table-cell>
          <table:table-cell office:value-type="float" office:value="24619" table:style-name="ce1">
            <text:p>24619</text:p>
          </table:table-cell>
          <table:table-cell office:value-type="float" office:value="47778" table:style-name="ce1">
            <text:p>47778</text:p>
          </table:table-cell>
          <table:table-cell office:value-type="float" office:value="19575639" table:style-name="ce1">
            <text:p>19575639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Antigua and Barbuda</text:p>
          </table:table-cell>
          <table:table-cell office:value-type="date" office:date-value="2022-08-23T00:00:00" table:style-name="ce2">
            <text:p>2022-08-23</text:p>
          </table:table-cell>
          <table:table-cell office:value-type="string" table:style-name="ce1">
            <text:p>AstraZeneca</text:p>
          </table:table-cell>
          <table:table-cell office:value-type="float" office:value="29175" table:style-name="ce1">
            <text:p>29175</text:p>
          </table:table-cell>
          <table:table-cell office:value-type="float" office:value="14587" table:style-name="ce1">
            <text:p>14587</text:p>
          </table:table-cell>
          <table:table-cell office:value-type="float" office:value="14586" table:style-name="ce1">
            <text:p>14586</text:p>
          </table:table-cell>
          <table:table-cell office:value-type="float" office:value="25157" table:style-name="ce1">
            <text:p>25157</text:p>
          </table:table-cell>
          <table:table-cell office:value-type="float" office:value="18593247" table:style-name="ce1">
            <text:p>18593247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erbia</text:p>
          </table:table-cell>
          <table:table-cell office:value-type="date" office:date-value="2022-10-19T00:00:00" table:style-name="ce2">
            <text:p>2022-10-19</text:p>
          </table:table-cell>
          <table:table-cell office:value-type="string" table:style-name="ce1">
            <text:p>Sputnik V</text:p>
          </table:table-cell>
          <table:table-cell office:value-type="float" office:value="47087" table:style-name="ce1">
            <text:p>47087</text:p>
          </table:table-cell>
          <table:table-cell office:value-type="float" office:value="23543" table:style-name="ce1">
            <text:p>23543</text:p>
          </table:table-cell>
          <table:table-cell office:value-type="float" office:value="23530" table:style-name="ce1">
            <text:p>23530</text:p>
          </table:table-cell>
          <table:table-cell office:value-type="float" office:value="45527" table:style-name="ce1">
            <text:p>45527</text:p>
          </table:table-cell>
          <table:table-cell office:value-type="float" office:value="29628945" table:style-name="ce1">
            <text:p>2962894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ermuda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1">
            <text:p>Johnson &amp; Johnson</text:p>
          </table:table-cell>
          <table:table-cell office:value-type="float" office:value="90124" table:style-name="ce1">
            <text:p>90124</text:p>
          </table:table-cell>
          <table:table-cell office:value-type="float" office:value="45062" table:style-name="ce1">
            <text:p>45062</text:p>
          </table:table-cell>
          <table:table-cell office:value-type="float" office:value="42818" table:style-name="ce1">
            <text:p>42818</text:p>
          </table:table-cell>
          <table:table-cell office:value-type="float" office:value="89439" table:style-name="ce1">
            <text:p>89439</text:p>
          </table:table-cell>
          <table:table-cell office:value-type="float" office:value="29984724" table:style-name="ce1">
            <text:p>29984724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ayman Islands</text:p>
          </table:table-cell>
          <table:table-cell office:value-type="date" office:date-value="2023-12-30T00:00:00" table:style-name="ce2">
            <text:p>2023-12-30</text:p>
          </table:table-cell>
          <table:table-cell office:value-type="string" table:style-name="ce1">
            <text:p>Moderna</text:p>
          </table:table-cell>
          <table:table-cell office:value-type="float" office:value="90107" table:style-name="ce1">
            <text:p>90107</text:p>
          </table:table-cell>
          <table:table-cell office:value-type="float" office:value="45053" table:style-name="ce1">
            <text:p>45053</text:p>
          </table:table-cell>
          <table:table-cell office:value-type="float" office:value="42170" table:style-name="ce1">
            <text:p>42170</text:p>
          </table:table-cell>
          <table:table-cell office:value-type="float" office:value="85304" table:style-name="ce1">
            <text:p>85304</text:p>
          </table:table-cell>
          <table:table-cell office:value-type="float" office:value="2692102" table:style-name="ce1">
            <text:p>2692102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7-23T00:00:00" table:style-name="ce2">
            <text:p>2021-07-23</text:p>
          </table:table-cell>
          <table:table-cell office:value-type="string" table:style-name="ce1">
            <text:p>Moderna</text:p>
          </table:table-cell>
          <table:table-cell office:value-type="float" office:value="24926" table:style-name="ce1">
            <text:p>24926</text:p>
          </table:table-cell>
          <table:table-cell office:value-type="float" office:value="12463" table:style-name="ce1">
            <text:p>12463</text:p>
          </table:table-cell>
          <table:table-cell office:value-type="float" office:value="11438" table:style-name="ce1">
            <text:p>11438</text:p>
          </table:table-cell>
          <table:table-cell office:value-type="float" office:value="21408" table:style-name="ce1">
            <text:p>21408</text:p>
          </table:table-cell>
          <table:table-cell office:value-type="float" office:value="8696274" table:style-name="ce1">
            <text:p>8696274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Fiji</text:p>
          </table:table-cell>
          <table:table-cell office:value-type="date" office:date-value="2022-07-09T00:00:00" table:style-name="ce2">
            <text:p>2022-07-09</text:p>
          </table:table-cell>
          <table:table-cell office:value-type="string" table:style-name="ce1">
            <text:p>Sinovac</text:p>
          </table:table-cell>
          <table:table-cell office:value-type="float" office:value="63035" table:style-name="ce1">
            <text:p>63035</text:p>
          </table:table-cell>
          <table:table-cell office:value-type="float" office:value="31517" table:style-name="ce1">
            <text:p>31517</text:p>
          </table:table-cell>
          <table:table-cell office:value-type="float" office:value="30332" table:style-name="ce1">
            <text:p>30332</text:p>
          </table:table-cell>
          <table:table-cell office:value-type="float" office:value="61237" table:style-name="ce1">
            <text:p>61237</text:p>
          </table:table-cell>
          <table:table-cell office:value-type="float" office:value="39237103" table:style-name="ce1">
            <text:p>39237103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6-23T00:00:00" table:style-name="ce2">
            <text:p>2022-06-23</text:p>
          </table:table-cell>
          <table:table-cell office:value-type="string" table:style-name="ce1">
            <text:p>Sinovac</text:p>
          </table:table-cell>
          <table:table-cell office:value-type="float" office:value="43249" table:style-name="ce1">
            <text:p>43249</text:p>
          </table:table-cell>
          <table:table-cell office:value-type="float" office:value="21624" table:style-name="ce1">
            <text:p>21624</text:p>
          </table:table-cell>
          <table:table-cell office:value-type="float" office:value="19621" table:style-name="ce1">
            <text:p>19621</text:p>
          </table:table-cell>
          <table:table-cell office:value-type="float" office:value="40991" table:style-name="ce1">
            <text:p>40991</text:p>
          </table:table-cell>
          <table:table-cell office:value-type="float" office:value="38125764" table:style-name="ce1">
            <text:p>38125764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Philippines</text:p>
          </table:table-cell>
          <table:table-cell office:value-type="date" office:date-value="2023-06-09T00:00:00" table:style-name="ce2">
            <text:p>2023-06-09</text:p>
          </table:table-cell>
          <table:table-cell office:value-type="string" table:style-name="ce1">
            <text:p>Pfizer</text:p>
          </table:table-cell>
          <table:table-cell office:value-type="float" office:value="50100" table:style-name="ce1">
            <text:p>50100</text:p>
          </table:table-cell>
          <table:table-cell office:value-type="float" office:value="25050" table:style-name="ce1">
            <text:p>25050</text:p>
          </table:table-cell>
          <table:table-cell office:value-type="float" office:value="23834" table:style-name="ce1">
            <text:p>23834</text:p>
          </table:table-cell>
          <table:table-cell office:value-type="float" office:value="47672" table:style-name="ce1">
            <text:p>47672</text:p>
          </table:table-cell>
          <table:table-cell office:value-type="float" office:value="12757922" table:style-name="ce1">
            <text:p>12757922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Jamaica</text:p>
          </table:table-cell>
          <table:table-cell office:value-type="date" office:date-value="2022-08-24T00:00:00" table:style-name="ce2">
            <text:p>2022-08-24</text:p>
          </table:table-cell>
          <table:table-cell office:value-type="string" table:style-name="ce1">
            <text:p>Sinovac</text:p>
          </table:table-cell>
          <table:table-cell office:value-type="float" office:value="20214" table:style-name="ce1">
            <text:p>20214</text:p>
          </table:table-cell>
          <table:table-cell office:value-type="float" office:value="10107" table:style-name="ce1">
            <text:p>10107</text:p>
          </table:table-cell>
          <table:table-cell office:value-type="float" office:value="9597" table:style-name="ce1">
            <text:p>9597</text:p>
          </table:table-cell>
          <table:table-cell office:value-type="float" office:value="17143" table:style-name="ce1">
            <text:p>17143</text:p>
          </table:table-cell>
          <table:table-cell office:value-type="float" office:value="19275845" table:style-name="ce1">
            <text:p>19275845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12-18T00:00:00" table:style-name="ce2">
            <text:p>2021-12-18</text:p>
          </table:table-cell>
          <table:table-cell office:value-type="string" table:style-name="ce1">
            <text:p>Sputnik V</text:p>
          </table:table-cell>
          <table:table-cell office:value-type="float" office:value="29001" table:style-name="ce1">
            <text:p>29001</text:p>
          </table:table-cell>
          <table:table-cell office:value-type="float" office:value="14500" table:style-name="ce1">
            <text:p>14500</text:p>
          </table:table-cell>
          <table:table-cell office:value-type="float" office:value="13679" table:style-name="ce1">
            <text:p>13679</text:p>
          </table:table-cell>
          <table:table-cell office:value-type="float" office:value="25259" table:style-name="ce1">
            <text:p>25259</text:p>
          </table:table-cell>
          <table:table-cell office:value-type="float" office:value="14461681" table:style-name="ce1">
            <text:p>14461681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yprus</text:p>
          </table:table-cell>
          <table:table-cell office:value-type="date" office:date-value="2022-06-16T00:00:00" table:style-name="ce2">
            <text:p>2022-06-16</text:p>
          </table:table-cell>
          <table:table-cell office:value-type="string" table:style-name="ce1">
            <text:p>AstraZeneca</text:p>
          </table:table-cell>
          <table:table-cell office:value-type="float" office:value="46354" table:style-name="ce1">
            <text:p>46354</text:p>
          </table:table-cell>
          <table:table-cell office:value-type="float" office:value="23177" table:style-name="ce1">
            <text:p>23177</text:p>
          </table:table-cell>
          <table:table-cell office:value-type="float" office:value="21307" table:style-name="ce1">
            <text:p>21307</text:p>
          </table:table-cell>
          <table:table-cell office:value-type="float" office:value="45587" table:style-name="ce1">
            <text:p>45587</text:p>
          </table:table-cell>
          <table:table-cell office:value-type="float" office:value="3995712" table:style-name="ce1">
            <text:p>3995712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Burundi</text:p>
          </table:table-cell>
          <table:table-cell office:value-type="date" office:date-value="2023-08-03T00:00:00" table:style-name="ce2">
            <text:p>2023-08-03</text:p>
          </table:table-cell>
          <table:table-cell office:value-type="string" table:style-name="ce1">
            <text:p>Sputnik V</text:p>
          </table:table-cell>
          <table:table-cell office:value-type="float" office:value="70732" table:style-name="ce1">
            <text:p>70732</text:p>
          </table:table-cell>
          <table:table-cell office:value-type="float" office:value="35366" table:style-name="ce1">
            <text:p>35366</text:p>
          </table:table-cell>
          <table:table-cell office:value-type="float" office:value="33801" table:style-name="ce1">
            <text:p>33801</text:p>
          </table:table-cell>
          <table:table-cell office:value-type="float" office:value="67075" table:style-name="ce1">
            <text:p>67075</text:p>
          </table:table-cell>
          <table:table-cell office:value-type="float" office:value="21556725" table:style-name="ce1">
            <text:p>2155672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Jamaica</text:p>
          </table:table-cell>
          <table:table-cell office:value-type="date" office:date-value="2021-07-12T00:00:00" table:style-name="ce2">
            <text:p>2021-07-12</text:p>
          </table:table-cell>
          <table:table-cell office:value-type="string" table:style-name="ce1">
            <text:p>Johnson &amp; Johnson</text:p>
          </table:table-cell>
          <table:table-cell office:value-type="float" office:value="11960" table:style-name="ce1">
            <text:p>11960</text:p>
          </table:table-cell>
          <table:table-cell office:value-type="float" office:value="5980" table:style-name="ce1">
            <text:p>5980</text:p>
          </table:table-cell>
          <table:table-cell office:value-type="float" office:value="5659" table:style-name="ce1">
            <text:p>5659</text:p>
          </table:table-cell>
          <table:table-cell office:value-type="float" office:value="8083" table:style-name="ce1">
            <text:p>8083</text:p>
          </table:table-cell>
          <table:table-cell office:value-type="float" office:value="2241086" table:style-name="ce1">
            <text:p>2241086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Reunion</text:p>
          </table:table-cell>
          <table:table-cell office:value-type="date" office:date-value="2021-05-08T00:00:00" table:style-name="ce2">
            <text:p>2021-05-08</text:p>
          </table:table-cell>
          <table:table-cell office:value-type="string" table:style-name="ce1">
            <text:p>Moderna</text:p>
          </table:table-cell>
          <table:table-cell office:value-type="float" office:value="76953" table:style-name="ce1">
            <text:p>76953</text:p>
          </table:table-cell>
          <table:table-cell office:value-type="float" office:value="38476" table:style-name="ce1">
            <text:p>38476</text:p>
          </table:table-cell>
          <table:table-cell office:value-type="float" office:value="36163" table:style-name="ce1">
            <text:p>36163</text:p>
          </table:table-cell>
          <table:table-cell office:value-type="float" office:value="75982" table:style-name="ce1">
            <text:p>75982</text:p>
          </table:table-cell>
          <table:table-cell office:value-type="float" office:value="32795907" table:style-name="ce1">
            <text:p>32795907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Ecuador</text:p>
          </table:table-cell>
          <table:table-cell office:value-type="date" office:date-value="2021-01-15T00:00:00" table:style-name="ce2">
            <text:p>2021-01-15</text:p>
          </table:table-cell>
          <table:table-cell office:value-type="string" table:style-name="ce1">
            <text:p>Moderna</text:p>
          </table:table-cell>
          <table:table-cell office:value-type="float" office:value="40762" table:style-name="ce1">
            <text:p>40762</text:p>
          </table:table-cell>
          <table:table-cell office:value-type="float" office:value="20381" table:style-name="ce1">
            <text:p>20381</text:p>
          </table:table-cell>
          <table:table-cell office:value-type="float" office:value="19037" table:style-name="ce1">
            <text:p>19037</text:p>
          </table:table-cell>
          <table:table-cell office:value-type="float" office:value="35915" table:style-name="ce1">
            <text:p>35915</text:p>
          </table:table-cell>
          <table:table-cell office:value-type="float" office:value="6963215" table:style-name="ce1">
            <text:p>696321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9-15T00:00:00" table:style-name="ce2">
            <text:p>2021-09-15</text:p>
          </table:table-cell>
          <table:table-cell office:value-type="string" table:style-name="ce1">
            <text:p>Moderna</text:p>
          </table:table-cell>
          <table:table-cell office:value-type="float" office:value="58682" table:style-name="ce1">
            <text:p>58682</text:p>
          </table:table-cell>
          <table:table-cell office:value-type="float" office:value="29341" table:style-name="ce1">
            <text:p>29341</text:p>
          </table:table-cell>
          <table:table-cell office:value-type="float" office:value="28372" table:style-name="ce1">
            <text:p>28372</text:p>
          </table:table-cell>
          <table:table-cell office:value-type="float" office:value="53797" table:style-name="ce1">
            <text:p>53797</text:p>
          </table:table-cell>
          <table:table-cell office:value-type="float" office:value="2214796" table:style-name="ce1">
            <text:p>2214796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11-14T00:00:00" table:style-name="ce2">
            <text:p>2021-11-14</text:p>
          </table:table-cell>
          <table:table-cell office:value-type="string" table:style-name="ce1">
            <text:p>AstraZeneca</text:p>
          </table:table-cell>
          <table:table-cell office:value-type="float" office:value="23863" table:style-name="ce1">
            <text:p>23863</text:p>
          </table:table-cell>
          <table:table-cell office:value-type="float" office:value="11931" table:style-name="ce1">
            <text:p>11931</text:p>
          </table:table-cell>
          <table:table-cell office:value-type="float" office:value="11499" table:style-name="ce1">
            <text:p>11499</text:p>
          </table:table-cell>
          <table:table-cell office:value-type="float" office:value="20653" table:style-name="ce1">
            <text:p>20653</text:p>
          </table:table-cell>
          <table:table-cell office:value-type="float" office:value="42791664" table:style-name="ce1">
            <text:p>42791664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osnia and Herzegovina</text:p>
          </table:table-cell>
          <table:table-cell office:value-type="date" office:date-value="2023-01-29T00:00:00" table:style-name="ce2">
            <text:p>2023-01-29</text:p>
          </table:table-cell>
          <table:table-cell office:value-type="string" table:style-name="ce1">
            <text:p>Sinovac</text:p>
          </table:table-cell>
          <table:table-cell office:value-type="float" office:value="30997" table:style-name="ce1">
            <text:p>30997</text:p>
          </table:table-cell>
          <table:table-cell office:value-type="float" office:value="15498" table:style-name="ce1">
            <text:p>15498</text:p>
          </table:table-cell>
          <table:table-cell office:value-type="float" office:value="15401" table:style-name="ce1">
            <text:p>15401</text:p>
          </table:table-cell>
          <table:table-cell office:value-type="float" office:value="27235" table:style-name="ce1">
            <text:p>27235</text:p>
          </table:table-cell>
          <table:table-cell office:value-type="float" office:value="11246426" table:style-name="ce1">
            <text:p>11246426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Uganda</text:p>
          </table:table-cell>
          <table:table-cell office:value-type="date" office:date-value="2023-04-27T00:00:00" table:style-name="ce2">
            <text:p>2023-04-27</text:p>
          </table:table-cell>
          <table:table-cell office:value-type="string" table:style-name="ce1">
            <text:p>AstraZeneca</text:p>
          </table:table-cell>
          <table:table-cell office:value-type="float" office:value="92538" table:style-name="ce1">
            <text:p>92538</text:p>
          </table:table-cell>
          <table:table-cell office:value-type="float" office:value="46269" table:style-name="ce1">
            <text:p>46269</text:p>
          </table:table-cell>
          <table:table-cell office:value-type="float" office:value="43333" table:style-name="ce1">
            <text:p>43333</text:p>
          </table:table-cell>
          <table:table-cell office:value-type="float" office:value="92066" table:style-name="ce1">
            <text:p>92066</text:p>
          </table:table-cell>
          <table:table-cell office:value-type="float" office:value="3403696" table:style-name="ce1">
            <text:p>3403696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zech Republic</text:p>
          </table:table-cell>
          <table:table-cell office:value-type="date" office:date-value="2023-12-01T00:00:00" table:style-name="ce2">
            <text:p>2023-12-01</text:p>
          </table:table-cell>
          <table:table-cell office:value-type="string" table:style-name="ce1">
            <text:p>Johnson &amp; Johnson</text:p>
          </table:table-cell>
          <table:table-cell office:value-type="float" office:value="39740" table:style-name="ce1">
            <text:p>39740</text:p>
          </table:table-cell>
          <table:table-cell office:value-type="float" office:value="19870" table:style-name="ce1">
            <text:p>19870</text:p>
          </table:table-cell>
          <table:table-cell office:value-type="float" office:value="19611" table:style-name="ce1">
            <text:p>19611</text:p>
          </table:table-cell>
          <table:table-cell office:value-type="float" office:value="39000" table:style-name="ce1">
            <text:p>39000</text:p>
          </table:table-cell>
          <table:table-cell office:value-type="float" office:value="20118758" table:style-name="ce1">
            <text:p>20118758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Pakistan</text:p>
          </table:table-cell>
          <table:table-cell office:value-type="date" office:date-value="2021-10-18T00:00:00" table:style-name="ce2">
            <text:p>2021-10-18</text:p>
          </table:table-cell>
          <table:table-cell office:value-type="string" table:style-name="ce1">
            <text:p>Sinovac</text:p>
          </table:table-cell>
          <table:table-cell office:value-type="float" office:value="46436" table:style-name="ce1">
            <text:p>46436</text:p>
          </table:table-cell>
          <table:table-cell office:value-type="float" office:value="23218" table:style-name="ce1">
            <text:p>23218</text:p>
          </table:table-cell>
          <table:table-cell office:value-type="float" office:value="22139" table:style-name="ce1">
            <text:p>22139</text:p>
          </table:table-cell>
          <table:table-cell office:value-type="float" office:value="45176" table:style-name="ce1">
            <text:p>45176</text:p>
          </table:table-cell>
          <table:table-cell office:value-type="float" office:value="31817490" table:style-name="ce1">
            <text:p>31817490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Namibia</text:p>
          </table:table-cell>
          <table:table-cell office:value-type="date" office:date-value="2022-12-09T00:00:00" table:style-name="ce2">
            <text:p>2022-12-09</text:p>
          </table:table-cell>
          <table:table-cell office:value-type="string" table:style-name="ce1">
            <text:p>Pfizer</text:p>
          </table:table-cell>
          <table:table-cell office:value-type="float" office:value="27770" table:style-name="ce1">
            <text:p>27770</text:p>
          </table:table-cell>
          <table:table-cell office:value-type="float" office:value="13885" table:style-name="ce1">
            <text:p>13885</text:p>
          </table:table-cell>
          <table:table-cell office:value-type="float" office:value="12766" table:style-name="ce1">
            <text:p>12766</text:p>
          </table:table-cell>
          <table:table-cell office:value-type="float" office:value="26510" table:style-name="ce1">
            <text:p>26510</text:p>
          </table:table-cell>
          <table:table-cell office:value-type="float" office:value="4987479" table:style-name="ce1">
            <text:p>4987479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1-01T00:00:00" table:style-name="ce2">
            <text:p>2023-01-01</text:p>
          </table:table-cell>
          <table:table-cell office:value-type="string" table:style-name="ce1">
            <text:p>Pfizer</text:p>
          </table:table-cell>
          <table:table-cell office:value-type="float" office:value="67881" table:style-name="ce1">
            <text:p>67881</text:p>
          </table:table-cell>
          <table:table-cell office:value-type="float" office:value="33940" table:style-name="ce1">
            <text:p>33940</text:p>
          </table:table-cell>
          <table:table-cell office:value-type="float" office:value="32572" table:style-name="ce1">
            <text:p>32572</text:p>
          </table:table-cell>
          <table:table-cell office:value-type="float" office:value="67119" table:style-name="ce1">
            <text:p>67119</text:p>
          </table:table-cell>
          <table:table-cell office:value-type="float" office:value="12895132" table:style-name="ce1">
            <text:p>12895132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Fiji</text:p>
          </table:table-cell>
          <table:table-cell office:value-type="date" office:date-value="2021-10-06T00:00:00" table:style-name="ce2">
            <text:p>2021-10-06</text:p>
          </table:table-cell>
          <table:table-cell office:value-type="string" table:style-name="ce1">
            <text:p>AstraZeneca</text:p>
          </table:table-cell>
          <table:table-cell office:value-type="float" office:value="46697" table:style-name="ce1">
            <text:p>46697</text:p>
          </table:table-cell>
          <table:table-cell office:value-type="float" office:value="23348" table:style-name="ce1">
            <text:p>23348</text:p>
          </table:table-cell>
          <table:table-cell office:value-type="float" office:value="22466" table:style-name="ce1">
            <text:p>22466</text:p>
          </table:table-cell>
          <table:table-cell office:value-type="float" office:value="44710" table:style-name="ce1">
            <text:p>44710</text:p>
          </table:table-cell>
          <table:table-cell office:value-type="float" office:value="7356600" table:style-name="ce1">
            <text:p>7356600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10-28T00:00:00" table:style-name="ce2">
            <text:p>2021-10-28</text:p>
          </table:table-cell>
          <table:table-cell office:value-type="string" table:style-name="ce1">
            <text:p>Sputnik V</text:p>
          </table:table-cell>
          <table:table-cell office:value-type="float" office:value="34103" table:style-name="ce1">
            <text:p>34103</text:p>
          </table:table-cell>
          <table:table-cell office:value-type="float" office:value="17051" table:style-name="ce1">
            <text:p>17051</text:p>
          </table:table-cell>
          <table:table-cell office:value-type="float" office:value="15854" table:style-name="ce1">
            <text:p>15854</text:p>
          </table:table-cell>
          <table:table-cell office:value-type="float" office:value="31977" table:style-name="ce1">
            <text:p>31977</text:p>
          </table:table-cell>
          <table:table-cell office:value-type="float" office:value="16567599" table:style-name="ce1">
            <text:p>16567599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nguilla</text:p>
          </table:table-cell>
          <table:table-cell office:value-type="date" office:date-value="2021-10-29T00:00:00" table:style-name="ce2">
            <text:p>2021-10-29</text:p>
          </table:table-cell>
          <table:table-cell office:value-type="string" table:style-name="ce1">
            <text:p>Sputnik V</text:p>
          </table:table-cell>
          <table:table-cell office:value-type="float" office:value="50838" table:style-name="ce1">
            <text:p>50838</text:p>
          </table:table-cell>
          <table:table-cell office:value-type="float" office:value="25419" table:style-name="ce1">
            <text:p>25419</text:p>
          </table:table-cell>
          <table:table-cell office:value-type="float" office:value="23827" table:style-name="ce1">
            <text:p>23827</text:p>
          </table:table-cell>
          <table:table-cell office:value-type="float" office:value="50717" table:style-name="ce1">
            <text:p>50717</text:p>
          </table:table-cell>
          <table:table-cell office:value-type="float" office:value="4648287" table:style-name="ce1">
            <text:p>4648287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uritius</text:p>
          </table:table-cell>
          <table:table-cell office:value-type="date" office:date-value="2022-06-14T00:00:00" table:style-name="ce2">
            <text:p>2022-06-14</text:p>
          </table:table-cell>
          <table:table-cell office:value-type="string" table:style-name="ce1">
            <text:p>Sinovac</text:p>
          </table:table-cell>
          <table:table-cell office:value-type="float" office:value="14876" table:style-name="ce1">
            <text:p>14876</text:p>
          </table:table-cell>
          <table:table-cell office:value-type="float" office:value="7438" table:style-name="ce1">
            <text:p>7438</text:p>
          </table:table-cell>
          <table:table-cell office:value-type="float" office:value="7138" table:style-name="ce1">
            <text:p>7138</text:p>
          </table:table-cell>
          <table:table-cell office:value-type="float" office:value="11723" table:style-name="ce1">
            <text:p>11723</text:p>
          </table:table-cell>
          <table:table-cell office:value-type="float" office:value="6195270" table:style-name="ce1">
            <text:p>6195270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5-20T00:00:00" table:style-name="ce2">
            <text:p>2021-05-20</text:p>
          </table:table-cell>
          <table:table-cell office:value-type="string" table:style-name="ce1">
            <text:p>Sinovac</text:p>
          </table:table-cell>
          <table:table-cell office:value-type="float" office:value="40957" table:style-name="ce1">
            <text:p>40957</text:p>
          </table:table-cell>
          <table:table-cell office:value-type="float" office:value="20478" table:style-name="ce1">
            <text:p>20478</text:p>
          </table:table-cell>
          <table:table-cell office:value-type="float" office:value="20231" table:style-name="ce1">
            <text:p>20231</text:p>
          </table:table-cell>
          <table:table-cell office:value-type="float" office:value="38896" table:style-name="ce1">
            <text:p>38896</text:p>
          </table:table-cell>
          <table:table-cell office:value-type="float" office:value="4942871" table:style-name="ce1">
            <text:p>4942871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uadeloupe</text:p>
          </table:table-cell>
          <table:table-cell office:value-type="date" office:date-value="2022-06-16T00:00:00" table:style-name="ce2">
            <text:p>2022-06-16</text:p>
          </table:table-cell>
          <table:table-cell office:value-type="string" table:style-name="ce1">
            <text:p>Moderna</text:p>
          </table:table-cell>
          <table:table-cell office:value-type="float" office:value="25426" table:style-name="ce1">
            <text:p>25426</text:p>
          </table:table-cell>
          <table:table-cell office:value-type="float" office:value="12713" table:style-name="ce1">
            <text:p>12713</text:p>
          </table:table-cell>
          <table:table-cell office:value-type="float" office:value="12069" table:style-name="ce1">
            <text:p>12069</text:p>
          </table:table-cell>
          <table:table-cell office:value-type="float" office:value="22521" table:style-name="ce1">
            <text:p>22521</text:p>
          </table:table-cell>
          <table:table-cell office:value-type="float" office:value="14456938" table:style-name="ce1">
            <text:p>14456938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5-29T00:00:00" table:style-name="ce2">
            <text:p>2021-05-29</text:p>
          </table:table-cell>
          <table:table-cell office:value-type="string" table:style-name="ce1">
            <text:p>Moderna</text:p>
          </table:table-cell>
          <table:table-cell office:value-type="float" office:value="18591" table:style-name="ce1">
            <text:p>18591</text:p>
          </table:table-cell>
          <table:table-cell office:value-type="float" office:value="9295" table:style-name="ce1">
            <text:p>9295</text:p>
          </table:table-cell>
          <table:table-cell office:value-type="float" office:value="8645" table:style-name="ce1">
            <text:p>8645</text:p>
          </table:table-cell>
          <table:table-cell office:value-type="float" office:value="14392" table:style-name="ce1">
            <text:p>14392</text:p>
          </table:table-cell>
          <table:table-cell office:value-type="float" office:value="8400789" table:style-name="ce1">
            <text:p>8400789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ongo</text:p>
          </table:table-cell>
          <table:table-cell office:value-type="date" office:date-value="2023-05-09T00:00:00" table:style-name="ce2">
            <text:p>2023-05-09</text:p>
          </table:table-cell>
          <table:table-cell office:value-type="string" table:style-name="ce1">
            <text:p>AstraZeneca</text:p>
          </table:table-cell>
          <table:table-cell office:value-type="float" office:value="6312" table:style-name="ce1">
            <text:p>6312</text:p>
          </table:table-cell>
          <table:table-cell office:value-type="float" office:value="3156" table:style-name="ce1">
            <text:p>3156</text:p>
          </table:table-cell>
          <table:table-cell office:value-type="float" office:value="2943" table:style-name="ce1">
            <text:p>2943</text:p>
          </table:table-cell>
          <table:table-cell office:value-type="float" office:value="1888" table:style-name="ce1">
            <text:p>1888</text:p>
          </table:table-cell>
          <table:table-cell office:value-type="float" office:value="36756503" table:style-name="ce1">
            <text:p>36756503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enegal</text:p>
          </table:table-cell>
          <table:table-cell office:value-type="date" office:date-value="2021-05-19T00:00:00" table:style-name="ce2">
            <text:p>2021-05-19</text:p>
          </table:table-cell>
          <table:table-cell office:value-type="string" table:style-name="ce1">
            <text:p>Pfizer</text:p>
          </table:table-cell>
          <table:table-cell office:value-type="float" office:value="72541" table:style-name="ce1">
            <text:p>72541</text:p>
          </table:table-cell>
          <table:table-cell office:value-type="float" office:value="36270" table:style-name="ce1">
            <text:p>36270</text:p>
          </table:table-cell>
          <table:table-cell office:value-type="float" office:value="32718" table:style-name="ce1">
            <text:p>32718</text:p>
          </table:table-cell>
          <table:table-cell office:value-type="float" office:value="71199" table:style-name="ce1">
            <text:p>71199</text:p>
          </table:table-cell>
          <table:table-cell office:value-type="float" office:value="26995791" table:style-name="ce1">
            <text:p>26995791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Ecuador</text:p>
          </table:table-cell>
          <table:table-cell office:value-type="date" office:date-value="2022-03-05T00:00:00" table:style-name="ce2">
            <text:p>2022-03-05</text:p>
          </table:table-cell>
          <table:table-cell office:value-type="string" table:style-name="ce1">
            <text:p>AstraZeneca</text:p>
          </table:table-cell>
          <table:table-cell office:value-type="float" office:value="71999" table:style-name="ce1">
            <text:p>71999</text:p>
          </table:table-cell>
          <table:table-cell office:value-type="float" office:value="35999" table:style-name="ce1">
            <text:p>35999</text:p>
          </table:table-cell>
          <table:table-cell office:value-type="float" office:value="35281" table:style-name="ce1">
            <text:p>35281</text:p>
          </table:table-cell>
          <table:table-cell office:value-type="float" office:value="69076" table:style-name="ce1">
            <text:p>69076</text:p>
          </table:table-cell>
          <table:table-cell office:value-type="float" office:value="35417294" table:style-name="ce1">
            <text:p>35417294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Namibia</text:p>
          </table:table-cell>
          <table:table-cell office:value-type="date" office:date-value="2022-07-30T00:00:00" table:style-name="ce2">
            <text:p>2022-07-30</text:p>
          </table:table-cell>
          <table:table-cell office:value-type="string" table:style-name="ce1">
            <text:p>Johnson &amp; Johnson</text:p>
          </table:table-cell>
          <table:table-cell office:value-type="float" office:value="81917" table:style-name="ce1">
            <text:p>81917</text:p>
          </table:table-cell>
          <table:table-cell office:value-type="float" office:value="40958" table:style-name="ce1">
            <text:p>40958</text:p>
          </table:table-cell>
          <table:table-cell office:value-type="float" office:value="38902" table:style-name="ce1">
            <text:p>38902</text:p>
          </table:table-cell>
          <table:table-cell office:value-type="float" office:value="78935" table:style-name="ce1">
            <text:p>78935</text:p>
          </table:table-cell>
          <table:table-cell office:value-type="float" office:value="16216110" table:style-name="ce1">
            <text:p>16216110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yanmar</text:p>
          </table:table-cell>
          <table:table-cell office:value-type="date" office:date-value="2023-02-07T00:00:00" table:style-name="ce2">
            <text:p>2023-02-07</text:p>
          </table:table-cell>
          <table:table-cell office:value-type="string" table:style-name="ce1">
            <text:p>AstraZeneca</text:p>
          </table:table-cell>
          <table:table-cell office:value-type="float" office:value="97447" table:style-name="ce1">
            <text:p>97447</text:p>
          </table:table-cell>
          <table:table-cell office:value-type="float" office:value="48723" table:style-name="ce1">
            <text:p>48723</text:p>
          </table:table-cell>
          <table:table-cell office:value-type="float" office:value="48104" table:style-name="ce1">
            <text:p>48104</text:p>
          </table:table-cell>
          <table:table-cell office:value-type="float" office:value="92745" table:style-name="ce1">
            <text:p>92745</text:p>
          </table:table-cell>
          <table:table-cell office:value-type="float" office:value="43317589" table:style-name="ce1">
            <text:p>43317589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Reunion</text:p>
          </table:table-cell>
          <table:table-cell office:value-type="date" office:date-value="2023-03-24T00:00:00" table:style-name="ce2">
            <text:p>2023-03-24</text:p>
          </table:table-cell>
          <table:table-cell office:value-type="string" table:style-name="ce1">
            <text:p>AstraZeneca</text:p>
          </table:table-cell>
          <table:table-cell office:value-type="float" office:value="9439" table:style-name="ce1">
            <text:p>9439</text:p>
          </table:table-cell>
          <table:table-cell office:value-type="float" office:value="4719" table:style-name="ce1">
            <text:p>4719</text:p>
          </table:table-cell>
          <table:table-cell office:value-type="float" office:value="4573" table:style-name="ce1">
            <text:p>4573</text:p>
          </table:table-cell>
          <table:table-cell office:value-type="float" office:value="9274" table:style-name="ce1">
            <text:p>9274</text:p>
          </table:table-cell>
          <table:table-cell office:value-type="float" office:value="31648029" table:style-name="ce1">
            <text:p>31648029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Serbia</text:p>
          </table:table-cell>
          <table:table-cell office:value-type="date" office:date-value="2022-11-08T00:00:00" table:style-name="ce2">
            <text:p>2022-11-08</text:p>
          </table:table-cell>
          <table:table-cell office:value-type="string" table:style-name="ce1">
            <text:p>Moderna</text:p>
          </table:table-cell>
          <table:table-cell office:value-type="float" office:value="36089" table:style-name="ce1">
            <text:p>36089</text:p>
          </table:table-cell>
          <table:table-cell office:value-type="float" office:value="18044" table:style-name="ce1">
            <text:p>18044</text:p>
          </table:table-cell>
          <table:table-cell office:value-type="float" office:value="17796" table:style-name="ce1">
            <text:p>17796</text:p>
          </table:table-cell>
          <table:table-cell office:value-type="float" office:value="32622" table:style-name="ce1">
            <text:p>32622</text:p>
          </table:table-cell>
          <table:table-cell office:value-type="float" office:value="28144736" table:style-name="ce1">
            <text:p>28144736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Reunion</text:p>
          </table:table-cell>
          <table:table-cell office:value-type="date" office:date-value="2021-10-31T00:00:00" table:style-name="ce2">
            <text:p>2021-10-31</text:p>
          </table:table-cell>
          <table:table-cell office:value-type="string" table:style-name="ce1">
            <text:p>Sputnik V</text:p>
          </table:table-cell>
          <table:table-cell office:value-type="float" office:value="10515" table:style-name="ce1">
            <text:p>10515</text:p>
          </table:table-cell>
          <table:table-cell office:value-type="float" office:value="5257" table:style-name="ce1">
            <text:p>5257</text:p>
          </table:table-cell>
          <table:table-cell office:value-type="float" office:value="4993" table:style-name="ce1">
            <text:p>4993</text:p>
          </table:table-cell>
          <table:table-cell office:value-type="float" office:value="7339" table:style-name="ce1">
            <text:p>7339</text:p>
          </table:table-cell>
          <table:table-cell office:value-type="float" office:value="8395865" table:style-name="ce1">
            <text:p>8395865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Serbia</text:p>
          </table:table-cell>
          <table:table-cell office:value-type="date" office:date-value="2023-06-13T00:00:00" table:style-name="ce2">
            <text:p>2023-06-13</text:p>
          </table:table-cell>
          <table:table-cell office:value-type="string" table:style-name="ce1">
            <text:p>Johnson &amp; Johnson</text:p>
          </table:table-cell>
          <table:table-cell office:value-type="float" office:value="33600" table:style-name="ce1">
            <text:p>33600</text:p>
          </table:table-cell>
          <table:table-cell office:value-type="float" office:value="16800" table:style-name="ce1">
            <text:p>16800</text:p>
          </table:table-cell>
          <table:table-cell office:value-type="float" office:value="15450" table:style-name="ce1">
            <text:p>15450</text:p>
          </table:table-cell>
          <table:table-cell office:value-type="float" office:value="32416" table:style-name="ce1">
            <text:p>32416</text:p>
          </table:table-cell>
          <table:table-cell office:value-type="float" office:value="25543598" table:style-name="ce1">
            <text:p>25543598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Fiji</text:p>
          </table:table-cell>
          <table:table-cell office:value-type="date" office:date-value="2021-02-01T00:00:00" table:style-name="ce2">
            <text:p>2021-02-01</text:p>
          </table:table-cell>
          <table:table-cell office:value-type="string" table:style-name="ce1">
            <text:p>Sputnik V</text:p>
          </table:table-cell>
          <table:table-cell office:value-type="float" office:value="48419" table:style-name="ce1">
            <text:p>48419</text:p>
          </table:table-cell>
          <table:table-cell office:value-type="float" office:value="24209" table:style-name="ce1">
            <text:p>24209</text:p>
          </table:table-cell>
          <table:table-cell office:value-type="float" office:value="23750" table:style-name="ce1">
            <text:p>23750</text:p>
          </table:table-cell>
          <table:table-cell office:value-type="float" office:value="46763" table:style-name="ce1">
            <text:p>46763</text:p>
          </table:table-cell>
          <table:table-cell office:value-type="float" office:value="38775213" table:style-name="ce1">
            <text:p>38775213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Netherlands Antilles</text:p>
          </table:table-cell>
          <table:table-cell office:value-type="date" office:date-value="2022-11-04T00:00:00" table:style-name="ce2">
            <text:p>2022-11-04</text:p>
          </table:table-cell>
          <table:table-cell office:value-type="string" table:style-name="ce1">
            <text:p>Moderna</text:p>
          </table:table-cell>
          <table:table-cell office:value-type="float" office:value="87569" table:style-name="ce1">
            <text:p>87569</text:p>
          </table:table-cell>
          <table:table-cell office:value-type="float" office:value="43784" table:style-name="ce1">
            <text:p>43784</text:p>
          </table:table-cell>
          <table:table-cell office:value-type="float" office:value="41681" table:style-name="ce1">
            <text:p>41681</text:p>
          </table:table-cell>
          <table:table-cell office:value-type="float" office:value="84524" table:style-name="ce1">
            <text:p>84524</text:p>
          </table:table-cell>
          <table:table-cell office:value-type="float" office:value="14316625" table:style-name="ce1">
            <text:p>14316625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Anguilla</text:p>
          </table:table-cell>
          <table:table-cell office:value-type="date" office:date-value="2022-04-23T00:00:00" table:style-name="ce2">
            <text:p>2022-04-23</text:p>
          </table:table-cell>
          <table:table-cell office:value-type="string" table:style-name="ce1">
            <text:p>Sputnik V</text:p>
          </table:table-cell>
          <table:table-cell office:value-type="float" office:value="9373" table:style-name="ce1">
            <text:p>9373</text:p>
          </table:table-cell>
          <table:table-cell office:value-type="float" office:value="4686" table:style-name="ce1">
            <text:p>4686</text:p>
          </table:table-cell>
          <table:table-cell office:value-type="float" office:value="4382" table:style-name="ce1">
            <text:p>4382</text:p>
          </table:table-cell>
          <table:table-cell office:value-type="float" office:value="8691" table:style-name="ce1">
            <text:p>8691</text:p>
          </table:table-cell>
          <table:table-cell office:value-type="float" office:value="47602537" table:style-name="ce1">
            <text:p>47602537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Antigua and Barbuda</text:p>
          </table:table-cell>
          <table:table-cell office:value-type="date" office:date-value="2022-04-12T00:00:00" table:style-name="ce2">
            <text:p>2022-04-12</text:p>
          </table:table-cell>
          <table:table-cell office:value-type="string" table:style-name="ce1">
            <text:p>Pfizer</text:p>
          </table:table-cell>
          <table:table-cell office:value-type="float" office:value="75398" table:style-name="ce1">
            <text:p>75398</text:p>
          </table:table-cell>
          <table:table-cell office:value-type="float" office:value="37699" table:style-name="ce1">
            <text:p>37699</text:p>
          </table:table-cell>
          <table:table-cell office:value-type="float" office:value="37468" table:style-name="ce1">
            <text:p>37468</text:p>
          </table:table-cell>
          <table:table-cell office:value-type="float" office:value="71357" table:style-name="ce1">
            <text:p>71357</text:p>
          </table:table-cell>
          <table:table-cell office:value-type="float" office:value="33537238" table:style-name="ce1">
            <text:p>33537238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Senegal</text:p>
          </table:table-cell>
          <table:table-cell office:value-type="date" office:date-value="2023-10-27T00:00:00" table:style-name="ce2">
            <text:p>2023-10-27</text:p>
          </table:table-cell>
          <table:table-cell office:value-type="string" table:style-name="ce1">
            <text:p>Johnson &amp; Johnson</text:p>
          </table:table-cell>
          <table:table-cell office:value-type="float" office:value="60924" table:style-name="ce1">
            <text:p>60924</text:p>
          </table:table-cell>
          <table:table-cell office:value-type="float" office:value="30462" table:style-name="ce1">
            <text:p>30462</text:p>
          </table:table-cell>
          <table:table-cell office:value-type="float" office:value="29736" table:style-name="ce1">
            <text:p>29736</text:p>
          </table:table-cell>
          <table:table-cell office:value-type="float" office:value="60329" table:style-name="ce1">
            <text:p>60329</text:p>
          </table:table-cell>
          <table:table-cell office:value-type="float" office:value="32922615" table:style-name="ce1">
            <text:p>32922615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etherlands Antilles</text:p>
          </table:table-cell>
          <table:table-cell office:value-type="date" office:date-value="2023-07-28T00:00:00" table:style-name="ce2">
            <text:p>2023-07-28</text:p>
          </table:table-cell>
          <table:table-cell office:value-type="string" table:style-name="ce1">
            <text:p>Johnson &amp; Johnson</text:p>
          </table:table-cell>
          <table:table-cell office:value-type="float" office:value="86214" table:style-name="ce1">
            <text:p>86214</text:p>
          </table:table-cell>
          <table:table-cell office:value-type="float" office:value="43107" table:style-name="ce1">
            <text:p>43107</text:p>
          </table:table-cell>
          <table:table-cell office:value-type="float" office:value="39661" table:style-name="ce1">
            <text:p>39661</text:p>
          </table:table-cell>
          <table:table-cell office:value-type="float" office:value="83484" table:style-name="ce1">
            <text:p>83484</text:p>
          </table:table-cell>
          <table:table-cell office:value-type="float" office:value="4429871" table:style-name="ce1">
            <text:p>4429871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Mauritius</text:p>
          </table:table-cell>
          <table:table-cell office:value-type="date" office:date-value="2023-06-05T00:00:00" table:style-name="ce2">
            <text:p>2023-06-05</text:p>
          </table:table-cell>
          <table:table-cell office:value-type="string" table:style-name="ce1">
            <text:p>AstraZeneca</text:p>
          </table:table-cell>
          <table:table-cell office:value-type="float" office:value="80703" table:style-name="ce1">
            <text:p>80703</text:p>
          </table:table-cell>
          <table:table-cell office:value-type="float" office:value="40351" table:style-name="ce1">
            <text:p>40351</text:p>
          </table:table-cell>
          <table:table-cell office:value-type="float" office:value="39732" table:style-name="ce1">
            <text:p>39732</text:p>
          </table:table-cell>
          <table:table-cell office:value-type="float" office:value="79520" table:style-name="ce1">
            <text:p>79520</text:p>
          </table:table-cell>
          <table:table-cell office:value-type="float" office:value="24872181" table:style-name="ce1">
            <text:p>24872181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aint Barthelemy</text:p>
          </table:table-cell>
          <table:table-cell office:value-type="date" office:date-value="2022-11-22T00:00:00" table:style-name="ce2">
            <text:p>2022-11-22</text:p>
          </table:table-cell>
          <table:table-cell office:value-type="string" table:style-name="ce1">
            <text:p>Moderna</text:p>
          </table:table-cell>
          <table:table-cell office:value-type="float" office:value="52779" table:style-name="ce1">
            <text:p>52779</text:p>
          </table:table-cell>
          <table:table-cell office:value-type="float" office:value="26389" table:style-name="ce1">
            <text:p>26389</text:p>
          </table:table-cell>
          <table:table-cell office:value-type="float" office:value="26021" table:style-name="ce1">
            <text:p>26021</text:p>
          </table:table-cell>
          <table:table-cell office:value-type="float" office:value="48883" table:style-name="ce1">
            <text:p>48883</text:p>
          </table:table-cell>
          <table:table-cell office:value-type="float" office:value="30000240" table:style-name="ce1">
            <text:p>30000240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Myanmar</text:p>
          </table:table-cell>
          <table:table-cell office:value-type="date" office:date-value="2021-04-26T00:00:00" table:style-name="ce2">
            <text:p>2021-04-26</text:p>
          </table:table-cell>
          <table:table-cell office:value-type="string" table:style-name="ce1">
            <text:p>Johnson &amp; Johnson</text:p>
          </table:table-cell>
          <table:table-cell office:value-type="float" office:value="97710" table:style-name="ce1">
            <text:p>97710</text:p>
          </table:table-cell>
          <table:table-cell office:value-type="float" office:value="48855" table:style-name="ce1">
            <text:p>48855</text:p>
          </table:table-cell>
          <table:table-cell office:value-type="float" office:value="45687" table:style-name="ce1">
            <text:p>45687</text:p>
          </table:table-cell>
          <table:table-cell office:value-type="float" office:value="95982" table:style-name="ce1">
            <text:p>95982</text:p>
          </table:table-cell>
          <table:table-cell office:value-type="float" office:value="44486659" table:style-name="ce1">
            <text:p>44486659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Cape Verde</text:p>
          </table:table-cell>
          <table:table-cell office:value-type="date" office:date-value="2023-03-16T00:00:00" table:style-name="ce2">
            <text:p>2023-03-16</text:p>
          </table:table-cell>
          <table:table-cell office:value-type="string" table:style-name="ce1">
            <text:p>Moderna</text:p>
          </table:table-cell>
          <table:table-cell office:value-type="float" office:value="10672" table:style-name="ce1">
            <text:p>10672</text:p>
          </table:table-cell>
          <table:table-cell office:value-type="float" office:value="5336" table:style-name="ce1">
            <text:p>5336</text:p>
          </table:table-cell>
          <table:table-cell office:value-type="float" office:value="4991" table:style-name="ce1">
            <text:p>4991</text:p>
          </table:table-cell>
          <table:table-cell office:value-type="float" office:value="7676" table:style-name="ce1">
            <text:p>7676</text:p>
          </table:table-cell>
          <table:table-cell office:value-type="float" office:value="9315585" table:style-name="ce1">
            <text:p>9315585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Senegal</text:p>
          </table:table-cell>
          <table:table-cell office:value-type="date" office:date-value="2023-07-22T00:00:00" table:style-name="ce2">
            <text:p>2023-07-22</text:p>
          </table:table-cell>
          <table:table-cell office:value-type="string" table:style-name="ce1">
            <text:p>AstraZeneca</text:p>
          </table:table-cell>
          <table:table-cell office:value-type="float" office:value="4984" table:style-name="ce1">
            <text:p>4984</text:p>
          </table:table-cell>
          <table:table-cell office:value-type="float" office:value="2492" table:style-name="ce1">
            <text:p>2492</text:p>
          </table:table-cell>
          <table:table-cell office:value-type="float" office:value="2384" table:style-name="ce1">
            <text:p>2384</text:p>
          </table:table-cell>
          <table:table-cell office:value-type="float" office:value="2724" table:style-name="ce1">
            <text:p>2724</text:p>
          </table:table-cell>
          <table:table-cell office:value-type="float" office:value="14846305" table:style-name="ce1">
            <text:p>14846305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Saint Barthelemy</text:p>
          </table:table-cell>
          <table:table-cell office:value-type="date" office:date-value="2023-07-21T00:00:00" table:style-name="ce2">
            <text:p>2023-07-21</text:p>
          </table:table-cell>
          <table:table-cell office:value-type="string" table:style-name="ce1">
            <text:p>Sinovac</text:p>
          </table:table-cell>
          <table:table-cell office:value-type="float" office:value="61084" table:style-name="ce1">
            <text:p>61084</text:p>
          </table:table-cell>
          <table:table-cell office:value-type="float" office:value="30542" table:style-name="ce1">
            <text:p>30542</text:p>
          </table:table-cell>
          <table:table-cell office:value-type="float" office:value="29706" table:style-name="ce1">
            <text:p>29706</text:p>
          </table:table-cell>
          <table:table-cell office:value-type="float" office:value="57034" table:style-name="ce1">
            <text:p>57034</text:p>
          </table:table-cell>
          <table:table-cell office:value-type="float" office:value="19827041" table:style-name="ce1">
            <text:p>19827041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Benin</text:p>
          </table:table-cell>
          <table:table-cell office:value-type="date" office:date-value="2022-02-11T00:00:00" table:style-name="ce2">
            <text:p>2022-02-11</text:p>
          </table:table-cell>
          <table:table-cell office:value-type="string" table:style-name="ce1">
            <text:p>AstraZeneca</text:p>
          </table:table-cell>
          <table:table-cell office:value-type="float" office:value="62511" table:style-name="ce1">
            <text:p>62511</text:p>
          </table:table-cell>
          <table:table-cell office:value-type="float" office:value="31255" table:style-name="ce1">
            <text:p>31255</text:p>
          </table:table-cell>
          <table:table-cell office:value-type="float" office:value="29360" table:style-name="ce1">
            <text:p>29360</text:p>
          </table:table-cell>
          <table:table-cell office:value-type="float" office:value="59881" table:style-name="ce1">
            <text:p>59881</text:p>
          </table:table-cell>
          <table:table-cell office:value-type="float" office:value="5153128" table:style-name="ce1">
            <text:p>5153128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Bermuda</text:p>
          </table:table-cell>
          <table:table-cell office:value-type="date" office:date-value="2022-10-23T00:00:00" table:style-name="ce2">
            <text:p>2022-10-23</text:p>
          </table:table-cell>
          <table:table-cell office:value-type="string" table:style-name="ce1">
            <text:p>Moderna</text:p>
          </table:table-cell>
          <table:table-cell office:value-type="float" office:value="79815" table:style-name="ce1">
            <text:p>79815</text:p>
          </table:table-cell>
          <table:table-cell office:value-type="float" office:value="39907" table:style-name="ce1">
            <text:p>39907</text:p>
          </table:table-cell>
          <table:table-cell office:value-type="float" office:value="36861" table:style-name="ce1">
            <text:p>36861</text:p>
          </table:table-cell>
          <table:table-cell office:value-type="float" office:value="76848" table:style-name="ce1">
            <text:p>76848</text:p>
          </table:table-cell>
          <table:table-cell office:value-type="float" office:value="14678197" table:style-name="ce1">
            <text:p>14678197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iribati</text:p>
          </table:table-cell>
          <table:table-cell office:value-type="date" office:date-value="2022-08-23T00:00:00" table:style-name="ce2">
            <text:p>2022-08-23</text:p>
          </table:table-cell>
          <table:table-cell office:value-type="string" table:style-name="ce1">
            <text:p>Sinovac</text:p>
          </table:table-cell>
          <table:table-cell office:value-type="float" office:value="7339" table:style-name="ce1">
            <text:p>7339</text:p>
          </table:table-cell>
          <table:table-cell office:value-type="float" office:value="3669" table:style-name="ce1">
            <text:p>3669</text:p>
          </table:table-cell>
          <table:table-cell office:value-type="float" office:value="3608" table:style-name="ce1">
            <text:p>3608</text:p>
          </table:table-cell>
          <table:table-cell office:value-type="float" office:value="7084" table:style-name="ce1">
            <text:p>7084</text:p>
          </table:table-cell>
          <table:table-cell office:value-type="float" office:value="22725096" table:style-name="ce1">
            <text:p>22725096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Myanmar</text:p>
          </table:table-cell>
          <table:table-cell office:value-type="date" office:date-value="2022-02-11T00:00:00" table:style-name="ce2">
            <text:p>2022-02-11</text:p>
          </table:table-cell>
          <table:table-cell office:value-type="string" table:style-name="ce1">
            <text:p>AstraZeneca</text:p>
          </table:table-cell>
          <table:table-cell office:value-type="float" office:value="81555" table:style-name="ce1">
            <text:p>81555</text:p>
          </table:table-cell>
          <table:table-cell office:value-type="float" office:value="40777" table:style-name="ce1">
            <text:p>40777</text:p>
          </table:table-cell>
          <table:table-cell office:value-type="float" office:value="39813" table:style-name="ce1">
            <text:p>39813</text:p>
          </table:table-cell>
          <table:table-cell office:value-type="float" office:value="79730" table:style-name="ce1">
            <text:p>79730</text:p>
          </table:table-cell>
          <table:table-cell office:value-type="float" office:value="9187211" table:style-name="ce1">
            <text:p>9187211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Cyprus</text:p>
          </table:table-cell>
          <table:table-cell office:value-type="date" office:date-value="2022-08-12T00:00:00" table:style-name="ce2">
            <text:p>2022-08-12</text:p>
          </table:table-cell>
          <table:table-cell office:value-type="string" table:style-name="ce1">
            <text:p>Sinovac</text:p>
          </table:table-cell>
          <table:table-cell office:value-type="float" office:value="36486" table:style-name="ce1">
            <text:p>36486</text:p>
          </table:table-cell>
          <table:table-cell office:value-type="float" office:value="18243" table:style-name="ce1">
            <text:p>18243</text:p>
          </table:table-cell>
          <table:table-cell office:value-type="float" office:value="16700" table:style-name="ce1">
            <text:p>16700</text:p>
          </table:table-cell>
          <table:table-cell office:value-type="float" office:value="33673" table:style-name="ce1">
            <text:p>33673</text:p>
          </table:table-cell>
          <table:table-cell office:value-type="float" office:value="10035045" table:style-name="ce1">
            <text:p>10035045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Serbia</text:p>
          </table:table-cell>
          <table:table-cell office:value-type="date" office:date-value="2021-03-23T00:00:00" table:style-name="ce2">
            <text:p>2021-03-23</text:p>
          </table:table-cell>
          <table:table-cell office:value-type="string" table:style-name="ce1">
            <text:p>Moderna</text:p>
          </table:table-cell>
          <table:table-cell office:value-type="float" office:value="95069" table:style-name="ce1">
            <text:p>95069</text:p>
          </table:table-cell>
          <table:table-cell office:value-type="float" office:value="47534" table:style-name="ce1">
            <text:p>47534</text:p>
          </table:table-cell>
          <table:table-cell office:value-type="float" office:value="47077" table:style-name="ce1">
            <text:p>47077</text:p>
          </table:table-cell>
          <table:table-cell office:value-type="float" office:value="93876" table:style-name="ce1">
            <text:p>93876</text:p>
          </table:table-cell>
          <table:table-cell office:value-type="float" office:value="43472213" table:style-name="ce1">
            <text:p>43472213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Italy</text:p>
          </table:table-cell>
          <table:table-cell office:value-type="date" office:date-value="2023-01-12T00:00:00" table:style-name="ce2">
            <text:p>2023-01-12</text:p>
          </table:table-cell>
          <table:table-cell office:value-type="string" table:style-name="ce1">
            <text:p>Sinovac</text:p>
          </table:table-cell>
          <table:table-cell office:value-type="float" office:value="91712" table:style-name="ce1">
            <text:p>91712</text:p>
          </table:table-cell>
          <table:table-cell office:value-type="float" office:value="45856" table:style-name="ce1">
            <text:p>45856</text:p>
          </table:table-cell>
          <table:table-cell office:value-type="float" office:value="41587" table:style-name="ce1">
            <text:p>41587</text:p>
          </table:table-cell>
          <table:table-cell office:value-type="float" office:value="87583" table:style-name="ce1">
            <text:p>87583</text:p>
          </table:table-cell>
          <table:table-cell office:value-type="float" office:value="7960772" table:style-name="ce1">
            <text:p>7960772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urundi</text:p>
          </table:table-cell>
          <table:table-cell office:value-type="date" office:date-value="2021-12-31T00:00:00" table:style-name="ce2">
            <text:p>2021-12-31</text:p>
          </table:table-cell>
          <table:table-cell office:value-type="string" table:style-name="ce1">
            <text:p>Sputnik V</text:p>
          </table:table-cell>
          <table:table-cell office:value-type="float" office:value="76842" table:style-name="ce1">
            <text:p>76842</text:p>
          </table:table-cell>
          <table:table-cell office:value-type="float" office:value="38421" table:style-name="ce1">
            <text:p>38421</text:p>
          </table:table-cell>
          <table:table-cell office:value-type="float" office:value="37060" table:style-name="ce1">
            <text:p>37060</text:p>
          </table:table-cell>
          <table:table-cell office:value-type="float" office:value="73305" table:style-name="ce1">
            <text:p>73305</text:p>
          </table:table-cell>
          <table:table-cell office:value-type="float" office:value="10742241" table:style-name="ce1">
            <text:p>10742241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Jamaica</text:p>
          </table:table-cell>
          <table:table-cell office:value-type="date" office:date-value="2022-09-29T00:00:00" table:style-name="ce2">
            <text:p>2022-09-29</text:p>
          </table:table-cell>
          <table:table-cell office:value-type="string" table:style-name="ce1">
            <text:p>Johnson &amp; Johnson</text:p>
          </table:table-cell>
          <table:table-cell office:value-type="float" office:value="96865" table:style-name="ce1">
            <text:p>96865</text:p>
          </table:table-cell>
          <table:table-cell office:value-type="float" office:value="48432" table:style-name="ce1">
            <text:p>48432</text:p>
          </table:table-cell>
          <table:table-cell office:value-type="float" office:value="47334" table:style-name="ce1">
            <text:p>47334</text:p>
          </table:table-cell>
          <table:table-cell office:value-type="float" office:value="95076" table:style-name="ce1">
            <text:p>95076</text:p>
          </table:table-cell>
          <table:table-cell office:value-type="float" office:value="46100646" table:style-name="ce1">
            <text:p>46100646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Mauritius</text:p>
          </table:table-cell>
          <table:table-cell office:value-type="date" office:date-value="2022-02-02T00:00:00" table:style-name="ce2">
            <text:p>2022-02-02</text:p>
          </table:table-cell>
          <table:table-cell office:value-type="string" table:style-name="ce1">
            <text:p>AstraZeneca</text:p>
          </table:table-cell>
          <table:table-cell office:value-type="float" office:value="14635" table:style-name="ce1">
            <text:p>14635</text:p>
          </table:table-cell>
          <table:table-cell office:value-type="float" office:value="7317" table:style-name="ce1">
            <text:p>7317</text:p>
          </table:table-cell>
          <table:table-cell office:value-type="float" office:value="7043" table:style-name="ce1">
            <text:p>7043</text:p>
          </table:table-cell>
          <table:table-cell office:value-type="float" office:value="12311" table:style-name="ce1">
            <text:p>12311</text:p>
          </table:table-cell>
          <table:table-cell office:value-type="float" office:value="44424516" table:style-name="ce1">
            <text:p>44424516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Trinidad and Tobago</text:p>
          </table:table-cell>
          <table:table-cell office:value-type="date" office:date-value="2021-08-17T00:00:00" table:style-name="ce2">
            <text:p>2021-08-17</text:p>
          </table:table-cell>
          <table:table-cell office:value-type="string" table:style-name="ce1">
            <text:p>Moderna</text:p>
          </table:table-cell>
          <table:table-cell office:value-type="float" office:value="99088" table:style-name="ce1">
            <text:p>99088</text:p>
          </table:table-cell>
          <table:table-cell office:value-type="float" office:value="49544" table:style-name="ce1">
            <text:p>49544</text:p>
          </table:table-cell>
          <table:table-cell office:value-type="float" office:value="47106" table:style-name="ce1">
            <text:p>47106</text:p>
          </table:table-cell>
          <table:table-cell office:value-type="float" office:value="98485" table:style-name="ce1">
            <text:p>98485</text:p>
          </table:table-cell>
          <table:table-cell office:value-type="float" office:value="12059000" table:style-name="ce1">
            <text:p>12059000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kistan</text:p>
          </table:table-cell>
          <table:table-cell office:value-type="date" office:date-value="2023-09-12T00:00:00" table:style-name="ce2">
            <text:p>2023-09-12</text:p>
          </table:table-cell>
          <table:table-cell office:value-type="string" table:style-name="ce1">
            <text:p>Pfizer</text:p>
          </table:table-cell>
          <table:table-cell office:value-type="float" office:value="25540" table:style-name="ce1">
            <text:p>25540</text:p>
          </table:table-cell>
          <table:table-cell office:value-type="float" office:value="12770" table:style-name="ce1">
            <text:p>12770</text:p>
          </table:table-cell>
          <table:table-cell office:value-type="float" office:value="12340" table:style-name="ce1">
            <text:p>12340</text:p>
          </table:table-cell>
          <table:table-cell office:value-type="float" office:value="21801" table:style-name="ce1">
            <text:p>21801</text:p>
          </table:table-cell>
          <table:table-cell office:value-type="float" office:value="47776479" table:style-name="ce1">
            <text:p>47776479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hilippines</text:p>
          </table:table-cell>
          <table:table-cell office:value-type="date" office:date-value="2023-07-15T00:00:00" table:style-name="ce2">
            <text:p>2023-07-15</text:p>
          </table:table-cell>
          <table:table-cell office:value-type="string" table:style-name="ce1">
            <text:p>AstraZeneca</text:p>
          </table:table-cell>
          <table:table-cell office:value-type="float" office:value="24307" table:style-name="ce1">
            <text:p>24307</text:p>
          </table:table-cell>
          <table:table-cell office:value-type="float" office:value="12153" table:style-name="ce1">
            <text:p>12153</text:p>
          </table:table-cell>
          <table:table-cell office:value-type="float" office:value="11876" table:style-name="ce1">
            <text:p>11876</text:p>
          </table:table-cell>
          <table:table-cell office:value-type="float" office:value="20865" table:style-name="ce1">
            <text:p>20865</text:p>
          </table:table-cell>
          <table:table-cell office:value-type="float" office:value="41497461" table:style-name="ce1">
            <text:p>41497461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Trinidad and Tobago</text:p>
          </table:table-cell>
          <table:table-cell office:value-type="date" office:date-value="2021-12-23T00:00:00" table:style-name="ce2">
            <text:p>2021-12-23</text:p>
          </table:table-cell>
          <table:table-cell office:value-type="string" table:style-name="ce1">
            <text:p>Moderna</text:p>
          </table:table-cell>
          <table:table-cell office:value-type="float" office:value="71008" table:style-name="ce1">
            <text:p>71008</text:p>
          </table:table-cell>
          <table:table-cell office:value-type="float" office:value="35504" table:style-name="ce1">
            <text:p>35504</text:p>
          </table:table-cell>
          <table:table-cell office:value-type="float" office:value="33415" table:style-name="ce1">
            <text:p>33415</text:p>
          </table:table-cell>
          <table:table-cell office:value-type="float" office:value="66432" table:style-name="ce1">
            <text:p>66432</text:p>
          </table:table-cell>
          <table:table-cell office:value-type="float" office:value="26166007" table:style-name="ce1">
            <text:p>26166007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Ecuador</text:p>
          </table:table-cell>
          <table:table-cell office:value-type="date" office:date-value="2021-07-12T00:00:00" table:style-name="ce2">
            <text:p>2021-07-12</text:p>
          </table:table-cell>
          <table:table-cell office:value-type="string" table:style-name="ce1">
            <text:p>Sinovac</text:p>
          </table:table-cell>
          <table:table-cell office:value-type="float" office:value="57517" table:style-name="ce1">
            <text:p>57517</text:p>
          </table:table-cell>
          <table:table-cell office:value-type="float" office:value="28758" table:style-name="ce1">
            <text:p>28758</text:p>
          </table:table-cell>
          <table:table-cell office:value-type="float" office:value="28478" table:style-name="ce1">
            <text:p>28478</text:p>
          </table:table-cell>
          <table:table-cell office:value-type="float" office:value="53137" table:style-name="ce1">
            <text:p>53137</text:p>
          </table:table-cell>
          <table:table-cell office:value-type="float" office:value="31397509" table:style-name="ce1">
            <text:p>31397509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Fiji</text:p>
          </table:table-cell>
          <table:table-cell office:value-type="date" office:date-value="2023-04-18T00:00:00" table:style-name="ce2">
            <text:p>2023-04-18</text:p>
          </table:table-cell>
          <table:table-cell office:value-type="string" table:style-name="ce1">
            <text:p>Sinovac</text:p>
          </table:table-cell>
          <table:table-cell office:value-type="float" office:value="31062" table:style-name="ce1">
            <text:p>31062</text:p>
          </table:table-cell>
          <table:table-cell office:value-type="float" office:value="15531" table:style-name="ce1">
            <text:p>15531</text:p>
          </table:table-cell>
          <table:table-cell office:value-type="float" office:value="14986" table:style-name="ce1">
            <text:p>14986</text:p>
          </table:table-cell>
          <table:table-cell office:value-type="float" office:value="29491" table:style-name="ce1">
            <text:p>29491</text:p>
          </table:table-cell>
          <table:table-cell office:value-type="float" office:value="8596881" table:style-name="ce1">
            <text:p>8596881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10-20T00:00:00" table:style-name="ce2">
            <text:p>2023-10-20</text:p>
          </table:table-cell>
          <table:table-cell office:value-type="string" table:style-name="ce1">
            <text:p>Sputnik V</text:p>
          </table:table-cell>
          <table:table-cell office:value-type="float" office:value="61989" table:style-name="ce1">
            <text:p>61989</text:p>
          </table:table-cell>
          <table:table-cell office:value-type="float" office:value="30994" table:style-name="ce1">
            <text:p>30994</text:p>
          </table:table-cell>
          <table:table-cell office:value-type="float" office:value="28576" table:style-name="ce1">
            <text:p>28576</text:p>
          </table:table-cell>
          <table:table-cell office:value-type="float" office:value="61602" table:style-name="ce1">
            <text:p>61602</text:p>
          </table:table-cell>
          <table:table-cell office:value-type="float" office:value="49715959" table:style-name="ce1">
            <text:p>49715959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Benin</text:p>
          </table:table-cell>
          <table:table-cell office:value-type="date" office:date-value="2021-04-11T00:00:00" table:style-name="ce2">
            <text:p>2021-04-11</text:p>
          </table:table-cell>
          <table:table-cell office:value-type="string" table:style-name="ce1">
            <text:p>AstraZeneca</text:p>
          </table:table-cell>
          <table:table-cell office:value-type="float" office:value="87698" table:style-name="ce1">
            <text:p>87698</text:p>
          </table:table-cell>
          <table:table-cell office:value-type="float" office:value="43849" table:style-name="ce1">
            <text:p>43849</text:p>
          </table:table-cell>
          <table:table-cell office:value-type="float" office:value="43681" table:style-name="ce1">
            <text:p>43681</text:p>
          </table:table-cell>
          <table:table-cell office:value-type="float" office:value="82925" table:style-name="ce1">
            <text:p>82925</text:p>
          </table:table-cell>
          <table:table-cell office:value-type="float" office:value="10647557" table:style-name="ce1">
            <text:p>10647557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Qatar</text:p>
          </table:table-cell>
          <table:table-cell office:value-type="date" office:date-value="2021-09-25T00:00:00" table:style-name="ce2">
            <text:p>2021-09-25</text:p>
          </table:table-cell>
          <table:table-cell office:value-type="string" table:style-name="ce1">
            <text:p>Pfizer</text:p>
          </table:table-cell>
          <table:table-cell office:value-type="float" office:value="72845" table:style-name="ce1">
            <text:p>72845</text:p>
          </table:table-cell>
          <table:table-cell office:value-type="float" office:value="36422" table:style-name="ce1">
            <text:p>36422</text:p>
          </table:table-cell>
          <table:table-cell office:value-type="float" office:value="36298" table:style-name="ce1">
            <text:p>36298</text:p>
          </table:table-cell>
          <table:table-cell office:value-type="float" office:value="68513" table:style-name="ce1">
            <text:p>68513</text:p>
          </table:table-cell>
          <table:table-cell office:value-type="float" office:value="25532238" table:style-name="ce1">
            <text:p>25532238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Jamaica</text:p>
          </table:table-cell>
          <table:table-cell office:value-type="date" office:date-value="2022-11-18T00:00:00" table:style-name="ce2">
            <text:p>2022-11-18</text:p>
          </table:table-cell>
          <table:table-cell office:value-type="string" table:style-name="ce1">
            <text:p>Johnson &amp; Johnson</text:p>
          </table:table-cell>
          <table:table-cell office:value-type="float" office:value="51242" table:style-name="ce1">
            <text:p>51242</text:p>
          </table:table-cell>
          <table:table-cell office:value-type="float" office:value="25621" table:style-name="ce1">
            <text:p>25621</text:p>
          </table:table-cell>
          <table:table-cell office:value-type="float" office:value="25217" table:style-name="ce1">
            <text:p>25217</text:p>
          </table:table-cell>
          <table:table-cell office:value-type="float" office:value="46957" table:style-name="ce1">
            <text:p>46957</text:p>
          </table:table-cell>
          <table:table-cell office:value-type="float" office:value="6568120" table:style-name="ce1">
            <text:p>6568120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Cuba</text:p>
          </table:table-cell>
          <table:table-cell office:value-type="date" office:date-value="2023-03-23T00:00:00" table:style-name="ce2">
            <text:p>2023-03-23</text:p>
          </table:table-cell>
          <table:table-cell office:value-type="string" table:style-name="ce1">
            <text:p>Pfizer</text:p>
          </table:table-cell>
          <table:table-cell office:value-type="float" office:value="13524" table:style-name="ce1">
            <text:p>13524</text:p>
          </table:table-cell>
          <table:table-cell office:value-type="float" office:value="6762" table:style-name="ce1">
            <text:p>6762</text:p>
          </table:table-cell>
          <table:table-cell office:value-type="float" office:value="6488" table:style-name="ce1">
            <text:p>6488</text:p>
          </table:table-cell>
          <table:table-cell office:value-type="float" office:value="13415" table:style-name="ce1">
            <text:p>13415</text:p>
          </table:table-cell>
          <table:table-cell office:value-type="float" office:value="29807139" table:style-name="ce1">
            <text:p>29807139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Jamaica</text:p>
          </table:table-cell>
          <table:table-cell office:value-type="date" office:date-value="2021-08-08T00:00:00" table:style-name="ce2">
            <text:p>2021-08-08</text:p>
          </table:table-cell>
          <table:table-cell office:value-type="string" table:style-name="ce1">
            <text:p>Moderna</text:p>
          </table:table-cell>
          <table:table-cell office:value-type="float" office:value="98955" table:style-name="ce1">
            <text:p>98955</text:p>
          </table:table-cell>
          <table:table-cell office:value-type="float" office:value="49477" table:style-name="ce1">
            <text:p>49477</text:p>
          </table:table-cell>
          <table:table-cell office:value-type="float" office:value="44662" table:style-name="ce1">
            <text:p>44662</text:p>
          </table:table-cell>
          <table:table-cell office:value-type="float" office:value="94793" table:style-name="ce1">
            <text:p>94793</text:p>
          </table:table-cell>
          <table:table-cell office:value-type="float" office:value="31203561" table:style-name="ce1">
            <text:p>31203561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Ecuador</text:p>
          </table:table-cell>
          <table:table-cell office:value-type="date" office:date-value="2022-02-09T00:00:00" table:style-name="ce2">
            <text:p>2022-02-09</text:p>
          </table:table-cell>
          <table:table-cell office:value-type="string" table:style-name="ce1">
            <text:p>AstraZeneca</text:p>
          </table:table-cell>
          <table:table-cell office:value-type="float" office:value="61836" table:style-name="ce1">
            <text:p>61836</text:p>
          </table:table-cell>
          <table:table-cell office:value-type="float" office:value="30918" table:style-name="ce1">
            <text:p>30918</text:p>
          </table:table-cell>
          <table:table-cell office:value-type="float" office:value="29236" table:style-name="ce1">
            <text:p>29236</text:p>
          </table:table-cell>
          <table:table-cell office:value-type="float" office:value="61381" table:style-name="ce1">
            <text:p>61381</text:p>
          </table:table-cell>
          <table:table-cell office:value-type="float" office:value="35241395" table:style-name="ce1">
            <text:p>35241395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Pakistan</text:p>
          </table:table-cell>
          <table:table-cell office:value-type="date" office:date-value="2023-04-09T00:00:00" table:style-name="ce2">
            <text:p>2023-04-09</text:p>
          </table:table-cell>
          <table:table-cell office:value-type="string" table:style-name="ce1">
            <text:p>Johnson &amp; Johnson</text:p>
          </table:table-cell>
          <table:table-cell office:value-type="float" office:value="42855" table:style-name="ce1">
            <text:p>42855</text:p>
          </table:table-cell>
          <table:table-cell office:value-type="float" office:value="21427" table:style-name="ce1">
            <text:p>21427</text:p>
          </table:table-cell>
          <table:table-cell office:value-type="float" office:value="19849" table:style-name="ce1">
            <text:p>19849</text:p>
          </table:table-cell>
          <table:table-cell office:value-type="float" office:value="41030" table:style-name="ce1">
            <text:p>41030</text:p>
          </table:table-cell>
          <table:table-cell office:value-type="float" office:value="48601291" table:style-name="ce1">
            <text:p>48601291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1-15T00:00:00" table:style-name="ce2">
            <text:p>2021-01-15</text:p>
          </table:table-cell>
          <table:table-cell office:value-type="string" table:style-name="ce1">
            <text:p>AstraZeneca</text:p>
          </table:table-cell>
          <table:table-cell office:value-type="float" office:value="28126" table:style-name="ce1">
            <text:p>28126</text:p>
          </table:table-cell>
          <table:table-cell office:value-type="float" office:value="14063" table:style-name="ce1">
            <text:p>14063</text:p>
          </table:table-cell>
          <table:table-cell office:value-type="float" office:value="12851" table:style-name="ce1">
            <text:p>12851</text:p>
          </table:table-cell>
          <table:table-cell office:value-type="float" office:value="25245" table:style-name="ce1">
            <text:p>25245</text:p>
          </table:table-cell>
          <table:table-cell office:value-type="float" office:value="24895106" table:style-name="ce1">
            <text:p>24895106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Sudan</text:p>
          </table:table-cell>
          <table:table-cell office:value-type="date" office:date-value="2021-06-14T00:00:00" table:style-name="ce2">
            <text:p>2021-06-14</text:p>
          </table:table-cell>
          <table:table-cell office:value-type="string" table:style-name="ce1">
            <text:p>Pfizer</text:p>
          </table:table-cell>
          <table:table-cell office:value-type="float" office:value="98880" table:style-name="ce1">
            <text:p>98880</text:p>
          </table:table-cell>
          <table:table-cell office:value-type="float" office:value="49440" table:style-name="ce1">
            <text:p>49440</text:p>
          </table:table-cell>
          <table:table-cell office:value-type="float" office:value="46678" table:style-name="ce1">
            <text:p>46678</text:p>
          </table:table-cell>
          <table:table-cell office:value-type="float" office:value="95533" table:style-name="ce1">
            <text:p>95533</text:p>
          </table:table-cell>
          <table:table-cell office:value-type="float" office:value="11420212" table:style-name="ce1">
            <text:p>11420212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Mauritius</text:p>
          </table:table-cell>
          <table:table-cell office:value-type="date" office:date-value="2023-10-09T00:00:00" table:style-name="ce2">
            <text:p>2023-10-09</text:p>
          </table:table-cell>
          <table:table-cell office:value-type="string" table:style-name="ce1">
            <text:p>Johnson &amp; Johnson</text:p>
          </table:table-cell>
          <table:table-cell office:value-type="float" office:value="28855" table:style-name="ce1">
            <text:p>28855</text:p>
          </table:table-cell>
          <table:table-cell office:value-type="float" office:value="14427" table:style-name="ce1">
            <text:p>14427</text:p>
          </table:table-cell>
          <table:table-cell office:value-type="float" office:value="14135" table:style-name="ce1">
            <text:p>14135</text:p>
          </table:table-cell>
          <table:table-cell office:value-type="float" office:value="25180" table:style-name="ce1">
            <text:p>25180</text:p>
          </table:table-cell>
          <table:table-cell office:value-type="float" office:value="34083387" table:style-name="ce1">
            <text:p>34083387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Italy</text:p>
          </table:table-cell>
          <table:table-cell office:value-type="date" office:date-value="2022-09-14T00:00:00" table:style-name="ce2">
            <text:p>2022-09-14</text:p>
          </table:table-cell>
          <table:table-cell office:value-type="string" table:style-name="ce1">
            <text:p>Moderna</text:p>
          </table:table-cell>
          <table:table-cell office:value-type="float" office:value="24490" table:style-name="ce1">
            <text:p>24490</text:p>
          </table:table-cell>
          <table:table-cell office:value-type="float" office:value="12245" table:style-name="ce1">
            <text:p>12245</text:p>
          </table:table-cell>
          <table:table-cell office:value-type="float" office:value="11143" table:style-name="ce1">
            <text:p>11143</text:p>
          </table:table-cell>
          <table:table-cell office:value-type="float" office:value="24096" table:style-name="ce1">
            <text:p>24096</text:p>
          </table:table-cell>
          <table:table-cell office:value-type="float" office:value="1060009" table:style-name="ce1">
            <text:p>1060009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urundi</text:p>
          </table:table-cell>
          <table:table-cell office:value-type="date" office:date-value="2022-01-22T00:00:00" table:style-name="ce2">
            <text:p>2022-01-22</text:p>
          </table:table-cell>
          <table:table-cell office:value-type="string" table:style-name="ce1">
            <text:p>Pfizer</text:p>
          </table:table-cell>
          <table:table-cell office:value-type="float" office:value="27286" table:style-name="ce1">
            <text:p>27286</text:p>
          </table:table-cell>
          <table:table-cell office:value-type="float" office:value="13643" table:style-name="ce1">
            <text:p>13643</text:p>
          </table:table-cell>
          <table:table-cell office:value-type="float" office:value="13090" table:style-name="ce1">
            <text:p>13090</text:p>
          </table:table-cell>
          <table:table-cell office:value-type="float" office:value="22528" table:style-name="ce1">
            <text:p>22528</text:p>
          </table:table-cell>
          <table:table-cell office:value-type="float" office:value="43995576" table:style-name="ce1">
            <text:p>43995576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Fiji</text:p>
          </table:table-cell>
          <table:table-cell office:value-type="date" office:date-value="2022-01-01T00:00:00" table:style-name="ce2">
            <text:p>2022-01-01</text:p>
          </table:table-cell>
          <table:table-cell office:value-type="string" table:style-name="ce1">
            <text:p>Johnson &amp; Johnson</text:p>
          </table:table-cell>
          <table:table-cell office:value-type="float" office:value="78201" table:style-name="ce1">
            <text:p>78201</text:p>
          </table:table-cell>
          <table:table-cell office:value-type="float" office:value="39100" table:style-name="ce1">
            <text:p>39100</text:p>
          </table:table-cell>
          <table:table-cell office:value-type="float" office:value="37231" table:style-name="ce1">
            <text:p>37231</text:p>
          </table:table-cell>
          <table:table-cell office:value-type="float" office:value="77361" table:style-name="ce1">
            <text:p>77361</text:p>
          </table:table-cell>
          <table:table-cell office:value-type="float" office:value="24297255" table:style-name="ce1">
            <text:p>24297255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7-30T00:00:00" table:style-name="ce2">
            <text:p>2022-07-30</text:p>
          </table:table-cell>
          <table:table-cell office:value-type="string" table:style-name="ce1">
            <text:p>AstraZeneca</text:p>
          </table:table-cell>
          <table:table-cell office:value-type="float" office:value="8751" table:style-name="ce1">
            <text:p>8751</text:p>
          </table:table-cell>
          <table:table-cell office:value-type="float" office:value="4375" table:style-name="ce1">
            <text:p>4375</text:p>
          </table:table-cell>
          <table:table-cell office:value-type="float" office:value="4269" table:style-name="ce1">
            <text:p>4269</text:p>
          </table:table-cell>
          <table:table-cell office:value-type="float" office:value="8179" table:style-name="ce1">
            <text:p>8179</text:p>
          </table:table-cell>
          <table:table-cell office:value-type="float" office:value="5006721" table:style-name="ce1">
            <text:p>5006721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Qatar</text:p>
          </table:table-cell>
          <table:table-cell office:value-type="date" office:date-value="2023-05-22T00:00:00" table:style-name="ce2">
            <text:p>2023-05-22</text:p>
          </table:table-cell>
          <table:table-cell office:value-type="string" table:style-name="ce1">
            <text:p>Moderna</text:p>
          </table:table-cell>
          <table:table-cell office:value-type="float" office:value="20630" table:style-name="ce1">
            <text:p>20630</text:p>
          </table:table-cell>
          <table:table-cell office:value-type="float" office:value="10315" table:style-name="ce1">
            <text:p>10315</text:p>
          </table:table-cell>
          <table:table-cell office:value-type="float" office:value="10291" table:style-name="ce1">
            <text:p>10291</text:p>
          </table:table-cell>
          <table:table-cell office:value-type="float" office:value="20310" table:style-name="ce1">
            <text:p>20310</text:p>
          </table:table-cell>
          <table:table-cell office:value-type="float" office:value="43726311" table:style-name="ce1">
            <text:p>43726311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Cayman Islands</text:p>
          </table:table-cell>
          <table:table-cell office:value-type="date" office:date-value="2021-10-12T00:00:00" table:style-name="ce2">
            <text:p>2021-10-12</text:p>
          </table:table-cell>
          <table:table-cell office:value-type="string" table:style-name="ce1">
            <text:p>AstraZeneca</text:p>
          </table:table-cell>
          <table:table-cell office:value-type="float" office:value="89639" table:style-name="ce1">
            <text:p>89639</text:p>
          </table:table-cell>
          <table:table-cell office:value-type="float" office:value="44819" table:style-name="ce1">
            <text:p>44819</text:p>
          </table:table-cell>
          <table:table-cell office:value-type="float" office:value="42069" table:style-name="ce1">
            <text:p>42069</text:p>
          </table:table-cell>
          <table:table-cell office:value-type="float" office:value="84744" table:style-name="ce1">
            <text:p>84744</text:p>
          </table:table-cell>
          <table:table-cell office:value-type="float" office:value="30761696" table:style-name="ce1">
            <text:p>30761696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Congo</text:p>
          </table:table-cell>
          <table:table-cell office:value-type="date" office:date-value="2022-06-21T00:00:00" table:style-name="ce2">
            <text:p>2022-06-21</text:p>
          </table:table-cell>
          <table:table-cell office:value-type="string" table:style-name="ce1">
            <text:p>AstraZeneca</text:p>
          </table:table-cell>
          <table:table-cell office:value-type="float" office:value="22546" table:style-name="ce1">
            <text:p>22546</text:p>
          </table:table-cell>
          <table:table-cell office:value-type="float" office:value="11273" table:style-name="ce1">
            <text:p>11273</text:p>
          </table:table-cell>
          <table:table-cell office:value-type="float" office:value="11152" table:style-name="ce1">
            <text:p>11152</text:p>
          </table:table-cell>
          <table:table-cell office:value-type="float" office:value="22225" table:style-name="ce1">
            <text:p>22225</text:p>
          </table:table-cell>
          <table:table-cell office:value-type="float" office:value="3473733" table:style-name="ce1">
            <text:p>3473733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3-07T00:00:00" table:style-name="ce2">
            <text:p>2021-03-07</text:p>
          </table:table-cell>
          <table:table-cell office:value-type="string" table:style-name="ce1">
            <text:p>Sputnik V</text:p>
          </table:table-cell>
          <table:table-cell office:value-type="float" office:value="50929" table:style-name="ce1">
            <text:p>50929</text:p>
          </table:table-cell>
          <table:table-cell office:value-type="float" office:value="25464" table:style-name="ce1">
            <text:p>25464</text:p>
          </table:table-cell>
          <table:table-cell office:value-type="float" office:value="24696" table:style-name="ce1">
            <text:p>24696</text:p>
          </table:table-cell>
          <table:table-cell office:value-type="float" office:value="50037" table:style-name="ce1">
            <text:p>50037</text:p>
          </table:table-cell>
          <table:table-cell office:value-type="float" office:value="30473717" table:style-name="ce1">
            <text:p>30473717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Burundi</text:p>
          </table:table-cell>
          <table:table-cell office:value-type="date" office:date-value="2022-05-13T00:00:00" table:style-name="ce2">
            <text:p>2022-05-13</text:p>
          </table:table-cell>
          <table:table-cell office:value-type="string" table:style-name="ce1">
            <text:p>Sinovac</text:p>
          </table:table-cell>
          <table:table-cell office:value-type="float" office:value="65293" table:style-name="ce1">
            <text:p>65293</text:p>
          </table:table-cell>
          <table:table-cell office:value-type="float" office:value="32646" table:style-name="ce1">
            <text:p>32646</text:p>
          </table:table-cell>
          <table:table-cell office:value-type="float" office:value="30398" table:style-name="ce1">
            <text:p>30398</text:p>
          </table:table-cell>
          <table:table-cell office:value-type="float" office:value="63581" table:style-name="ce1">
            <text:p>63581</text:p>
          </table:table-cell>
          <table:table-cell office:value-type="float" office:value="24147927" table:style-name="ce1">
            <text:p>24147927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Czech Republic</text:p>
          </table:table-cell>
          <table:table-cell office:value-type="date" office:date-value="2021-07-25T00:00:00" table:style-name="ce2">
            <text:p>2021-07-25</text:p>
          </table:table-cell>
          <table:table-cell office:value-type="string" table:style-name="ce1">
            <text:p>Moderna</text:p>
          </table:table-cell>
          <table:table-cell office:value-type="float" office:value="40597" table:style-name="ce1">
            <text:p>40597</text:p>
          </table:table-cell>
          <table:table-cell office:value-type="float" office:value="20298" table:style-name="ce1">
            <text:p>20298</text:p>
          </table:table-cell>
          <table:table-cell office:value-type="float" office:value="19639" table:style-name="ce1">
            <text:p>19639</text:p>
          </table:table-cell>
          <table:table-cell office:value-type="float" office:value="38421" table:style-name="ce1">
            <text:p>38421</text:p>
          </table:table-cell>
          <table:table-cell office:value-type="float" office:value="27214158" table:style-name="ce1">
            <text:p>27214158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11-13T00:00:00" table:style-name="ce2">
            <text:p>2023-11-13</text:p>
          </table:table-cell>
          <table:table-cell office:value-type="string" table:style-name="ce1">
            <text:p>Sinovac</text:p>
          </table:table-cell>
          <table:table-cell office:value-type="float" office:value="76720" table:style-name="ce1">
            <text:p>76720</text:p>
          </table:table-cell>
          <table:table-cell office:value-type="float" office:value="38360" table:style-name="ce1">
            <text:p>38360</text:p>
          </table:table-cell>
          <table:table-cell office:value-type="float" office:value="36042" table:style-name="ce1">
            <text:p>36042</text:p>
          </table:table-cell>
          <table:table-cell office:value-type="float" office:value="75203" table:style-name="ce1">
            <text:p>75203</text:p>
          </table:table-cell>
          <table:table-cell office:value-type="float" office:value="36002229" table:style-name="ce1">
            <text:p>36002229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Mauritius</text:p>
          </table:table-cell>
          <table:table-cell office:value-type="date" office:date-value="2022-08-05T00:00:00" table:style-name="ce2">
            <text:p>2022-08-05</text:p>
          </table:table-cell>
          <table:table-cell office:value-type="string" table:style-name="ce1">
            <text:p>Sputnik V</text:p>
          </table:table-cell>
          <table:table-cell office:value-type="float" office:value="50402" table:style-name="ce1">
            <text:p>50402</text:p>
          </table:table-cell>
          <table:table-cell office:value-type="float" office:value="25201" table:style-name="ce1">
            <text:p>25201</text:p>
          </table:table-cell>
          <table:table-cell office:value-type="float" office:value="24846" table:style-name="ce1">
            <text:p>24846</text:p>
          </table:table-cell>
          <table:table-cell office:value-type="float" office:value="45857" table:style-name="ce1">
            <text:p>45857</text:p>
          </table:table-cell>
          <table:table-cell office:value-type="float" office:value="34542487" table:style-name="ce1">
            <text:p>34542487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1-02T00:00:00" table:style-name="ce2">
            <text:p>2021-11-02</text:p>
          </table:table-cell>
          <table:table-cell office:value-type="string" table:style-name="ce1">
            <text:p>AstraZeneca</text:p>
          </table:table-cell>
          <table:table-cell office:value-type="float" office:value="18762" table:style-name="ce1">
            <text:p>18762</text:p>
          </table:table-cell>
          <table:table-cell office:value-type="float" office:value="9381" table:style-name="ce1">
            <text:p>9381</text:p>
          </table:table-cell>
          <table:table-cell office:value-type="float" office:value="9128" table:style-name="ce1">
            <text:p>9128</text:p>
          </table:table-cell>
          <table:table-cell office:value-type="float" office:value="16069" table:style-name="ce1">
            <text:p>16069</text:p>
          </table:table-cell>
          <table:table-cell office:value-type="float" office:value="25820202" table:style-name="ce1">
            <text:p>25820202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maica</text:p>
          </table:table-cell>
          <table:table-cell office:value-type="date" office:date-value="2022-01-07T00:00:00" table:style-name="ce2">
            <text:p>2022-01-07</text:p>
          </table:table-cell>
          <table:table-cell office:value-type="string" table:style-name="ce1">
            <text:p>Moderna</text:p>
          </table:table-cell>
          <table:table-cell office:value-type="float" office:value="72729" table:style-name="ce1">
            <text:p>72729</text:p>
          </table:table-cell>
          <table:table-cell office:value-type="float" office:value="36364" table:style-name="ce1">
            <text:p>36364</text:p>
          </table:table-cell>
          <table:table-cell office:value-type="float" office:value="34762" table:style-name="ce1">
            <text:p>34762</text:p>
          </table:table-cell>
          <table:table-cell office:value-type="float" office:value="68188" table:style-name="ce1">
            <text:p>68188</text:p>
          </table:table-cell>
          <table:table-cell office:value-type="float" office:value="21744435" table:style-name="ce1">
            <text:p>21744435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Italy</text:p>
          </table:table-cell>
          <table:table-cell office:value-type="date" office:date-value="2023-03-24T00:00:00" table:style-name="ce2">
            <text:p>2023-03-24</text:p>
          </table:table-cell>
          <table:table-cell office:value-type="string" table:style-name="ce1">
            <text:p>Sinovac</text:p>
          </table:table-cell>
          <table:table-cell office:value-type="float" office:value="66651" table:style-name="ce1">
            <text:p>66651</text:p>
          </table:table-cell>
          <table:table-cell office:value-type="float" office:value="33325" table:style-name="ce1">
            <text:p>33325</text:p>
          </table:table-cell>
          <table:table-cell office:value-type="float" office:value="29993" table:style-name="ce1">
            <text:p>29993</text:p>
          </table:table-cell>
          <table:table-cell office:value-type="float" office:value="64218" table:style-name="ce1">
            <text:p>64218</text:p>
          </table:table-cell>
          <table:table-cell office:value-type="float" office:value="5864882" table:style-name="ce1">
            <text:p>5864882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Benin</text:p>
          </table:table-cell>
          <table:table-cell office:value-type="date" office:date-value="2023-03-01T00:00:00" table:style-name="ce2">
            <text:p>2023-03-01</text:p>
          </table:table-cell>
          <table:table-cell office:value-type="string" table:style-name="ce1">
            <text:p>Sputnik V</text:p>
          </table:table-cell>
          <table:table-cell office:value-type="float" office:value="94151" table:style-name="ce1">
            <text:p>94151</text:p>
          </table:table-cell>
          <table:table-cell office:value-type="float" office:value="47075" table:style-name="ce1">
            <text:p>47075</text:p>
          </table:table-cell>
          <table:table-cell office:value-type="float" office:value="46973" table:style-name="ce1">
            <text:p>46973</text:p>
          </table:table-cell>
          <table:table-cell office:value-type="float" office:value="90358" table:style-name="ce1">
            <text:p>90358</text:p>
          </table:table-cell>
          <table:table-cell office:value-type="float" office:value="7822794" table:style-name="ce1">
            <text:p>7822794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Anguilla</text:p>
          </table:table-cell>
          <table:table-cell office:value-type="date" office:date-value="2021-02-04T00:00:00" table:style-name="ce2">
            <text:p>2021-02-04</text:p>
          </table:table-cell>
          <table:table-cell office:value-type="string" table:style-name="ce1">
            <text:p>Pfizer</text:p>
          </table:table-cell>
          <table:table-cell office:value-type="float" office:value="6438" table:style-name="ce1">
            <text:p>6438</text:p>
          </table:table-cell>
          <table:table-cell office:value-type="float" office:value="3219" table:style-name="ce1">
            <text:p>3219</text:p>
          </table:table-cell>
          <table:table-cell office:value-type="float" office:value="2925" table:style-name="ce1">
            <text:p>2925</text:p>
          </table:table-cell>
          <table:table-cell office:value-type="float" office:value="1622" table:style-name="ce1">
            <text:p>1622</text:p>
          </table:table-cell>
          <table:table-cell office:value-type="float" office:value="16212538" table:style-name="ce1">
            <text:p>16212538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Pakistan</text:p>
          </table:table-cell>
          <table:table-cell office:value-type="date" office:date-value="2022-06-15T00:00:00" table:style-name="ce2">
            <text:p>2022-06-15</text:p>
          </table:table-cell>
          <table:table-cell office:value-type="string" table:style-name="ce1">
            <text:p>Sinovac</text:p>
          </table:table-cell>
          <table:table-cell office:value-type="float" office:value="99108" table:style-name="ce1">
            <text:p>99108</text:p>
          </table:table-cell>
          <table:table-cell office:value-type="float" office:value="49554" table:style-name="ce1">
            <text:p>49554</text:p>
          </table:table-cell>
          <table:table-cell office:value-type="float" office:value="48002" table:style-name="ce1">
            <text:p>48002</text:p>
          </table:table-cell>
          <table:table-cell office:value-type="float" office:value="96871" table:style-name="ce1">
            <text:p>96871</text:p>
          </table:table-cell>
          <table:table-cell office:value-type="float" office:value="29166032" table:style-name="ce1">
            <text:p>29166032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Bermuda</text:p>
          </table:table-cell>
          <table:table-cell office:value-type="date" office:date-value="2021-07-12T00:00:00" table:style-name="ce2">
            <text:p>2021-07-12</text:p>
          </table:table-cell>
          <table:table-cell office:value-type="string" table:style-name="ce1">
            <text:p>Johnson &amp; Johnson</text:p>
          </table:table-cell>
          <table:table-cell office:value-type="float" office:value="34487" table:style-name="ce1">
            <text:p>34487</text:p>
          </table:table-cell>
          <table:table-cell office:value-type="float" office:value="17243" table:style-name="ce1">
            <text:p>17243</text:p>
          </table:table-cell>
          <table:table-cell office:value-type="float" office:value="15695" table:style-name="ce1">
            <text:p>15695</text:p>
          </table:table-cell>
          <table:table-cell office:value-type="float" office:value="32919" table:style-name="ce1">
            <text:p>32919</text:p>
          </table:table-cell>
          <table:table-cell office:value-type="float" office:value="17917140" table:style-name="ce1">
            <text:p>17917140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Jamaica</text:p>
          </table:table-cell>
          <table:table-cell office:value-type="date" office:date-value="2021-04-22T00:00:00" table:style-name="ce2">
            <text:p>2021-04-22</text:p>
          </table:table-cell>
          <table:table-cell office:value-type="string" table:style-name="ce1">
            <text:p>Johnson &amp; Johnson</text:p>
          </table:table-cell>
          <table:table-cell office:value-type="float" office:value="13976" table:style-name="ce1">
            <text:p>13976</text:p>
          </table:table-cell>
          <table:table-cell office:value-type="float" office:value="6988" table:style-name="ce1">
            <text:p>6988</text:p>
          </table:table-cell>
          <table:table-cell office:value-type="float" office:value="6945" table:style-name="ce1">
            <text:p>6945</text:p>
          </table:table-cell>
          <table:table-cell office:value-type="float" office:value="11547" table:style-name="ce1">
            <text:p>11547</text:p>
          </table:table-cell>
          <table:table-cell office:value-type="float" office:value="25410236" table:style-name="ce1">
            <text:p>25410236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ermuda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Pfizer</text:p>
          </table:table-cell>
          <table:table-cell office:value-type="float" office:value="73185" table:style-name="ce1">
            <text:p>73185</text:p>
          </table:table-cell>
          <table:table-cell office:value-type="float" office:value="36592" table:style-name="ce1">
            <text:p>36592</text:p>
          </table:table-cell>
          <table:table-cell office:value-type="float" office:value="35248" table:style-name="ce1">
            <text:p>35248</text:p>
          </table:table-cell>
          <table:table-cell office:value-type="float" office:value="70837" table:style-name="ce1">
            <text:p>70837</text:p>
          </table:table-cell>
          <table:table-cell office:value-type="float" office:value="14693197" table:style-name="ce1">
            <text:p>14693197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enegal</text:p>
          </table:table-cell>
          <table:table-cell office:value-type="date" office:date-value="2022-07-31T00:00:00" table:style-name="ce2">
            <text:p>2022-07-31</text:p>
          </table:table-cell>
          <table:table-cell office:value-type="string" table:style-name="ce1">
            <text:p>Sinovac</text:p>
          </table:table-cell>
          <table:table-cell office:value-type="float" office:value="27603" table:style-name="ce1">
            <text:p>27603</text:p>
          </table:table-cell>
          <table:table-cell office:value-type="float" office:value="13801" table:style-name="ce1">
            <text:p>13801</text:p>
          </table:table-cell>
          <table:table-cell office:value-type="float" office:value="13010" table:style-name="ce1">
            <text:p>13010</text:p>
          </table:table-cell>
          <table:table-cell office:value-type="float" office:value="23728" table:style-name="ce1">
            <text:p>23728</text:p>
          </table:table-cell>
          <table:table-cell office:value-type="float" office:value="36236131" table:style-name="ce1">
            <text:p>36236131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Congo</text:p>
          </table:table-cell>
          <table:table-cell office:value-type="date" office:date-value="2021-11-02T00:00:00" table:style-name="ce2">
            <text:p>2021-11-02</text:p>
          </table:table-cell>
          <table:table-cell office:value-type="string" table:style-name="ce1">
            <text:p>Sputnik V</text:p>
          </table:table-cell>
          <table:table-cell office:value-type="float" office:value="33365" table:style-name="ce1">
            <text:p>33365</text:p>
          </table:table-cell>
          <table:table-cell office:value-type="float" office:value="16682" table:style-name="ce1">
            <text:p>16682</text:p>
          </table:table-cell>
          <table:table-cell office:value-type="float" office:value="15680" table:style-name="ce1">
            <text:p>15680</text:p>
          </table:table-cell>
          <table:table-cell office:value-type="float" office:value="29368" table:style-name="ce1">
            <text:p>29368</text:p>
          </table:table-cell>
          <table:table-cell office:value-type="float" office:value="10150320" table:style-name="ce1">
            <text:p>10150320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Sri Lanka</text:p>
          </table:table-cell>
          <table:table-cell office:value-type="date" office:date-value="2022-01-28T00:00:00" table:style-name="ce2">
            <text:p>2022-01-28</text:p>
          </table:table-cell>
          <table:table-cell office:value-type="string" table:style-name="ce1">
            <text:p>Sputnik V</text:p>
          </table:table-cell>
          <table:table-cell office:value-type="float" office:value="95569" table:style-name="ce1">
            <text:p>95569</text:p>
          </table:table-cell>
          <table:table-cell office:value-type="float" office:value="47784" table:style-name="ce1">
            <text:p>47784</text:p>
          </table:table-cell>
          <table:table-cell office:value-type="float" office:value="43535" table:style-name="ce1">
            <text:p>43535</text:p>
          </table:table-cell>
          <table:table-cell office:value-type="float" office:value="91829" table:style-name="ce1">
            <text:p>91829</text:p>
          </table:table-cell>
          <table:table-cell office:value-type="float" office:value="24391298" table:style-name="ce1">
            <text:p>24391298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yanmar</text:p>
          </table:table-cell>
          <table:table-cell office:value-type="date" office:date-value="2021-06-09T00:00:00" table:style-name="ce2">
            <text:p>2021-06-09</text:p>
          </table:table-cell>
          <table:table-cell office:value-type="string" table:style-name="ce1">
            <text:p>AstraZeneca</text:p>
          </table:table-cell>
          <table:table-cell office:value-type="float" office:value="49901" table:style-name="ce1">
            <text:p>49901</text:p>
          </table:table-cell>
          <table:table-cell office:value-type="float" office:value="24950" table:style-name="ce1">
            <text:p>24950</text:p>
          </table:table-cell>
          <table:table-cell office:value-type="float" office:value="23338" table:style-name="ce1">
            <text:p>23338</text:p>
          </table:table-cell>
          <table:table-cell office:value-type="float" office:value="46364" table:style-name="ce1">
            <text:p>46364</text:p>
          </table:table-cell>
          <table:table-cell office:value-type="float" office:value="6084126" table:style-name="ce1">
            <text:p>6084126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Bosnia and Herzegovina</text:p>
          </table:table-cell>
          <table:table-cell office:value-type="date" office:date-value="2022-12-28T00:00:00" table:style-name="ce2">
            <text:p>2022-12-28</text:p>
          </table:table-cell>
          <table:table-cell office:value-type="string" table:style-name="ce1">
            <text:p>Pfizer</text:p>
          </table:table-cell>
          <table:table-cell office:value-type="float" office:value="24898" table:style-name="ce1">
            <text:p>24898</text:p>
          </table:table-cell>
          <table:table-cell office:value-type="float" office:value="12449" table:style-name="ce1">
            <text:p>12449</text:p>
          </table:table-cell>
          <table:table-cell office:value-type="float" office:value="12204" table:style-name="ce1">
            <text:p>12204</text:p>
          </table:table-cell>
          <table:table-cell office:value-type="float" office:value="20239" table:style-name="ce1">
            <text:p>20239</text:p>
          </table:table-cell>
          <table:table-cell office:value-type="float" office:value="1803897" table:style-name="ce1">
            <text:p>1803897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Reunion</text:p>
          </table:table-cell>
          <table:table-cell office:value-type="date" office:date-value="2023-07-29T00:00:00" table:style-name="ce2">
            <text:p>2023-07-29</text:p>
          </table:table-cell>
          <table:table-cell office:value-type="string" table:style-name="ce1">
            <text:p>Johnson &amp; Johnson</text:p>
          </table:table-cell>
          <table:table-cell office:value-type="float" office:value="47677" table:style-name="ce1">
            <text:p>47677</text:p>
          </table:table-cell>
          <table:table-cell office:value-type="float" office:value="23838" table:style-name="ce1">
            <text:p>23838</text:p>
          </table:table-cell>
          <table:table-cell office:value-type="float" office:value="21828" table:style-name="ce1">
            <text:p>21828</text:p>
          </table:table-cell>
          <table:table-cell office:value-type="float" office:value="44890" table:style-name="ce1">
            <text:p>44890</text:p>
          </table:table-cell>
          <table:table-cell office:value-type="float" office:value="22456771" table:style-name="ce1">
            <text:p>22456771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Guadeloupe</text:p>
          </table:table-cell>
          <table:table-cell office:value-type="date" office:date-value="2023-11-20T00:00:00" table:style-name="ce2">
            <text:p>2023-11-20</text:p>
          </table:table-cell>
          <table:table-cell office:value-type="string" table:style-name="ce1">
            <text:p>AstraZeneca</text:p>
          </table:table-cell>
          <table:table-cell office:value-type="float" office:value="77204" table:style-name="ce1">
            <text:p>77204</text:p>
          </table:table-cell>
          <table:table-cell office:value-type="float" office:value="38602" table:style-name="ce1">
            <text:p>38602</text:p>
          </table:table-cell>
          <table:table-cell office:value-type="float" office:value="36206" table:style-name="ce1">
            <text:p>36206</text:p>
          </table:table-cell>
          <table:table-cell office:value-type="float" office:value="76875" table:style-name="ce1">
            <text:p>76875</text:p>
          </table:table-cell>
          <table:table-cell office:value-type="float" office:value="28915586" table:style-name="ce1">
            <text:p>28915586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Benin</text:p>
          </table:table-cell>
          <table:table-cell office:value-type="date" office:date-value="2021-04-17T00:00:00" table:style-name="ce2">
            <text:p>2021-04-17</text:p>
          </table:table-cell>
          <table:table-cell office:value-type="string" table:style-name="ce1">
            <text:p>Moderna</text:p>
          </table:table-cell>
          <table:table-cell office:value-type="float" office:value="81189" table:style-name="ce1">
            <text:p>81189</text:p>
          </table:table-cell>
          <table:table-cell office:value-type="float" office:value="40594" table:style-name="ce1">
            <text:p>40594</text:p>
          </table:table-cell>
          <table:table-cell office:value-type="float" office:value="37020" table:style-name="ce1">
            <text:p>37020</text:p>
          </table:table-cell>
          <table:table-cell office:value-type="float" office:value="79565" table:style-name="ce1">
            <text:p>79565</text:p>
          </table:table-cell>
          <table:table-cell office:value-type="float" office:value="17278030" table:style-name="ce1">
            <text:p>17278030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Mauritius</text:p>
          </table:table-cell>
          <table:table-cell office:value-type="date" office:date-value="2021-06-26T00:00:00" table:style-name="ce2">
            <text:p>2021-06-26</text:p>
          </table:table-cell>
          <table:table-cell office:value-type="string" table:style-name="ce1">
            <text:p>AstraZeneca</text:p>
          </table:table-cell>
          <table:table-cell office:value-type="float" office:value="54501" table:style-name="ce1">
            <text:p>54501</text:p>
          </table:table-cell>
          <table:table-cell office:value-type="float" office:value="27250" table:style-name="ce1">
            <text:p>27250</text:p>
          </table:table-cell>
          <table:table-cell office:value-type="float" office:value="24789" table:style-name="ce1">
            <text:p>24789</text:p>
          </table:table-cell>
          <table:table-cell office:value-type="float" office:value="50332" table:style-name="ce1">
            <text:p>50332</text:p>
          </table:table-cell>
          <table:table-cell office:value-type="float" office:value="38460681" table:style-name="ce1">
            <text:p>38460681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Namibia</text:p>
          </table:table-cell>
          <table:table-cell office:value-type="date" office:date-value="2023-09-09T00:00:00" table:style-name="ce2">
            <text:p>2023-09-09</text:p>
          </table:table-cell>
          <table:table-cell office:value-type="string" table:style-name="ce1">
            <text:p>AstraZeneca</text:p>
          </table:table-cell>
          <table:table-cell office:value-type="float" office:value="51475" table:style-name="ce1">
            <text:p>51475</text:p>
          </table:table-cell>
          <table:table-cell office:value-type="float" office:value="25737" table:style-name="ce1">
            <text:p>25737</text:p>
          </table:table-cell>
          <table:table-cell office:value-type="float" office:value="25417" table:style-name="ce1">
            <text:p>25417</text:p>
          </table:table-cell>
          <table:table-cell office:value-type="float" office:value="50520" table:style-name="ce1">
            <text:p>50520</text:p>
          </table:table-cell>
          <table:table-cell office:value-type="float" office:value="9540690" table:style-name="ce1">
            <text:p>9540690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Czech Republic</text:p>
          </table:table-cell>
          <table:table-cell office:value-type="date" office:date-value="2022-09-18T00:00:00" table:style-name="ce2">
            <text:p>2022-09-18</text:p>
          </table:table-cell>
          <table:table-cell office:value-type="string" table:style-name="ce1">
            <text:p>Pfizer</text:p>
          </table:table-cell>
          <table:table-cell office:value-type="float" office:value="12514" table:style-name="ce1">
            <text:p>12514</text:p>
          </table:table-cell>
          <table:table-cell office:value-type="float" office:value="6257" table:style-name="ce1">
            <text:p>6257</text:p>
          </table:table-cell>
          <table:table-cell office:value-type="float" office:value="5793" table:style-name="ce1">
            <text:p>5793</text:p>
          </table:table-cell>
          <table:table-cell office:value-type="float" office:value="8371" table:style-name="ce1">
            <text:p>8371</text:p>
          </table:table-cell>
          <table:table-cell office:value-type="float" office:value="17866258" table:style-name="ce1">
            <text:p>17866258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Macedonia</text:p>
          </table:table-cell>
          <table:table-cell office:value-type="date" office:date-value="2021-08-13T00:00:00" table:style-name="ce2">
            <text:p>2021-08-13</text:p>
          </table:table-cell>
          <table:table-cell office:value-type="string" table:style-name="ce1">
            <text:p>Moderna</text:p>
          </table:table-cell>
          <table:table-cell office:value-type="float" office:value="49540" table:style-name="ce1">
            <text:p>49540</text:p>
          </table:table-cell>
          <table:table-cell office:value-type="float" office:value="24770" table:style-name="ce1">
            <text:p>24770</text:p>
          </table:table-cell>
          <table:table-cell office:value-type="float" office:value="24158" table:style-name="ce1">
            <text:p>24158</text:p>
          </table:table-cell>
          <table:table-cell office:value-type="float" office:value="45655" table:style-name="ce1">
            <text:p>45655</text:p>
          </table:table-cell>
          <table:table-cell office:value-type="float" office:value="1886650" table:style-name="ce1">
            <text:p>1886650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Kiribati</text:p>
          </table:table-cell>
          <table:table-cell office:value-type="date" office:date-value="2022-06-01T00:00:00" table:style-name="ce2">
            <text:p>2022-06-01</text:p>
          </table:table-cell>
          <table:table-cell office:value-type="string" table:style-name="ce1">
            <text:p>Johnson &amp; Johnson</text:p>
          </table:table-cell>
          <table:table-cell office:value-type="float" office:value="97972" table:style-name="ce1">
            <text:p>97972</text:p>
          </table:table-cell>
          <table:table-cell office:value-type="float" office:value="48986" table:style-name="ce1">
            <text:p>48986</text:p>
          </table:table-cell>
          <table:table-cell office:value-type="float" office:value="48414" table:style-name="ce1">
            <text:p>48414</text:p>
          </table:table-cell>
          <table:table-cell office:value-type="float" office:value="93591" table:style-name="ce1">
            <text:p>93591</text:p>
          </table:table-cell>
          <table:table-cell office:value-type="float" office:value="14108110" table:style-name="ce1">
            <text:p>14108110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4-07T00:00:00" table:style-name="ce2">
            <text:p>2021-04-07</text:p>
          </table:table-cell>
          <table:table-cell office:value-type="string" table:style-name="ce1">
            <text:p>Pfizer</text:p>
          </table:table-cell>
          <table:table-cell office:value-type="float" office:value="76121" table:style-name="ce1">
            <text:p>76121</text:p>
          </table:table-cell>
          <table:table-cell office:value-type="float" office:value="38060" table:style-name="ce1">
            <text:p>38060</text:p>
          </table:table-cell>
          <table:table-cell office:value-type="float" office:value="34833" table:style-name="ce1">
            <text:p>34833</text:p>
          </table:table-cell>
          <table:table-cell office:value-type="float" office:value="71620" table:style-name="ce1">
            <text:p>71620</text:p>
          </table:table-cell>
          <table:table-cell office:value-type="float" office:value="34022976" table:style-name="ce1">
            <text:p>34022976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Reunion</text:p>
          </table:table-cell>
          <table:table-cell office:value-type="date" office:date-value="2021-07-06T00:00:00" table:style-name="ce2">
            <text:p>2021-07-06</text:p>
          </table:table-cell>
          <table:table-cell office:value-type="string" table:style-name="ce1">
            <text:p>Sinovac</text:p>
          </table:table-cell>
          <table:table-cell office:value-type="float" office:value="18627" table:style-name="ce1">
            <text:p>18627</text:p>
          </table:table-cell>
          <table:table-cell office:value-type="float" office:value="9313" table:style-name="ce1">
            <text:p>9313</text:p>
          </table:table-cell>
          <table:table-cell office:value-type="float" office:value="9025" table:style-name="ce1">
            <text:p>9025</text:p>
          </table:table-cell>
          <table:table-cell office:value-type="float" office:value="17349" table:style-name="ce1">
            <text:p>17349</text:p>
          </table:table-cell>
          <table:table-cell office:value-type="float" office:value="6269642" table:style-name="ce1">
            <text:p>6269642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enin</text:p>
          </table:table-cell>
          <table:table-cell office:value-type="date" office:date-value="2021-09-12T00:00:00" table:style-name="ce2">
            <text:p>2021-09-12</text:p>
          </table:table-cell>
          <table:table-cell office:value-type="string" table:style-name="ce1">
            <text:p>Sinovac</text:p>
          </table:table-cell>
          <table:table-cell office:value-type="float" office:value="39207" table:style-name="ce1">
            <text:p>39207</text:p>
          </table:table-cell>
          <table:table-cell office:value-type="float" office:value="19603" table:style-name="ce1">
            <text:p>19603</text:p>
          </table:table-cell>
          <table:table-cell office:value-type="float" office:value="17769" table:style-name="ce1">
            <text:p>17769</text:p>
          </table:table-cell>
          <table:table-cell office:value-type="float" office:value="34792" table:style-name="ce1">
            <text:p>34792</text:p>
          </table:table-cell>
          <table:table-cell office:value-type="float" office:value="24444090" table:style-name="ce1">
            <text:p>24444090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Antigua and Barbuda</text:p>
          </table:table-cell>
          <table:table-cell office:value-type="date" office:date-value="2023-06-19T00:00:00" table:style-name="ce2">
            <text:p>2023-06-19</text:p>
          </table:table-cell>
          <table:table-cell office:value-type="string" table:style-name="ce1">
            <text:p>Johnson &amp; Johnson</text:p>
          </table:table-cell>
          <table:table-cell office:value-type="float" office:value="39926" table:style-name="ce1">
            <text:p>39926</text:p>
          </table:table-cell>
          <table:table-cell office:value-type="float" office:value="19963" table:style-name="ce1">
            <text:p>19963</text:p>
          </table:table-cell>
          <table:table-cell office:value-type="float" office:value="19773" table:style-name="ce1">
            <text:p>19773</text:p>
          </table:table-cell>
          <table:table-cell office:value-type="float" office:value="37032" table:style-name="ce1">
            <text:p>37032</text:p>
          </table:table-cell>
          <table:table-cell office:value-type="float" office:value="8749257" table:style-name="ce1">
            <text:p>8749257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Burundi</text:p>
          </table:table-cell>
          <table:table-cell office:value-type="date" office:date-value="2023-01-25T00:00:00" table:style-name="ce2">
            <text:p>2023-01-25</text:p>
          </table:table-cell>
          <table:table-cell office:value-type="string" table:style-name="ce1">
            <text:p>Johnson &amp; Johnson</text:p>
          </table:table-cell>
          <table:table-cell office:value-type="float" office:value="64894" table:style-name="ce1">
            <text:p>64894</text:p>
          </table:table-cell>
          <table:table-cell office:value-type="float" office:value="32447" table:style-name="ce1">
            <text:p>32447</text:p>
          </table:table-cell>
          <table:table-cell office:value-type="float" office:value="32114" table:style-name="ce1">
            <text:p>32114</text:p>
          </table:table-cell>
          <table:table-cell office:value-type="float" office:value="61284" table:style-name="ce1">
            <text:p>61284</text:p>
          </table:table-cell>
          <table:table-cell office:value-type="float" office:value="24495105" table:style-name="ce1">
            <text:p>24495105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Serbia</text:p>
          </table:table-cell>
          <table:table-cell office:value-type="date" office:date-value="2021-02-13T00:00:00" table:style-name="ce2">
            <text:p>2021-02-13</text:p>
          </table:table-cell>
          <table:table-cell office:value-type="string" table:style-name="ce1">
            <text:p>AstraZeneca</text:p>
          </table:table-cell>
          <table:table-cell office:value-type="float" office:value="62703" table:style-name="ce1">
            <text:p>62703</text:p>
          </table:table-cell>
          <table:table-cell office:value-type="float" office:value="31351" table:style-name="ce1">
            <text:p>31351</text:p>
          </table:table-cell>
          <table:table-cell office:value-type="float" office:value="29239" table:style-name="ce1">
            <text:p>29239</text:p>
          </table:table-cell>
          <table:table-cell office:value-type="float" office:value="59586" table:style-name="ce1">
            <text:p>59586</text:p>
          </table:table-cell>
          <table:table-cell office:value-type="float" office:value="4198625" table:style-name="ce1">
            <text:p>4198625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Djibouti</text:p>
          </table:table-cell>
          <table:table-cell office:value-type="date" office:date-value="2023-04-14T00:00:00" table:style-name="ce2">
            <text:p>2023-04-14</text:p>
          </table:table-cell>
          <table:table-cell office:value-type="string" table:style-name="ce1">
            <text:p>Sputnik V</text:p>
          </table:table-cell>
          <table:table-cell office:value-type="float" office:value="41966" table:style-name="ce1">
            <text:p>41966</text:p>
          </table:table-cell>
          <table:table-cell office:value-type="float" office:value="20983" table:style-name="ce1">
            <text:p>20983</text:p>
          </table:table-cell>
          <table:table-cell office:value-type="float" office:value="19415" table:style-name="ce1">
            <text:p>19415</text:p>
          </table:table-cell>
          <table:table-cell office:value-type="float" office:value="38148" table:style-name="ce1">
            <text:p>38148</text:p>
          </table:table-cell>
          <table:table-cell office:value-type="float" office:value="28737259" table:style-name="ce1">
            <text:p>28737259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Benin</text:p>
          </table:table-cell>
          <table:table-cell office:value-type="date" office:date-value="2021-06-16T00:00:00" table:style-name="ce2">
            <text:p>2021-06-16</text:p>
          </table:table-cell>
          <table:table-cell office:value-type="string" table:style-name="ce1">
            <text:p>AstraZeneca</text:p>
          </table:table-cell>
          <table:table-cell office:value-type="float" office:value="61890" table:style-name="ce1">
            <text:p>61890</text:p>
          </table:table-cell>
          <table:table-cell office:value-type="float" office:value="30945" table:style-name="ce1">
            <text:p>30945</text:p>
          </table:table-cell>
          <table:table-cell office:value-type="float" office:value="29207" table:style-name="ce1">
            <text:p>29207</text:p>
          </table:table-cell>
          <table:table-cell office:value-type="float" office:value="56893" table:style-name="ce1">
            <text:p>56893</text:p>
          </table:table-cell>
          <table:table-cell office:value-type="float" office:value="7227116" table:style-name="ce1">
            <text:p>7227116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5-28T00:00:00" table:style-name="ce2">
            <text:p>2023-05-28</text:p>
          </table:table-cell>
          <table:table-cell office:value-type="string" table:style-name="ce1">
            <text:p>Sinovac</text:p>
          </table:table-cell>
          <table:table-cell office:value-type="float" office:value="27831" table:style-name="ce1">
            <text:p>27831</text:p>
          </table:table-cell>
          <table:table-cell office:value-type="float" office:value="13915" table:style-name="ce1">
            <text:p>13915</text:p>
          </table:table-cell>
          <table:table-cell office:value-type="float" office:value="12865" table:style-name="ce1">
            <text:p>12865</text:p>
          </table:table-cell>
          <table:table-cell office:value-type="float" office:value="24906" table:style-name="ce1">
            <text:p>24906</text:p>
          </table:table-cell>
          <table:table-cell office:value-type="float" office:value="7679762" table:style-name="ce1">
            <text:p>7679762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Anguilla</text:p>
          </table:table-cell>
          <table:table-cell office:value-type="date" office:date-value="2023-11-02T00:00:00" table:style-name="ce2">
            <text:p>2023-11-02</text:p>
          </table:table-cell>
          <table:table-cell office:value-type="string" table:style-name="ce1">
            <text:p>Johnson &amp; Johnson</text:p>
          </table:table-cell>
          <table:table-cell office:value-type="float" office:value="78554" table:style-name="ce1">
            <text:p>78554</text:p>
          </table:table-cell>
          <table:table-cell office:value-type="float" office:value="39277" table:style-name="ce1">
            <text:p>39277</text:p>
          </table:table-cell>
          <table:table-cell office:value-type="float" office:value="36172" table:style-name="ce1">
            <text:p>36172</text:p>
          </table:table-cell>
          <table:table-cell office:value-type="float" office:value="75985" table:style-name="ce1">
            <text:p>75985</text:p>
          </table:table-cell>
          <table:table-cell office:value-type="float" office:value="41674565" table:style-name="ce1">
            <text:p>41674565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Namibia</text:p>
          </table:table-cell>
          <table:table-cell office:value-type="date" office:date-value="2023-03-30T00:00:00" table:style-name="ce2">
            <text:p>2023-03-30</text:p>
          </table:table-cell>
          <table:table-cell office:value-type="string" table:style-name="ce1">
            <text:p>Sinovac</text:p>
          </table:table-cell>
          <table:table-cell office:value-type="float" office:value="53442" table:style-name="ce1">
            <text:p>53442</text:p>
          </table:table-cell>
          <table:table-cell office:value-type="float" office:value="26721" table:style-name="ce1">
            <text:p>26721</text:p>
          </table:table-cell>
          <table:table-cell office:value-type="float" office:value="25497" table:style-name="ce1">
            <text:p>25497</text:p>
          </table:table-cell>
          <table:table-cell office:value-type="float" office:value="50434" table:style-name="ce1">
            <text:p>50434</text:p>
          </table:table-cell>
          <table:table-cell office:value-type="float" office:value="22285097" table:style-name="ce1">
            <text:p>22285097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Namibia</text:p>
          </table:table-cell>
          <table:table-cell office:value-type="date" office:date-value="2022-10-08T00:00:00" table:style-name="ce2">
            <text:p>2022-10-08</text:p>
          </table:table-cell>
          <table:table-cell office:value-type="string" table:style-name="ce1">
            <text:p>Sputnik V</text:p>
          </table:table-cell>
          <table:table-cell office:value-type="float" office:value="68268" table:style-name="ce1">
            <text:p>68268</text:p>
          </table:table-cell>
          <table:table-cell office:value-type="float" office:value="34134" table:style-name="ce1">
            <text:p>34134</text:p>
          </table:table-cell>
          <table:table-cell office:value-type="float" office:value="30747" table:style-name="ce1">
            <text:p>30747</text:p>
          </table:table-cell>
          <table:table-cell office:value-type="float" office:value="66127" table:style-name="ce1">
            <text:p>66127</text:p>
          </table:table-cell>
          <table:table-cell office:value-type="float" office:value="23001738" table:style-name="ce1">
            <text:p>23001738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Cuba</text:p>
          </table:table-cell>
          <table:table-cell office:value-type="date" office:date-value="2022-12-18T00:00:00" table:style-name="ce2">
            <text:p>2022-12-18</text:p>
          </table:table-cell>
          <table:table-cell office:value-type="string" table:style-name="ce1">
            <text:p>Sinovac</text:p>
          </table:table-cell>
          <table:table-cell office:value-type="float" office:value="71937" table:style-name="ce1">
            <text:p>71937</text:p>
          </table:table-cell>
          <table:table-cell office:value-type="float" office:value="35968" table:style-name="ce1">
            <text:p>35968</text:p>
          </table:table-cell>
          <table:table-cell office:value-type="float" office:value="33851" table:style-name="ce1">
            <text:p>33851</text:p>
          </table:table-cell>
          <table:table-cell office:value-type="float" office:value="71041" table:style-name="ce1">
            <text:p>71041</text:p>
          </table:table-cell>
          <table:table-cell office:value-type="float" office:value="4493946" table:style-name="ce1">
            <text:p>4493946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Uganda</text:p>
          </table:table-cell>
          <table:table-cell office:value-type="date" office:date-value="2022-02-23T00:00:00" table:style-name="ce2">
            <text:p>2022-02-23</text:p>
          </table:table-cell>
          <table:table-cell office:value-type="string" table:style-name="ce1">
            <text:p>Moderna</text:p>
          </table:table-cell>
          <table:table-cell office:value-type="float" office:value="19946" table:style-name="ce1">
            <text:p>19946</text:p>
          </table:table-cell>
          <table:table-cell office:value-type="float" office:value="9973" table:style-name="ce1">
            <text:p>9973</text:p>
          </table:table-cell>
          <table:table-cell office:value-type="float" office:value="9949" table:style-name="ce1">
            <text:p>9949</text:p>
          </table:table-cell>
          <table:table-cell office:value-type="float" office:value="18612" table:style-name="ce1">
            <text:p>18612</text:p>
          </table:table-cell>
          <table:table-cell office:value-type="float" office:value="46647135" table:style-name="ce1">
            <text:p>46647135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Jamaica</text:p>
          </table:table-cell>
          <table:table-cell office:value-type="date" office:date-value="2022-08-04T00:00:00" table:style-name="ce2">
            <text:p>2022-08-04</text:p>
          </table:table-cell>
          <table:table-cell office:value-type="string" table:style-name="ce1">
            <text:p>Sputnik V</text:p>
          </table:table-cell>
          <table:table-cell office:value-type="float" office:value="102996" table:style-name="ce1">
            <text:p>102996</text:p>
          </table:table-cell>
          <table:table-cell office:value-type="float" office:value="51498" table:style-name="ce1">
            <text:p>51498</text:p>
          </table:table-cell>
          <table:table-cell office:value-type="float" office:value="47540" table:style-name="ce1">
            <text:p>47540</text:p>
          </table:table-cell>
          <table:table-cell office:value-type="float" office:value="98904" table:style-name="ce1">
            <text:p>98904</text:p>
          </table:table-cell>
          <table:table-cell office:value-type="float" office:value="14657724" table:style-name="ce1">
            <text:p>14657724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Sudan</text:p>
          </table:table-cell>
          <table:table-cell office:value-type="date" office:date-value="2023-12-24T00:00:00" table:style-name="ce2">
            <text:p>2023-12-24</text:p>
          </table:table-cell>
          <table:table-cell office:value-type="string" table:style-name="ce1">
            <text:p>Sinovac</text:p>
          </table:table-cell>
          <table:table-cell office:value-type="float" office:value="82089" table:style-name="ce1">
            <text:p>82089</text:p>
          </table:table-cell>
          <table:table-cell office:value-type="float" office:value="41044" table:style-name="ce1">
            <text:p>41044</text:p>
          </table:table-cell>
          <table:table-cell office:value-type="float" office:value="40859" table:style-name="ce1">
            <text:p>40859</text:p>
          </table:table-cell>
          <table:table-cell office:value-type="float" office:value="81195" table:style-name="ce1">
            <text:p>81195</text:p>
          </table:table-cell>
          <table:table-cell office:value-type="float" office:value="44357364" table:style-name="ce1">
            <text:p>44357364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2-09T00:00:00" table:style-name="ce2">
            <text:p>2022-02-09</text:p>
          </table:table-cell>
          <table:table-cell office:value-type="string" table:style-name="ce1">
            <text:p>Pfizer</text:p>
          </table:table-cell>
          <table:table-cell office:value-type="float" office:value="6632" table:style-name="ce1">
            <text:p>6632</text:p>
          </table:table-cell>
          <table:table-cell office:value-type="float" office:value="3316" table:style-name="ce1">
            <text:p>3316</text:p>
          </table:table-cell>
          <table:table-cell office:value-type="float" office:value="2987" table:style-name="ce1">
            <text:p>2987</text:p>
          </table:table-cell>
          <table:table-cell office:value-type="float" office:value="2360" table:style-name="ce1">
            <text:p>2360</text:p>
          </table:table-cell>
          <table:table-cell office:value-type="float" office:value="30560732" table:style-name="ce1">
            <text:p>30560732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Trinidad and Tobago</text:p>
          </table:table-cell>
          <table:table-cell office:value-type="date" office:date-value="2022-09-30T00:00:00" table:style-name="ce2">
            <text:p>2022-09-30</text:p>
          </table:table-cell>
          <table:table-cell office:value-type="string" table:style-name="ce1">
            <text:p>Sinovac</text:p>
          </table:table-cell>
          <table:table-cell office:value-type="float" office:value="71747" table:style-name="ce1">
            <text:p>71747</text:p>
          </table:table-cell>
          <table:table-cell office:value-type="float" office:value="35873" table:style-name="ce1">
            <text:p>35873</text:p>
          </table:table-cell>
          <table:table-cell office:value-type="float" office:value="33873" table:style-name="ce1">
            <text:p>33873</text:p>
          </table:table-cell>
          <table:table-cell office:value-type="float" office:value="71720" table:style-name="ce1">
            <text:p>71720</text:p>
          </table:table-cell>
          <table:table-cell office:value-type="float" office:value="46131175" table:style-name="ce1">
            <text:p>46131175</text:p>
          </table:table-cell>
          <table:table-cell table:number-columns-repeated="16375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Sri Lanka</text:p>
          </table:table-cell>
          <table:table-cell office:value-type="date" office:date-value="2021-06-23T00:00:00" table:style-name="ce2">
            <text:p>2021-06-23</text:p>
          </table:table-cell>
          <table:table-cell office:value-type="string" table:style-name="ce1">
            <text:p>Sinovac</text:p>
          </table:table-cell>
          <table:table-cell office:value-type="float" office:value="50439" table:style-name="ce1">
            <text:p>50439</text:p>
          </table:table-cell>
          <table:table-cell office:value-type="float" office:value="25219" table:style-name="ce1">
            <text:p>25219</text:p>
          </table:table-cell>
          <table:table-cell office:value-type="float" office:value="23544" table:style-name="ce1">
            <text:p>23544</text:p>
          </table:table-cell>
          <table:table-cell office:value-type="float" office:value="49206" table:style-name="ce1">
            <text:p>49206</text:p>
          </table:table-cell>
          <table:table-cell office:value-type="float" office:value="48748580" table:style-name="ce1">
            <text:p>48748580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Moldova</text:p>
          </table:table-cell>
          <table:table-cell office:value-type="date" office:date-value="2021-08-07T00:00:00" table:style-name="ce2">
            <text:p>2021-08-07</text:p>
          </table:table-cell>
          <table:table-cell office:value-type="string" table:style-name="ce1">
            <text:p>Sinovac</text:p>
          </table:table-cell>
          <table:table-cell office:value-type="float" office:value="72130" table:style-name="ce1">
            <text:p>72130</text:p>
          </table:table-cell>
          <table:table-cell office:value-type="float" office:value="36065" table:style-name="ce1">
            <text:p>36065</text:p>
          </table:table-cell>
          <table:table-cell office:value-type="float" office:value="34026" table:style-name="ce1">
            <text:p>34026</text:p>
          </table:table-cell>
          <table:table-cell office:value-type="float" office:value="70413" table:style-name="ce1">
            <text:p>70413</text:p>
          </table:table-cell>
          <table:table-cell office:value-type="float" office:value="26845158" table:style-name="ce1">
            <text:p>26845158</text:p>
          </table:table-cell>
          <table:table-cell table:number-columns-repeated="16375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Sri Lanka</text:p>
          </table:table-cell>
          <table:table-cell office:value-type="date" office:date-value="2021-05-27T00:00:00" table:style-name="ce2">
            <text:p>2021-05-27</text:p>
          </table:table-cell>
          <table:table-cell office:value-type="string" table:style-name="ce1">
            <text:p>Sputnik V</text:p>
          </table:table-cell>
          <table:table-cell office:value-type="float" office:value="53312" table:style-name="ce1">
            <text:p>53312</text:p>
          </table:table-cell>
          <table:table-cell office:value-type="float" office:value="26656" table:style-name="ce1">
            <text:p>26656</text:p>
          </table:table-cell>
          <table:table-cell office:value-type="float" office:value="25023" table:style-name="ce1">
            <text:p>25023</text:p>
          </table:table-cell>
          <table:table-cell office:value-type="float" office:value="53295" table:style-name="ce1">
            <text:p>53295</text:p>
          </table:table-cell>
          <table:table-cell office:value-type="float" office:value="21651118" table:style-name="ce1">
            <text:p>21651118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Cyprus</text:p>
          </table:table-cell>
          <table:table-cell office:value-type="date" office:date-value="2022-03-03T00:00:00" table:style-name="ce2">
            <text:p>2022-03-03</text:p>
          </table:table-cell>
          <table:table-cell office:value-type="string" table:style-name="ce1">
            <text:p>Moderna</text:p>
          </table:table-cell>
          <table:table-cell office:value-type="float" office:value="73085" table:style-name="ce1">
            <text:p>73085</text:p>
          </table:table-cell>
          <table:table-cell office:value-type="float" office:value="36542" table:style-name="ce1">
            <text:p>36542</text:p>
          </table:table-cell>
          <table:table-cell office:value-type="float" office:value="35664" table:style-name="ce1">
            <text:p>35664</text:p>
          </table:table-cell>
          <table:table-cell office:value-type="float" office:value="72482" table:style-name="ce1">
            <text:p>72482</text:p>
          </table:table-cell>
          <table:table-cell office:value-type="float" office:value="14527566" table:style-name="ce1">
            <text:p>14527566</text:p>
          </table:table-cell>
          <table:table-cell table:number-columns-repeated="16375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Mauritius</text:p>
          </table:table-cell>
          <table:table-cell office:value-type="date" office:date-value="2023-07-22T00:00:00" table:style-name="ce2">
            <text:p>2023-07-22</text:p>
          </table:table-cell>
          <table:table-cell office:value-type="string" table:style-name="ce1">
            <text:p>Moderna</text:p>
          </table:table-cell>
          <table:table-cell office:value-type="float" office:value="45782" table:style-name="ce1">
            <text:p>45782</text:p>
          </table:table-cell>
          <table:table-cell office:value-type="float" office:value="22891" table:style-name="ce1">
            <text:p>22891</text:p>
          </table:table-cell>
          <table:table-cell office:value-type="float" office:value="20849" table:style-name="ce1">
            <text:p>20849</text:p>
          </table:table-cell>
          <table:table-cell office:value-type="float" office:value="42811" table:style-name="ce1">
            <text:p>42811</text:p>
          </table:table-cell>
          <table:table-cell office:value-type="float" office:value="41136824" table:style-name="ce1">
            <text:p>41136824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Burundi</text:p>
          </table:table-cell>
          <table:table-cell office:value-type="date" office:date-value="2021-05-18T00:00:00" table:style-name="ce2">
            <text:p>2021-05-18</text:p>
          </table:table-cell>
          <table:table-cell office:value-type="string" table:style-name="ce1">
            <text:p>Sinovac</text:p>
          </table:table-cell>
          <table:table-cell office:value-type="float" office:value="96205" table:style-name="ce1">
            <text:p>96205</text:p>
          </table:table-cell>
          <table:table-cell office:value-type="float" office:value="48102" table:style-name="ce1">
            <text:p>48102</text:p>
          </table:table-cell>
          <table:table-cell office:value-type="float" office:value="46929" table:style-name="ce1">
            <text:p>46929</text:p>
          </table:table-cell>
          <table:table-cell office:value-type="float" office:value="95805" table:style-name="ce1">
            <text:p>95805</text:p>
          </table:table-cell>
          <table:table-cell office:value-type="float" office:value="27022383" table:style-name="ce1">
            <text:p>27022383</text:p>
          </table:table-cell>
          <table:table-cell table:number-columns-repeated="16375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Sudan</text:p>
          </table:table-cell>
          <table:table-cell office:value-type="date" office:date-value="2021-08-15T00:00:00" table:style-name="ce2">
            <text:p>2021-08-15</text:p>
          </table:table-cell>
          <table:table-cell office:value-type="string" table:style-name="ce1">
            <text:p>Moderna</text:p>
          </table:table-cell>
          <table:table-cell office:value-type="float" office:value="8084" table:style-name="ce1">
            <text:p>8084</text:p>
          </table:table-cell>
          <table:table-cell office:value-type="float" office:value="4042" table:style-name="ce1">
            <text:p>4042</text:p>
          </table:table-cell>
          <table:table-cell office:value-type="float" office:value="3728" table:style-name="ce1">
            <text:p>3728</text:p>
          </table:table-cell>
          <table:table-cell office:value-type="float" office:value="6913" table:style-name="ce1">
            <text:p>6913</text:p>
          </table:table-cell>
          <table:table-cell office:value-type="float" office:value="29412425" table:style-name="ce1">
            <text:p>29412425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amibia</text:p>
          </table:table-cell>
          <table:table-cell office:value-type="date" office:date-value="2021-06-03T00:00:00" table:style-name="ce2">
            <text:p>2021-06-03</text:p>
          </table:table-cell>
          <table:table-cell office:value-type="string" table:style-name="ce1">
            <text:p>AstraZeneca</text:p>
          </table:table-cell>
          <table:table-cell office:value-type="float" office:value="39409" table:style-name="ce1">
            <text:p>39409</text:p>
          </table:table-cell>
          <table:table-cell office:value-type="float" office:value="19704" table:style-name="ce1">
            <text:p>19704</text:p>
          </table:table-cell>
          <table:table-cell office:value-type="float" office:value="18338" table:style-name="ce1">
            <text:p>18338</text:p>
          </table:table-cell>
          <table:table-cell office:value-type="float" office:value="37480" table:style-name="ce1">
            <text:p>37480</text:p>
          </table:table-cell>
          <table:table-cell office:value-type="float" office:value="3896941" table:style-name="ce1">
            <text:p>3896941</text:p>
          </table:table-cell>
          <table:table-cell table:number-columns-repeated="16375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Cayman Islands</text:p>
          </table:table-cell>
          <table:table-cell office:value-type="date" office:date-value="2023-07-01T00:00:00" table:style-name="ce2">
            <text:p>2023-07-01</text:p>
          </table:table-cell>
          <table:table-cell office:value-type="string" table:style-name="ce1">
            <text:p>Pfizer</text:p>
          </table:table-cell>
          <table:table-cell office:value-type="float" office:value="59742" table:style-name="ce1">
            <text:p>59742</text:p>
          </table:table-cell>
          <table:table-cell office:value-type="float" office:value="29871" table:style-name="ce1">
            <text:p>29871</text:p>
          </table:table-cell>
          <table:table-cell office:value-type="float" office:value="29642" table:style-name="ce1">
            <text:p>29642</text:p>
          </table:table-cell>
          <table:table-cell office:value-type="float" office:value="55599" table:style-name="ce1">
            <text:p>55599</text:p>
          </table:table-cell>
          <table:table-cell office:value-type="float" office:value="39485163" table:style-name="ce1">
            <text:p>39485163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Cuba</text:p>
          </table:table-cell>
          <table:table-cell office:value-type="date" office:date-value="2023-01-14T00:00:00" table:style-name="ce2">
            <text:p>2023-01-14</text:p>
          </table:table-cell>
          <table:table-cell office:value-type="string" table:style-name="ce1">
            <text:p>Moderna</text:p>
          </table:table-cell>
          <table:table-cell office:value-type="float" office:value="44233" table:style-name="ce1">
            <text:p>44233</text:p>
          </table:table-cell>
          <table:table-cell office:value-type="float" office:value="22116" table:style-name="ce1">
            <text:p>22116</text:p>
          </table:table-cell>
          <table:table-cell office:value-type="float" office:value="20189" table:style-name="ce1">
            <text:p>20189</text:p>
          </table:table-cell>
          <table:table-cell office:value-type="float" office:value="40994" table:style-name="ce1">
            <text:p>40994</text:p>
          </table:table-cell>
          <table:table-cell office:value-type="float" office:value="32143889" table:style-name="ce1">
            <text:p>32143889</text:p>
          </table:table-cell>
          <table:table-cell table:number-columns-repeated="16375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rinidad and Tobago</text:p>
          </table:table-cell>
          <table:table-cell office:value-type="date" office:date-value="2023-09-26T00:00:00" table:style-name="ce2">
            <text:p>2023-09-26</text:p>
          </table:table-cell>
          <table:table-cell office:value-type="string" table:style-name="ce1">
            <text:p>Sputnik V</text:p>
          </table:table-cell>
          <table:table-cell office:value-type="float" office:value="71376" table:style-name="ce1">
            <text:p>71376</text:p>
          </table:table-cell>
          <table:table-cell office:value-type="float" office:value="35688" table:style-name="ce1">
            <text:p>35688</text:p>
          </table:table-cell>
          <table:table-cell office:value-type="float" office:value="33391" table:style-name="ce1">
            <text:p>33391</text:p>
          </table:table-cell>
          <table:table-cell office:value-type="float" office:value="71048" table:style-name="ce1">
            <text:p>71048</text:p>
          </table:table-cell>
          <table:table-cell office:value-type="float" office:value="28171754" table:style-name="ce1">
            <text:p>28171754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Pakistan</text:p>
          </table:table-cell>
          <table:table-cell office:value-type="date" office:date-value="2023-03-10T00:00:00" table:style-name="ce2">
            <text:p>2023-03-10</text:p>
          </table:table-cell>
          <table:table-cell office:value-type="string" table:style-name="ce1">
            <text:p>Moderna</text:p>
          </table:table-cell>
          <table:table-cell office:value-type="float" office:value="19709" table:style-name="ce1">
            <text:p>19709</text:p>
          </table:table-cell>
          <table:table-cell office:value-type="float" office:value="9854" table:style-name="ce1">
            <text:p>9854</text:p>
          </table:table-cell>
          <table:table-cell office:value-type="float" office:value="9507" table:style-name="ce1">
            <text:p>9507</text:p>
          </table:table-cell>
          <table:table-cell office:value-type="float" office:value="17273" table:style-name="ce1">
            <text:p>17273</text:p>
          </table:table-cell>
          <table:table-cell office:value-type="float" office:value="16169474" table:style-name="ce1">
            <text:p>16169474</text:p>
          </table:table-cell>
          <table:table-cell table:number-columns-repeated="16375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Uganda</text:p>
          </table:table-cell>
          <table:table-cell office:value-type="date" office:date-value="2021-04-06T00:00:00" table:style-name="ce2">
            <text:p>2021-04-06</text:p>
          </table:table-cell>
          <table:table-cell office:value-type="string" table:style-name="ce1">
            <text:p>AstraZeneca</text:p>
          </table:table-cell>
          <table:table-cell office:value-type="float" office:value="27806" table:style-name="ce1">
            <text:p>27806</text:p>
          </table:table-cell>
          <table:table-cell office:value-type="float" office:value="13903" table:style-name="ce1">
            <text:p>13903</text:p>
          </table:table-cell>
          <table:table-cell office:value-type="float" office:value="13133" table:style-name="ce1">
            <text:p>13133</text:p>
          </table:table-cell>
          <table:table-cell office:value-type="float" office:value="23265" table:style-name="ce1">
            <text:p>23265</text:p>
          </table:table-cell>
          <table:table-cell office:value-type="float" office:value="39705230" table:style-name="ce1">
            <text:p>39705230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Namibia</text:p>
          </table:table-cell>
          <table:table-cell office:value-type="date" office:date-value="2021-12-06T00:00:00" table:style-name="ce2">
            <text:p>2021-12-06</text:p>
          </table:table-cell>
          <table:table-cell office:value-type="string" table:style-name="ce1">
            <text:p>AstraZeneca</text:p>
          </table:table-cell>
          <table:table-cell office:value-type="float" office:value="57815" table:style-name="ce1">
            <text:p>57815</text:p>
          </table:table-cell>
          <table:table-cell office:value-type="float" office:value="28907" table:style-name="ce1">
            <text:p>28907</text:p>
          </table:table-cell>
          <table:table-cell office:value-type="float" office:value="26163" table:style-name="ce1">
            <text:p>26163</text:p>
          </table:table-cell>
          <table:table-cell office:value-type="float" office:value="53240" table:style-name="ce1">
            <text:p>53240</text:p>
          </table:table-cell>
          <table:table-cell office:value-type="float" office:value="23652309" table:style-name="ce1">
            <text:p>23652309</text:p>
          </table:table-cell>
          <table:table-cell table:number-columns-repeated="16375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Serbia</text:p>
          </table:table-cell>
          <table:table-cell office:value-type="date" office:date-value="2021-12-27T00:00:00" table:style-name="ce2">
            <text:p>2021-12-27</text:p>
          </table:table-cell>
          <table:table-cell office:value-type="string" table:style-name="ce1">
            <text:p>Sinovac</text:p>
          </table:table-cell>
          <table:table-cell office:value-type="float" office:value="94255" table:style-name="ce1">
            <text:p>94255</text:p>
          </table:table-cell>
          <table:table-cell office:value-type="float" office:value="47127" table:style-name="ce1">
            <text:p>47127</text:p>
          </table:table-cell>
          <table:table-cell office:value-type="float" office:value="46222" table:style-name="ce1">
            <text:p>46222</text:p>
          </table:table-cell>
          <table:table-cell office:value-type="float" office:value="92559" table:style-name="ce1">
            <text:p>92559</text:p>
          </table:table-cell>
          <table:table-cell office:value-type="float" office:value="33758542" table:style-name="ce1">
            <text:p>33758542</text:p>
          </table:table-cell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6-25T00:00:00" table:style-name="ce2">
            <text:p>2023-06-25</text:p>
          </table:table-cell>
          <table:table-cell office:value-type="string" table:style-name="ce1">
            <text:p>Sputnik V</text:p>
          </table:table-cell>
          <table:table-cell office:value-type="float" office:value="39805" table:style-name="ce1">
            <text:p>39805</text:p>
          </table:table-cell>
          <table:table-cell office:value-type="float" office:value="19902" table:style-name="ce1">
            <text:p>19902</text:p>
          </table:table-cell>
          <table:table-cell office:value-type="float" office:value="19294" table:style-name="ce1">
            <text:p>19294</text:p>
          </table:table-cell>
          <table:table-cell office:value-type="float" office:value="36178" table:style-name="ce1">
            <text:p>36178</text:p>
          </table:table-cell>
          <table:table-cell office:value-type="float" office:value="31148617" table:style-name="ce1">
            <text:p>31148617</text:p>
          </table:table-cell>
          <table:table-cell table:number-columns-repeated="16375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Mauritius</text:p>
          </table:table-cell>
          <table:table-cell office:value-type="date" office:date-value="2023-10-05T00:00:00" table:style-name="ce2">
            <text:p>2023-10-05</text:p>
          </table:table-cell>
          <table:table-cell office:value-type="string" table:style-name="ce1">
            <text:p>Sputnik V</text:p>
          </table:table-cell>
          <table:table-cell office:value-type="float" office:value="98298" table:style-name="ce1">
            <text:p>98298</text:p>
          </table:table-cell>
          <table:table-cell office:value-type="float" office:value="49149" table:style-name="ce1">
            <text:p>49149</text:p>
          </table:table-cell>
          <table:table-cell office:value-type="float" office:value="46949" table:style-name="ce1">
            <text:p>46949</text:p>
          </table:table-cell>
          <table:table-cell office:value-type="float" office:value="98266" table:style-name="ce1">
            <text:p>98266</text:p>
          </table:table-cell>
          <table:table-cell office:value-type="float" office:value="47172633" table:style-name="ce1">
            <text:p>47172633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Qatar</text:p>
          </table:table-cell>
          <table:table-cell office:value-type="date" office:date-value="2023-11-12T00:00:00" table:style-name="ce2">
            <text:p>2023-11-12</text:p>
          </table:table-cell>
          <table:table-cell office:value-type="string" table:style-name="ce1">
            <text:p>Sputnik V</text:p>
          </table:table-cell>
          <table:table-cell office:value-type="float" office:value="24849" table:style-name="ce1">
            <text:p>24849</text:p>
          </table:table-cell>
          <table:table-cell office:value-type="float" office:value="12424" table:style-name="ce1">
            <text:p>12424</text:p>
          </table:table-cell>
          <table:table-cell office:value-type="float" office:value="12274" table:style-name="ce1">
            <text:p>12274</text:p>
          </table:table-cell>
          <table:table-cell office:value-type="float" office:value="24748" table:style-name="ce1">
            <text:p>24748</text:p>
          </table:table-cell>
          <table:table-cell office:value-type="float" office:value="28957201" table:style-name="ce1">
            <text:p>28957201</text:p>
          </table:table-cell>
          <table:table-cell table:number-columns-repeated="16375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Fiji</text:p>
          </table:table-cell>
          <table:table-cell office:value-type="date" office:date-value="2023-08-26T00:00:00" table:style-name="ce2">
            <text:p>2023-08-26</text:p>
          </table:table-cell>
          <table:table-cell office:value-type="string" table:style-name="ce1">
            <text:p>Sinovac</text:p>
          </table:table-cell>
          <table:table-cell office:value-type="float" office:value="84927" table:style-name="ce1">
            <text:p>84927</text:p>
          </table:table-cell>
          <table:table-cell office:value-type="float" office:value="42463" table:style-name="ce1">
            <text:p>42463</text:p>
          </table:table-cell>
          <table:table-cell office:value-type="float" office:value="39763" table:style-name="ce1">
            <text:p>39763</text:p>
          </table:table-cell>
          <table:table-cell office:value-type="float" office:value="80434" table:style-name="ce1">
            <text:p>80434</text:p>
          </table:table-cell>
          <table:table-cell office:value-type="float" office:value="8061707" table:style-name="ce1">
            <text:p>8061707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Trinidad and Tobago</text:p>
          </table:table-cell>
          <table:table-cell office:value-type="date" office:date-value="2021-04-06T00:00:00" table:style-name="ce2">
            <text:p>2021-04-06</text:p>
          </table:table-cell>
          <table:table-cell office:value-type="string" table:style-name="ce1">
            <text:p>Sputnik V</text:p>
          </table:table-cell>
          <table:table-cell office:value-type="float" office:value="44105" table:style-name="ce1">
            <text:p>44105</text:p>
          </table:table-cell>
          <table:table-cell office:value-type="float" office:value="22052" table:style-name="ce1">
            <text:p>22052</text:p>
          </table:table-cell>
          <table:table-cell office:value-type="float" office:value="20610" table:style-name="ce1">
            <text:p>20610</text:p>
          </table:table-cell>
          <table:table-cell office:value-type="float" office:value="40902" table:style-name="ce1">
            <text:p>40902</text:p>
          </table:table-cell>
          <table:table-cell office:value-type="float" office:value="22921178" table:style-name="ce1">
            <text:p>22921178</text:p>
          </table:table-cell>
          <table:table-cell table:number-columns-repeated="16375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Bermuda</text:p>
          </table:table-cell>
          <table:table-cell office:value-type="date" office:date-value="2023-08-08T00:00:00" table:style-name="ce2">
            <text:p>2023-08-08</text:p>
          </table:table-cell>
          <table:table-cell office:value-type="string" table:style-name="ce1">
            <text:p>Johnson &amp; Johnson</text:p>
          </table:table-cell>
          <table:table-cell office:value-type="float" office:value="60269" table:style-name="ce1">
            <text:p>60269</text:p>
          </table:table-cell>
          <table:table-cell office:value-type="float" office:value="30134" table:style-name="ce1">
            <text:p>30134</text:p>
          </table:table-cell>
          <table:table-cell office:value-type="float" office:value="27793" table:style-name="ce1">
            <text:p>27793</text:p>
          </table:table-cell>
          <table:table-cell office:value-type="float" office:value="59958" table:style-name="ce1">
            <text:p>59958</text:p>
          </table:table-cell>
          <table:table-cell office:value-type="float" office:value="10391429" table:style-name="ce1">
            <text:p>10391429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Mauritius</text:p>
          </table:table-cell>
          <table:table-cell office:value-type="date" office:date-value="2022-11-24T00:00:00" table:style-name="ce2">
            <text:p>2022-11-24</text:p>
          </table:table-cell>
          <table:table-cell office:value-type="string" table:style-name="ce1">
            <text:p>Johnson &amp; Johnson</text:p>
          </table:table-cell>
          <table:table-cell office:value-type="float" office:value="94792" table:style-name="ce1">
            <text:p>94792</text:p>
          </table:table-cell>
          <table:table-cell office:value-type="float" office:value="47396" table:style-name="ce1">
            <text:p>47396</text:p>
          </table:table-cell>
          <table:table-cell office:value-type="float" office:value="44348" table:style-name="ce1">
            <text:p>44348</text:p>
          </table:table-cell>
          <table:table-cell office:value-type="float" office:value="93053" table:style-name="ce1">
            <text:p>93053</text:p>
          </table:table-cell>
          <table:table-cell office:value-type="float" office:value="36367075" table:style-name="ce1">
            <text:p>36367075</text:p>
          </table:table-cell>
          <table:table-cell table:number-columns-repeated="16375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Macedonia</text:p>
          </table:table-cell>
          <table:table-cell office:value-type="date" office:date-value="2022-04-25T00:00:00" table:style-name="ce2">
            <text:p>2022-04-25</text:p>
          </table:table-cell>
          <table:table-cell office:value-type="string" table:style-name="ce1">
            <text:p>AstraZeneca</text:p>
          </table:table-cell>
          <table:table-cell office:value-type="float" office:value="26738" table:style-name="ce1">
            <text:p>26738</text:p>
          </table:table-cell>
          <table:table-cell office:value-type="float" office:value="13369" table:style-name="ce1">
            <text:p>13369</text:p>
          </table:table-cell>
          <table:table-cell office:value-type="float" office:value="12933" table:style-name="ce1">
            <text:p>12933</text:p>
          </table:table-cell>
          <table:table-cell office:value-type="float" office:value="25081" table:style-name="ce1">
            <text:p>25081</text:p>
          </table:table-cell>
          <table:table-cell office:value-type="float" office:value="41315802" table:style-name="ce1">
            <text:p>41315802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Italy</text:p>
          </table:table-cell>
          <table:table-cell office:value-type="date" office:date-value="2022-04-13T00:00:00" table:style-name="ce2">
            <text:p>2022-04-13</text:p>
          </table:table-cell>
          <table:table-cell office:value-type="string" table:style-name="ce1">
            <text:p>Sputnik V</text:p>
          </table:table-cell>
          <table:table-cell office:value-type="float" office:value="66924" table:style-name="ce1">
            <text:p>66924</text:p>
          </table:table-cell>
          <table:table-cell office:value-type="float" office:value="33462" table:style-name="ce1">
            <text:p>33462</text:p>
          </table:table-cell>
          <table:table-cell office:value-type="float" office:value="31797" table:style-name="ce1">
            <text:p>31797</text:p>
          </table:table-cell>
          <table:table-cell office:value-type="float" office:value="62709" table:style-name="ce1">
            <text:p>62709</text:p>
          </table:table-cell>
          <table:table-cell office:value-type="float" office:value="6109643" table:style-name="ce1">
            <text:p>6109643</text:p>
          </table:table-cell>
          <table:table-cell table:number-columns-repeated="16375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Trinidad and Tobago</text:p>
          </table:table-cell>
          <table:table-cell office:value-type="date" office:date-value="2022-07-15T00:00:00" table:style-name="ce2">
            <text:p>2022-07-15</text:p>
          </table:table-cell>
          <table:table-cell office:value-type="string" table:style-name="ce1">
            <text:p>Sputnik V</text:p>
          </table:table-cell>
          <table:table-cell office:value-type="float" office:value="45239" table:style-name="ce1">
            <text:p>45239</text:p>
          </table:table-cell>
          <table:table-cell office:value-type="float" office:value="22619" table:style-name="ce1">
            <text:p>22619</text:p>
          </table:table-cell>
          <table:table-cell office:value-type="float" office:value="22394" table:style-name="ce1">
            <text:p>22394</text:p>
          </table:table-cell>
          <table:table-cell office:value-type="float" office:value="40343" table:style-name="ce1">
            <text:p>40343</text:p>
          </table:table-cell>
          <table:table-cell office:value-type="float" office:value="8553442" table:style-name="ce1">
            <text:p>8553442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4-21T00:00:00" table:style-name="ce2">
            <text:p>2021-04-21</text:p>
          </table:table-cell>
          <table:table-cell office:value-type="string" table:style-name="ce1">
            <text:p>Pfizer</text:p>
          </table:table-cell>
          <table:table-cell office:value-type="float" office:value="91172" table:style-name="ce1">
            <text:p>91172</text:p>
          </table:table-cell>
          <table:table-cell office:value-type="float" office:value="45586" table:style-name="ce1">
            <text:p>45586</text:p>
          </table:table-cell>
          <table:table-cell office:value-type="float" office:value="42869" table:style-name="ce1">
            <text:p>42869</text:p>
          </table:table-cell>
          <table:table-cell office:value-type="float" office:value="89408" table:style-name="ce1">
            <text:p>89408</text:p>
          </table:table-cell>
          <table:table-cell office:value-type="float" office:value="35178399" table:style-name="ce1">
            <text:p>35178399</text:p>
          </table:table-cell>
          <table:table-cell table:number-columns-repeated="16375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8-19T00:00:00" table:style-name="ce2">
            <text:p>2022-08-19</text:p>
          </table:table-cell>
          <table:table-cell office:value-type="string" table:style-name="ce1">
            <text:p>Sputnik V</text:p>
          </table:table-cell>
          <table:table-cell office:value-type="float" office:value="40348" table:style-name="ce1">
            <text:p>40348</text:p>
          </table:table-cell>
          <table:table-cell office:value-type="float" office:value="20174" table:style-name="ce1">
            <text:p>20174</text:p>
          </table:table-cell>
          <table:table-cell office:value-type="float" office:value="19653" table:style-name="ce1">
            <text:p>19653</text:p>
          </table:table-cell>
          <table:table-cell office:value-type="float" office:value="39746" table:style-name="ce1">
            <text:p>39746</text:p>
          </table:table-cell>
          <table:table-cell office:value-type="float" office:value="35370109" table:style-name="ce1">
            <text:p>35370109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Macedonia</text:p>
          </table:table-cell>
          <table:table-cell office:value-type="date" office:date-value="2022-05-04T00:00:00" table:style-name="ce2">
            <text:p>2022-05-04</text:p>
          </table:table-cell>
          <table:table-cell office:value-type="string" table:style-name="ce1">
            <text:p>Pfizer</text:p>
          </table:table-cell>
          <table:table-cell office:value-type="float" office:value="54425" table:style-name="ce1">
            <text:p>54425</text:p>
          </table:table-cell>
          <table:table-cell office:value-type="float" office:value="27212" table:style-name="ce1">
            <text:p>27212</text:p>
          </table:table-cell>
          <table:table-cell office:value-type="float" office:value="26636" table:style-name="ce1">
            <text:p>26636</text:p>
          </table:table-cell>
          <table:table-cell office:value-type="float" office:value="53979" table:style-name="ce1">
            <text:p>53979</text:p>
          </table:table-cell>
          <table:table-cell office:value-type="float" office:value="17133063" table:style-name="ce1">
            <text:p>17133063</text:p>
          </table:table-cell>
          <table:table-cell table:number-columns-repeated="16375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Cayman Islands</text:p>
          </table:table-cell>
          <table:table-cell office:value-type="date" office:date-value="2023-11-16T00:00:00" table:style-name="ce2">
            <text:p>2023-11-16</text:p>
          </table:table-cell>
          <table:table-cell office:value-type="string" table:style-name="ce1">
            <text:p>Pfizer</text:p>
          </table:table-cell>
          <table:table-cell office:value-type="float" office:value="35800" table:style-name="ce1">
            <text:p>35800</text:p>
          </table:table-cell>
          <table:table-cell office:value-type="float" office:value="17900" table:style-name="ce1">
            <text:p>17900</text:p>
          </table:table-cell>
          <table:table-cell office:value-type="float" office:value="16398" table:style-name="ce1">
            <text:p>16398</text:p>
          </table:table-cell>
          <table:table-cell office:value-type="float" office:value="34841" table:style-name="ce1">
            <text:p>34841</text:p>
          </table:table-cell>
          <table:table-cell office:value-type="float" office:value="14919925" table:style-name="ce1">
            <text:p>14919925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Myanmar</text:p>
          </table:table-cell>
          <table:table-cell office:value-type="date" office:date-value="2021-12-03T00:00:00" table:style-name="ce2">
            <text:p>2021-12-03</text:p>
          </table:table-cell>
          <table:table-cell office:value-type="string" table:style-name="ce1">
            <text:p>Sinovac</text:p>
          </table:table-cell>
          <table:table-cell office:value-type="float" office:value="10449" table:style-name="ce1">
            <text:p>10449</text:p>
          </table:table-cell>
          <table:table-cell office:value-type="float" office:value="5224" table:style-name="ce1">
            <text:p>5224</text:p>
          </table:table-cell>
          <table:table-cell office:value-type="float" office:value="4720" table:style-name="ce1">
            <text:p>4720</text:p>
          </table:table-cell>
          <table:table-cell office:value-type="float" office:value="8480" table:style-name="ce1">
            <text:p>8480</text:p>
          </table:table-cell>
          <table:table-cell office:value-type="float" office:value="10682115" table:style-name="ce1">
            <text:p>10682115</text:p>
          </table:table-cell>
          <table:table-cell table:number-columns-repeated="16375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Myanmar</text:p>
          </table:table-cell>
          <table:table-cell office:value-type="date" office:date-value="2022-02-19T00:00:00" table:style-name="ce2">
            <text:p>2022-02-19</text:p>
          </table:table-cell>
          <table:table-cell office:value-type="string" table:style-name="ce1">
            <text:p>Johnson &amp; Johnson</text:p>
          </table:table-cell>
          <table:table-cell office:value-type="float" office:value="48771" table:style-name="ce1">
            <text:p>48771</text:p>
          </table:table-cell>
          <table:table-cell office:value-type="float" office:value="24385" table:style-name="ce1">
            <text:p>24385</text:p>
          </table:table-cell>
          <table:table-cell office:value-type="float" office:value="23490" table:style-name="ce1">
            <text:p>23490</text:p>
          </table:table-cell>
          <table:table-cell office:value-type="float" office:value="47411" table:style-name="ce1">
            <text:p>47411</text:p>
          </table:table-cell>
          <table:table-cell office:value-type="float" office:value="42140691" table:style-name="ce1">
            <text:p>42140691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Pakistan</text:p>
          </table:table-cell>
          <table:table-cell office:value-type="date" office:date-value="2023-05-14T00:00:00" table:style-name="ce2">
            <text:p>2023-05-14</text:p>
          </table:table-cell>
          <table:table-cell office:value-type="string" table:style-name="ce1">
            <text:p>Johnson &amp; Johnson</text:p>
          </table:table-cell>
          <table:table-cell office:value-type="float" office:value="72916" table:style-name="ce1">
            <text:p>72916</text:p>
          </table:table-cell>
          <table:table-cell office:value-type="float" office:value="36458" table:style-name="ce1">
            <text:p>36458</text:p>
          </table:table-cell>
          <table:table-cell office:value-type="float" office:value="33149" table:style-name="ce1">
            <text:p>33149</text:p>
          </table:table-cell>
          <table:table-cell office:value-type="float" office:value="70544" table:style-name="ce1">
            <text:p>70544</text:p>
          </table:table-cell>
          <table:table-cell office:value-type="float" office:value="16364796" table:style-name="ce1">
            <text:p>16364796</text:p>
          </table:table-cell>
          <table:table-cell table:number-columns-repeated="16375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Mauritius</text:p>
          </table:table-cell>
          <table:table-cell office:value-type="date" office:date-value="2023-05-23T00:00:00" table:style-name="ce2">
            <text:p>2023-05-23</text:p>
          </table:table-cell>
          <table:table-cell office:value-type="string" table:style-name="ce1">
            <text:p>Pfizer</text:p>
          </table:table-cell>
          <table:table-cell office:value-type="float" office:value="19491" table:style-name="ce1">
            <text:p>19491</text:p>
          </table:table-cell>
          <table:table-cell office:value-type="float" office:value="9745" table:style-name="ce1">
            <text:p>9745</text:p>
          </table:table-cell>
          <table:table-cell office:value-type="float" office:value="8819" table:style-name="ce1">
            <text:p>8819</text:p>
          </table:table-cell>
          <table:table-cell office:value-type="float" office:value="15102" table:style-name="ce1">
            <text:p>15102</text:p>
          </table:table-cell>
          <table:table-cell office:value-type="float" office:value="44414101" table:style-name="ce1">
            <text:p>44414101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enin</text:p>
          </table:table-cell>
          <table:table-cell office:value-type="date" office:date-value="2021-12-30T00:00:00" table:style-name="ce2">
            <text:p>2021-12-30</text:p>
          </table:table-cell>
          <table:table-cell office:value-type="string" table:style-name="ce1">
            <text:p>Moderna</text:p>
          </table:table-cell>
          <table:table-cell office:value-type="float" office:value="66615" table:style-name="ce1">
            <text:p>66615</text:p>
          </table:table-cell>
          <table:table-cell office:value-type="float" office:value="33307" table:style-name="ce1">
            <text:p>33307</text:p>
          </table:table-cell>
          <table:table-cell office:value-type="float" office:value="33183" table:style-name="ce1">
            <text:p>33183</text:p>
          </table:table-cell>
          <table:table-cell office:value-type="float" office:value="62674" table:style-name="ce1">
            <text:p>62674</text:p>
          </table:table-cell>
          <table:table-cell office:value-type="float" office:value="3792572" table:style-name="ce1">
            <text:p>3792572</text:p>
          </table:table-cell>
          <table:table-cell table:number-columns-repeated="16375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Jamaica</text:p>
          </table:table-cell>
          <table:table-cell office:value-type="date" office:date-value="2021-01-18T00:00:00" table:style-name="ce2">
            <text:p>2021-01-18</text:p>
          </table:table-cell>
          <table:table-cell office:value-type="string" table:style-name="ce1">
            <text:p>Sputnik V</text:p>
          </table:table-cell>
          <table:table-cell office:value-type="float" office:value="76978" table:style-name="ce1">
            <text:p>76978</text:p>
          </table:table-cell>
          <table:table-cell office:value-type="float" office:value="38489" table:style-name="ce1">
            <text:p>38489</text:p>
          </table:table-cell>
          <table:table-cell office:value-type="float" office:value="37869" table:style-name="ce1">
            <text:p>37869</text:p>
          </table:table-cell>
          <table:table-cell office:value-type="float" office:value="73406" table:style-name="ce1">
            <text:p>73406</text:p>
          </table:table-cell>
          <table:table-cell office:value-type="float" office:value="8582743" table:style-name="ce1">
            <text:p>8582743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snia and Herzegovina</text:p>
          </table:table-cell>
          <table:table-cell office:value-type="date" office:date-value="2023-07-10T00:00:00" table:style-name="ce2">
            <text:p>2023-07-10</text:p>
          </table:table-cell>
          <table:table-cell office:value-type="string" table:style-name="ce1">
            <text:p>Pfizer</text:p>
          </table:table-cell>
          <table:table-cell office:value-type="float" office:value="101979" table:style-name="ce1">
            <text:p>101979</text:p>
          </table:table-cell>
          <table:table-cell office:value-type="float" office:value="50989" table:style-name="ce1">
            <text:p>50989</text:p>
          </table:table-cell>
          <table:table-cell office:value-type="float" office:value="50153" table:style-name="ce1">
            <text:p>50153</text:p>
          </table:table-cell>
          <table:table-cell office:value-type="float" office:value="98219" table:style-name="ce1">
            <text:p>98219</text:p>
          </table:table-cell>
          <table:table-cell office:value-type="float" office:value="3587394" table:style-name="ce1">
            <text:p>3587394</text:p>
          </table:table-cell>
          <table:table-cell table:number-columns-repeated="16375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ermuda</text:p>
          </table:table-cell>
          <table:table-cell office:value-type="date" office:date-value="2022-08-26T00:00:00" table:style-name="ce2">
            <text:p>2022-08-26</text:p>
          </table:table-cell>
          <table:table-cell office:value-type="string" table:style-name="ce1">
            <text:p>Moderna</text:p>
          </table:table-cell>
          <table:table-cell office:value-type="float" office:value="18230" table:style-name="ce1">
            <text:p>18230</text:p>
          </table:table-cell>
          <table:table-cell office:value-type="float" office:value="9115" table:style-name="ce1">
            <text:p>9115</text:p>
          </table:table-cell>
          <table:table-cell office:value-type="float" office:value="8564" table:style-name="ce1">
            <text:p>8564</text:p>
          </table:table-cell>
          <table:table-cell office:value-type="float" office:value="15047" table:style-name="ce1">
            <text:p>15047</text:p>
          </table:table-cell>
          <table:table-cell office:value-type="float" office:value="36663340" table:style-name="ce1">
            <text:p>36663340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Fiji</text:p>
          </table:table-cell>
          <table:table-cell office:value-type="date" office:date-value="2021-11-18T00:00:00" table:style-name="ce2">
            <text:p>2021-11-18</text:p>
          </table:table-cell>
          <table:table-cell office:value-type="string" table:style-name="ce1">
            <text:p>Moderna</text:p>
          </table:table-cell>
          <table:table-cell office:value-type="float" office:value="93144" table:style-name="ce1">
            <text:p>93144</text:p>
          </table:table-cell>
          <table:table-cell office:value-type="float" office:value="46572" table:style-name="ce1">
            <text:p>46572</text:p>
          </table:table-cell>
          <table:table-cell office:value-type="float" office:value="42119" table:style-name="ce1">
            <text:p>42119</text:p>
          </table:table-cell>
          <table:table-cell office:value-type="float" office:value="88584" table:style-name="ce1">
            <text:p>88584</text:p>
          </table:table-cell>
          <table:table-cell office:value-type="float" office:value="17027967" table:style-name="ce1">
            <text:p>17027967</text:p>
          </table:table-cell>
          <table:table-cell table:number-columns-repeated="16375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Sri Lanka</text:p>
          </table:table-cell>
          <table:table-cell office:value-type="date" office:date-value="2021-12-11T00:00:00" table:style-name="ce2">
            <text:p>2021-12-11</text:p>
          </table:table-cell>
          <table:table-cell office:value-type="string" table:style-name="ce1">
            <text:p>Pfizer</text:p>
          </table:table-cell>
          <table:table-cell office:value-type="float" office:value="47329" table:style-name="ce1">
            <text:p>47329</text:p>
          </table:table-cell>
          <table:table-cell office:value-type="float" office:value="23664" table:style-name="ce1">
            <text:p>23664</text:p>
          </table:table-cell>
          <table:table-cell office:value-type="float" office:value="21721" table:style-name="ce1">
            <text:p>21721</text:p>
          </table:table-cell>
          <table:table-cell office:value-type="float" office:value="43282" table:style-name="ce1">
            <text:p>43282</text:p>
          </table:table-cell>
          <table:table-cell office:value-type="float" office:value="42272749" table:style-name="ce1">
            <text:p>42272749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Fiji</text:p>
          </table:table-cell>
          <table:table-cell office:value-type="date" office:date-value="2023-06-15T00:00:00" table:style-name="ce2">
            <text:p>2023-06-15</text:p>
          </table:table-cell>
          <table:table-cell office:value-type="string" table:style-name="ce1">
            <text:p>Johnson &amp; Johnson</text:p>
          </table:table-cell>
          <table:table-cell office:value-type="float" office:value="78055" table:style-name="ce1">
            <text:p>78055</text:p>
          </table:table-cell>
          <table:table-cell office:value-type="float" office:value="39027" table:style-name="ce1">
            <text:p>39027</text:p>
          </table:table-cell>
          <table:table-cell office:value-type="float" office:value="38782" table:style-name="ce1">
            <text:p>38782</text:p>
          </table:table-cell>
          <table:table-cell office:value-type="float" office:value="74730" table:style-name="ce1">
            <text:p>74730</text:p>
          </table:table-cell>
          <table:table-cell office:value-type="float" office:value="40401862" table:style-name="ce1">
            <text:p>40401862</text:p>
          </table:table-cell>
          <table:table-cell table:number-columns-repeated="16375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Qatar</text:p>
          </table:table-cell>
          <table:table-cell office:value-type="date" office:date-value="2022-05-21T00:00:00" table:style-name="ce2">
            <text:p>2022-05-21</text:p>
          </table:table-cell>
          <table:table-cell office:value-type="string" table:style-name="ce1">
            <text:p>Johnson &amp; Johnson</text:p>
          </table:table-cell>
          <table:table-cell office:value-type="float" office:value="13355" table:style-name="ce1">
            <text:p>13355</text:p>
          </table:table-cell>
          <table:table-cell office:value-type="float" office:value="6677" table:style-name="ce1">
            <text:p>6677</text:p>
          </table:table-cell>
          <table:table-cell office:value-type="float" office:value="6518" table:style-name="ce1">
            <text:p>6518</text:p>
          </table:table-cell>
          <table:table-cell office:value-type="float" office:value="9402" table:style-name="ce1">
            <text:p>9402</text:p>
          </table:table-cell>
          <table:table-cell office:value-type="float" office:value="45288972" table:style-name="ce1">
            <text:p>45288972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9-05T00:00:00" table:style-name="ce2">
            <text:p>2021-09-05</text:p>
          </table:table-cell>
          <table:table-cell office:value-type="string" table:style-name="ce1">
            <text:p>Pfizer</text:p>
          </table:table-cell>
          <table:table-cell office:value-type="float" office:value="17189" table:style-name="ce1">
            <text:p>17189</text:p>
          </table:table-cell>
          <table:table-cell office:value-type="float" office:value="8594" table:style-name="ce1">
            <text:p>8594</text:p>
          </table:table-cell>
          <table:table-cell office:value-type="float" office:value="8246" table:style-name="ce1">
            <text:p>8246</text:p>
          </table:table-cell>
          <table:table-cell office:value-type="float" office:value="12535" table:style-name="ce1">
            <text:p>12535</text:p>
          </table:table-cell>
          <table:table-cell office:value-type="float" office:value="5062397" table:style-name="ce1">
            <text:p>5062397</text:p>
          </table:table-cell>
          <table:table-cell table:number-columns-repeated="16375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Pakistan</text:p>
          </table:table-cell>
          <table:table-cell office:value-type="date" office:date-value="2021-04-06T00:00:00" table:style-name="ce2">
            <text:p>2021-04-06</text:p>
          </table:table-cell>
          <table:table-cell office:value-type="string" table:style-name="ce1">
            <text:p>Johnson &amp; Johnson</text:p>
          </table:table-cell>
          <table:table-cell office:value-type="float" office:value="95547" table:style-name="ce1">
            <text:p>95547</text:p>
          </table:table-cell>
          <table:table-cell office:value-type="float" office:value="47773" table:style-name="ce1">
            <text:p>47773</text:p>
          </table:table-cell>
          <table:table-cell office:value-type="float" office:value="46225" table:style-name="ce1">
            <text:p>46225</text:p>
          </table:table-cell>
          <table:table-cell office:value-type="float" office:value="90852" table:style-name="ce1">
            <text:p>90852</text:p>
          </table:table-cell>
          <table:table-cell office:value-type="float" office:value="7880641" table:style-name="ce1">
            <text:p>7880641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Namibia</text:p>
          </table:table-cell>
          <table:table-cell office:value-type="date" office:date-value="2022-01-20T00:00:00" table:style-name="ce2">
            <text:p>2022-01-20</text:p>
          </table:table-cell>
          <table:table-cell office:value-type="string" table:style-name="ce1">
            <text:p>AstraZeneca</text:p>
          </table:table-cell>
          <table:table-cell office:value-type="float" office:value="58315" table:style-name="ce1">
            <text:p>58315</text:p>
          </table:table-cell>
          <table:table-cell office:value-type="float" office:value="29157" table:style-name="ce1">
            <text:p>29157</text:p>
          </table:table-cell>
          <table:table-cell office:value-type="float" office:value="27922" table:style-name="ce1">
            <text:p>27922</text:p>
          </table:table-cell>
          <table:table-cell office:value-type="float" office:value="55431" table:style-name="ce1">
            <text:p>55431</text:p>
          </table:table-cell>
          <table:table-cell office:value-type="float" office:value="37904054" table:style-name="ce1">
            <text:p>37904054</text:p>
          </table:table-cell>
          <table:table-cell table:number-columns-repeated="16375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Pakistan</text:p>
          </table:table-cell>
          <table:table-cell office:value-type="date" office:date-value="2023-05-14T00:00:00" table:style-name="ce2">
            <text:p>2023-05-14</text:p>
          </table:table-cell>
          <table:table-cell office:value-type="string" table:style-name="ce1">
            <text:p>AstraZeneca</text:p>
          </table:table-cell>
          <table:table-cell office:value-type="float" office:value="11502" table:style-name="ce1">
            <text:p>11502</text:p>
          </table:table-cell>
          <table:table-cell office:value-type="float" office:value="5751" table:style-name="ce1">
            <text:p>5751</text:p>
          </table:table-cell>
          <table:table-cell office:value-type="float" office:value="5576" table:style-name="ce1">
            <text:p>5576</text:p>
          </table:table-cell>
          <table:table-cell office:value-type="float" office:value="7063" table:style-name="ce1">
            <text:p>7063</text:p>
          </table:table-cell>
          <table:table-cell office:value-type="float" office:value="41771985" table:style-name="ce1">
            <text:p>41771985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Ecuador</text:p>
          </table:table-cell>
          <table:table-cell office:value-type="date" office:date-value="2022-07-09T00:00:00" table:style-name="ce2">
            <text:p>2022-07-09</text:p>
          </table:table-cell>
          <table:table-cell office:value-type="string" table:style-name="ce1">
            <text:p>Pfizer</text:p>
          </table:table-cell>
          <table:table-cell office:value-type="float" office:value="94394" table:style-name="ce1">
            <text:p>94394</text:p>
          </table:table-cell>
          <table:table-cell office:value-type="float" office:value="47197" table:style-name="ce1">
            <text:p>47197</text:p>
          </table:table-cell>
          <table:table-cell office:value-type="float" office:value="42996" table:style-name="ce1">
            <text:p>42996</text:p>
          </table:table-cell>
          <table:table-cell office:value-type="float" office:value="93208" table:style-name="ce1">
            <text:p>93208</text:p>
          </table:table-cell>
          <table:table-cell office:value-type="float" office:value="32344385" table:style-name="ce1">
            <text:p>32344385</text:p>
          </table:table-cell>
          <table:table-cell table:number-columns-repeated="16375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oldova</text:p>
          </table:table-cell>
          <table:table-cell office:value-type="date" office:date-value="2023-06-17T00:00:00" table:style-name="ce2">
            <text:p>2023-06-17</text:p>
          </table:table-cell>
          <table:table-cell office:value-type="string" table:style-name="ce1">
            <text:p>Pfizer</text:p>
          </table:table-cell>
          <table:table-cell office:value-type="float" office:value="64581" table:style-name="ce1">
            <text:p>64581</text:p>
          </table:table-cell>
          <table:table-cell office:value-type="float" office:value="32290" table:style-name="ce1">
            <text:p>32290</text:p>
          </table:table-cell>
          <table:table-cell office:value-type="float" office:value="31792" table:style-name="ce1">
            <text:p>31792</text:p>
          </table:table-cell>
          <table:table-cell office:value-type="float" office:value="64162" table:style-name="ce1">
            <text:p>64162</text:p>
          </table:table-cell>
          <table:table-cell office:value-type="float" office:value="39781941" table:style-name="ce1">
            <text:p>39781941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Myanmar</text:p>
          </table:table-cell>
          <table:table-cell office:value-type="date" office:date-value="2021-01-22T00:00:00" table:style-name="ce2">
            <text:p>2021-01-22</text:p>
          </table:table-cell>
          <table:table-cell office:value-type="string" table:style-name="ce1">
            <text:p>Sputnik V</text:p>
          </table:table-cell>
          <table:table-cell office:value-type="float" office:value="38366" table:style-name="ce1">
            <text:p>38366</text:p>
          </table:table-cell>
          <table:table-cell office:value-type="float" office:value="19183" table:style-name="ce1">
            <text:p>19183</text:p>
          </table:table-cell>
          <table:table-cell office:value-type="float" office:value="18843" table:style-name="ce1">
            <text:p>18843</text:p>
          </table:table-cell>
          <table:table-cell office:value-type="float" office:value="37925" table:style-name="ce1">
            <text:p>37925</text:p>
          </table:table-cell>
          <table:table-cell office:value-type="float" office:value="31646825" table:style-name="ce1">
            <text:p>31646825</text:p>
          </table:table-cell>
          <table:table-cell table:number-columns-repeated="16375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8-02T00:00:00" table:style-name="ce2">
            <text:p>2023-08-02</text:p>
          </table:table-cell>
          <table:table-cell office:value-type="string" table:style-name="ce1">
            <text:p>Moderna</text:p>
          </table:table-cell>
          <table:table-cell office:value-type="float" office:value="93857" table:style-name="ce1">
            <text:p>93857</text:p>
          </table:table-cell>
          <table:table-cell office:value-type="float" office:value="46928" table:style-name="ce1">
            <text:p>46928</text:p>
          </table:table-cell>
          <table:table-cell office:value-type="float" office:value="43353" table:style-name="ce1">
            <text:p>43353</text:p>
          </table:table-cell>
          <table:table-cell office:value-type="float" office:value="89190" table:style-name="ce1">
            <text:p>89190</text:p>
          </table:table-cell>
          <table:table-cell office:value-type="float" office:value="32233715" table:style-name="ce1">
            <text:p>32233715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0-25T00:00:00" table:style-name="ce2">
            <text:p>2021-10-25</text:p>
          </table:table-cell>
          <table:table-cell office:value-type="string" table:style-name="ce1">
            <text:p>Johnson &amp; Johnson</text:p>
          </table:table-cell>
          <table:table-cell office:value-type="float" office:value="46119" table:style-name="ce1">
            <text:p>46119</text:p>
          </table:table-cell>
          <table:table-cell office:value-type="float" office:value="23059" table:style-name="ce1">
            <text:p>23059</text:p>
          </table:table-cell>
          <table:table-cell office:value-type="float" office:value="21990" table:style-name="ce1">
            <text:p>21990</text:p>
          </table:table-cell>
          <table:table-cell office:value-type="float" office:value="45288" table:style-name="ce1">
            <text:p>45288</text:p>
          </table:table-cell>
          <table:table-cell office:value-type="float" office:value="45326565" table:style-name="ce1">
            <text:p>45326565</text:p>
          </table:table-cell>
          <table:table-cell table:number-columns-repeated="16375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Qatar</text:p>
          </table:table-cell>
          <table:table-cell office:value-type="date" office:date-value="2023-02-17T00:00:00" table:style-name="ce2">
            <text:p>2023-02-17</text:p>
          </table:table-cell>
          <table:table-cell office:value-type="string" table:style-name="ce1">
            <text:p>Moderna</text:p>
          </table:table-cell>
          <table:table-cell office:value-type="float" office:value="73419" table:style-name="ce1">
            <text:p>73419</text:p>
          </table:table-cell>
          <table:table-cell office:value-type="float" office:value="36709" table:style-name="ce1">
            <text:p>36709</text:p>
          </table:table-cell>
          <table:table-cell office:value-type="float" office:value="36090" table:style-name="ce1">
            <text:p>36090</text:p>
          </table:table-cell>
          <table:table-cell office:value-type="float" office:value="72499" table:style-name="ce1">
            <text:p>72499</text:p>
          </table:table-cell>
          <table:table-cell office:value-type="float" office:value="1523627" table:style-name="ce1">
            <text:p>1523627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Kiribati</text:p>
          </table:table-cell>
          <table:table-cell office:value-type="date" office:date-value="2021-06-11T00:00:00" table:style-name="ce2">
            <text:p>2021-06-11</text:p>
          </table:table-cell>
          <table:table-cell office:value-type="string" table:style-name="ce1">
            <text:p>Sputnik V</text:p>
          </table:table-cell>
          <table:table-cell office:value-type="float" office:value="69073" table:style-name="ce1">
            <text:p>69073</text:p>
          </table:table-cell>
          <table:table-cell office:value-type="float" office:value="34536" table:style-name="ce1">
            <text:p>34536</text:p>
          </table:table-cell>
          <table:table-cell office:value-type="float" office:value="32151" table:style-name="ce1">
            <text:p>32151</text:p>
          </table:table-cell>
          <table:table-cell office:value-type="float" office:value="65130" table:style-name="ce1">
            <text:p>65130</text:p>
          </table:table-cell>
          <table:table-cell office:value-type="float" office:value="7962502" table:style-name="ce1">
            <text:p>7962502</text:p>
          </table:table-cell>
          <table:table-cell table:number-columns-repeated="16375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ermuda</text:p>
          </table:table-cell>
          <table:table-cell office:value-type="date" office:date-value="2022-01-11T00:00:00" table:style-name="ce2">
            <text:p>2022-01-11</text:p>
          </table:table-cell>
          <table:table-cell office:value-type="string" table:style-name="ce1">
            <text:p>Moderna</text:p>
          </table:table-cell>
          <table:table-cell office:value-type="float" office:value="53504" table:style-name="ce1">
            <text:p>53504</text:p>
          </table:table-cell>
          <table:table-cell office:value-type="float" office:value="26752" table:style-name="ce1">
            <text:p>26752</text:p>
          </table:table-cell>
          <table:table-cell office:value-type="float" office:value="25542" table:style-name="ce1">
            <text:p>25542</text:p>
          </table:table-cell>
          <table:table-cell office:value-type="float" office:value="52144" table:style-name="ce1">
            <text:p>52144</text:p>
          </table:table-cell>
          <table:table-cell office:value-type="float" office:value="9680593" table:style-name="ce1">
            <text:p>9680593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Benin</text:p>
          </table:table-cell>
          <table:table-cell office:value-type="date" office:date-value="2023-06-07T00:00:00" table:style-name="ce2">
            <text:p>2023-06-07</text:p>
          </table:table-cell>
          <table:table-cell office:value-type="string" table:style-name="ce1">
            <text:p>Sinovac</text:p>
          </table:table-cell>
          <table:table-cell office:value-type="float" office:value="49900" table:style-name="ce1">
            <text:p>49900</text:p>
          </table:table-cell>
          <table:table-cell office:value-type="float" office:value="24950" table:style-name="ce1">
            <text:p>24950</text:p>
          </table:table-cell>
          <table:table-cell office:value-type="float" office:value="22717" table:style-name="ce1">
            <text:p>22717</text:p>
          </table:table-cell>
          <table:table-cell office:value-type="float" office:value="48052" table:style-name="ce1">
            <text:p>48052</text:p>
          </table:table-cell>
          <table:table-cell office:value-type="float" office:value="24686546" table:style-name="ce1">
            <text:p>24686546</text:p>
          </table:table-cell>
          <table:table-cell table:number-columns-repeated="16375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Italy</text:p>
          </table:table-cell>
          <table:table-cell office:value-type="date" office:date-value="2021-05-15T00:00:00" table:style-name="ce2">
            <text:p>2021-05-15</text:p>
          </table:table-cell>
          <table:table-cell office:value-type="string" table:style-name="ce1">
            <text:p>Sinovac</text:p>
          </table:table-cell>
          <table:table-cell office:value-type="float" office:value="50019" table:style-name="ce1">
            <text:p>50019</text:p>
          </table:table-cell>
          <table:table-cell office:value-type="float" office:value="25009" table:style-name="ce1">
            <text:p>25009</text:p>
          </table:table-cell>
          <table:table-cell office:value-type="float" office:value="23485" table:style-name="ce1">
            <text:p>23485</text:p>
          </table:table-cell>
          <table:table-cell office:value-type="float" office:value="47740" table:style-name="ce1">
            <text:p>47740</text:p>
          </table:table-cell>
          <table:table-cell office:value-type="float" office:value="42275910" table:style-name="ce1">
            <text:p>42275910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Cuba</text:p>
          </table:table-cell>
          <table:table-cell office:value-type="date" office:date-value="2023-06-03T00:00:00" table:style-name="ce2">
            <text:p>2023-06-03</text:p>
          </table:table-cell>
          <table:table-cell office:value-type="string" table:style-name="ce1">
            <text:p>Sputnik V</text:p>
          </table:table-cell>
          <table:table-cell office:value-type="float" office:value="23054" table:style-name="ce1">
            <text:p>23054</text:p>
          </table:table-cell>
          <table:table-cell office:value-type="float" office:value="11527" table:style-name="ce1">
            <text:p>11527</text:p>
          </table:table-cell>
          <table:table-cell office:value-type="float" office:value="10856" table:style-name="ce1">
            <text:p>10856</text:p>
          </table:table-cell>
          <table:table-cell office:value-type="float" office:value="21301" table:style-name="ce1">
            <text:p>21301</text:p>
          </table:table-cell>
          <table:table-cell office:value-type="float" office:value="48270822" table:style-name="ce1">
            <text:p>48270822</text:p>
          </table:table-cell>
          <table:table-cell table:number-columns-repeated="16375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Congo</text:p>
          </table:table-cell>
          <table:table-cell office:value-type="date" office:date-value="2022-09-17T00:00:00" table:style-name="ce2">
            <text:p>2022-09-17</text:p>
          </table:table-cell>
          <table:table-cell office:value-type="string" table:style-name="ce1">
            <text:p>AstraZeneca</text:p>
          </table:table-cell>
          <table:table-cell office:value-type="float" office:value="22462" table:style-name="ce1">
            <text:p>22462</text:p>
          </table:table-cell>
          <table:table-cell office:value-type="float" office:value="11231" table:style-name="ce1">
            <text:p>11231</text:p>
          </table:table-cell>
          <table:table-cell office:value-type="float" office:value="10843" table:style-name="ce1">
            <text:p>10843</text:p>
          </table:table-cell>
          <table:table-cell office:value-type="float" office:value="22426" table:style-name="ce1">
            <text:p>22426</text:p>
          </table:table-cell>
          <table:table-cell office:value-type="float" office:value="26081052" table:style-name="ce1">
            <text:p>26081052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7-19T00:00:00" table:style-name="ce2">
            <text:p>2023-07-19</text:p>
          </table:table-cell>
          <table:table-cell office:value-type="string" table:style-name="ce1">
            <text:p>Sinovac</text:p>
          </table:table-cell>
          <table:table-cell office:value-type="float" office:value="80890" table:style-name="ce1">
            <text:p>80890</text:p>
          </table:table-cell>
          <table:table-cell office:value-type="float" office:value="40445" table:style-name="ce1">
            <text:p>40445</text:p>
          </table:table-cell>
          <table:table-cell office:value-type="float" office:value="39942" table:style-name="ce1">
            <text:p>39942</text:p>
          </table:table-cell>
          <table:table-cell office:value-type="float" office:value="79286" table:style-name="ce1">
            <text:p>79286</text:p>
          </table:table-cell>
          <table:table-cell office:value-type="float" office:value="16746441" table:style-name="ce1">
            <text:p>16746441</text:p>
          </table:table-cell>
          <table:table-cell table:number-columns-repeated="16375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Jamaica</text:p>
          </table:table-cell>
          <table:table-cell office:value-type="date" office:date-value="2021-01-24T00:00:00" table:style-name="ce2">
            <text:p>2021-01-24</text:p>
          </table:table-cell>
          <table:table-cell office:value-type="string" table:style-name="ce1">
            <text:p>Sputnik V</text:p>
          </table:table-cell>
          <table:table-cell office:value-type="float" office:value="34908" table:style-name="ce1">
            <text:p>34908</text:p>
          </table:table-cell>
          <table:table-cell office:value-type="float" office:value="17454" table:style-name="ce1">
            <text:p>17454</text:p>
          </table:table-cell>
          <table:table-cell office:value-type="float" office:value="16862" table:style-name="ce1">
            <text:p>16862</text:p>
          </table:table-cell>
          <table:table-cell office:value-type="float" office:value="30425" table:style-name="ce1">
            <text:p>30425</text:p>
          </table:table-cell>
          <table:table-cell office:value-type="float" office:value="28212980" table:style-name="ce1">
            <text:p>28212980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Fiji</text:p>
          </table:table-cell>
          <table:table-cell office:value-type="date" office:date-value="2022-09-18T00:00:00" table:style-name="ce2">
            <text:p>2022-09-18</text:p>
          </table:table-cell>
          <table:table-cell office:value-type="string" table:style-name="ce1">
            <text:p>Moderna</text:p>
          </table:table-cell>
          <table:table-cell office:value-type="float" office:value="29399" table:style-name="ce1">
            <text:p>29399</text:p>
          </table:table-cell>
          <table:table-cell office:value-type="float" office:value="14699" table:style-name="ce1">
            <text:p>14699</text:p>
          </table:table-cell>
          <table:table-cell office:value-type="float" office:value="13872" table:style-name="ce1">
            <text:p>13872</text:p>
          </table:table-cell>
          <table:table-cell office:value-type="float" office:value="25885" table:style-name="ce1">
            <text:p>25885</text:p>
          </table:table-cell>
          <table:table-cell office:value-type="float" office:value="370760" table:style-name="ce1">
            <text:p>370760</text:p>
          </table:table-cell>
          <table:table-cell table:number-columns-repeated="16375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ri Lanka</text:p>
          </table:table-cell>
          <table:table-cell office:value-type="date" office:date-value="2023-01-18T00:00:00" table:style-name="ce2">
            <text:p>2023-01-18</text:p>
          </table:table-cell>
          <table:table-cell office:value-type="string" table:style-name="ce1">
            <text:p>Pfizer</text:p>
          </table:table-cell>
          <table:table-cell office:value-type="float" office:value="47032" table:style-name="ce1">
            <text:p>47032</text:p>
          </table:table-cell>
          <table:table-cell office:value-type="float" office:value="23516" table:style-name="ce1">
            <text:p>23516</text:p>
          </table:table-cell>
          <table:table-cell office:value-type="float" office:value="22143" table:style-name="ce1">
            <text:p>22143</text:p>
          </table:table-cell>
          <table:table-cell office:value-type="float" office:value="42872" table:style-name="ce1">
            <text:p>42872</text:p>
          </table:table-cell>
          <table:table-cell office:value-type="float" office:value="23482425" table:style-name="ce1">
            <text:p>23482425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ermuda</text:p>
          </table:table-cell>
          <table:table-cell office:value-type="date" office:date-value="2021-06-22T00:00:00" table:style-name="ce2">
            <text:p>2021-06-22</text:p>
          </table:table-cell>
          <table:table-cell office:value-type="string" table:style-name="ce1">
            <text:p>AstraZeneca</text:p>
          </table:table-cell>
          <table:table-cell office:value-type="float" office:value="11636" table:style-name="ce1">
            <text:p>11636</text:p>
          </table:table-cell>
          <table:table-cell office:value-type="float" office:value="5818" table:style-name="ce1">
            <text:p>5818</text:p>
          </table:table-cell>
          <table:table-cell office:value-type="float" office:value="5707" table:style-name="ce1">
            <text:p>5707</text:p>
          </table:table-cell>
          <table:table-cell office:value-type="float" office:value="10115" table:style-name="ce1">
            <text:p>10115</text:p>
          </table:table-cell>
          <table:table-cell office:value-type="float" office:value="38731556" table:style-name="ce1">
            <text:p>38731556</text:p>
          </table:table-cell>
          <table:table-cell table:number-columns-repeated="16375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rinidad and Tobago</text:p>
          </table:table-cell>
          <table:table-cell office:value-type="date" office:date-value="2021-10-02T00:00:00" table:style-name="ce2">
            <text:p>2021-10-02</text:p>
          </table:table-cell>
          <table:table-cell office:value-type="string" table:style-name="ce1">
            <text:p>Moderna</text:p>
          </table:table-cell>
          <table:table-cell office:value-type="float" office:value="85623" table:style-name="ce1">
            <text:p>85623</text:p>
          </table:table-cell>
          <table:table-cell office:value-type="float" office:value="42811" table:style-name="ce1">
            <text:p>42811</text:p>
          </table:table-cell>
          <table:table-cell office:value-type="float" office:value="39318" table:style-name="ce1">
            <text:p>39318</text:p>
          </table:table-cell>
          <table:table-cell office:value-type="float" office:value="80682" table:style-name="ce1">
            <text:p>80682</text:p>
          </table:table-cell>
          <table:table-cell office:value-type="float" office:value="40180133" table:style-name="ce1">
            <text:p>40180133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Anguilla</text:p>
          </table:table-cell>
          <table:table-cell office:value-type="date" office:date-value="2023-02-12T00:00:00" table:style-name="ce2">
            <text:p>2023-02-12</text:p>
          </table:table-cell>
          <table:table-cell office:value-type="string" table:style-name="ce1">
            <text:p>Sputnik V</text:p>
          </table:table-cell>
          <table:table-cell office:value-type="float" office:value="78718" table:style-name="ce1">
            <text:p>78718</text:p>
          </table:table-cell>
          <table:table-cell office:value-type="float" office:value="39359" table:style-name="ce1">
            <text:p>39359</text:p>
          </table:table-cell>
          <table:table-cell office:value-type="float" office:value="35920" table:style-name="ce1">
            <text:p>35920</text:p>
          </table:table-cell>
          <table:table-cell office:value-type="float" office:value="77849" table:style-name="ce1">
            <text:p>77849</text:p>
          </table:table-cell>
          <table:table-cell office:value-type="float" office:value="4462219" table:style-name="ce1">
            <text:p>4462219</text:p>
          </table:table-cell>
          <table:table-cell table:number-columns-repeated="16375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5-05T00:00:00" table:style-name="ce2">
            <text:p>2022-05-05</text:p>
          </table:table-cell>
          <table:table-cell office:value-type="string" table:style-name="ce1">
            <text:p>AstraZeneca</text:p>
          </table:table-cell>
          <table:table-cell office:value-type="float" office:value="103525" table:style-name="ce1">
            <text:p>103525</text:p>
          </table:table-cell>
          <table:table-cell office:value-type="float" office:value="51762" table:style-name="ce1">
            <text:p>51762</text:p>
          </table:table-cell>
          <table:table-cell office:value-type="float" office:value="51746" table:style-name="ce1">
            <text:p>51746</text:p>
          </table:table-cell>
          <table:table-cell office:value-type="float" office:value="98699" table:style-name="ce1">
            <text:p>98699</text:p>
          </table:table-cell>
          <table:table-cell office:value-type="float" office:value="1379052" table:style-name="ce1">
            <text:p>1379052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Cyprus</text:p>
          </table:table-cell>
          <table:table-cell office:value-type="date" office:date-value="2023-02-08T00:00:00" table:style-name="ce2">
            <text:p>2023-02-08</text:p>
          </table:table-cell>
          <table:table-cell office:value-type="string" table:style-name="ce1">
            <text:p>Sputnik V</text:p>
          </table:table-cell>
          <table:table-cell office:value-type="float" office:value="1285" table:style-name="ce1">
            <text:p>1285</text:p>
          </table:table-cell>
          <table:table-cell office:value-type="float" office:value="642" table:style-name="ce1">
            <text:p>642</text:p>
          </table:table-cell>
          <table:table-cell office:value-type="float" office:value="587" table:style-name="ce1">
            <text:p>587</text:p>
          </table:table-cell>
          <table:table-cell office:value-type="float" office:value="978" table:style-name="ce1">
            <text:p>978</text:p>
          </table:table-cell>
          <table:table-cell office:value-type="float" office:value="21266240" table:style-name="ce1">
            <text:p>21266240</text:p>
          </table:table-cell>
          <table:table-cell table:number-columns-repeated="16375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Albania</text:p>
          </table:table-cell>
          <table:table-cell office:value-type="date" office:date-value="2023-06-10T00:00:00" table:style-name="ce2">
            <text:p>2023-06-10</text:p>
          </table:table-cell>
          <table:table-cell office:value-type="string" table:style-name="ce1">
            <text:p>Sinovac</text:p>
          </table:table-cell>
          <table:table-cell office:value-type="float" office:value="54828" table:style-name="ce1">
            <text:p>54828</text:p>
          </table:table-cell>
          <table:table-cell office:value-type="float" office:value="27414" table:style-name="ce1">
            <text:p>27414</text:p>
          </table:table-cell>
          <table:table-cell office:value-type="float" office:value="24857" table:style-name="ce1">
            <text:p>24857</text:p>
          </table:table-cell>
          <table:table-cell office:value-type="float" office:value="50926" table:style-name="ce1">
            <text:p>50926</text:p>
          </table:table-cell>
          <table:table-cell office:value-type="float" office:value="33529695" table:style-name="ce1">
            <text:p>33529695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Cuba</text:p>
          </table:table-cell>
          <table:table-cell office:value-type="date" office:date-value="2023-01-25T00:00:00" table:style-name="ce2">
            <text:p>2023-01-25</text:p>
          </table:table-cell>
          <table:table-cell office:value-type="string" table:style-name="ce1">
            <text:p>Johnson &amp; Johnson</text:p>
          </table:table-cell>
          <table:table-cell office:value-type="float" office:value="68290" table:style-name="ce1">
            <text:p>68290</text:p>
          </table:table-cell>
          <table:table-cell office:value-type="float" office:value="34145" table:style-name="ce1">
            <text:p>34145</text:p>
          </table:table-cell>
          <table:table-cell office:value-type="float" office:value="32236" table:style-name="ce1">
            <text:p>32236</text:p>
          </table:table-cell>
          <table:table-cell office:value-type="float" office:value="66091" table:style-name="ce1">
            <text:p>66091</text:p>
          </table:table-cell>
          <table:table-cell office:value-type="float" office:value="39599935" table:style-name="ce1">
            <text:p>39599935</text:p>
          </table:table-cell>
          <table:table-cell table:number-columns-repeated="16375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Congo</text:p>
          </table:table-cell>
          <table:table-cell office:value-type="date" office:date-value="2021-08-08T00:00:00" table:style-name="ce2">
            <text:p>2021-08-08</text:p>
          </table:table-cell>
          <table:table-cell office:value-type="string" table:style-name="ce1">
            <text:p>Moderna</text:p>
          </table:table-cell>
          <table:table-cell office:value-type="float" office:value="100172" table:style-name="ce1">
            <text:p>100172</text:p>
          </table:table-cell>
          <table:table-cell office:value-type="float" office:value="50086" table:style-name="ce1">
            <text:p>50086</text:p>
          </table:table-cell>
          <table:table-cell office:value-type="float" office:value="49683" table:style-name="ce1">
            <text:p>49683</text:p>
          </table:table-cell>
          <table:table-cell office:value-type="float" office:value="98377" table:style-name="ce1">
            <text:p>98377</text:p>
          </table:table-cell>
          <table:table-cell office:value-type="float" office:value="34369396" table:style-name="ce1">
            <text:p>34369396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Bermuda</text:p>
          </table:table-cell>
          <table:table-cell office:value-type="date" office:date-value="2021-03-13T00:00:00" table:style-name="ce2">
            <text:p>2021-03-13</text:p>
          </table:table-cell>
          <table:table-cell office:value-type="string" table:style-name="ce1">
            <text:p>AstraZeneca</text:p>
          </table:table-cell>
          <table:table-cell office:value-type="float" office:value="14327" table:style-name="ce1">
            <text:p>14327</text:p>
          </table:table-cell>
          <table:table-cell office:value-type="float" office:value="7163" table:style-name="ce1">
            <text:p>7163</text:p>
          </table:table-cell>
          <table:table-cell office:value-type="float" office:value="7148" table:style-name="ce1">
            <text:p>7148</text:p>
          </table:table-cell>
          <table:table-cell office:value-type="float" office:value="11912" table:style-name="ce1">
            <text:p>11912</text:p>
          </table:table-cell>
          <table:table-cell office:value-type="float" office:value="17660748" table:style-name="ce1">
            <text:p>17660748</text:p>
          </table:table-cell>
          <table:table-cell table:number-columns-repeated="16375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7-22T00:00:00" table:style-name="ce2">
            <text:p>2021-07-22</text:p>
          </table:table-cell>
          <table:table-cell office:value-type="string" table:style-name="ce1">
            <text:p>Sinovac</text:p>
          </table:table-cell>
          <table:table-cell office:value-type="float" office:value="2120" table:style-name="ce1">
            <text:p>2120</text:p>
          </table:table-cell>
          <table:table-cell office:value-type="float" office:value="1060" table:style-name="ce1">
            <text:p>1060</text:p>
          </table:table-cell>
          <table:table-cell office:value-type="float" office:value="1018" table:style-name="ce1">
            <text:p>1018</text:p>
          </table:table-cell>
          <table:table-cell office:value-type="float" office:value="1883" table:style-name="ce1">
            <text:p>1883</text:p>
          </table:table-cell>
          <table:table-cell office:value-type="float" office:value="46349202" table:style-name="ce1">
            <text:p>46349202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Cape Verde</text:p>
          </table:table-cell>
          <table:table-cell office:value-type="date" office:date-value="2023-05-23T00:00:00" table:style-name="ce2">
            <text:p>2023-05-23</text:p>
          </table:table-cell>
          <table:table-cell office:value-type="string" table:style-name="ce1">
            <text:p>Pfizer</text:p>
          </table:table-cell>
          <table:table-cell office:value-type="float" office:value="33492" table:style-name="ce1">
            <text:p>33492</text:p>
          </table:table-cell>
          <table:table-cell office:value-type="float" office:value="16746" table:style-name="ce1">
            <text:p>16746</text:p>
          </table:table-cell>
          <table:table-cell office:value-type="float" office:value="15741" table:style-name="ce1">
            <text:p>15741</text:p>
          </table:table-cell>
          <table:table-cell office:value-type="float" office:value="31241" table:style-name="ce1">
            <text:p>31241</text:p>
          </table:table-cell>
          <table:table-cell office:value-type="float" office:value="19265837" table:style-name="ce1">
            <text:p>19265837</text:p>
          </table:table-cell>
          <table:table-cell table:number-columns-repeated="16375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Sudan</text:p>
          </table:table-cell>
          <table:table-cell office:value-type="date" office:date-value="2021-01-24T00:00:00" table:style-name="ce2">
            <text:p>2021-01-24</text:p>
          </table:table-cell>
          <table:table-cell office:value-type="string" table:style-name="ce1">
            <text:p>Johnson &amp; Johnson</text:p>
          </table:table-cell>
          <table:table-cell office:value-type="float" office:value="42456" table:style-name="ce1">
            <text:p>42456</text:p>
          </table:table-cell>
          <table:table-cell office:value-type="float" office:value="21228" table:style-name="ce1">
            <text:p>21228</text:p>
          </table:table-cell>
          <table:table-cell office:value-type="float" office:value="19820" table:style-name="ce1">
            <text:p>19820</text:p>
          </table:table-cell>
          <table:table-cell office:value-type="float" office:value="40997" table:style-name="ce1">
            <text:p>40997</text:p>
          </table:table-cell>
          <table:table-cell office:value-type="float" office:value="7372239" table:style-name="ce1">
            <text:p>7372239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Cayman Islands</text:p>
          </table:table-cell>
          <table:table-cell office:value-type="date" office:date-value="2021-09-16T00:00:00" table:style-name="ce2">
            <text:p>2021-09-16</text:p>
          </table:table-cell>
          <table:table-cell office:value-type="string" table:style-name="ce1">
            <text:p>Moderna</text:p>
          </table:table-cell>
          <table:table-cell office:value-type="float" office:value="99143" table:style-name="ce1">
            <text:p>99143</text:p>
          </table:table-cell>
          <table:table-cell office:value-type="float" office:value="49571" table:style-name="ce1">
            <text:p>49571</text:p>
          </table:table-cell>
          <table:table-cell office:value-type="float" office:value="44737" table:style-name="ce1">
            <text:p>44737</text:p>
          </table:table-cell>
          <table:table-cell office:value-type="float" office:value="95041" table:style-name="ce1">
            <text:p>95041</text:p>
          </table:table-cell>
          <table:table-cell office:value-type="float" office:value="42729465" table:style-name="ce1">
            <text:p>42729465</text:p>
          </table:table-cell>
          <table:table-cell table:number-columns-repeated="16375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7-25T00:00:00" table:style-name="ce2">
            <text:p>2023-07-25</text:p>
          </table:table-cell>
          <table:table-cell office:value-type="string" table:style-name="ce1">
            <text:p>Moderna</text:p>
          </table:table-cell>
          <table:table-cell office:value-type="float" office:value="53922" table:style-name="ce1">
            <text:p>53922</text:p>
          </table:table-cell>
          <table:table-cell office:value-type="float" office:value="26961" table:style-name="ce1">
            <text:p>26961</text:p>
          </table:table-cell>
          <table:table-cell office:value-type="float" office:value="25385" table:style-name="ce1">
            <text:p>25385</text:p>
          </table:table-cell>
          <table:table-cell office:value-type="float" office:value="50357" table:style-name="ce1">
            <text:p>50357</text:p>
          </table:table-cell>
          <table:table-cell office:value-type="float" office:value="29881555" table:style-name="ce1">
            <text:p>29881555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Netherlands Antilles</text:p>
          </table:table-cell>
          <table:table-cell office:value-type="date" office:date-value="2021-11-10T00:00:00" table:style-name="ce2">
            <text:p>2021-11-10</text:p>
          </table:table-cell>
          <table:table-cell office:value-type="string" table:style-name="ce1">
            <text:p>Sinovac</text:p>
          </table:table-cell>
          <table:table-cell office:value-type="float" office:value="68299" table:style-name="ce1">
            <text:p>68299</text:p>
          </table:table-cell>
          <table:table-cell office:value-type="float" office:value="34149" table:style-name="ce1">
            <text:p>34149</text:p>
          </table:table-cell>
          <table:table-cell office:value-type="float" office:value="33688" table:style-name="ce1">
            <text:p>33688</text:p>
          </table:table-cell>
          <table:table-cell office:value-type="float" office:value="67901" table:style-name="ce1">
            <text:p>67901</text:p>
          </table:table-cell>
          <table:table-cell office:value-type="float" office:value="48677095" table:style-name="ce1">
            <text:p>48677095</text:p>
          </table:table-cell>
          <table:table-cell table:number-columns-repeated="16375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Qatar</text:p>
          </table:table-cell>
          <table:table-cell office:value-type="date" office:date-value="2022-11-14T00:00:00" table:style-name="ce2">
            <text:p>2022-11-14</text:p>
          </table:table-cell>
          <table:table-cell office:value-type="string" table:style-name="ce1">
            <text:p>Moderna</text:p>
          </table:table-cell>
          <table:table-cell office:value-type="float" office:value="60625" table:style-name="ce1">
            <text:p>60625</text:p>
          </table:table-cell>
          <table:table-cell office:value-type="float" office:value="30312" table:style-name="ce1">
            <text:p>30312</text:p>
          </table:table-cell>
          <table:table-cell office:value-type="float" office:value="28455" table:style-name="ce1">
            <text:p>28455</text:p>
          </table:table-cell>
          <table:table-cell office:value-type="float" office:value="56390" table:style-name="ce1">
            <text:p>56390</text:p>
          </table:table-cell>
          <table:table-cell office:value-type="float" office:value="11511428" table:style-name="ce1">
            <text:p>11511428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Italy</text:p>
          </table:table-cell>
          <table:table-cell office:value-type="date" office:date-value="2022-12-20T00:00:00" table:style-name="ce2">
            <text:p>2022-12-20</text:p>
          </table:table-cell>
          <table:table-cell office:value-type="string" table:style-name="ce1">
            <text:p>Johnson &amp; Johnson</text:p>
          </table:table-cell>
          <table:table-cell office:value-type="float" office:value="88457" table:style-name="ce1">
            <text:p>88457</text:p>
          </table:table-cell>
          <table:table-cell office:value-type="float" office:value="44228" table:style-name="ce1">
            <text:p>44228</text:p>
          </table:table-cell>
          <table:table-cell office:value-type="float" office:value="43992" table:style-name="ce1">
            <text:p>43992</text:p>
          </table:table-cell>
          <table:table-cell office:value-type="float" office:value="83545" table:style-name="ce1">
            <text:p>83545</text:p>
          </table:table-cell>
          <table:table-cell office:value-type="float" office:value="43104142" table:style-name="ce1">
            <text:p>43104142</text:p>
          </table:table-cell>
          <table:table-cell table:number-columns-repeated="16375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Moldova</text:p>
          </table:table-cell>
          <table:table-cell office:value-type="date" office:date-value="2022-05-14T00:00:00" table:style-name="ce2">
            <text:p>2022-05-14</text:p>
          </table:table-cell>
          <table:table-cell office:value-type="string" table:style-name="ce1">
            <text:p>Pfizer</text:p>
          </table:table-cell>
          <table:table-cell office:value-type="float" office:value="38975" table:style-name="ce1">
            <text:p>38975</text:p>
          </table:table-cell>
          <table:table-cell office:value-type="float" office:value="19487" table:style-name="ce1">
            <text:p>19487</text:p>
          </table:table-cell>
          <table:table-cell office:value-type="float" office:value="19260" table:style-name="ce1">
            <text:p>19260</text:p>
          </table:table-cell>
          <table:table-cell office:value-type="float" office:value="35318" table:style-name="ce1">
            <text:p>35318</text:p>
          </table:table-cell>
          <table:table-cell office:value-type="float" office:value="20532116" table:style-name="ce1">
            <text:p>20532116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10-27T00:00:00" table:style-name="ce2">
            <text:p>2021-10-27</text:p>
          </table:table-cell>
          <table:table-cell office:value-type="string" table:style-name="ce1">
            <text:p>Johnson &amp; Johnson</text:p>
          </table:table-cell>
          <table:table-cell office:value-type="float" office:value="80689" table:style-name="ce1">
            <text:p>80689</text:p>
          </table:table-cell>
          <table:table-cell office:value-type="float" office:value="40344" table:style-name="ce1">
            <text:p>40344</text:p>
          </table:table-cell>
          <table:table-cell office:value-type="float" office:value="40217" table:style-name="ce1">
            <text:p>40217</text:p>
          </table:table-cell>
          <table:table-cell office:value-type="float" office:value="80659" table:style-name="ce1">
            <text:p>80659</text:p>
          </table:table-cell>
          <table:table-cell office:value-type="float" office:value="13305863" table:style-name="ce1">
            <text:p>13305863</text:p>
          </table:table-cell>
          <table:table-cell table:number-columns-repeated="16375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erbia</text:p>
          </table:table-cell>
          <table:table-cell office:value-type="date" office:date-value="2022-03-31T00:00:00" table:style-name="ce2">
            <text:p>2022-03-31</text:p>
          </table:table-cell>
          <table:table-cell office:value-type="string" table:style-name="ce1">
            <text:p>AstraZeneca</text:p>
          </table:table-cell>
          <table:table-cell office:value-type="float" office:value="83140" table:style-name="ce1">
            <text:p>83140</text:p>
          </table:table-cell>
          <table:table-cell office:value-type="float" office:value="41570" table:style-name="ce1">
            <text:p>41570</text:p>
          </table:table-cell>
          <table:table-cell office:value-type="float" office:value="39853" table:style-name="ce1">
            <text:p>39853</text:p>
          </table:table-cell>
          <table:table-cell office:value-type="float" office:value="82798" table:style-name="ce1">
            <text:p>82798</text:p>
          </table:table-cell>
          <table:table-cell office:value-type="float" office:value="40178721" table:style-name="ce1">
            <text:p>40178721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Trinidad and Tobago</text:p>
          </table:table-cell>
          <table:table-cell office:value-type="date" office:date-value="2022-03-08T00:00:00" table:style-name="ce2">
            <text:p>2022-03-08</text:p>
          </table:table-cell>
          <table:table-cell office:value-type="string" table:style-name="ce1">
            <text:p>Sputnik V</text:p>
          </table:table-cell>
          <table:table-cell office:value-type="float" office:value="17094" table:style-name="ce1">
            <text:p>17094</text:p>
          </table:table-cell>
          <table:table-cell office:value-type="float" office:value="8547" table:style-name="ce1">
            <text:p>8547</text:p>
          </table:table-cell>
          <table:table-cell office:value-type="float" office:value="8152" table:style-name="ce1">
            <text:p>8152</text:p>
          </table:table-cell>
          <table:table-cell office:value-type="float" office:value="16796" table:style-name="ce1">
            <text:p>16796</text:p>
          </table:table-cell>
          <table:table-cell office:value-type="float" office:value="25218907" table:style-name="ce1">
            <text:p>25218907</text:p>
          </table:table-cell>
          <table:table-cell table:number-columns-repeated="16375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Italy</text:p>
          </table:table-cell>
          <table:table-cell office:value-type="date" office:date-value="2023-05-20T00:00:00" table:style-name="ce2">
            <text:p>2023-05-20</text:p>
          </table:table-cell>
          <table:table-cell office:value-type="string" table:style-name="ce1">
            <text:p>Johnson &amp; Johnson</text:p>
          </table:table-cell>
          <table:table-cell office:value-type="float" office:value="7173" table:style-name="ce1">
            <text:p>7173</text:p>
          </table:table-cell>
          <table:table-cell office:value-type="float" office:value="3586" table:style-name="ce1">
            <text:p>3586</text:p>
          </table:table-cell>
          <table:table-cell office:value-type="float" office:value="3327" table:style-name="ce1">
            <text:p>3327</text:p>
          </table:table-cell>
          <table:table-cell office:value-type="float" office:value="6198" table:style-name="ce1">
            <text:p>6198</text:p>
          </table:table-cell>
          <table:table-cell office:value-type="float" office:value="29296820" table:style-name="ce1">
            <text:p>29296820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enegal</text:p>
          </table:table-cell>
          <table:table-cell office:value-type="date" office:date-value="2022-09-06T00:00:00" table:style-name="ce2">
            <text:p>2022-09-06</text:p>
          </table:table-cell>
          <table:table-cell office:value-type="string" table:style-name="ce1">
            <text:p>Johnson &amp; Johnson</text:p>
          </table:table-cell>
          <table:table-cell office:value-type="float" office:value="54658" table:style-name="ce1">
            <text:p>54658</text:p>
          </table:table-cell>
          <table:table-cell office:value-type="float" office:value="27329" table:style-name="ce1">
            <text:p>27329</text:p>
          </table:table-cell>
          <table:table-cell office:value-type="float" office:value="26229" table:style-name="ce1">
            <text:p>26229</text:p>
          </table:table-cell>
          <table:table-cell office:value-type="float" office:value="54648" table:style-name="ce1">
            <text:p>54648</text:p>
          </table:table-cell>
          <table:table-cell office:value-type="float" office:value="39303042" table:style-name="ce1">
            <text:p>39303042</text:p>
          </table:table-cell>
          <table:table-cell table:number-columns-repeated="16375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Jamaica</text:p>
          </table:table-cell>
          <table:table-cell office:value-type="date" office:date-value="2021-08-04T00:00:00" table:style-name="ce2">
            <text:p>2021-08-04</text:p>
          </table:table-cell>
          <table:table-cell office:value-type="string" table:style-name="ce1">
            <text:p>Pfizer</text:p>
          </table:table-cell>
          <table:table-cell office:value-type="float" office:value="21264" table:style-name="ce1">
            <text:p>21264</text:p>
          </table:table-cell>
          <table:table-cell office:value-type="float" office:value="10632" table:style-name="ce1">
            <text:p>10632</text:p>
          </table:table-cell>
          <table:table-cell office:value-type="float" office:value="9958" table:style-name="ce1">
            <text:p>9958</text:p>
          </table:table-cell>
          <table:table-cell office:value-type="float" office:value="18602" table:style-name="ce1">
            <text:p>18602</text:p>
          </table:table-cell>
          <table:table-cell office:value-type="float" office:value="39319264" table:style-name="ce1">
            <text:p>39319264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Djibouti</text:p>
          </table:table-cell>
          <table:table-cell office:value-type="date" office:date-value="2022-01-11T00:00:00" table:style-name="ce2">
            <text:p>2022-01-11</text:p>
          </table:table-cell>
          <table:table-cell office:value-type="string" table:style-name="ce1">
            <text:p>Moderna</text:p>
          </table:table-cell>
          <table:table-cell office:value-type="float" office:value="97685" table:style-name="ce1">
            <text:p>97685</text:p>
          </table:table-cell>
          <table:table-cell office:value-type="float" office:value="48842" table:style-name="ce1">
            <text:p>48842</text:p>
          </table:table-cell>
          <table:table-cell office:value-type="float" office:value="47654" table:style-name="ce1">
            <text:p>47654</text:p>
          </table:table-cell>
          <table:table-cell office:value-type="float" office:value="93344" table:style-name="ce1">
            <text:p>93344</text:p>
          </table:table-cell>
          <table:table-cell office:value-type="float" office:value="44328866" table:style-name="ce1">
            <text:p>44328866</text:p>
          </table:table-cell>
          <table:table-cell table:number-columns-repeated="16375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9-08T00:00:00" table:style-name="ce2">
            <text:p>2021-09-08</text:p>
          </table:table-cell>
          <table:table-cell office:value-type="string" table:style-name="ce1">
            <text:p>Pfizer</text:p>
          </table:table-cell>
          <table:table-cell office:value-type="float" office:value="6134" table:style-name="ce1">
            <text:p>6134</text:p>
          </table:table-cell>
          <table:table-cell office:value-type="float" office:value="3067" table:style-name="ce1">
            <text:p>3067</text:p>
          </table:table-cell>
          <table:table-cell office:value-type="float" office:value="2781" table:style-name="ce1">
            <text:p>2781</text:p>
          </table:table-cell>
          <table:table-cell office:value-type="float" office:value="2025" table:style-name="ce1">
            <text:p>2025</text:p>
          </table:table-cell>
          <table:table-cell office:value-type="float" office:value="48147887" table:style-name="ce1">
            <text:p>48147887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Qatar</text:p>
          </table:table-cell>
          <table:table-cell office:value-type="date" office:date-value="2021-06-22T00:00:00" table:style-name="ce2">
            <text:p>2021-06-22</text:p>
          </table:table-cell>
          <table:table-cell office:value-type="string" table:style-name="ce1">
            <text:p>Sputnik V</text:p>
          </table:table-cell>
          <table:table-cell office:value-type="float" office:value="7237" table:style-name="ce1">
            <text:p>7237</text:p>
          </table:table-cell>
          <table:table-cell office:value-type="float" office:value="3618" table:style-name="ce1">
            <text:p>3618</text:p>
          </table:table-cell>
          <table:table-cell office:value-type="float" office:value="3364" table:style-name="ce1">
            <text:p>3364</text:p>
          </table:table-cell>
          <table:table-cell office:value-type="float" office:value="6555" table:style-name="ce1">
            <text:p>6555</text:p>
          </table:table-cell>
          <table:table-cell office:value-type="float" office:value="15852600" table:style-name="ce1">
            <text:p>15852600</text:p>
          </table:table-cell>
          <table:table-cell table:number-columns-repeated="16375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Myanmar</text:p>
          </table:table-cell>
          <table:table-cell office:value-type="date" office:date-value="2022-12-23T00:00:00" table:style-name="ce2">
            <text:p>2022-12-23</text:p>
          </table:table-cell>
          <table:table-cell office:value-type="string" table:style-name="ce1">
            <text:p>Sputnik V</text:p>
          </table:table-cell>
          <table:table-cell office:value-type="float" office:value="12269" table:style-name="ce1">
            <text:p>12269</text:p>
          </table:table-cell>
          <table:table-cell office:value-type="float" office:value="6134" table:style-name="ce1">
            <text:p>6134</text:p>
          </table:table-cell>
          <table:table-cell office:value-type="float" office:value="5923" table:style-name="ce1">
            <text:p>5923</text:p>
          </table:table-cell>
          <table:table-cell office:value-type="float" office:value="7872" table:style-name="ce1">
            <text:p>7872</text:p>
          </table:table-cell>
          <table:table-cell office:value-type="float" office:value="1482070" table:style-name="ce1">
            <text:p>1482070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Mauritius</text:p>
          </table:table-cell>
          <table:table-cell office:value-type="date" office:date-value="2022-12-30T00:00:00" table:style-name="ce2">
            <text:p>2022-12-30</text:p>
          </table:table-cell>
          <table:table-cell office:value-type="string" table:style-name="ce1">
            <text:p>Pfizer</text:p>
          </table:table-cell>
          <table:table-cell office:value-type="float" office:value="17834" table:style-name="ce1">
            <text:p>17834</text:p>
          </table:table-cell>
          <table:table-cell office:value-type="float" office:value="8917" table:style-name="ce1">
            <text:p>8917</text:p>
          </table:table-cell>
          <table:table-cell office:value-type="float" office:value="8243" table:style-name="ce1">
            <text:p>8243</text:p>
          </table:table-cell>
          <table:table-cell office:value-type="float" office:value="15726" table:style-name="ce1">
            <text:p>15726</text:p>
          </table:table-cell>
          <table:table-cell office:value-type="float" office:value="9864594" table:style-name="ce1">
            <text:p>9864594</text:p>
          </table:table-cell>
          <table:table-cell table:number-columns-repeated="16375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Bosnia and Herzegovina</text:p>
          </table:table-cell>
          <table:table-cell office:value-type="date" office:date-value="2023-11-21T00:00:00" table:style-name="ce2">
            <text:p>2023-11-21</text:p>
          </table:table-cell>
          <table:table-cell office:value-type="string" table:style-name="ce1">
            <text:p>Sputnik V</text:p>
          </table:table-cell>
          <table:table-cell office:value-type="float" office:value="8882" table:style-name="ce1">
            <text:p>8882</text:p>
          </table:table-cell>
          <table:table-cell office:value-type="float" office:value="4441" table:style-name="ce1">
            <text:p>4441</text:p>
          </table:table-cell>
          <table:table-cell office:value-type="float" office:value="4058" table:style-name="ce1">
            <text:p>4058</text:p>
          </table:table-cell>
          <table:table-cell office:value-type="float" office:value="6333" table:style-name="ce1">
            <text:p>6333</text:p>
          </table:table-cell>
          <table:table-cell office:value-type="float" office:value="49261247" table:style-name="ce1">
            <text:p>49261247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Qatar</text:p>
          </table:table-cell>
          <table:table-cell office:value-type="date" office:date-value="2022-04-28T00:00:00" table:style-name="ce2">
            <text:p>2022-04-28</text:p>
          </table:table-cell>
          <table:table-cell office:value-type="string" table:style-name="ce1">
            <text:p>AstraZeneca</text:p>
          </table:table-cell>
          <table:table-cell office:value-type="float" office:value="76871" table:style-name="ce1">
            <text:p>76871</text:p>
          </table:table-cell>
          <table:table-cell office:value-type="float" office:value="38435" table:style-name="ce1">
            <text:p>38435</text:p>
          </table:table-cell>
          <table:table-cell office:value-type="float" office:value="35440" table:style-name="ce1">
            <text:p>35440</text:p>
          </table:table-cell>
          <table:table-cell office:value-type="float" office:value="76609" table:style-name="ce1">
            <text:p>76609</text:p>
          </table:table-cell>
          <table:table-cell office:value-type="float" office:value="13082879" table:style-name="ce1">
            <text:p>13082879</text:p>
          </table:table-cell>
          <table:table-cell table:number-columns-repeated="16375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Cuba</text:p>
          </table:table-cell>
          <table:table-cell office:value-type="date" office:date-value="2022-09-12T00:00:00" table:style-name="ce2">
            <text:p>2022-09-12</text:p>
          </table:table-cell>
          <table:table-cell office:value-type="string" table:style-name="ce1">
            <text:p>Sputnik V</text:p>
          </table:table-cell>
          <table:table-cell office:value-type="float" office:value="65403" table:style-name="ce1">
            <text:p>65403</text:p>
          </table:table-cell>
          <table:table-cell office:value-type="float" office:value="32701" table:style-name="ce1">
            <text:p>32701</text:p>
          </table:table-cell>
          <table:table-cell office:value-type="float" office:value="30514" table:style-name="ce1">
            <text:p>30514</text:p>
          </table:table-cell>
          <table:table-cell office:value-type="float" office:value="64362" table:style-name="ce1">
            <text:p>64362</text:p>
          </table:table-cell>
          <table:table-cell office:value-type="float" office:value="23742756" table:style-name="ce1">
            <text:p>23742756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Saint Barthelemy</text:p>
          </table:table-cell>
          <table:table-cell office:value-type="date" office:date-value="2021-08-21T00:00:00" table:style-name="ce2">
            <text:p>2021-08-21</text:p>
          </table:table-cell>
          <table:table-cell office:value-type="string" table:style-name="ce1">
            <text:p>Johnson &amp; Johnson</text:p>
          </table:table-cell>
          <table:table-cell office:value-type="float" office:value="32420" table:style-name="ce1">
            <text:p>32420</text:p>
          </table:table-cell>
          <table:table-cell office:value-type="float" office:value="16210" table:style-name="ce1">
            <text:p>16210</text:p>
          </table:table-cell>
          <table:table-cell office:value-type="float" office:value="14700" table:style-name="ce1">
            <text:p>14700</text:p>
          </table:table-cell>
          <table:table-cell office:value-type="float" office:value="29825" table:style-name="ce1">
            <text:p>29825</text:p>
          </table:table-cell>
          <table:table-cell office:value-type="float" office:value="2893374" table:style-name="ce1">
            <text:p>2893374</text:p>
          </table:table-cell>
          <table:table-cell table:number-columns-repeated="16375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Bosnia and Herzegovina</text:p>
          </table:table-cell>
          <table:table-cell office:value-type="date" office:date-value="2023-08-18T00:00:00" table:style-name="ce2">
            <text:p>2023-08-18</text:p>
          </table:table-cell>
          <table:table-cell office:value-type="string" table:style-name="ce1">
            <text:p>Sputnik V</text:p>
          </table:table-cell>
          <table:table-cell office:value-type="float" office:value="7174" table:style-name="ce1">
            <text:p>7174</text:p>
          </table:table-cell>
          <table:table-cell office:value-type="float" office:value="3587" table:style-name="ce1">
            <text:p>3587</text:p>
          </table:table-cell>
          <table:table-cell office:value-type="float" office:value="3582" table:style-name="ce1">
            <text:p>3582</text:p>
          </table:table-cell>
          <table:table-cell office:value-type="float" office:value="6129" table:style-name="ce1">
            <text:p>6129</text:p>
          </table:table-cell>
          <table:table-cell office:value-type="float" office:value="36862064" table:style-name="ce1">
            <text:p>36862064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Jamaica</text:p>
          </table:table-cell>
          <table:table-cell office:value-type="date" office:date-value="2023-12-15T00:00:00" table:style-name="ce2">
            <text:p>2023-12-15</text:p>
          </table:table-cell>
          <table:table-cell office:value-type="string" table:style-name="ce1">
            <text:p>Moderna</text:p>
          </table:table-cell>
          <table:table-cell office:value-type="float" office:value="93054" table:style-name="ce1">
            <text:p>93054</text:p>
          </table:table-cell>
          <table:table-cell office:value-type="float" office:value="46527" table:style-name="ce1">
            <text:p>46527</text:p>
          </table:table-cell>
          <table:table-cell office:value-type="float" office:value="43943" table:style-name="ce1">
            <text:p>43943</text:p>
          </table:table-cell>
          <table:table-cell office:value-type="float" office:value="88523" table:style-name="ce1">
            <text:p>88523</text:p>
          </table:table-cell>
          <table:table-cell office:value-type="float" office:value="39400259" table:style-name="ce1">
            <text:p>39400259</text:p>
          </table:table-cell>
          <table:table-cell table:number-columns-repeated="16375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8-11T00:00:00" table:style-name="ce2">
            <text:p>2023-08-11</text:p>
          </table:table-cell>
          <table:table-cell office:value-type="string" table:style-name="ce1">
            <text:p>Sinovac</text:p>
          </table:table-cell>
          <table:table-cell office:value-type="float" office:value="61003" table:style-name="ce1">
            <text:p>61003</text:p>
          </table:table-cell>
          <table:table-cell office:value-type="float" office:value="30501" table:style-name="ce1">
            <text:p>30501</text:p>
          </table:table-cell>
          <table:table-cell office:value-type="float" office:value="27532" table:style-name="ce1">
            <text:p>27532</text:p>
          </table:table-cell>
          <table:table-cell office:value-type="float" office:value="59325" table:style-name="ce1">
            <text:p>59325</text:p>
          </table:table-cell>
          <table:table-cell office:value-type="float" office:value="7104987" table:style-name="ce1">
            <text:p>7104987</text:p>
          </table:table-cell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2-01T00:00:00" table:style-name="ce2">
            <text:p>2021-12-01</text:p>
          </table:table-cell>
          <table:table-cell office:value-type="string" table:style-name="ce1">
            <text:p>Johnson &amp; Johnson</text:p>
          </table:table-cell>
          <table:table-cell office:value-type="float" office:value="57137" table:style-name="ce1">
            <text:p>57137</text:p>
          </table:table-cell>
          <table:table-cell office:value-type="float" office:value="28568" table:style-name="ce1">
            <text:p>28568</text:p>
          </table:table-cell>
          <table:table-cell office:value-type="float" office:value="27031" table:style-name="ce1">
            <text:p>27031</text:p>
          </table:table-cell>
          <table:table-cell office:value-type="float" office:value="55006" table:style-name="ce1">
            <text:p>55006</text:p>
          </table:table-cell>
          <table:table-cell office:value-type="float" office:value="26597379" table:style-name="ce1">
            <text:p>26597379</text:p>
          </table:table-cell>
          <table:table-cell table:number-columns-repeated="16375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Ecuador</text:p>
          </table:table-cell>
          <table:table-cell office:value-type="date" office:date-value="2022-08-13T00:00:00" table:style-name="ce2">
            <text:p>2022-08-13</text:p>
          </table:table-cell>
          <table:table-cell office:value-type="string" table:style-name="ce1">
            <text:p>Sputnik V</text:p>
          </table:table-cell>
          <table:table-cell office:value-type="float" office:value="41789" table:style-name="ce1">
            <text:p>41789</text:p>
          </table:table-cell>
          <table:table-cell office:value-type="float" office:value="20894" table:style-name="ce1">
            <text:p>20894</text:p>
          </table:table-cell>
          <table:table-cell office:value-type="float" office:value="19124" table:style-name="ce1">
            <text:p>19124</text:p>
          </table:table-cell>
          <table:table-cell office:value-type="float" office:value="38064" table:style-name="ce1">
            <text:p>38064</text:p>
          </table:table-cell>
          <table:table-cell office:value-type="float" office:value="27759198" table:style-name="ce1">
            <text:p>27759198</text:p>
          </table:table-cell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Myanmar</text:p>
          </table:table-cell>
          <table:table-cell office:value-type="date" office:date-value="2023-06-26T00:00:00" table:style-name="ce2">
            <text:p>2023-06-26</text:p>
          </table:table-cell>
          <table:table-cell office:value-type="string" table:style-name="ce1">
            <text:p>Moderna</text:p>
          </table:table-cell>
          <table:table-cell office:value-type="float" office:value="71331" table:style-name="ce1">
            <text:p>71331</text:p>
          </table:table-cell>
          <table:table-cell office:value-type="float" office:value="35665" table:style-name="ce1">
            <text:p>35665</text:p>
          </table:table-cell>
          <table:table-cell office:value-type="float" office:value="34734" table:style-name="ce1">
            <text:p>34734</text:p>
          </table:table-cell>
          <table:table-cell office:value-type="float" office:value="70582" table:style-name="ce1">
            <text:p>70582</text:p>
          </table:table-cell>
          <table:table-cell office:value-type="float" office:value="13193994" table:style-name="ce1">
            <text:p>13193994</text:p>
          </table:table-cell>
          <table:table-cell table:number-columns-repeated="16375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Senegal</text:p>
          </table:table-cell>
          <table:table-cell office:value-type="date" office:date-value="2023-11-05T00:00:00" table:style-name="ce2">
            <text:p>2023-11-05</text:p>
          </table:table-cell>
          <table:table-cell office:value-type="string" table:style-name="ce1">
            <text:p>Pfizer</text:p>
          </table:table-cell>
          <table:table-cell office:value-type="float" office:value="28036" table:style-name="ce1">
            <text:p>28036</text:p>
          </table:table-cell>
          <table:table-cell office:value-type="float" office:value="14018" table:style-name="ce1">
            <text:p>14018</text:p>
          </table:table-cell>
          <table:table-cell office:value-type="float" office:value="12873" table:style-name="ce1">
            <text:p>12873</text:p>
          </table:table-cell>
          <table:table-cell office:value-type="float" office:value="23361" table:style-name="ce1">
            <text:p>23361</text:p>
          </table:table-cell>
          <table:table-cell office:value-type="float" office:value="20482591" table:style-name="ce1">
            <text:p>20482591</text:p>
          </table:table-cell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Kiribati</text:p>
          </table:table-cell>
          <table:table-cell office:value-type="date" office:date-value="2022-12-13T00:00:00" table:style-name="ce2">
            <text:p>2022-12-13</text:p>
          </table:table-cell>
          <table:table-cell office:value-type="string" table:style-name="ce1">
            <text:p>Sinovac</text:p>
          </table:table-cell>
          <table:table-cell office:value-type="float" office:value="16664" table:style-name="ce1">
            <text:p>16664</text:p>
          </table:table-cell>
          <table:table-cell office:value-type="float" office:value="8332" table:style-name="ce1">
            <text:p>8332</text:p>
          </table:table-cell>
          <table:table-cell office:value-type="float" office:value="7667" table:style-name="ce1">
            <text:p>7667</text:p>
          </table:table-cell>
          <table:table-cell office:value-type="float" office:value="13066" table:style-name="ce1">
            <text:p>13066</text:p>
          </table:table-cell>
          <table:table-cell office:value-type="float" office:value="35033720" table:style-name="ce1">
            <text:p>35033720</text:p>
          </table:table-cell>
          <table:table-cell table:number-columns-repeated="16375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Congo</text:p>
          </table:table-cell>
          <table:table-cell office:value-type="date" office:date-value="2022-09-04T00:00:00" table:style-name="ce2">
            <text:p>2022-09-04</text:p>
          </table:table-cell>
          <table:table-cell office:value-type="string" table:style-name="ce1">
            <text:p>Johnson &amp; Johnson</text:p>
          </table:table-cell>
          <table:table-cell office:value-type="float" office:value="14359" table:style-name="ce1">
            <text:p>14359</text:p>
          </table:table-cell>
          <table:table-cell office:value-type="float" office:value="7179" table:style-name="ce1">
            <text:p>7179</text:p>
          </table:table-cell>
          <table:table-cell office:value-type="float" office:value="6780" table:style-name="ce1">
            <text:p>6780</text:p>
          </table:table-cell>
          <table:table-cell office:value-type="float" office:value="9649" table:style-name="ce1">
            <text:p>9649</text:p>
          </table:table-cell>
          <table:table-cell office:value-type="float" office:value="11697683" table:style-name="ce1">
            <text:p>11697683</text:p>
          </table:table-cell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rmuda</text:p>
          </table:table-cell>
          <table:table-cell office:value-type="date" office:date-value="2023-04-17T00:00:00" table:style-name="ce2">
            <text:p>2023-04-17</text:p>
          </table:table-cell>
          <table:table-cell office:value-type="string" table:style-name="ce1">
            <text:p>Johnson &amp; Johnson</text:p>
          </table:table-cell>
          <table:table-cell office:value-type="float" office:value="23171" table:style-name="ce1">
            <text:p>23171</text:p>
          </table:table-cell>
          <table:table-cell office:value-type="float" office:value="11585" table:style-name="ce1">
            <text:p>11585</text:p>
          </table:table-cell>
          <table:table-cell office:value-type="float" office:value="10799" table:style-name="ce1">
            <text:p>10799</text:p>
          </table:table-cell>
          <table:table-cell office:value-type="float" office:value="19490" table:style-name="ce1">
            <text:p>19490</text:p>
          </table:table-cell>
          <table:table-cell office:value-type="float" office:value="17275848" table:style-name="ce1">
            <text:p>17275848</text:p>
          </table:table-cell>
          <table:table-cell table:number-columns-repeated="16375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Anguilla</text:p>
          </table:table-cell>
          <table:table-cell office:value-type="date" office:date-value="2023-04-27T00:00:00" table:style-name="ce2">
            <text:p>2023-04-27</text:p>
          </table:table-cell>
          <table:table-cell office:value-type="string" table:style-name="ce1">
            <text:p>AstraZeneca</text:p>
          </table:table-cell>
          <table:table-cell office:value-type="float" office:value="69126" table:style-name="ce1">
            <text:p>69126</text:p>
          </table:table-cell>
          <table:table-cell office:value-type="float" office:value="34563" table:style-name="ce1">
            <text:p>34563</text:p>
          </table:table-cell>
          <table:table-cell office:value-type="float" office:value="31329" table:style-name="ce1">
            <text:p>31329</text:p>
          </table:table-cell>
          <table:table-cell office:value-type="float" office:value="67061" table:style-name="ce1">
            <text:p>67061</text:p>
          </table:table-cell>
          <table:table-cell office:value-type="float" office:value="17746540" table:style-name="ce1">
            <text:p>17746540</text:p>
          </table:table-cell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Netherlands Antilles</text:p>
          </table:table-cell>
          <table:table-cell office:value-type="date" office:date-value="2023-06-20T00:00:00" table:style-name="ce2">
            <text:p>2023-06-20</text:p>
          </table:table-cell>
          <table:table-cell office:value-type="string" table:style-name="ce1">
            <text:p>Sputnik V</text:p>
          </table:table-cell>
          <table:table-cell office:value-type="float" office:value="58630" table:style-name="ce1">
            <text:p>58630</text:p>
          </table:table-cell>
          <table:table-cell office:value-type="float" office:value="29315" table:style-name="ce1">
            <text:p>29315</text:p>
          </table:table-cell>
          <table:table-cell office:value-type="float" office:value="27222" table:style-name="ce1">
            <text:p>27222</text:p>
          </table:table-cell>
          <table:table-cell office:value-type="float" office:value="54018" table:style-name="ce1">
            <text:p>54018</text:p>
          </table:table-cell>
          <table:table-cell office:value-type="float" office:value="44989262" table:style-name="ce1">
            <text:p>44989262</text:p>
          </table:table-cell>
          <table:table-cell table:number-columns-repeated="16375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ri Lanka</text:p>
          </table:table-cell>
          <table:table-cell office:value-type="date" office:date-value="2021-03-01T00:00:00" table:style-name="ce2">
            <text:p>2021-03-01</text:p>
          </table:table-cell>
          <table:table-cell office:value-type="string" table:style-name="ce1">
            <text:p>Sputnik V</text:p>
          </table:table-cell>
          <table:table-cell office:value-type="float" office:value="100500" table:style-name="ce1">
            <text:p>100500</text:p>
          </table:table-cell>
          <table:table-cell office:value-type="float" office:value="50250" table:style-name="ce1">
            <text:p>50250</text:p>
          </table:table-cell>
          <table:table-cell office:value-type="float" office:value="46479" table:style-name="ce1">
            <text:p>46479</text:p>
          </table:table-cell>
          <table:table-cell office:value-type="float" office:value="99648" table:style-name="ce1">
            <text:p>99648</text:p>
          </table:table-cell>
          <table:table-cell office:value-type="float" office:value="28039286" table:style-name="ce1">
            <text:p>28039286</text:p>
          </table:table-cell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Cayman Islands</text:p>
          </table:table-cell>
          <table:table-cell office:value-type="date" office:date-value="2023-06-03T00:00:00" table:style-name="ce2">
            <text:p>2023-06-03</text:p>
          </table:table-cell>
          <table:table-cell office:value-type="string" table:style-name="ce1">
            <text:p>Johnson &amp; Johnson</text:p>
          </table:table-cell>
          <table:table-cell office:value-type="float" office:value="52620" table:style-name="ce1">
            <text:p>52620</text:p>
          </table:table-cell>
          <table:table-cell office:value-type="float" office:value="26310" table:style-name="ce1">
            <text:p>26310</text:p>
          </table:table-cell>
          <table:table-cell office:value-type="float" office:value="25529" table:style-name="ce1">
            <text:p>25529</text:p>
          </table:table-cell>
          <table:table-cell office:value-type="float" office:value="52357" table:style-name="ce1">
            <text:p>52357</text:p>
          </table:table-cell>
          <table:table-cell office:value-type="float" office:value="35989017" table:style-name="ce1">
            <text:p>35989017</text:p>
          </table:table-cell>
          <table:table-cell table:number-columns-repeated="16375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Italy</text:p>
          </table:table-cell>
          <table:table-cell office:value-type="date" office:date-value="2022-06-08T00:00:00" table:style-name="ce2">
            <text:p>2022-06-08</text:p>
          </table:table-cell>
          <table:table-cell office:value-type="string" table:style-name="ce1">
            <text:p>Sinovac</text:p>
          </table:table-cell>
          <table:table-cell office:value-type="float" office:value="37985" table:style-name="ce1">
            <text:p>37985</text:p>
          </table:table-cell>
          <table:table-cell office:value-type="float" office:value="18992" table:style-name="ce1">
            <text:p>18992</text:p>
          </table:table-cell>
          <table:table-cell office:value-type="float" office:value="17516" table:style-name="ce1">
            <text:p>17516</text:p>
          </table:table-cell>
          <table:table-cell office:value-type="float" office:value="33074" table:style-name="ce1">
            <text:p>33074</text:p>
          </table:table-cell>
          <table:table-cell office:value-type="float" office:value="16529996" table:style-name="ce1">
            <text:p>16529996</text:p>
          </table:table-cell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Albania</text:p>
          </table:table-cell>
          <table:table-cell office:value-type="date" office:date-value="2023-09-02T00:00:00" table:style-name="ce2">
            <text:p>2023-09-02</text:p>
          </table:table-cell>
          <table:table-cell office:value-type="string" table:style-name="ce1">
            <text:p>Sputnik V</text:p>
          </table:table-cell>
          <table:table-cell office:value-type="float" office:value="21633" table:style-name="ce1">
            <text:p>21633</text:p>
          </table:table-cell>
          <table:table-cell office:value-type="float" office:value="10816" table:style-name="ce1">
            <text:p>10816</text:p>
          </table:table-cell>
          <table:table-cell office:value-type="float" office:value="10647" table:style-name="ce1">
            <text:p>10647</text:p>
          </table:table-cell>
          <table:table-cell office:value-type="float" office:value="19824" table:style-name="ce1">
            <text:p>19824</text:p>
          </table:table-cell>
          <table:table-cell office:value-type="float" office:value="15187302" table:style-name="ce1">
            <text:p>15187302</text:p>
          </table:table-cell>
          <table:table-cell table:number-columns-repeated="16375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Qatar</text:p>
          </table:table-cell>
          <table:table-cell office:value-type="date" office:date-value="2021-08-07T00:00:00" table:style-name="ce2">
            <text:p>2021-08-07</text:p>
          </table:table-cell>
          <table:table-cell office:value-type="string" table:style-name="ce1">
            <text:p>AstraZeneca</text:p>
          </table:table-cell>
          <table:table-cell office:value-type="float" office:value="41843" table:style-name="ce1">
            <text:p>41843</text:p>
          </table:table-cell>
          <table:table-cell office:value-type="float" office:value="20921" table:style-name="ce1">
            <text:p>20921</text:p>
          </table:table-cell>
          <table:table-cell office:value-type="float" office:value="19164" table:style-name="ce1">
            <text:p>19164</text:p>
          </table:table-cell>
          <table:table-cell office:value-type="float" office:value="39331" table:style-name="ce1">
            <text:p>39331</text:p>
          </table:table-cell>
          <table:table-cell office:value-type="float" office:value="11737384" table:style-name="ce1">
            <text:p>11737384</text:p>
          </table:table-cell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erbia</text:p>
          </table:table-cell>
          <table:table-cell office:value-type="date" office:date-value="2023-12-28T00:00:00" table:style-name="ce2">
            <text:p>2023-12-28</text:p>
          </table:table-cell>
          <table:table-cell office:value-type="string" table:style-name="ce1">
            <text:p>Pfizer</text:p>
          </table:table-cell>
          <table:table-cell office:value-type="float" office:value="45198" table:style-name="ce1">
            <text:p>45198</text:p>
          </table:table-cell>
          <table:table-cell office:value-type="float" office:value="22599" table:style-name="ce1">
            <text:p>22599</text:p>
          </table:table-cell>
          <table:table-cell office:value-type="float" office:value="22531" table:style-name="ce1">
            <text:p>22531</text:p>
          </table:table-cell>
          <table:table-cell office:value-type="float" office:value="41853" table:style-name="ce1">
            <text:p>41853</text:p>
          </table:table-cell>
          <table:table-cell office:value-type="float" office:value="7493607" table:style-name="ce1">
            <text:p>7493607</text:p>
          </table:table-cell>
          <table:table-cell table:number-columns-repeated="16375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Cayman Islands</text:p>
          </table:table-cell>
          <table:table-cell office:value-type="date" office:date-value="2021-10-20T00:00:00" table:style-name="ce2">
            <text:p>2021-10-20</text:p>
          </table:table-cell>
          <table:table-cell office:value-type="string" table:style-name="ce1">
            <text:p>Johnson &amp; Johnson</text:p>
          </table:table-cell>
          <table:table-cell office:value-type="float" office:value="69324" table:style-name="ce1">
            <text:p>69324</text:p>
          </table:table-cell>
          <table:table-cell office:value-type="float" office:value="34662" table:style-name="ce1">
            <text:p>34662</text:p>
          </table:table-cell>
          <table:table-cell office:value-type="float" office:value="32095" table:style-name="ce1">
            <text:p>32095</text:p>
          </table:table-cell>
          <table:table-cell office:value-type="float" office:value="67923" table:style-name="ce1">
            <text:p>67923</text:p>
          </table:table-cell>
          <table:table-cell office:value-type="float" office:value="10029697" table:style-name="ce1">
            <text:p>10029697</text:p>
          </table:table-cell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Congo</text:p>
          </table:table-cell>
          <table:table-cell office:value-type="date" office:date-value="2023-10-31T00:00:00" table:style-name="ce2">
            <text:p>2023-10-31</text:p>
          </table:table-cell>
          <table:table-cell office:value-type="string" table:style-name="ce1">
            <text:p>Sinovac</text:p>
          </table:table-cell>
          <table:table-cell office:value-type="float" office:value="54816" table:style-name="ce1">
            <text:p>54816</text:p>
          </table:table-cell>
          <table:table-cell office:value-type="float" office:value="27408" table:style-name="ce1">
            <text:p>27408</text:p>
          </table:table-cell>
          <table:table-cell office:value-type="float" office:value="25026" table:style-name="ce1">
            <text:p>25026</text:p>
          </table:table-cell>
          <table:table-cell office:value-type="float" office:value="54717" table:style-name="ce1">
            <text:p>54717</text:p>
          </table:table-cell>
          <table:table-cell office:value-type="float" office:value="6168280" table:style-name="ce1">
            <text:p>6168280</text:p>
          </table:table-cell>
          <table:table-cell table:number-columns-repeated="16375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Benin</text:p>
          </table:table-cell>
          <table:table-cell office:value-type="date" office:date-value="2023-05-20T00:00:00" table:style-name="ce2">
            <text:p>2023-05-20</text:p>
          </table:table-cell>
          <table:table-cell office:value-type="string" table:style-name="ce1">
            <text:p>Sputnik V</text:p>
          </table:table-cell>
          <table:table-cell office:value-type="float" office:value="79574" table:style-name="ce1">
            <text:p>79574</text:p>
          </table:table-cell>
          <table:table-cell office:value-type="float" office:value="39787" table:style-name="ce1">
            <text:p>39787</text:p>
          </table:table-cell>
          <table:table-cell office:value-type="float" office:value="39285" table:style-name="ce1">
            <text:p>39285</text:p>
          </table:table-cell>
          <table:table-cell office:value-type="float" office:value="75124" table:style-name="ce1">
            <text:p>75124</text:p>
          </table:table-cell>
          <table:table-cell office:value-type="float" office:value="28753945" table:style-name="ce1">
            <text:p>28753945</text:p>
          </table:table-cell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Serbia</text:p>
          </table:table-cell>
          <table:table-cell office:value-type="date" office:date-value="2022-11-15T00:00:00" table:style-name="ce2">
            <text:p>2022-11-15</text:p>
          </table:table-cell>
          <table:table-cell office:value-type="string" table:style-name="ce1">
            <text:p>AstraZeneca</text:p>
          </table:table-cell>
          <table:table-cell office:value-type="float" office:value="82510" table:style-name="ce1">
            <text:p>82510</text:p>
          </table:table-cell>
          <table:table-cell office:value-type="float" office:value="41255" table:style-name="ce1">
            <text:p>41255</text:p>
          </table:table-cell>
          <table:table-cell office:value-type="float" office:value="38944" table:style-name="ce1">
            <text:p>38944</text:p>
          </table:table-cell>
          <table:table-cell office:value-type="float" office:value="79948" table:style-name="ce1">
            <text:p>79948</text:p>
          </table:table-cell>
          <table:table-cell office:value-type="float" office:value="12407263" table:style-name="ce1">
            <text:p>12407263</text:p>
          </table:table-cell>
          <table:table-cell table:number-columns-repeated="16375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Myanmar</text:p>
          </table:table-cell>
          <table:table-cell office:value-type="date" office:date-value="2023-02-27T00:00:00" table:style-name="ce2">
            <text:p>2023-02-27</text:p>
          </table:table-cell>
          <table:table-cell office:value-type="string" table:style-name="ce1">
            <text:p>Pfizer</text:p>
          </table:table-cell>
          <table:table-cell office:value-type="float" office:value="78540" table:style-name="ce1">
            <text:p>78540</text:p>
          </table:table-cell>
          <table:table-cell office:value-type="float" office:value="39270" table:style-name="ce1">
            <text:p>39270</text:p>
          </table:table-cell>
          <table:table-cell office:value-type="float" office:value="36550" table:style-name="ce1">
            <text:p>36550</text:p>
          </table:table-cell>
          <table:table-cell office:value-type="float" office:value="73938" table:style-name="ce1">
            <text:p>73938</text:p>
          </table:table-cell>
          <table:table-cell office:value-type="float" office:value="3719191" table:style-name="ce1">
            <text:p>3719191</text:p>
          </table:table-cell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Netherlands Antilles</text:p>
          </table:table-cell>
          <table:table-cell office:value-type="date" office:date-value="2021-06-22T00:00:00" table:style-name="ce2">
            <text:p>2021-06-22</text:p>
          </table:table-cell>
          <table:table-cell office:value-type="string" table:style-name="ce1">
            <text:p>Johnson &amp; Johnson</text:p>
          </table:table-cell>
          <table:table-cell office:value-type="float" office:value="53078" table:style-name="ce1">
            <text:p>53078</text:p>
          </table:table-cell>
          <table:table-cell office:value-type="float" office:value="26539" table:style-name="ce1">
            <text:p>26539</text:p>
          </table:table-cell>
          <table:table-cell office:value-type="float" office:value="24678" table:style-name="ce1">
            <text:p>24678</text:p>
          </table:table-cell>
          <table:table-cell office:value-type="float" office:value="51245" table:style-name="ce1">
            <text:p>51245</text:p>
          </table:table-cell>
          <table:table-cell office:value-type="float" office:value="43645025" table:style-name="ce1">
            <text:p>43645025</text:p>
          </table:table-cell>
          <table:table-cell table:number-columns-repeated="16375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Mauritius</text:p>
          </table:table-cell>
          <table:table-cell office:value-type="date" office:date-value="2022-02-18T00:00:00" table:style-name="ce2">
            <text:p>2022-02-18</text:p>
          </table:table-cell>
          <table:table-cell office:value-type="string" table:style-name="ce1">
            <text:p>Johnson &amp; Johnson</text:p>
          </table:table-cell>
          <table:table-cell office:value-type="float" office:value="13095" table:style-name="ce1">
            <text:p>13095</text:p>
          </table:table-cell>
          <table:table-cell office:value-type="float" office:value="6547" table:style-name="ce1">
            <text:p>6547</text:p>
          </table:table-cell>
          <table:table-cell office:value-type="float" office:value="6251" table:style-name="ce1">
            <text:p>6251</text:p>
          </table:table-cell>
          <table:table-cell office:value-type="float" office:value="12629" table:style-name="ce1">
            <text:p>12629</text:p>
          </table:table-cell>
          <table:table-cell office:value-type="float" office:value="2333563" table:style-name="ce1">
            <text:p>2333563</text:p>
          </table:table-cell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Sri Lanka</text:p>
          </table:table-cell>
          <table:table-cell office:value-type="date" office:date-value="2023-02-26T00:00:00" table:style-name="ce2">
            <text:p>2023-02-26</text:p>
          </table:table-cell>
          <table:table-cell office:value-type="string" table:style-name="ce1">
            <text:p>Sinovac</text:p>
          </table:table-cell>
          <table:table-cell office:value-type="float" office:value="25751" table:style-name="ce1">
            <text:p>25751</text:p>
          </table:table-cell>
          <table:table-cell office:value-type="float" office:value="12875" table:style-name="ce1">
            <text:p>12875</text:p>
          </table:table-cell>
          <table:table-cell office:value-type="float" office:value="12666" table:style-name="ce1">
            <text:p>12666</text:p>
          </table:table-cell>
          <table:table-cell office:value-type="float" office:value="24347" table:style-name="ce1">
            <text:p>24347</text:p>
          </table:table-cell>
          <table:table-cell office:value-type="float" office:value="44999610" table:style-name="ce1">
            <text:p>44999610</text:p>
          </table:table-cell>
          <table:table-cell table:number-columns-repeated="16375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Fiji</text:p>
          </table:table-cell>
          <table:table-cell office:value-type="date" office:date-value="2023-04-05T00:00:00" table:style-name="ce2">
            <text:p>2023-04-05</text:p>
          </table:table-cell>
          <table:table-cell office:value-type="string" table:style-name="ce1">
            <text:p>Moderna</text:p>
          </table:table-cell>
          <table:table-cell office:value-type="float" office:value="81511" table:style-name="ce1">
            <text:p>81511</text:p>
          </table:table-cell>
          <table:table-cell office:value-type="float" office:value="40755" table:style-name="ce1">
            <text:p>40755</text:p>
          </table:table-cell>
          <table:table-cell office:value-type="float" office:value="37108" table:style-name="ce1">
            <text:p>37108</text:p>
          </table:table-cell>
          <table:table-cell office:value-type="float" office:value="80553" table:style-name="ce1">
            <text:p>80553</text:p>
          </table:table-cell>
          <table:table-cell office:value-type="float" office:value="8331269" table:style-name="ce1">
            <text:p>8331269</text:p>
          </table:table-cell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Philippines</text:p>
          </table:table-cell>
          <table:table-cell office:value-type="date" office:date-value="2022-11-09T00:00:00" table:style-name="ce2">
            <text:p>2022-11-09</text:p>
          </table:table-cell>
          <table:table-cell office:value-type="string" table:style-name="ce1">
            <text:p>Sinovac</text:p>
          </table:table-cell>
          <table:table-cell office:value-type="float" office:value="49696" table:style-name="ce1">
            <text:p>49696</text:p>
          </table:table-cell>
          <table:table-cell office:value-type="float" office:value="24848" table:style-name="ce1">
            <text:p>24848</text:p>
          </table:table-cell>
          <table:table-cell office:value-type="float" office:value="24291" table:style-name="ce1">
            <text:p>24291</text:p>
          </table:table-cell>
          <table:table-cell office:value-type="float" office:value="48093" table:style-name="ce1">
            <text:p>48093</text:p>
          </table:table-cell>
          <table:table-cell office:value-type="float" office:value="41992193" table:style-name="ce1">
            <text:p>41992193</text:p>
          </table:table-cell>
          <table:table-cell table:number-columns-repeated="16375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Cuba</text:p>
          </table:table-cell>
          <table:table-cell office:value-type="date" office:date-value="2023-03-10T00:00:00" table:style-name="ce2">
            <text:p>2023-03-10</text:p>
          </table:table-cell>
          <table:table-cell office:value-type="string" table:style-name="ce1">
            <text:p>Moderna</text:p>
          </table:table-cell>
          <table:table-cell office:value-type="float" office:value="41762" table:style-name="ce1">
            <text:p>41762</text:p>
          </table:table-cell>
          <table:table-cell office:value-type="float" office:value="20881" table:style-name="ce1">
            <text:p>20881</text:p>
          </table:table-cell>
          <table:table-cell office:value-type="float" office:value="20032" table:style-name="ce1">
            <text:p>20032</text:p>
          </table:table-cell>
          <table:table-cell office:value-type="float" office:value="38345" table:style-name="ce1">
            <text:p>38345</text:p>
          </table:table-cell>
          <table:table-cell office:value-type="float" office:value="40140493" table:style-name="ce1">
            <text:p>40140493</text:p>
          </table:table-cell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9-04T00:00:00" table:style-name="ce2">
            <text:p>2023-09-04</text:p>
          </table:table-cell>
          <table:table-cell office:value-type="string" table:style-name="ce1">
            <text:p>AstraZeneca</text:p>
          </table:table-cell>
          <table:table-cell office:value-type="float" office:value="93812" table:style-name="ce1">
            <text:p>93812</text:p>
          </table:table-cell>
          <table:table-cell office:value-type="float" office:value="46906" table:style-name="ce1">
            <text:p>46906</text:p>
          </table:table-cell>
          <table:table-cell office:value-type="float" office:value="45856" table:style-name="ce1">
            <text:p>45856</text:p>
          </table:table-cell>
          <table:table-cell office:value-type="float" office:value="93613" table:style-name="ce1">
            <text:p>93613</text:p>
          </table:table-cell>
          <table:table-cell office:value-type="float" office:value="23135624" table:style-name="ce1">
            <text:p>23135624</text:p>
          </table:table-cell>
          <table:table-cell table:number-columns-repeated="16375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Bosnia and Herzegovina</text:p>
          </table:table-cell>
          <table:table-cell office:value-type="date" office:date-value="2023-06-24T00:00:00" table:style-name="ce2">
            <text:p>2023-06-24</text:p>
          </table:table-cell>
          <table:table-cell office:value-type="string" table:style-name="ce1">
            <text:p>Sputnik V</text:p>
          </table:table-cell>
          <table:table-cell office:value-type="float" office:value="40112" table:style-name="ce1">
            <text:p>40112</text:p>
          </table:table-cell>
          <table:table-cell office:value-type="float" office:value="20056" table:style-name="ce1">
            <text:p>20056</text:p>
          </table:table-cell>
          <table:table-cell office:value-type="float" office:value="18809" table:style-name="ce1">
            <text:p>18809</text:p>
          </table:table-cell>
          <table:table-cell office:value-type="float" office:value="38063" table:style-name="ce1">
            <text:p>38063</text:p>
          </table:table-cell>
          <table:table-cell office:value-type="float" office:value="43741437" table:style-name="ce1">
            <text:p>43741437</text:p>
          </table:table-cell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Antigua and Barbuda</text:p>
          </table:table-cell>
          <table:table-cell office:value-type="date" office:date-value="2022-11-29T00:00:00" table:style-name="ce2">
            <text:p>2022-11-29</text:p>
          </table:table-cell>
          <table:table-cell office:value-type="string" table:style-name="ce1">
            <text:p>AstraZeneca</text:p>
          </table:table-cell>
          <table:table-cell office:value-type="float" office:value="36054" table:style-name="ce1">
            <text:p>36054</text:p>
          </table:table-cell>
          <table:table-cell office:value-type="float" office:value="18027" table:style-name="ce1">
            <text:p>18027</text:p>
          </table:table-cell>
          <table:table-cell office:value-type="float" office:value="16339" table:style-name="ce1">
            <text:p>16339</text:p>
          </table:table-cell>
          <table:table-cell office:value-type="float" office:value="33675" table:style-name="ce1">
            <text:p>33675</text:p>
          </table:table-cell>
          <table:table-cell office:value-type="float" office:value="15936575" table:style-name="ce1">
            <text:p>15936575</text:p>
          </table:table-cell>
          <table:table-cell table:number-columns-repeated="16375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Cayman Islands</text:p>
          </table:table-cell>
          <table:table-cell office:value-type="date" office:date-value="2021-04-29T00:00:00" table:style-name="ce2">
            <text:p>2021-04-29</text:p>
          </table:table-cell>
          <table:table-cell office:value-type="string" table:style-name="ce1">
            <text:p>Sinovac</text:p>
          </table:table-cell>
          <table:table-cell office:value-type="float" office:value="76021" table:style-name="ce1">
            <text:p>76021</text:p>
          </table:table-cell>
          <table:table-cell office:value-type="float" office:value="38010" table:style-name="ce1">
            <text:p>38010</text:p>
          </table:table-cell>
          <table:table-cell office:value-type="float" office:value="34907" table:style-name="ce1">
            <text:p>34907</text:p>
          </table:table-cell>
          <table:table-cell office:value-type="float" office:value="72166" table:style-name="ce1">
            <text:p>72166</text:p>
          </table:table-cell>
          <table:table-cell office:value-type="float" office:value="42851612" table:style-name="ce1">
            <text:p>42851612</text:p>
          </table:table-cell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Bermuda</text:p>
          </table:table-cell>
          <table:table-cell office:value-type="date" office:date-value="2023-04-21T00:00:00" table:style-name="ce2">
            <text:p>2023-04-21</text:p>
          </table:table-cell>
          <table:table-cell office:value-type="string" table:style-name="ce1">
            <text:p>Moderna</text:p>
          </table:table-cell>
          <table:table-cell office:value-type="float" office:value="85906" table:style-name="ce1">
            <text:p>85906</text:p>
          </table:table-cell>
          <table:table-cell office:value-type="float" office:value="42953" table:style-name="ce1">
            <text:p>42953</text:p>
          </table:table-cell>
          <table:table-cell office:value-type="float" office:value="41456" table:style-name="ce1">
            <text:p>41456</text:p>
          </table:table-cell>
          <table:table-cell office:value-type="float" office:value="83600" table:style-name="ce1">
            <text:p>83600</text:p>
          </table:table-cell>
          <table:table-cell office:value-type="float" office:value="12452551" table:style-name="ce1">
            <text:p>12452551</text:p>
          </table:table-cell>
          <table:table-cell table:number-columns-repeated="16375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Netherlands Antilles</text:p>
          </table:table-cell>
          <table:table-cell office:value-type="date" office:date-value="2023-04-20T00:00:00" table:style-name="ce2">
            <text:p>2023-04-20</text:p>
          </table:table-cell>
          <table:table-cell office:value-type="string" table:style-name="ce1">
            <text:p>Johnson &amp; Johnson</text:p>
          </table:table-cell>
          <table:table-cell office:value-type="float" office:value="85832" table:style-name="ce1">
            <text:p>85832</text:p>
          </table:table-cell>
          <table:table-cell office:value-type="float" office:value="42916" table:style-name="ce1">
            <text:p>42916</text:p>
          </table:table-cell>
          <table:table-cell office:value-type="float" office:value="39523" table:style-name="ce1">
            <text:p>39523</text:p>
          </table:table-cell>
          <table:table-cell office:value-type="float" office:value="82040" table:style-name="ce1">
            <text:p>82040</text:p>
          </table:table-cell>
          <table:table-cell office:value-type="float" office:value="12552537" table:style-name="ce1">
            <text:p>12552537</text:p>
          </table:table-cell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Philippines</text:p>
          </table:table-cell>
          <table:table-cell office:value-type="date" office:date-value="2022-07-23T00:00:00" table:style-name="ce2">
            <text:p>2022-07-23</text:p>
          </table:table-cell>
          <table:table-cell office:value-type="string" table:style-name="ce1">
            <text:p>Sputnik V</text:p>
          </table:table-cell>
          <table:table-cell office:value-type="float" office:value="74989" table:style-name="ce1">
            <text:p>74989</text:p>
          </table:table-cell>
          <table:table-cell office:value-type="float" office:value="37494" table:style-name="ce1">
            <text:p>37494</text:p>
          </table:table-cell>
          <table:table-cell office:value-type="float" office:value="35002" table:style-name="ce1">
            <text:p>35002</text:p>
          </table:table-cell>
          <table:table-cell office:value-type="float" office:value="70936" table:style-name="ce1">
            <text:p>70936</text:p>
          </table:table-cell>
          <table:table-cell office:value-type="float" office:value="32954567" table:style-name="ce1">
            <text:p>32954567</text:p>
          </table:table-cell>
          <table:table-cell table:number-columns-repeated="16375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Mauritius</text:p>
          </table:table-cell>
          <table:table-cell office:value-type="date" office:date-value="2022-03-09T00:00:00" table:style-name="ce2">
            <text:p>2022-03-09</text:p>
          </table:table-cell>
          <table:table-cell office:value-type="string" table:style-name="ce1">
            <text:p>Sinovac</text:p>
          </table:table-cell>
          <table:table-cell office:value-type="float" office:value="37518" table:style-name="ce1">
            <text:p>37518</text:p>
          </table:table-cell>
          <table:table-cell office:value-type="float" office:value="18759" table:style-name="ce1">
            <text:p>18759</text:p>
          </table:table-cell>
          <table:table-cell office:value-type="float" office:value="17142" table:style-name="ce1">
            <text:p>17142</text:p>
          </table:table-cell>
          <table:table-cell office:value-type="float" office:value="33681" table:style-name="ce1">
            <text:p>33681</text:p>
          </table:table-cell>
          <table:table-cell office:value-type="float" office:value="48772975" table:style-name="ce1">
            <text:p>48772975</text:p>
          </table:table-cell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Serbia</text:p>
          </table:table-cell>
          <table:table-cell office:value-type="date" office:date-value="2021-09-17T00:00:00" table:style-name="ce2">
            <text:p>2021-09-17</text:p>
          </table:table-cell>
          <table:table-cell office:value-type="string" table:style-name="ce1">
            <text:p>Pfizer</text:p>
          </table:table-cell>
          <table:table-cell office:value-type="float" office:value="85686" table:style-name="ce1">
            <text:p>85686</text:p>
          </table:table-cell>
          <table:table-cell office:value-type="float" office:value="42843" table:style-name="ce1">
            <text:p>42843</text:p>
          </table:table-cell>
          <table:table-cell office:value-type="float" office:value="42071" table:style-name="ce1">
            <text:p>42071</text:p>
          </table:table-cell>
          <table:table-cell office:value-type="float" office:value="85257" table:style-name="ce1">
            <text:p>85257</text:p>
          </table:table-cell>
          <table:table-cell office:value-type="float" office:value="33395589" table:style-name="ce1">
            <text:p>33395589</text:p>
          </table:table-cell>
          <table:table-cell table:number-columns-repeated="16375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Saint Barthelemy</text:p>
          </table:table-cell>
          <table:table-cell office:value-type="date" office:date-value="2023-09-14T00:00:00" table:style-name="ce2">
            <text:p>2023-09-14</text:p>
          </table:table-cell>
          <table:table-cell office:value-type="string" table:style-name="ce1">
            <text:p>Sputnik V</text:p>
          </table:table-cell>
          <table:table-cell office:value-type="float" office:value="44214" table:style-name="ce1">
            <text:p>44214</text:p>
          </table:table-cell>
          <table:table-cell office:value-type="float" office:value="22107" table:style-name="ce1">
            <text:p>22107</text:p>
          </table:table-cell>
          <table:table-cell office:value-type="float" office:value="22075" table:style-name="ce1">
            <text:p>22075</text:p>
          </table:table-cell>
          <table:table-cell office:value-type="float" office:value="43143" table:style-name="ce1">
            <text:p>43143</text:p>
          </table:table-cell>
          <table:table-cell office:value-type="float" office:value="27082586" table:style-name="ce1">
            <text:p>27082586</text:p>
          </table:table-cell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Bermuda</text:p>
          </table:table-cell>
          <table:table-cell office:value-type="date" office:date-value="2023-11-17T00:00:00" table:style-name="ce2">
            <text:p>2023-11-17</text:p>
          </table:table-cell>
          <table:table-cell office:value-type="string" table:style-name="ce1">
            <text:p>Sinovac</text:p>
          </table:table-cell>
          <table:table-cell office:value-type="float" office:value="69261" table:style-name="ce1">
            <text:p>69261</text:p>
          </table:table-cell>
          <table:table-cell office:value-type="float" office:value="34630" table:style-name="ce1">
            <text:p>34630</text:p>
          </table:table-cell>
          <table:table-cell office:value-type="float" office:value="31784" table:style-name="ce1">
            <text:p>31784</text:p>
          </table:table-cell>
          <table:table-cell office:value-type="float" office:value="68779" table:style-name="ce1">
            <text:p>68779</text:p>
          </table:table-cell>
          <table:table-cell office:value-type="float" office:value="5474521" table:style-name="ce1">
            <text:p>5474521</text:p>
          </table:table-cell>
          <table:table-cell table:number-columns-repeated="16375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Jamaica</text:p>
          </table:table-cell>
          <table:table-cell office:value-type="date" office:date-value="2023-07-02T00:00:00" table:style-name="ce2">
            <text:p>2023-07-02</text:p>
          </table:table-cell>
          <table:table-cell office:value-type="string" table:style-name="ce1">
            <text:p>Sputnik V</text:p>
          </table:table-cell>
          <table:table-cell office:value-type="float" office:value="101506" table:style-name="ce1">
            <text:p>101506</text:p>
          </table:table-cell>
          <table:table-cell office:value-type="float" office:value="50753" table:style-name="ce1">
            <text:p>50753</text:p>
          </table:table-cell>
          <table:table-cell office:value-type="float" office:value="48745" table:style-name="ce1">
            <text:p>48745</text:p>
          </table:table-cell>
          <table:table-cell office:value-type="float" office:value="96994" table:style-name="ce1">
            <text:p>96994</text:p>
          </table:table-cell>
          <table:table-cell office:value-type="float" office:value="19963658" table:style-name="ce1">
            <text:p>19963658</text:p>
          </table:table-cell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Cuba</text:p>
          </table:table-cell>
          <table:table-cell office:value-type="date" office:date-value="2022-12-17T00:00:00" table:style-name="ce2">
            <text:p>2022-12-17</text:p>
          </table:table-cell>
          <table:table-cell office:value-type="string" table:style-name="ce1">
            <text:p>AstraZeneca</text:p>
          </table:table-cell>
          <table:table-cell office:value-type="float" office:value="47147" table:style-name="ce1">
            <text:p>47147</text:p>
          </table:table-cell>
          <table:table-cell office:value-type="float" office:value="23573" table:style-name="ce1">
            <text:p>23573</text:p>
          </table:table-cell>
          <table:table-cell office:value-type="float" office:value="22677" table:style-name="ce1">
            <text:p>22677</text:p>
          </table:table-cell>
          <table:table-cell office:value-type="float" office:value="43254" table:style-name="ce1">
            <text:p>43254</text:p>
          </table:table-cell>
          <table:table-cell office:value-type="float" office:value="8109900" table:style-name="ce1">
            <text:p>8109900</text:p>
          </table:table-cell>
          <table:table-cell table:number-columns-repeated="16375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ermuda</text:p>
          </table:table-cell>
          <table:table-cell office:value-type="date" office:date-value="2021-05-04T00:00:00" table:style-name="ce2">
            <text:p>2021-05-04</text:p>
          </table:table-cell>
          <table:table-cell office:value-type="string" table:style-name="ce1">
            <text:p>Sputnik V</text:p>
          </table:table-cell>
          <table:table-cell office:value-type="float" office:value="104027" table:style-name="ce1">
            <text:p>104027</text:p>
          </table:table-cell>
          <table:table-cell office:value-type="float" office:value="52013" table:style-name="ce1">
            <text:p>52013</text:p>
          </table:table-cell>
          <table:table-cell office:value-type="float" office:value="51409" table:style-name="ce1">
            <text:p>51409</text:p>
          </table:table-cell>
          <table:table-cell office:value-type="float" office:value="99706" table:style-name="ce1">
            <text:p>99706</text:p>
          </table:table-cell>
          <table:table-cell office:value-type="float" office:value="3332217" table:style-name="ce1">
            <text:p>3332217</text:p>
          </table:table-cell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Philippines</text:p>
          </table:table-cell>
          <table:table-cell office:value-type="date" office:date-value="2022-10-13T00:00:00" table:style-name="ce2">
            <text:p>2022-10-13</text:p>
          </table:table-cell>
          <table:table-cell office:value-type="string" table:style-name="ce1">
            <text:p>Sinovac</text:p>
          </table:table-cell>
          <table:table-cell office:value-type="float" office:value="56196" table:style-name="ce1">
            <text:p>56196</text:p>
          </table:table-cell>
          <table:table-cell office:value-type="float" office:value="28098" table:style-name="ce1">
            <text:p>28098</text:p>
          </table:table-cell>
          <table:table-cell office:value-type="float" office:value="26871" table:style-name="ce1">
            <text:p>26871</text:p>
          </table:table-cell>
          <table:table-cell office:value-type="float" office:value="52450" table:style-name="ce1">
            <text:p>52450</text:p>
          </table:table-cell>
          <table:table-cell office:value-type="float" office:value="14932441" table:style-name="ce1">
            <text:p>14932441</text:p>
          </table:table-cell>
          <table:table-cell table:number-columns-repeated="16375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Mauritius</text:p>
          </table:table-cell>
          <table:table-cell office:value-type="date" office:date-value="2023-07-06T00:00:00" table:style-name="ce2">
            <text:p>2023-07-06</text:p>
          </table:table-cell>
          <table:table-cell office:value-type="string" table:style-name="ce1">
            <text:p>AstraZeneca</text:p>
          </table:table-cell>
          <table:table-cell office:value-type="float" office:value="32898" table:style-name="ce1">
            <text:p>32898</text:p>
          </table:table-cell>
          <table:table-cell office:value-type="float" office:value="16449" table:style-name="ce1">
            <text:p>16449</text:p>
          </table:table-cell>
          <table:table-cell office:value-type="float" office:value="15119" table:style-name="ce1">
            <text:p>15119</text:p>
          </table:table-cell>
          <table:table-cell office:value-type="float" office:value="28483" table:style-name="ce1">
            <text:p>28483</text:p>
          </table:table-cell>
          <table:table-cell office:value-type="float" office:value="20219289" table:style-name="ce1">
            <text:p>20219289</text:p>
          </table:table-cell>
          <table:table-cell table:number-columns-repeated="16375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9-06T00:00:00" table:style-name="ce2">
            <text:p>2021-09-06</text:p>
          </table:table-cell>
          <table:table-cell office:value-type="string" table:style-name="ce1">
            <text:p>Pfizer</text:p>
          </table:table-cell>
          <table:table-cell office:value-type="float" office:value="23293" table:style-name="ce1">
            <text:p>23293</text:p>
          </table:table-cell>
          <table:table-cell office:value-type="float" office:value="11646" table:style-name="ce1">
            <text:p>11646</text:p>
          </table:table-cell>
          <table:table-cell office:value-type="float" office:value="10889" table:style-name="ce1">
            <text:p>10889</text:p>
          </table:table-cell>
          <table:table-cell office:value-type="float" office:value="22931" table:style-name="ce1">
            <text:p>22931</text:p>
          </table:table-cell>
          <table:table-cell office:value-type="float" office:value="25703983" table:style-name="ce1">
            <text:p>25703983</text:p>
          </table:table-cell>
          <table:table-cell table:number-columns-repeated="16375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Djibouti</text:p>
          </table:table-cell>
          <table:table-cell office:value-type="date" office:date-value="2023-05-13T00:00:00" table:style-name="ce2">
            <text:p>2023-05-13</text:p>
          </table:table-cell>
          <table:table-cell office:value-type="string" table:style-name="ce1">
            <text:p>Johnson &amp; Johnson</text:p>
          </table:table-cell>
          <table:table-cell office:value-type="float" office:value="7576" table:style-name="ce1">
            <text:p>7576</text:p>
          </table:table-cell>
          <table:table-cell office:value-type="float" office:value="3788" table:style-name="ce1">
            <text:p>3788</text:p>
          </table:table-cell>
          <table:table-cell office:value-type="float" office:value="3696" table:style-name="ce1">
            <text:p>3696</text:p>
          </table:table-cell>
          <table:table-cell office:value-type="float" office:value="7178" table:style-name="ce1">
            <text:p>7178</text:p>
          </table:table-cell>
          <table:table-cell office:value-type="float" office:value="49855353" table:style-name="ce1">
            <text:p>49855353</text:p>
          </table:table-cell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Saint Barthelemy</text:p>
          </table:table-cell>
          <table:table-cell office:value-type="date" office:date-value="2023-07-05T00:00:00" table:style-name="ce2">
            <text:p>2023-07-05</text:p>
          </table:table-cell>
          <table:table-cell office:value-type="string" table:style-name="ce1">
            <text:p>Pfizer</text:p>
          </table:table-cell>
          <table:table-cell office:value-type="float" office:value="71497" table:style-name="ce1">
            <text:p>71497</text:p>
          </table:table-cell>
          <table:table-cell office:value-type="float" office:value="35748" table:style-name="ce1">
            <text:p>35748</text:p>
          </table:table-cell>
          <table:table-cell office:value-type="float" office:value="35375" table:style-name="ce1">
            <text:p>35375</text:p>
          </table:table-cell>
          <table:table-cell office:value-type="float" office:value="71037" table:style-name="ce1">
            <text:p>71037</text:p>
          </table:table-cell>
          <table:table-cell office:value-type="float" office:value="28292855" table:style-name="ce1">
            <text:p>28292855</text:p>
          </table:table-cell>
          <table:table-cell table:number-columns-repeated="16375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Guam</text:p>
          </table:table-cell>
          <table:table-cell office:value-type="date" office:date-value="2021-01-15T00:00:00" table:style-name="ce2">
            <text:p>2021-01-15</text:p>
          </table:table-cell>
          <table:table-cell office:value-type="string" table:style-name="ce1">
            <text:p>AstraZeneca</text:p>
          </table:table-cell>
          <table:table-cell office:value-type="float" office:value="33736" table:style-name="ce1">
            <text:p>33736</text:p>
          </table:table-cell>
          <table:table-cell office:value-type="float" office:value="16868" table:style-name="ce1">
            <text:p>16868</text:p>
          </table:table-cell>
          <table:table-cell office:value-type="float" office:value="15354" table:style-name="ce1">
            <text:p>15354</text:p>
          </table:table-cell>
          <table:table-cell office:value-type="float" office:value="31620" table:style-name="ce1">
            <text:p>31620</text:p>
          </table:table-cell>
          <table:table-cell office:value-type="float" office:value="25444591" table:style-name="ce1">
            <text:p>25444591</text:p>
          </table:table-cell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Jamaica</text:p>
          </table:table-cell>
          <table:table-cell office:value-type="date" office:date-value="2022-05-29T00:00:00" table:style-name="ce2">
            <text:p>2022-05-29</text:p>
          </table:table-cell>
          <table:table-cell office:value-type="string" table:style-name="ce1">
            <text:p>Johnson &amp; Johnson</text:p>
          </table:table-cell>
          <table:table-cell office:value-type="float" office:value="23222" table:style-name="ce1">
            <text:p>23222</text:p>
          </table:table-cell>
          <table:table-cell office:value-type="float" office:value="11611" table:style-name="ce1">
            <text:p>11611</text:p>
          </table:table-cell>
          <table:table-cell office:value-type="float" office:value="11375" table:style-name="ce1">
            <text:p>11375</text:p>
          </table:table-cell>
          <table:table-cell office:value-type="float" office:value="19787" table:style-name="ce1">
            <text:p>19787</text:p>
          </table:table-cell>
          <table:table-cell office:value-type="float" office:value="23390376" table:style-name="ce1">
            <text:p>23390376</text:p>
          </table:table-cell>
          <table:table-cell table:number-columns-repeated="16375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Sri Lanka</text:p>
          </table:table-cell>
          <table:table-cell office:value-type="date" office:date-value="2023-06-02T00:00:00" table:style-name="ce2">
            <text:p>2023-06-02</text:p>
          </table:table-cell>
          <table:table-cell office:value-type="string" table:style-name="ce1">
            <text:p>Pfizer</text:p>
          </table:table-cell>
          <table:table-cell office:value-type="float" office:value="81911" table:style-name="ce1">
            <text:p>81911</text:p>
          </table:table-cell>
          <table:table-cell office:value-type="float" office:value="40955" table:style-name="ce1">
            <text:p>40955</text:p>
          </table:table-cell>
          <table:table-cell office:value-type="float" office:value="39406" table:style-name="ce1">
            <text:p>39406</text:p>
          </table:table-cell>
          <table:table-cell office:value-type="float" office:value="80653" table:style-name="ce1">
            <text:p>80653</text:p>
          </table:table-cell>
          <table:table-cell office:value-type="float" office:value="4238461" table:style-name="ce1">
            <text:p>4238461</text:p>
          </table:table-cell>
          <table:table-cell table:number-columns-repeated="16375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Cayman Islands</text:p>
          </table:table-cell>
          <table:table-cell office:value-type="date" office:date-value="2023-03-01T00:00:00" table:style-name="ce2">
            <text:p>2023-03-01</text:p>
          </table:table-cell>
          <table:table-cell office:value-type="string" table:style-name="ce1">
            <text:p>AstraZeneca</text:p>
          </table:table-cell>
          <table:table-cell office:value-type="float" office:value="85904" table:style-name="ce1">
            <text:p>85904</text:p>
          </table:table-cell>
          <table:table-cell office:value-type="float" office:value="42952" table:style-name="ce1">
            <text:p>42952</text:p>
          </table:table-cell>
          <table:table-cell office:value-type="float" office:value="42738" table:style-name="ce1">
            <text:p>42738</text:p>
          </table:table-cell>
          <table:table-cell office:value-type="float" office:value="81222" table:style-name="ce1">
            <text:p>81222</text:p>
          </table:table-cell>
          <table:table-cell office:value-type="float" office:value="35101912" table:style-name="ce1">
            <text:p>35101912</text:p>
          </table:table-cell>
          <table:table-cell table:number-columns-repeated="16375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Djibouti</text:p>
          </table:table-cell>
          <table:table-cell office:value-type="date" office:date-value="2021-05-15T00:00:00" table:style-name="ce2">
            <text:p>2021-05-15</text:p>
          </table:table-cell>
          <table:table-cell office:value-type="string" table:style-name="ce1">
            <text:p>Pfizer</text:p>
          </table:table-cell>
          <table:table-cell office:value-type="float" office:value="2190" table:style-name="ce1">
            <text:p>2190</text:p>
          </table:table-cell>
          <table:table-cell office:value-type="float" office:value="1095" table:style-name="ce1">
            <text:p>1095</text:p>
          </table:table-cell>
          <table:table-cell office:value-type="float" office:value="1057" table:style-name="ce1">
            <text:p>1057</text:p>
          </table:table-cell>
          <table:table-cell office:value-type="float" office:value="564" table:style-name="ce1">
            <text:p>564</text:p>
          </table:table-cell>
          <table:table-cell office:value-type="float" office:value="34276120" table:style-name="ce1">
            <text:p>34276120</text:p>
          </table:table-cell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Guam</text:p>
          </table:table-cell>
          <table:table-cell office:value-type="date" office:date-value="2021-07-09T00:00:00" table:style-name="ce2">
            <text:p>2021-07-09</text:p>
          </table:table-cell>
          <table:table-cell office:value-type="string" table:style-name="ce1">
            <text:p>Sinovac</text:p>
          </table:table-cell>
          <table:table-cell office:value-type="float" office:value="2842" table:style-name="ce1">
            <text:p>2842</text:p>
          </table:table-cell>
          <table:table-cell office:value-type="float" office:value="1421" table:style-name="ce1">
            <text:p>1421</text:p>
          </table:table-cell>
          <table:table-cell office:value-type="float" office:value="1396" table:style-name="ce1">
            <text:p>1396</text:p>
          </table:table-cell>
          <table:table-cell office:value-type="float" office:value="231" table:style-name="ce1">
            <text:p>231</text:p>
          </table:table-cell>
          <table:table-cell office:value-type="float" office:value="29988965" table:style-name="ce1">
            <text:p>29988965</text:p>
          </table:table-cell>
          <table:table-cell table:number-columns-repeated="16375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7-21T00:00:00" table:style-name="ce2">
            <text:p>2023-07-21</text:p>
          </table:table-cell>
          <table:table-cell office:value-type="string" table:style-name="ce1">
            <text:p>Sputnik V</text:p>
          </table:table-cell>
          <table:table-cell office:value-type="float" office:value="54732" table:style-name="ce1">
            <text:p>54732</text:p>
          </table:table-cell>
          <table:table-cell office:value-type="float" office:value="27366" table:style-name="ce1">
            <text:p>27366</text:p>
          </table:table-cell>
          <table:table-cell office:value-type="float" office:value="25175" table:style-name="ce1">
            <text:p>25175</text:p>
          </table:table-cell>
          <table:table-cell office:value-type="float" office:value="52751" table:style-name="ce1">
            <text:p>52751</text:p>
          </table:table-cell>
          <table:table-cell office:value-type="float" office:value="42601295" table:style-name="ce1">
            <text:p>42601295</text:p>
          </table:table-cell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11-28T00:00:00" table:style-name="ce2">
            <text:p>2022-11-28</text:p>
          </table:table-cell>
          <table:table-cell office:value-type="string" table:style-name="ce1">
            <text:p>Moderna</text:p>
          </table:table-cell>
          <table:table-cell office:value-type="float" office:value="88085" table:style-name="ce1">
            <text:p>88085</text:p>
          </table:table-cell>
          <table:table-cell office:value-type="float" office:value="44042" table:style-name="ce1">
            <text:p>44042</text:p>
          </table:table-cell>
          <table:table-cell office:value-type="float" office:value="40008" table:style-name="ce1">
            <text:p>40008</text:p>
          </table:table-cell>
          <table:table-cell office:value-type="float" office:value="86724" table:style-name="ce1">
            <text:p>86724</text:p>
          </table:table-cell>
          <table:table-cell office:value-type="float" office:value="16200829" table:style-name="ce1">
            <text:p>16200829</text:p>
          </table:table-cell>
          <table:table-cell table:number-columns-repeated="16375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Senegal</text:p>
          </table:table-cell>
          <table:table-cell office:value-type="date" office:date-value="2023-03-16T00:00:00" table:style-name="ce2">
            <text:p>2023-03-16</text:p>
          </table:table-cell>
          <table:table-cell office:value-type="string" table:style-name="ce1">
            <text:p>Sputnik V</text:p>
          </table:table-cell>
          <table:table-cell office:value-type="float" office:value="89951" table:style-name="ce1">
            <text:p>89951</text:p>
          </table:table-cell>
          <table:table-cell office:value-type="float" office:value="44975" table:style-name="ce1">
            <text:p>44975</text:p>
          </table:table-cell>
          <table:table-cell office:value-type="float" office:value="43646" table:style-name="ce1">
            <text:p>43646</text:p>
          </table:table-cell>
          <table:table-cell office:value-type="float" office:value="88281" table:style-name="ce1">
            <text:p>88281</text:p>
          </table:table-cell>
          <table:table-cell office:value-type="float" office:value="44924554" table:style-name="ce1">
            <text:p>44924554</text:p>
          </table:table-cell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Fiji</text:p>
          </table:table-cell>
          <table:table-cell office:value-type="date" office:date-value="2022-03-13T00:00:00" table:style-name="ce2">
            <text:p>2022-03-13</text:p>
          </table:table-cell>
          <table:table-cell office:value-type="string" table:style-name="ce1">
            <text:p>Sinovac</text:p>
          </table:table-cell>
          <table:table-cell office:value-type="float" office:value="76081" table:style-name="ce1">
            <text:p>76081</text:p>
          </table:table-cell>
          <table:table-cell office:value-type="float" office:value="38040" table:style-name="ce1">
            <text:p>38040</text:p>
          </table:table-cell>
          <table:table-cell office:value-type="float" office:value="36361" table:style-name="ce1">
            <text:p>36361</text:p>
          </table:table-cell>
          <table:table-cell office:value-type="float" office:value="75634" table:style-name="ce1">
            <text:p>75634</text:p>
          </table:table-cell>
          <table:table-cell office:value-type="float" office:value="7938323" table:style-name="ce1">
            <text:p>7938323</text:p>
          </table:table-cell>
          <table:table-cell table:number-columns-repeated="16375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Serbia</text:p>
          </table:table-cell>
          <table:table-cell office:value-type="date" office:date-value="2021-11-12T00:00:00" table:style-name="ce2">
            <text:p>2021-11-12</text:p>
          </table:table-cell>
          <table:table-cell office:value-type="string" table:style-name="ce1">
            <text:p>Moderna</text:p>
          </table:table-cell>
          <table:table-cell office:value-type="float" office:value="60975" table:style-name="ce1">
            <text:p>60975</text:p>
          </table:table-cell>
          <table:table-cell office:value-type="float" office:value="30487" table:style-name="ce1">
            <text:p>30487</text:p>
          </table:table-cell>
          <table:table-cell office:value-type="float" office:value="29032" table:style-name="ce1">
            <text:p>29032</text:p>
          </table:table-cell>
          <table:table-cell office:value-type="float" office:value="58829" table:style-name="ce1">
            <text:p>58829</text:p>
          </table:table-cell>
          <table:table-cell office:value-type="float" office:value="46394574" table:style-name="ce1">
            <text:p>46394574</text:p>
          </table:table-cell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2-03-10T00:00:00" table:style-name="ce2">
            <text:p>2022-03-10</text:p>
          </table:table-cell>
          <table:table-cell office:value-type="string" table:style-name="ce1">
            <text:p>Johnson &amp; Johnson</text:p>
          </table:table-cell>
          <table:table-cell office:value-type="float" office:value="96652" table:style-name="ce1">
            <text:p>96652</text:p>
          </table:table-cell>
          <table:table-cell office:value-type="float" office:value="48326" table:style-name="ce1">
            <text:p>48326</text:p>
          </table:table-cell>
          <table:table-cell office:value-type="float" office:value="46783" table:style-name="ce1">
            <text:p>46783</text:p>
          </table:table-cell>
          <table:table-cell office:value-type="float" office:value="93637" table:style-name="ce1">
            <text:p>93637</text:p>
          </table:table-cell>
          <table:table-cell office:value-type="float" office:value="22691276" table:style-name="ce1">
            <text:p>22691276</text:p>
          </table:table-cell>
          <table:table-cell table:number-columns-repeated="16375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Philippines</text:p>
          </table:table-cell>
          <table:table-cell office:value-type="date" office:date-value="2022-06-08T00:00:00" table:style-name="ce2">
            <text:p>2022-06-08</text:p>
          </table:table-cell>
          <table:table-cell office:value-type="string" table:style-name="ce1">
            <text:p>Johnson &amp; Johnson</text:p>
          </table:table-cell>
          <table:table-cell office:value-type="float" office:value="44200" table:style-name="ce1">
            <text:p>44200</text:p>
          </table:table-cell>
          <table:table-cell office:value-type="float" office:value="22100" table:style-name="ce1">
            <text:p>22100</text:p>
          </table:table-cell>
          <table:table-cell office:value-type="float" office:value="20775" table:style-name="ce1">
            <text:p>20775</text:p>
          </table:table-cell>
          <table:table-cell office:value-type="float" office:value="43386" table:style-name="ce1">
            <text:p>43386</text:p>
          </table:table-cell>
          <table:table-cell office:value-type="float" office:value="30374393" table:style-name="ce1">
            <text:p>30374393</text:p>
          </table:table-cell>
          <table:table-cell table:number-columns-repeated="16375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Anguilla</text:p>
          </table:table-cell>
          <table:table-cell office:value-type="date" office:date-value="2023-02-01T00:00:00" table:style-name="ce2">
            <text:p>2023-02-01</text:p>
          </table:table-cell>
          <table:table-cell office:value-type="string" table:style-name="ce1">
            <text:p>Moderna</text:p>
          </table:table-cell>
          <table:table-cell office:value-type="float" office:value="81930" table:style-name="ce1">
            <text:p>81930</text:p>
          </table:table-cell>
          <table:table-cell office:value-type="float" office:value="40965" table:style-name="ce1">
            <text:p>40965</text:p>
          </table:table-cell>
          <table:table-cell office:value-type="float" office:value="39861" table:style-name="ce1">
            <text:p>39861</text:p>
          </table:table-cell>
          <table:table-cell office:value-type="float" office:value="79391" table:style-name="ce1">
            <text:p>79391</text:p>
          </table:table-cell>
          <table:table-cell office:value-type="float" office:value="5492160" table:style-name="ce1">
            <text:p>5492160</text:p>
          </table:table-cell>
          <table:table-cell table:number-columns-repeated="16375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Cape Verde</text:p>
          </table:table-cell>
          <table:table-cell office:value-type="date" office:date-value="2022-03-09T00:00:00" table:style-name="ce2">
            <text:p>2022-03-09</text:p>
          </table:table-cell>
          <table:table-cell office:value-type="string" table:style-name="ce1">
            <text:p>Pfizer</text:p>
          </table:table-cell>
          <table:table-cell office:value-type="float" office:value="38098" table:style-name="ce1">
            <text:p>38098</text:p>
          </table:table-cell>
          <table:table-cell office:value-type="float" office:value="19049" table:style-name="ce1">
            <text:p>19049</text:p>
          </table:table-cell>
          <table:table-cell office:value-type="float" office:value="17168" table:style-name="ce1">
            <text:p>17168</text:p>
          </table:table-cell>
          <table:table-cell office:value-type="float" office:value="36612" table:style-name="ce1">
            <text:p>36612</text:p>
          </table:table-cell>
          <table:table-cell office:value-type="float" office:value="18097362" table:style-name="ce1">
            <text:p>18097362</text:p>
          </table:table-cell>
          <table:table-cell table:number-columns-repeated="16375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Italy</text:p>
          </table:table-cell>
          <table:table-cell office:value-type="date" office:date-value="2023-04-11T00:00:00" table:style-name="ce2">
            <text:p>2023-04-11</text:p>
          </table:table-cell>
          <table:table-cell office:value-type="string" table:style-name="ce1">
            <text:p>Sinovac</text:p>
          </table:table-cell>
          <table:table-cell office:value-type="float" office:value="6136" table:style-name="ce1">
            <text:p>6136</text:p>
          </table:table-cell>
          <table:table-cell office:value-type="float" office:value="3068" table:style-name="ce1">
            <text:p>3068</text:p>
          </table:table-cell>
          <table:table-cell office:value-type="float" office:value="2775" table:style-name="ce1">
            <text:p>2775</text:p>
          </table:table-cell>
          <table:table-cell office:value-type="float" office:value="4550" table:style-name="ce1">
            <text:p>4550</text:p>
          </table:table-cell>
          <table:table-cell office:value-type="float" office:value="14188142" table:style-name="ce1">
            <text:p>14188142</text:p>
          </table:table-cell>
          <table:table-cell table:number-columns-repeated="16375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Cyprus</text:p>
          </table:table-cell>
          <table:table-cell office:value-type="date" office:date-value="2022-11-15T00:00:00" table:style-name="ce2">
            <text:p>2022-11-15</text:p>
          </table:table-cell>
          <table:table-cell office:value-type="string" table:style-name="ce1">
            <text:p>AstraZeneca</text:p>
          </table:table-cell>
          <table:table-cell office:value-type="float" office:value="76491" table:style-name="ce1">
            <text:p>76491</text:p>
          </table:table-cell>
          <table:table-cell office:value-type="float" office:value="38245" table:style-name="ce1">
            <text:p>38245</text:p>
          </table:table-cell>
          <table:table-cell office:value-type="float" office:value="37239" table:style-name="ce1">
            <text:p>37239</text:p>
          </table:table-cell>
          <table:table-cell office:value-type="float" office:value="75983" table:style-name="ce1">
            <text:p>75983</text:p>
          </table:table-cell>
          <table:table-cell office:value-type="float" office:value="43751634" table:style-name="ce1">
            <text:p>43751634</text:p>
          </table:table-cell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Macedonia</text:p>
          </table:table-cell>
          <table:table-cell office:value-type="date" office:date-value="2022-03-28T00:00:00" table:style-name="ce2">
            <text:p>2022-03-28</text:p>
          </table:table-cell>
          <table:table-cell office:value-type="string" table:style-name="ce1">
            <text:p>Sinovac</text:p>
          </table:table-cell>
          <table:table-cell office:value-type="float" office:value="73957" table:style-name="ce1">
            <text:p>73957</text:p>
          </table:table-cell>
          <table:table-cell office:value-type="float" office:value="36978" table:style-name="ce1">
            <text:p>36978</text:p>
          </table:table-cell>
          <table:table-cell office:value-type="float" office:value="36873" table:style-name="ce1">
            <text:p>36873</text:p>
          </table:table-cell>
          <table:table-cell office:value-type="float" office:value="72271" table:style-name="ce1">
            <text:p>72271</text:p>
          </table:table-cell>
          <table:table-cell office:value-type="float" office:value="41833165" table:style-name="ce1">
            <text:p>41833165</text:p>
          </table:table-cell>
          <table:table-cell table:number-columns-repeated="16375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5-15T00:00:00" table:style-name="ce2">
            <text:p>2021-05-15</text:p>
          </table:table-cell>
          <table:table-cell office:value-type="string" table:style-name="ce1">
            <text:p>Sputnik V</text:p>
          </table:table-cell>
          <table:table-cell office:value-type="float" office:value="9631" table:style-name="ce1">
            <text:p>9631</text:p>
          </table:table-cell>
          <table:table-cell office:value-type="float" office:value="4815" table:style-name="ce1">
            <text:p>4815</text:p>
          </table:table-cell>
          <table:table-cell office:value-type="float" office:value="4479" table:style-name="ce1">
            <text:p>4479</text:p>
          </table:table-cell>
          <table:table-cell office:value-type="float" office:value="7991" table:style-name="ce1">
            <text:p>7991</text:p>
          </table:table-cell>
          <table:table-cell office:value-type="float" office:value="22585728" table:style-name="ce1">
            <text:p>22585728</text:p>
          </table:table-cell>
          <table:table-cell table:number-columns-repeated="16375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Netherlands Antilles</text:p>
          </table:table-cell>
          <table:table-cell office:value-type="date" office:date-value="2021-05-24T00:00:00" table:style-name="ce2">
            <text:p>2021-05-24</text:p>
          </table:table-cell>
          <table:table-cell office:value-type="string" table:style-name="ce1">
            <text:p>Sputnik V</text:p>
          </table:table-cell>
          <table:table-cell office:value-type="float" office:value="73825" table:style-name="ce1">
            <text:p>73825</text:p>
          </table:table-cell>
          <table:table-cell office:value-type="float" office:value="36912" table:style-name="ce1">
            <text:p>36912</text:p>
          </table:table-cell>
          <table:table-cell office:value-type="float" office:value="36484" table:style-name="ce1">
            <text:p>36484</text:p>
          </table:table-cell>
          <table:table-cell office:value-type="float" office:value="71145" table:style-name="ce1">
            <text:p>71145</text:p>
          </table:table-cell>
          <table:table-cell office:value-type="float" office:value="1378097" table:style-name="ce1">
            <text:p>1378097</text:p>
          </table:table-cell>
          <table:table-cell table:number-columns-repeated="16375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3-06T00:00:00" table:style-name="ce2">
            <text:p>2022-03-06</text:p>
          </table:table-cell>
          <table:table-cell office:value-type="string" table:style-name="ce1">
            <text:p>Johnson &amp; Johnson</text:p>
          </table:table-cell>
          <table:table-cell office:value-type="float" office:value="5675" table:style-name="ce1">
            <text:p>5675</text:p>
          </table:table-cell>
          <table:table-cell office:value-type="float" office:value="2837" table:style-name="ce1">
            <text:p>2837</text:p>
          </table:table-cell>
          <table:table-cell office:value-type="float" office:value="2716" table:style-name="ce1">
            <text:p>2716</text:p>
          </table:table-cell>
          <table:table-cell office:value-type="float" office:value="5479" table:style-name="ce1">
            <text:p>5479</text:p>
          </table:table-cell>
          <table:table-cell office:value-type="float" office:value="35147632" table:style-name="ce1">
            <text:p>35147632</text:p>
          </table:table-cell>
          <table:table-cell table:number-columns-repeated="16375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8-21T00:00:00" table:style-name="ce2">
            <text:p>2022-08-21</text:p>
          </table:table-cell>
          <table:table-cell office:value-type="string" table:style-name="ce1">
            <text:p>Moderna</text:p>
          </table:table-cell>
          <table:table-cell office:value-type="float" office:value="102102" table:style-name="ce1">
            <text:p>102102</text:p>
          </table:table-cell>
          <table:table-cell office:value-type="float" office:value="51051" table:style-name="ce1">
            <text:p>51051</text:p>
          </table:table-cell>
          <table:table-cell office:value-type="float" office:value="45958" table:style-name="ce1">
            <text:p>45958</text:p>
          </table:table-cell>
          <table:table-cell office:value-type="float" office:value="99585" table:style-name="ce1">
            <text:p>99585</text:p>
          </table:table-cell>
          <table:table-cell office:value-type="float" office:value="31119665" table:style-name="ce1">
            <text:p>31119665</text:p>
          </table:table-cell>
          <table:table-cell table:number-columns-repeated="16375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Congo</text:p>
          </table:table-cell>
          <table:table-cell office:value-type="date" office:date-value="2023-10-19T00:00:00" table:style-name="ce2">
            <text:p>2023-10-19</text:p>
          </table:table-cell>
          <table:table-cell office:value-type="string" table:style-name="ce1">
            <text:p>Moderna</text:p>
          </table:table-cell>
          <table:table-cell office:value-type="float" office:value="35280" table:style-name="ce1">
            <text:p>35280</text:p>
          </table:table-cell>
          <table:table-cell office:value-type="float" office:value="17640" table:style-name="ce1">
            <text:p>17640</text:p>
          </table:table-cell>
          <table:table-cell office:value-type="float" office:value="16318" table:style-name="ce1">
            <text:p>16318</text:p>
          </table:table-cell>
          <table:table-cell office:value-type="float" office:value="32762" table:style-name="ce1">
            <text:p>32762</text:p>
          </table:table-cell>
          <table:table-cell office:value-type="float" office:value="32032221" table:style-name="ce1">
            <text:p>32032221</text:p>
          </table:table-cell>
          <table:table-cell table:number-columns-repeated="16375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Sri Lanka</text:p>
          </table:table-cell>
          <table:table-cell office:value-type="date" office:date-value="2021-04-25T00:00:00" table:style-name="ce2">
            <text:p>2021-04-25</text:p>
          </table:table-cell>
          <table:table-cell office:value-type="string" table:style-name="ce1">
            <text:p>Pfizer</text:p>
          </table:table-cell>
          <table:table-cell office:value-type="float" office:value="102161" table:style-name="ce1">
            <text:p>102161</text:p>
          </table:table-cell>
          <table:table-cell office:value-type="float" office:value="51080" table:style-name="ce1">
            <text:p>51080</text:p>
          </table:table-cell>
          <table:table-cell office:value-type="float" office:value="49025" table:style-name="ce1">
            <text:p>49025</text:p>
          </table:table-cell>
          <table:table-cell office:value-type="float" office:value="99330" table:style-name="ce1">
            <text:p>99330</text:p>
          </table:table-cell>
          <table:table-cell office:value-type="float" office:value="47949475" table:style-name="ce1">
            <text:p>47949475</text:p>
          </table:table-cell>
          <table:table-cell table:number-columns-repeated="16375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Philippines</text:p>
          </table:table-cell>
          <table:table-cell office:value-type="date" office:date-value="2021-01-30T00:00:00" table:style-name="ce2">
            <text:p>2021-01-30</text:p>
          </table:table-cell>
          <table:table-cell office:value-type="string" table:style-name="ce1">
            <text:p>Sputnik V</text:p>
          </table:table-cell>
          <table:table-cell office:value-type="float" office:value="25288" table:style-name="ce1">
            <text:p>25288</text:p>
          </table:table-cell>
          <table:table-cell office:value-type="float" office:value="12644" table:style-name="ce1">
            <text:p>12644</text:p>
          </table:table-cell>
          <table:table-cell office:value-type="float" office:value="12326" table:style-name="ce1">
            <text:p>12326</text:p>
          </table:table-cell>
          <table:table-cell office:value-type="float" office:value="22787" table:style-name="ce1">
            <text:p>22787</text:p>
          </table:table-cell>
          <table:table-cell office:value-type="float" office:value="27246026" table:style-name="ce1">
            <text:p>27246026</text:p>
          </table:table-cell>
          <table:table-cell table:number-columns-repeated="16375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Anguilla</text:p>
          </table:table-cell>
          <table:table-cell office:value-type="date" office:date-value="2021-07-24T00:00:00" table:style-name="ce2">
            <text:p>2021-07-24</text:p>
          </table:table-cell>
          <table:table-cell office:value-type="string" table:style-name="ce1">
            <text:p>Moderna</text:p>
          </table:table-cell>
          <table:table-cell office:value-type="float" office:value="64443" table:style-name="ce1">
            <text:p>64443</text:p>
          </table:table-cell>
          <table:table-cell office:value-type="float" office:value="32221" table:style-name="ce1">
            <text:p>32221</text:p>
          </table:table-cell>
          <table:table-cell office:value-type="float" office:value="31498" table:style-name="ce1">
            <text:p>31498</text:p>
          </table:table-cell>
          <table:table-cell office:value-type="float" office:value="63976" table:style-name="ce1">
            <text:p>63976</text:p>
          </table:table-cell>
          <table:table-cell office:value-type="float" office:value="33822800" table:style-name="ce1">
            <text:p>33822800</text:p>
          </table:table-cell>
          <table:table-cell table:number-columns-repeated="16375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Mauritius</text:p>
          </table:table-cell>
          <table:table-cell office:value-type="date" office:date-value="2022-12-22T00:00:00" table:style-name="ce2">
            <text:p>2022-12-22</text:p>
          </table:table-cell>
          <table:table-cell office:value-type="string" table:style-name="ce1">
            <text:p>Johnson &amp; Johnson</text:p>
          </table:table-cell>
          <table:table-cell office:value-type="float" office:value="16902" table:style-name="ce1">
            <text:p>16902</text:p>
          </table:table-cell>
          <table:table-cell office:value-type="float" office:value="8451" table:style-name="ce1">
            <text:p>8451</text:p>
          </table:table-cell>
          <table:table-cell office:value-type="float" office:value="7666" table:style-name="ce1">
            <text:p>7666</text:p>
          </table:table-cell>
          <table:table-cell office:value-type="float" office:value="13954" table:style-name="ce1">
            <text:p>13954</text:p>
          </table:table-cell>
          <table:table-cell office:value-type="float" office:value="37295808" table:style-name="ce1">
            <text:p>37295808</text:p>
          </table:table-cell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Fiji</text:p>
          </table:table-cell>
          <table:table-cell office:value-type="date" office:date-value="2023-09-17T00:00:00" table:style-name="ce2">
            <text:p>2023-09-17</text:p>
          </table:table-cell>
          <table:table-cell office:value-type="string" table:style-name="ce1">
            <text:p>AstraZeneca</text:p>
          </table:table-cell>
          <table:table-cell office:value-type="float" office:value="12457" table:style-name="ce1">
            <text:p>12457</text:p>
          </table:table-cell>
          <table:table-cell office:value-type="float" office:value="6228" table:style-name="ce1">
            <text:p>6228</text:p>
          </table:table-cell>
          <table:table-cell office:value-type="float" office:value="6107" table:style-name="ce1">
            <text:p>6107</text:p>
          </table:table-cell>
          <table:table-cell office:value-type="float" office:value="8677" table:style-name="ce1">
            <text:p>8677</text:p>
          </table:table-cell>
          <table:table-cell office:value-type="float" office:value="3253345" table:style-name="ce1">
            <text:p>3253345</text:p>
          </table:table-cell>
          <table:table-cell table:number-columns-repeated="16375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Cape Verde</text:p>
          </table:table-cell>
          <table:table-cell office:value-type="date" office:date-value="2023-03-07T00:00:00" table:style-name="ce2">
            <text:p>2023-03-07</text:p>
          </table:table-cell>
          <table:table-cell office:value-type="string" table:style-name="ce1">
            <text:p>Pfizer</text:p>
          </table:table-cell>
          <table:table-cell office:value-type="float" office:value="66763" table:style-name="ce1">
            <text:p>66763</text:p>
          </table:table-cell>
          <table:table-cell office:value-type="float" office:value="33381" table:style-name="ce1">
            <text:p>33381</text:p>
          </table:table-cell>
          <table:table-cell office:value-type="float" office:value="32421" table:style-name="ce1">
            <text:p>32421</text:p>
          </table:table-cell>
          <table:table-cell office:value-type="float" office:value="61873" table:style-name="ce1">
            <text:p>61873</text:p>
          </table:table-cell>
          <table:table-cell office:value-type="float" office:value="16068826" table:style-name="ce1">
            <text:p>16068826</text:p>
          </table:table-cell>
          <table:table-cell table:number-columns-repeated="16375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Anguilla</text:p>
          </table:table-cell>
          <table:table-cell office:value-type="date" office:date-value="2021-03-06T00:00:00" table:style-name="ce2">
            <text:p>2021-03-06</text:p>
          </table:table-cell>
          <table:table-cell office:value-type="string" table:style-name="ce1">
            <text:p>Sinovac</text:p>
          </table:table-cell>
          <table:table-cell office:value-type="float" office:value="90749" table:style-name="ce1">
            <text:p>90749</text:p>
          </table:table-cell>
          <table:table-cell office:value-type="float" office:value="45374" table:style-name="ce1">
            <text:p>45374</text:p>
          </table:table-cell>
          <table:table-cell office:value-type="float" office:value="41921" table:style-name="ce1">
            <text:p>41921</text:p>
          </table:table-cell>
          <table:table-cell office:value-type="float" office:value="88785" table:style-name="ce1">
            <text:p>88785</text:p>
          </table:table-cell>
          <table:table-cell office:value-type="float" office:value="6149220" table:style-name="ce1">
            <text:p>6149220</text:p>
          </table:table-cell>
          <table:table-cell table:number-columns-repeated="16375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1-20T00:00:00" table:style-name="ce2">
            <text:p>2022-01-20</text:p>
          </table:table-cell>
          <table:table-cell office:value-type="string" table:style-name="ce1">
            <text:p>Johnson &amp; Johnson</text:p>
          </table:table-cell>
          <table:table-cell office:value-type="float" office:value="86866" table:style-name="ce1">
            <text:p>86866</text:p>
          </table:table-cell>
          <table:table-cell office:value-type="float" office:value="43433" table:style-name="ce1">
            <text:p>43433</text:p>
          </table:table-cell>
          <table:table-cell office:value-type="float" office:value="41041" table:style-name="ce1">
            <text:p>41041</text:p>
          </table:table-cell>
          <table:table-cell office:value-type="float" office:value="84418" table:style-name="ce1">
            <text:p>84418</text:p>
          </table:table-cell>
          <table:table-cell office:value-type="float" office:value="34648063" table:style-name="ce1">
            <text:p>34648063</text:p>
          </table:table-cell>
          <table:table-cell table:number-columns-repeated="16375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Guam</text:p>
          </table:table-cell>
          <table:table-cell office:value-type="date" office:date-value="2021-06-08T00:00:00" table:style-name="ce2">
            <text:p>2021-06-08</text:p>
          </table:table-cell>
          <table:table-cell office:value-type="string" table:style-name="ce1">
            <text:p>AstraZeneca</text:p>
          </table:table-cell>
          <table:table-cell office:value-type="float" office:value="83195" table:style-name="ce1">
            <text:p>83195</text:p>
          </table:table-cell>
          <table:table-cell office:value-type="float" office:value="41597" table:style-name="ce1">
            <text:p>41597</text:p>
          </table:table-cell>
          <table:table-cell office:value-type="float" office:value="41286" table:style-name="ce1">
            <text:p>41286</text:p>
          </table:table-cell>
          <table:table-cell office:value-type="float" office:value="80456" table:style-name="ce1">
            <text:p>80456</text:p>
          </table:table-cell>
          <table:table-cell office:value-type="float" office:value="7240438" table:style-name="ce1">
            <text:p>7240438</text:p>
          </table:table-cell>
          <table:table-cell table:number-columns-repeated="16375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Jamaica</text:p>
          </table:table-cell>
          <table:table-cell office:value-type="date" office:date-value="2023-09-13T00:00:00" table:style-name="ce2">
            <text:p>2023-09-13</text:p>
          </table:table-cell>
          <table:table-cell office:value-type="string" table:style-name="ce1">
            <text:p>Pfizer</text:p>
          </table:table-cell>
          <table:table-cell office:value-type="float" office:value="55787" table:style-name="ce1">
            <text:p>55787</text:p>
          </table:table-cell>
          <table:table-cell office:value-type="float" office:value="27893" table:style-name="ce1">
            <text:p>27893</text:p>
          </table:table-cell>
          <table:table-cell office:value-type="float" office:value="25795" table:style-name="ce1">
            <text:p>25795</text:p>
          </table:table-cell>
          <table:table-cell office:value-type="float" office:value="52784" table:style-name="ce1">
            <text:p>52784</text:p>
          </table:table-cell>
          <table:table-cell office:value-type="float" office:value="2021847" table:style-name="ce1">
            <text:p>2021847</text:p>
          </table:table-cell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Albania</text:p>
          </table:table-cell>
          <table:table-cell office:value-type="date" office:date-value="2022-05-16T00:00:00" table:style-name="ce2">
            <text:p>2022-05-16</text:p>
          </table:table-cell>
          <table:table-cell office:value-type="string" table:style-name="ce1">
            <text:p>Pfizer</text:p>
          </table:table-cell>
          <table:table-cell office:value-type="float" office:value="14287" table:style-name="ce1">
            <text:p>14287</text:p>
          </table:table-cell>
          <table:table-cell office:value-type="float" office:value="7143" table:style-name="ce1">
            <text:p>7143</text:p>
          </table:table-cell>
          <table:table-cell office:value-type="float" office:value="6547" table:style-name="ce1">
            <text:p>6547</text:p>
          </table:table-cell>
          <table:table-cell office:value-type="float" office:value="13276" table:style-name="ce1">
            <text:p>13276</text:p>
          </table:table-cell>
          <table:table-cell office:value-type="float" office:value="27833636" table:style-name="ce1">
            <text:p>27833636</text:p>
          </table:table-cell>
          <table:table-cell table:number-columns-repeated="16375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Italy</text:p>
          </table:table-cell>
          <table:table-cell office:value-type="date" office:date-value="2023-02-20T00:00:00" table:style-name="ce2">
            <text:p>2023-02-20</text:p>
          </table:table-cell>
          <table:table-cell office:value-type="string" table:style-name="ce1">
            <text:p>Pfizer</text:p>
          </table:table-cell>
          <table:table-cell office:value-type="float" office:value="34755" table:style-name="ce1">
            <text:p>34755</text:p>
          </table:table-cell>
          <table:table-cell office:value-type="float" office:value="17377" table:style-name="ce1">
            <text:p>17377</text:p>
          </table:table-cell>
          <table:table-cell office:value-type="float" office:value="16631" table:style-name="ce1">
            <text:p>16631</text:p>
          </table:table-cell>
          <table:table-cell office:value-type="float" office:value="33758" table:style-name="ce1">
            <text:p>33758</text:p>
          </table:table-cell>
          <table:table-cell office:value-type="float" office:value="7944501" table:style-name="ce1">
            <text:p>7944501</text:p>
          </table:table-cell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Philippines</text:p>
          </table:table-cell>
          <table:table-cell office:value-type="date" office:date-value="2021-10-13T00:00:00" table:style-name="ce2">
            <text:p>2021-10-13</text:p>
          </table:table-cell>
          <table:table-cell office:value-type="string" table:style-name="ce1">
            <text:p>Johnson &amp; Johnson</text:p>
          </table:table-cell>
          <table:table-cell office:value-type="float" office:value="24495" table:style-name="ce1">
            <text:p>24495</text:p>
          </table:table-cell>
          <table:table-cell office:value-type="float" office:value="12247" table:style-name="ce1">
            <text:p>12247</text:p>
          </table:table-cell>
          <table:table-cell office:value-type="float" office:value="11672" table:style-name="ce1">
            <text:p>11672</text:p>
          </table:table-cell>
          <table:table-cell office:value-type="float" office:value="19547" table:style-name="ce1">
            <text:p>19547</text:p>
          </table:table-cell>
          <table:table-cell office:value-type="float" office:value="22994041" table:style-name="ce1">
            <text:p>22994041</text:p>
          </table:table-cell>
          <table:table-cell table:number-columns-repeated="16375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Cayman Islands</text:p>
          </table:table-cell>
          <table:table-cell office:value-type="date" office:date-value="2023-12-29T00:00:00" table:style-name="ce2">
            <text:p>2023-12-29</text:p>
          </table:table-cell>
          <table:table-cell office:value-type="string" table:style-name="ce1">
            <text:p>Pfizer</text:p>
          </table:table-cell>
          <table:table-cell office:value-type="float" office:value="6919" table:style-name="ce1">
            <text:p>6919</text:p>
          </table:table-cell>
          <table:table-cell office:value-type="float" office:value="3459" table:style-name="ce1">
            <text:p>3459</text:p>
          </table:table-cell>
          <table:table-cell office:value-type="float" office:value="3335" table:style-name="ce1">
            <text:p>3335</text:p>
          </table:table-cell>
          <table:table-cell office:value-type="float" office:value="5656" table:style-name="ce1">
            <text:p>5656</text:p>
          </table:table-cell>
          <table:table-cell office:value-type="float" office:value="9351564" table:style-name="ce1">
            <text:p>9351564</text:p>
          </table:table-cell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Qatar</text:p>
          </table:table-cell>
          <table:table-cell office:value-type="date" office:date-value="2022-04-01T00:00:00" table:style-name="ce2">
            <text:p>2022-04-01</text:p>
          </table:table-cell>
          <table:table-cell office:value-type="string" table:style-name="ce1">
            <text:p>Sputnik V</text:p>
          </table:table-cell>
          <table:table-cell office:value-type="float" office:value="31828" table:style-name="ce1">
            <text:p>31828</text:p>
          </table:table-cell>
          <table:table-cell office:value-type="float" office:value="15914" table:style-name="ce1">
            <text:p>15914</text:p>
          </table:table-cell>
          <table:table-cell office:value-type="float" office:value="14895" table:style-name="ce1">
            <text:p>14895</text:p>
          </table:table-cell>
          <table:table-cell office:value-type="float" office:value="29535" table:style-name="ce1">
            <text:p>29535</text:p>
          </table:table-cell>
          <table:table-cell office:value-type="float" office:value="495708" table:style-name="ce1">
            <text:p>495708</text:p>
          </table:table-cell>
          <table:table-cell table:number-columns-repeated="16375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Ecuador</text:p>
          </table:table-cell>
          <table:table-cell office:value-type="date" office:date-value="2021-06-10T00:00:00" table:style-name="ce2">
            <text:p>2021-06-10</text:p>
          </table:table-cell>
          <table:table-cell office:value-type="string" table:style-name="ce1">
            <text:p>Sputnik V</text:p>
          </table:table-cell>
          <table:table-cell office:value-type="float" office:value="98149" table:style-name="ce1">
            <text:p>98149</text:p>
          </table:table-cell>
          <table:table-cell office:value-type="float" office:value="49074" table:style-name="ce1">
            <text:p>49074</text:p>
          </table:table-cell>
          <table:table-cell office:value-type="float" office:value="48484" table:style-name="ce1">
            <text:p>48484</text:p>
          </table:table-cell>
          <table:table-cell office:value-type="float" office:value="96754" table:style-name="ce1">
            <text:p>96754</text:p>
          </table:table-cell>
          <table:table-cell office:value-type="float" office:value="46974672" table:style-name="ce1">
            <text:p>46974672</text:p>
          </table:table-cell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Qatar</text:p>
          </table:table-cell>
          <table:table-cell office:value-type="date" office:date-value="2023-02-11T00:00:00" table:style-name="ce2">
            <text:p>2023-02-11</text:p>
          </table:table-cell>
          <table:table-cell office:value-type="string" table:style-name="ce1">
            <text:p>Pfizer</text:p>
          </table:table-cell>
          <table:table-cell office:value-type="float" office:value="98894" table:style-name="ce1">
            <text:p>98894</text:p>
          </table:table-cell>
          <table:table-cell office:value-type="float" office:value="49447" table:style-name="ce1">
            <text:p>49447</text:p>
          </table:table-cell>
          <table:table-cell office:value-type="float" office:value="48947" table:style-name="ce1">
            <text:p>48947</text:p>
          </table:table-cell>
          <table:table-cell office:value-type="float" office:value="97459" table:style-name="ce1">
            <text:p>97459</text:p>
          </table:table-cell>
          <table:table-cell office:value-type="float" office:value="48635202" table:style-name="ce1">
            <text:p>48635202</text:p>
          </table:table-cell>
          <table:table-cell table:number-columns-repeated="16375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rinidad and Tobago</text:p>
          </table:table-cell>
          <table:table-cell office:value-type="date" office:date-value="2023-07-23T00:00:00" table:style-name="ce2">
            <text:p>2023-07-23</text:p>
          </table:table-cell>
          <table:table-cell office:value-type="string" table:style-name="ce1">
            <text:p>Moderna</text:p>
          </table:table-cell>
          <table:table-cell office:value-type="float" office:value="92938" table:style-name="ce1">
            <text:p>92938</text:p>
          </table:table-cell>
          <table:table-cell office:value-type="float" office:value="46469" table:style-name="ce1">
            <text:p>46469</text:p>
          </table:table-cell>
          <table:table-cell office:value-type="float" office:value="44087" table:style-name="ce1">
            <text:p>44087</text:p>
          </table:table-cell>
          <table:table-cell office:value-type="float" office:value="91861" table:style-name="ce1">
            <text:p>91861</text:p>
          </table:table-cell>
          <table:table-cell office:value-type="float" office:value="40746449" table:style-name="ce1">
            <text:p>40746449</text:p>
          </table:table-cell>
          <table:table-cell table:number-columns-repeated="16375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Philippines</text:p>
          </table:table-cell>
          <table:table-cell office:value-type="date" office:date-value="2022-05-21T00:00:00" table:style-name="ce2">
            <text:p>2022-05-21</text:p>
          </table:table-cell>
          <table:table-cell office:value-type="string" table:style-name="ce1">
            <text:p>Sputnik V</text:p>
          </table:table-cell>
          <table:table-cell office:value-type="float" office:value="37385" table:style-name="ce1">
            <text:p>37385</text:p>
          </table:table-cell>
          <table:table-cell office:value-type="float" office:value="18692" table:style-name="ce1">
            <text:p>18692</text:p>
          </table:table-cell>
          <table:table-cell office:value-type="float" office:value="17537" table:style-name="ce1">
            <text:p>17537</text:p>
          </table:table-cell>
          <table:table-cell office:value-type="float" office:value="33557" table:style-name="ce1">
            <text:p>33557</text:p>
          </table:table-cell>
          <table:table-cell office:value-type="float" office:value="11956373" table:style-name="ce1">
            <text:p>11956373</text:p>
          </table:table-cell>
          <table:table-cell table:number-columns-repeated="16375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7-13T00:00:00" table:style-name="ce2">
            <text:p>2021-07-13</text:p>
          </table:table-cell>
          <table:table-cell office:value-type="string" table:style-name="ce1">
            <text:p>Moderna</text:p>
          </table:table-cell>
          <table:table-cell office:value-type="float" office:value="65025" table:style-name="ce1">
            <text:p>65025</text:p>
          </table:table-cell>
          <table:table-cell office:value-type="float" office:value="32512" table:style-name="ce1">
            <text:p>32512</text:p>
          </table:table-cell>
          <table:table-cell office:value-type="float" office:value="29453" table:style-name="ce1">
            <text:p>29453</text:p>
          </table:table-cell>
          <table:table-cell office:value-type="float" office:value="61139" table:style-name="ce1">
            <text:p>61139</text:p>
          </table:table-cell>
          <table:table-cell office:value-type="float" office:value="26849202" table:style-name="ce1">
            <text:p>26849202</text:p>
          </table:table-cell>
          <table:table-cell table:number-columns-repeated="16375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Fiji</text:p>
          </table:table-cell>
          <table:table-cell office:value-type="date" office:date-value="2023-04-15T00:00:00" table:style-name="ce2">
            <text:p>2023-04-15</text:p>
          </table:table-cell>
          <table:table-cell office:value-type="string" table:style-name="ce1">
            <text:p>Pfizer</text:p>
          </table:table-cell>
          <table:table-cell office:value-type="float" office:value="41514" table:style-name="ce1">
            <text:p>41514</text:p>
          </table:table-cell>
          <table:table-cell office:value-type="float" office:value="20757" table:style-name="ce1">
            <text:p>20757</text:p>
          </table:table-cell>
          <table:table-cell office:value-type="float" office:value="18827" table:style-name="ce1">
            <text:p>18827</text:p>
          </table:table-cell>
          <table:table-cell office:value-type="float" office:value="40433" table:style-name="ce1">
            <text:p>40433</text:p>
          </table:table-cell>
          <table:table-cell office:value-type="float" office:value="44218673" table:style-name="ce1">
            <text:p>44218673</text:p>
          </table:table-cell>
          <table:table-cell table:number-columns-repeated="16375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hilippines</text:p>
          </table:table-cell>
          <table:table-cell office:value-type="date" office:date-value="2021-11-08T00:00:00" table:style-name="ce2">
            <text:p>2021-11-08</text:p>
          </table:table-cell>
          <table:table-cell office:value-type="string" table:style-name="ce1">
            <text:p>Johnson &amp; Johnson</text:p>
          </table:table-cell>
          <table:table-cell office:value-type="float" office:value="98647" table:style-name="ce1">
            <text:p>98647</text:p>
          </table:table-cell>
          <table:table-cell office:value-type="float" office:value="49323" table:style-name="ce1">
            <text:p>49323</text:p>
          </table:table-cell>
          <table:table-cell office:value-type="float" office:value="45367" table:style-name="ce1">
            <text:p>45367</text:p>
          </table:table-cell>
          <table:table-cell office:value-type="float" office:value="94010" table:style-name="ce1">
            <text:p>94010</text:p>
          </table:table-cell>
          <table:table-cell office:value-type="float" office:value="36916710" table:style-name="ce1">
            <text:p>36916710</text:p>
          </table:table-cell>
          <table:table-cell table:number-columns-repeated="16375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Bosnia and Herzegovina</text:p>
          </table:table-cell>
          <table:table-cell office:value-type="date" office:date-value="2023-07-25T00:00:00" table:style-name="ce2">
            <text:p>2023-07-25</text:p>
          </table:table-cell>
          <table:table-cell office:value-type="string" table:style-name="ce1">
            <text:p>Moderna</text:p>
          </table:table-cell>
          <table:table-cell office:value-type="float" office:value="63213" table:style-name="ce1">
            <text:p>63213</text:p>
          </table:table-cell>
          <table:table-cell office:value-type="float" office:value="31606" table:style-name="ce1">
            <text:p>31606</text:p>
          </table:table-cell>
          <table:table-cell office:value-type="float" office:value="28921" table:style-name="ce1">
            <text:p>28921</text:p>
          </table:table-cell>
          <table:table-cell office:value-type="float" office:value="61837" table:style-name="ce1">
            <text:p>61837</text:p>
          </table:table-cell>
          <table:table-cell office:value-type="float" office:value="120179" table:style-name="ce1">
            <text:p>120179</text:p>
          </table:table-cell>
          <table:table-cell table:number-columns-repeated="16375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Fiji</text:p>
          </table:table-cell>
          <table:table-cell office:value-type="date" office:date-value="2021-10-30T00:00:00" table:style-name="ce2">
            <text:p>2021-10-30</text:p>
          </table:table-cell>
          <table:table-cell office:value-type="string" table:style-name="ce1">
            <text:p>Sinovac</text:p>
          </table:table-cell>
          <table:table-cell office:value-type="float" office:value="23147" table:style-name="ce1">
            <text:p>23147</text:p>
          </table:table-cell>
          <table:table-cell office:value-type="float" office:value="11573" table:style-name="ce1">
            <text:p>11573</text:p>
          </table:table-cell>
          <table:table-cell office:value-type="float" office:value="10714" table:style-name="ce1">
            <text:p>10714</text:p>
          </table:table-cell>
          <table:table-cell office:value-type="float" office:value="18984" table:style-name="ce1">
            <text:p>18984</text:p>
          </table:table-cell>
          <table:table-cell office:value-type="float" office:value="16884773" table:style-name="ce1">
            <text:p>16884773</text:p>
          </table:table-cell>
          <table:table-cell table:number-columns-repeated="16375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Myanmar</text:p>
          </table:table-cell>
          <table:table-cell office:value-type="date" office:date-value="2023-10-24T00:00:00" table:style-name="ce2">
            <text:p>2023-10-24</text:p>
          </table:table-cell>
          <table:table-cell office:value-type="string" table:style-name="ce1">
            <text:p>AstraZeneca</text:p>
          </table:table-cell>
          <table:table-cell office:value-type="float" office:value="97450" table:style-name="ce1">
            <text:p>97450</text:p>
          </table:table-cell>
          <table:table-cell office:value-type="float" office:value="48725" table:style-name="ce1">
            <text:p>48725</text:p>
          </table:table-cell>
          <table:table-cell office:value-type="float" office:value="46255" table:style-name="ce1">
            <text:p>46255</text:p>
          </table:table-cell>
          <table:table-cell office:value-type="float" office:value="95983" table:style-name="ce1">
            <text:p>95983</text:p>
          </table:table-cell>
          <table:table-cell office:value-type="float" office:value="10498430" table:style-name="ce1">
            <text:p>10498430</text:p>
          </table:table-cell>
          <table:table-cell table:number-columns-repeated="16375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Congo</text:p>
          </table:table-cell>
          <table:table-cell office:value-type="date" office:date-value="2022-05-05T00:00:00" table:style-name="ce2">
            <text:p>2022-05-05</text:p>
          </table:table-cell>
          <table:table-cell office:value-type="string" table:style-name="ce1">
            <text:p>Moderna</text:p>
          </table:table-cell>
          <table:table-cell office:value-type="float" office:value="73961" table:style-name="ce1">
            <text:p>73961</text:p>
          </table:table-cell>
          <table:table-cell office:value-type="float" office:value="36980" table:style-name="ce1">
            <text:p>36980</text:p>
          </table:table-cell>
          <table:table-cell office:value-type="float" office:value="33760" table:style-name="ce1">
            <text:p>33760</text:p>
          </table:table-cell>
          <table:table-cell office:value-type="float" office:value="69498" table:style-name="ce1">
            <text:p>69498</text:p>
          </table:table-cell>
          <table:table-cell office:value-type="float" office:value="25762229" table:style-name="ce1">
            <text:p>25762229</text:p>
          </table:table-cell>
          <table:table-cell table:number-columns-repeated="16375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7-04T00:00:00" table:style-name="ce2">
            <text:p>2023-07-04</text:p>
          </table:table-cell>
          <table:table-cell office:value-type="string" table:style-name="ce1">
            <text:p>Sinovac</text:p>
          </table:table-cell>
          <table:table-cell office:value-type="float" office:value="24709" table:style-name="ce1">
            <text:p>24709</text:p>
          </table:table-cell>
          <table:table-cell office:value-type="float" office:value="12354" table:style-name="ce1">
            <text:p>12354</text:p>
          </table:table-cell>
          <table:table-cell office:value-type="float" office:value="11628" table:style-name="ce1">
            <text:p>11628</text:p>
          </table:table-cell>
          <table:table-cell office:value-type="float" office:value="24186" table:style-name="ce1">
            <text:p>24186</text:p>
          </table:table-cell>
          <table:table-cell office:value-type="float" office:value="3875907" table:style-name="ce1">
            <text:p>3875907</text:p>
          </table:table-cell>
          <table:table-cell table:number-columns-repeated="16375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Jamaica</text:p>
          </table:table-cell>
          <table:table-cell office:value-type="date" office:date-value="2022-09-23T00:00:00" table:style-name="ce2">
            <text:p>2022-09-23</text:p>
          </table:table-cell>
          <table:table-cell office:value-type="string" table:style-name="ce1">
            <text:p>Moderna</text:p>
          </table:table-cell>
          <table:table-cell office:value-type="float" office:value="29665" table:style-name="ce1">
            <text:p>29665</text:p>
          </table:table-cell>
          <table:table-cell office:value-type="float" office:value="14832" table:style-name="ce1">
            <text:p>14832</text:p>
          </table:table-cell>
          <table:table-cell office:value-type="float" office:value="14475" table:style-name="ce1">
            <text:p>14475</text:p>
          </table:table-cell>
          <table:table-cell office:value-type="float" office:value="29102" table:style-name="ce1">
            <text:p>29102</text:p>
          </table:table-cell>
          <table:table-cell office:value-type="float" office:value="9227709" table:style-name="ce1">
            <text:p>9227709</text:p>
          </table:table-cell>
          <table:table-cell table:number-columns-repeated="16375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Bermuda</text:p>
          </table:table-cell>
          <table:table-cell office:value-type="date" office:date-value="2023-05-16T00:00:00" table:style-name="ce2">
            <text:p>2023-05-16</text:p>
          </table:table-cell>
          <table:table-cell office:value-type="string" table:style-name="ce1">
            <text:p>Sputnik V</text:p>
          </table:table-cell>
          <table:table-cell office:value-type="float" office:value="33285" table:style-name="ce1">
            <text:p>33285</text:p>
          </table:table-cell>
          <table:table-cell office:value-type="float" office:value="16642" table:style-name="ce1">
            <text:p>16642</text:p>
          </table:table-cell>
          <table:table-cell office:value-type="float" office:value="16538" table:style-name="ce1">
            <text:p>16538</text:p>
          </table:table-cell>
          <table:table-cell office:value-type="float" office:value="29591" table:style-name="ce1">
            <text:p>29591</text:p>
          </table:table-cell>
          <table:table-cell office:value-type="float" office:value="43107980" table:style-name="ce1">
            <text:p>43107980</text:p>
          </table:table-cell>
          <table:table-cell table:number-columns-repeated="16375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1-20T00:00:00" table:style-name="ce2">
            <text:p>2023-01-20</text:p>
          </table:table-cell>
          <table:table-cell office:value-type="string" table:style-name="ce1">
            <text:p>AstraZeneca</text:p>
          </table:table-cell>
          <table:table-cell office:value-type="float" office:value="30831" table:style-name="ce1">
            <text:p>30831</text:p>
          </table:table-cell>
          <table:table-cell office:value-type="float" office:value="15415" table:style-name="ce1">
            <text:p>15415</text:p>
          </table:table-cell>
          <table:table-cell office:value-type="float" office:value="14780" table:style-name="ce1">
            <text:p>14780</text:p>
          </table:table-cell>
          <table:table-cell office:value-type="float" office:value="26972" table:style-name="ce1">
            <text:p>26972</text:p>
          </table:table-cell>
          <table:table-cell office:value-type="float" office:value="48338303" table:style-name="ce1">
            <text:p>48338303</text:p>
          </table:table-cell>
          <table:table-cell table:number-columns-repeated="16375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Djibouti</text:p>
          </table:table-cell>
          <table:table-cell office:value-type="date" office:date-value="2022-10-31T00:00:00" table:style-name="ce2">
            <text:p>2022-10-31</text:p>
          </table:table-cell>
          <table:table-cell office:value-type="string" table:style-name="ce1">
            <text:p>Pfizer</text:p>
          </table:table-cell>
          <table:table-cell office:value-type="float" office:value="20682" table:style-name="ce1">
            <text:p>20682</text:p>
          </table:table-cell>
          <table:table-cell office:value-type="float" office:value="10341" table:style-name="ce1">
            <text:p>10341</text:p>
          </table:table-cell>
          <table:table-cell office:value-type="float" office:value="9370" table:style-name="ce1">
            <text:p>9370</text:p>
          </table:table-cell>
          <table:table-cell office:value-type="float" office:value="19733" table:style-name="ce1">
            <text:p>19733</text:p>
          </table:table-cell>
          <table:table-cell office:value-type="float" office:value="12150186" table:style-name="ce1">
            <text:p>12150186</text:p>
          </table:table-cell>
          <table:table-cell table:number-columns-repeated="16375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5-18T00:00:00" table:style-name="ce2">
            <text:p>2023-05-18</text:p>
          </table:table-cell>
          <table:table-cell office:value-type="string" table:style-name="ce1">
            <text:p>AstraZeneca</text:p>
          </table:table-cell>
          <table:table-cell office:value-type="float" office:value="48536" table:style-name="ce1">
            <text:p>48536</text:p>
          </table:table-cell>
          <table:table-cell office:value-type="float" office:value="24268" table:style-name="ce1">
            <text:p>24268</text:p>
          </table:table-cell>
          <table:table-cell office:value-type="float" office:value="23658" table:style-name="ce1">
            <text:p>23658</text:p>
          </table:table-cell>
          <table:table-cell office:value-type="float" office:value="43932" table:style-name="ce1">
            <text:p>43932</text:p>
          </table:table-cell>
          <table:table-cell office:value-type="float" office:value="45144732" table:style-name="ce1">
            <text:p>45144732</text:p>
          </table:table-cell>
          <table:table-cell table:number-columns-repeated="16375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10-13T00:00:00" table:style-name="ce2">
            <text:p>2022-10-13</text:p>
          </table:table-cell>
          <table:table-cell office:value-type="string" table:style-name="ce1">
            <text:p>Pfizer</text:p>
          </table:table-cell>
          <table:table-cell office:value-type="float" office:value="93396" table:style-name="ce1">
            <text:p>93396</text:p>
          </table:table-cell>
          <table:table-cell office:value-type="float" office:value="46698" table:style-name="ce1">
            <text:p>46698</text:p>
          </table:table-cell>
          <table:table-cell office:value-type="float" office:value="42473" table:style-name="ce1">
            <text:p>42473</text:p>
          </table:table-cell>
          <table:table-cell office:value-type="float" office:value="92263" table:style-name="ce1">
            <text:p>92263</text:p>
          </table:table-cell>
          <table:table-cell office:value-type="float" office:value="44174699" table:style-name="ce1">
            <text:p>44174699</text:p>
          </table:table-cell>
          <table:table-cell table:number-columns-repeated="16375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Sudan</text:p>
          </table:table-cell>
          <table:table-cell office:value-type="date" office:date-value="2021-02-15T00:00:00" table:style-name="ce2">
            <text:p>2021-02-15</text:p>
          </table:table-cell>
          <table:table-cell office:value-type="string" table:style-name="ce1">
            <text:p>Pfizer</text:p>
          </table:table-cell>
          <table:table-cell office:value-type="float" office:value="50353" table:style-name="ce1">
            <text:p>50353</text:p>
          </table:table-cell>
          <table:table-cell office:value-type="float" office:value="25176" table:style-name="ce1">
            <text:p>25176</text:p>
          </table:table-cell>
          <table:table-cell office:value-type="float" office:value="24399" table:style-name="ce1">
            <text:p>24399</text:p>
          </table:table-cell>
          <table:table-cell office:value-type="float" office:value="48933" table:style-name="ce1">
            <text:p>48933</text:p>
          </table:table-cell>
          <table:table-cell office:value-type="float" office:value="33047978" table:style-name="ce1">
            <text:p>33047978</text:p>
          </table:table-cell>
          <table:table-cell table:number-columns-repeated="16375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Cuba</text:p>
          </table:table-cell>
          <table:table-cell office:value-type="date" office:date-value="2023-10-03T00:00:00" table:style-name="ce2">
            <text:p>2023-10-03</text:p>
          </table:table-cell>
          <table:table-cell office:value-type="string" table:style-name="ce1">
            <text:p>Moderna</text:p>
          </table:table-cell>
          <table:table-cell office:value-type="float" office:value="65137" table:style-name="ce1">
            <text:p>65137</text:p>
          </table:table-cell>
          <table:table-cell office:value-type="float" office:value="32568" table:style-name="ce1">
            <text:p>32568</text:p>
          </table:table-cell>
          <table:table-cell office:value-type="float" office:value="31243" table:style-name="ce1">
            <text:p>31243</text:p>
          </table:table-cell>
          <table:table-cell office:value-type="float" office:value="60475" table:style-name="ce1">
            <text:p>60475</text:p>
          </table:table-cell>
          <table:table-cell office:value-type="float" office:value="27782031" table:style-name="ce1">
            <text:p>27782031</text:p>
          </table:table-cell>
          <table:table-cell table:number-columns-repeated="16375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Fiji</text:p>
          </table:table-cell>
          <table:table-cell office:value-type="date" office:date-value="2021-08-29T00:00:00" table:style-name="ce2">
            <text:p>2021-08-29</text:p>
          </table:table-cell>
          <table:table-cell office:value-type="string" table:style-name="ce1">
            <text:p>AstraZeneca</text:p>
          </table:table-cell>
          <table:table-cell office:value-type="float" office:value="46734" table:style-name="ce1">
            <text:p>46734</text:p>
          </table:table-cell>
          <table:table-cell office:value-type="float" office:value="23367" table:style-name="ce1">
            <text:p>23367</text:p>
          </table:table-cell>
          <table:table-cell office:value-type="float" office:value="23068" table:style-name="ce1">
            <text:p>23068</text:p>
          </table:table-cell>
          <table:table-cell office:value-type="float" office:value="45751" table:style-name="ce1">
            <text:p>45751</text:p>
          </table:table-cell>
          <table:table-cell office:value-type="float" office:value="32938339" table:style-name="ce1">
            <text:p>32938339</text:p>
          </table:table-cell>
          <table:table-cell table:number-columns-repeated="16375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12-31T00:00:00" table:style-name="ce2">
            <text:p>2023-12-31</text:p>
          </table:table-cell>
          <table:table-cell office:value-type="string" table:style-name="ce1">
            <text:p>Sputnik V</text:p>
          </table:table-cell>
          <table:table-cell office:value-type="float" office:value="35870" table:style-name="ce1">
            <text:p>35870</text:p>
          </table:table-cell>
          <table:table-cell office:value-type="float" office:value="17935" table:style-name="ce1">
            <text:p>17935</text:p>
          </table:table-cell>
          <table:table-cell office:value-type="float" office:value="17113" table:style-name="ce1">
            <text:p>17113</text:p>
          </table:table-cell>
          <table:table-cell office:value-type="float" office:value="31260" table:style-name="ce1">
            <text:p>31260</text:p>
          </table:table-cell>
          <table:table-cell office:value-type="float" office:value="19165450" table:style-name="ce1">
            <text:p>19165450</text:p>
          </table:table-cell>
          <table:table-cell table:number-columns-repeated="16375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Albania</text:p>
          </table:table-cell>
          <table:table-cell office:value-type="date" office:date-value="2023-06-03T00:00:00" table:style-name="ce2">
            <text:p>2023-06-03</text:p>
          </table:table-cell>
          <table:table-cell office:value-type="string" table:style-name="ce1">
            <text:p>Moderna</text:p>
          </table:table-cell>
          <table:table-cell office:value-type="float" office:value="56517" table:style-name="ce1">
            <text:p>56517</text:p>
          </table:table-cell>
          <table:table-cell office:value-type="float" office:value="28258" table:style-name="ce1">
            <text:p>28258</text:p>
          </table:table-cell>
          <table:table-cell office:value-type="float" office:value="27420" table:style-name="ce1">
            <text:p>27420</text:p>
          </table:table-cell>
          <table:table-cell office:value-type="float" office:value="54650" table:style-name="ce1">
            <text:p>54650</text:p>
          </table:table-cell>
          <table:table-cell office:value-type="float" office:value="34219057" table:style-name="ce1">
            <text:p>34219057</text:p>
          </table:table-cell>
          <table:table-cell table:number-columns-repeated="16375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1-04T00:00:00" table:style-name="ce2">
            <text:p>2021-01-04</text:p>
          </table:table-cell>
          <table:table-cell office:value-type="string" table:style-name="ce1">
            <text:p>AstraZeneca</text:p>
          </table:table-cell>
          <table:table-cell office:value-type="float" office:value="9336" table:style-name="ce1">
            <text:p>9336</text:p>
          </table:table-cell>
          <table:table-cell office:value-type="float" office:value="4668" table:style-name="ce1">
            <text:p>4668</text:p>
          </table:table-cell>
          <table:table-cell office:value-type="float" office:value="4658" table:style-name="ce1">
            <text:p>4658</text:p>
          </table:table-cell>
          <table:table-cell office:value-type="float" office:value="7522" table:style-name="ce1">
            <text:p>7522</text:p>
          </table:table-cell>
          <table:table-cell office:value-type="float" office:value="14800727" table:style-name="ce1">
            <text:p>14800727</text:p>
          </table:table-cell>
          <table:table-cell table:number-columns-repeated="16375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Czech Republic</text:p>
          </table:table-cell>
          <table:table-cell office:value-type="date" office:date-value="2023-05-06T00:00:00" table:style-name="ce2">
            <text:p>2023-05-06</text:p>
          </table:table-cell>
          <table:table-cell office:value-type="string" table:style-name="ce1">
            <text:p>Sinovac</text:p>
          </table:table-cell>
          <table:table-cell office:value-type="float" office:value="12516" table:style-name="ce1">
            <text:p>12516</text:p>
          </table:table-cell>
          <table:table-cell office:value-type="float" office:value="6258" table:style-name="ce1">
            <text:p>6258</text:p>
          </table:table-cell>
          <table:table-cell office:value-type="float" office:value="5898" table:style-name="ce1">
            <text:p>5898</text:p>
          </table:table-cell>
          <table:table-cell office:value-type="float" office:value="7672" table:style-name="ce1">
            <text:p>7672</text:p>
          </table:table-cell>
          <table:table-cell office:value-type="float" office:value="10028855" table:style-name="ce1">
            <text:p>10028855</text:p>
          </table:table-cell>
          <table:table-cell table:number-columns-repeated="16375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Reunion</text:p>
          </table:table-cell>
          <table:table-cell office:value-type="date" office:date-value="2022-09-10T00:00:00" table:style-name="ce2">
            <text:p>2022-09-10</text:p>
          </table:table-cell>
          <table:table-cell office:value-type="string" table:style-name="ce1">
            <text:p>Johnson &amp; Johnson</text:p>
          </table:table-cell>
          <table:table-cell office:value-type="float" office:value="49482" table:style-name="ce1">
            <text:p>49482</text:p>
          </table:table-cell>
          <table:table-cell office:value-type="float" office:value="24741" table:style-name="ce1">
            <text:p>24741</text:p>
          </table:table-cell>
          <table:table-cell office:value-type="float" office:value="23078" table:style-name="ce1">
            <text:p>23078</text:p>
          </table:table-cell>
          <table:table-cell office:value-type="float" office:value="45603" table:style-name="ce1">
            <text:p>45603</text:p>
          </table:table-cell>
          <table:table-cell office:value-type="float" office:value="30277049" table:style-name="ce1">
            <text:p>30277049</text:p>
          </table:table-cell>
          <table:table-cell table:number-columns-repeated="16375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Moldova</text:p>
          </table:table-cell>
          <table:table-cell office:value-type="date" office:date-value="2022-10-09T00:00:00" table:style-name="ce2">
            <text:p>2022-10-09</text:p>
          </table:table-cell>
          <table:table-cell office:value-type="string" table:style-name="ce1">
            <text:p>AstraZeneca</text:p>
          </table:table-cell>
          <table:table-cell office:value-type="float" office:value="85613" table:style-name="ce1">
            <text:p>85613</text:p>
          </table:table-cell>
          <table:table-cell office:value-type="float" office:value="42806" table:style-name="ce1">
            <text:p>42806</text:p>
          </table:table-cell>
          <table:table-cell office:value-type="float" office:value="39778" table:style-name="ce1">
            <text:p>39778</text:p>
          </table:table-cell>
          <table:table-cell office:value-type="float" office:value="80641" table:style-name="ce1">
            <text:p>80641</text:p>
          </table:table-cell>
          <table:table-cell office:value-type="float" office:value="39237191" table:style-name="ce1">
            <text:p>39237191</text:p>
          </table:table-cell>
          <table:table-cell table:number-columns-repeated="16375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Jamaica</text:p>
          </table:table-cell>
          <table:table-cell office:value-type="date" office:date-value="2021-06-23T00:00:00" table:style-name="ce2">
            <text:p>2021-06-23</text:p>
          </table:table-cell>
          <table:table-cell office:value-type="string" table:style-name="ce1">
            <text:p>Pfizer</text:p>
          </table:table-cell>
          <table:table-cell office:value-type="float" office:value="83972" table:style-name="ce1">
            <text:p>83972</text:p>
          </table:table-cell>
          <table:table-cell office:value-type="float" office:value="41986" table:style-name="ce1">
            <text:p>41986</text:p>
          </table:table-cell>
          <table:table-cell office:value-type="float" office:value="40220" table:style-name="ce1">
            <text:p>40220</text:p>
          </table:table-cell>
          <table:table-cell office:value-type="float" office:value="79225" table:style-name="ce1">
            <text:p>79225</text:p>
          </table:table-cell>
          <table:table-cell office:value-type="float" office:value="14862180" table:style-name="ce1">
            <text:p>14862180</text:p>
          </table:table-cell>
          <table:table-cell table:number-columns-repeated="16375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Guam</text:p>
          </table:table-cell>
          <table:table-cell office:value-type="date" office:date-value="2023-06-10T00:00:00" table:style-name="ce2">
            <text:p>2023-06-10</text:p>
          </table:table-cell>
          <table:table-cell office:value-type="string" table:style-name="ce1">
            <text:p>Moderna</text:p>
          </table:table-cell>
          <table:table-cell office:value-type="float" office:value="40512" table:style-name="ce1">
            <text:p>40512</text:p>
          </table:table-cell>
          <table:table-cell office:value-type="float" office:value="20256" table:style-name="ce1">
            <text:p>20256</text:p>
          </table:table-cell>
          <table:table-cell office:value-type="float" office:value="19428" table:style-name="ce1">
            <text:p>19428</text:p>
          </table:table-cell>
          <table:table-cell office:value-type="float" office:value="37308" table:style-name="ce1">
            <text:p>37308</text:p>
          </table:table-cell>
          <table:table-cell office:value-type="float" office:value="8445604" table:style-name="ce1">
            <text:p>8445604</text:p>
          </table:table-cell>
          <table:table-cell table:number-columns-repeated="16375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ermuda</text:p>
          </table:table-cell>
          <table:table-cell office:value-type="date" office:date-value="2023-04-27T00:00:00" table:style-name="ce2">
            <text:p>2023-04-27</text:p>
          </table:table-cell>
          <table:table-cell office:value-type="string" table:style-name="ce1">
            <text:p>AstraZeneca</text:p>
          </table:table-cell>
          <table:table-cell office:value-type="float" office:value="8768" table:style-name="ce1">
            <text:p>8768</text:p>
          </table:table-cell>
          <table:table-cell office:value-type="float" office:value="4384" table:style-name="ce1">
            <text:p>4384</text:p>
          </table:table-cell>
          <table:table-cell office:value-type="float" office:value="3962" table:style-name="ce1">
            <text:p>3962</text:p>
          </table:table-cell>
          <table:table-cell office:value-type="float" office:value="8355" table:style-name="ce1">
            <text:p>8355</text:p>
          </table:table-cell>
          <table:table-cell office:value-type="float" office:value="36231853" table:style-name="ce1">
            <text:p>36231853</text:p>
          </table:table-cell>
          <table:table-cell table:number-columns-repeated="16375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Italy</text:p>
          </table:table-cell>
          <table:table-cell office:value-type="date" office:date-value="2021-08-07T00:00:00" table:style-name="ce2">
            <text:p>2021-08-07</text:p>
          </table:table-cell>
          <table:table-cell office:value-type="string" table:style-name="ce1">
            <text:p>Moderna</text:p>
          </table:table-cell>
          <table:table-cell office:value-type="float" office:value="32063" table:style-name="ce1">
            <text:p>32063</text:p>
          </table:table-cell>
          <table:table-cell office:value-type="float" office:value="16031" table:style-name="ce1">
            <text:p>16031</text:p>
          </table:table-cell>
          <table:table-cell office:value-type="float" office:value="14475" table:style-name="ce1">
            <text:p>14475</text:p>
          </table:table-cell>
          <table:table-cell office:value-type="float" office:value="31488" table:style-name="ce1">
            <text:p>31488</text:p>
          </table:table-cell>
          <table:table-cell office:value-type="float" office:value="14674223" table:style-name="ce1">
            <text:p>14674223</text:p>
          </table:table-cell>
          <table:table-cell table:number-columns-repeated="16375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Sudan</text:p>
          </table:table-cell>
          <table:table-cell office:value-type="date" office:date-value="2023-06-08T00:00:00" table:style-name="ce2">
            <text:p>2023-06-08</text:p>
          </table:table-cell>
          <table:table-cell office:value-type="string" table:style-name="ce1">
            <text:p>AstraZeneca</text:p>
          </table:table-cell>
          <table:table-cell office:value-type="float" office:value="72169" table:style-name="ce1">
            <text:p>72169</text:p>
          </table:table-cell>
          <table:table-cell office:value-type="float" office:value="36084" table:style-name="ce1">
            <text:p>36084</text:p>
          </table:table-cell>
          <table:table-cell office:value-type="float" office:value="35456" table:style-name="ce1">
            <text:p>35456</text:p>
          </table:table-cell>
          <table:table-cell office:value-type="float" office:value="71815" table:style-name="ce1">
            <text:p>71815</text:p>
          </table:table-cell>
          <table:table-cell office:value-type="float" office:value="8588977" table:style-name="ce1">
            <text:p>8588977</text:p>
          </table:table-cell>
          <table:table-cell table:number-columns-repeated="16375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2-27T00:00:00" table:style-name="ce2">
            <text:p>2021-02-27</text:p>
          </table:table-cell>
          <table:table-cell office:value-type="string" table:style-name="ce1">
            <text:p>AstraZeneca</text:p>
          </table:table-cell>
          <table:table-cell office:value-type="float" office:value="59800" table:style-name="ce1">
            <text:p>59800</text:p>
          </table:table-cell>
          <table:table-cell office:value-type="float" office:value="29900" table:style-name="ce1">
            <text:p>29900</text:p>
          </table:table-cell>
          <table:table-cell office:value-type="float" office:value="28877" table:style-name="ce1">
            <text:p>28877</text:p>
          </table:table-cell>
          <table:table-cell office:value-type="float" office:value="58776" table:style-name="ce1">
            <text:p>58776</text:p>
          </table:table-cell>
          <table:table-cell office:value-type="float" office:value="36865653" table:style-name="ce1">
            <text:p>36865653</text:p>
          </table:table-cell>
          <table:table-cell table:number-columns-repeated="16375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Reunion</text:p>
          </table:table-cell>
          <table:table-cell office:value-type="date" office:date-value="2021-01-09T00:00:00" table:style-name="ce2">
            <text:p>2021-01-09</text:p>
          </table:table-cell>
          <table:table-cell office:value-type="string" table:style-name="ce1">
            <text:p>Pfizer</text:p>
          </table:table-cell>
          <table:table-cell office:value-type="float" office:value="41199" table:style-name="ce1">
            <text:p>41199</text:p>
          </table:table-cell>
          <table:table-cell office:value-type="float" office:value="20599" table:style-name="ce1">
            <text:p>20599</text:p>
          </table:table-cell>
          <table:table-cell office:value-type="float" office:value="18689" table:style-name="ce1">
            <text:p>18689</text:p>
          </table:table-cell>
          <table:table-cell office:value-type="float" office:value="40432" table:style-name="ce1">
            <text:p>40432</text:p>
          </table:table-cell>
          <table:table-cell office:value-type="float" office:value="2998502" table:style-name="ce1">
            <text:p>2998502</text:p>
          </table:table-cell>
          <table:table-cell table:number-columns-repeated="16375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Italy</text:p>
          </table:table-cell>
          <table:table-cell office:value-type="date" office:date-value="2023-01-23T00:00:00" table:style-name="ce2">
            <text:p>2023-01-23</text:p>
          </table:table-cell>
          <table:table-cell office:value-type="string" table:style-name="ce1">
            <text:p>Moderna</text:p>
          </table:table-cell>
          <table:table-cell office:value-type="float" office:value="91419" table:style-name="ce1">
            <text:p>91419</text:p>
          </table:table-cell>
          <table:table-cell office:value-type="float" office:value="45709" table:style-name="ce1">
            <text:p>45709</text:p>
          </table:table-cell>
          <table:table-cell office:value-type="float" office:value="44936" table:style-name="ce1">
            <text:p>44936</text:p>
          </table:table-cell>
          <table:table-cell office:value-type="float" office:value="89604" table:style-name="ce1">
            <text:p>89604</text:p>
          </table:table-cell>
          <table:table-cell office:value-type="float" office:value="46371208" table:style-name="ce1">
            <text:p>46371208</text:p>
          </table:table-cell>
          <table:table-cell table:number-columns-repeated="16375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Anguilla</text:p>
          </table:table-cell>
          <table:table-cell office:value-type="date" office:date-value="2022-09-13T00:00:00" table:style-name="ce2">
            <text:p>2022-09-13</text:p>
          </table:table-cell>
          <table:table-cell office:value-type="string" table:style-name="ce1">
            <text:p>Pfizer</text:p>
          </table:table-cell>
          <table:table-cell office:value-type="float" office:value="90475" table:style-name="ce1">
            <text:p>90475</text:p>
          </table:table-cell>
          <table:table-cell office:value-type="float" office:value="45237" table:style-name="ce1">
            <text:p>45237</text:p>
          </table:table-cell>
          <table:table-cell office:value-type="float" office:value="42639" table:style-name="ce1">
            <text:p>42639</text:p>
          </table:table-cell>
          <table:table-cell office:value-type="float" office:value="88466" table:style-name="ce1">
            <text:p>88466</text:p>
          </table:table-cell>
          <table:table-cell office:value-type="float" office:value="46392455" table:style-name="ce1">
            <text:p>46392455</text:p>
          </table:table-cell>
          <table:table-cell table:number-columns-repeated="16375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Jamaica</text:p>
          </table:table-cell>
          <table:table-cell office:value-type="date" office:date-value="2023-08-16T00:00:00" table:style-name="ce2">
            <text:p>2023-08-16</text:p>
          </table:table-cell>
          <table:table-cell office:value-type="string" table:style-name="ce1">
            <text:p>Sinovac</text:p>
          </table:table-cell>
          <table:table-cell office:value-type="float" office:value="9874" table:style-name="ce1">
            <text:p>9874</text:p>
          </table:table-cell>
          <table:table-cell office:value-type="float" office:value="4937" table:style-name="ce1">
            <text:p>4937</text:p>
          </table:table-cell>
          <table:table-cell office:value-type="float" office:value="4864" table:style-name="ce1">
            <text:p>4864</text:p>
          </table:table-cell>
          <table:table-cell office:value-type="float" office:value="5781" table:style-name="ce1">
            <text:p>5781</text:p>
          </table:table-cell>
          <table:table-cell office:value-type="float" office:value="2840069" table:style-name="ce1">
            <text:p>2840069</text:p>
          </table:table-cell>
          <table:table-cell table:number-columns-repeated="16375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2-26T00:00:00" table:style-name="ce2">
            <text:p>2022-02-26</text:p>
          </table:table-cell>
          <table:table-cell office:value-type="string" table:style-name="ce1">
            <text:p>Sputnik V</text:p>
          </table:table-cell>
          <table:table-cell office:value-type="float" office:value="18745" table:style-name="ce1">
            <text:p>18745</text:p>
          </table:table-cell>
          <table:table-cell office:value-type="float" office:value="9372" table:style-name="ce1">
            <text:p>9372</text:p>
          </table:table-cell>
          <table:table-cell office:value-type="float" office:value="8980" table:style-name="ce1">
            <text:p>8980</text:p>
          </table:table-cell>
          <table:table-cell office:value-type="float" office:value="14833" table:style-name="ce1">
            <text:p>14833</text:p>
          </table:table-cell>
          <table:table-cell office:value-type="float" office:value="12641625" table:style-name="ce1">
            <text:p>12641625</text:p>
          </table:table-cell>
          <table:table-cell table:number-columns-repeated="16375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Ecuador</text:p>
          </table:table-cell>
          <table:table-cell office:value-type="date" office:date-value="2021-01-11T00:00:00" table:style-name="ce2">
            <text:p>2021-01-11</text:p>
          </table:table-cell>
          <table:table-cell office:value-type="string" table:style-name="ce1">
            <text:p>Sputnik V</text:p>
          </table:table-cell>
          <table:table-cell office:value-type="float" office:value="4717" table:style-name="ce1">
            <text:p>4717</text:p>
          </table:table-cell>
          <table:table-cell office:value-type="float" office:value="2358" table:style-name="ce1">
            <text:p>2358</text:p>
          </table:table-cell>
          <table:table-cell office:value-type="float" office:value="2320" table:style-name="ce1">
            <text:p>2320</text:p>
          </table:table-cell>
          <table:table-cell office:value-type="float" office:value="2578" table:style-name="ce1">
            <text:p>2578</text:p>
          </table:table-cell>
          <table:table-cell office:value-type="float" office:value="25673811" table:style-name="ce1">
            <text:p>25673811</text:p>
          </table:table-cell>
          <table:table-cell table:number-columns-repeated="16375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Namibia</text:p>
          </table:table-cell>
          <table:table-cell office:value-type="date" office:date-value="2023-12-21T00:00:00" table:style-name="ce2">
            <text:p>2023-12-21</text:p>
          </table:table-cell>
          <table:table-cell office:value-type="string" table:style-name="ce1">
            <text:p>Moderna</text:p>
          </table:table-cell>
          <table:table-cell office:value-type="float" office:value="54783" table:style-name="ce1">
            <text:p>54783</text:p>
          </table:table-cell>
          <table:table-cell office:value-type="float" office:value="27391" table:style-name="ce1">
            <text:p>27391</text:p>
          </table:table-cell>
          <table:table-cell office:value-type="float" office:value="25851" table:style-name="ce1">
            <text:p>25851</text:p>
          </table:table-cell>
          <table:table-cell office:value-type="float" office:value="50571" table:style-name="ce1">
            <text:p>50571</text:p>
          </table:table-cell>
          <table:table-cell office:value-type="float" office:value="561310" table:style-name="ce1">
            <text:p>561310</text:p>
          </table:table-cell>
          <table:table-cell table:number-columns-repeated="16375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Serbia</text:p>
          </table:table-cell>
          <table:table-cell office:value-type="date" office:date-value="2021-03-17T00:00:00" table:style-name="ce2">
            <text:p>2021-03-17</text:p>
          </table:table-cell>
          <table:table-cell office:value-type="string" table:style-name="ce1">
            <text:p>Pfizer</text:p>
          </table:table-cell>
          <table:table-cell office:value-type="float" office:value="48655" table:style-name="ce1">
            <text:p>48655</text:p>
          </table:table-cell>
          <table:table-cell office:value-type="float" office:value="24327" table:style-name="ce1">
            <text:p>24327</text:p>
          </table:table-cell>
          <table:table-cell office:value-type="float" office:value="23564" table:style-name="ce1">
            <text:p>23564</text:p>
          </table:table-cell>
          <table:table-cell office:value-type="float" office:value="45317" table:style-name="ce1">
            <text:p>45317</text:p>
          </table:table-cell>
          <table:table-cell office:value-type="float" office:value="34643041" table:style-name="ce1">
            <text:p>34643041</text:p>
          </table:table-cell>
          <table:table-cell table:number-columns-repeated="16375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Sri Lanka</text:p>
          </table:table-cell>
          <table:table-cell office:value-type="date" office:date-value="2023-11-05T00:00:00" table:style-name="ce2">
            <text:p>2023-11-05</text:p>
          </table:table-cell>
          <table:table-cell office:value-type="string" table:style-name="ce1">
            <text:p>AstraZeneca</text:p>
          </table:table-cell>
          <table:table-cell office:value-type="float" office:value="81105" table:style-name="ce1">
            <text:p>81105</text:p>
          </table:table-cell>
          <table:table-cell office:value-type="float" office:value="40552" table:style-name="ce1">
            <text:p>40552</text:p>
          </table:table-cell>
          <table:table-cell office:value-type="float" office:value="38654" table:style-name="ce1">
            <text:p>38654</text:p>
          </table:table-cell>
          <table:table-cell office:value-type="float" office:value="76982" table:style-name="ce1">
            <text:p>76982</text:p>
          </table:table-cell>
          <table:table-cell office:value-type="float" office:value="7930138" table:style-name="ce1">
            <text:p>7930138</text:p>
          </table:table-cell>
          <table:table-cell table:number-columns-repeated="16375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Czech Republic</text:p>
          </table:table-cell>
          <table:table-cell office:value-type="date" office:date-value="2023-07-29T00:00:00" table:style-name="ce2">
            <text:p>2023-07-29</text:p>
          </table:table-cell>
          <table:table-cell office:value-type="string" table:style-name="ce1">
            <text:p>AstraZeneca</text:p>
          </table:table-cell>
          <table:table-cell office:value-type="float" office:value="52221" table:style-name="ce1">
            <text:p>52221</text:p>
          </table:table-cell>
          <table:table-cell office:value-type="float" office:value="26110" table:style-name="ce1">
            <text:p>26110</text:p>
          </table:table-cell>
          <table:table-cell office:value-type="float" office:value="24626" table:style-name="ce1">
            <text:p>24626</text:p>
          </table:table-cell>
          <table:table-cell office:value-type="float" office:value="50251" table:style-name="ce1">
            <text:p>50251</text:p>
          </table:table-cell>
          <table:table-cell office:value-type="float" office:value="1497668" table:style-name="ce1">
            <text:p>1497668</text:p>
          </table:table-cell>
          <table:table-cell table:number-columns-repeated="16375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Uganda</text:p>
          </table:table-cell>
          <table:table-cell office:value-type="date" office:date-value="2023-10-03T00:00:00" table:style-name="ce2">
            <text:p>2023-10-03</text:p>
          </table:table-cell>
          <table:table-cell office:value-type="string" table:style-name="ce1">
            <text:p>Sputnik V</text:p>
          </table:table-cell>
          <table:table-cell office:value-type="float" office:value="101140" table:style-name="ce1">
            <text:p>101140</text:p>
          </table:table-cell>
          <table:table-cell office:value-type="float" office:value="50570" table:style-name="ce1">
            <text:p>50570</text:p>
          </table:table-cell>
          <table:table-cell office:value-type="float" office:value="49919" table:style-name="ce1">
            <text:p>49919</text:p>
          </table:table-cell>
          <table:table-cell office:value-type="float" office:value="98797" table:style-name="ce1">
            <text:p>98797</text:p>
          </table:table-cell>
          <table:table-cell office:value-type="float" office:value="8657612" table:style-name="ce1">
            <text:p>8657612</text:p>
          </table:table-cell>
          <table:table-cell table:number-columns-repeated="16375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Fiji</text:p>
          </table:table-cell>
          <table:table-cell office:value-type="date" office:date-value="2021-09-30T00:00:00" table:style-name="ce2">
            <text:p>2021-09-30</text:p>
          </table:table-cell>
          <table:table-cell office:value-type="string" table:style-name="ce1">
            <text:p>Sinovac</text:p>
          </table:table-cell>
          <table:table-cell office:value-type="float" office:value="54871" table:style-name="ce1">
            <text:p>54871</text:p>
          </table:table-cell>
          <table:table-cell office:value-type="float" office:value="27435" table:style-name="ce1">
            <text:p>27435</text:p>
          </table:table-cell>
          <table:table-cell office:value-type="float" office:value="26156" table:style-name="ce1">
            <text:p>26156</text:p>
          </table:table-cell>
          <table:table-cell office:value-type="float" office:value="50439" table:style-name="ce1">
            <text:p>50439</text:p>
          </table:table-cell>
          <table:table-cell office:value-type="float" office:value="42023269" table:style-name="ce1">
            <text:p>42023269</text:p>
          </table:table-cell>
          <table:table-cell table:number-columns-repeated="16375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Albania</text:p>
          </table:table-cell>
          <table:table-cell office:value-type="date" office:date-value="2023-02-08T00:00:00" table:style-name="ce2">
            <text:p>2023-02-08</text:p>
          </table:table-cell>
          <table:table-cell office:value-type="string" table:style-name="ce1">
            <text:p>Moderna</text:p>
          </table:table-cell>
          <table:table-cell office:value-type="float" office:value="85665" table:style-name="ce1">
            <text:p>85665</text:p>
          </table:table-cell>
          <table:table-cell office:value-type="float" office:value="42832" table:style-name="ce1">
            <text:p>42832</text:p>
          </table:table-cell>
          <table:table-cell office:value-type="float" office:value="38614" table:style-name="ce1">
            <text:p>38614</text:p>
          </table:table-cell>
          <table:table-cell office:value-type="float" office:value="83458" table:style-name="ce1">
            <text:p>83458</text:p>
          </table:table-cell>
          <table:table-cell office:value-type="float" office:value="13814311" table:style-name="ce1">
            <text:p>13814311</text:p>
          </table:table-cell>
          <table:table-cell table:number-columns-repeated="16375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uritius</text:p>
          </table:table-cell>
          <table:table-cell office:value-type="date" office:date-value="2023-04-09T00:00:00" table:style-name="ce2">
            <text:p>2023-04-09</text:p>
          </table:table-cell>
          <table:table-cell office:value-type="string" table:style-name="ce1">
            <text:p>Johnson &amp; Johnson</text:p>
          </table:table-cell>
          <table:table-cell office:value-type="float" office:value="14644" table:style-name="ce1">
            <text:p>14644</text:p>
          </table:table-cell>
          <table:table-cell office:value-type="float" office:value="7322" table:style-name="ce1">
            <text:p>7322</text:p>
          </table:table-cell>
          <table:table-cell office:value-type="float" office:value="7117" table:style-name="ce1">
            <text:p>7117</text:p>
          </table:table-cell>
          <table:table-cell office:value-type="float" office:value="14094" table:style-name="ce1">
            <text:p>14094</text:p>
          </table:table-cell>
          <table:table-cell office:value-type="float" office:value="44269069" table:style-name="ce1">
            <text:p>44269069</text:p>
          </table:table-cell>
          <table:table-cell table:number-columns-repeated="16375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Philippines</text:p>
          </table:table-cell>
          <table:table-cell office:value-type="date" office:date-value="2023-11-24T00:00:00" table:style-name="ce2">
            <text:p>2023-11-24</text:p>
          </table:table-cell>
          <table:table-cell office:value-type="string" table:style-name="ce1">
            <text:p>AstraZeneca</text:p>
          </table:table-cell>
          <table:table-cell office:value-type="float" office:value="24500" table:style-name="ce1">
            <text:p>24500</text:p>
          </table:table-cell>
          <table:table-cell office:value-type="float" office:value="12250" table:style-name="ce1">
            <text:p>12250</text:p>
          </table:table-cell>
          <table:table-cell office:value-type="float" office:value="12242" table:style-name="ce1">
            <text:p>12242</text:p>
          </table:table-cell>
          <table:table-cell office:value-type="float" office:value="23195" table:style-name="ce1">
            <text:p>23195</text:p>
          </table:table-cell>
          <table:table-cell office:value-type="float" office:value="8991776" table:style-name="ce1">
            <text:p>8991776</text:p>
          </table:table-cell>
          <table:table-cell table:number-columns-repeated="16375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Anguilla</text:p>
          </table:table-cell>
          <table:table-cell office:value-type="date" office:date-value="2023-10-23T00:00:00" table:style-name="ce2">
            <text:p>2023-10-23</text:p>
          </table:table-cell>
          <table:table-cell office:value-type="string" table:style-name="ce1">
            <text:p>Sputnik V</text:p>
          </table:table-cell>
          <table:table-cell office:value-type="float" office:value="69719" table:style-name="ce1">
            <text:p>69719</text:p>
          </table:table-cell>
          <table:table-cell office:value-type="float" office:value="34859" table:style-name="ce1">
            <text:p>34859</text:p>
          </table:table-cell>
          <table:table-cell office:value-type="float" office:value="33368" table:style-name="ce1">
            <text:p>33368</text:p>
          </table:table-cell>
          <table:table-cell office:value-type="float" office:value="67890" table:style-name="ce1">
            <text:p>67890</text:p>
          </table:table-cell>
          <table:table-cell office:value-type="float" office:value="7331353" table:style-name="ce1">
            <text:p>7331353</text:p>
          </table:table-cell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Senegal</text:p>
          </table:table-cell>
          <table:table-cell office:value-type="date" office:date-value="2023-11-26T00:00:00" table:style-name="ce2">
            <text:p>2023-11-26</text:p>
          </table:table-cell>
          <table:table-cell office:value-type="string" table:style-name="ce1">
            <text:p>Johnson &amp; Johnson</text:p>
          </table:table-cell>
          <table:table-cell office:value-type="float" office:value="15868" table:style-name="ce1">
            <text:p>15868</text:p>
          </table:table-cell>
          <table:table-cell office:value-type="float" office:value="7934" table:style-name="ce1">
            <text:p>7934</text:p>
          </table:table-cell>
          <table:table-cell office:value-type="float" office:value="7323" table:style-name="ce1">
            <text:p>7323</text:p>
          </table:table-cell>
          <table:table-cell office:value-type="float" office:value="12025" table:style-name="ce1">
            <text:p>12025</text:p>
          </table:table-cell>
          <table:table-cell office:value-type="float" office:value="9872750" table:style-name="ce1">
            <text:p>9872750</text:p>
          </table:table-cell>
          <table:table-cell table:number-columns-repeated="16375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2-01T00:00:00" table:style-name="ce2">
            <text:p>2021-02-01</text:p>
          </table:table-cell>
          <table:table-cell office:value-type="string" table:style-name="ce1">
            <text:p>Sinovac</text:p>
          </table:table-cell>
          <table:table-cell office:value-type="float" office:value="71261" table:style-name="ce1">
            <text:p>71261</text:p>
          </table:table-cell>
          <table:table-cell office:value-type="float" office:value="35630" table:style-name="ce1">
            <text:p>35630</text:p>
          </table:table-cell>
          <table:table-cell office:value-type="float" office:value="33924" table:style-name="ce1">
            <text:p>33924</text:p>
          </table:table-cell>
          <table:table-cell office:value-type="float" office:value="67813" table:style-name="ce1">
            <text:p>67813</text:p>
          </table:table-cell>
          <table:table-cell office:value-type="float" office:value="3964991" table:style-name="ce1">
            <text:p>3964991</text:p>
          </table:table-cell>
          <table:table-cell table:number-columns-repeated="16375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Myanmar</text:p>
          </table:table-cell>
          <table:table-cell office:value-type="date" office:date-value="2023-07-25T00:00:00" table:style-name="ce2">
            <text:p>2023-07-25</text:p>
          </table:table-cell>
          <table:table-cell office:value-type="string" table:style-name="ce1">
            <text:p>Moderna</text:p>
          </table:table-cell>
          <table:table-cell office:value-type="float" office:value="37179" table:style-name="ce1">
            <text:p>37179</text:p>
          </table:table-cell>
          <table:table-cell office:value-type="float" office:value="18589" table:style-name="ce1">
            <text:p>18589</text:p>
          </table:table-cell>
          <table:table-cell office:value-type="float" office:value="17002" table:style-name="ce1">
            <text:p>17002</text:p>
          </table:table-cell>
          <table:table-cell office:value-type="float" office:value="33518" table:style-name="ce1">
            <text:p>33518</text:p>
          </table:table-cell>
          <table:table-cell office:value-type="float" office:value="49533465" table:style-name="ce1">
            <text:p>49533465</text:p>
          </table:table-cell>
          <table:table-cell table:number-columns-repeated="16375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Guam</text:p>
          </table:table-cell>
          <table:table-cell office:value-type="date" office:date-value="2022-12-01T00:00:00" table:style-name="ce2">
            <text:p>2022-12-01</text:p>
          </table:table-cell>
          <table:table-cell office:value-type="string" table:style-name="ce1">
            <text:p>AstraZeneca</text:p>
          </table:table-cell>
          <table:table-cell office:value-type="float" office:value="2992" table:style-name="ce1">
            <text:p>2992</text:p>
          </table:table-cell>
          <table:table-cell office:value-type="float" office:value="1496" table:style-name="ce1">
            <text:p>1496</text:p>
          </table:table-cell>
          <table:table-cell office:value-type="float" office:value="1400" table:style-name="ce1">
            <text:p>1400</text:p>
          </table:table-cell>
          <table:table-cell office:value-type="float" office:value="296" table:style-name="ce1">
            <text:p>296</text:p>
          </table:table-cell>
          <table:table-cell office:value-type="float" office:value="31465294" table:style-name="ce1">
            <text:p>31465294</text:p>
          </table:table-cell>
          <table:table-cell table:number-columns-repeated="16375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Sri Lanka</text:p>
          </table:table-cell>
          <table:table-cell office:value-type="date" office:date-value="2023-07-07T00:00:00" table:style-name="ce2">
            <text:p>2023-07-07</text:p>
          </table:table-cell>
          <table:table-cell office:value-type="string" table:style-name="ce1">
            <text:p>Johnson &amp; Johnson</text:p>
          </table:table-cell>
          <table:table-cell office:value-type="float" office:value="27091" table:style-name="ce1">
            <text:p>27091</text:p>
          </table:table-cell>
          <table:table-cell office:value-type="float" office:value="13545" table:style-name="ce1">
            <text:p>13545</text:p>
          </table:table-cell>
          <table:table-cell office:value-type="float" office:value="12384" table:style-name="ce1">
            <text:p>12384</text:p>
          </table:table-cell>
          <table:table-cell office:value-type="float" office:value="22586" table:style-name="ce1">
            <text:p>22586</text:p>
          </table:table-cell>
          <table:table-cell office:value-type="float" office:value="45913577" table:style-name="ce1">
            <text:p>45913577</text:p>
          </table:table-cell>
          <table:table-cell table:number-columns-repeated="16375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Moldova</text:p>
          </table:table-cell>
          <table:table-cell office:value-type="date" office:date-value="2023-01-16T00:00:00" table:style-name="ce2">
            <text:p>2023-01-16</text:p>
          </table:table-cell>
          <table:table-cell office:value-type="string" table:style-name="ce1">
            <text:p>Moderna</text:p>
          </table:table-cell>
          <table:table-cell office:value-type="float" office:value="31753" table:style-name="ce1">
            <text:p>31753</text:p>
          </table:table-cell>
          <table:table-cell office:value-type="float" office:value="15876" table:style-name="ce1">
            <text:p>15876</text:p>
          </table:table-cell>
          <table:table-cell office:value-type="float" office:value="14614" table:style-name="ce1">
            <text:p>14614</text:p>
          </table:table-cell>
          <table:table-cell office:value-type="float" office:value="26929" table:style-name="ce1">
            <text:p>26929</text:p>
          </table:table-cell>
          <table:table-cell office:value-type="float" office:value="45356917" table:style-name="ce1">
            <text:p>45356917</text:p>
          </table:table-cell>
          <table:table-cell table:number-columns-repeated="16375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Macedonia</text:p>
          </table:table-cell>
          <table:table-cell office:value-type="date" office:date-value="2021-08-02T00:00:00" table:style-name="ce2">
            <text:p>2021-08-02</text:p>
          </table:table-cell>
          <table:table-cell office:value-type="string" table:style-name="ce1">
            <text:p>Pfizer</text:p>
          </table:table-cell>
          <table:table-cell office:value-type="float" office:value="81961" table:style-name="ce1">
            <text:p>81961</text:p>
          </table:table-cell>
          <table:table-cell office:value-type="float" office:value="40980" table:style-name="ce1">
            <text:p>40980</text:p>
          </table:table-cell>
          <table:table-cell office:value-type="float" office:value="38686" table:style-name="ce1">
            <text:p>38686</text:p>
          </table:table-cell>
          <table:table-cell office:value-type="float" office:value="78432" table:style-name="ce1">
            <text:p>78432</text:p>
          </table:table-cell>
          <table:table-cell office:value-type="float" office:value="39701536" table:style-name="ce1">
            <text:p>39701536</text:p>
          </table:table-cell>
          <table:table-cell table:number-columns-repeated="16375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Anguilla</text:p>
          </table:table-cell>
          <table:table-cell office:value-type="date" office:date-value="2021-09-27T00:00:00" table:style-name="ce2">
            <text:p>2021-09-27</text:p>
          </table:table-cell>
          <table:table-cell office:value-type="string" table:style-name="ce1">
            <text:p>Sputnik V</text:p>
          </table:table-cell>
          <table:table-cell office:value-type="float" office:value="46741" table:style-name="ce1">
            <text:p>46741</text:p>
          </table:table-cell>
          <table:table-cell office:value-type="float" office:value="23370" table:style-name="ce1">
            <text:p>23370</text:p>
          </table:table-cell>
          <table:table-cell office:value-type="float" office:value="22924" table:style-name="ce1">
            <text:p>22924</text:p>
          </table:table-cell>
          <table:table-cell office:value-type="float" office:value="46657" table:style-name="ce1">
            <text:p>46657</text:p>
          </table:table-cell>
          <table:table-cell office:value-type="float" office:value="16903268" table:style-name="ce1">
            <text:p>16903268</text:p>
          </table:table-cell>
          <table:table-cell table:number-columns-repeated="16375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Uganda</text:p>
          </table:table-cell>
          <table:table-cell office:value-type="date" office:date-value="2023-10-07T00:00:00" table:style-name="ce2">
            <text:p>2023-10-07</text:p>
          </table:table-cell>
          <table:table-cell office:value-type="string" table:style-name="ce1">
            <text:p>Pfizer</text:p>
          </table:table-cell>
          <table:table-cell office:value-type="float" office:value="82393" table:style-name="ce1">
            <text:p>82393</text:p>
          </table:table-cell>
          <table:table-cell office:value-type="float" office:value="41196" table:style-name="ce1">
            <text:p>41196</text:p>
          </table:table-cell>
          <table:table-cell office:value-type="float" office:value="37687" table:style-name="ce1">
            <text:p>37687</text:p>
          </table:table-cell>
          <table:table-cell office:value-type="float" office:value="81894" table:style-name="ce1">
            <text:p>81894</text:p>
          </table:table-cell>
          <table:table-cell office:value-type="float" office:value="33180041" table:style-name="ce1">
            <text:p>33180041</text:p>
          </table:table-cell>
          <table:table-cell table:number-columns-repeated="16375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Ecuador</text:p>
          </table:table-cell>
          <table:table-cell office:value-type="date" office:date-value="2023-10-18T00:00:00" table:style-name="ce2">
            <text:p>2023-10-18</text:p>
          </table:table-cell>
          <table:table-cell office:value-type="string" table:style-name="ce1">
            <text:p>AstraZeneca</text:p>
          </table:table-cell>
          <table:table-cell office:value-type="float" office:value="99038" table:style-name="ce1">
            <text:p>99038</text:p>
          </table:table-cell>
          <table:table-cell office:value-type="float" office:value="49519" table:style-name="ce1">
            <text:p>49519</text:p>
          </table:table-cell>
          <table:table-cell office:value-type="float" office:value="46941" table:style-name="ce1">
            <text:p>46941</text:p>
          </table:table-cell>
          <table:table-cell office:value-type="float" office:value="98620" table:style-name="ce1">
            <text:p>98620</text:p>
          </table:table-cell>
          <table:table-cell office:value-type="float" office:value="3325196" table:style-name="ce1">
            <text:p>3325196</text:p>
          </table:table-cell>
          <table:table-cell table:number-columns-repeated="16375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Fiji</text:p>
          </table:table-cell>
          <table:table-cell office:value-type="date" office:date-value="2022-04-03T00:00:00" table:style-name="ce2">
            <text:p>2022-04-03</text:p>
          </table:table-cell>
          <table:table-cell office:value-type="string" table:style-name="ce1">
            <text:p>Johnson &amp; Johnson</text:p>
          </table:table-cell>
          <table:table-cell office:value-type="float" office:value="11131" table:style-name="ce1">
            <text:p>11131</text:p>
          </table:table-cell>
          <table:table-cell office:value-type="float" office:value="5565" table:style-name="ce1">
            <text:p>5565</text:p>
          </table:table-cell>
          <table:table-cell office:value-type="float" office:value="5398" table:style-name="ce1">
            <text:p>5398</text:p>
          </table:table-cell>
          <table:table-cell office:value-type="float" office:value="8969" table:style-name="ce1">
            <text:p>8969</text:p>
          </table:table-cell>
          <table:table-cell office:value-type="float" office:value="21604279" table:style-name="ce1">
            <text:p>21604279</text:p>
          </table:table-cell>
          <table:table-cell table:number-columns-repeated="16375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Cape Verde</text:p>
          </table:table-cell>
          <table:table-cell office:value-type="date" office:date-value="2021-04-30T00:00:00" table:style-name="ce2">
            <text:p>2021-04-30</text:p>
          </table:table-cell>
          <table:table-cell office:value-type="string" table:style-name="ce1">
            <text:p>Johnson &amp; Johnson</text:p>
          </table:table-cell>
          <table:table-cell office:value-type="float" office:value="100036" table:style-name="ce1">
            <text:p>100036</text:p>
          </table:table-cell>
          <table:table-cell office:value-type="float" office:value="50018" table:style-name="ce1">
            <text:p>50018</text:p>
          </table:table-cell>
          <table:table-cell office:value-type="float" office:value="46616" table:style-name="ce1">
            <text:p>46616</text:p>
          </table:table-cell>
          <table:table-cell office:value-type="float" office:value="98100" table:style-name="ce1">
            <text:p>98100</text:p>
          </table:table-cell>
          <table:table-cell office:value-type="float" office:value="20529940" table:style-name="ce1">
            <text:p>20529940</text:p>
          </table:table-cell>
          <table:table-cell table:number-columns-repeated="16375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6-29T00:00:00" table:style-name="ce2">
            <text:p>2021-06-29</text:p>
          </table:table-cell>
          <table:table-cell office:value-type="string" table:style-name="ce1">
            <text:p>AstraZeneca</text:p>
          </table:table-cell>
          <table:table-cell office:value-type="float" office:value="5377" table:style-name="ce1">
            <text:p>5377</text:p>
          </table:table-cell>
          <table:table-cell office:value-type="float" office:value="2688" table:style-name="ce1">
            <text:p>2688</text:p>
          </table:table-cell>
          <table:table-cell office:value-type="float" office:value="2451" table:style-name="ce1">
            <text:p>2451</text:p>
          </table:table-cell>
          <table:table-cell office:value-type="float" office:value="3589" table:style-name="ce1">
            <text:p>3589</text:p>
          </table:table-cell>
          <table:table-cell office:value-type="float" office:value="13423331" table:style-name="ce1">
            <text:p>13423331</text:p>
          </table:table-cell>
          <table:table-cell table:number-columns-repeated="16375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Italy</text:p>
          </table:table-cell>
          <table:table-cell office:value-type="date" office:date-value="2021-10-10T00:00:00" table:style-name="ce2">
            <text:p>2021-10-10</text:p>
          </table:table-cell>
          <table:table-cell office:value-type="string" table:style-name="ce1">
            <text:p>Johnson &amp; Johnson</text:p>
          </table:table-cell>
          <table:table-cell office:value-type="float" office:value="36645" table:style-name="ce1">
            <text:p>36645</text:p>
          </table:table-cell>
          <table:table-cell office:value-type="float" office:value="18322" table:style-name="ce1">
            <text:p>18322</text:p>
          </table:table-cell>
          <table:table-cell office:value-type="float" office:value="18089" table:style-name="ce1">
            <text:p>18089</text:p>
          </table:table-cell>
          <table:table-cell office:value-type="float" office:value="33674" table:style-name="ce1">
            <text:p>33674</text:p>
          </table:table-cell>
          <table:table-cell office:value-type="float" office:value="310035" table:style-name="ce1">
            <text:p>310035</text:p>
          </table:table-cell>
          <table:table-cell table:number-columns-repeated="16375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Italy</text:p>
          </table:table-cell>
          <table:table-cell office:value-type="date" office:date-value="2021-08-21T00:00:00" table:style-name="ce2">
            <text:p>2021-08-21</text:p>
          </table:table-cell>
          <table:table-cell office:value-type="string" table:style-name="ce1">
            <text:p>Sinovac</text:p>
          </table:table-cell>
          <table:table-cell office:value-type="float" office:value="6857" table:style-name="ce1">
            <text:p>6857</text:p>
          </table:table-cell>
          <table:table-cell office:value-type="float" office:value="3428" table:style-name="ce1">
            <text:p>3428</text:p>
          </table:table-cell>
          <table:table-cell office:value-type="float" office:value="3212" table:style-name="ce1">
            <text:p>3212</text:p>
          </table:table-cell>
          <table:table-cell office:value-type="float" office:value="4503" table:style-name="ce1">
            <text:p>4503</text:p>
          </table:table-cell>
          <table:table-cell office:value-type="float" office:value="26648979" table:style-name="ce1">
            <text:p>26648979</text:p>
          </table:table-cell>
          <table:table-cell table:number-columns-repeated="16375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Myanmar</text:p>
          </table:table-cell>
          <table:table-cell office:value-type="date" office:date-value="2021-09-10T00:00:00" table:style-name="ce2">
            <text:p>2021-09-10</text:p>
          </table:table-cell>
          <table:table-cell office:value-type="string" table:style-name="ce1">
            <text:p>Sputnik V</text:p>
          </table:table-cell>
          <table:table-cell office:value-type="float" office:value="8915" table:style-name="ce1">
            <text:p>8915</text:p>
          </table:table-cell>
          <table:table-cell office:value-type="float" office:value="4457" table:style-name="ce1">
            <text:p>4457</text:p>
          </table:table-cell>
          <table:table-cell office:value-type="float" office:value="4402" table:style-name="ce1">
            <text:p>4402</text:p>
          </table:table-cell>
          <table:table-cell office:value-type="float" office:value="8113" table:style-name="ce1">
            <text:p>8113</text:p>
          </table:table-cell>
          <table:table-cell office:value-type="float" office:value="15889211" table:style-name="ce1">
            <text:p>15889211</text:p>
          </table:table-cell>
          <table:table-cell table:number-columns-repeated="16375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Macedonia</text:p>
          </table:table-cell>
          <table:table-cell office:value-type="date" office:date-value="2021-03-17T00:00:00" table:style-name="ce2">
            <text:p>2021-03-17</text:p>
          </table:table-cell>
          <table:table-cell office:value-type="string" table:style-name="ce1">
            <text:p>Moderna</text:p>
          </table:table-cell>
          <table:table-cell office:value-type="float" office:value="83431" table:style-name="ce1">
            <text:p>83431</text:p>
          </table:table-cell>
          <table:table-cell office:value-type="float" office:value="41715" table:style-name="ce1">
            <text:p>41715</text:p>
          </table:table-cell>
          <table:table-cell office:value-type="float" office:value="39564" table:style-name="ce1">
            <text:p>39564</text:p>
          </table:table-cell>
          <table:table-cell office:value-type="float" office:value="82194" table:style-name="ce1">
            <text:p>82194</text:p>
          </table:table-cell>
          <table:table-cell office:value-type="float" office:value="41000391" table:style-name="ce1">
            <text:p>41000391</text:p>
          </table:table-cell>
          <table:table-cell table:number-columns-repeated="16375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Reunion</text:p>
          </table:table-cell>
          <table:table-cell office:value-type="date" office:date-value="2021-07-01T00:00:00" table:style-name="ce2">
            <text:p>2021-07-01</text:p>
          </table:table-cell>
          <table:table-cell office:value-type="string" table:style-name="ce1">
            <text:p>Pfizer</text:p>
          </table:table-cell>
          <table:table-cell office:value-type="float" office:value="90191" table:style-name="ce1">
            <text:p>90191</text:p>
          </table:table-cell>
          <table:table-cell office:value-type="float" office:value="45095" table:style-name="ce1">
            <text:p>45095</text:p>
          </table:table-cell>
          <table:table-cell office:value-type="float" office:value="42040" table:style-name="ce1">
            <text:p>42040</text:p>
          </table:table-cell>
          <table:table-cell office:value-type="float" office:value="88285" table:style-name="ce1">
            <text:p>88285</text:p>
          </table:table-cell>
          <table:table-cell office:value-type="float" office:value="38836138" table:style-name="ce1">
            <text:p>38836138</text:p>
          </table:table-cell>
          <table:table-cell table:number-columns-repeated="16375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Anguilla</text:p>
          </table:table-cell>
          <table:table-cell office:value-type="date" office:date-value="2021-10-09T00:00:00" table:style-name="ce2">
            <text:p>2021-10-09</text:p>
          </table:table-cell>
          <table:table-cell office:value-type="string" table:style-name="ce1">
            <text:p>Moderna</text:p>
          </table:table-cell>
          <table:table-cell office:value-type="float" office:value="11352" table:style-name="ce1">
            <text:p>11352</text:p>
          </table:table-cell>
          <table:table-cell office:value-type="float" office:value="5676" table:style-name="ce1">
            <text:p>5676</text:p>
          </table:table-cell>
          <table:table-cell office:value-type="float" office:value="5527" table:style-name="ce1">
            <text:p>5527</text:p>
          </table:table-cell>
          <table:table-cell office:value-type="float" office:value="6482" table:style-name="ce1">
            <text:p>6482</text:p>
          </table:table-cell>
          <table:table-cell office:value-type="float" office:value="30687671" table:style-name="ce1">
            <text:p>30687671</text:p>
          </table:table-cell>
          <table:table-cell table:number-columns-repeated="16375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Kiribati</text:p>
          </table:table-cell>
          <table:table-cell office:value-type="date" office:date-value="2022-02-22T00:00:00" table:style-name="ce2">
            <text:p>2022-02-22</text:p>
          </table:table-cell>
          <table:table-cell office:value-type="string" table:style-name="ce1">
            <text:p>AstraZeneca</text:p>
          </table:table-cell>
          <table:table-cell office:value-type="float" office:value="47796" table:style-name="ce1">
            <text:p>47796</text:p>
          </table:table-cell>
          <table:table-cell office:value-type="float" office:value="23898" table:style-name="ce1">
            <text:p>23898</text:p>
          </table:table-cell>
          <table:table-cell office:value-type="float" office:value="23808" table:style-name="ce1">
            <text:p>23808</text:p>
          </table:table-cell>
          <table:table-cell office:value-type="float" office:value="44125" table:style-name="ce1">
            <text:p>44125</text:p>
          </table:table-cell>
          <table:table-cell office:value-type="float" office:value="5477617" table:style-name="ce1">
            <text:p>5477617</text:p>
          </table:table-cell>
          <table:table-cell table:number-columns-repeated="16375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Ecuador</text:p>
          </table:table-cell>
          <table:table-cell office:value-type="date" office:date-value="2023-08-12T00:00:00" table:style-name="ce2">
            <text:p>2023-08-12</text:p>
          </table:table-cell>
          <table:table-cell office:value-type="string" table:style-name="ce1">
            <text:p>AstraZeneca</text:p>
          </table:table-cell>
          <table:table-cell office:value-type="float" office:value="20509" table:style-name="ce1">
            <text:p>20509</text:p>
          </table:table-cell>
          <table:table-cell office:value-type="float" office:value="10254" table:style-name="ce1">
            <text:p>10254</text:p>
          </table:table-cell>
          <table:table-cell office:value-type="float" office:value="9402" table:style-name="ce1">
            <text:p>9402</text:p>
          </table:table-cell>
          <table:table-cell office:value-type="float" office:value="17228" table:style-name="ce1">
            <text:p>17228</text:p>
          </table:table-cell>
          <table:table-cell office:value-type="float" office:value="29461941" table:style-name="ce1">
            <text:p>29461941</text:p>
          </table:table-cell>
          <table:table-cell table:number-columns-repeated="16375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Moldova</text:p>
          </table:table-cell>
          <table:table-cell office:value-type="date" office:date-value="2021-09-30T00:00:00" table:style-name="ce2">
            <text:p>2021-09-30</text:p>
          </table:table-cell>
          <table:table-cell office:value-type="string" table:style-name="ce1">
            <text:p>Johnson &amp; Johnson</text:p>
          </table:table-cell>
          <table:table-cell office:value-type="float" office:value="37696" table:style-name="ce1">
            <text:p>37696</text:p>
          </table:table-cell>
          <table:table-cell office:value-type="float" office:value="18848" table:style-name="ce1">
            <text:p>18848</text:p>
          </table:table-cell>
          <table:table-cell office:value-type="float" office:value="17695" table:style-name="ce1">
            <text:p>17695</text:p>
          </table:table-cell>
          <table:table-cell office:value-type="float" office:value="34098" table:style-name="ce1">
            <text:p>34098</text:p>
          </table:table-cell>
          <table:table-cell office:value-type="float" office:value="35117750" table:style-name="ce1">
            <text:p>35117750</text:p>
          </table:table-cell>
          <table:table-cell table:number-columns-repeated="16375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Macedonia</text:p>
          </table:table-cell>
          <table:table-cell office:value-type="date" office:date-value="2022-12-19T00:00:00" table:style-name="ce2">
            <text:p>2022-12-19</text:p>
          </table:table-cell>
          <table:table-cell office:value-type="string" table:style-name="ce1">
            <text:p>Sinovac</text:p>
          </table:table-cell>
          <table:table-cell office:value-type="float" office:value="8752" table:style-name="ce1">
            <text:p>8752</text:p>
          </table:table-cell>
          <table:table-cell office:value-type="float" office:value="4376" table:style-name="ce1">
            <text:p>4376</text:p>
          </table:table-cell>
          <table:table-cell office:value-type="float" office:value="3958" table:style-name="ce1">
            <text:p>3958</text:p>
          </table:table-cell>
          <table:table-cell office:value-type="float" office:value="7553" table:style-name="ce1">
            <text:p>7553</text:p>
          </table:table-cell>
          <table:table-cell office:value-type="float" office:value="25396177" table:style-name="ce1">
            <text:p>25396177</text:p>
          </table:table-cell>
          <table:table-cell table:number-columns-repeated="16375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Anguilla</text:p>
          </table:table-cell>
          <table:table-cell office:value-type="date" office:date-value="2022-06-24T00:00:00" table:style-name="ce2">
            <text:p>2022-06-24</text:p>
          </table:table-cell>
          <table:table-cell office:value-type="string" table:style-name="ce1">
            <text:p>Moderna</text:p>
          </table:table-cell>
          <table:table-cell office:value-type="float" office:value="8695" table:style-name="ce1">
            <text:p>8695</text:p>
          </table:table-cell>
          <table:table-cell office:value-type="float" office:value="4347" table:style-name="ce1">
            <text:p>4347</text:p>
          </table:table-cell>
          <table:table-cell office:value-type="float" office:value="4131" table:style-name="ce1">
            <text:p>4131</text:p>
          </table:table-cell>
          <table:table-cell office:value-type="float" office:value="8668" table:style-name="ce1">
            <text:p>8668</text:p>
          </table:table-cell>
          <table:table-cell office:value-type="float" office:value="22583640" table:style-name="ce1">
            <text:p>22583640</text:p>
          </table:table-cell>
          <table:table-cell table:number-columns-repeated="16375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Senegal</text:p>
          </table:table-cell>
          <table:table-cell office:value-type="date" office:date-value="2021-08-13T00:00:00" table:style-name="ce2">
            <text:p>2021-08-13</text:p>
          </table:table-cell>
          <table:table-cell office:value-type="string" table:style-name="ce1">
            <text:p>Sputnik V</text:p>
          </table:table-cell>
          <table:table-cell office:value-type="float" office:value="68941" table:style-name="ce1">
            <text:p>68941</text:p>
          </table:table-cell>
          <table:table-cell office:value-type="float" office:value="34470" table:style-name="ce1">
            <text:p>34470</text:p>
          </table:table-cell>
          <table:table-cell office:value-type="float" office:value="34340" table:style-name="ce1">
            <text:p>34340</text:p>
          </table:table-cell>
          <table:table-cell office:value-type="float" office:value="68872" table:style-name="ce1">
            <text:p>68872</text:p>
          </table:table-cell>
          <table:table-cell office:value-type="float" office:value="37637579" table:style-name="ce1">
            <text:p>37637579</text:p>
          </table:table-cell>
          <table:table-cell table:number-columns-repeated="16375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Italy</text:p>
          </table:table-cell>
          <table:table-cell office:value-type="date" office:date-value="2022-08-31T00:00:00" table:style-name="ce2">
            <text:p>2022-08-31</text:p>
          </table:table-cell>
          <table:table-cell office:value-type="string" table:style-name="ce1">
            <text:p>Sinovac</text:p>
          </table:table-cell>
          <table:table-cell office:value-type="float" office:value="60120" table:style-name="ce1">
            <text:p>60120</text:p>
          </table:table-cell>
          <table:table-cell office:value-type="float" office:value="30060" table:style-name="ce1">
            <text:p>30060</text:p>
          </table:table-cell>
          <table:table-cell office:value-type="float" office:value="27227" table:style-name="ce1">
            <text:p>27227</text:p>
          </table:table-cell>
          <table:table-cell office:value-type="float" office:value="57348" table:style-name="ce1">
            <text:p>57348</text:p>
          </table:table-cell>
          <table:table-cell office:value-type="float" office:value="9445259" table:style-name="ce1">
            <text:p>9445259</text:p>
          </table:table-cell>
          <table:table-cell table:number-columns-repeated="16375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enin</text:p>
          </table:table-cell>
          <table:table-cell office:value-type="date" office:date-value="2021-06-17T00:00:00" table:style-name="ce2">
            <text:p>2021-06-17</text:p>
          </table:table-cell>
          <table:table-cell office:value-type="string" table:style-name="ce1">
            <text:p>Moderna</text:p>
          </table:table-cell>
          <table:table-cell office:value-type="float" office:value="77581" table:style-name="ce1">
            <text:p>77581</text:p>
          </table:table-cell>
          <table:table-cell office:value-type="float" office:value="38790" table:style-name="ce1">
            <text:p>38790</text:p>
          </table:table-cell>
          <table:table-cell office:value-type="float" office:value="36741" table:style-name="ce1">
            <text:p>36741</text:p>
          </table:table-cell>
          <table:table-cell office:value-type="float" office:value="76499" table:style-name="ce1">
            <text:p>76499</text:p>
          </table:table-cell>
          <table:table-cell office:value-type="float" office:value="33716812" table:style-name="ce1">
            <text:p>33716812</text:p>
          </table:table-cell>
          <table:table-cell table:number-columns-repeated="16375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9-23T00:00:00" table:style-name="ce2">
            <text:p>2023-09-23</text:p>
          </table:table-cell>
          <table:table-cell office:value-type="string" table:style-name="ce1">
            <text:p>AstraZeneca</text:p>
          </table:table-cell>
          <table:table-cell office:value-type="float" office:value="7310" table:style-name="ce1">
            <text:p>7310</text:p>
          </table:table-cell>
          <table:table-cell office:value-type="float" office:value="3655" table:style-name="ce1">
            <text:p>3655</text:p>
          </table:table-cell>
          <table:table-cell office:value-type="float" office:value="3566" table:style-name="ce1">
            <text:p>3566</text:p>
          </table:table-cell>
          <table:table-cell office:value-type="float" office:value="6314" table:style-name="ce1">
            <text:p>6314</text:p>
          </table:table-cell>
          <table:table-cell office:value-type="float" office:value="40817577" table:style-name="ce1">
            <text:p>40817577</text:p>
          </table:table-cell>
          <table:table-cell table:number-columns-repeated="16375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Anguilla</text:p>
          </table:table-cell>
          <table:table-cell office:value-type="date" office:date-value="2022-05-20T00:00:00" table:style-name="ce2">
            <text:p>2022-05-20</text:p>
          </table:table-cell>
          <table:table-cell office:value-type="string" table:style-name="ce1">
            <text:p>Johnson &amp; Johnson</text:p>
          </table:table-cell>
          <table:table-cell office:value-type="float" office:value="54898" table:style-name="ce1">
            <text:p>54898</text:p>
          </table:table-cell>
          <table:table-cell office:value-type="float" office:value="27449" table:style-name="ce1">
            <text:p>27449</text:p>
          </table:table-cell>
          <table:table-cell office:value-type="float" office:value="25880" table:style-name="ce1">
            <text:p>25880</text:p>
          </table:table-cell>
          <table:table-cell office:value-type="float" office:value="54732" table:style-name="ce1">
            <text:p>54732</text:p>
          </table:table-cell>
          <table:table-cell office:value-type="float" office:value="34438922" table:style-name="ce1">
            <text:p>34438922</text:p>
          </table:table-cell>
          <table:table-cell table:number-columns-repeated="16375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Saint Barthelemy</text:p>
          </table:table-cell>
          <table:table-cell office:value-type="date" office:date-value="2023-08-21T00:00:00" table:style-name="ce2">
            <text:p>2023-08-21</text:p>
          </table:table-cell>
          <table:table-cell office:value-type="string" table:style-name="ce1">
            <text:p>Moderna</text:p>
          </table:table-cell>
          <table:table-cell office:value-type="float" office:value="95666" table:style-name="ce1">
            <text:p>95666</text:p>
          </table:table-cell>
          <table:table-cell office:value-type="float" office:value="47833" table:style-name="ce1">
            <text:p>47833</text:p>
          </table:table-cell>
          <table:table-cell office:value-type="float" office:value="47149" table:style-name="ce1">
            <text:p>47149</text:p>
          </table:table-cell>
          <table:table-cell office:value-type="float" office:value="92439" table:style-name="ce1">
            <text:p>92439</text:p>
          </table:table-cell>
          <table:table-cell office:value-type="float" office:value="9986790" table:style-name="ce1">
            <text:p>9986790</text:p>
          </table:table-cell>
          <table:table-cell table:number-columns-repeated="16375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Senegal</text:p>
          </table:table-cell>
          <table:table-cell office:value-type="date" office:date-value="2022-08-05T00:00:00" table:style-name="ce2">
            <text:p>2022-08-05</text:p>
          </table:table-cell>
          <table:table-cell office:value-type="string" table:style-name="ce1">
            <text:p>Sinovac</text:p>
          </table:table-cell>
          <table:table-cell office:value-type="float" office:value="16258" table:style-name="ce1">
            <text:p>16258</text:p>
          </table:table-cell>
          <table:table-cell office:value-type="float" office:value="8129" table:style-name="ce1">
            <text:p>8129</text:p>
          </table:table-cell>
          <table:table-cell office:value-type="float" office:value="7386" table:style-name="ce1">
            <text:p>7386</text:p>
          </table:table-cell>
          <table:table-cell office:value-type="float" office:value="14680" table:style-name="ce1">
            <text:p>14680</text:p>
          </table:table-cell>
          <table:table-cell office:value-type="float" office:value="28292391" table:style-name="ce1">
            <text:p>28292391</text:p>
          </table:table-cell>
          <table:table-cell table:number-columns-repeated="16375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Cuba</text:p>
          </table:table-cell>
          <table:table-cell office:value-type="date" office:date-value="2022-09-15T00:00:00" table:style-name="ce2">
            <text:p>2022-09-15</text:p>
          </table:table-cell>
          <table:table-cell office:value-type="string" table:style-name="ce1">
            <text:p>AstraZeneca</text:p>
          </table:table-cell>
          <table:table-cell office:value-type="float" office:value="76702" table:style-name="ce1">
            <text:p>76702</text:p>
          </table:table-cell>
          <table:table-cell office:value-type="float" office:value="38351" table:style-name="ce1">
            <text:p>38351</text:p>
          </table:table-cell>
          <table:table-cell office:value-type="float" office:value="37649" table:style-name="ce1">
            <text:p>37649</text:p>
          </table:table-cell>
          <table:table-cell office:value-type="float" office:value="75143" table:style-name="ce1">
            <text:p>75143</text:p>
          </table:table-cell>
          <table:table-cell office:value-type="float" office:value="31061457" table:style-name="ce1">
            <text:p>31061457</text:p>
          </table:table-cell>
          <table:table-cell table:number-columns-repeated="16375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Anguilla</text:p>
          </table:table-cell>
          <table:table-cell office:value-type="date" office:date-value="2022-05-13T00:00:00" table:style-name="ce2">
            <text:p>2022-05-13</text:p>
          </table:table-cell>
          <table:table-cell office:value-type="string" table:style-name="ce1">
            <text:p>Johnson &amp; Johnson</text:p>
          </table:table-cell>
          <table:table-cell office:value-type="float" office:value="53514" table:style-name="ce1">
            <text:p>53514</text:p>
          </table:table-cell>
          <table:table-cell office:value-type="float" office:value="26757" table:style-name="ce1">
            <text:p>26757</text:p>
          </table:table-cell>
          <table:table-cell office:value-type="float" office:value="26069" table:style-name="ce1">
            <text:p>26069</text:p>
          </table:table-cell>
          <table:table-cell office:value-type="float" office:value="49406" table:style-name="ce1">
            <text:p>49406</text:p>
          </table:table-cell>
          <table:table-cell office:value-type="float" office:value="30426662" table:style-name="ce1">
            <text:p>30426662</text:p>
          </table:table-cell>
          <table:table-cell table:number-columns-repeated="16375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Myanmar</text:p>
          </table:table-cell>
          <table:table-cell office:value-type="date" office:date-value="2022-08-24T00:00:00" table:style-name="ce2">
            <text:p>2022-08-24</text:p>
          </table:table-cell>
          <table:table-cell office:value-type="string" table:style-name="ce1">
            <text:p>Pfizer</text:p>
          </table:table-cell>
          <table:table-cell office:value-type="float" office:value="51460" table:style-name="ce1">
            <text:p>51460</text:p>
          </table:table-cell>
          <table:table-cell office:value-type="float" office:value="25730" table:style-name="ce1">
            <text:p>25730</text:p>
          </table:table-cell>
          <table:table-cell office:value-type="float" office:value="23591" table:style-name="ce1">
            <text:p>23591</text:p>
          </table:table-cell>
          <table:table-cell office:value-type="float" office:value="48056" table:style-name="ce1">
            <text:p>48056</text:p>
          </table:table-cell>
          <table:table-cell office:value-type="float" office:value="36530819" table:style-name="ce1">
            <text:p>36530819</text:p>
          </table:table-cell>
          <table:table-cell table:number-columns-repeated="16375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Qatar</text:p>
          </table:table-cell>
          <table:table-cell office:value-type="date" office:date-value="2022-04-18T00:00:00" table:style-name="ce2">
            <text:p>2022-04-18</text:p>
          </table:table-cell>
          <table:table-cell office:value-type="string" table:style-name="ce1">
            <text:p>AstraZeneca</text:p>
          </table:table-cell>
          <table:table-cell office:value-type="float" office:value="23312" table:style-name="ce1">
            <text:p>23312</text:p>
          </table:table-cell>
          <table:table-cell office:value-type="float" office:value="11656" table:style-name="ce1">
            <text:p>11656</text:p>
          </table:table-cell>
          <table:table-cell office:value-type="float" office:value="11009" table:style-name="ce1">
            <text:p>11009</text:p>
          </table:table-cell>
          <table:table-cell office:value-type="float" office:value="21030" table:style-name="ce1">
            <text:p>21030</text:p>
          </table:table-cell>
          <table:table-cell office:value-type="float" office:value="13418242" table:style-name="ce1">
            <text:p>13418242</text:p>
          </table:table-cell>
          <table:table-cell table:number-columns-repeated="16375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Burundi</text:p>
          </table:table-cell>
          <table:table-cell office:value-type="date" office:date-value="2022-07-30T00:00:00" table:style-name="ce2">
            <text:p>2022-07-30</text:p>
          </table:table-cell>
          <table:table-cell office:value-type="string" table:style-name="ce1">
            <text:p>Sinovac</text:p>
          </table:table-cell>
          <table:table-cell office:value-type="float" office:value="39046" table:style-name="ce1">
            <text:p>39046</text:p>
          </table:table-cell>
          <table:table-cell office:value-type="float" office:value="19523" table:style-name="ce1">
            <text:p>19523</text:p>
          </table:table-cell>
          <table:table-cell office:value-type="float" office:value="19285" table:style-name="ce1">
            <text:p>19285</text:p>
          </table:table-cell>
          <table:table-cell office:value-type="float" office:value="34421" table:style-name="ce1">
            <text:p>34421</text:p>
          </table:table-cell>
          <table:table-cell office:value-type="float" office:value="47888347" table:style-name="ce1">
            <text:p>47888347</text:p>
          </table:table-cell>
          <table:table-cell table:number-columns-repeated="16375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Guadeloupe</text:p>
          </table:table-cell>
          <table:table-cell office:value-type="date" office:date-value="2022-01-16T00:00:00" table:style-name="ce2">
            <text:p>2022-01-16</text:p>
          </table:table-cell>
          <table:table-cell office:value-type="string" table:style-name="ce1">
            <text:p>Sinovac</text:p>
          </table:table-cell>
          <table:table-cell office:value-type="float" office:value="42875" table:style-name="ce1">
            <text:p>42875</text:p>
          </table:table-cell>
          <table:table-cell office:value-type="float" office:value="21437" table:style-name="ce1">
            <text:p>21437</text:p>
          </table:table-cell>
          <table:table-cell office:value-type="float" office:value="20186" table:style-name="ce1">
            <text:p>20186</text:p>
          </table:table-cell>
          <table:table-cell office:value-type="float" office:value="41031" table:style-name="ce1">
            <text:p>41031</text:p>
          </table:table-cell>
          <table:table-cell office:value-type="float" office:value="39683670" table:style-name="ce1">
            <text:p>39683670</text:p>
          </table:table-cell>
          <table:table-cell table:number-columns-repeated="16375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Moldova</text:p>
          </table:table-cell>
          <table:table-cell office:value-type="date" office:date-value="2021-08-26T00:00:00" table:style-name="ce2">
            <text:p>2021-08-26</text:p>
          </table:table-cell>
          <table:table-cell office:value-type="string" table:style-name="ce1">
            <text:p>Sinovac</text:p>
          </table:table-cell>
          <table:table-cell office:value-type="float" office:value="96057" table:style-name="ce1">
            <text:p>96057</text:p>
          </table:table-cell>
          <table:table-cell office:value-type="float" office:value="48028" table:style-name="ce1">
            <text:p>48028</text:p>
          </table:table-cell>
          <table:table-cell office:value-type="float" office:value="43501" table:style-name="ce1">
            <text:p>43501</text:p>
          </table:table-cell>
          <table:table-cell office:value-type="float" office:value="92482" table:style-name="ce1">
            <text:p>92482</text:p>
          </table:table-cell>
          <table:table-cell office:value-type="float" office:value="28500669" table:style-name="ce1">
            <text:p>28500669</text:p>
          </table:table-cell>
          <table:table-cell table:number-columns-repeated="16375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Guadeloupe</text:p>
          </table:table-cell>
          <table:table-cell office:value-type="date" office:date-value="2021-01-31T00:00:00" table:style-name="ce2">
            <text:p>2021-01-31</text:p>
          </table:table-cell>
          <table:table-cell office:value-type="string" table:style-name="ce1">
            <text:p>Pfizer</text:p>
          </table:table-cell>
          <table:table-cell office:value-type="float" office:value="54429" table:style-name="ce1">
            <text:p>54429</text:p>
          </table:table-cell>
          <table:table-cell office:value-type="float" office:value="27214" table:style-name="ce1">
            <text:p>27214</text:p>
          </table:table-cell>
          <table:table-cell office:value-type="float" office:value="26839" table:style-name="ce1">
            <text:p>26839</text:p>
          </table:table-cell>
          <table:table-cell office:value-type="float" office:value="50732" table:style-name="ce1">
            <text:p>50732</text:p>
          </table:table-cell>
          <table:table-cell office:value-type="float" office:value="14224529" table:style-name="ce1">
            <text:p>14224529</text:p>
          </table:table-cell>
          <table:table-cell table:number-columns-repeated="16375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Mauritius</text:p>
          </table:table-cell>
          <table:table-cell office:value-type="date" office:date-value="2021-02-05T00:00:00" table:style-name="ce2">
            <text:p>2021-02-05</text:p>
          </table:table-cell>
          <table:table-cell office:value-type="string" table:style-name="ce1">
            <text:p>Sputnik V</text:p>
          </table:table-cell>
          <table:table-cell office:value-type="float" office:value="25761" table:style-name="ce1">
            <text:p>25761</text:p>
          </table:table-cell>
          <table:table-cell office:value-type="float" office:value="12880" table:style-name="ce1">
            <text:p>12880</text:p>
          </table:table-cell>
          <table:table-cell office:value-type="float" office:value="12617" table:style-name="ce1">
            <text:p>12617</text:p>
          </table:table-cell>
          <table:table-cell office:value-type="float" office:value="22004" table:style-name="ce1">
            <text:p>22004</text:p>
          </table:table-cell>
          <table:table-cell office:value-type="float" office:value="13572849" table:style-name="ce1">
            <text:p>13572849</text:p>
          </table:table-cell>
          <table:table-cell table:number-columns-repeated="16375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oldova</text:p>
          </table:table-cell>
          <table:table-cell office:value-type="date" office:date-value="2023-03-28T00:00:00" table:style-name="ce2">
            <text:p>2023-03-28</text:p>
          </table:table-cell>
          <table:table-cell office:value-type="string" table:style-name="ce1">
            <text:p>Johnson &amp; Johnson</text:p>
          </table:table-cell>
          <table:table-cell office:value-type="float" office:value="69917" table:style-name="ce1">
            <text:p>69917</text:p>
          </table:table-cell>
          <table:table-cell office:value-type="float" office:value="34958" table:style-name="ce1">
            <text:p>34958</text:p>
          </table:table-cell>
          <table:table-cell office:value-type="float" office:value="33213" table:style-name="ce1">
            <text:p>33213</text:p>
          </table:table-cell>
          <table:table-cell office:value-type="float" office:value="65636" table:style-name="ce1">
            <text:p>65636</text:p>
          </table:table-cell>
          <table:table-cell office:value-type="float" office:value="41803404" table:style-name="ce1">
            <text:p>41803404</text:p>
          </table:table-cell>
          <table:table-cell table:number-columns-repeated="16375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Burundi</text:p>
          </table:table-cell>
          <table:table-cell office:value-type="date" office:date-value="2022-09-26T00:00:00" table:style-name="ce2">
            <text:p>2022-09-26</text:p>
          </table:table-cell>
          <table:table-cell office:value-type="string" table:style-name="ce1">
            <text:p>Moderna</text:p>
          </table:table-cell>
          <table:table-cell office:value-type="float" office:value="66745" table:style-name="ce1">
            <text:p>66745</text:p>
          </table:table-cell>
          <table:table-cell office:value-type="float" office:value="33372" table:style-name="ce1">
            <text:p>33372</text:p>
          </table:table-cell>
          <table:table-cell office:value-type="float" office:value="30082" table:style-name="ce1">
            <text:p>30082</text:p>
          </table:table-cell>
          <table:table-cell office:value-type="float" office:value="66727" table:style-name="ce1">
            <text:p>66727</text:p>
          </table:table-cell>
          <table:table-cell office:value-type="float" office:value="40094530" table:style-name="ce1">
            <text:p>40094530</text:p>
          </table:table-cell>
          <table:table-cell table:number-columns-repeated="16375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9-20T00:00:00" table:style-name="ce2">
            <text:p>2021-09-20</text:p>
          </table:table-cell>
          <table:table-cell office:value-type="string" table:style-name="ce1">
            <text:p>AstraZeneca</text:p>
          </table:table-cell>
          <table:table-cell office:value-type="float" office:value="102580" table:style-name="ce1">
            <text:p>102580</text:p>
          </table:table-cell>
          <table:table-cell office:value-type="float" office:value="51290" table:style-name="ce1">
            <text:p>51290</text:p>
          </table:table-cell>
          <table:table-cell office:value-type="float" office:value="47378" table:style-name="ce1">
            <text:p>47378</text:p>
          </table:table-cell>
          <table:table-cell office:value-type="float" office:value="99990" table:style-name="ce1">
            <text:p>99990</text:p>
          </table:table-cell>
          <table:table-cell office:value-type="float" office:value="14106351" table:style-name="ce1">
            <text:p>14106351</text:p>
          </table:table-cell>
          <table:table-cell table:number-columns-repeated="16375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Ecuador</text:p>
          </table:table-cell>
          <table:table-cell office:value-type="date" office:date-value="2023-02-06T00:00:00" table:style-name="ce2">
            <text:p>2023-02-06</text:p>
          </table:table-cell>
          <table:table-cell office:value-type="string" table:style-name="ce1">
            <text:p>Sputnik V</text:p>
          </table:table-cell>
          <table:table-cell office:value-type="float" office:value="48518" table:style-name="ce1">
            <text:p>48518</text:p>
          </table:table-cell>
          <table:table-cell office:value-type="float" office:value="24259" table:style-name="ce1">
            <text:p>24259</text:p>
          </table:table-cell>
          <table:table-cell office:value-type="float" office:value="24209" table:style-name="ce1">
            <text:p>24209</text:p>
          </table:table-cell>
          <table:table-cell office:value-type="float" office:value="44974" table:style-name="ce1">
            <text:p>44974</text:p>
          </table:table-cell>
          <table:table-cell office:value-type="float" office:value="36818758" table:style-name="ce1">
            <text:p>36818758</text:p>
          </table:table-cell>
          <table:table-cell table:number-columns-repeated="16375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Congo</text:p>
          </table:table-cell>
          <table:table-cell office:value-type="date" office:date-value="2021-01-25T00:00:00" table:style-name="ce2">
            <text:p>2021-01-25</text:p>
          </table:table-cell>
          <table:table-cell office:value-type="string" table:style-name="ce1">
            <text:p>Moderna</text:p>
          </table:table-cell>
          <table:table-cell office:value-type="float" office:value="39771" table:style-name="ce1">
            <text:p>39771</text:p>
          </table:table-cell>
          <table:table-cell office:value-type="float" office:value="19885" table:style-name="ce1">
            <text:p>19885</text:p>
          </table:table-cell>
          <table:table-cell office:value-type="float" office:value="18798" table:style-name="ce1">
            <text:p>18798</text:p>
          </table:table-cell>
          <table:table-cell office:value-type="float" office:value="35659" table:style-name="ce1">
            <text:p>35659</text:p>
          </table:table-cell>
          <table:table-cell office:value-type="float" office:value="3027465" table:style-name="ce1">
            <text:p>3027465</text:p>
          </table:table-cell>
          <table:table-cell table:number-columns-repeated="16375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Mauritius</text:p>
          </table:table-cell>
          <table:table-cell office:value-type="date" office:date-value="2022-05-02T00:00:00" table:style-name="ce2">
            <text:p>2022-05-02</text:p>
          </table:table-cell>
          <table:table-cell office:value-type="string" table:style-name="ce1">
            <text:p>Moderna</text:p>
          </table:table-cell>
          <table:table-cell office:value-type="float" office:value="17448" table:style-name="ce1">
            <text:p>17448</text:p>
          </table:table-cell>
          <table:table-cell office:value-type="float" office:value="8724" table:style-name="ce1">
            <text:p>8724</text:p>
          </table:table-cell>
          <table:table-cell office:value-type="float" office:value="7968" table:style-name="ce1">
            <text:p>7968</text:p>
          </table:table-cell>
          <table:table-cell office:value-type="float" office:value="15136" table:style-name="ce1">
            <text:p>15136</text:p>
          </table:table-cell>
          <table:table-cell office:value-type="float" office:value="24705817" table:style-name="ce1">
            <text:p>24705817</text:p>
          </table:table-cell>
          <table:table-cell table:number-columns-repeated="16375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Ecuador</text:p>
          </table:table-cell>
          <table:table-cell office:value-type="date" office:date-value="2023-09-24T00:00:00" table:style-name="ce2">
            <text:p>2023-09-24</text:p>
          </table:table-cell>
          <table:table-cell office:value-type="string" table:style-name="ce1">
            <text:p>Sputnik V</text:p>
          </table:table-cell>
          <table:table-cell office:value-type="float" office:value="78161" table:style-name="ce1">
            <text:p>78161</text:p>
          </table:table-cell>
          <table:table-cell office:value-type="float" office:value="39080" table:style-name="ce1">
            <text:p>39080</text:p>
          </table:table-cell>
          <table:table-cell office:value-type="float" office:value="35644" table:style-name="ce1">
            <text:p>35644</text:p>
          </table:table-cell>
          <table:table-cell office:value-type="float" office:value="75510" table:style-name="ce1">
            <text:p>75510</text:p>
          </table:table-cell>
          <table:table-cell office:value-type="float" office:value="720246" table:style-name="ce1">
            <text:p>720246</text:p>
          </table:table-cell>
          <table:table-cell table:number-columns-repeated="16375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01-03T00:00:00" table:style-name="ce2">
            <text:p>2022-01-03</text:p>
          </table:table-cell>
          <table:table-cell office:value-type="string" table:style-name="ce1">
            <text:p>Sinovac</text:p>
          </table:table-cell>
          <table:table-cell office:value-type="float" office:value="37709" table:style-name="ce1">
            <text:p>37709</text:p>
          </table:table-cell>
          <table:table-cell office:value-type="float" office:value="18854" table:style-name="ce1">
            <text:p>18854</text:p>
          </table:table-cell>
          <table:table-cell office:value-type="float" office:value="18726" table:style-name="ce1">
            <text:p>18726</text:p>
          </table:table-cell>
          <table:table-cell office:value-type="float" office:value="37191" table:style-name="ce1">
            <text:p>37191</text:p>
          </table:table-cell>
          <table:table-cell office:value-type="float" office:value="4946568" table:style-name="ce1">
            <text:p>4946568</text:p>
          </table:table-cell>
          <table:table-cell table:number-columns-repeated="16375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Moldova</text:p>
          </table:table-cell>
          <table:table-cell office:value-type="date" office:date-value="2023-05-19T00:00:00" table:style-name="ce2">
            <text:p>2023-05-19</text:p>
          </table:table-cell>
          <table:table-cell office:value-type="string" table:style-name="ce1">
            <text:p>Sinovac</text:p>
          </table:table-cell>
          <table:table-cell office:value-type="float" office:value="8541" table:style-name="ce1">
            <text:p>8541</text:p>
          </table:table-cell>
          <table:table-cell office:value-type="float" office:value="4270" table:style-name="ce1">
            <text:p>4270</text:p>
          </table:table-cell>
          <table:table-cell office:value-type="float" office:value="3998" table:style-name="ce1">
            <text:p>3998</text:p>
          </table:table-cell>
          <table:table-cell office:value-type="float" office:value="6785" table:style-name="ce1">
            <text:p>6785</text:p>
          </table:table-cell>
          <table:table-cell office:value-type="float" office:value="21197461" table:style-name="ce1">
            <text:p>21197461</text:p>
          </table:table-cell>
          <table:table-cell table:number-columns-repeated="16375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Qatar</text:p>
          </table:table-cell>
          <table:table-cell office:value-type="date" office:date-value="2021-09-09T00:00:00" table:style-name="ce2">
            <text:p>2021-09-09</text:p>
          </table:table-cell>
          <table:table-cell office:value-type="string" table:style-name="ce1">
            <text:p>Pfizer</text:p>
          </table:table-cell>
          <table:table-cell office:value-type="float" office:value="53439" table:style-name="ce1">
            <text:p>53439</text:p>
          </table:table-cell>
          <table:table-cell office:value-type="float" office:value="26719" table:style-name="ce1">
            <text:p>26719</text:p>
          </table:table-cell>
          <table:table-cell office:value-type="float" office:value="24898" table:style-name="ce1">
            <text:p>24898</text:p>
          </table:table-cell>
          <table:table-cell office:value-type="float" office:value="48495" table:style-name="ce1">
            <text:p>48495</text:p>
          </table:table-cell>
          <table:table-cell office:value-type="float" office:value="6426712" table:style-name="ce1">
            <text:p>6426712</text:p>
          </table:table-cell>
          <table:table-cell table:number-columns-repeated="16375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Congo</text:p>
          </table:table-cell>
          <table:table-cell office:value-type="date" office:date-value="2022-04-22T00:00:00" table:style-name="ce2">
            <text:p>2022-04-22</text:p>
          </table:table-cell>
          <table:table-cell office:value-type="string" table:style-name="ce1">
            <text:p>Pfizer</text:p>
          </table:table-cell>
          <table:table-cell office:value-type="float" office:value="11713" table:style-name="ce1">
            <text:p>11713</text:p>
          </table:table-cell>
          <table:table-cell office:value-type="float" office:value="5856" table:style-name="ce1">
            <text:p>5856</text:p>
          </table:table-cell>
          <table:table-cell office:value-type="float" office:value="5491" table:style-name="ce1">
            <text:p>5491</text:p>
          </table:table-cell>
          <table:table-cell office:value-type="float" office:value="8681" table:style-name="ce1">
            <text:p>8681</text:p>
          </table:table-cell>
          <table:table-cell office:value-type="float" office:value="18792328" table:style-name="ce1">
            <text:p>18792328</text:p>
          </table:table-cell>
          <table:table-cell table:number-columns-repeated="16375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Fiji</text:p>
          </table:table-cell>
          <table:table-cell office:value-type="date" office:date-value="2023-06-05T00:00:00" table:style-name="ce2">
            <text:p>2023-06-05</text:p>
          </table:table-cell>
          <table:table-cell office:value-type="string" table:style-name="ce1">
            <text:p>Moderna</text:p>
          </table:table-cell>
          <table:table-cell office:value-type="float" office:value="44476" table:style-name="ce1">
            <text:p>44476</text:p>
          </table:table-cell>
          <table:table-cell office:value-type="float" office:value="22238" table:style-name="ce1">
            <text:p>22238</text:p>
          </table:table-cell>
          <table:table-cell office:value-type="float" office:value="20576" table:style-name="ce1">
            <text:p>20576</text:p>
          </table:table-cell>
          <table:table-cell office:value-type="float" office:value="40598" table:style-name="ce1">
            <text:p>40598</text:p>
          </table:table-cell>
          <table:table-cell office:value-type="float" office:value="6614675" table:style-name="ce1">
            <text:p>6614675</text:p>
          </table:table-cell>
          <table:table-cell table:number-columns-repeated="16375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Senegal</text:p>
          </table:table-cell>
          <table:table-cell office:value-type="date" office:date-value="2022-11-29T00:00:00" table:style-name="ce2">
            <text:p>2022-11-29</text:p>
          </table:table-cell>
          <table:table-cell office:value-type="string" table:style-name="ce1">
            <text:p>Sputnik V</text:p>
          </table:table-cell>
          <table:table-cell office:value-type="float" office:value="84077" table:style-name="ce1">
            <text:p>84077</text:p>
          </table:table-cell>
          <table:table-cell office:value-type="float" office:value="42038" table:style-name="ce1">
            <text:p>42038</text:p>
          </table:table-cell>
          <table:table-cell office:value-type="float" office:value="41470" table:style-name="ce1">
            <text:p>41470</text:p>
          </table:table-cell>
          <table:table-cell office:value-type="float" office:value="81551" table:style-name="ce1">
            <text:p>81551</text:p>
          </table:table-cell>
          <table:table-cell office:value-type="float" office:value="39785929" table:style-name="ce1">
            <text:p>39785929</text:p>
          </table:table-cell>
          <table:table-cell table:number-columns-repeated="16375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Mauritius</text:p>
          </table:table-cell>
          <table:table-cell office:value-type="date" office:date-value="2021-11-18T00:00:00" table:style-name="ce2">
            <text:p>2021-11-18</text:p>
          </table:table-cell>
          <table:table-cell office:value-type="string" table:style-name="ce1">
            <text:p>Moderna</text:p>
          </table:table-cell>
          <table:table-cell office:value-type="float" office:value="52326" table:style-name="ce1">
            <text:p>52326</text:p>
          </table:table-cell>
          <table:table-cell office:value-type="float" office:value="26163" table:style-name="ce1">
            <text:p>26163</text:p>
          </table:table-cell>
          <table:table-cell office:value-type="float" office:value="24386" table:style-name="ce1">
            <text:p>24386</text:p>
          </table:table-cell>
          <table:table-cell office:value-type="float" office:value="49528" table:style-name="ce1">
            <text:p>49528</text:p>
          </table:table-cell>
          <table:table-cell office:value-type="float" office:value="37631871" table:style-name="ce1">
            <text:p>37631871</text:p>
          </table:table-cell>
          <table:table-cell table:number-columns-repeated="16375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Reunion</text:p>
          </table:table-cell>
          <table:table-cell office:value-type="date" office:date-value="2021-12-11T00:00:00" table:style-name="ce2">
            <text:p>2021-12-11</text:p>
          </table:table-cell>
          <table:table-cell office:value-type="string" table:style-name="ce1">
            <text:p>AstraZeneca</text:p>
          </table:table-cell>
          <table:table-cell office:value-type="float" office:value="46304" table:style-name="ce1">
            <text:p>46304</text:p>
          </table:table-cell>
          <table:table-cell office:value-type="float" office:value="23152" table:style-name="ce1">
            <text:p>23152</text:p>
          </table:table-cell>
          <table:table-cell office:value-type="float" office:value="22129" table:style-name="ce1">
            <text:p>22129</text:p>
          </table:table-cell>
          <table:table-cell office:value-type="float" office:value="42974" table:style-name="ce1">
            <text:p>42974</text:p>
          </table:table-cell>
          <table:table-cell office:value-type="float" office:value="49120298" table:style-name="ce1">
            <text:p>49120298</text:p>
          </table:table-cell>
          <table:table-cell table:number-columns-repeated="16375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Uganda</text:p>
          </table:table-cell>
          <table:table-cell office:value-type="date" office:date-value="2023-07-21T00:00:00" table:style-name="ce2">
            <text:p>2023-07-21</text:p>
          </table:table-cell>
          <table:table-cell office:value-type="string" table:style-name="ce1">
            <text:p>Moderna</text:p>
          </table:table-cell>
          <table:table-cell office:value-type="float" office:value="14134" table:style-name="ce1">
            <text:p>14134</text:p>
          </table:table-cell>
          <table:table-cell office:value-type="float" office:value="7067" table:style-name="ce1">
            <text:p>7067</text:p>
          </table:table-cell>
          <table:table-cell office:value-type="float" office:value="6752" table:style-name="ce1">
            <text:p>6752</text:p>
          </table:table-cell>
          <table:table-cell office:value-type="float" office:value="12305" table:style-name="ce1">
            <text:p>12305</text:p>
          </table:table-cell>
          <table:table-cell office:value-type="float" office:value="49547667" table:style-name="ce1">
            <text:p>49547667</text:p>
          </table:table-cell>
          <table:table-cell table:number-columns-repeated="16375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Namibia</text:p>
          </table:table-cell>
          <table:table-cell office:value-type="date" office:date-value="2021-02-23T00:00:00" table:style-name="ce2">
            <text:p>2021-02-23</text:p>
          </table:table-cell>
          <table:table-cell office:value-type="string" table:style-name="ce1">
            <text:p>Sinovac</text:p>
          </table:table-cell>
          <table:table-cell office:value-type="float" office:value="71947" table:style-name="ce1">
            <text:p>71947</text:p>
          </table:table-cell>
          <table:table-cell office:value-type="float" office:value="35973" table:style-name="ce1">
            <text:p>35973</text:p>
          </table:table-cell>
          <table:table-cell office:value-type="float" office:value="33649" table:style-name="ce1">
            <text:p>33649</text:p>
          </table:table-cell>
          <table:table-cell office:value-type="float" office:value="69750" table:style-name="ce1">
            <text:p>69750</text:p>
          </table:table-cell>
          <table:table-cell office:value-type="float" office:value="23522906" table:style-name="ce1">
            <text:p>23522906</text:p>
          </table:table-cell>
          <table:table-cell table:number-columns-repeated="16375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Saint Barthelemy</text:p>
          </table:table-cell>
          <table:table-cell office:value-type="date" office:date-value="2023-10-08T00:00:00" table:style-name="ce2">
            <text:p>2023-10-08</text:p>
          </table:table-cell>
          <table:table-cell office:value-type="string" table:style-name="ce1">
            <text:p>Sinovac</text:p>
          </table:table-cell>
          <table:table-cell office:value-type="float" office:value="80748" table:style-name="ce1">
            <text:p>80748</text:p>
          </table:table-cell>
          <table:table-cell office:value-type="float" office:value="40374" table:style-name="ce1">
            <text:p>40374</text:p>
          </table:table-cell>
          <table:table-cell office:value-type="float" office:value="37880" table:style-name="ce1">
            <text:p>37880</text:p>
          </table:table-cell>
          <table:table-cell office:value-type="float" office:value="76007" table:style-name="ce1">
            <text:p>76007</text:p>
          </table:table-cell>
          <table:table-cell office:value-type="float" office:value="37422909" table:style-name="ce1">
            <text:p>37422909</text:p>
          </table:table-cell>
          <table:table-cell table:number-columns-repeated="16375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Uganda</text:p>
          </table:table-cell>
          <table:table-cell office:value-type="date" office:date-value="2023-01-17T00:00:00" table:style-name="ce2">
            <text:p>2023-01-17</text:p>
          </table:table-cell>
          <table:table-cell office:value-type="string" table:style-name="ce1">
            <text:p>Sputnik V</text:p>
          </table:table-cell>
          <table:table-cell office:value-type="float" office:value="52775" table:style-name="ce1">
            <text:p>52775</text:p>
          </table:table-cell>
          <table:table-cell office:value-type="float" office:value="26387" table:style-name="ce1">
            <text:p>26387</text:p>
          </table:table-cell>
          <table:table-cell office:value-type="float" office:value="26000" table:style-name="ce1">
            <text:p>26000</text:p>
          </table:table-cell>
          <table:table-cell office:value-type="float" office:value="51379" table:style-name="ce1">
            <text:p>51379</text:p>
          </table:table-cell>
          <table:table-cell office:value-type="float" office:value="26255492" table:style-name="ce1">
            <text:p>26255492</text:p>
          </table:table-cell>
          <table:table-cell table:number-columns-repeated="16375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Mauritius</text:p>
          </table:table-cell>
          <table:table-cell office:value-type="date" office:date-value="2023-07-08T00:00:00" table:style-name="ce2">
            <text:p>2023-07-08</text:p>
          </table:table-cell>
          <table:table-cell office:value-type="string" table:style-name="ce1">
            <text:p>Moderna</text:p>
          </table:table-cell>
          <table:table-cell office:value-type="float" office:value="64350" table:style-name="ce1">
            <text:p>64350</text:p>
          </table:table-cell>
          <table:table-cell office:value-type="float" office:value="32175" table:style-name="ce1">
            <text:p>32175</text:p>
          </table:table-cell>
          <table:table-cell office:value-type="float" office:value="31190" table:style-name="ce1">
            <text:p>31190</text:p>
          </table:table-cell>
          <table:table-cell office:value-type="float" office:value="61127" table:style-name="ce1">
            <text:p>61127</text:p>
          </table:table-cell>
          <table:table-cell office:value-type="float" office:value="11762544" table:style-name="ce1">
            <text:p>11762544</text:p>
          </table:table-cell>
          <table:table-cell table:number-columns-repeated="16375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3-23T00:00:00" table:style-name="ce2">
            <text:p>2021-03-23</text:p>
          </table:table-cell>
          <table:table-cell office:value-type="string" table:style-name="ce1">
            <text:p>Pfizer</text:p>
          </table:table-cell>
          <table:table-cell office:value-type="float" office:value="55058" table:style-name="ce1">
            <text:p>55058</text:p>
          </table:table-cell>
          <table:table-cell office:value-type="float" office:value="27529" table:style-name="ce1">
            <text:p>27529</text:p>
          </table:table-cell>
          <table:table-cell office:value-type="float" office:value="25835" table:style-name="ce1">
            <text:p>25835</text:p>
          </table:table-cell>
          <table:table-cell office:value-type="float" office:value="52054" table:style-name="ce1">
            <text:p>52054</text:p>
          </table:table-cell>
          <table:table-cell office:value-type="float" office:value="17023081" table:style-name="ce1">
            <text:p>17023081</text:p>
          </table:table-cell>
          <table:table-cell table:number-columns-repeated="16375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Jamaica</text:p>
          </table:table-cell>
          <table:table-cell office:value-type="date" office:date-value="2021-04-18T00:00:00" table:style-name="ce2">
            <text:p>2021-04-18</text:p>
          </table:table-cell>
          <table:table-cell office:value-type="string" table:style-name="ce1">
            <text:p>Sinovac</text:p>
          </table:table-cell>
          <table:table-cell office:value-type="float" office:value="12963" table:style-name="ce1">
            <text:p>12963</text:p>
          </table:table-cell>
          <table:table-cell office:value-type="float" office:value="6481" table:style-name="ce1">
            <text:p>6481</text:p>
          </table:table-cell>
          <table:table-cell office:value-type="float" office:value="6470" table:style-name="ce1">
            <text:p>6470</text:p>
          </table:table-cell>
          <table:table-cell office:value-type="float" office:value="9955" table:style-name="ce1">
            <text:p>9955</text:p>
          </table:table-cell>
          <table:table-cell office:value-type="float" office:value="28630656" table:style-name="ce1">
            <text:p>28630656</text:p>
          </table:table-cell>
          <table:table-cell table:number-columns-repeated="16375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Congo</text:p>
          </table:table-cell>
          <table:table-cell office:value-type="date" office:date-value="2022-04-14T00:00:00" table:style-name="ce2">
            <text:p>2022-04-14</text:p>
          </table:table-cell>
          <table:table-cell office:value-type="string" table:style-name="ce1">
            <text:p>Johnson &amp; Johnson</text:p>
          </table:table-cell>
          <table:table-cell office:value-type="float" office:value="21213" table:style-name="ce1">
            <text:p>21213</text:p>
          </table:table-cell>
          <table:table-cell office:value-type="float" office:value="10606" table:style-name="ce1">
            <text:p>10606</text:p>
          </table:table-cell>
          <table:table-cell office:value-type="float" office:value="9735" table:style-name="ce1">
            <text:p>9735</text:p>
          </table:table-cell>
          <table:table-cell office:value-type="float" office:value="17905" table:style-name="ce1">
            <text:p>17905</text:p>
          </table:table-cell>
          <table:table-cell office:value-type="float" office:value="17906986" table:style-name="ce1">
            <text:p>17906986</text:p>
          </table:table-cell>
          <table:table-cell table:number-columns-repeated="16375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5-12T00:00:00" table:style-name="ce2">
            <text:p>2021-05-12</text:p>
          </table:table-cell>
          <table:table-cell office:value-type="string" table:style-name="ce1">
            <text:p>AstraZeneca</text:p>
          </table:table-cell>
          <table:table-cell office:value-type="float" office:value="79992" table:style-name="ce1">
            <text:p>79992</text:p>
          </table:table-cell>
          <table:table-cell office:value-type="float" office:value="39996" table:style-name="ce1">
            <text:p>39996</text:p>
          </table:table-cell>
          <table:table-cell office:value-type="float" office:value="36381" table:style-name="ce1">
            <text:p>36381</text:p>
          </table:table-cell>
          <table:table-cell office:value-type="float" office:value="76792" table:style-name="ce1">
            <text:p>76792</text:p>
          </table:table-cell>
          <table:table-cell office:value-type="float" office:value="2937649" table:style-name="ce1">
            <text:p>2937649</text:p>
          </table:table-cell>
          <table:table-cell table:number-columns-repeated="16375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Cape Verde</text:p>
          </table:table-cell>
          <table:table-cell office:value-type="date" office:date-value="2023-08-30T00:00:00" table:style-name="ce2">
            <text:p>2023-08-30</text:p>
          </table:table-cell>
          <table:table-cell office:value-type="string" table:style-name="ce1">
            <text:p>Sinovac</text:p>
          </table:table-cell>
          <table:table-cell office:value-type="float" office:value="36277" table:style-name="ce1">
            <text:p>36277</text:p>
          </table:table-cell>
          <table:table-cell office:value-type="float" office:value="18138" table:style-name="ce1">
            <text:p>18138</text:p>
          </table:table-cell>
          <table:table-cell office:value-type="float" office:value="16675" table:style-name="ce1">
            <text:p>16675</text:p>
          </table:table-cell>
          <table:table-cell office:value-type="float" office:value="33445" table:style-name="ce1">
            <text:p>33445</text:p>
          </table:table-cell>
          <table:table-cell office:value-type="float" office:value="33820998" table:style-name="ce1">
            <text:p>33820998</text:p>
          </table:table-cell>
          <table:table-cell table:number-columns-repeated="16375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Fiji</text:p>
          </table:table-cell>
          <table:table-cell office:value-type="date" office:date-value="2021-03-25T00:00:00" table:style-name="ce2">
            <text:p>2021-03-25</text:p>
          </table:table-cell>
          <table:table-cell office:value-type="string" table:style-name="ce1">
            <text:p>Pfizer</text:p>
          </table:table-cell>
          <table:table-cell office:value-type="float" office:value="37422" table:style-name="ce1">
            <text:p>37422</text:p>
          </table:table-cell>
          <table:table-cell office:value-type="float" office:value="18711" table:style-name="ce1">
            <text:p>18711</text:p>
          </table:table-cell>
          <table:table-cell office:value-type="float" office:value="17286" table:style-name="ce1">
            <text:p>17286</text:p>
          </table:table-cell>
          <table:table-cell office:value-type="float" office:value="34063" table:style-name="ce1">
            <text:p>34063</text:p>
          </table:table-cell>
          <table:table-cell office:value-type="float" office:value="37070862" table:style-name="ce1">
            <text:p>37070862</text:p>
          </table:table-cell>
          <table:table-cell table:number-columns-repeated="16375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Mauritius</text:p>
          </table:table-cell>
          <table:table-cell office:value-type="date" office:date-value="2022-06-23T00:00:00" table:style-name="ce2">
            <text:p>2022-06-23</text:p>
          </table:table-cell>
          <table:table-cell office:value-type="string" table:style-name="ce1">
            <text:p>AstraZeneca</text:p>
          </table:table-cell>
          <table:table-cell office:value-type="float" office:value="29922" table:style-name="ce1">
            <text:p>29922</text:p>
          </table:table-cell>
          <table:table-cell office:value-type="float" office:value="14961" table:style-name="ce1">
            <text:p>14961</text:p>
          </table:table-cell>
          <table:table-cell office:value-type="float" office:value="14884" table:style-name="ce1">
            <text:p>14884</text:p>
          </table:table-cell>
          <table:table-cell office:value-type="float" office:value="28678" table:style-name="ce1">
            <text:p>28678</text:p>
          </table:table-cell>
          <table:table-cell office:value-type="float" office:value="49337639" table:style-name="ce1">
            <text:p>49337639</text:p>
          </table:table-cell>
          <table:table-cell table:number-columns-repeated="16375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Benin</text:p>
          </table:table-cell>
          <table:table-cell office:value-type="date" office:date-value="2023-11-27T00:00:00" table:style-name="ce2">
            <text:p>2023-11-27</text:p>
          </table:table-cell>
          <table:table-cell office:value-type="string" table:style-name="ce1">
            <text:p>Sputnik V</text:p>
          </table:table-cell>
          <table:table-cell office:value-type="float" office:value="65589" table:style-name="ce1">
            <text:p>65589</text:p>
          </table:table-cell>
          <table:table-cell office:value-type="float" office:value="32794" table:style-name="ce1">
            <text:p>32794</text:p>
          </table:table-cell>
          <table:table-cell office:value-type="float" office:value="31387" table:style-name="ce1">
            <text:p>31387</text:p>
          </table:table-cell>
          <table:table-cell office:value-type="float" office:value="60922" table:style-name="ce1">
            <text:p>60922</text:p>
          </table:table-cell>
          <table:table-cell office:value-type="float" office:value="28428179" table:style-name="ce1">
            <text:p>28428179</text:p>
          </table:table-cell>
          <table:table-cell table:number-columns-repeated="16375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7-02T00:00:00" table:style-name="ce2">
            <text:p>2022-07-02</text:p>
          </table:table-cell>
          <table:table-cell office:value-type="string" table:style-name="ce1">
            <text:p>AstraZeneca</text:p>
          </table:table-cell>
          <table:table-cell office:value-type="float" office:value="38738" table:style-name="ce1">
            <text:p>38738</text:p>
          </table:table-cell>
          <table:table-cell office:value-type="float" office:value="19369" table:style-name="ce1">
            <text:p>19369</text:p>
          </table:table-cell>
          <table:table-cell office:value-type="float" office:value="19078" table:style-name="ce1">
            <text:p>19078</text:p>
          </table:table-cell>
          <table:table-cell office:value-type="float" office:value="34647" table:style-name="ce1">
            <text:p>34647</text:p>
          </table:table-cell>
          <table:table-cell office:value-type="float" office:value="37581766" table:style-name="ce1">
            <text:p>37581766</text:p>
          </table:table-cell>
          <table:table-cell table:number-columns-repeated="16375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Guam</text:p>
          </table:table-cell>
          <table:table-cell office:value-type="date" office:date-value="2022-03-21T00:00:00" table:style-name="ce2">
            <text:p>2022-03-21</text:p>
          </table:table-cell>
          <table:table-cell office:value-type="string" table:style-name="ce1">
            <text:p>AstraZeneca</text:p>
          </table:table-cell>
          <table:table-cell office:value-type="float" office:value="46803" table:style-name="ce1">
            <text:p>46803</text:p>
          </table:table-cell>
          <table:table-cell office:value-type="float" office:value="23401" table:style-name="ce1">
            <text:p>23401</text:p>
          </table:table-cell>
          <table:table-cell office:value-type="float" office:value="21986" table:style-name="ce1">
            <text:p>21986</text:p>
          </table:table-cell>
          <table:table-cell office:value-type="float" office:value="45029" table:style-name="ce1">
            <text:p>45029</text:p>
          </table:table-cell>
          <table:table-cell office:value-type="float" office:value="48734972" table:style-name="ce1">
            <text:p>48734972</text:p>
          </table:table-cell>
          <table:table-cell table:number-columns-repeated="16375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Netherlands Antilles</text:p>
          </table:table-cell>
          <table:table-cell office:value-type="date" office:date-value="2022-01-22T00:00:00" table:style-name="ce2">
            <text:p>2022-01-22</text:p>
          </table:table-cell>
          <table:table-cell office:value-type="string" table:style-name="ce1">
            <text:p>Sinovac</text:p>
          </table:table-cell>
          <table:table-cell office:value-type="float" office:value="88916" table:style-name="ce1">
            <text:p>88916</text:p>
          </table:table-cell>
          <table:table-cell office:value-type="float" office:value="44458" table:style-name="ce1">
            <text:p>44458</text:p>
          </table:table-cell>
          <table:table-cell office:value-type="float" office:value="44412" table:style-name="ce1">
            <text:p>44412</text:p>
          </table:table-cell>
          <table:table-cell office:value-type="float" office:value="87983" table:style-name="ce1">
            <text:p>87983</text:p>
          </table:table-cell>
          <table:table-cell office:value-type="float" office:value="45700711" table:style-name="ce1">
            <text:p>45700711</text:p>
          </table:table-cell>
          <table:table-cell table:number-columns-repeated="16375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7-12T00:00:00" table:style-name="ce2">
            <text:p>2021-07-12</text:p>
          </table:table-cell>
          <table:table-cell office:value-type="string" table:style-name="ce1">
            <text:p>Moderna</text:p>
          </table:table-cell>
          <table:table-cell office:value-type="float" office:value="46251" table:style-name="ce1">
            <text:p>46251</text:p>
          </table:table-cell>
          <table:table-cell office:value-type="float" office:value="23125" table:style-name="ce1">
            <text:p>23125</text:p>
          </table:table-cell>
          <table:table-cell office:value-type="float" office:value="20893" table:style-name="ce1">
            <text:p>20893</text:p>
          </table:table-cell>
          <table:table-cell office:value-type="float" office:value="44727" table:style-name="ce1">
            <text:p>44727</text:p>
          </table:table-cell>
          <table:table-cell office:value-type="float" office:value="15195934" table:style-name="ce1">
            <text:p>15195934</text:p>
          </table:table-cell>
          <table:table-cell table:number-columns-repeated="16375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Ecuador</text:p>
          </table:table-cell>
          <table:table-cell office:value-type="date" office:date-value="2023-04-23T00:00:00" table:style-name="ce2">
            <text:p>2023-04-23</text:p>
          </table:table-cell>
          <table:table-cell office:value-type="string" table:style-name="ce1">
            <text:p>Pfizer</text:p>
          </table:table-cell>
          <table:table-cell office:value-type="float" office:value="31668" table:style-name="ce1">
            <text:p>31668</text:p>
          </table:table-cell>
          <table:table-cell office:value-type="float" office:value="15834" table:style-name="ce1">
            <text:p>15834</text:p>
          </table:table-cell>
          <table:table-cell office:value-type="float" office:value="15232" table:style-name="ce1">
            <text:p>15232</text:p>
          </table:table-cell>
          <table:table-cell office:value-type="float" office:value="30326" table:style-name="ce1">
            <text:p>30326</text:p>
          </table:table-cell>
          <table:table-cell office:value-type="float" office:value="48892898" table:style-name="ce1">
            <text:p>48892898</text:p>
          </table:table-cell>
          <table:table-cell table:number-columns-repeated="16375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Benin</text:p>
          </table:table-cell>
          <table:table-cell office:value-type="date" office:date-value="2021-01-27T00:00:00" table:style-name="ce2">
            <text:p>2021-01-27</text:p>
          </table:table-cell>
          <table:table-cell office:value-type="string" table:style-name="ce1">
            <text:p>Sinovac</text:p>
          </table:table-cell>
          <table:table-cell office:value-type="float" office:value="77919" table:style-name="ce1">
            <text:p>77919</text:p>
          </table:table-cell>
          <table:table-cell office:value-type="float" office:value="38959" table:style-name="ce1">
            <text:p>38959</text:p>
          </table:table-cell>
          <table:table-cell office:value-type="float" office:value="36493" table:style-name="ce1">
            <text:p>36493</text:p>
          </table:table-cell>
          <table:table-cell office:value-type="float" office:value="76895" table:style-name="ce1">
            <text:p>76895</text:p>
          </table:table-cell>
          <table:table-cell office:value-type="float" office:value="32359423" table:style-name="ce1">
            <text:p>32359423</text:p>
          </table:table-cell>
          <table:table-cell table:number-columns-repeated="16375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Saint Barthelemy</text:p>
          </table:table-cell>
          <table:table-cell office:value-type="date" office:date-value="2021-05-15T00:00:00" table:style-name="ce2">
            <text:p>2021-05-15</text:p>
          </table:table-cell>
          <table:table-cell office:value-type="string" table:style-name="ce1">
            <text:p>Pfizer</text:p>
          </table:table-cell>
          <table:table-cell office:value-type="float" office:value="5884" table:style-name="ce1">
            <text:p>5884</text:p>
          </table:table-cell>
          <table:table-cell office:value-type="float" office:value="2942" table:style-name="ce1">
            <text:p>2942</text:p>
          </table:table-cell>
          <table:table-cell office:value-type="float" office:value="2728" table:style-name="ce1">
            <text:p>2728</text:p>
          </table:table-cell>
          <table:table-cell office:value-type="float" office:value="3868" table:style-name="ce1">
            <text:p>3868</text:p>
          </table:table-cell>
          <table:table-cell office:value-type="float" office:value="19800414" table:style-name="ce1">
            <text:p>19800414</text:p>
          </table:table-cell>
          <table:table-cell table:number-columns-repeated="16375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Reunion</text:p>
          </table:table-cell>
          <table:table-cell office:value-type="date" office:date-value="2023-03-29T00:00:00" table:style-name="ce2">
            <text:p>2023-03-29</text:p>
          </table:table-cell>
          <table:table-cell office:value-type="string" table:style-name="ce1">
            <text:p>Pfizer</text:p>
          </table:table-cell>
          <table:table-cell office:value-type="float" office:value="80219" table:style-name="ce1">
            <text:p>80219</text:p>
          </table:table-cell>
          <table:table-cell office:value-type="float" office:value="40109" table:style-name="ce1">
            <text:p>40109</text:p>
          </table:table-cell>
          <table:table-cell office:value-type="float" office:value="36627" table:style-name="ce1">
            <text:p>36627</text:p>
          </table:table-cell>
          <table:table-cell office:value-type="float" office:value="76373" table:style-name="ce1">
            <text:p>76373</text:p>
          </table:table-cell>
          <table:table-cell office:value-type="float" office:value="8900674" table:style-name="ce1">
            <text:p>8900674</text:p>
          </table:table-cell>
          <table:table-cell table:number-columns-repeated="16375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Congo</text:p>
          </table:table-cell>
          <table:table-cell office:value-type="date" office:date-value="2021-05-30T00:00:00" table:style-name="ce2">
            <text:p>2021-05-30</text:p>
          </table:table-cell>
          <table:table-cell office:value-type="string" table:style-name="ce1">
            <text:p>Johnson &amp; Johnson</text:p>
          </table:table-cell>
          <table:table-cell office:value-type="float" office:value="82141" table:style-name="ce1">
            <text:p>82141</text:p>
          </table:table-cell>
          <table:table-cell office:value-type="float" office:value="41070" table:style-name="ce1">
            <text:p>41070</text:p>
          </table:table-cell>
          <table:table-cell office:value-type="float" office:value="39106" table:style-name="ce1">
            <text:p>39106</text:p>
          </table:table-cell>
          <table:table-cell office:value-type="float" office:value="78494" table:style-name="ce1">
            <text:p>78494</text:p>
          </table:table-cell>
          <table:table-cell office:value-type="float" office:value="15217100" table:style-name="ce1">
            <text:p>15217100</text:p>
          </table:table-cell>
          <table:table-cell table:number-columns-repeated="16375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Cape Verde</text:p>
          </table:table-cell>
          <table:table-cell office:value-type="date" office:date-value="2021-05-03T00:00:00" table:style-name="ce2">
            <text:p>2021-05-03</text:p>
          </table:table-cell>
          <table:table-cell office:value-type="string" table:style-name="ce1">
            <text:p>Sinovac</text:p>
          </table:table-cell>
          <table:table-cell office:value-type="float" office:value="34486" table:style-name="ce1">
            <text:p>34486</text:p>
          </table:table-cell>
          <table:table-cell office:value-type="float" office:value="17243" table:style-name="ce1">
            <text:p>17243</text:p>
          </table:table-cell>
          <table:table-cell office:value-type="float" office:value="16883" table:style-name="ce1">
            <text:p>16883</text:p>
          </table:table-cell>
          <table:table-cell office:value-type="float" office:value="31846" table:style-name="ce1">
            <text:p>31846</text:p>
          </table:table-cell>
          <table:table-cell office:value-type="float" office:value="38205474" table:style-name="ce1">
            <text:p>38205474</text:p>
          </table:table-cell>
          <table:table-cell table:number-columns-repeated="16375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Burundi</text:p>
          </table:table-cell>
          <table:table-cell office:value-type="date" office:date-value="2021-12-22T00:00:00" table:style-name="ce2">
            <text:p>2021-12-22</text:p>
          </table:table-cell>
          <table:table-cell office:value-type="string" table:style-name="ce1">
            <text:p>Sputnik V</text:p>
          </table:table-cell>
          <table:table-cell office:value-type="float" office:value="35795" table:style-name="ce1">
            <text:p>35795</text:p>
          </table:table-cell>
          <table:table-cell office:value-type="float" office:value="17897" table:style-name="ce1">
            <text:p>17897</text:p>
          </table:table-cell>
          <table:table-cell office:value-type="float" office:value="16264" table:style-name="ce1">
            <text:p>16264</text:p>
          </table:table-cell>
          <table:table-cell office:value-type="float" office:value="35535" table:style-name="ce1">
            <text:p>35535</text:p>
          </table:table-cell>
          <table:table-cell office:value-type="float" office:value="6114257" table:style-name="ce1">
            <text:p>6114257</text:p>
          </table:table-cell>
          <table:table-cell table:number-columns-repeated="16375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Czech Republic</text:p>
          </table:table-cell>
          <table:table-cell office:value-type="date" office:date-value="2023-09-07T00:00:00" table:style-name="ce2">
            <text:p>2023-09-07</text:p>
          </table:table-cell>
          <table:table-cell office:value-type="string" table:style-name="ce1">
            <text:p>Sinovac</text:p>
          </table:table-cell>
          <table:table-cell office:value-type="float" office:value="56714" table:style-name="ce1">
            <text:p>56714</text:p>
          </table:table-cell>
          <table:table-cell office:value-type="float" office:value="28357" table:style-name="ce1">
            <text:p>28357</text:p>
          </table:table-cell>
          <table:table-cell office:value-type="float" office:value="26111" table:style-name="ce1">
            <text:p>26111</text:p>
          </table:table-cell>
          <table:table-cell office:value-type="float" office:value="52010" table:style-name="ce1">
            <text:p>52010</text:p>
          </table:table-cell>
          <table:table-cell office:value-type="float" office:value="764511" table:style-name="ce1">
            <text:p>764511</text:p>
          </table:table-cell>
          <table:table-cell table:number-columns-repeated="16375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Trinidad and Tobago</text:p>
          </table:table-cell>
          <table:table-cell office:value-type="date" office:date-value="2023-08-10T00:00:00" table:style-name="ce2">
            <text:p>2023-08-10</text:p>
          </table:table-cell>
          <table:table-cell office:value-type="string" table:style-name="ce1">
            <text:p>Sinovac</text:p>
          </table:table-cell>
          <table:table-cell office:value-type="float" office:value="64488" table:style-name="ce1">
            <text:p>64488</text:p>
          </table:table-cell>
          <table:table-cell office:value-type="float" office:value="32244" table:style-name="ce1">
            <text:p>32244</text:p>
          </table:table-cell>
          <table:table-cell office:value-type="float" office:value="30213" table:style-name="ce1">
            <text:p>30213</text:p>
          </table:table-cell>
          <table:table-cell office:value-type="float" office:value="63306" table:style-name="ce1">
            <text:p>63306</text:p>
          </table:table-cell>
          <table:table-cell office:value-type="float" office:value="38904912" table:style-name="ce1">
            <text:p>38904912</text:p>
          </table:table-cell>
          <table:table-cell table:number-columns-repeated="16375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Sri Lanka</text:p>
          </table:table-cell>
          <table:table-cell office:value-type="date" office:date-value="2022-10-14T00:00:00" table:style-name="ce2">
            <text:p>2022-10-14</text:p>
          </table:table-cell>
          <table:table-cell office:value-type="string" table:style-name="ce1">
            <text:p>AstraZeneca</text:p>
          </table:table-cell>
          <table:table-cell office:value-type="float" office:value="32553" table:style-name="ce1">
            <text:p>32553</text:p>
          </table:table-cell>
          <table:table-cell office:value-type="float" office:value="16276" table:style-name="ce1">
            <text:p>16276</text:p>
          </table:table-cell>
          <table:table-cell office:value-type="float" office:value="15926" table:style-name="ce1">
            <text:p>15926</text:p>
          </table:table-cell>
          <table:table-cell office:value-type="float" office:value="28617" table:style-name="ce1">
            <text:p>28617</text:p>
          </table:table-cell>
          <table:table-cell office:value-type="float" office:value="25666416" table:style-name="ce1">
            <text:p>25666416</text:p>
          </table:table-cell>
          <table:table-cell table:number-columns-repeated="16375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6-14T00:00:00" table:style-name="ce2">
            <text:p>2022-06-14</text:p>
          </table:table-cell>
          <table:table-cell office:value-type="string" table:style-name="ce1">
            <text:p>Pfizer</text:p>
          </table:table-cell>
          <table:table-cell office:value-type="float" office:value="33903" table:style-name="ce1">
            <text:p>33903</text:p>
          </table:table-cell>
          <table:table-cell office:value-type="float" office:value="16951" table:style-name="ce1">
            <text:p>16951</text:p>
          </table:table-cell>
          <table:table-cell office:value-type="float" office:value="15782" table:style-name="ce1">
            <text:p>15782</text:p>
          </table:table-cell>
          <table:table-cell office:value-type="float" office:value="30160" table:style-name="ce1">
            <text:p>30160</text:p>
          </table:table-cell>
          <table:table-cell office:value-type="float" office:value="15923552" table:style-name="ce1">
            <text:p>15923552</text:p>
          </table:table-cell>
          <table:table-cell table:number-columns-repeated="16375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Netherlands Antilles</text:p>
          </table:table-cell>
          <table:table-cell office:value-type="date" office:date-value="2021-06-22T00:00:00" table:style-name="ce2">
            <text:p>2021-06-22</text:p>
          </table:table-cell>
          <table:table-cell office:value-type="string" table:style-name="ce1">
            <text:p>Johnson &amp; Johnson</text:p>
          </table:table-cell>
          <table:table-cell office:value-type="float" office:value="33625" table:style-name="ce1">
            <text:p>33625</text:p>
          </table:table-cell>
          <table:table-cell office:value-type="float" office:value="16812" table:style-name="ce1">
            <text:p>16812</text:p>
          </table:table-cell>
          <table:table-cell office:value-type="float" office:value="15207" table:style-name="ce1">
            <text:p>15207</text:p>
          </table:table-cell>
          <table:table-cell office:value-type="float" office:value="30250" table:style-name="ce1">
            <text:p>30250</text:p>
          </table:table-cell>
          <table:table-cell office:value-type="float" office:value="34997245" table:style-name="ce1">
            <text:p>34997245</text:p>
          </table:table-cell>
          <table:table-cell table:number-columns-repeated="16375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Benin</text:p>
          </table:table-cell>
          <table:table-cell office:value-type="date" office:date-value="2021-12-01T00:00:00" table:style-name="ce2">
            <text:p>2021-12-01</text:p>
          </table:table-cell>
          <table:table-cell office:value-type="string" table:style-name="ce1">
            <text:p>Sinovac</text:p>
          </table:table-cell>
          <table:table-cell office:value-type="float" office:value="34842" table:style-name="ce1">
            <text:p>34842</text:p>
          </table:table-cell>
          <table:table-cell office:value-type="float" office:value="17421" table:style-name="ce1">
            <text:p>17421</text:p>
          </table:table-cell>
          <table:table-cell office:value-type="float" office:value="17032" table:style-name="ce1">
            <text:p>17032</text:p>
          </table:table-cell>
          <table:table-cell office:value-type="float" office:value="30518" table:style-name="ce1">
            <text:p>30518</text:p>
          </table:table-cell>
          <table:table-cell office:value-type="float" office:value="49167708" table:style-name="ce1">
            <text:p>49167708</text:p>
          </table:table-cell>
          <table:table-cell table:number-columns-repeated="16375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Cape Verde</text:p>
          </table:table-cell>
          <table:table-cell office:value-type="date" office:date-value="2022-12-02T00:00:00" table:style-name="ce2">
            <text:p>2022-12-02</text:p>
          </table:table-cell>
          <table:table-cell office:value-type="string" table:style-name="ce1">
            <text:p>Moderna</text:p>
          </table:table-cell>
          <table:table-cell office:value-type="float" office:value="85142" table:style-name="ce1">
            <text:p>85142</text:p>
          </table:table-cell>
          <table:table-cell office:value-type="float" office:value="42571" table:style-name="ce1">
            <text:p>42571</text:p>
          </table:table-cell>
          <table:table-cell office:value-type="float" office:value="41340" table:style-name="ce1">
            <text:p>41340</text:p>
          </table:table-cell>
          <table:table-cell office:value-type="float" office:value="81911" table:style-name="ce1">
            <text:p>81911</text:p>
          </table:table-cell>
          <table:table-cell office:value-type="float" office:value="39046128" table:style-name="ce1">
            <text:p>39046128</text:p>
          </table:table-cell>
          <table:table-cell table:number-columns-repeated="16375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Burundi</text:p>
          </table:table-cell>
          <table:table-cell office:value-type="date" office:date-value="2022-01-29T00:00:00" table:style-name="ce2">
            <text:p>2022-01-29</text:p>
          </table:table-cell>
          <table:table-cell office:value-type="string" table:style-name="ce1">
            <text:p>Sputnik V</text:p>
          </table:table-cell>
          <table:table-cell office:value-type="float" office:value="29291" table:style-name="ce1">
            <text:p>29291</text:p>
          </table:table-cell>
          <table:table-cell office:value-type="float" office:value="14645" table:style-name="ce1">
            <text:p>14645</text:p>
          </table:table-cell>
          <table:table-cell office:value-type="float" office:value="13633" table:style-name="ce1">
            <text:p>13633</text:p>
          </table:table-cell>
          <table:table-cell office:value-type="float" office:value="24630" table:style-name="ce1">
            <text:p>24630</text:p>
          </table:table-cell>
          <table:table-cell office:value-type="float" office:value="33233863" table:style-name="ce1">
            <text:p>33233863</text:p>
          </table:table-cell>
          <table:table-cell table:number-columns-repeated="16375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Djibouti</text:p>
          </table:table-cell>
          <table:table-cell office:value-type="date" office:date-value="2023-12-11T00:00:00" table:style-name="ce2">
            <text:p>2023-12-11</text:p>
          </table:table-cell>
          <table:table-cell office:value-type="string" table:style-name="ce1">
            <text:p>Johnson &amp; Johnson</text:p>
          </table:table-cell>
          <table:table-cell office:value-type="float" office:value="85092" table:style-name="ce1">
            <text:p>85092</text:p>
          </table:table-cell>
          <table:table-cell office:value-type="float" office:value="42546" table:style-name="ce1">
            <text:p>42546</text:p>
          </table:table-cell>
          <table:table-cell office:value-type="float" office:value="40730" table:style-name="ce1">
            <text:p>40730</text:p>
          </table:table-cell>
          <table:table-cell office:value-type="float" office:value="80430" table:style-name="ce1">
            <text:p>80430</text:p>
          </table:table-cell>
          <table:table-cell office:value-type="float" office:value="15280797" table:style-name="ce1">
            <text:p>15280797</text:p>
          </table:table-cell>
          <table:table-cell table:number-columns-repeated="16375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Cayman Islands</text:p>
          </table:table-cell>
          <table:table-cell office:value-type="date" office:date-value="2022-11-09T00:00:00" table:style-name="ce2">
            <text:p>2022-11-09</text:p>
          </table:table-cell>
          <table:table-cell office:value-type="string" table:style-name="ce1">
            <text:p>Johnson &amp; Johnson</text:p>
          </table:table-cell>
          <table:table-cell office:value-type="float" office:value="57187" table:style-name="ce1">
            <text:p>57187</text:p>
          </table:table-cell>
          <table:table-cell office:value-type="float" office:value="28593" table:style-name="ce1">
            <text:p>28593</text:p>
          </table:table-cell>
          <table:table-cell office:value-type="float" office:value="25939" table:style-name="ce1">
            <text:p>25939</text:p>
          </table:table-cell>
          <table:table-cell office:value-type="float" office:value="53611" table:style-name="ce1">
            <text:p>53611</text:p>
          </table:table-cell>
          <table:table-cell office:value-type="float" office:value="35479244" table:style-name="ce1">
            <text:p>35479244</text:p>
          </table:table-cell>
          <table:table-cell table:number-columns-repeated="16375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Czech Republic</text:p>
          </table:table-cell>
          <table:table-cell office:value-type="date" office:date-value="2023-01-03T00:00:00" table:style-name="ce2">
            <text:p>2023-01-03</text:p>
          </table:table-cell>
          <table:table-cell office:value-type="string" table:style-name="ce1">
            <text:p>Moderna</text:p>
          </table:table-cell>
          <table:table-cell office:value-type="float" office:value="44562" table:style-name="ce1">
            <text:p>44562</text:p>
          </table:table-cell>
          <table:table-cell office:value-type="float" office:value="22281" table:style-name="ce1">
            <text:p>22281</text:p>
          </table:table-cell>
          <table:table-cell office:value-type="float" office:value="22204" table:style-name="ce1">
            <text:p>22204</text:p>
          </table:table-cell>
          <table:table-cell office:value-type="float" office:value="39781" table:style-name="ce1">
            <text:p>39781</text:p>
          </table:table-cell>
          <table:table-cell office:value-type="float" office:value="19226184" table:style-name="ce1">
            <text:p>19226184</text:p>
          </table:table-cell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Mauritius</text:p>
          </table:table-cell>
          <table:table-cell office:value-type="date" office:date-value="2021-02-19T00:00:00" table:style-name="ce2">
            <text:p>2021-02-19</text:p>
          </table:table-cell>
          <table:table-cell office:value-type="string" table:style-name="ce1">
            <text:p>Moderna</text:p>
          </table:table-cell>
          <table:table-cell office:value-type="float" office:value="32694" table:style-name="ce1">
            <text:p>32694</text:p>
          </table:table-cell>
          <table:table-cell office:value-type="float" office:value="16347" table:style-name="ce1">
            <text:p>16347</text:p>
          </table:table-cell>
          <table:table-cell office:value-type="float" office:value="15619" table:style-name="ce1">
            <text:p>15619</text:p>
          </table:table-cell>
          <table:table-cell office:value-type="float" office:value="30746" table:style-name="ce1">
            <text:p>30746</text:p>
          </table:table-cell>
          <table:table-cell office:value-type="float" office:value="25511085" table:style-name="ce1">
            <text:p>25511085</text:p>
          </table:table-cell>
          <table:table-cell table:number-columns-repeated="16375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7-09T00:00:00" table:style-name="ce2">
            <text:p>2022-07-09</text:p>
          </table:table-cell>
          <table:table-cell office:value-type="string" table:style-name="ce1">
            <text:p>Sinovac</text:p>
          </table:table-cell>
          <table:table-cell office:value-type="float" office:value="97586" table:style-name="ce1">
            <text:p>97586</text:p>
          </table:table-cell>
          <table:table-cell office:value-type="float" office:value="48793" table:style-name="ce1">
            <text:p>48793</text:p>
          </table:table-cell>
          <table:table-cell office:value-type="float" office:value="44541" table:style-name="ce1">
            <text:p>44541</text:p>
          </table:table-cell>
          <table:table-cell office:value-type="float" office:value="93034" table:style-name="ce1">
            <text:p>93034</text:p>
          </table:table-cell>
          <table:table-cell office:value-type="float" office:value="28605168" table:style-name="ce1">
            <text:p>28605168</text:p>
          </table:table-cell>
          <table:table-cell table:number-columns-repeated="16375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Saint Barthelemy</text:p>
          </table:table-cell>
          <table:table-cell office:value-type="date" office:date-value="2023-01-26T00:00:00" table:style-name="ce2">
            <text:p>2023-01-26</text:p>
          </table:table-cell>
          <table:table-cell office:value-type="string" table:style-name="ce1">
            <text:p>Pfizer</text:p>
          </table:table-cell>
          <table:table-cell office:value-type="float" office:value="64115" table:style-name="ce1">
            <text:p>64115</text:p>
          </table:table-cell>
          <table:table-cell office:value-type="float" office:value="32057" table:style-name="ce1">
            <text:p>32057</text:p>
          </table:table-cell>
          <table:table-cell office:value-type="float" office:value="31236" table:style-name="ce1">
            <text:p>31236</text:p>
          </table:table-cell>
          <table:table-cell office:value-type="float" office:value="62524" table:style-name="ce1">
            <text:p>62524</text:p>
          </table:table-cell>
          <table:table-cell office:value-type="float" office:value="18719664" table:style-name="ce1">
            <text:p>18719664</text:p>
          </table:table-cell>
          <table:table-cell table:number-columns-repeated="16375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Jamaica</text:p>
          </table:table-cell>
          <table:table-cell office:value-type="date" office:date-value="2023-07-04T00:00:00" table:style-name="ce2">
            <text:p>2023-07-04</text:p>
          </table:table-cell>
          <table:table-cell office:value-type="string" table:style-name="ce1">
            <text:p>Johnson &amp; Johnson</text:p>
          </table:table-cell>
          <table:table-cell office:value-type="float" office:value="98760" table:style-name="ce1">
            <text:p>98760</text:p>
          </table:table-cell>
          <table:table-cell office:value-type="float" office:value="49380" table:style-name="ce1">
            <text:p>49380</text:p>
          </table:table-cell>
          <table:table-cell office:value-type="float" office:value="48061" table:style-name="ce1">
            <text:p>48061</text:p>
          </table:table-cell>
          <table:table-cell office:value-type="float" office:value="95485" table:style-name="ce1">
            <text:p>95485</text:p>
          </table:table-cell>
          <table:table-cell office:value-type="float" office:value="28405858" table:style-name="ce1">
            <text:p>28405858</text:p>
          </table:table-cell>
          <table:table-cell table:number-columns-repeated="16375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Cayman Islands</text:p>
          </table:table-cell>
          <table:table-cell office:value-type="date" office:date-value="2023-08-29T00:00:00" table:style-name="ce2">
            <text:p>2023-08-29</text:p>
          </table:table-cell>
          <table:table-cell office:value-type="string" table:style-name="ce1">
            <text:p>AstraZeneca</text:p>
          </table:table-cell>
          <table:table-cell office:value-type="float" office:value="2516" table:style-name="ce1">
            <text:p>2516</text:p>
          </table:table-cell>
          <table:table-cell office:value-type="float" office:value="1258" table:style-name="ce1">
            <text:p>1258</text:p>
          </table:table-cell>
          <table:table-cell office:value-type="float" office:value="1220" table:style-name="ce1">
            <text:p>1220</text:p>
          </table:table-cell>
          <table:table-cell office:value-type="float" office:value="1266" table:style-name="ce1">
            <text:p>1266</text:p>
          </table:table-cell>
          <table:table-cell office:value-type="float" office:value="26926250" table:style-name="ce1">
            <text:p>26926250</text:p>
          </table:table-cell>
          <table:table-cell table:number-columns-repeated="16375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Serbia</text:p>
          </table:table-cell>
          <table:table-cell office:value-type="date" office:date-value="2021-05-10T00:00:00" table:style-name="ce2">
            <text:p>2021-05-10</text:p>
          </table:table-cell>
          <table:table-cell office:value-type="string" table:style-name="ce1">
            <text:p>Johnson &amp; Johnson</text:p>
          </table:table-cell>
          <table:table-cell office:value-type="float" office:value="45320" table:style-name="ce1">
            <text:p>45320</text:p>
          </table:table-cell>
          <table:table-cell office:value-type="float" office:value="22660" table:style-name="ce1">
            <text:p>22660</text:p>
          </table:table-cell>
          <table:table-cell office:value-type="float" office:value="21022" table:style-name="ce1">
            <text:p>21022</text:p>
          </table:table-cell>
          <table:table-cell office:value-type="float" office:value="40572" table:style-name="ce1">
            <text:p>40572</text:p>
          </table:table-cell>
          <table:table-cell office:value-type="float" office:value="29891016" table:style-name="ce1">
            <text:p>29891016</text:p>
          </table:table-cell>
          <table:table-cell table:number-columns-repeated="16375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Senegal</text:p>
          </table:table-cell>
          <table:table-cell office:value-type="date" office:date-value="2022-08-25T00:00:00" table:style-name="ce2">
            <text:p>2022-08-25</text:p>
          </table:table-cell>
          <table:table-cell office:value-type="string" table:style-name="ce1">
            <text:p>Sputnik V</text:p>
          </table:table-cell>
          <table:table-cell office:value-type="float" office:value="34159" table:style-name="ce1">
            <text:p>34159</text:p>
          </table:table-cell>
          <table:table-cell office:value-type="float" office:value="17079" table:style-name="ce1">
            <text:p>17079</text:p>
          </table:table-cell>
          <table:table-cell office:value-type="float" office:value="16670" table:style-name="ce1">
            <text:p>16670</text:p>
          </table:table-cell>
          <table:table-cell office:value-type="float" office:value="30303" table:style-name="ce1">
            <text:p>30303</text:p>
          </table:table-cell>
          <table:table-cell office:value-type="float" office:value="3911535" table:style-name="ce1">
            <text:p>3911535</text:p>
          </table:table-cell>
          <table:table-cell table:number-columns-repeated="16375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Mauritius</text:p>
          </table:table-cell>
          <table:table-cell office:value-type="date" office:date-value="2021-03-13T00:00:00" table:style-name="ce2">
            <text:p>2021-03-13</text:p>
          </table:table-cell>
          <table:table-cell office:value-type="string" table:style-name="ce1">
            <text:p>AstraZeneca</text:p>
          </table:table-cell>
          <table:table-cell office:value-type="float" office:value="102415" table:style-name="ce1">
            <text:p>102415</text:p>
          </table:table-cell>
          <table:table-cell office:value-type="float" office:value="51207" table:style-name="ce1">
            <text:p>51207</text:p>
          </table:table-cell>
          <table:table-cell office:value-type="float" office:value="47189" table:style-name="ce1">
            <text:p>47189</text:p>
          </table:table-cell>
          <table:table-cell office:value-type="float" office:value="99707" table:style-name="ce1">
            <text:p>99707</text:p>
          </table:table-cell>
          <table:table-cell office:value-type="float" office:value="18188975" table:style-name="ce1">
            <text:p>18188975</text:p>
          </table:table-cell>
          <table:table-cell table:number-columns-repeated="16375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Jamaica</text:p>
          </table:table-cell>
          <table:table-cell office:value-type="date" office:date-value="2023-10-26T00:00:00" table:style-name="ce2">
            <text:p>2023-10-26</text:p>
          </table:table-cell>
          <table:table-cell office:value-type="string" table:style-name="ce1">
            <text:p>Sinovac</text:p>
          </table:table-cell>
          <table:table-cell office:value-type="float" office:value="49747" table:style-name="ce1">
            <text:p>49747</text:p>
          </table:table-cell>
          <table:table-cell office:value-type="float" office:value="24873" table:style-name="ce1">
            <text:p>24873</text:p>
          </table:table-cell>
          <table:table-cell office:value-type="float" office:value="23353" table:style-name="ce1">
            <text:p>23353</text:p>
          </table:table-cell>
          <table:table-cell office:value-type="float" office:value="45514" table:style-name="ce1">
            <text:p>45514</text:p>
          </table:table-cell>
          <table:table-cell office:value-type="float" office:value="2827186" table:style-name="ce1">
            <text:p>2827186</text:p>
          </table:table-cell>
          <table:table-cell table:number-columns-repeated="16375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Philippines</text:p>
          </table:table-cell>
          <table:table-cell office:value-type="date" office:date-value="2022-03-01T00:00:00" table:style-name="ce2">
            <text:p>2022-03-01</text:p>
          </table:table-cell>
          <table:table-cell office:value-type="string" table:style-name="ce1">
            <text:p>AstraZeneca</text:p>
          </table:table-cell>
          <table:table-cell office:value-type="float" office:value="10938" table:style-name="ce1">
            <text:p>10938</text:p>
          </table:table-cell>
          <table:table-cell office:value-type="float" office:value="5469" table:style-name="ce1">
            <text:p>5469</text:p>
          </table:table-cell>
          <table:table-cell office:value-type="float" office:value="4990" table:style-name="ce1">
            <text:p>4990</text:p>
          </table:table-cell>
          <table:table-cell office:value-type="float" office:value="7901" table:style-name="ce1">
            <text:p>7901</text:p>
          </table:table-cell>
          <table:table-cell office:value-type="float" office:value="2662221" table:style-name="ce1">
            <text:p>2662221</text:p>
          </table:table-cell>
          <table:table-cell table:number-columns-repeated="16375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2-20T00:00:00" table:style-name="ce2">
            <text:p>2021-02-20</text:p>
          </table:table-cell>
          <table:table-cell office:value-type="string" table:style-name="ce1">
            <text:p>Pfizer</text:p>
          </table:table-cell>
          <table:table-cell office:value-type="float" office:value="86307" table:style-name="ce1">
            <text:p>86307</text:p>
          </table:table-cell>
          <table:table-cell office:value-type="float" office:value="43153" table:style-name="ce1">
            <text:p>43153</text:p>
          </table:table-cell>
          <table:table-cell office:value-type="float" office:value="41013" table:style-name="ce1">
            <text:p>41013</text:p>
          </table:table-cell>
          <table:table-cell office:value-type="float" office:value="82874" table:style-name="ce1">
            <text:p>82874</text:p>
          </table:table-cell>
          <table:table-cell office:value-type="float" office:value="5507652" table:style-name="ce1">
            <text:p>5507652</text:p>
          </table:table-cell>
          <table:table-cell table:number-columns-repeated="16375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Bosnia and Herzegovina</text:p>
          </table:table-cell>
          <table:table-cell office:value-type="date" office:date-value="2021-09-01T00:00:00" table:style-name="ce2">
            <text:p>2021-09-01</text:p>
          </table:table-cell>
          <table:table-cell office:value-type="string" table:style-name="ce1">
            <text:p>AstraZeneca</text:p>
          </table:table-cell>
          <table:table-cell office:value-type="float" office:value="83391" table:style-name="ce1">
            <text:p>83391</text:p>
          </table:table-cell>
          <table:table-cell office:value-type="float" office:value="41695" table:style-name="ce1">
            <text:p>41695</text:p>
          </table:table-cell>
          <table:table-cell office:value-type="float" office:value="40204" table:style-name="ce1">
            <text:p>40204</text:p>
          </table:table-cell>
          <table:table-cell office:value-type="float" office:value="81754" table:style-name="ce1">
            <text:p>81754</text:p>
          </table:table-cell>
          <table:table-cell office:value-type="float" office:value="19051181" table:style-name="ce1">
            <text:p>19051181</text:p>
          </table:table-cell>
          <table:table-cell table:number-columns-repeated="16375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5-13T00:00:00" table:style-name="ce2">
            <text:p>2022-05-13</text:p>
          </table:table-cell>
          <table:table-cell office:value-type="string" table:style-name="ce1">
            <text:p>Sinovac</text:p>
          </table:table-cell>
          <table:table-cell office:value-type="float" office:value="33793" table:style-name="ce1">
            <text:p>33793</text:p>
          </table:table-cell>
          <table:table-cell office:value-type="float" office:value="16896" table:style-name="ce1">
            <text:p>16896</text:p>
          </table:table-cell>
          <table:table-cell office:value-type="float" office:value="15799" table:style-name="ce1">
            <text:p>15799</text:p>
          </table:table-cell>
          <table:table-cell office:value-type="float" office:value="29039" table:style-name="ce1">
            <text:p>29039</text:p>
          </table:table-cell>
          <table:table-cell office:value-type="float" office:value="44942667" table:style-name="ce1">
            <text:p>44942667</text:p>
          </table:table-cell>
          <table:table-cell table:number-columns-repeated="16375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Burundi</text:p>
          </table:table-cell>
          <table:table-cell office:value-type="date" office:date-value="2023-03-15T00:00:00" table:style-name="ce2">
            <text:p>2023-03-15</text:p>
          </table:table-cell>
          <table:table-cell office:value-type="string" table:style-name="ce1">
            <text:p>AstraZeneca</text:p>
          </table:table-cell>
          <table:table-cell office:value-type="float" office:value="31702" table:style-name="ce1">
            <text:p>31702</text:p>
          </table:table-cell>
          <table:table-cell office:value-type="float" office:value="15851" table:style-name="ce1">
            <text:p>15851</text:p>
          </table:table-cell>
          <table:table-cell office:value-type="float" office:value="14530" table:style-name="ce1">
            <text:p>14530</text:p>
          </table:table-cell>
          <table:table-cell office:value-type="float" office:value="26973" table:style-name="ce1">
            <text:p>26973</text:p>
          </table:table-cell>
          <table:table-cell office:value-type="float" office:value="29530511" table:style-name="ce1">
            <text:p>29530511</text:p>
          </table:table-cell>
          <table:table-cell table:number-columns-repeated="1637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Cuba</text:p>
          </table:table-cell>
          <table:table-cell office:value-type="date" office:date-value="2023-12-13T00:00:00" table:style-name="ce2">
            <text:p>2023-12-13</text:p>
          </table:table-cell>
          <table:table-cell office:value-type="string" table:style-name="ce1">
            <text:p>AstraZeneca</text:p>
          </table:table-cell>
          <table:table-cell office:value-type="float" office:value="55986" table:style-name="ce1">
            <text:p>55986</text:p>
          </table:table-cell>
          <table:table-cell office:value-type="float" office:value="27993" table:style-name="ce1">
            <text:p>27993</text:p>
          </table:table-cell>
          <table:table-cell office:value-type="float" office:value="25776" table:style-name="ce1">
            <text:p>25776</text:p>
          </table:table-cell>
          <table:table-cell office:value-type="float" office:value="54089" table:style-name="ce1">
            <text:p>54089</text:p>
          </table:table-cell>
          <table:table-cell office:value-type="float" office:value="42130039" table:style-name="ce1">
            <text:p>42130039</text:p>
          </table:table-cell>
          <table:table-cell table:number-columns-repeated="16375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1-23T00:00:00" table:style-name="ce2">
            <text:p>2021-01-23</text:p>
          </table:table-cell>
          <table:table-cell office:value-type="string" table:style-name="ce1">
            <text:p>Sputnik V</text:p>
          </table:table-cell>
          <table:table-cell office:value-type="float" office:value="80815" table:style-name="ce1">
            <text:p>80815</text:p>
          </table:table-cell>
          <table:table-cell office:value-type="float" office:value="40407" table:style-name="ce1">
            <text:p>40407</text:p>
          </table:table-cell>
          <table:table-cell office:value-type="float" office:value="37723" table:style-name="ce1">
            <text:p>37723</text:p>
          </table:table-cell>
          <table:table-cell office:value-type="float" office:value="77896" table:style-name="ce1">
            <text:p>77896</text:p>
          </table:table-cell>
          <table:table-cell office:value-type="float" office:value="34226211" table:style-name="ce1">
            <text:p>34226211</text:p>
          </table:table-cell>
          <table:table-cell table:number-columns-repeated="16375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Antigua and Barbuda</text:p>
          </table:table-cell>
          <table:table-cell office:value-type="date" office:date-value="2023-12-17T00:00:00" table:style-name="ce2">
            <text:p>2023-12-17</text:p>
          </table:table-cell>
          <table:table-cell office:value-type="string" table:style-name="ce1">
            <text:p>Pfizer</text:p>
          </table:table-cell>
          <table:table-cell office:value-type="float" office:value="69502" table:style-name="ce1">
            <text:p>69502</text:p>
          </table:table-cell>
          <table:table-cell office:value-type="float" office:value="34751" table:style-name="ce1">
            <text:p>34751</text:p>
          </table:table-cell>
          <table:table-cell office:value-type="float" office:value="32061" table:style-name="ce1">
            <text:p>32061</text:p>
          </table:table-cell>
          <table:table-cell office:value-type="float" office:value="64907" table:style-name="ce1">
            <text:p>64907</text:p>
          </table:table-cell>
          <table:table-cell office:value-type="float" office:value="28600833" table:style-name="ce1">
            <text:p>28600833</text:p>
          </table:table-cell>
          <table:table-cell table:number-columns-repeated="16375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Jamaica</text:p>
          </table:table-cell>
          <table:table-cell office:value-type="date" office:date-value="2022-01-24T00:00:00" table:style-name="ce2">
            <text:p>2022-01-24</text:p>
          </table:table-cell>
          <table:table-cell office:value-type="string" table:style-name="ce1">
            <text:p>Johnson &amp; Johnson</text:p>
          </table:table-cell>
          <table:table-cell office:value-type="float" office:value="55234" table:style-name="ce1">
            <text:p>55234</text:p>
          </table:table-cell>
          <table:table-cell office:value-type="float" office:value="27617" table:style-name="ce1">
            <text:p>27617</text:p>
          </table:table-cell>
          <table:table-cell office:value-type="float" office:value="26468" table:style-name="ce1">
            <text:p>26468</text:p>
          </table:table-cell>
          <table:table-cell office:value-type="float" office:value="55082" table:style-name="ce1">
            <text:p>55082</text:p>
          </table:table-cell>
          <table:table-cell office:value-type="float" office:value="1433480" table:style-name="ce1">
            <text:p>1433480</text:p>
          </table:table-cell>
          <table:table-cell table:number-columns-repeated="16375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Cape Verde</text:p>
          </table:table-cell>
          <table:table-cell office:value-type="date" office:date-value="2022-05-08T00:00:00" table:style-name="ce2">
            <text:p>2022-05-08</text:p>
          </table:table-cell>
          <table:table-cell office:value-type="string" table:style-name="ce1">
            <text:p>Sputnik V</text:p>
          </table:table-cell>
          <table:table-cell office:value-type="float" office:value="100515" table:style-name="ce1">
            <text:p>100515</text:p>
          </table:table-cell>
          <table:table-cell office:value-type="float" office:value="50257" table:style-name="ce1">
            <text:p>50257</text:p>
          </table:table-cell>
          <table:table-cell office:value-type="float" office:value="48758" table:style-name="ce1">
            <text:p>48758</text:p>
          </table:table-cell>
          <table:table-cell office:value-type="float" office:value="99209" table:style-name="ce1">
            <text:p>99209</text:p>
          </table:table-cell>
          <table:table-cell office:value-type="float" office:value="49134410" table:style-name="ce1">
            <text:p>49134410</text:p>
          </table:table-cell>
          <table:table-cell table:number-columns-repeated="16375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Myanmar</text:p>
          </table:table-cell>
          <table:table-cell office:value-type="date" office:date-value="2021-02-07T00:00:00" table:style-name="ce2">
            <text:p>2021-02-07</text:p>
          </table:table-cell>
          <table:table-cell office:value-type="string" table:style-name="ce1">
            <text:p>Moderna</text:p>
          </table:table-cell>
          <table:table-cell office:value-type="float" office:value="47683" table:style-name="ce1">
            <text:p>47683</text:p>
          </table:table-cell>
          <table:table-cell office:value-type="float" office:value="23841" table:style-name="ce1">
            <text:p>23841</text:p>
          </table:table-cell>
          <table:table-cell office:value-type="float" office:value="22790" table:style-name="ce1">
            <text:p>22790</text:p>
          </table:table-cell>
          <table:table-cell office:value-type="float" office:value="45373" table:style-name="ce1">
            <text:p>45373</text:p>
          </table:table-cell>
          <table:table-cell office:value-type="float" office:value="48526559" table:style-name="ce1">
            <text:p>48526559</text:p>
          </table:table-cell>
          <table:table-cell table:number-columns-repeated="16375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1-04T00:00:00" table:style-name="ce2">
            <text:p>2023-01-04</text:p>
          </table:table-cell>
          <table:table-cell office:value-type="string" table:style-name="ce1">
            <text:p>Moderna</text:p>
          </table:table-cell>
          <table:table-cell office:value-type="float" office:value="76703" table:style-name="ce1">
            <text:p>76703</text:p>
          </table:table-cell>
          <table:table-cell office:value-type="float" office:value="38351" table:style-name="ce1">
            <text:p>38351</text:p>
          </table:table-cell>
          <table:table-cell office:value-type="float" office:value="37074" table:style-name="ce1">
            <text:p>37074</text:p>
          </table:table-cell>
          <table:table-cell office:value-type="float" office:value="74719" table:style-name="ce1">
            <text:p>74719</text:p>
          </table:table-cell>
          <table:table-cell office:value-type="float" office:value="17221638" table:style-name="ce1">
            <text:p>17221638</text:p>
          </table:table-cell>
          <table:table-cell table:number-columns-repeated="16375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Djibouti</text:p>
          </table:table-cell>
          <table:table-cell office:value-type="date" office:date-value="2021-09-18T00:00:00" table:style-name="ce2">
            <text:p>2021-09-18</text:p>
          </table:table-cell>
          <table:table-cell office:value-type="string" table:style-name="ce1">
            <text:p>Johnson &amp; Johnson</text:p>
          </table:table-cell>
          <table:table-cell office:value-type="float" office:value="14434" table:style-name="ce1">
            <text:p>14434</text:p>
          </table:table-cell>
          <table:table-cell office:value-type="float" office:value="7217" table:style-name="ce1">
            <text:p>7217</text:p>
          </table:table-cell>
          <table:table-cell office:value-type="float" office:value="7170" table:style-name="ce1">
            <text:p>7170</text:p>
          </table:table-cell>
          <table:table-cell office:value-type="float" office:value="9844" table:style-name="ce1">
            <text:p>9844</text:p>
          </table:table-cell>
          <table:table-cell office:value-type="float" office:value="7436679" table:style-name="ce1">
            <text:p>7436679</text:p>
          </table:table-cell>
          <table:table-cell table:number-columns-repeated="16375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Cape Verde</text:p>
          </table:table-cell>
          <table:table-cell office:value-type="date" office:date-value="2022-12-27T00:00:00" table:style-name="ce2">
            <text:p>2022-12-27</text:p>
          </table:table-cell>
          <table:table-cell office:value-type="string" table:style-name="ce1">
            <text:p>Sinovac</text:p>
          </table:table-cell>
          <table:table-cell office:value-type="float" office:value="54967" table:style-name="ce1">
            <text:p>54967</text:p>
          </table:table-cell>
          <table:table-cell office:value-type="float" office:value="27483" table:style-name="ce1">
            <text:p>27483</text:p>
          </table:table-cell>
          <table:table-cell office:value-type="float" office:value="26751" table:style-name="ce1">
            <text:p>26751</text:p>
          </table:table-cell>
          <table:table-cell office:value-type="float" office:value="51072" table:style-name="ce1">
            <text:p>51072</text:p>
          </table:table-cell>
          <table:table-cell office:value-type="float" office:value="31841813" table:style-name="ce1">
            <text:p>31841813</text:p>
          </table:table-cell>
          <table:table-cell table:number-columns-repeated="16375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Congo</text:p>
          </table:table-cell>
          <table:table-cell office:value-type="date" office:date-value="2022-02-16T00:00:00" table:style-name="ce2">
            <text:p>2022-02-16</text:p>
          </table:table-cell>
          <table:table-cell office:value-type="string" table:style-name="ce1">
            <text:p>Sinovac</text:p>
          </table:table-cell>
          <table:table-cell office:value-type="float" office:value="63211" table:style-name="ce1">
            <text:p>63211</text:p>
          </table:table-cell>
          <table:table-cell office:value-type="float" office:value="31605" table:style-name="ce1">
            <text:p>31605</text:p>
          </table:table-cell>
          <table:table-cell office:value-type="float" office:value="30663" table:style-name="ce1">
            <text:p>30663</text:p>
          </table:table-cell>
          <table:table-cell office:value-type="float" office:value="58384" table:style-name="ce1">
            <text:p>58384</text:p>
          </table:table-cell>
          <table:table-cell office:value-type="float" office:value="14917567" table:style-name="ce1">
            <text:p>14917567</text:p>
          </table:table-cell>
          <table:table-cell table:number-columns-repeated="16375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5-09T00:00:00" table:style-name="ce2">
            <text:p>2023-05-09</text:p>
          </table:table-cell>
          <table:table-cell office:value-type="string" table:style-name="ce1">
            <text:p>Sinovac</text:p>
          </table:table-cell>
          <table:table-cell office:value-type="float" office:value="15553" table:style-name="ce1">
            <text:p>15553</text:p>
          </table:table-cell>
          <table:table-cell office:value-type="float" office:value="7776" table:style-name="ce1">
            <text:p>7776</text:p>
          </table:table-cell>
          <table:table-cell office:value-type="float" office:value="7490" table:style-name="ce1">
            <text:p>7490</text:p>
          </table:table-cell>
          <table:table-cell office:value-type="float" office:value="15408" table:style-name="ce1">
            <text:p>15408</text:p>
          </table:table-cell>
          <table:table-cell office:value-type="float" office:value="15250284" table:style-name="ce1">
            <text:p>15250284</text:p>
          </table:table-cell>
          <table:table-cell table:number-columns-repeated="16375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Serbia</text:p>
          </table:table-cell>
          <table:table-cell office:value-type="date" office:date-value="2021-05-15T00:00:00" table:style-name="ce2">
            <text:p>2021-05-15</text:p>
          </table:table-cell>
          <table:table-cell office:value-type="string" table:style-name="ce1">
            <text:p>Johnson &amp; Johnson</text:p>
          </table:table-cell>
          <table:table-cell office:value-type="float" office:value="10186" table:style-name="ce1">
            <text:p>10186</text:p>
          </table:table-cell>
          <table:table-cell office:value-type="float" office:value="5093" table:style-name="ce1">
            <text:p>5093</text:p>
          </table:table-cell>
          <table:table-cell office:value-type="float" office:value="4944" table:style-name="ce1">
            <text:p>4944</text:p>
          </table:table-cell>
          <table:table-cell office:value-type="float" office:value="9788" table:style-name="ce1">
            <text:p>9788</text:p>
          </table:table-cell>
          <table:table-cell office:value-type="float" office:value="44859143" table:style-name="ce1">
            <text:p>44859143</text:p>
          </table:table-cell>
          <table:table-cell table:number-columns-repeated="16375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7-19T00:00:00" table:style-name="ce2">
            <text:p>2021-07-19</text:p>
          </table:table-cell>
          <table:table-cell office:value-type="string" table:style-name="ce1">
            <text:p>Moderna</text:p>
          </table:table-cell>
          <table:table-cell office:value-type="float" office:value="26073" table:style-name="ce1">
            <text:p>26073</text:p>
          </table:table-cell>
          <table:table-cell office:value-type="float" office:value="13036" table:style-name="ce1">
            <text:p>13036</text:p>
          </table:table-cell>
          <table:table-cell office:value-type="float" office:value="12660" table:style-name="ce1">
            <text:p>12660</text:p>
          </table:table-cell>
          <table:table-cell office:value-type="float" office:value="23382" table:style-name="ce1">
            <text:p>23382</text:p>
          </table:table-cell>
          <table:table-cell office:value-type="float" office:value="3012609" table:style-name="ce1">
            <text:p>3012609</text:p>
          </table:table-cell>
          <table:table-cell table:number-columns-repeated="16375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Fiji</text:p>
          </table:table-cell>
          <table:table-cell office:value-type="date" office:date-value="2023-11-28T00:00:00" table:style-name="ce2">
            <text:p>2023-11-28</text:p>
          </table:table-cell>
          <table:table-cell office:value-type="string" table:style-name="ce1">
            <text:p>Johnson &amp; Johnson</text:p>
          </table:table-cell>
          <table:table-cell office:value-type="float" office:value="7242" table:style-name="ce1">
            <text:p>7242</text:p>
          </table:table-cell>
          <table:table-cell office:value-type="float" office:value="3621" table:style-name="ce1">
            <text:p>3621</text:p>
          </table:table-cell>
          <table:table-cell office:value-type="float" office:value="3334" table:style-name="ce1">
            <text:p>3334</text:p>
          </table:table-cell>
          <table:table-cell office:value-type="float" office:value="4203" table:style-name="ce1">
            <text:p>4203</text:p>
          </table:table-cell>
          <table:table-cell office:value-type="float" office:value="30238158" table:style-name="ce1">
            <text:p>30238158</text:p>
          </table:table-cell>
          <table:table-cell table:number-columns-repeated="16375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Netherlands Antilles</text:p>
          </table:table-cell>
          <table:table-cell office:value-type="date" office:date-value="2022-09-08T00:00:00" table:style-name="ce2">
            <text:p>2022-09-08</text:p>
          </table:table-cell>
          <table:table-cell office:value-type="string" table:style-name="ce1">
            <text:p>Sputnik V</text:p>
          </table:table-cell>
          <table:table-cell office:value-type="float" office:value="54261" table:style-name="ce1">
            <text:p>54261</text:p>
          </table:table-cell>
          <table:table-cell office:value-type="float" office:value="27130" table:style-name="ce1">
            <text:p>27130</text:p>
          </table:table-cell>
          <table:table-cell office:value-type="float" office:value="25906" table:style-name="ce1">
            <text:p>25906</text:p>
          </table:table-cell>
          <table:table-cell office:value-type="float" office:value="53820" table:style-name="ce1">
            <text:p>53820</text:p>
          </table:table-cell>
          <table:table-cell office:value-type="float" office:value="22705880" table:style-name="ce1">
            <text:p>22705880</text:p>
          </table:table-cell>
          <table:table-cell table:number-columns-repeated="16375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Cape Verde</text:p>
          </table:table-cell>
          <table:table-cell office:value-type="date" office:date-value="2021-11-19T00:00:00" table:style-name="ce2">
            <text:p>2021-11-19</text:p>
          </table:table-cell>
          <table:table-cell office:value-type="string" table:style-name="ce1">
            <text:p>Sputnik V</text:p>
          </table:table-cell>
          <table:table-cell office:value-type="float" office:value="20505" table:style-name="ce1">
            <text:p>20505</text:p>
          </table:table-cell>
          <table:table-cell office:value-type="float" office:value="10252" table:style-name="ce1">
            <text:p>10252</text:p>
          </table:table-cell>
          <table:table-cell office:value-type="float" office:value="9386" table:style-name="ce1">
            <text:p>9386</text:p>
          </table:table-cell>
          <table:table-cell office:value-type="float" office:value="19357" table:style-name="ce1">
            <text:p>19357</text:p>
          </table:table-cell>
          <table:table-cell office:value-type="float" office:value="19629425" table:style-name="ce1">
            <text:p>19629425</text:p>
          </table:table-cell>
          <table:table-cell table:number-columns-repeated="16375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10-11T00:00:00" table:style-name="ce2">
            <text:p>2022-10-11</text:p>
          </table:table-cell>
          <table:table-cell office:value-type="string" table:style-name="ce1">
            <text:p>Sinovac</text:p>
          </table:table-cell>
          <table:table-cell office:value-type="float" office:value="80759" table:style-name="ce1">
            <text:p>80759</text:p>
          </table:table-cell>
          <table:table-cell office:value-type="float" office:value="40379" table:style-name="ce1">
            <text:p>40379</text:p>
          </table:table-cell>
          <table:table-cell office:value-type="float" office:value="37195" table:style-name="ce1">
            <text:p>37195</text:p>
          </table:table-cell>
          <table:table-cell office:value-type="float" office:value="77055" table:style-name="ce1">
            <text:p>77055</text:p>
          </table:table-cell>
          <table:table-cell office:value-type="float" office:value="47884156" table:style-name="ce1">
            <text:p>47884156</text:p>
          </table:table-cell>
          <table:table-cell table:number-columns-repeated="16375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Qatar</text:p>
          </table:table-cell>
          <table:table-cell office:value-type="date" office:date-value="2023-04-26T00:00:00" table:style-name="ce2">
            <text:p>2023-04-26</text:p>
          </table:table-cell>
          <table:table-cell office:value-type="string" table:style-name="ce1">
            <text:p>Sinovac</text:p>
          </table:table-cell>
          <table:table-cell office:value-type="float" office:value="92952" table:style-name="ce1">
            <text:p>92952</text:p>
          </table:table-cell>
          <table:table-cell office:value-type="float" office:value="46476" table:style-name="ce1">
            <text:p>46476</text:p>
          </table:table-cell>
          <table:table-cell office:value-type="float" office:value="42799" table:style-name="ce1">
            <text:p>42799</text:p>
          </table:table-cell>
          <table:table-cell office:value-type="float" office:value="89261" table:style-name="ce1">
            <text:p>89261</text:p>
          </table:table-cell>
          <table:table-cell office:value-type="float" office:value="19809372" table:style-name="ce1">
            <text:p>19809372</text:p>
          </table:table-cell>
          <table:table-cell table:number-columns-repeated="16375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Myanmar</text:p>
          </table:table-cell>
          <table:table-cell office:value-type="date" office:date-value="2023-09-04T00:00:00" table:style-name="ce2">
            <text:p>2023-09-04</text:p>
          </table:table-cell>
          <table:table-cell office:value-type="string" table:style-name="ce1">
            <text:p>Johnson &amp; Johnson</text:p>
          </table:table-cell>
          <table:table-cell office:value-type="float" office:value="20475" table:style-name="ce1">
            <text:p>20475</text:p>
          </table:table-cell>
          <table:table-cell office:value-type="float" office:value="10237" table:style-name="ce1">
            <text:p>10237</text:p>
          </table:table-cell>
          <table:table-cell office:value-type="float" office:value="10012" table:style-name="ce1">
            <text:p>10012</text:p>
          </table:table-cell>
          <table:table-cell office:value-type="float" office:value="15589" table:style-name="ce1">
            <text:p>15589</text:p>
          </table:table-cell>
          <table:table-cell office:value-type="float" office:value="3896041" table:style-name="ce1">
            <text:p>3896041</text:p>
          </table:table-cell>
          <table:table-cell table:number-columns-repeated="16375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Jamaica</text:p>
          </table:table-cell>
          <table:table-cell office:value-type="date" office:date-value="2023-10-07T00:00:00" table:style-name="ce2">
            <text:p>2023-10-07</text:p>
          </table:table-cell>
          <table:table-cell office:value-type="string" table:style-name="ce1">
            <text:p>Johnson &amp; Johnson</text:p>
          </table:table-cell>
          <table:table-cell office:value-type="float" office:value="75607" table:style-name="ce1">
            <text:p>75607</text:p>
          </table:table-cell>
          <table:table-cell office:value-type="float" office:value="37803" table:style-name="ce1">
            <text:p>37803</text:p>
          </table:table-cell>
          <table:table-cell office:value-type="float" office:value="34751" table:style-name="ce1">
            <text:p>34751</text:p>
          </table:table-cell>
          <table:table-cell office:value-type="float" office:value="71881" table:style-name="ce1">
            <text:p>71881</text:p>
          </table:table-cell>
          <table:table-cell office:value-type="float" office:value="44295978" table:style-name="ce1">
            <text:p>44295978</text:p>
          </table:table-cell>
          <table:table-cell table:number-columns-repeated="16375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9-14T00:00:00" table:style-name="ce2">
            <text:p>2023-09-14</text:p>
          </table:table-cell>
          <table:table-cell office:value-type="string" table:style-name="ce1">
            <text:p>AstraZeneca</text:p>
          </table:table-cell>
          <table:table-cell office:value-type="float" office:value="92065" table:style-name="ce1">
            <text:p>92065</text:p>
          </table:table-cell>
          <table:table-cell office:value-type="float" office:value="46032" table:style-name="ce1">
            <text:p>46032</text:p>
          </table:table-cell>
          <table:table-cell office:value-type="float" office:value="43280" table:style-name="ce1">
            <text:p>43280</text:p>
          </table:table-cell>
          <table:table-cell office:value-type="float" office:value="89159" table:style-name="ce1">
            <text:p>89159</text:p>
          </table:table-cell>
          <table:table-cell office:value-type="float" office:value="18797653" table:style-name="ce1">
            <text:p>18797653</text:p>
          </table:table-cell>
          <table:table-cell table:number-columns-repeated="16375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Djibouti</text:p>
          </table:table-cell>
          <table:table-cell office:value-type="date" office:date-value="2021-10-25T00:00:00" table:style-name="ce2">
            <text:p>2021-10-25</text:p>
          </table:table-cell>
          <table:table-cell office:value-type="string" table:style-name="ce1">
            <text:p>Pfizer</text:p>
          </table:table-cell>
          <table:table-cell office:value-type="float" office:value="33171" table:style-name="ce1">
            <text:p>33171</text:p>
          </table:table-cell>
          <table:table-cell office:value-type="float" office:value="16585" table:style-name="ce1">
            <text:p>16585</text:p>
          </table:table-cell>
          <table:table-cell office:value-type="float" office:value="15380" table:style-name="ce1">
            <text:p>15380</text:p>
          </table:table-cell>
          <table:table-cell office:value-type="float" office:value="28556" table:style-name="ce1">
            <text:p>28556</text:p>
          </table:table-cell>
          <table:table-cell office:value-type="float" office:value="13310849" table:style-name="ce1">
            <text:p>13310849</text:p>
          </table:table-cell>
          <table:table-cell table:number-columns-repeated="16375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Benin</text:p>
          </table:table-cell>
          <table:table-cell office:value-type="date" office:date-value="2022-09-14T00:00:00" table:style-name="ce2">
            <text:p>2022-09-14</text:p>
          </table:table-cell>
          <table:table-cell office:value-type="string" table:style-name="ce1">
            <text:p>Sinovac</text:p>
          </table:table-cell>
          <table:table-cell office:value-type="float" office:value="39057" table:style-name="ce1">
            <text:p>39057</text:p>
          </table:table-cell>
          <table:table-cell office:value-type="float" office:value="19528" table:style-name="ce1">
            <text:p>19528</text:p>
          </table:table-cell>
          <table:table-cell office:value-type="float" office:value="19110" table:style-name="ce1">
            <text:p>19110</text:p>
          </table:table-cell>
          <table:table-cell office:value-type="float" office:value="35135" table:style-name="ce1">
            <text:p>35135</text:p>
          </table:table-cell>
          <table:table-cell office:value-type="float" office:value="24111545" table:style-name="ce1">
            <text:p>24111545</text:p>
          </table:table-cell>
          <table:table-cell table:number-columns-repeated="16375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5-23T00:00:00" table:style-name="ce2">
            <text:p>2021-05-23</text:p>
          </table:table-cell>
          <table:table-cell office:value-type="string" table:style-name="ce1">
            <text:p>Johnson &amp; Johnson</text:p>
          </table:table-cell>
          <table:table-cell office:value-type="float" office:value="68550" table:style-name="ce1">
            <text:p>68550</text:p>
          </table:table-cell>
          <table:table-cell office:value-type="float" office:value="34275" table:style-name="ce1">
            <text:p>34275</text:p>
          </table:table-cell>
          <table:table-cell office:value-type="float" office:value="33096" table:style-name="ce1">
            <text:p>33096</text:p>
          </table:table-cell>
          <table:table-cell office:value-type="float" office:value="63909" table:style-name="ce1">
            <text:p>63909</text:p>
          </table:table-cell>
          <table:table-cell office:value-type="float" office:value="20411443" table:style-name="ce1">
            <text:p>20411443</text:p>
          </table:table-cell>
          <table:table-cell table:number-columns-repeated="16375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Cuba</text:p>
          </table:table-cell>
          <table:table-cell office:value-type="date" office:date-value="2023-08-04T00:00:00" table:style-name="ce2">
            <text:p>2023-08-04</text:p>
          </table:table-cell>
          <table:table-cell office:value-type="string" table:style-name="ce1">
            <text:p>AstraZeneca</text:p>
          </table:table-cell>
          <table:table-cell office:value-type="float" office:value="63788" table:style-name="ce1">
            <text:p>63788</text:p>
          </table:table-cell>
          <table:table-cell office:value-type="float" office:value="31894" table:style-name="ce1">
            <text:p>31894</text:p>
          </table:table-cell>
          <table:table-cell office:value-type="float" office:value="31646" table:style-name="ce1">
            <text:p>31646</text:p>
          </table:table-cell>
          <table:table-cell office:value-type="float" office:value="61982" table:style-name="ce1">
            <text:p>61982</text:p>
          </table:table-cell>
          <table:table-cell office:value-type="float" office:value="19783274" table:style-name="ce1">
            <text:p>19783274</text:p>
          </table:table-cell>
          <table:table-cell table:number-columns-repeated="16375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Sudan</text:p>
          </table:table-cell>
          <table:table-cell office:value-type="date" office:date-value="2021-09-04T00:00:00" table:style-name="ce2">
            <text:p>2021-09-04</text:p>
          </table:table-cell>
          <table:table-cell office:value-type="string" table:style-name="ce1">
            <text:p>AstraZeneca</text:p>
          </table:table-cell>
          <table:table-cell office:value-type="float" office:value="24844" table:style-name="ce1">
            <text:p>24844</text:p>
          </table:table-cell>
          <table:table-cell office:value-type="float" office:value="12422" table:style-name="ce1">
            <text:p>12422</text:p>
          </table:table-cell>
          <table:table-cell office:value-type="float" office:value="12324" table:style-name="ce1">
            <text:p>12324</text:p>
          </table:table-cell>
          <table:table-cell office:value-type="float" office:value="22383" table:style-name="ce1">
            <text:p>22383</text:p>
          </table:table-cell>
          <table:table-cell office:value-type="float" office:value="49973396" table:style-name="ce1">
            <text:p>49973396</text:p>
          </table:table-cell>
          <table:table-cell table:number-columns-repeated="16375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Antigua and Barbuda</text:p>
          </table:table-cell>
          <table:table-cell office:value-type="date" office:date-value="2021-05-06T00:00:00" table:style-name="ce2">
            <text:p>2021-05-06</text:p>
          </table:table-cell>
          <table:table-cell office:value-type="string" table:style-name="ce1">
            <text:p>Pfizer</text:p>
          </table:table-cell>
          <table:table-cell office:value-type="float" office:value="82851" table:style-name="ce1">
            <text:p>82851</text:p>
          </table:table-cell>
          <table:table-cell office:value-type="float" office:value="41425" table:style-name="ce1">
            <text:p>41425</text:p>
          </table:table-cell>
          <table:table-cell office:value-type="float" office:value="39171" table:style-name="ce1">
            <text:p>39171</text:p>
          </table:table-cell>
          <table:table-cell office:value-type="float" office:value="82178" table:style-name="ce1">
            <text:p>82178</text:p>
          </table:table-cell>
          <table:table-cell office:value-type="float" office:value="16647107" table:style-name="ce1">
            <text:p>16647107</text:p>
          </table:table-cell>
          <table:table-cell table:number-columns-repeated="16375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Guadeloupe</text:p>
          </table:table-cell>
          <table:table-cell office:value-type="date" office:date-value="2021-01-12T00:00:00" table:style-name="ce2">
            <text:p>2021-01-12</text:p>
          </table:table-cell>
          <table:table-cell office:value-type="string" table:style-name="ce1">
            <text:p>Pfizer</text:p>
          </table:table-cell>
          <table:table-cell office:value-type="float" office:value="103407" table:style-name="ce1">
            <text:p>103407</text:p>
          </table:table-cell>
          <table:table-cell office:value-type="float" office:value="51703" table:style-name="ce1">
            <text:p>51703</text:p>
          </table:table-cell>
          <table:table-cell office:value-type="float" office:value="48213" table:style-name="ce1">
            <text:p>48213</text:p>
          </table:table-cell>
          <table:table-cell office:value-type="float" office:value="98961" table:style-name="ce1">
            <text:p>98961</text:p>
          </table:table-cell>
          <table:table-cell office:value-type="float" office:value="31081668" table:style-name="ce1">
            <text:p>31081668</text:p>
          </table:table-cell>
          <table:table-cell table:number-columns-repeated="16375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Anguilla</text:p>
          </table:table-cell>
          <table:table-cell office:value-type="date" office:date-value="2022-04-18T00:00:00" table:style-name="ce2">
            <text:p>2022-04-18</text:p>
          </table:table-cell>
          <table:table-cell office:value-type="string" table:style-name="ce1">
            <text:p>Moderna</text:p>
          </table:table-cell>
          <table:table-cell office:value-type="float" office:value="38808" table:style-name="ce1">
            <text:p>38808</text:p>
          </table:table-cell>
          <table:table-cell office:value-type="float" office:value="19404" table:style-name="ce1">
            <text:p>19404</text:p>
          </table:table-cell>
          <table:table-cell office:value-type="float" office:value="18184" table:style-name="ce1">
            <text:p>18184</text:p>
          </table:table-cell>
          <table:table-cell office:value-type="float" office:value="35642" table:style-name="ce1">
            <text:p>35642</text:p>
          </table:table-cell>
          <table:table-cell office:value-type="float" office:value="20007810" table:style-name="ce1">
            <text:p>20007810</text:p>
          </table:table-cell>
          <table:table-cell table:number-columns-repeated="16375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Jamaica</text:p>
          </table:table-cell>
          <table:table-cell office:value-type="date" office:date-value="2021-10-09T00:00:00" table:style-name="ce2">
            <text:p>2021-10-09</text:p>
          </table:table-cell>
          <table:table-cell office:value-type="string" table:style-name="ce1">
            <text:p>Sputnik V</text:p>
          </table:table-cell>
          <table:table-cell office:value-type="float" office:value="40954" table:style-name="ce1">
            <text:p>40954</text:p>
          </table:table-cell>
          <table:table-cell office:value-type="float" office:value="20477" table:style-name="ce1">
            <text:p>20477</text:p>
          </table:table-cell>
          <table:table-cell office:value-type="float" office:value="20051" table:style-name="ce1">
            <text:p>20051</text:p>
          </table:table-cell>
          <table:table-cell office:value-type="float" office:value="39335" table:style-name="ce1">
            <text:p>39335</text:p>
          </table:table-cell>
          <table:table-cell office:value-type="float" office:value="17515582" table:style-name="ce1">
            <text:p>17515582</text:p>
          </table:table-cell>
          <table:table-cell table:number-columns-repeated="16375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Reunion</text:p>
          </table:table-cell>
          <table:table-cell office:value-type="date" office:date-value="2021-04-05T00:00:00" table:style-name="ce2">
            <text:p>2021-04-05</text:p>
          </table:table-cell>
          <table:table-cell office:value-type="string" table:style-name="ce1">
            <text:p>Pfizer</text:p>
          </table:table-cell>
          <table:table-cell office:value-type="float" office:value="45153" table:style-name="ce1">
            <text:p>45153</text:p>
          </table:table-cell>
          <table:table-cell office:value-type="float" office:value="22576" table:style-name="ce1">
            <text:p>22576</text:p>
          </table:table-cell>
          <table:table-cell office:value-type="float" office:value="20619" table:style-name="ce1">
            <text:p>20619</text:p>
          </table:table-cell>
          <table:table-cell office:value-type="float" office:value="43198" table:style-name="ce1">
            <text:p>43198</text:p>
          </table:table-cell>
          <table:table-cell office:value-type="float" office:value="36606826" table:style-name="ce1">
            <text:p>36606826</text:p>
          </table:table-cell>
          <table:table-cell table:number-columns-repeated="16375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Mauritius</text:p>
          </table:table-cell>
          <table:table-cell office:value-type="date" office:date-value="2023-06-03T00:00:00" table:style-name="ce2">
            <text:p>2023-06-03</text:p>
          </table:table-cell>
          <table:table-cell office:value-type="string" table:style-name="ce1">
            <text:p>Johnson &amp; Johnson</text:p>
          </table:table-cell>
          <table:table-cell office:value-type="float" office:value="71528" table:style-name="ce1">
            <text:p>71528</text:p>
          </table:table-cell>
          <table:table-cell office:value-type="float" office:value="35764" table:style-name="ce1">
            <text:p>35764</text:p>
          </table:table-cell>
          <table:table-cell office:value-type="float" office:value="33406" table:style-name="ce1">
            <text:p>33406</text:p>
          </table:table-cell>
          <table:table-cell office:value-type="float" office:value="67625" table:style-name="ce1">
            <text:p>67625</text:p>
          </table:table-cell>
          <table:table-cell office:value-type="float" office:value="26151383" table:style-name="ce1">
            <text:p>26151383</text:p>
          </table:table-cell>
          <table:table-cell table:number-columns-repeated="16375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Kiribati</text:p>
          </table:table-cell>
          <table:table-cell office:value-type="date" office:date-value="2023-12-17T00:00:00" table:style-name="ce2">
            <text:p>2023-12-17</text:p>
          </table:table-cell>
          <table:table-cell office:value-type="string" table:style-name="ce1">
            <text:p>Sputnik V</text:p>
          </table:table-cell>
          <table:table-cell office:value-type="float" office:value="68046" table:style-name="ce1">
            <text:p>68046</text:p>
          </table:table-cell>
          <table:table-cell office:value-type="float" office:value="34023" table:style-name="ce1">
            <text:p>34023</text:p>
          </table:table-cell>
          <table:table-cell office:value-type="float" office:value="32359" table:style-name="ce1">
            <text:p>32359</text:p>
          </table:table-cell>
          <table:table-cell office:value-type="float" office:value="64849" table:style-name="ce1">
            <text:p>64849</text:p>
          </table:table-cell>
          <table:table-cell office:value-type="float" office:value="38679787" table:style-name="ce1">
            <text:p>38679787</text:p>
          </table:table-cell>
          <table:table-cell table:number-columns-repeated="16375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Jamaica</text:p>
          </table:table-cell>
          <table:table-cell office:value-type="date" office:date-value="2023-10-29T00:00:00" table:style-name="ce2">
            <text:p>2023-10-29</text:p>
          </table:table-cell>
          <table:table-cell office:value-type="string" table:style-name="ce1">
            <text:p>Moderna</text:p>
          </table:table-cell>
          <table:table-cell office:value-type="float" office:value="73666" table:style-name="ce1">
            <text:p>73666</text:p>
          </table:table-cell>
          <table:table-cell office:value-type="float" office:value="36833" table:style-name="ce1">
            <text:p>36833</text:p>
          </table:table-cell>
          <table:table-cell office:value-type="float" office:value="34339" table:style-name="ce1">
            <text:p>34339</text:p>
          </table:table-cell>
          <table:table-cell office:value-type="float" office:value="70631" table:style-name="ce1">
            <text:p>70631</text:p>
          </table:table-cell>
          <table:table-cell office:value-type="float" office:value="26325322" table:style-name="ce1">
            <text:p>26325322</text:p>
          </table:table-cell>
          <table:table-cell table:number-columns-repeated="16375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Cuba</text:p>
          </table:table-cell>
          <table:table-cell office:value-type="date" office:date-value="2022-11-05T00:00:00" table:style-name="ce2">
            <text:p>2022-11-05</text:p>
          </table:table-cell>
          <table:table-cell office:value-type="string" table:style-name="ce1">
            <text:p>AstraZeneca</text:p>
          </table:table-cell>
          <table:table-cell office:value-type="float" office:value="96752" table:style-name="ce1">
            <text:p>96752</text:p>
          </table:table-cell>
          <table:table-cell office:value-type="float" office:value="48376" table:style-name="ce1">
            <text:p>48376</text:p>
          </table:table-cell>
          <table:table-cell office:value-type="float" office:value="46222" table:style-name="ce1">
            <text:p>46222</text:p>
          </table:table-cell>
          <table:table-cell office:value-type="float" office:value="94125" table:style-name="ce1">
            <text:p>94125</text:p>
          </table:table-cell>
          <table:table-cell office:value-type="float" office:value="15358680" table:style-name="ce1">
            <text:p>15358680</text:p>
          </table:table-cell>
          <table:table-cell table:number-columns-repeated="16375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Anguilla</text:p>
          </table:table-cell>
          <table:table-cell office:value-type="date" office:date-value="2022-11-05T00:00:00" table:style-name="ce2">
            <text:p>2022-11-05</text:p>
          </table:table-cell>
          <table:table-cell office:value-type="string" table:style-name="ce1">
            <text:p>Pfizer</text:p>
          </table:table-cell>
          <table:table-cell office:value-type="float" office:value="14076" table:style-name="ce1">
            <text:p>14076</text:p>
          </table:table-cell>
          <table:table-cell office:value-type="float" office:value="7038" table:style-name="ce1">
            <text:p>7038</text:p>
          </table:table-cell>
          <table:table-cell office:value-type="float" office:value="6841" table:style-name="ce1">
            <text:p>6841</text:p>
          </table:table-cell>
          <table:table-cell office:value-type="float" office:value="13832" table:style-name="ce1">
            <text:p>13832</text:p>
          </table:table-cell>
          <table:table-cell office:value-type="float" office:value="41735957" table:style-name="ce1">
            <text:p>41735957</text:p>
          </table:table-cell>
          <table:table-cell table:number-columns-repeated="16375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Sudan</text:p>
          </table:table-cell>
          <table:table-cell office:value-type="date" office:date-value="2023-05-17T00:00:00" table:style-name="ce2">
            <text:p>2023-05-17</text:p>
          </table:table-cell>
          <table:table-cell office:value-type="string" table:style-name="ce1">
            <text:p>Pfizer</text:p>
          </table:table-cell>
          <table:table-cell office:value-type="float" office:value="32866" table:style-name="ce1">
            <text:p>32866</text:p>
          </table:table-cell>
          <table:table-cell office:value-type="float" office:value="16433" table:style-name="ce1">
            <text:p>16433</text:p>
          </table:table-cell>
          <table:table-cell office:value-type="float" office:value="16301" table:style-name="ce1">
            <text:p>16301</text:p>
          </table:table-cell>
          <table:table-cell office:value-type="float" office:value="32437" table:style-name="ce1">
            <text:p>32437</text:p>
          </table:table-cell>
          <table:table-cell office:value-type="float" office:value="21585249" table:style-name="ce1">
            <text:p>21585249</text:p>
          </table:table-cell>
          <table:table-cell table:number-columns-repeated="16375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Fiji</text:p>
          </table:table-cell>
          <table:table-cell office:value-type="date" office:date-value="2023-07-11T00:00:00" table:style-name="ce2">
            <text:p>2023-07-11</text:p>
          </table:table-cell>
          <table:table-cell office:value-type="string" table:style-name="ce1">
            <text:p>Moderna</text:p>
          </table:table-cell>
          <table:table-cell office:value-type="float" office:value="24145" table:style-name="ce1">
            <text:p>24145</text:p>
          </table:table-cell>
          <table:table-cell office:value-type="float" office:value="12072" table:style-name="ce1">
            <text:p>12072</text:p>
          </table:table-cell>
          <table:table-cell office:value-type="float" office:value="11485" table:style-name="ce1">
            <text:p>11485</text:p>
          </table:table-cell>
          <table:table-cell office:value-type="float" office:value="23217" table:style-name="ce1">
            <text:p>23217</text:p>
          </table:table-cell>
          <table:table-cell office:value-type="float" office:value="1705976" table:style-name="ce1">
            <text:p>1705976</text:p>
          </table:table-cell>
          <table:table-cell table:number-columns-repeated="16375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Pakistan</text:p>
          </table:table-cell>
          <table:table-cell office:value-type="date" office:date-value="2023-03-04T00:00:00" table:style-name="ce2">
            <text:p>2023-03-04</text:p>
          </table:table-cell>
          <table:table-cell office:value-type="string" table:style-name="ce1">
            <text:p>Pfizer</text:p>
          </table:table-cell>
          <table:table-cell office:value-type="float" office:value="50720" table:style-name="ce1">
            <text:p>50720</text:p>
          </table:table-cell>
          <table:table-cell office:value-type="float" office:value="25360" table:style-name="ce1">
            <text:p>25360</text:p>
          </table:table-cell>
          <table:table-cell office:value-type="float" office:value="23934" table:style-name="ce1">
            <text:p>23934</text:p>
          </table:table-cell>
          <table:table-cell office:value-type="float" office:value="46498" table:style-name="ce1">
            <text:p>46498</text:p>
          </table:table-cell>
          <table:table-cell office:value-type="float" office:value="7852304" table:style-name="ce1">
            <text:p>7852304</text:p>
          </table:table-cell>
          <table:table-cell table:number-columns-repeated="16375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Fiji</text:p>
          </table:table-cell>
          <table:table-cell office:value-type="date" office:date-value="2022-08-29T00:00:00" table:style-name="ce2">
            <text:p>2022-08-29</text:p>
          </table:table-cell>
          <table:table-cell office:value-type="string" table:style-name="ce1">
            <text:p>Moderna</text:p>
          </table:table-cell>
          <table:table-cell office:value-type="float" office:value="53253" table:style-name="ce1">
            <text:p>53253</text:p>
          </table:table-cell>
          <table:table-cell office:value-type="float" office:value="26626" table:style-name="ce1">
            <text:p>26626</text:p>
          </table:table-cell>
          <table:table-cell office:value-type="float" office:value="26471" table:style-name="ce1">
            <text:p>26471</text:p>
          </table:table-cell>
          <table:table-cell office:value-type="float" office:value="49848" table:style-name="ce1">
            <text:p>49848</text:p>
          </table:table-cell>
          <table:table-cell office:value-type="float" office:value="1862387" table:style-name="ce1">
            <text:p>1862387</text:p>
          </table:table-cell>
          <table:table-cell table:number-columns-repeated="16375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Senegal</text:p>
          </table:table-cell>
          <table:table-cell office:value-type="date" office:date-value="2023-05-10T00:00:00" table:style-name="ce2">
            <text:p>2023-05-10</text:p>
          </table:table-cell>
          <table:table-cell office:value-type="string" table:style-name="ce1">
            <text:p>Moderna</text:p>
          </table:table-cell>
          <table:table-cell office:value-type="float" office:value="34349" table:style-name="ce1">
            <text:p>34349</text:p>
          </table:table-cell>
          <table:table-cell office:value-type="float" office:value="17174" table:style-name="ce1">
            <text:p>17174</text:p>
          </table:table-cell>
          <table:table-cell office:value-type="float" office:value="16594" table:style-name="ce1">
            <text:p>16594</text:p>
          </table:table-cell>
          <table:table-cell office:value-type="float" office:value="32940" table:style-name="ce1">
            <text:p>32940</text:p>
          </table:table-cell>
          <table:table-cell office:value-type="float" office:value="14132287" table:style-name="ce1">
            <text:p>14132287</text:p>
          </table:table-cell>
          <table:table-cell table:number-columns-repeated="16375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Namibia</text:p>
          </table:table-cell>
          <table:table-cell office:value-type="date" office:date-value="2023-01-23T00:00:00" table:style-name="ce2">
            <text:p>2023-01-23</text:p>
          </table:table-cell>
          <table:table-cell office:value-type="string" table:style-name="ce1">
            <text:p>AstraZeneca</text:p>
          </table:table-cell>
          <table:table-cell office:value-type="float" office:value="8244" table:style-name="ce1">
            <text:p>8244</text:p>
          </table:table-cell>
          <table:table-cell office:value-type="float" office:value="4122" table:style-name="ce1">
            <text:p>4122</text:p>
          </table:table-cell>
          <table:table-cell office:value-type="float" office:value="4053" table:style-name="ce1">
            <text:p>4053</text:p>
          </table:table-cell>
          <table:table-cell office:value-type="float" office:value="7548" table:style-name="ce1">
            <text:p>7548</text:p>
          </table:table-cell>
          <table:table-cell office:value-type="float" office:value="26827859" table:style-name="ce1">
            <text:p>26827859</text:p>
          </table:table-cell>
          <table:table-cell table:number-columns-repeated="16375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Bouvet Island (Bouvetoya)</text:p>
          </table:table-cell>
          <table:table-cell office:value-type="date" office:date-value="2021-07-26T00:00:00" table:style-name="ce2">
            <text:p>2021-07-26</text:p>
          </table:table-cell>
          <table:table-cell office:value-type="string" table:style-name="ce1">
            <text:p>Sputnik V</text:p>
          </table:table-cell>
          <table:table-cell office:value-type="float" office:value="85789" table:style-name="ce1">
            <text:p>85789</text:p>
          </table:table-cell>
          <table:table-cell office:value-type="float" office:value="42894" table:style-name="ce1">
            <text:p>42894</text:p>
          </table:table-cell>
          <table:table-cell office:value-type="float" office:value="41085" table:style-name="ce1">
            <text:p>41085</text:p>
          </table:table-cell>
          <table:table-cell office:value-type="float" office:value="82758" table:style-name="ce1">
            <text:p>82758</text:p>
          </table:table-cell>
          <table:table-cell office:value-type="float" office:value="39701058" table:style-name="ce1">
            <text:p>39701058</text:p>
          </table:table-cell>
          <table:table-cell table:number-columns-repeated="16375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Cape Verde</text:p>
          </table:table-cell>
          <table:table-cell office:value-type="date" office:date-value="2023-06-26T00:00:00" table:style-name="ce2">
            <text:p>2023-06-26</text:p>
          </table:table-cell>
          <table:table-cell office:value-type="string" table:style-name="ce1">
            <text:p>Sputnik V</text:p>
          </table:table-cell>
          <table:table-cell office:value-type="float" office:value="815" table:style-name="ce1">
            <text:p>815</text:p>
          </table:table-cell>
          <table:table-cell office:value-type="float" office:value="407" table:style-name="ce1">
            <text:p>407</text:p>
          </table:table-cell>
          <table:table-cell office:value-type="float" office:value="376" table:style-name="ce1">
            <text:p>376</text:p>
          </table:table-cell>
          <table:table-cell office:value-type="float" office:value="740" table:style-name="ce1">
            <text:p>740</text:p>
          </table:table-cell>
          <table:table-cell office:value-type="float" office:value="21633086" table:style-name="ce1">
            <text:p>21633086</text:p>
          </table:table-cell>
          <table:table-cell table:number-columns-repeated="16375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10-04T00:00:00" table:style-name="ce2">
            <text:p>2023-10-04</text:p>
          </table:table-cell>
          <table:table-cell office:value-type="string" table:style-name="ce1">
            <text:p>AstraZeneca</text:p>
          </table:table-cell>
          <table:table-cell office:value-type="float" office:value="51668" table:style-name="ce1">
            <text:p>51668</text:p>
          </table:table-cell>
          <table:table-cell office:value-type="float" office:value="25834" table:style-name="ce1">
            <text:p>25834</text:p>
          </table:table-cell>
          <table:table-cell office:value-type="float" office:value="24412" table:style-name="ce1">
            <text:p>24412</text:p>
          </table:table-cell>
          <table:table-cell office:value-type="float" office:value="49715" table:style-name="ce1">
            <text:p>49715</text:p>
          </table:table-cell>
          <table:table-cell office:value-type="float" office:value="26886583" table:style-name="ce1">
            <text:p>26886583</text:p>
          </table:table-cell>
          <table:table-cell table:number-columns-repeated="16375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Sudan</text:p>
          </table:table-cell>
          <table:table-cell office:value-type="date" office:date-value="2022-02-11T00:00:00" table:style-name="ce2">
            <text:p>2022-02-11</text:p>
          </table:table-cell>
          <table:table-cell office:value-type="string" table:style-name="ce1">
            <text:p>Pfizer</text:p>
          </table:table-cell>
          <table:table-cell office:value-type="float" office:value="46434" table:style-name="ce1">
            <text:p>46434</text:p>
          </table:table-cell>
          <table:table-cell office:value-type="float" office:value="23217" table:style-name="ce1">
            <text:p>23217</text:p>
          </table:table-cell>
          <table:table-cell office:value-type="float" office:value="21839" table:style-name="ce1">
            <text:p>21839</text:p>
          </table:table-cell>
          <table:table-cell office:value-type="float" office:value="41522" table:style-name="ce1">
            <text:p>41522</text:p>
          </table:table-cell>
          <table:table-cell office:value-type="float" office:value="44458671" table:style-name="ce1">
            <text:p>44458671</text:p>
          </table:table-cell>
          <table:table-cell table:number-columns-repeated="16375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Sri Lanka</text:p>
          </table:table-cell>
          <table:table-cell office:value-type="date" office:date-value="2023-04-28T00:00:00" table:style-name="ce2">
            <text:p>2023-04-28</text:p>
          </table:table-cell>
          <table:table-cell office:value-type="string" table:style-name="ce1">
            <text:p>Sinovac</text:p>
          </table:table-cell>
          <table:table-cell office:value-type="float" office:value="90532" table:style-name="ce1">
            <text:p>90532</text:p>
          </table:table-cell>
          <table:table-cell office:value-type="float" office:value="45266" table:style-name="ce1">
            <text:p>45266</text:p>
          </table:table-cell>
          <table:table-cell office:value-type="float" office:value="44112" table:style-name="ce1">
            <text:p>44112</text:p>
          </table:table-cell>
          <table:table-cell office:value-type="float" office:value="86192" table:style-name="ce1">
            <text:p>86192</text:p>
          </table:table-cell>
          <table:table-cell office:value-type="float" office:value="210652" table:style-name="ce1">
            <text:p>210652</text:p>
          </table:table-cell>
          <table:table-cell table:number-columns-repeated="16375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Czech Republic</text:p>
          </table:table-cell>
          <table:table-cell office:value-type="date" office:date-value="2021-08-06T00:00:00" table:style-name="ce2">
            <text:p>2021-08-06</text:p>
          </table:table-cell>
          <table:table-cell office:value-type="string" table:style-name="ce1">
            <text:p>AstraZeneca</text:p>
          </table:table-cell>
          <table:table-cell office:value-type="float" office:value="98855" table:style-name="ce1">
            <text:p>98855</text:p>
          </table:table-cell>
          <table:table-cell office:value-type="float" office:value="49427" table:style-name="ce1">
            <text:p>49427</text:p>
          </table:table-cell>
          <table:table-cell office:value-type="float" office:value="48876" table:style-name="ce1">
            <text:p>48876</text:p>
          </table:table-cell>
          <table:table-cell office:value-type="float" office:value="95559" table:style-name="ce1">
            <text:p>95559</text:p>
          </table:table-cell>
          <table:table-cell office:value-type="float" office:value="35137885" table:style-name="ce1">
            <text:p>35137885</text:p>
          </table:table-cell>
          <table:table-cell table:number-columns-repeated="16375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Guadeloupe</text:p>
          </table:table-cell>
          <table:table-cell office:value-type="date" office:date-value="2021-07-10T00:00:00" table:style-name="ce2">
            <text:p>2021-07-10</text:p>
          </table:table-cell>
          <table:table-cell office:value-type="string" table:style-name="ce1">
            <text:p>Sinovac</text:p>
          </table:table-cell>
          <table:table-cell office:value-type="float" office:value="34171" table:style-name="ce1">
            <text:p>34171</text:p>
          </table:table-cell>
          <table:table-cell office:value-type="float" office:value="17085" table:style-name="ce1">
            <text:p>17085</text:p>
          </table:table-cell>
          <table:table-cell office:value-type="float" office:value="16362" table:style-name="ce1">
            <text:p>16362</text:p>
          </table:table-cell>
          <table:table-cell office:value-type="float" office:value="29563" table:style-name="ce1">
            <text:p>29563</text:p>
          </table:table-cell>
          <table:table-cell office:value-type="float" office:value="23329774" table:style-name="ce1">
            <text:p>23329774</text:p>
          </table:table-cell>
          <table:table-cell table:number-columns-repeated="16375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Cape Verde</text:p>
          </table:table-cell>
          <table:table-cell office:value-type="date" office:date-value="2022-02-27T00:00:00" table:style-name="ce2">
            <text:p>2022-02-27</text:p>
          </table:table-cell>
          <table:table-cell office:value-type="string" table:style-name="ce1">
            <text:p>Pfizer</text:p>
          </table:table-cell>
          <table:table-cell office:value-type="float" office:value="37623" table:style-name="ce1">
            <text:p>37623</text:p>
          </table:table-cell>
          <table:table-cell office:value-type="float" office:value="18811" table:style-name="ce1">
            <text:p>18811</text:p>
          </table:table-cell>
          <table:table-cell office:value-type="float" office:value="18105" table:style-name="ce1">
            <text:p>18105</text:p>
          </table:table-cell>
          <table:table-cell office:value-type="float" office:value="34112" table:style-name="ce1">
            <text:p>34112</text:p>
          </table:table-cell>
          <table:table-cell office:value-type="float" office:value="11813148" table:style-name="ce1">
            <text:p>11813148</text:p>
          </table:table-cell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Antigua and Barbuda</text:p>
          </table:table-cell>
          <table:table-cell office:value-type="date" office:date-value="2022-02-10T00:00:00" table:style-name="ce2">
            <text:p>2022-02-10</text:p>
          </table:table-cell>
          <table:table-cell office:value-type="string" table:style-name="ce1">
            <text:p>Moderna</text:p>
          </table:table-cell>
          <table:table-cell office:value-type="float" office:value="28505" table:style-name="ce1">
            <text:p>28505</text:p>
          </table:table-cell>
          <table:table-cell office:value-type="float" office:value="14252" table:style-name="ce1">
            <text:p>14252</text:p>
          </table:table-cell>
          <table:table-cell office:value-type="float" office:value="13890" table:style-name="ce1">
            <text:p>13890</text:p>
          </table:table-cell>
          <table:table-cell office:value-type="float" office:value="28415" table:style-name="ce1">
            <text:p>28415</text:p>
          </table:table-cell>
          <table:table-cell office:value-type="float" office:value="39724220" table:style-name="ce1">
            <text:p>39724220</text:p>
          </table:table-cell>
          <table:table-cell table:number-columns-repeated="16375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Cape Verde</text:p>
          </table:table-cell>
          <table:table-cell office:value-type="date" office:date-value="2022-02-11T00:00:00" table:style-name="ce2">
            <text:p>2022-02-11</text:p>
          </table:table-cell>
          <table:table-cell office:value-type="string" table:style-name="ce1">
            <text:p>Sputnik V</text:p>
          </table:table-cell>
          <table:table-cell office:value-type="float" office:value="32499" table:style-name="ce1">
            <text:p>32499</text:p>
          </table:table-cell>
          <table:table-cell office:value-type="float" office:value="16249" table:style-name="ce1">
            <text:p>16249</text:p>
          </table:table-cell>
          <table:table-cell office:value-type="float" office:value="15605" table:style-name="ce1">
            <text:p>15605</text:p>
          </table:table-cell>
          <table:table-cell office:value-type="float" office:value="27997" table:style-name="ce1">
            <text:p>27997</text:p>
          </table:table-cell>
          <table:table-cell office:value-type="float" office:value="22359705" table:style-name="ce1">
            <text:p>22359705</text:p>
          </table:table-cell>
          <table:table-cell table:number-columns-repeated="16375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Cuba</text:p>
          </table:table-cell>
          <table:table-cell office:value-type="date" office:date-value="2022-04-21T00:00:00" table:style-name="ce2">
            <text:p>2022-04-21</text:p>
          </table:table-cell>
          <table:table-cell office:value-type="string" table:style-name="ce1">
            <text:p>Moderna</text:p>
          </table:table-cell>
          <table:table-cell office:value-type="float" office:value="62248" table:style-name="ce1">
            <text:p>62248</text:p>
          </table:table-cell>
          <table:table-cell office:value-type="float" office:value="31124" table:style-name="ce1">
            <text:p>31124</text:p>
          </table:table-cell>
          <table:table-cell office:value-type="float" office:value="28961" table:style-name="ce1">
            <text:p>28961</text:p>
          </table:table-cell>
          <table:table-cell office:value-type="float" office:value="57794" table:style-name="ce1">
            <text:p>57794</text:p>
          </table:table-cell>
          <table:table-cell office:value-type="float" office:value="18900716" table:style-name="ce1">
            <text:p>18900716</text:p>
          </table:table-cell>
          <table:table-cell table:number-columns-repeated="16375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Guadeloupe</text:p>
          </table:table-cell>
          <table:table-cell office:value-type="date" office:date-value="2023-11-15T00:00:00" table:style-name="ce2">
            <text:p>2023-11-15</text:p>
          </table:table-cell>
          <table:table-cell office:value-type="string" table:style-name="ce1">
            <text:p>Johnson &amp; Johnson</text:p>
          </table:table-cell>
          <table:table-cell office:value-type="float" office:value="58991" table:style-name="ce1">
            <text:p>58991</text:p>
          </table:table-cell>
          <table:table-cell office:value-type="float" office:value="29495" table:style-name="ce1">
            <text:p>29495</text:p>
          </table:table-cell>
          <table:table-cell office:value-type="float" office:value="28698" table:style-name="ce1">
            <text:p>28698</text:p>
          </table:table-cell>
          <table:table-cell office:value-type="float" office:value="55606" table:style-name="ce1">
            <text:p>55606</text:p>
          </table:table-cell>
          <table:table-cell office:value-type="float" office:value="16874945" table:style-name="ce1">
            <text:p>16874945</text:p>
          </table:table-cell>
          <table:table-cell table:number-columns-repeated="16375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1-05T00:00:00" table:style-name="ce2">
            <text:p>2023-01-05</text:p>
          </table:table-cell>
          <table:table-cell office:value-type="string" table:style-name="ce1">
            <text:p>Pfizer</text:p>
          </table:table-cell>
          <table:table-cell office:value-type="float" office:value="69679" table:style-name="ce1">
            <text:p>69679</text:p>
          </table:table-cell>
          <table:table-cell office:value-type="float" office:value="34839" table:style-name="ce1">
            <text:p>34839</text:p>
          </table:table-cell>
          <table:table-cell office:value-type="float" office:value="34563" table:style-name="ce1">
            <text:p>34563</text:p>
          </table:table-cell>
          <table:table-cell office:value-type="float" office:value="67350" table:style-name="ce1">
            <text:p>67350</text:p>
          </table:table-cell>
          <table:table-cell office:value-type="float" office:value="7063081" table:style-name="ce1">
            <text:p>7063081</text:p>
          </table:table-cell>
          <table:table-cell table:number-columns-repeated="16375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Cuba</text:p>
          </table:table-cell>
          <table:table-cell office:value-type="date" office:date-value="2022-02-12T00:00:00" table:style-name="ce2">
            <text:p>2022-02-12</text:p>
          </table:table-cell>
          <table:table-cell office:value-type="string" table:style-name="ce1">
            <text:p>Moderna</text:p>
          </table:table-cell>
          <table:table-cell office:value-type="float" office:value="11903" table:style-name="ce1">
            <text:p>11903</text:p>
          </table:table-cell>
          <table:table-cell office:value-type="float" office:value="5951" table:style-name="ce1">
            <text:p>5951</text:p>
          </table:table-cell>
          <table:table-cell office:value-type="float" office:value="5594" table:style-name="ce1">
            <text:p>5594</text:p>
          </table:table-cell>
          <table:table-cell office:value-type="float" office:value="9560" table:style-name="ce1">
            <text:p>9560</text:p>
          </table:table-cell>
          <table:table-cell office:value-type="float" office:value="2601572" table:style-name="ce1">
            <text:p>2601572</text:p>
          </table:table-cell>
          <table:table-cell table:number-columns-repeated="16375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Anguilla</text:p>
          </table:table-cell>
          <table:table-cell office:value-type="date" office:date-value="2023-07-21T00:00:00" table:style-name="ce2">
            <text:p>2023-07-21</text:p>
          </table:table-cell>
          <table:table-cell office:value-type="string" table:style-name="ce1">
            <text:p>AstraZeneca</text:p>
          </table:table-cell>
          <table:table-cell office:value-type="float" office:value="54287" table:style-name="ce1">
            <text:p>54287</text:p>
          </table:table-cell>
          <table:table-cell office:value-type="float" office:value="27143" table:style-name="ce1">
            <text:p>27143</text:p>
          </table:table-cell>
          <table:table-cell office:value-type="float" office:value="26233" table:style-name="ce1">
            <text:p>26233</text:p>
          </table:table-cell>
          <table:table-cell office:value-type="float" office:value="53809" table:style-name="ce1">
            <text:p>53809</text:p>
          </table:table-cell>
          <table:table-cell office:value-type="float" office:value="32618278" table:style-name="ce1">
            <text:p>32618278</text:p>
          </table:table-cell>
          <table:table-cell table:number-columns-repeated="16375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Italy</text:p>
          </table:table-cell>
          <table:table-cell office:value-type="date" office:date-value="2023-11-05T00:00:00" table:style-name="ce2">
            <text:p>2023-11-05</text:p>
          </table:table-cell>
          <table:table-cell office:value-type="string" table:style-name="ce1">
            <text:p>Sinovac</text:p>
          </table:table-cell>
          <table:table-cell office:value-type="float" office:value="38810" table:style-name="ce1">
            <text:p>38810</text:p>
          </table:table-cell>
          <table:table-cell office:value-type="float" office:value="19405" table:style-name="ce1">
            <text:p>19405</text:p>
          </table:table-cell>
          <table:table-cell office:value-type="float" office:value="18198" table:style-name="ce1">
            <text:p>18198</text:p>
          </table:table-cell>
          <table:table-cell office:value-type="float" office:value="38312" table:style-name="ce1">
            <text:p>38312</text:p>
          </table:table-cell>
          <table:table-cell office:value-type="float" office:value="36631106" table:style-name="ce1">
            <text:p>36631106</text:p>
          </table:table-cell>
          <table:table-cell table:number-columns-repeated="16375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Bermuda</text:p>
          </table:table-cell>
          <table:table-cell office:value-type="date" office:date-value="2022-01-19T00:00:00" table:style-name="ce2">
            <text:p>2022-01-19</text:p>
          </table:table-cell>
          <table:table-cell office:value-type="string" table:style-name="ce1">
            <text:p>Sinovac</text:p>
          </table:table-cell>
          <table:table-cell office:value-type="float" office:value="66213" table:style-name="ce1">
            <text:p>66213</text:p>
          </table:table-cell>
          <table:table-cell office:value-type="float" office:value="33106" table:style-name="ce1">
            <text:p>33106</text:p>
          </table:table-cell>
          <table:table-cell office:value-type="float" office:value="30685" table:style-name="ce1">
            <text:p>30685</text:p>
          </table:table-cell>
          <table:table-cell office:value-type="float" office:value="64161" table:style-name="ce1">
            <text:p>64161</text:p>
          </table:table-cell>
          <table:table-cell office:value-type="float" office:value="21000182" table:style-name="ce1">
            <text:p>21000182</text:p>
          </table:table-cell>
          <table:table-cell table:number-columns-repeated="16375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Antigua and Barbuda</text:p>
          </table:table-cell>
          <table:table-cell office:value-type="date" office:date-value="2022-04-10T00:00:00" table:style-name="ce2">
            <text:p>2022-04-10</text:p>
          </table:table-cell>
          <table:table-cell office:value-type="string" table:style-name="ce1">
            <text:p>Sinovac</text:p>
          </table:table-cell>
          <table:table-cell office:value-type="float" office:value="20757" table:style-name="ce1">
            <text:p>20757</text:p>
          </table:table-cell>
          <table:table-cell office:value-type="float" office:value="10378" table:style-name="ce1">
            <text:p>10378</text:p>
          </table:table-cell>
          <table:table-cell office:value-type="float" office:value="10024" table:style-name="ce1">
            <text:p>10024</text:p>
          </table:table-cell>
          <table:table-cell office:value-type="float" office:value="16688" table:style-name="ce1">
            <text:p>16688</text:p>
          </table:table-cell>
          <table:table-cell office:value-type="float" office:value="22119011" table:style-name="ce1">
            <text:p>22119011</text:p>
          </table:table-cell>
          <table:table-cell table:number-columns-repeated="16375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Bosnia and Herzegovina</text:p>
          </table:table-cell>
          <table:table-cell office:value-type="date" office:date-value="2021-08-03T00:00:00" table:style-name="ce2">
            <text:p>2021-08-03</text:p>
          </table:table-cell>
          <table:table-cell office:value-type="string" table:style-name="ce1">
            <text:p>Pfizer</text:p>
          </table:table-cell>
          <table:table-cell office:value-type="float" office:value="64727" table:style-name="ce1">
            <text:p>64727</text:p>
          </table:table-cell>
          <table:table-cell office:value-type="float" office:value="32363" table:style-name="ce1">
            <text:p>32363</text:p>
          </table:table-cell>
          <table:table-cell office:value-type="float" office:value="30772" table:style-name="ce1">
            <text:p>30772</text:p>
          </table:table-cell>
          <table:table-cell office:value-type="float" office:value="62812" table:style-name="ce1">
            <text:p>62812</text:p>
          </table:table-cell>
          <table:table-cell office:value-type="float" office:value="2294319" table:style-name="ce1">
            <text:p>2294319</text:p>
          </table:table-cell>
          <table:table-cell table:number-columns-repeated="16375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Fiji</text:p>
          </table:table-cell>
          <table:table-cell office:value-type="date" office:date-value="2023-06-13T00:00:00" table:style-name="ce2">
            <text:p>2023-06-13</text:p>
          </table:table-cell>
          <table:table-cell office:value-type="string" table:style-name="ce1">
            <text:p>AstraZeneca</text:p>
          </table:table-cell>
          <table:table-cell office:value-type="float" office:value="72050" table:style-name="ce1">
            <text:p>72050</text:p>
          </table:table-cell>
          <table:table-cell office:value-type="float" office:value="36025" table:style-name="ce1">
            <text:p>36025</text:p>
          </table:table-cell>
          <table:table-cell office:value-type="float" office:value="32424" table:style-name="ce1">
            <text:p>32424</text:p>
          </table:table-cell>
          <table:table-cell office:value-type="float" office:value="67071" table:style-name="ce1">
            <text:p>67071</text:p>
          </table:table-cell>
          <table:table-cell office:value-type="float" office:value="25819434" table:style-name="ce1">
            <text:p>25819434</text:p>
          </table:table-cell>
          <table:table-cell table:number-columns-repeated="16375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Cuba</text:p>
          </table:table-cell>
          <table:table-cell office:value-type="date" office:date-value="2023-08-18T00:00:00" table:style-name="ce2">
            <text:p>2023-08-18</text:p>
          </table:table-cell>
          <table:table-cell office:value-type="string" table:style-name="ce1">
            <text:p>Moderna</text:p>
          </table:table-cell>
          <table:table-cell office:value-type="float" office:value="72965" table:style-name="ce1">
            <text:p>72965</text:p>
          </table:table-cell>
          <table:table-cell office:value-type="float" office:value="36482" table:style-name="ce1">
            <text:p>36482</text:p>
          </table:table-cell>
          <table:table-cell office:value-type="float" office:value="36176" table:style-name="ce1">
            <text:p>36176</text:p>
          </table:table-cell>
          <table:table-cell office:value-type="float" office:value="68278" table:style-name="ce1">
            <text:p>68278</text:p>
          </table:table-cell>
          <table:table-cell office:value-type="float" office:value="26989725" table:style-name="ce1">
            <text:p>26989725</text:p>
          </table:table-cell>
          <table:table-cell table:number-columns-repeated="16375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Moldova</text:p>
          </table:table-cell>
          <table:table-cell office:value-type="date" office:date-value="2021-09-13T00:00:00" table:style-name="ce2">
            <text:p>2021-09-13</text:p>
          </table:table-cell>
          <table:table-cell office:value-type="string" table:style-name="ce1">
            <text:p>Sinovac</text:p>
          </table:table-cell>
          <table:table-cell office:value-type="float" office:value="36551" table:style-name="ce1">
            <text:p>36551</text:p>
          </table:table-cell>
          <table:table-cell office:value-type="float" office:value="18275" table:style-name="ce1">
            <text:p>18275</text:p>
          </table:table-cell>
          <table:table-cell office:value-type="float" office:value="16721" table:style-name="ce1">
            <text:p>16721</text:p>
          </table:table-cell>
          <table:table-cell office:value-type="float" office:value="33961" table:style-name="ce1">
            <text:p>33961</text:p>
          </table:table-cell>
          <table:table-cell office:value-type="float" office:value="40147033" table:style-name="ce1">
            <text:p>40147033</text:p>
          </table:table-cell>
          <table:table-cell table:number-columns-repeated="16375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Benin</text:p>
          </table:table-cell>
          <table:table-cell office:value-type="date" office:date-value="2021-03-02T00:00:00" table:style-name="ce2">
            <text:p>2021-03-02</text:p>
          </table:table-cell>
          <table:table-cell office:value-type="string" table:style-name="ce1">
            <text:p>Sinovac</text:p>
          </table:table-cell>
          <table:table-cell office:value-type="float" office:value="74961" table:style-name="ce1">
            <text:p>74961</text:p>
          </table:table-cell>
          <table:table-cell office:value-type="float" office:value="37480" table:style-name="ce1">
            <text:p>37480</text:p>
          </table:table-cell>
          <table:table-cell office:value-type="float" office:value="36837" table:style-name="ce1">
            <text:p>36837</text:p>
          </table:table-cell>
          <table:table-cell office:value-type="float" office:value="69995" table:style-name="ce1">
            <text:p>69995</text:p>
          </table:table-cell>
          <table:table-cell office:value-type="float" office:value="9518759" table:style-name="ce1">
            <text:p>9518759</text:p>
          </table:table-cell>
          <table:table-cell table:number-columns-repeated="16375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Albania</text:p>
          </table:table-cell>
          <table:table-cell office:value-type="date" office:date-value="2022-12-14T00:00:00" table:style-name="ce2">
            <text:p>2022-12-14</text:p>
          </table:table-cell>
          <table:table-cell office:value-type="string" table:style-name="ce1">
            <text:p>Sputnik V</text:p>
          </table:table-cell>
          <table:table-cell office:value-type="float" office:value="15820" table:style-name="ce1">
            <text:p>15820</text:p>
          </table:table-cell>
          <table:table-cell office:value-type="float" office:value="7910" table:style-name="ce1">
            <text:p>7910</text:p>
          </table:table-cell>
          <table:table-cell office:value-type="float" office:value="7360" table:style-name="ce1">
            <text:p>7360</text:p>
          </table:table-cell>
          <table:table-cell office:value-type="float" office:value="11003" table:style-name="ce1">
            <text:p>11003</text:p>
          </table:table-cell>
          <table:table-cell office:value-type="float" office:value="34802799" table:style-name="ce1">
            <text:p>34802799</text:p>
          </table:table-cell>
          <table:table-cell table:number-columns-repeated="16375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Ecuador</text:p>
          </table:table-cell>
          <table:table-cell office:value-type="date" office:date-value="2022-08-27T00:00:00" table:style-name="ce2">
            <text:p>2022-08-27</text:p>
          </table:table-cell>
          <table:table-cell office:value-type="string" table:style-name="ce1">
            <text:p>AstraZeneca</text:p>
          </table:table-cell>
          <table:table-cell office:value-type="float" office:value="69132" table:style-name="ce1">
            <text:p>69132</text:p>
          </table:table-cell>
          <table:table-cell office:value-type="float" office:value="34566" table:style-name="ce1">
            <text:p>34566</text:p>
          </table:table-cell>
          <table:table-cell office:value-type="float" office:value="34396" table:style-name="ce1">
            <text:p>34396</text:p>
          </table:table-cell>
          <table:table-cell office:value-type="float" office:value="67442" table:style-name="ce1">
            <text:p>67442</text:p>
          </table:table-cell>
          <table:table-cell office:value-type="float" office:value="1377309" table:style-name="ce1">
            <text:p>1377309</text:p>
          </table:table-cell>
          <table:table-cell table:number-columns-repeated="16375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Myanmar</text:p>
          </table:table-cell>
          <table:table-cell office:value-type="date" office:date-value="2021-05-05T00:00:00" table:style-name="ce2">
            <text:p>2021-05-05</text:p>
          </table:table-cell>
          <table:table-cell office:value-type="string" table:style-name="ce1">
            <text:p>Johnson &amp; Johnson</text:p>
          </table:table-cell>
          <table:table-cell office:value-type="float" office:value="61108" table:style-name="ce1">
            <text:p>61108</text:p>
          </table:table-cell>
          <table:table-cell office:value-type="float" office:value="30554" table:style-name="ce1">
            <text:p>30554</text:p>
          </table:table-cell>
          <table:table-cell office:value-type="float" office:value="27651" table:style-name="ce1">
            <text:p>27651</text:p>
          </table:table-cell>
          <table:table-cell office:value-type="float" office:value="56690" table:style-name="ce1">
            <text:p>56690</text:p>
          </table:table-cell>
          <table:table-cell office:value-type="float" office:value="327862" table:style-name="ce1">
            <text:p>327862</text:p>
          </table:table-cell>
          <table:table-cell table:number-columns-repeated="16375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Cape Verde</text:p>
          </table:table-cell>
          <table:table-cell office:value-type="date" office:date-value="2021-05-14T00:00:00" table:style-name="ce2">
            <text:p>2021-05-14</text:p>
          </table:table-cell>
          <table:table-cell office:value-type="string" table:style-name="ce1">
            <text:p>Sputnik V</text:p>
          </table:table-cell>
          <table:table-cell office:value-type="float" office:value="100266" table:style-name="ce1">
            <text:p>100266</text:p>
          </table:table-cell>
          <table:table-cell office:value-type="float" office:value="50133" table:style-name="ce1">
            <text:p>50133</text:p>
          </table:table-cell>
          <table:table-cell office:value-type="float" office:value="45601" table:style-name="ce1">
            <text:p>45601</text:p>
          </table:table-cell>
          <table:table-cell office:value-type="float" office:value="98913" table:style-name="ce1">
            <text:p>98913</text:p>
          </table:table-cell>
          <table:table-cell office:value-type="float" office:value="24327352" table:style-name="ce1">
            <text:p>24327352</text:p>
          </table:table-cell>
          <table:table-cell table:number-columns-repeated="16375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Macedonia</text:p>
          </table:table-cell>
          <table:table-cell office:value-type="date" office:date-value="2022-05-03T00:00:00" table:style-name="ce2">
            <text:p>2022-05-03</text:p>
          </table:table-cell>
          <table:table-cell office:value-type="string" table:style-name="ce1">
            <text:p>Johnson &amp; Johnson</text:p>
          </table:table-cell>
          <table:table-cell office:value-type="float" office:value="68392" table:style-name="ce1">
            <text:p>68392</text:p>
          </table:table-cell>
          <table:table-cell office:value-type="float" office:value="34196" table:style-name="ce1">
            <text:p>34196</text:p>
          </table:table-cell>
          <table:table-cell office:value-type="float" office:value="31721" table:style-name="ce1">
            <text:p>31721</text:p>
          </table:table-cell>
          <table:table-cell office:value-type="float" office:value="64190" table:style-name="ce1">
            <text:p>64190</text:p>
          </table:table-cell>
          <table:table-cell office:value-type="float" office:value="28734644" table:style-name="ce1">
            <text:p>28734644</text:p>
          </table:table-cell>
          <table:table-cell table:number-columns-repeated="16375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Guadeloupe</text:p>
          </table:table-cell>
          <table:table-cell office:value-type="date" office:date-value="2023-09-16T00:00:00" table:style-name="ce2">
            <text:p>2023-09-16</text:p>
          </table:table-cell>
          <table:table-cell office:value-type="string" table:style-name="ce1">
            <text:p>Moderna</text:p>
          </table:table-cell>
          <table:table-cell office:value-type="float" office:value="56602" table:style-name="ce1">
            <text:p>56602</text:p>
          </table:table-cell>
          <table:table-cell office:value-type="float" office:value="28301" table:style-name="ce1">
            <text:p>28301</text:p>
          </table:table-cell>
          <table:table-cell office:value-type="float" office:value="25895" table:style-name="ce1">
            <text:p>25895</text:p>
          </table:table-cell>
          <table:table-cell office:value-type="float" office:value="56320" table:style-name="ce1">
            <text:p>56320</text:p>
          </table:table-cell>
          <table:table-cell office:value-type="float" office:value="34457005" table:style-name="ce1">
            <text:p>34457005</text:p>
          </table:table-cell>
          <table:table-cell table:number-columns-repeated="16375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Trinidad and Tobago</text:p>
          </table:table-cell>
          <table:table-cell office:value-type="date" office:date-value="2021-01-06T00:00:00" table:style-name="ce2">
            <text:p>2021-01-06</text:p>
          </table:table-cell>
          <table:table-cell office:value-type="string" table:style-name="ce1">
            <text:p>Sputnik V</text:p>
          </table:table-cell>
          <table:table-cell office:value-type="float" office:value="8822" table:style-name="ce1">
            <text:p>8822</text:p>
          </table:table-cell>
          <table:table-cell office:value-type="float" office:value="4411" table:style-name="ce1">
            <text:p>4411</text:p>
          </table:table-cell>
          <table:table-cell office:value-type="float" office:value="3975" table:style-name="ce1">
            <text:p>3975</text:p>
          </table:table-cell>
          <table:table-cell office:value-type="float" office:value="4279" table:style-name="ce1">
            <text:p>4279</text:p>
          </table:table-cell>
          <table:table-cell office:value-type="float" office:value="18047665" table:style-name="ce1">
            <text:p>18047665</text:p>
          </table:table-cell>
          <table:table-cell table:number-columns-repeated="16375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Saint Barthelemy</text:p>
          </table:table-cell>
          <table:table-cell office:value-type="date" office:date-value="2021-03-30T00:00:00" table:style-name="ce2">
            <text:p>2021-03-30</text:p>
          </table:table-cell>
          <table:table-cell office:value-type="string" table:style-name="ce1">
            <text:p>AstraZeneca</text:p>
          </table:table-cell>
          <table:table-cell office:value-type="float" office:value="90452" table:style-name="ce1">
            <text:p>90452</text:p>
          </table:table-cell>
          <table:table-cell office:value-type="float" office:value="45226" table:style-name="ce1">
            <text:p>45226</text:p>
          </table:table-cell>
          <table:table-cell office:value-type="float" office:value="43345" table:style-name="ce1">
            <text:p>43345</text:p>
          </table:table-cell>
          <table:table-cell office:value-type="float" office:value="87741" table:style-name="ce1">
            <text:p>87741</text:p>
          </table:table-cell>
          <table:table-cell office:value-type="float" office:value="31597342" table:style-name="ce1">
            <text:p>31597342</text:p>
          </table:table-cell>
          <table:table-cell table:number-columns-repeated="16375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Namibia</text:p>
          </table:table-cell>
          <table:table-cell office:value-type="date" office:date-value="2021-07-02T00:00:00" table:style-name="ce2">
            <text:p>2021-07-02</text:p>
          </table:table-cell>
          <table:table-cell office:value-type="string" table:style-name="ce1">
            <text:p>Sinovac</text:p>
          </table:table-cell>
          <table:table-cell office:value-type="float" office:value="49304" table:style-name="ce1">
            <text:p>49304</text:p>
          </table:table-cell>
          <table:table-cell office:value-type="float" office:value="24652" table:style-name="ce1">
            <text:p>24652</text:p>
          </table:table-cell>
          <table:table-cell office:value-type="float" office:value="23746" table:style-name="ce1">
            <text:p>23746</text:p>
          </table:table-cell>
          <table:table-cell office:value-type="float" office:value="49184" table:style-name="ce1">
            <text:p>49184</text:p>
          </table:table-cell>
          <table:table-cell office:value-type="float" office:value="8946807" table:style-name="ce1">
            <text:p>8946807</text:p>
          </table:table-cell>
          <table:table-cell table:number-columns-repeated="16375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Fiji</text:p>
          </table:table-cell>
          <table:table-cell office:value-type="date" office:date-value="2021-03-22T00:00:00" table:style-name="ce2">
            <text:p>2021-03-22</text:p>
          </table:table-cell>
          <table:table-cell office:value-type="string" table:style-name="ce1">
            <text:p>Sinovac</text:p>
          </table:table-cell>
          <table:table-cell office:value-type="float" office:value="101155" table:style-name="ce1">
            <text:p>101155</text:p>
          </table:table-cell>
          <table:table-cell office:value-type="float" office:value="50577" table:style-name="ce1">
            <text:p>50577</text:p>
          </table:table-cell>
          <table:table-cell office:value-type="float" office:value="45880" table:style-name="ce1">
            <text:p>45880</text:p>
          </table:table-cell>
          <table:table-cell office:value-type="float" office:value="99970" table:style-name="ce1">
            <text:p>99970</text:p>
          </table:table-cell>
          <table:table-cell office:value-type="float" office:value="39025291" table:style-name="ce1">
            <text:p>39025291</text:p>
          </table:table-cell>
          <table:table-cell table:number-columns-repeated="16375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Netherlands Antilles</text:p>
          </table:table-cell>
          <table:table-cell office:value-type="date" office:date-value="2021-07-22T00:00:00" table:style-name="ce2">
            <text:p>2021-07-22</text:p>
          </table:table-cell>
          <table:table-cell office:value-type="string" table:style-name="ce1">
            <text:p>Johnson &amp; Johnson</text:p>
          </table:table-cell>
          <table:table-cell office:value-type="float" office:value="49368" table:style-name="ce1">
            <text:p>49368</text:p>
          </table:table-cell>
          <table:table-cell office:value-type="float" office:value="24684" table:style-name="ce1">
            <text:p>24684</text:p>
          </table:table-cell>
          <table:table-cell office:value-type="float" office:value="22249" table:style-name="ce1">
            <text:p>22249</text:p>
          </table:table-cell>
          <table:table-cell office:value-type="float" office:value="47592" table:style-name="ce1">
            <text:p>47592</text:p>
          </table:table-cell>
          <table:table-cell office:value-type="float" office:value="3986842" table:style-name="ce1">
            <text:p>3986842</text:p>
          </table:table-cell>
          <table:table-cell table:number-columns-repeated="16375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Saint Barthelemy</text:p>
          </table:table-cell>
          <table:table-cell office:value-type="date" office:date-value="2022-04-10T00:00:00" table:style-name="ce2">
            <text:p>2022-04-10</text:p>
          </table:table-cell>
          <table:table-cell office:value-type="string" table:style-name="ce1">
            <text:p>Pfizer</text:p>
          </table:table-cell>
          <table:table-cell office:value-type="float" office:value="43654" table:style-name="ce1">
            <text:p>43654</text:p>
          </table:table-cell>
          <table:table-cell office:value-type="float" office:value="21827" table:style-name="ce1">
            <text:p>21827</text:p>
          </table:table-cell>
          <table:table-cell office:value-type="float" office:value="20870" table:style-name="ce1">
            <text:p>20870</text:p>
          </table:table-cell>
          <table:table-cell office:value-type="float" office:value="39194" table:style-name="ce1">
            <text:p>39194</text:p>
          </table:table-cell>
          <table:table-cell office:value-type="float" office:value="36269668" table:style-name="ce1">
            <text:p>36269668</text:p>
          </table:table-cell>
          <table:table-cell table:number-columns-repeated="16375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Bosnia and Herzegovina</text:p>
          </table:table-cell>
          <table:table-cell office:value-type="date" office:date-value="2022-01-16T00:00:00" table:style-name="ce2">
            <text:p>2022-01-16</text:p>
          </table:table-cell>
          <table:table-cell office:value-type="string" table:style-name="ce1">
            <text:p>Pfizer</text:p>
          </table:table-cell>
          <table:table-cell office:value-type="float" office:value="48776" table:style-name="ce1">
            <text:p>48776</text:p>
          </table:table-cell>
          <table:table-cell office:value-type="float" office:value="24388" table:style-name="ce1">
            <text:p>24388</text:p>
          </table:table-cell>
          <table:table-cell office:value-type="float" office:value="22183" table:style-name="ce1">
            <text:p>22183</text:p>
          </table:table-cell>
          <table:table-cell office:value-type="float" office:value="48523" table:style-name="ce1">
            <text:p>48523</text:p>
          </table:table-cell>
          <table:table-cell office:value-type="float" office:value="30012544" table:style-name="ce1">
            <text:p>30012544</text:p>
          </table:table-cell>
          <table:table-cell table:number-columns-repeated="16375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Sudan</text:p>
          </table:table-cell>
          <table:table-cell office:value-type="date" office:date-value="2021-03-20T00:00:00" table:style-name="ce2">
            <text:p>2021-03-20</text:p>
          </table:table-cell>
          <table:table-cell office:value-type="string" table:style-name="ce1">
            <text:p>Sputnik V</text:p>
          </table:table-cell>
          <table:table-cell office:value-type="float" office:value="37004" table:style-name="ce1">
            <text:p>37004</text:p>
          </table:table-cell>
          <table:table-cell office:value-type="float" office:value="18502" table:style-name="ce1">
            <text:p>18502</text:p>
          </table:table-cell>
          <table:table-cell office:value-type="float" office:value="18382" table:style-name="ce1">
            <text:p>18382</text:p>
          </table:table-cell>
          <table:table-cell office:value-type="float" office:value="33014" table:style-name="ce1">
            <text:p>33014</text:p>
          </table:table-cell>
          <table:table-cell office:value-type="float" office:value="34491684" table:style-name="ce1">
            <text:p>34491684</text:p>
          </table:table-cell>
          <table:table-cell table:number-columns-repeated="16375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Fiji</text:p>
          </table:table-cell>
          <table:table-cell office:value-type="date" office:date-value="2022-05-30T00:00:00" table:style-name="ce2">
            <text:p>2022-05-30</text:p>
          </table:table-cell>
          <table:table-cell office:value-type="string" table:style-name="ce1">
            <text:p>Sinovac</text:p>
          </table:table-cell>
          <table:table-cell office:value-type="float" office:value="79342" table:style-name="ce1">
            <text:p>79342</text:p>
          </table:table-cell>
          <table:table-cell office:value-type="float" office:value="39671" table:style-name="ce1">
            <text:p>39671</text:p>
          </table:table-cell>
          <table:table-cell office:value-type="float" office:value="38518" table:style-name="ce1">
            <text:p>38518</text:p>
          </table:table-cell>
          <table:table-cell office:value-type="float" office:value="78491" table:style-name="ce1">
            <text:p>78491</text:p>
          </table:table-cell>
          <table:table-cell office:value-type="float" office:value="38425382" table:style-name="ce1">
            <text:p>38425382</text:p>
          </table:table-cell>
          <table:table-cell table:number-columns-repeated="16375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Anguilla</text:p>
          </table:table-cell>
          <table:table-cell office:value-type="date" office:date-value="2021-11-17T00:00:00" table:style-name="ce2">
            <text:p>2021-11-17</text:p>
          </table:table-cell>
          <table:table-cell office:value-type="string" table:style-name="ce1">
            <text:p>Sputnik V</text:p>
          </table:table-cell>
          <table:table-cell office:value-type="float" office:value="94973" table:style-name="ce1">
            <text:p>94973</text:p>
          </table:table-cell>
          <table:table-cell office:value-type="float" office:value="47486" table:style-name="ce1">
            <text:p>47486</text:p>
          </table:table-cell>
          <table:table-cell office:value-type="float" office:value="46822" table:style-name="ce1">
            <text:p>46822</text:p>
          </table:table-cell>
          <table:table-cell office:value-type="float" office:value="93322" table:style-name="ce1">
            <text:p>93322</text:p>
          </table:table-cell>
          <table:table-cell office:value-type="float" office:value="21081610" table:style-name="ce1">
            <text:p>21081610</text:p>
          </table:table-cell>
          <table:table-cell table:number-columns-repeated="16375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Serbia</text:p>
          </table:table-cell>
          <table:table-cell office:value-type="date" office:date-value="2023-07-25T00:00:00" table:style-name="ce2">
            <text:p>2023-07-25</text:p>
          </table:table-cell>
          <table:table-cell office:value-type="string" table:style-name="ce1">
            <text:p>Johnson &amp; Johnson</text:p>
          </table:table-cell>
          <table:table-cell office:value-type="float" office:value="68636" table:style-name="ce1">
            <text:p>68636</text:p>
          </table:table-cell>
          <table:table-cell office:value-type="float" office:value="34318" table:style-name="ce1">
            <text:p>34318</text:p>
          </table:table-cell>
          <table:table-cell office:value-type="float" office:value="32488" table:style-name="ce1">
            <text:p>32488</text:p>
          </table:table-cell>
          <table:table-cell office:value-type="float" office:value="63938" table:style-name="ce1">
            <text:p>63938</text:p>
          </table:table-cell>
          <table:table-cell office:value-type="float" office:value="28265005" table:style-name="ce1">
            <text:p>28265005</text:p>
          </table:table-cell>
          <table:table-cell table:number-columns-repeated="16375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Burundi</text:p>
          </table:table-cell>
          <table:table-cell office:value-type="date" office:date-value="2022-09-13T00:00:00" table:style-name="ce2">
            <text:p>2022-09-13</text:p>
          </table:table-cell>
          <table:table-cell office:value-type="string" table:style-name="ce1">
            <text:p>Sputnik V</text:p>
          </table:table-cell>
          <table:table-cell office:value-type="float" office:value="12915" table:style-name="ce1">
            <text:p>12915</text:p>
          </table:table-cell>
          <table:table-cell office:value-type="float" office:value="6457" table:style-name="ce1">
            <text:p>6457</text:p>
          </table:table-cell>
          <table:table-cell office:value-type="float" office:value="6129" table:style-name="ce1">
            <text:p>6129</text:p>
          </table:table-cell>
          <table:table-cell office:value-type="float" office:value="12321" table:style-name="ce1">
            <text:p>12321</text:p>
          </table:table-cell>
          <table:table-cell office:value-type="float" office:value="4422327" table:style-name="ce1">
            <text:p>4422327</text:p>
          </table:table-cell>
          <table:table-cell table:number-columns-repeated="16375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Mauritius</text:p>
          </table:table-cell>
          <table:table-cell office:value-type="date" office:date-value="2021-08-01T00:00:00" table:style-name="ce2">
            <text:p>2021-08-01</text:p>
          </table:table-cell>
          <table:table-cell office:value-type="string" table:style-name="ce1">
            <text:p>Moderna</text:p>
          </table:table-cell>
          <table:table-cell office:value-type="float" office:value="27689" table:style-name="ce1">
            <text:p>27689</text:p>
          </table:table-cell>
          <table:table-cell office:value-type="float" office:value="13844" table:style-name="ce1">
            <text:p>13844</text:p>
          </table:table-cell>
          <table:table-cell office:value-type="float" office:value="12773" table:style-name="ce1">
            <text:p>12773</text:p>
          </table:table-cell>
          <table:table-cell office:value-type="float" office:value="27166" table:style-name="ce1">
            <text:p>27166</text:p>
          </table:table-cell>
          <table:table-cell office:value-type="float" office:value="24267786" table:style-name="ce1">
            <text:p>24267786</text:p>
          </table:table-cell>
          <table:table-cell table:number-columns-repeated="16375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7-13T00:00:00" table:style-name="ce2">
            <text:p>2023-07-13</text:p>
          </table:table-cell>
          <table:table-cell office:value-type="string" table:style-name="ce1">
            <text:p>Johnson &amp; Johnson</text:p>
          </table:table-cell>
          <table:table-cell office:value-type="float" office:value="8832" table:style-name="ce1">
            <text:p>8832</text:p>
          </table:table-cell>
          <table:table-cell office:value-type="float" office:value="4416" table:style-name="ce1">
            <text:p>4416</text:p>
          </table:table-cell>
          <table:table-cell office:value-type="float" office:value="4008" table:style-name="ce1">
            <text:p>4008</text:p>
          </table:table-cell>
          <table:table-cell office:value-type="float" office:value="5270" table:style-name="ce1">
            <text:p>5270</text:p>
          </table:table-cell>
          <table:table-cell office:value-type="float" office:value="40210144" table:style-name="ce1">
            <text:p>40210144</text:p>
          </table:table-cell>
          <table:table-cell table:number-columns-repeated="16375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Netherlands Antilles</text:p>
          </table:table-cell>
          <table:table-cell office:value-type="date" office:date-value="2022-08-01T00:00:00" table:style-name="ce2">
            <text:p>2022-08-01</text:p>
          </table:table-cell>
          <table:table-cell office:value-type="string" table:style-name="ce1">
            <text:p>AstraZeneca</text:p>
          </table:table-cell>
          <table:table-cell office:value-type="float" office:value="68849" table:style-name="ce1">
            <text:p>68849</text:p>
          </table:table-cell>
          <table:table-cell office:value-type="float" office:value="34424" table:style-name="ce1">
            <text:p>34424</text:p>
          </table:table-cell>
          <table:table-cell office:value-type="float" office:value="33869" table:style-name="ce1">
            <text:p>33869</text:p>
          </table:table-cell>
          <table:table-cell office:value-type="float" office:value="68672" table:style-name="ce1">
            <text:p>68672</text:p>
          </table:table-cell>
          <table:table-cell office:value-type="float" office:value="9954225" table:style-name="ce1">
            <text:p>9954225</text:p>
          </table:table-cell>
          <table:table-cell table:number-columns-repeated="16375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Macedonia</text:p>
          </table:table-cell>
          <table:table-cell office:value-type="date" office:date-value="2021-06-15T00:00:00" table:style-name="ce2">
            <text:p>2021-06-15</text:p>
          </table:table-cell>
          <table:table-cell office:value-type="string" table:style-name="ce1">
            <text:p>Johnson &amp; Johnson</text:p>
          </table:table-cell>
          <table:table-cell office:value-type="float" office:value="30798" table:style-name="ce1">
            <text:p>30798</text:p>
          </table:table-cell>
          <table:table-cell office:value-type="float" office:value="15399" table:style-name="ce1">
            <text:p>15399</text:p>
          </table:table-cell>
          <table:table-cell office:value-type="float" office:value="14635" table:style-name="ce1">
            <text:p>14635</text:p>
          </table:table-cell>
          <table:table-cell office:value-type="float" office:value="30557" table:style-name="ce1">
            <text:p>30557</text:p>
          </table:table-cell>
          <table:table-cell office:value-type="float" office:value="49062487" table:style-name="ce1">
            <text:p>49062487</text:p>
          </table:table-cell>
          <table:table-cell table:number-columns-repeated="16375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Mauritius</text:p>
          </table:table-cell>
          <table:table-cell office:value-type="date" office:date-value="2021-01-02T00:00:00" table:style-name="ce2">
            <text:p>2021-01-02</text:p>
          </table:table-cell>
          <table:table-cell office:value-type="string" table:style-name="ce1">
            <text:p>Johnson &amp; Johnson</text:p>
          </table:table-cell>
          <table:table-cell office:value-type="float" office:value="90209" table:style-name="ce1">
            <text:p>90209</text:p>
          </table:table-cell>
          <table:table-cell office:value-type="float" office:value="45104" table:style-name="ce1">
            <text:p>45104</text:p>
          </table:table-cell>
          <table:table-cell office:value-type="float" office:value="42120" table:style-name="ce1">
            <text:p>42120</text:p>
          </table:table-cell>
          <table:table-cell office:value-type="float" office:value="88224" table:style-name="ce1">
            <text:p>88224</text:p>
          </table:table-cell>
          <table:table-cell office:value-type="float" office:value="43494175" table:style-name="ce1">
            <text:p>43494175</text:p>
          </table:table-cell>
          <table:table-cell table:number-columns-repeated="16375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Kiribati</text:p>
          </table:table-cell>
          <table:table-cell office:value-type="date" office:date-value="2022-11-30T00:00:00" table:style-name="ce2">
            <text:p>2022-11-30</text:p>
          </table:table-cell>
          <table:table-cell office:value-type="string" table:style-name="ce1">
            <text:p>Sinovac</text:p>
          </table:table-cell>
          <table:table-cell office:value-type="float" office:value="80309" table:style-name="ce1">
            <text:p>80309</text:p>
          </table:table-cell>
          <table:table-cell office:value-type="float" office:value="40154" table:style-name="ce1">
            <text:p>40154</text:p>
          </table:table-cell>
          <table:table-cell office:value-type="float" office:value="39245" table:style-name="ce1">
            <text:p>39245</text:p>
          </table:table-cell>
          <table:table-cell office:value-type="float" office:value="79873" table:style-name="ce1">
            <text:p>79873</text:p>
          </table:table-cell>
          <table:table-cell office:value-type="float" office:value="22030533" table:style-name="ce1">
            <text:p>22030533</text:p>
          </table:table-cell>
          <table:table-cell table:number-columns-repeated="16375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Sudan</text:p>
          </table:table-cell>
          <table:table-cell office:value-type="date" office:date-value="2023-03-24T00:00:00" table:style-name="ce2">
            <text:p>2023-03-24</text:p>
          </table:table-cell>
          <table:table-cell office:value-type="string" table:style-name="ce1">
            <text:p>Sputnik V</text:p>
          </table:table-cell>
          <table:table-cell office:value-type="float" office:value="37999" table:style-name="ce1">
            <text:p>37999</text:p>
          </table:table-cell>
          <table:table-cell office:value-type="float" office:value="18999" table:style-name="ce1">
            <text:p>18999</text:p>
          </table:table-cell>
          <table:table-cell office:value-type="float" office:value="18495" table:style-name="ce1">
            <text:p>18495</text:p>
          </table:table-cell>
          <table:table-cell office:value-type="float" office:value="33458" table:style-name="ce1">
            <text:p>33458</text:p>
          </table:table-cell>
          <table:table-cell office:value-type="float" office:value="33537880" table:style-name="ce1">
            <text:p>33537880</text:p>
          </table:table-cell>
          <table:table-cell table:number-columns-repeated="16375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Cayman Islands</text:p>
          </table:table-cell>
          <table:table-cell office:value-type="date" office:date-value="2022-12-28T00:00:00" table:style-name="ce2">
            <text:p>2022-12-28</text:p>
          </table:table-cell>
          <table:table-cell office:value-type="string" table:style-name="ce1">
            <text:p>Johnson &amp; Johnson</text:p>
          </table:table-cell>
          <table:table-cell office:value-type="float" office:value="79840" table:style-name="ce1">
            <text:p>79840</text:p>
          </table:table-cell>
          <table:table-cell office:value-type="float" office:value="39920" table:style-name="ce1">
            <text:p>39920</text:p>
          </table:table-cell>
          <table:table-cell office:value-type="float" office:value="39806" table:style-name="ce1">
            <text:p>39806</text:p>
          </table:table-cell>
          <table:table-cell office:value-type="float" office:value="79577" table:style-name="ce1">
            <text:p>79577</text:p>
          </table:table-cell>
          <table:table-cell office:value-type="float" office:value="34768262" table:style-name="ce1">
            <text:p>34768262</text:p>
          </table:table-cell>
          <table:table-cell table:number-columns-repeated="16375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Qatar</text:p>
          </table:table-cell>
          <table:table-cell office:value-type="date" office:date-value="2021-10-22T00:00:00" table:style-name="ce2">
            <text:p>2021-10-22</text:p>
          </table:table-cell>
          <table:table-cell office:value-type="string" table:style-name="ce1">
            <text:p>Sputnik V</text:p>
          </table:table-cell>
          <table:table-cell office:value-type="float" office:value="5341" table:style-name="ce1">
            <text:p>5341</text:p>
          </table:table-cell>
          <table:table-cell office:value-type="float" office:value="2670" table:style-name="ce1">
            <text:p>2670</text:p>
          </table:table-cell>
          <table:table-cell office:value-type="float" office:value="2544" table:style-name="ce1">
            <text:p>2544</text:p>
          </table:table-cell>
          <table:table-cell office:value-type="float" office:value="3108" table:style-name="ce1">
            <text:p>3108</text:p>
          </table:table-cell>
          <table:table-cell office:value-type="float" office:value="31992064" table:style-name="ce1">
            <text:p>31992064</text:p>
          </table:table-cell>
          <table:table-cell table:number-columns-repeated="16375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Namibia</text:p>
          </table:table-cell>
          <table:table-cell office:value-type="date" office:date-value="2021-07-16T00:00:00" table:style-name="ce2">
            <text:p>2021-07-16</text:p>
          </table:table-cell>
          <table:table-cell office:value-type="string" table:style-name="ce1">
            <text:p>AstraZeneca</text:p>
          </table:table-cell>
          <table:table-cell office:value-type="float" office:value="4713" table:style-name="ce1">
            <text:p>4713</text:p>
          </table:table-cell>
          <table:table-cell office:value-type="float" office:value="2356" table:style-name="ce1">
            <text:p>2356</text:p>
          </table:table-cell>
          <table:table-cell office:value-type="float" office:value="2344" table:style-name="ce1">
            <text:p>2344</text:p>
          </table:table-cell>
          <table:table-cell office:value-type="float" office:value="3889" table:style-name="ce1">
            <text:p>3889</text:p>
          </table:table-cell>
          <table:table-cell office:value-type="float" office:value="10887246" table:style-name="ce1">
            <text:p>10887246</text:p>
          </table:table-cell>
          <table:table-cell table:number-columns-repeated="16375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Macedonia</text:p>
          </table:table-cell>
          <table:table-cell office:value-type="date" office:date-value="2023-09-08T00:00:00" table:style-name="ce2">
            <text:p>2023-09-08</text:p>
          </table:table-cell>
          <table:table-cell office:value-type="string" table:style-name="ce1">
            <text:p>Sinovac</text:p>
          </table:table-cell>
          <table:table-cell office:value-type="float" office:value="75011" table:style-name="ce1">
            <text:p>75011</text:p>
          </table:table-cell>
          <table:table-cell office:value-type="float" office:value="37505" table:style-name="ce1">
            <text:p>37505</text:p>
          </table:table-cell>
          <table:table-cell office:value-type="float" office:value="35464" table:style-name="ce1">
            <text:p>35464</text:p>
          </table:table-cell>
          <table:table-cell office:value-type="float" office:value="72751" table:style-name="ce1">
            <text:p>72751</text:p>
          </table:table-cell>
          <table:table-cell office:value-type="float" office:value="13236855" table:style-name="ce1">
            <text:p>13236855</text:p>
          </table:table-cell>
          <table:table-cell table:number-columns-repeated="16375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Ecuador</text:p>
          </table:table-cell>
          <table:table-cell office:value-type="date" office:date-value="2023-08-08T00:00:00" table:style-name="ce2">
            <text:p>2023-08-08</text:p>
          </table:table-cell>
          <table:table-cell office:value-type="string" table:style-name="ce1">
            <text:p>Sputnik V</text:p>
          </table:table-cell>
          <table:table-cell office:value-type="float" office:value="86312" table:style-name="ce1">
            <text:p>86312</text:p>
          </table:table-cell>
          <table:table-cell office:value-type="float" office:value="43156" table:style-name="ce1">
            <text:p>43156</text:p>
          </table:table-cell>
          <table:table-cell office:value-type="float" office:value="39509" table:style-name="ce1">
            <text:p>39509</text:p>
          </table:table-cell>
          <table:table-cell office:value-type="float" office:value="82833" table:style-name="ce1">
            <text:p>82833</text:p>
          </table:table-cell>
          <table:table-cell office:value-type="float" office:value="3353273" table:style-name="ce1">
            <text:p>3353273</text:p>
          </table:table-cell>
          <table:table-cell table:number-columns-repeated="16375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5-28T00:00:00" table:style-name="ce2">
            <text:p>2021-05-28</text:p>
          </table:table-cell>
          <table:table-cell office:value-type="string" table:style-name="ce1">
            <text:p>Sinovac</text:p>
          </table:table-cell>
          <table:table-cell office:value-type="float" office:value="94732" table:style-name="ce1">
            <text:p>94732</text:p>
          </table:table-cell>
          <table:table-cell office:value-type="float" office:value="47366" table:style-name="ce1">
            <text:p>47366</text:p>
          </table:table-cell>
          <table:table-cell office:value-type="float" office:value="42783" table:style-name="ce1">
            <text:p>42783</text:p>
          </table:table-cell>
          <table:table-cell office:value-type="float" office:value="93824" table:style-name="ce1">
            <text:p>93824</text:p>
          </table:table-cell>
          <table:table-cell office:value-type="float" office:value="14822368" table:style-name="ce1">
            <text:p>14822368</text:p>
          </table:table-cell>
          <table:table-cell table:number-columns-repeated="16375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Fiji</text:p>
          </table:table-cell>
          <table:table-cell office:value-type="date" office:date-value="2022-10-14T00:00:00" table:style-name="ce2">
            <text:p>2022-10-14</text:p>
          </table:table-cell>
          <table:table-cell office:value-type="string" table:style-name="ce1">
            <text:p>Johnson &amp; Johnson</text:p>
          </table:table-cell>
          <table:table-cell office:value-type="float" office:value="42866" table:style-name="ce1">
            <text:p>42866</text:p>
          </table:table-cell>
          <table:table-cell office:value-type="float" office:value="21433" table:style-name="ce1">
            <text:p>21433</text:p>
          </table:table-cell>
          <table:table-cell office:value-type="float" office:value="19913" table:style-name="ce1">
            <text:p>19913</text:p>
          </table:table-cell>
          <table:table-cell office:value-type="float" office:value="39446" table:style-name="ce1">
            <text:p>39446</text:p>
          </table:table-cell>
          <table:table-cell office:value-type="float" office:value="41105105" table:style-name="ce1">
            <text:p>41105105</text:p>
          </table:table-cell>
          <table:table-cell table:number-columns-repeated="16375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Fiji</text:p>
          </table:table-cell>
          <table:table-cell office:value-type="date" office:date-value="2023-10-05T00:00:00" table:style-name="ce2">
            <text:p>2023-10-05</text:p>
          </table:table-cell>
          <table:table-cell office:value-type="string" table:style-name="ce1">
            <text:p>Moderna</text:p>
          </table:table-cell>
          <table:table-cell office:value-type="float" office:value="57180" table:style-name="ce1">
            <text:p>57180</text:p>
          </table:table-cell>
          <table:table-cell office:value-type="float" office:value="28590" table:style-name="ce1">
            <text:p>28590</text:p>
          </table:table-cell>
          <table:table-cell office:value-type="float" office:value="27671" table:style-name="ce1">
            <text:p>27671</text:p>
          </table:table-cell>
          <table:table-cell office:value-type="float" office:value="54517" table:style-name="ce1">
            <text:p>54517</text:p>
          </table:table-cell>
          <table:table-cell office:value-type="float" office:value="36628581" table:style-name="ce1">
            <text:p>36628581</text:p>
          </table:table-cell>
          <table:table-cell table:number-columns-repeated="16375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Reunion</text:p>
          </table:table-cell>
          <table:table-cell office:value-type="date" office:date-value="2022-07-30T00:00:00" table:style-name="ce2">
            <text:p>2022-07-30</text:p>
          </table:table-cell>
          <table:table-cell office:value-type="string" table:style-name="ce1">
            <text:p>Sputnik V</text:p>
          </table:table-cell>
          <table:table-cell office:value-type="float" office:value="87737" table:style-name="ce1">
            <text:p>87737</text:p>
          </table:table-cell>
          <table:table-cell office:value-type="float" office:value="43868" table:style-name="ce1">
            <text:p>43868</text:p>
          </table:table-cell>
          <table:table-cell office:value-type="float" office:value="43724" table:style-name="ce1">
            <text:p>43724</text:p>
          </table:table-cell>
          <table:table-cell office:value-type="float" office:value="83253" table:style-name="ce1">
            <text:p>83253</text:p>
          </table:table-cell>
          <table:table-cell office:value-type="float" office:value="3264197" table:style-name="ce1">
            <text:p>3264197</text:p>
          </table:table-cell>
          <table:table-cell table:number-columns-repeated="16375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Fiji</text:p>
          </table:table-cell>
          <table:table-cell office:value-type="date" office:date-value="2021-11-15T00:00:00" table:style-name="ce2">
            <text:p>2021-11-15</text:p>
          </table:table-cell>
          <table:table-cell office:value-type="string" table:style-name="ce1">
            <text:p>Sputnik V</text:p>
          </table:table-cell>
          <table:table-cell office:value-type="float" office:value="44874" table:style-name="ce1">
            <text:p>44874</text:p>
          </table:table-cell>
          <table:table-cell office:value-type="float" office:value="22437" table:style-name="ce1">
            <text:p>22437</text:p>
          </table:table-cell>
          <table:table-cell office:value-type="float" office:value="21686" table:style-name="ce1">
            <text:p>21686</text:p>
          </table:table-cell>
          <table:table-cell office:value-type="float" office:value="41320" table:style-name="ce1">
            <text:p>41320</text:p>
          </table:table-cell>
          <table:table-cell office:value-type="float" office:value="38323290" table:style-name="ce1">
            <text:p>38323290</text:p>
          </table:table-cell>
          <table:table-cell table:number-columns-repeated="16375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Myanmar</text:p>
          </table:table-cell>
          <table:table-cell office:value-type="date" office:date-value="2023-10-25T00:00:00" table:style-name="ce2">
            <text:p>2023-10-25</text:p>
          </table:table-cell>
          <table:table-cell office:value-type="string" table:style-name="ce1">
            <text:p>Moderna</text:p>
          </table:table-cell>
          <table:table-cell office:value-type="float" office:value="3332" table:style-name="ce1">
            <text:p>3332</text:p>
          </table:table-cell>
          <table:table-cell office:value-type="float" office:value="1666" table:style-name="ce1">
            <text:p>1666</text:p>
          </table:table-cell>
          <table:table-cell office:value-type="float" office:value="1608" table:style-name="ce1">
            <text:p>1608</text:p>
          </table:table-cell>
          <table:table-cell office:value-type="float" office:value="1622" table:style-name="ce1">
            <text:p>1622</text:p>
          </table:table-cell>
          <table:table-cell office:value-type="float" office:value="16124590" table:style-name="ce1">
            <text:p>16124590</text:p>
          </table:table-cell>
          <table:table-cell table:number-columns-repeated="16375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Czech Republic</text:p>
          </table:table-cell>
          <table:table-cell office:value-type="date" office:date-value="2023-10-02T00:00:00" table:style-name="ce2">
            <text:p>2023-10-02</text:p>
          </table:table-cell>
          <table:table-cell office:value-type="string" table:style-name="ce1">
            <text:p>Pfizer</text:p>
          </table:table-cell>
          <table:table-cell office:value-type="float" office:value="36755" table:style-name="ce1">
            <text:p>36755</text:p>
          </table:table-cell>
          <table:table-cell office:value-type="float" office:value="18377" table:style-name="ce1">
            <text:p>18377</text:p>
          </table:table-cell>
          <table:table-cell office:value-type="float" office:value="16872" table:style-name="ce1">
            <text:p>16872</text:p>
          </table:table-cell>
          <table:table-cell office:value-type="float" office:value="34197" table:style-name="ce1">
            <text:p>34197</text:p>
          </table:table-cell>
          <table:table-cell office:value-type="float" office:value="18861129" table:style-name="ce1">
            <text:p>18861129</text:p>
          </table:table-cell>
          <table:table-cell table:number-columns-repeated="16375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Djibouti</text:p>
          </table:table-cell>
          <table:table-cell office:value-type="date" office:date-value="2022-07-17T00:00:00" table:style-name="ce2">
            <text:p>2022-07-17</text:p>
          </table:table-cell>
          <table:table-cell office:value-type="string" table:style-name="ce1">
            <text:p>Sputnik V</text:p>
          </table:table-cell>
          <table:table-cell office:value-type="float" office:value="88501" table:style-name="ce1">
            <text:p>88501</text:p>
          </table:table-cell>
          <table:table-cell office:value-type="float" office:value="44250" table:style-name="ce1">
            <text:p>44250</text:p>
          </table:table-cell>
          <table:table-cell office:value-type="float" office:value="41274" table:style-name="ce1">
            <text:p>41274</text:p>
          </table:table-cell>
          <table:table-cell office:value-type="float" office:value="87360" table:style-name="ce1">
            <text:p>87360</text:p>
          </table:table-cell>
          <table:table-cell office:value-type="float" office:value="7565792" table:style-name="ce1">
            <text:p>7565792</text:p>
          </table:table-cell>
          <table:table-cell table:number-columns-repeated="16375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Reunion</text:p>
          </table:table-cell>
          <table:table-cell office:value-type="date" office:date-value="2022-06-04T00:00:00" table:style-name="ce2">
            <text:p>2022-06-04</text:p>
          </table:table-cell>
          <table:table-cell office:value-type="string" table:style-name="ce1">
            <text:p>AstraZeneca</text:p>
          </table:table-cell>
          <table:table-cell office:value-type="float" office:value="13024" table:style-name="ce1">
            <text:p>13024</text:p>
          </table:table-cell>
          <table:table-cell office:value-type="float" office:value="6512" table:style-name="ce1">
            <text:p>6512</text:p>
          </table:table-cell>
          <table:table-cell office:value-type="float" office:value="6176" table:style-name="ce1">
            <text:p>6176</text:p>
          </table:table-cell>
          <table:table-cell office:value-type="float" office:value="12533" table:style-name="ce1">
            <text:p>12533</text:p>
          </table:table-cell>
          <table:table-cell office:value-type="float" office:value="5220648" table:style-name="ce1">
            <text:p>5220648</text:p>
          </table:table-cell>
          <table:table-cell table:number-columns-repeated="16375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Antigua and Barbuda</text:p>
          </table:table-cell>
          <table:table-cell office:value-type="date" office:date-value="2021-11-04T00:00:00" table:style-name="ce2">
            <text:p>2021-11-04</text:p>
          </table:table-cell>
          <table:table-cell office:value-type="string" table:style-name="ce1">
            <text:p>AstraZeneca</text:p>
          </table:table-cell>
          <table:table-cell office:value-type="float" office:value="53639" table:style-name="ce1">
            <text:p>53639</text:p>
          </table:table-cell>
          <table:table-cell office:value-type="float" office:value="26819" table:style-name="ce1">
            <text:p>26819</text:p>
          </table:table-cell>
          <table:table-cell office:value-type="float" office:value="24509" table:style-name="ce1">
            <text:p>24509</text:p>
          </table:table-cell>
          <table:table-cell office:value-type="float" office:value="51555" table:style-name="ce1">
            <text:p>51555</text:p>
          </table:table-cell>
          <table:table-cell office:value-type="float" office:value="3581913" table:style-name="ce1">
            <text:p>3581913</text:p>
          </table:table-cell>
          <table:table-cell table:number-columns-repeated="16375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Sudan</text:p>
          </table:table-cell>
          <table:table-cell office:value-type="date" office:date-value="2021-11-11T00:00:00" table:style-name="ce2">
            <text:p>2021-11-11</text:p>
          </table:table-cell>
          <table:table-cell office:value-type="string" table:style-name="ce1">
            <text:p>Sinovac</text:p>
          </table:table-cell>
          <table:table-cell office:value-type="float" office:value="36919" table:style-name="ce1">
            <text:p>36919</text:p>
          </table:table-cell>
          <table:table-cell office:value-type="float" office:value="18459" table:style-name="ce1">
            <text:p>18459</text:p>
          </table:table-cell>
          <table:table-cell office:value-type="float" office:value="17243" table:style-name="ce1">
            <text:p>17243</text:p>
          </table:table-cell>
          <table:table-cell office:value-type="float" office:value="34966" table:style-name="ce1">
            <text:p>34966</text:p>
          </table:table-cell>
          <table:table-cell office:value-type="float" office:value="49970496" table:style-name="ce1">
            <text:p>49970496</text:p>
          </table:table-cell>
          <table:table-cell table:number-columns-repeated="16375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4-05T00:00:00" table:style-name="ce2">
            <text:p>2023-04-05</text:p>
          </table:table-cell>
          <table:table-cell office:value-type="string" table:style-name="ce1">
            <text:p>Sinovac</text:p>
          </table:table-cell>
          <table:table-cell office:value-type="float" office:value="51441" table:style-name="ce1">
            <text:p>51441</text:p>
          </table:table-cell>
          <table:table-cell office:value-type="float" office:value="25720" table:style-name="ce1">
            <text:p>25720</text:p>
          </table:table-cell>
          <table:table-cell office:value-type="float" office:value="24458" table:style-name="ce1">
            <text:p>24458</text:p>
          </table:table-cell>
          <table:table-cell office:value-type="float" office:value="48600" table:style-name="ce1">
            <text:p>48600</text:p>
          </table:table-cell>
          <table:table-cell office:value-type="float" office:value="15621772" table:style-name="ce1">
            <text:p>15621772</text:p>
          </table:table-cell>
          <table:table-cell table:number-columns-repeated="16375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4-05T00:00:00" table:style-name="ce2">
            <text:p>2021-04-05</text:p>
          </table:table-cell>
          <table:table-cell office:value-type="string" table:style-name="ce1">
            <text:p>Pfizer</text:p>
          </table:table-cell>
          <table:table-cell office:value-type="float" office:value="19795" table:style-name="ce1">
            <text:p>19795</text:p>
          </table:table-cell>
          <table:table-cell office:value-type="float" office:value="9897" table:style-name="ce1">
            <text:p>9897</text:p>
          </table:table-cell>
          <table:table-cell office:value-type="float" office:value="9492" table:style-name="ce1">
            <text:p>9492</text:p>
          </table:table-cell>
          <table:table-cell office:value-type="float" office:value="18364" table:style-name="ce1">
            <text:p>18364</text:p>
          </table:table-cell>
          <table:table-cell office:value-type="float" office:value="27956050" table:style-name="ce1">
            <text:p>27956050</text:p>
          </table:table-cell>
          <table:table-cell table:number-columns-repeated="16375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Kiribati</text:p>
          </table:table-cell>
          <table:table-cell office:value-type="date" office:date-value="2022-09-29T00:00:00" table:style-name="ce2">
            <text:p>2022-09-29</text:p>
          </table:table-cell>
          <table:table-cell office:value-type="string" table:style-name="ce1">
            <text:p>Pfizer</text:p>
          </table:table-cell>
          <table:table-cell office:value-type="float" office:value="97645" table:style-name="ce1">
            <text:p>97645</text:p>
          </table:table-cell>
          <table:table-cell office:value-type="float" office:value="48822" table:style-name="ce1">
            <text:p>48822</text:p>
          </table:table-cell>
          <table:table-cell office:value-type="float" office:value="47301" table:style-name="ce1">
            <text:p>47301</text:p>
          </table:table-cell>
          <table:table-cell office:value-type="float" office:value="96726" table:style-name="ce1">
            <text:p>96726</text:p>
          </table:table-cell>
          <table:table-cell office:value-type="float" office:value="27220962" table:style-name="ce1">
            <text:p>27220962</text:p>
          </table:table-cell>
          <table:table-cell table:number-columns-repeated="16375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Netherlands Antilles</text:p>
          </table:table-cell>
          <table:table-cell office:value-type="date" office:date-value="2021-09-05T00:00:00" table:style-name="ce2">
            <text:p>2021-09-05</text:p>
          </table:table-cell>
          <table:table-cell office:value-type="string" table:style-name="ce1">
            <text:p>Sputnik V</text:p>
          </table:table-cell>
          <table:table-cell office:value-type="float" office:value="36207" table:style-name="ce1">
            <text:p>36207</text:p>
          </table:table-cell>
          <table:table-cell office:value-type="float" office:value="18103" table:style-name="ce1">
            <text:p>18103</text:p>
          </table:table-cell>
          <table:table-cell office:value-type="float" office:value="16953" table:style-name="ce1">
            <text:p>16953</text:p>
          </table:table-cell>
          <table:table-cell office:value-type="float" office:value="33579" table:style-name="ce1">
            <text:p>33579</text:p>
          </table:table-cell>
          <table:table-cell office:value-type="float" office:value="46664918" table:style-name="ce1">
            <text:p>46664918</text:p>
          </table:table-cell>
          <table:table-cell table:number-columns-repeated="16375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Saint Barthelemy</text:p>
          </table:table-cell>
          <table:table-cell office:value-type="date" office:date-value="2022-11-13T00:00:00" table:style-name="ce2">
            <text:p>2022-11-13</text:p>
          </table:table-cell>
          <table:table-cell office:value-type="string" table:style-name="ce1">
            <text:p>Sputnik V</text:p>
          </table:table-cell>
          <table:table-cell office:value-type="float" office:value="81180" table:style-name="ce1">
            <text:p>81180</text:p>
          </table:table-cell>
          <table:table-cell office:value-type="float" office:value="40590" table:style-name="ce1">
            <text:p>40590</text:p>
          </table:table-cell>
          <table:table-cell office:value-type="float" office:value="38213" table:style-name="ce1">
            <text:p>38213</text:p>
          </table:table-cell>
          <table:table-cell office:value-type="float" office:value="76278" table:style-name="ce1">
            <text:p>76278</text:p>
          </table:table-cell>
          <table:table-cell office:value-type="float" office:value="13876372" table:style-name="ce1">
            <text:p>13876372</text:p>
          </table:table-cell>
          <table:table-cell table:number-columns-repeated="16375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Mauritius</text:p>
          </table:table-cell>
          <table:table-cell office:value-type="date" office:date-value="2021-03-17T00:00:00" table:style-name="ce2">
            <text:p>2021-03-17</text:p>
          </table:table-cell>
          <table:table-cell office:value-type="string" table:style-name="ce1">
            <text:p>Sputnik V</text:p>
          </table:table-cell>
          <table:table-cell office:value-type="float" office:value="35523" table:style-name="ce1">
            <text:p>35523</text:p>
          </table:table-cell>
          <table:table-cell office:value-type="float" office:value="17761" table:style-name="ce1">
            <text:p>17761</text:p>
          </table:table-cell>
          <table:table-cell office:value-type="float" office:value="16909" table:style-name="ce1">
            <text:p>16909</text:p>
          </table:table-cell>
          <table:table-cell office:value-type="float" office:value="34873" table:style-name="ce1">
            <text:p>34873</text:p>
          </table:table-cell>
          <table:table-cell office:value-type="float" office:value="46738493" table:style-name="ce1">
            <text:p>46738493</text:p>
          </table:table-cell>
          <table:table-cell table:number-columns-repeated="16375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Reunion</text:p>
          </table:table-cell>
          <table:table-cell office:value-type="date" office:date-value="2021-07-15T00:00:00" table:style-name="ce2">
            <text:p>2021-07-15</text:p>
          </table:table-cell>
          <table:table-cell office:value-type="string" table:style-name="ce1">
            <text:p>AstraZeneca</text:p>
          </table:table-cell>
          <table:table-cell office:value-type="float" office:value="32955" table:style-name="ce1">
            <text:p>32955</text:p>
          </table:table-cell>
          <table:table-cell office:value-type="float" office:value="16477" table:style-name="ce1">
            <text:p>16477</text:p>
          </table:table-cell>
          <table:table-cell office:value-type="float" office:value="15928" table:style-name="ce1">
            <text:p>15928</text:p>
          </table:table-cell>
          <table:table-cell office:value-type="float" office:value="32691" table:style-name="ce1">
            <text:p>32691</text:p>
          </table:table-cell>
          <table:table-cell office:value-type="float" office:value="3709179" table:style-name="ce1">
            <text:p>3709179</text:p>
          </table:table-cell>
          <table:table-cell table:number-columns-repeated="16375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Guam</text:p>
          </table:table-cell>
          <table:table-cell office:value-type="date" office:date-value="2022-01-05T00:00:00" table:style-name="ce2">
            <text:p>2022-01-05</text:p>
          </table:table-cell>
          <table:table-cell office:value-type="string" table:style-name="ce1">
            <text:p>Sinovac</text:p>
          </table:table-cell>
          <table:table-cell office:value-type="float" office:value="76171" table:style-name="ce1">
            <text:p>76171</text:p>
          </table:table-cell>
          <table:table-cell office:value-type="float" office:value="38085" table:style-name="ce1">
            <text:p>38085</text:p>
          </table:table-cell>
          <table:table-cell office:value-type="float" office:value="36649" table:style-name="ce1">
            <text:p>36649</text:p>
          </table:table-cell>
          <table:table-cell office:value-type="float" office:value="75223" table:style-name="ce1">
            <text:p>75223</text:p>
          </table:table-cell>
          <table:table-cell office:value-type="float" office:value="295096" table:style-name="ce1">
            <text:p>295096</text:p>
          </table:table-cell>
          <table:table-cell table:number-columns-repeated="16375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Moldova</text:p>
          </table:table-cell>
          <table:table-cell office:value-type="date" office:date-value="2023-08-08T00:00:00" table:style-name="ce2">
            <text:p>2023-08-08</text:p>
          </table:table-cell>
          <table:table-cell office:value-type="string" table:style-name="ce1">
            <text:p>Pfizer</text:p>
          </table:table-cell>
          <table:table-cell office:value-type="float" office:value="19897" table:style-name="ce1">
            <text:p>19897</text:p>
          </table:table-cell>
          <table:table-cell office:value-type="float" office:value="9948" table:style-name="ce1">
            <text:p>9948</text:p>
          </table:table-cell>
          <table:table-cell office:value-type="float" office:value="9103" table:style-name="ce1">
            <text:p>9103</text:p>
          </table:table-cell>
          <table:table-cell office:value-type="float" office:value="18800" table:style-name="ce1">
            <text:p>18800</text:p>
          </table:table-cell>
          <table:table-cell office:value-type="float" office:value="14162461" table:style-name="ce1">
            <text:p>14162461</text:p>
          </table:table-cell>
          <table:table-cell table:number-columns-repeated="16375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Kiribati</text:p>
          </table:table-cell>
          <table:table-cell office:value-type="date" office:date-value="2021-09-01T00:00:00" table:style-name="ce2">
            <text:p>2021-09-01</text:p>
          </table:table-cell>
          <table:table-cell office:value-type="string" table:style-name="ce1">
            <text:p>Johnson &amp; Johnson</text:p>
          </table:table-cell>
          <table:table-cell office:value-type="float" office:value="63243" table:style-name="ce1">
            <text:p>63243</text:p>
          </table:table-cell>
          <table:table-cell office:value-type="float" office:value="31621" table:style-name="ce1">
            <text:p>31621</text:p>
          </table:table-cell>
          <table:table-cell office:value-type="float" office:value="29397" table:style-name="ce1">
            <text:p>29397</text:p>
          </table:table-cell>
          <table:table-cell office:value-type="float" office:value="59798" table:style-name="ce1">
            <text:p>59798</text:p>
          </table:table-cell>
          <table:table-cell office:value-type="float" office:value="31161849" table:style-name="ce1">
            <text:p>31161849</text:p>
          </table:table-cell>
          <table:table-cell table:number-columns-repeated="16375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7-01T00:00:00" table:style-name="ce2">
            <text:p>2022-07-01</text:p>
          </table:table-cell>
          <table:table-cell office:value-type="string" table:style-name="ce1">
            <text:p>Johnson &amp; Johnson</text:p>
          </table:table-cell>
          <table:table-cell office:value-type="float" office:value="10645" table:style-name="ce1">
            <text:p>10645</text:p>
          </table:table-cell>
          <table:table-cell office:value-type="float" office:value="5322" table:style-name="ce1">
            <text:p>5322</text:p>
          </table:table-cell>
          <table:table-cell office:value-type="float" office:value="5269" table:style-name="ce1">
            <text:p>5269</text:p>
          </table:table-cell>
          <table:table-cell office:value-type="float" office:value="9531" table:style-name="ce1">
            <text:p>9531</text:p>
          </table:table-cell>
          <table:table-cell office:value-type="float" office:value="49611715" table:style-name="ce1">
            <text:p>49611715</text:p>
          </table:table-cell>
          <table:table-cell table:number-columns-repeated="16375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Uganda</text:p>
          </table:table-cell>
          <table:table-cell office:value-type="date" office:date-value="2022-09-24T00:00:00" table:style-name="ce2">
            <text:p>2022-09-24</text:p>
          </table:table-cell>
          <table:table-cell office:value-type="string" table:style-name="ce1">
            <text:p>Sinovac</text:p>
          </table:table-cell>
          <table:table-cell office:value-type="float" office:value="85160" table:style-name="ce1">
            <text:p>85160</text:p>
          </table:table-cell>
          <table:table-cell office:value-type="float" office:value="42580" table:style-name="ce1">
            <text:p>42580</text:p>
          </table:table-cell>
          <table:table-cell office:value-type="float" office:value="39499" table:style-name="ce1">
            <text:p>39499</text:p>
          </table:table-cell>
          <table:table-cell office:value-type="float" office:value="81609" table:style-name="ce1">
            <text:p>81609</text:p>
          </table:table-cell>
          <table:table-cell office:value-type="float" office:value="48093326" table:style-name="ce1">
            <text:p>48093326</text:p>
          </table:table-cell>
          <table:table-cell table:number-columns-repeated="16375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Guam</text:p>
          </table:table-cell>
          <table:table-cell office:value-type="date" office:date-value="2023-08-07T00:00:00" table:style-name="ce2">
            <text:p>2023-08-07</text:p>
          </table:table-cell>
          <table:table-cell office:value-type="string" table:style-name="ce1">
            <text:p>Sinovac</text:p>
          </table:table-cell>
          <table:table-cell office:value-type="float" office:value="29709" table:style-name="ce1">
            <text:p>29709</text:p>
          </table:table-cell>
          <table:table-cell office:value-type="float" office:value="14854" table:style-name="ce1">
            <text:p>14854</text:p>
          </table:table-cell>
          <table:table-cell office:value-type="float" office:value="13659" table:style-name="ce1">
            <text:p>13659</text:p>
          </table:table-cell>
          <table:table-cell office:value-type="float" office:value="25914" table:style-name="ce1">
            <text:p>25914</text:p>
          </table:table-cell>
          <table:table-cell office:value-type="float" office:value="25311074" table:style-name="ce1">
            <text:p>25311074</text:p>
          </table:table-cell>
          <table:table-cell table:number-columns-repeated="16375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5-13T00:00:00" table:style-name="ce2">
            <text:p>2023-05-13</text:p>
          </table:table-cell>
          <table:table-cell office:value-type="string" table:style-name="ce1">
            <text:p>Sputnik V</text:p>
          </table:table-cell>
          <table:table-cell office:value-type="float" office:value="38168" table:style-name="ce1">
            <text:p>38168</text:p>
          </table:table-cell>
          <table:table-cell office:value-type="float" office:value="19084" table:style-name="ce1">
            <text:p>19084</text:p>
          </table:table-cell>
          <table:table-cell office:value-type="float" office:value="17210" table:style-name="ce1">
            <text:p>17210</text:p>
          </table:table-cell>
          <table:table-cell office:value-type="float" office:value="34810" table:style-name="ce1">
            <text:p>34810</text:p>
          </table:table-cell>
          <table:table-cell office:value-type="float" office:value="39970433" table:style-name="ce1">
            <text:p>39970433</text:p>
          </table:table-cell>
          <table:table-cell table:number-columns-repeated="16375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10-04T00:00:00" table:style-name="ce2">
            <text:p>2023-10-04</text:p>
          </table:table-cell>
          <table:table-cell office:value-type="string" table:style-name="ce1">
            <text:p>AstraZeneca</text:p>
          </table:table-cell>
          <table:table-cell office:value-type="float" office:value="101790" table:style-name="ce1">
            <text:p>101790</text:p>
          </table:table-cell>
          <table:table-cell office:value-type="float" office:value="50895" table:style-name="ce1">
            <text:p>50895</text:p>
          </table:table-cell>
          <table:table-cell office:value-type="float" office:value="47987" table:style-name="ce1">
            <text:p>47987</text:p>
          </table:table-cell>
          <table:table-cell office:value-type="float" office:value="98262" table:style-name="ce1">
            <text:p>98262</text:p>
          </table:table-cell>
          <table:table-cell office:value-type="float" office:value="45137833" table:style-name="ce1">
            <text:p>45137833</text:p>
          </table:table-cell>
          <table:table-cell table:number-columns-repeated="16375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6-19T00:00:00" table:style-name="ce2">
            <text:p>2023-06-19</text:p>
          </table:table-cell>
          <table:table-cell office:value-type="string" table:style-name="ce1">
            <text:p>AstraZeneca</text:p>
          </table:table-cell>
          <table:table-cell office:value-type="float" office:value="67262" table:style-name="ce1">
            <text:p>67262</text:p>
          </table:table-cell>
          <table:table-cell office:value-type="float" office:value="33631" table:style-name="ce1">
            <text:p>33631</text:p>
          </table:table-cell>
          <table:table-cell office:value-type="float" office:value="30388" table:style-name="ce1">
            <text:p>30388</text:p>
          </table:table-cell>
          <table:table-cell office:value-type="float" office:value="64518" table:style-name="ce1">
            <text:p>64518</text:p>
          </table:table-cell>
          <table:table-cell office:value-type="float" office:value="15043002" table:style-name="ce1">
            <text:p>15043002</text:p>
          </table:table-cell>
          <table:table-cell table:number-columns-repeated="16375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9-24T00:00:00" table:style-name="ce2">
            <text:p>2022-09-24</text:p>
          </table:table-cell>
          <table:table-cell office:value-type="string" table:style-name="ce1">
            <text:p>Johnson &amp; Johnson</text:p>
          </table:table-cell>
          <table:table-cell office:value-type="float" office:value="72035" table:style-name="ce1">
            <text:p>72035</text:p>
          </table:table-cell>
          <table:table-cell office:value-type="float" office:value="36017" table:style-name="ce1">
            <text:p>36017</text:p>
          </table:table-cell>
          <table:table-cell office:value-type="float" office:value="33742" table:style-name="ce1">
            <text:p>33742</text:p>
          </table:table-cell>
          <table:table-cell office:value-type="float" office:value="68486" table:style-name="ce1">
            <text:p>68486</text:p>
          </table:table-cell>
          <table:table-cell office:value-type="float" office:value="9762178" table:style-name="ce1">
            <text:p>9762178</text:p>
          </table:table-cell>
          <table:table-cell table:number-columns-repeated="16375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Netherlands Antilles</text:p>
          </table:table-cell>
          <table:table-cell office:value-type="date" office:date-value="2021-01-03T00:00:00" table:style-name="ce2">
            <text:p>2021-01-03</text:p>
          </table:table-cell>
          <table:table-cell office:value-type="string" table:style-name="ce1">
            <text:p>Pfizer</text:p>
          </table:table-cell>
          <table:table-cell office:value-type="float" office:value="69684" table:style-name="ce1">
            <text:p>69684</text:p>
          </table:table-cell>
          <table:table-cell office:value-type="float" office:value="34842" table:style-name="ce1">
            <text:p>34842</text:p>
          </table:table-cell>
          <table:table-cell office:value-type="float" office:value="34263" table:style-name="ce1">
            <text:p>34263</text:p>
          </table:table-cell>
          <table:table-cell office:value-type="float" office:value="67367" table:style-name="ce1">
            <text:p>67367</text:p>
          </table:table-cell>
          <table:table-cell office:value-type="float" office:value="18190552" table:style-name="ce1">
            <text:p>18190552</text:p>
          </table:table-cell>
          <table:table-cell table:number-columns-repeated="16375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12-17T00:00:00" table:style-name="ce2">
            <text:p>2022-12-17</text:p>
          </table:table-cell>
          <table:table-cell office:value-type="string" table:style-name="ce1">
            <text:p>Sinovac</text:p>
          </table:table-cell>
          <table:table-cell office:value-type="float" office:value="60896" table:style-name="ce1">
            <text:p>60896</text:p>
          </table:table-cell>
          <table:table-cell office:value-type="float" office:value="30448" table:style-name="ce1">
            <text:p>30448</text:p>
          </table:table-cell>
          <table:table-cell office:value-type="float" office:value="29946" table:style-name="ce1">
            <text:p>29946</text:p>
          </table:table-cell>
          <table:table-cell office:value-type="float" office:value="56410" table:style-name="ce1">
            <text:p>56410</text:p>
          </table:table-cell>
          <table:table-cell office:value-type="float" office:value="17388730" table:style-name="ce1">
            <text:p>17388730</text:p>
          </table:table-cell>
          <table:table-cell table:number-columns-repeated="16375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Cuba</text:p>
          </table:table-cell>
          <table:table-cell office:value-type="date" office:date-value="2021-01-29T00:00:00" table:style-name="ce2">
            <text:p>2021-01-29</text:p>
          </table:table-cell>
          <table:table-cell office:value-type="string" table:style-name="ce1">
            <text:p>Johnson &amp; Johnson</text:p>
          </table:table-cell>
          <table:table-cell office:value-type="float" office:value="69939" table:style-name="ce1">
            <text:p>69939</text:p>
          </table:table-cell>
          <table:table-cell office:value-type="float" office:value="34969" table:style-name="ce1">
            <text:p>34969</text:p>
          </table:table-cell>
          <table:table-cell office:value-type="float" office:value="31697" table:style-name="ce1">
            <text:p>31697</text:p>
          </table:table-cell>
          <table:table-cell office:value-type="float" office:value="66752" table:style-name="ce1">
            <text:p>66752</text:p>
          </table:table-cell>
          <table:table-cell office:value-type="float" office:value="44417005" table:style-name="ce1">
            <text:p>44417005</text:p>
          </table:table-cell>
          <table:table-cell table:number-columns-repeated="16375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Anguilla</text:p>
          </table:table-cell>
          <table:table-cell office:value-type="date" office:date-value="2023-06-19T00:00:00" table:style-name="ce2">
            <text:p>2023-06-19</text:p>
          </table:table-cell>
          <table:table-cell office:value-type="string" table:style-name="ce1">
            <text:p>Johnson &amp; Johnson</text:p>
          </table:table-cell>
          <table:table-cell office:value-type="float" office:value="29268" table:style-name="ce1">
            <text:p>29268</text:p>
          </table:table-cell>
          <table:table-cell office:value-type="float" office:value="14634" table:style-name="ce1">
            <text:p>14634</text:p>
          </table:table-cell>
          <table:table-cell office:value-type="float" office:value="14183" table:style-name="ce1">
            <text:p>14183</text:p>
          </table:table-cell>
          <table:table-cell office:value-type="float" office:value="25598" table:style-name="ce1">
            <text:p>25598</text:p>
          </table:table-cell>
          <table:table-cell office:value-type="float" office:value="6789942" table:style-name="ce1">
            <text:p>6789942</text:p>
          </table:table-cell>
          <table:table-cell table:number-columns-repeated="16375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Sudan</text:p>
          </table:table-cell>
          <table:table-cell office:value-type="date" office:date-value="2023-01-09T00:00:00" table:style-name="ce2">
            <text:p>2023-01-09</text:p>
          </table:table-cell>
          <table:table-cell office:value-type="string" table:style-name="ce1">
            <text:p>Johnson &amp; Johnson</text:p>
          </table:table-cell>
          <table:table-cell office:value-type="float" office:value="43622" table:style-name="ce1">
            <text:p>43622</text:p>
          </table:table-cell>
          <table:table-cell office:value-type="float" office:value="21811" table:style-name="ce1">
            <text:p>21811</text:p>
          </table:table-cell>
          <table:table-cell office:value-type="float" office:value="19969" table:style-name="ce1">
            <text:p>19969</text:p>
          </table:table-cell>
          <table:table-cell office:value-type="float" office:value="41160" table:style-name="ce1">
            <text:p>41160</text:p>
          </table:table-cell>
          <table:table-cell office:value-type="float" office:value="42447329" table:style-name="ce1">
            <text:p>42447329</text:p>
          </table:table-cell>
          <table:table-cell table:number-columns-repeated="16375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Senegal</text:p>
          </table:table-cell>
          <table:table-cell office:value-type="date" office:date-value="2023-04-02T00:00:00" table:style-name="ce2">
            <text:p>2023-04-02</text:p>
          </table:table-cell>
          <table:table-cell office:value-type="string" table:style-name="ce1">
            <text:p>Sputnik V</text:p>
          </table:table-cell>
          <table:table-cell office:value-type="float" office:value="12995" table:style-name="ce1">
            <text:p>12995</text:p>
          </table:table-cell>
          <table:table-cell office:value-type="float" office:value="6497" table:style-name="ce1">
            <text:p>6497</text:p>
          </table:table-cell>
          <table:table-cell office:value-type="float" office:value="5881" table:style-name="ce1">
            <text:p>5881</text:p>
          </table:table-cell>
          <table:table-cell office:value-type="float" office:value="10013" table:style-name="ce1">
            <text:p>10013</text:p>
          </table:table-cell>
          <table:table-cell office:value-type="float" office:value="40476609" table:style-name="ce1">
            <text:p>40476609</text:p>
          </table:table-cell>
          <table:table-cell table:number-columns-repeated="16375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Jamaica</text:p>
          </table:table-cell>
          <table:table-cell office:value-type="date" office:date-value="2023-11-22T00:00:00" table:style-name="ce2">
            <text:p>2023-11-22</text:p>
          </table:table-cell>
          <table:table-cell office:value-type="string" table:style-name="ce1">
            <text:p>Sinovac</text:p>
          </table:table-cell>
          <table:table-cell office:value-type="float" office:value="89576" table:style-name="ce1">
            <text:p>89576</text:p>
          </table:table-cell>
          <table:table-cell office:value-type="float" office:value="44788" table:style-name="ce1">
            <text:p>44788</text:p>
          </table:table-cell>
          <table:table-cell office:value-type="float" office:value="41743" table:style-name="ce1">
            <text:p>41743</text:p>
          </table:table-cell>
          <table:table-cell office:value-type="float" office:value="85831" table:style-name="ce1">
            <text:p>85831</text:p>
          </table:table-cell>
          <table:table-cell office:value-type="float" office:value="26445726" table:style-name="ce1">
            <text:p>26445726</text:p>
          </table:table-cell>
          <table:table-cell table:number-columns-repeated="16375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Saint Barthelemy</text:p>
          </table:table-cell>
          <table:table-cell office:value-type="date" office:date-value="2022-07-21T00:00:00" table:style-name="ce2">
            <text:p>2022-07-21</text:p>
          </table:table-cell>
          <table:table-cell office:value-type="string" table:style-name="ce1">
            <text:p>Sputnik V</text:p>
          </table:table-cell>
          <table:table-cell office:value-type="float" office:value="60494" table:style-name="ce1">
            <text:p>60494</text:p>
          </table:table-cell>
          <table:table-cell office:value-type="float" office:value="30247" table:style-name="ce1">
            <text:p>30247</text:p>
          </table:table-cell>
          <table:table-cell office:value-type="float" office:value="29951" table:style-name="ce1">
            <text:p>29951</text:p>
          </table:table-cell>
          <table:table-cell office:value-type="float" office:value="60265" table:style-name="ce1">
            <text:p>60265</text:p>
          </table:table-cell>
          <table:table-cell office:value-type="float" office:value="44182099" table:style-name="ce1">
            <text:p>44182099</text:p>
          </table:table-cell>
          <table:table-cell table:number-columns-repeated="16375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Bermuda</text:p>
          </table:table-cell>
          <table:table-cell office:value-type="date" office:date-value="2021-08-09T00:00:00" table:style-name="ce2">
            <text:p>2021-08-09</text:p>
          </table:table-cell>
          <table:table-cell office:value-type="string" table:style-name="ce1">
            <text:p>Johnson &amp; Johnson</text:p>
          </table:table-cell>
          <table:table-cell office:value-type="float" office:value="49348" table:style-name="ce1">
            <text:p>49348</text:p>
          </table:table-cell>
          <table:table-cell office:value-type="float" office:value="24674" table:style-name="ce1">
            <text:p>24674</text:p>
          </table:table-cell>
          <table:table-cell office:value-type="float" office:value="24194" table:style-name="ce1">
            <text:p>24194</text:p>
          </table:table-cell>
          <table:table-cell office:value-type="float" office:value="44506" table:style-name="ce1">
            <text:p>44506</text:p>
          </table:table-cell>
          <table:table-cell office:value-type="float" office:value="28889866" table:style-name="ce1">
            <text:p>28889866</text:p>
          </table:table-cell>
          <table:table-cell table:number-columns-repeated="16375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Congo</text:p>
          </table:table-cell>
          <table:table-cell office:value-type="date" office:date-value="2023-11-15T00:00:00" table:style-name="ce2">
            <text:p>2023-11-15</text:p>
          </table:table-cell>
          <table:table-cell office:value-type="string" table:style-name="ce1">
            <text:p>Pfizer</text:p>
          </table:table-cell>
          <table:table-cell office:value-type="float" office:value="42322" table:style-name="ce1">
            <text:p>42322</text:p>
          </table:table-cell>
          <table:table-cell office:value-type="float" office:value="21161" table:style-name="ce1">
            <text:p>21161</text:p>
          </table:table-cell>
          <table:table-cell office:value-type="float" office:value="19540" table:style-name="ce1">
            <text:p>19540</text:p>
          </table:table-cell>
          <table:table-cell office:value-type="float" office:value="38545" table:style-name="ce1">
            <text:p>38545</text:p>
          </table:table-cell>
          <table:table-cell office:value-type="float" office:value="14807133" table:style-name="ce1">
            <text:p>14807133</text:p>
          </table:table-cell>
          <table:table-cell table:number-columns-repeated="16375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Italy</text:p>
          </table:table-cell>
          <table:table-cell office:value-type="date" office:date-value="2021-05-30T00:00:00" table:style-name="ce2">
            <text:p>2021-05-30</text:p>
          </table:table-cell>
          <table:table-cell office:value-type="string" table:style-name="ce1">
            <text:p>Moderna</text:p>
          </table:table-cell>
          <table:table-cell office:value-type="float" office:value="15331" table:style-name="ce1">
            <text:p>15331</text:p>
          </table:table-cell>
          <table:table-cell office:value-type="float" office:value="7665" table:style-name="ce1">
            <text:p>7665</text:p>
          </table:table-cell>
          <table:table-cell office:value-type="float" office:value="6970" table:style-name="ce1">
            <text:p>6970</text:p>
          </table:table-cell>
          <table:table-cell office:value-type="float" office:value="14669" table:style-name="ce1">
            <text:p>14669</text:p>
          </table:table-cell>
          <table:table-cell office:value-type="float" office:value="43831648" table:style-name="ce1">
            <text:p>43831648</text:p>
          </table:table-cell>
          <table:table-cell table:number-columns-repeated="16375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Saint Barthelemy</text:p>
          </table:table-cell>
          <table:table-cell office:value-type="date" office:date-value="2021-07-20T00:00:00" table:style-name="ce2">
            <text:p>2021-07-20</text:p>
          </table:table-cell>
          <table:table-cell office:value-type="string" table:style-name="ce1">
            <text:p>Moderna</text:p>
          </table:table-cell>
          <table:table-cell office:value-type="float" office:value="24969" table:style-name="ce1">
            <text:p>24969</text:p>
          </table:table-cell>
          <table:table-cell office:value-type="float" office:value="12484" table:style-name="ce1">
            <text:p>12484</text:p>
          </table:table-cell>
          <table:table-cell office:value-type="float" office:value="12113" table:style-name="ce1">
            <text:p>12113</text:p>
          </table:table-cell>
          <table:table-cell office:value-type="float" office:value="20494" table:style-name="ce1">
            <text:p>20494</text:p>
          </table:table-cell>
          <table:table-cell office:value-type="float" office:value="16402101" table:style-name="ce1">
            <text:p>16402101</text:p>
          </table:table-cell>
          <table:table-cell table:number-columns-repeated="16375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3-27T00:00:00" table:style-name="ce2">
            <text:p>2023-03-27</text:p>
          </table:table-cell>
          <table:table-cell office:value-type="string" table:style-name="ce1">
            <text:p>Pfizer</text:p>
          </table:table-cell>
          <table:table-cell office:value-type="float" office:value="34332" table:style-name="ce1">
            <text:p>34332</text:p>
          </table:table-cell>
          <table:table-cell office:value-type="float" office:value="17166" table:style-name="ce1">
            <text:p>17166</text:p>
          </table:table-cell>
          <table:table-cell office:value-type="float" office:value="16885" table:style-name="ce1">
            <text:p>16885</text:p>
          </table:table-cell>
          <table:table-cell office:value-type="float" office:value="32946" table:style-name="ce1">
            <text:p>32946</text:p>
          </table:table-cell>
          <table:table-cell office:value-type="float" office:value="27517976" table:style-name="ce1">
            <text:p>27517976</text:p>
          </table:table-cell>
          <table:table-cell table:number-columns-repeated="16375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Albania</text:p>
          </table:table-cell>
          <table:table-cell office:value-type="date" office:date-value="2021-12-08T00:00:00" table:style-name="ce2">
            <text:p>2021-12-08</text:p>
          </table:table-cell>
          <table:table-cell office:value-type="string" table:style-name="ce1">
            <text:p>AstraZeneca</text:p>
          </table:table-cell>
          <table:table-cell office:value-type="float" office:value="87394" table:style-name="ce1">
            <text:p>87394</text:p>
          </table:table-cell>
          <table:table-cell office:value-type="float" office:value="43697" table:style-name="ce1">
            <text:p>43697</text:p>
          </table:table-cell>
          <table:table-cell office:value-type="float" office:value="41879" table:style-name="ce1">
            <text:p>41879</text:p>
          </table:table-cell>
          <table:table-cell office:value-type="float" office:value="86021" table:style-name="ce1">
            <text:p>86021</text:p>
          </table:table-cell>
          <table:table-cell office:value-type="float" office:value="36774321" table:style-name="ce1">
            <text:p>36774321</text:p>
          </table:table-cell>
          <table:table-cell table:number-columns-repeated="16375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Philippines</text:p>
          </table:table-cell>
          <table:table-cell office:value-type="date" office:date-value="2023-02-15T00:00:00" table:style-name="ce2">
            <text:p>2023-02-15</text:p>
          </table:table-cell>
          <table:table-cell office:value-type="string" table:style-name="ce1">
            <text:p>Pfizer</text:p>
          </table:table-cell>
          <table:table-cell office:value-type="float" office:value="90528" table:style-name="ce1">
            <text:p>90528</text:p>
          </table:table-cell>
          <table:table-cell office:value-type="float" office:value="45264" table:style-name="ce1">
            <text:p>45264</text:p>
          </table:table-cell>
          <table:table-cell office:value-type="float" office:value="41484" table:style-name="ce1">
            <text:p>41484</text:p>
          </table:table-cell>
          <table:table-cell office:value-type="float" office:value="87848" table:style-name="ce1">
            <text:p>87848</text:p>
          </table:table-cell>
          <table:table-cell office:value-type="float" office:value="40057928" table:style-name="ce1">
            <text:p>40057928</text:p>
          </table:table-cell>
          <table:table-cell table:number-columns-repeated="16375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Jamaica</text:p>
          </table:table-cell>
          <table:table-cell office:value-type="date" office:date-value="2022-06-30T00:00:00" table:style-name="ce2">
            <text:p>2022-06-30</text:p>
          </table:table-cell>
          <table:table-cell office:value-type="string" table:style-name="ce1">
            <text:p>AstraZeneca</text:p>
          </table:table-cell>
          <table:table-cell office:value-type="float" office:value="27254" table:style-name="ce1">
            <text:p>27254</text:p>
          </table:table-cell>
          <table:table-cell office:value-type="float" office:value="13627" table:style-name="ce1">
            <text:p>13627</text:p>
          </table:table-cell>
          <table:table-cell office:value-type="float" office:value="12852" table:style-name="ce1">
            <text:p>12852</text:p>
          </table:table-cell>
          <table:table-cell office:value-type="float" office:value="26796" table:style-name="ce1">
            <text:p>26796</text:p>
          </table:table-cell>
          <table:table-cell office:value-type="float" office:value="14413036" table:style-name="ce1">
            <text:p>14413036</text:p>
          </table:table-cell>
          <table:table-cell table:number-columns-repeated="16375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Bosnia and Herzegovina</text:p>
          </table:table-cell>
          <table:table-cell office:value-type="date" office:date-value="2023-06-17T00:00:00" table:style-name="ce2">
            <text:p>2023-06-17</text:p>
          </table:table-cell>
          <table:table-cell office:value-type="string" table:style-name="ce1">
            <text:p>Sputnik V</text:p>
          </table:table-cell>
          <table:table-cell office:value-type="float" office:value="58316" table:style-name="ce1">
            <text:p>58316</text:p>
          </table:table-cell>
          <table:table-cell office:value-type="float" office:value="29158" table:style-name="ce1">
            <text:p>29158</text:p>
          </table:table-cell>
          <table:table-cell office:value-type="float" office:value="26534" table:style-name="ce1">
            <text:p>26534</text:p>
          </table:table-cell>
          <table:table-cell office:value-type="float" office:value="57178" table:style-name="ce1">
            <text:p>57178</text:p>
          </table:table-cell>
          <table:table-cell office:value-type="float" office:value="25323810" table:style-name="ce1">
            <text:p>25323810</text:p>
          </table:table-cell>
          <table:table-cell table:number-columns-repeated="16375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Ecuador</text:p>
          </table:table-cell>
          <table:table-cell office:value-type="date" office:date-value="2021-11-28T00:00:00" table:style-name="ce2">
            <text:p>2021-11-28</text:p>
          </table:table-cell>
          <table:table-cell office:value-type="string" table:style-name="ce1">
            <text:p>Johnson &amp; Johnson</text:p>
          </table:table-cell>
          <table:table-cell office:value-type="float" office:value="11782" table:style-name="ce1">
            <text:p>11782</text:p>
          </table:table-cell>
          <table:table-cell office:value-type="float" office:value="5891" table:style-name="ce1">
            <text:p>5891</text:p>
          </table:table-cell>
          <table:table-cell office:value-type="float" office:value="5589" table:style-name="ce1">
            <text:p>5589</text:p>
          </table:table-cell>
          <table:table-cell office:value-type="float" office:value="7501" table:style-name="ce1">
            <text:p>7501</text:p>
          </table:table-cell>
          <table:table-cell office:value-type="float" office:value="17713005" table:style-name="ce1">
            <text:p>17713005</text:p>
          </table:table-cell>
          <table:table-cell table:number-columns-repeated="16375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Serbia</text:p>
          </table:table-cell>
          <table:table-cell office:value-type="date" office:date-value="2022-11-17T00:00:00" table:style-name="ce2">
            <text:p>2022-11-17</text:p>
          </table:table-cell>
          <table:table-cell office:value-type="string" table:style-name="ce1">
            <text:p>Moderna</text:p>
          </table:table-cell>
          <table:table-cell office:value-type="float" office:value="4154" table:style-name="ce1">
            <text:p>4154</text:p>
          </table:table-cell>
          <table:table-cell office:value-type="float" office:value="2077" table:style-name="ce1">
            <text:p>2077</text:p>
          </table:table-cell>
          <table:table-cell office:value-type="float" office:value="1886" table:style-name="ce1">
            <text:p>1886</text:p>
          </table:table-cell>
          <table:table-cell office:value-type="float" office:value="4022" table:style-name="ce1">
            <text:p>4022</text:p>
          </table:table-cell>
          <table:table-cell office:value-type="float" office:value="27660415" table:style-name="ce1">
            <text:p>27660415</text:p>
          </table:table-cell>
          <table:table-cell table:number-columns-repeated="16375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04-26T00:00:00" table:style-name="ce2">
            <text:p>2022-04-26</text:p>
          </table:table-cell>
          <table:table-cell office:value-type="string" table:style-name="ce1">
            <text:p>Sputnik V</text:p>
          </table:table-cell>
          <table:table-cell office:value-type="float" office:value="40558" table:style-name="ce1">
            <text:p>40558</text:p>
          </table:table-cell>
          <table:table-cell office:value-type="float" office:value="20279" table:style-name="ce1">
            <text:p>20279</text:p>
          </table:table-cell>
          <table:table-cell office:value-type="float" office:value="19922" table:style-name="ce1">
            <text:p>19922</text:p>
          </table:table-cell>
          <table:table-cell office:value-type="float" office:value="37236" table:style-name="ce1">
            <text:p>37236</text:p>
          </table:table-cell>
          <table:table-cell office:value-type="float" office:value="26696149" table:style-name="ce1">
            <text:p>26696149</text:p>
          </table:table-cell>
          <table:table-cell table:number-columns-repeated="16375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2-12-24T00:00:00" table:style-name="ce2">
            <text:p>2022-12-24</text:p>
          </table:table-cell>
          <table:table-cell office:value-type="string" table:style-name="ce1">
            <text:p>Moderna</text:p>
          </table:table-cell>
          <table:table-cell office:value-type="float" office:value="26308" table:style-name="ce1">
            <text:p>26308</text:p>
          </table:table-cell>
          <table:table-cell office:value-type="float" office:value="13154" table:style-name="ce1">
            <text:p>13154</text:p>
          </table:table-cell>
          <table:table-cell office:value-type="float" office:value="12987" table:style-name="ce1">
            <text:p>12987</text:p>
          </table:table-cell>
          <table:table-cell office:value-type="float" office:value="21785" table:style-name="ce1">
            <text:p>21785</text:p>
          </table:table-cell>
          <table:table-cell office:value-type="float" office:value="33077337" table:style-name="ce1">
            <text:p>33077337</text:p>
          </table:table-cell>
          <table:table-cell table:number-columns-repeated="16375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Pakistan</text:p>
          </table:table-cell>
          <table:table-cell office:value-type="date" office:date-value="2021-09-18T00:00:00" table:style-name="ce2">
            <text:p>2021-09-18</text:p>
          </table:table-cell>
          <table:table-cell office:value-type="string" table:style-name="ce1">
            <text:p>Pfizer</text:p>
          </table:table-cell>
          <table:table-cell office:value-type="float" office:value="43580" table:style-name="ce1">
            <text:p>43580</text:p>
          </table:table-cell>
          <table:table-cell office:value-type="float" office:value="21790" table:style-name="ce1">
            <text:p>21790</text:p>
          </table:table-cell>
          <table:table-cell office:value-type="float" office:value="20590" table:style-name="ce1">
            <text:p>20590</text:p>
          </table:table-cell>
          <table:table-cell office:value-type="float" office:value="40618" table:style-name="ce1">
            <text:p>40618</text:p>
          </table:table-cell>
          <table:table-cell office:value-type="float" office:value="10979960" table:style-name="ce1">
            <text:p>10979960</text:p>
          </table:table-cell>
          <table:table-cell table:number-columns-repeated="16375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Saint Pierre and Miquelon</text:p>
          </table:table-cell>
          <table:table-cell office:value-type="date" office:date-value="2023-04-01T00:00:00" table:style-name="ce2">
            <text:p>2023-04-01</text:p>
          </table:table-cell>
          <table:table-cell office:value-type="string" table:style-name="ce1">
            <text:p>Sinovac</text:p>
          </table:table-cell>
          <table:table-cell office:value-type="float" office:value="85399" table:style-name="ce1">
            <text:p>85399</text:p>
          </table:table-cell>
          <table:table-cell office:value-type="float" office:value="42699" table:style-name="ce1">
            <text:p>42699</text:p>
          </table:table-cell>
          <table:table-cell office:value-type="float" office:value="40056" table:style-name="ce1">
            <text:p>40056</text:p>
          </table:table-cell>
          <table:table-cell office:value-type="float" office:value="82211" table:style-name="ce1">
            <text:p>82211</text:p>
          </table:table-cell>
          <table:table-cell office:value-type="float" office:value="3789311" table:style-name="ce1">
            <text:p>3789311</text:p>
          </table:table-cell>
          <table:table-cell table:number-columns-repeated="16375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Pakistan</text:p>
          </table:table-cell>
          <table:table-cell office:value-type="date" office:date-value="2023-02-19T00:00:00" table:style-name="ce2">
            <text:p>2023-02-19</text:p>
          </table:table-cell>
          <table:table-cell office:value-type="string" table:style-name="ce1">
            <text:p>Moderna</text:p>
          </table:table-cell>
          <table:table-cell office:value-type="float" office:value="87939" table:style-name="ce1">
            <text:p>87939</text:p>
          </table:table-cell>
          <table:table-cell office:value-type="float" office:value="43969" table:style-name="ce1">
            <text:p>43969</text:p>
          </table:table-cell>
          <table:table-cell office:value-type="float" office:value="40570" table:style-name="ce1">
            <text:p>40570</text:p>
          </table:table-cell>
          <table:table-cell office:value-type="float" office:value="83782" table:style-name="ce1">
            <text:p>83782</text:p>
          </table:table-cell>
          <table:table-cell office:value-type="float" office:value="36704223" table:style-name="ce1">
            <text:p>36704223</text:p>
          </table:table-cell>
          <table:table-cell table:number-columns-repeated="16375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Philippines</text:p>
          </table:table-cell>
          <table:table-cell office:value-type="date" office:date-value="2022-09-06T00:00:00" table:style-name="ce2">
            <text:p>2022-09-06</text:p>
          </table:table-cell>
          <table:table-cell office:value-type="string" table:style-name="ce1">
            <text:p>Johnson &amp; Johnson</text:p>
          </table:table-cell>
          <table:table-cell office:value-type="float" office:value="3124" table:style-name="ce1">
            <text:p>3124</text:p>
          </table:table-cell>
          <table:table-cell office:value-type="float" office:value="1562" table:style-name="ce1">
            <text:p>1562</text:p>
          </table:table-cell>
          <table:table-cell office:value-type="float" office:value="1507" table:style-name="ce1">
            <text:p>1507</text:p>
          </table:table-cell>
          <table:table-cell office:value-type="float" office:value="2322" table:style-name="ce1">
            <text:p>2322</text:p>
          </table:table-cell>
          <table:table-cell office:value-type="float" office:value="37541908" table:style-name="ce1">
            <text:p>37541908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Saint Barthelemy</text:p>
          </table:table-cell>
          <table:table-cell office:value-type="date" office:date-value="2021-01-12T00:00:00" table:style-name="ce2">
            <text:p>2021-01-12</text:p>
          </table:table-cell>
          <table:table-cell office:value-type="string" table:style-name="ce1">
            <text:p>Moderna</text:p>
          </table:table-cell>
          <table:table-cell office:value-type="float" office:value="90847" table:style-name="ce1">
            <text:p>90847</text:p>
          </table:table-cell>
          <table:table-cell office:value-type="float" office:value="45423" table:style-name="ce1">
            <text:p>45423</text:p>
          </table:table-cell>
          <table:table-cell office:value-type="float" office:value="43166" table:style-name="ce1">
            <text:p>43166</text:p>
          </table:table-cell>
          <table:table-cell office:value-type="float" office:value="88572" table:style-name="ce1">
            <text:p>88572</text:p>
          </table:table-cell>
          <table:table-cell office:value-type="float" office:value="32700274" table:style-name="ce1">
            <text:p>32700274</text:p>
          </table:table-cell>
          <table:table-cell table:number-columns-repeated="16375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Albania</text:p>
          </table:table-cell>
          <table:table-cell office:value-type="date" office:date-value="2022-09-25T00:00:00" table:style-name="ce2">
            <text:p>2022-09-25</text:p>
          </table:table-cell>
          <table:table-cell office:value-type="string" table:style-name="ce1">
            <text:p>Johnson &amp; Johnson</text:p>
          </table:table-cell>
          <table:table-cell office:value-type="float" office:value="96306" table:style-name="ce1">
            <text:p>96306</text:p>
          </table:table-cell>
          <table:table-cell office:value-type="float" office:value="48153" table:style-name="ce1">
            <text:p>48153</text:p>
          </table:table-cell>
          <table:table-cell office:value-type="float" office:value="46356" table:style-name="ce1">
            <text:p>46356</text:p>
          </table:table-cell>
          <table:table-cell office:value-type="float" office:value="95785" table:style-name="ce1">
            <text:p>95785</text:p>
          </table:table-cell>
          <table:table-cell office:value-type="float" office:value="1731058" table:style-name="ce1">
            <text:p>1731058</text:p>
          </table:table-cell>
          <table:table-cell table:number-columns-repeated="16375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Anguilla</text:p>
          </table:table-cell>
          <table:table-cell office:value-type="date" office:date-value="2021-08-06T00:00:00" table:style-name="ce2">
            <text:p>2021-08-06</text:p>
          </table:table-cell>
          <table:table-cell office:value-type="string" table:style-name="ce1">
            <text:p>Sinovac</text:p>
          </table:table-cell>
          <table:table-cell office:value-type="float" office:value="85575" table:style-name="ce1">
            <text:p>85575</text:p>
          </table:table-cell>
          <table:table-cell office:value-type="float" office:value="42787" table:style-name="ce1">
            <text:p>42787</text:p>
          </table:table-cell>
          <table:table-cell office:value-type="float" office:value="41992" table:style-name="ce1">
            <text:p>41992</text:p>
          </table:table-cell>
          <table:table-cell office:value-type="float" office:value="81810" table:style-name="ce1">
            <text:p>81810</text:p>
          </table:table-cell>
          <table:table-cell office:value-type="float" office:value="34929491" table:style-name="ce1">
            <text:p>34929491</text:p>
          </table:table-cell>
          <table:table-cell table:number-columns-repeated="16375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Fiji</text:p>
          </table:table-cell>
          <table:table-cell office:value-type="date" office:date-value="2023-09-05T00:00:00" table:style-name="ce2">
            <text:p>2023-09-05</text:p>
          </table:table-cell>
          <table:table-cell office:value-type="string" table:style-name="ce1">
            <text:p>Sputnik V</text:p>
          </table:table-cell>
          <table:table-cell office:value-type="float" office:value="10678" table:style-name="ce1">
            <text:p>10678</text:p>
          </table:table-cell>
          <table:table-cell office:value-type="float" office:value="5339" table:style-name="ce1">
            <text:p>5339</text:p>
          </table:table-cell>
          <table:table-cell office:value-type="float" office:value="5237" table:style-name="ce1">
            <text:p>5237</text:p>
          </table:table-cell>
          <table:table-cell office:value-type="float" office:value="6301" table:style-name="ce1">
            <text:p>6301</text:p>
          </table:table-cell>
          <table:table-cell office:value-type="float" office:value="47722198" table:style-name="ce1">
            <text:p>47722198</text:p>
          </table:table-cell>
          <table:table-cell table:number-columns-repeated="16375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Moldova</text:p>
          </table:table-cell>
          <table:table-cell office:value-type="date" office:date-value="2022-07-19T00:00:00" table:style-name="ce2">
            <text:p>2022-07-19</text:p>
          </table:table-cell>
          <table:table-cell office:value-type="string" table:style-name="ce1">
            <text:p>Sputnik V</text:p>
          </table:table-cell>
          <table:table-cell office:value-type="float" office:value="81106" table:style-name="ce1">
            <text:p>81106</text:p>
          </table:table-cell>
          <table:table-cell office:value-type="float" office:value="40553" table:style-name="ce1">
            <text:p>40553</text:p>
          </table:table-cell>
          <table:table-cell office:value-type="float" office:value="39070" table:style-name="ce1">
            <text:p>39070</text:p>
          </table:table-cell>
          <table:table-cell office:value-type="float" office:value="78704" table:style-name="ce1">
            <text:p>78704</text:p>
          </table:table-cell>
          <table:table-cell office:value-type="float" office:value="33142686" table:style-name="ce1">
            <text:p>33142686</text:p>
          </table:table-cell>
          <table:table-cell table:number-columns-repeated="16375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Jamaica</text:p>
          </table:table-cell>
          <table:table-cell office:value-type="date" office:date-value="2021-10-12T00:00:00" table:style-name="ce2">
            <text:p>2021-10-12</text:p>
          </table:table-cell>
          <table:table-cell office:value-type="string" table:style-name="ce1">
            <text:p>Johnson &amp; Johnson</text:p>
          </table:table-cell>
          <table:table-cell office:value-type="float" office:value="53448" table:style-name="ce1">
            <text:p>53448</text:p>
          </table:table-cell>
          <table:table-cell office:value-type="float" office:value="26724" table:style-name="ce1">
            <text:p>26724</text:p>
          </table:table-cell>
          <table:table-cell office:value-type="float" office:value="24694" table:style-name="ce1">
            <text:p>24694</text:p>
          </table:table-cell>
          <table:table-cell office:value-type="float" office:value="50090" table:style-name="ce1">
            <text:p>50090</text:p>
          </table:table-cell>
          <table:table-cell office:value-type="float" office:value="5319196" table:style-name="ce1">
            <text:p>5319196</text:p>
          </table:table-cell>
          <table:table-cell table:number-columns-repeated="16375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Netherlands Antilles</text:p>
          </table:table-cell>
          <table:table-cell office:value-type="date" office:date-value="2022-01-30T00:00:00" table:style-name="ce2">
            <text:p>2022-01-30</text:p>
          </table:table-cell>
          <table:table-cell office:value-type="string" table:style-name="ce1">
            <text:p>Sputnik V</text:p>
          </table:table-cell>
          <table:table-cell office:value-type="float" office:value="70799" table:style-name="ce1">
            <text:p>70799</text:p>
          </table:table-cell>
          <table:table-cell office:value-type="float" office:value="35399" table:style-name="ce1">
            <text:p>35399</text:p>
          </table:table-cell>
          <table:table-cell office:value-type="float" office:value="32319" table:style-name="ce1">
            <text:p>32319</text:p>
          </table:table-cell>
          <table:table-cell office:value-type="float" office:value="67843" table:style-name="ce1">
            <text:p>67843</text:p>
          </table:table-cell>
          <table:table-cell office:value-type="float" office:value="9102040" table:style-name="ce1">
            <text:p>9102040</text:p>
          </table:table-cell>
          <table:table-cell table:number-columns-repeated="16375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Uganda</text:p>
          </table:table-cell>
          <table:table-cell office:value-type="date" office:date-value="2022-04-03T00:00:00" table:style-name="ce2">
            <text:p>2022-04-03</text:p>
          </table:table-cell>
          <table:table-cell office:value-type="string" table:style-name="ce1">
            <text:p>Sinovac</text:p>
          </table:table-cell>
          <table:table-cell office:value-type="float" office:value="89000" table:style-name="ce1">
            <text:p>89000</text:p>
          </table:table-cell>
          <table:table-cell office:value-type="float" office:value="44500" table:style-name="ce1">
            <text:p>44500</text:p>
          </table:table-cell>
          <table:table-cell office:value-type="float" office:value="43975" table:style-name="ce1">
            <text:p>43975</text:p>
          </table:table-cell>
          <table:table-cell office:value-type="float" office:value="87893" table:style-name="ce1">
            <text:p>87893</text:p>
          </table:table-cell>
          <table:table-cell office:value-type="float" office:value="12796367" table:style-name="ce1">
            <text:p>12796367</text:p>
          </table:table-cell>
          <table:table-cell table:number-columns-repeated="16375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Netherlands Antilles</text:p>
          </table:table-cell>
          <table:table-cell office:value-type="date" office:date-value="2023-11-02T00:00:00" table:style-name="ce2">
            <text:p>2023-11-02</text:p>
          </table:table-cell>
          <table:table-cell office:value-type="string" table:style-name="ce1">
            <text:p>AstraZeneca</text:p>
          </table:table-cell>
          <table:table-cell office:value-type="float" office:value="1045" table:style-name="ce1">
            <text:p>1045</text:p>
          </table:table-cell>
          <table:table-cell office:value-type="float" office:value="522" table:style-name="ce1">
            <text:p>522</text:p>
          </table:table-cell>
          <table:table-cell office:value-type="float" office:value="521" table:style-name="ce1">
            <text:p>521</text:p>
          </table:table-cell>
          <table:table-cell office:value-type="float" office:value="691" table:style-name="ce1">
            <text:p>691</text:p>
          </table:table-cell>
          <table:table-cell office:value-type="float" office:value="3657435" table:style-name="ce1">
            <text:p>3657435</text:p>
          </table:table-cell>
          <table:table-cell table:number-columns-repeated="16375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Congo</text:p>
          </table:table-cell>
          <table:table-cell office:value-type="date" office:date-value="2022-07-23T00:00:00" table:style-name="ce2">
            <text:p>2022-07-23</text:p>
          </table:table-cell>
          <table:table-cell office:value-type="string" table:style-name="ce1">
            <text:p>Sputnik V</text:p>
          </table:table-cell>
          <table:table-cell office:value-type="float" office:value="69580" table:style-name="ce1">
            <text:p>69580</text:p>
          </table:table-cell>
          <table:table-cell office:value-type="float" office:value="34790" table:style-name="ce1">
            <text:p>34790</text:p>
          </table:table-cell>
          <table:table-cell office:value-type="float" office:value="34726" table:style-name="ce1">
            <text:p>34726</text:p>
          </table:table-cell>
          <table:table-cell office:value-type="float" office:value="65616" table:style-name="ce1">
            <text:p>65616</text:p>
          </table:table-cell>
          <table:table-cell office:value-type="float" office:value="3780832" table:style-name="ce1">
            <text:p>3780832</text:p>
          </table:table-cell>
          <table:table-cell table:number-columns-repeated="16375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Bermuda</text:p>
          </table:table-cell>
          <table:table-cell office:value-type="date" office:date-value="2021-10-26T00:00:00" table:style-name="ce2">
            <text:p>2021-10-26</text:p>
          </table:table-cell>
          <table:table-cell office:value-type="string" table:style-name="ce1">
            <text:p>AstraZeneca</text:p>
          </table:table-cell>
          <table:table-cell office:value-type="float" office:value="92679" table:style-name="ce1">
            <text:p>92679</text:p>
          </table:table-cell>
          <table:table-cell office:value-type="float" office:value="46339" table:style-name="ce1">
            <text:p>46339</text:p>
          </table:table-cell>
          <table:table-cell office:value-type="float" office:value="46183" table:style-name="ce1">
            <text:p>46183</text:p>
          </table:table-cell>
          <table:table-cell office:value-type="float" office:value="91538" table:style-name="ce1">
            <text:p>91538</text:p>
          </table:table-cell>
          <table:table-cell office:value-type="float" office:value="41226717" table:style-name="ce1">
            <text:p>41226717</text:p>
          </table:table-cell>
          <table:table-cell table:number-columns-repeated="16375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Cape Verde</text:p>
          </table:table-cell>
          <table:table-cell office:value-type="date" office:date-value="2021-12-23T00:00:00" table:style-name="ce2">
            <text:p>2021-12-23</text:p>
          </table:table-cell>
          <table:table-cell office:value-type="string" table:style-name="ce1">
            <text:p>Johnson &amp; Johnson</text:p>
          </table:table-cell>
          <table:table-cell office:value-type="float" office:value="81039" table:style-name="ce1">
            <text:p>81039</text:p>
          </table:table-cell>
          <table:table-cell office:value-type="float" office:value="40519" table:style-name="ce1">
            <text:p>40519</text:p>
          </table:table-cell>
          <table:table-cell office:value-type="float" office:value="39267" table:style-name="ce1">
            <text:p>39267</text:p>
          </table:table-cell>
          <table:table-cell office:value-type="float" office:value="76434" table:style-name="ce1">
            <text:p>76434</text:p>
          </table:table-cell>
          <table:table-cell office:value-type="float" office:value="12064775" table:style-name="ce1">
            <text:p>12064775</text:p>
          </table:table-cell>
          <table:table-cell table:number-columns-repeated="16375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Reunion</text:p>
          </table:table-cell>
          <table:table-cell office:value-type="date" office:date-value="2021-11-27T00:00:00" table:style-name="ce2">
            <text:p>2021-11-27</text:p>
          </table:table-cell>
          <table:table-cell office:value-type="string" table:style-name="ce1">
            <text:p>Johnson &amp; Johnson</text:p>
          </table:table-cell>
          <table:table-cell office:value-type="float" office:value="6655" table:style-name="ce1">
            <text:p>6655</text:p>
          </table:table-cell>
          <table:table-cell office:value-type="float" office:value="3327" table:style-name="ce1">
            <text:p>3327</text:p>
          </table:table-cell>
          <table:table-cell office:value-type="float" office:value="3186" table:style-name="ce1">
            <text:p>3186</text:p>
          </table:table-cell>
          <table:table-cell office:value-type="float" office:value="1689" table:style-name="ce1">
            <text:p>1689</text:p>
          </table:table-cell>
          <table:table-cell office:value-type="float" office:value="21057198" table:style-name="ce1">
            <text:p>21057198</text:p>
          </table:table-cell>
          <table:table-cell table:number-columns-repeated="16375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Cuba</text:p>
          </table:table-cell>
          <table:table-cell office:value-type="date" office:date-value="2022-05-06T00:00:00" table:style-name="ce2">
            <text:p>2022-05-06</text:p>
          </table:table-cell>
          <table:table-cell office:value-type="string" table:style-name="ce1">
            <text:p>Pfizer</text:p>
          </table:table-cell>
          <table:table-cell office:value-type="float" office:value="89364" table:style-name="ce1">
            <text:p>89364</text:p>
          </table:table-cell>
          <table:table-cell office:value-type="float" office:value="44682" table:style-name="ce1">
            <text:p>44682</text:p>
          </table:table-cell>
          <table:table-cell office:value-type="float" office:value="41737" table:style-name="ce1">
            <text:p>41737</text:p>
          </table:table-cell>
          <table:table-cell office:value-type="float" office:value="87182" table:style-name="ce1">
            <text:p>87182</text:p>
          </table:table-cell>
          <table:table-cell office:value-type="float" office:value="3830579" table:style-name="ce1">
            <text:p>3830579</text:p>
          </table:table-cell>
          <table:table-cell table:number-columns-repeated="16375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Reunion</text:p>
          </table:table-cell>
          <table:table-cell office:value-type="date" office:date-value="2021-07-29T00:00:00" table:style-name="ce2">
            <text:p>2021-07-29</text:p>
          </table:table-cell>
          <table:table-cell office:value-type="string" table:style-name="ce1">
            <text:p>Moderna</text:p>
          </table:table-cell>
          <table:table-cell office:value-type="float" office:value="7485" table:style-name="ce1">
            <text:p>7485</text:p>
          </table:table-cell>
          <table:table-cell office:value-type="float" office:value="3742" table:style-name="ce1">
            <text:p>3742</text:p>
          </table:table-cell>
          <table:table-cell office:value-type="float" office:value="3597" table:style-name="ce1">
            <text:p>3597</text:p>
          </table:table-cell>
          <table:table-cell office:value-type="float" office:value="2749" table:style-name="ce1">
            <text:p>2749</text:p>
          </table:table-cell>
          <table:table-cell office:value-type="float" office:value="19620979" table:style-name="ce1">
            <text:p>19620979</text:p>
          </table:table-cell>
          <table:table-cell table:number-columns-repeated="16375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Macedonia</text:p>
          </table:table-cell>
          <table:table-cell office:value-type="date" office:date-value="2021-07-24T00:00:00" table:style-name="ce2">
            <text:p>2021-07-24</text:p>
          </table:table-cell>
          <table:table-cell office:value-type="string" table:style-name="ce1">
            <text:p>Sinovac</text:p>
          </table:table-cell>
          <table:table-cell office:value-type="float" office:value="21005" table:style-name="ce1">
            <text:p>21005</text:p>
          </table:table-cell>
          <table:table-cell office:value-type="float" office:value="10502" table:style-name="ce1">
            <text:p>10502</text:p>
          </table:table-cell>
          <table:table-cell office:value-type="float" office:value="10250" table:style-name="ce1">
            <text:p>10250</text:p>
          </table:table-cell>
          <table:table-cell office:value-type="float" office:value="16683" table:style-name="ce1">
            <text:p>16683</text:p>
          </table:table-cell>
          <table:table-cell office:value-type="float" office:value="8405771" table:style-name="ce1">
            <text:p>8405771</text:p>
          </table:table-cell>
          <table:table-cell table:number-columns-repeated="16375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Congo</text:p>
          </table:table-cell>
          <table:table-cell office:value-type="date" office:date-value="2021-04-08T00:00:00" table:style-name="ce2">
            <text:p>2021-04-08</text:p>
          </table:table-cell>
          <table:table-cell office:value-type="string" table:style-name="ce1">
            <text:p>Moderna</text:p>
          </table:table-cell>
          <table:table-cell office:value-type="float" office:value="65311" table:style-name="ce1">
            <text:p>65311</text:p>
          </table:table-cell>
          <table:table-cell office:value-type="float" office:value="32655" table:style-name="ce1">
            <text:p>32655</text:p>
          </table:table-cell>
          <table:table-cell office:value-type="float" office:value="29994" table:style-name="ce1">
            <text:p>29994</text:p>
          </table:table-cell>
          <table:table-cell office:value-type="float" office:value="61632" table:style-name="ce1">
            <text:p>61632</text:p>
          </table:table-cell>
          <table:table-cell office:value-type="float" office:value="16621491" table:style-name="ce1">
            <text:p>16621491</text:p>
          </table:table-cell>
          <table:table-cell table:number-columns-repeated="16375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Pakistan</text:p>
          </table:table-cell>
          <table:table-cell office:value-type="date" office:date-value="2023-10-03T00:00:00" table:style-name="ce2">
            <text:p>2023-10-03</text:p>
          </table:table-cell>
          <table:table-cell office:value-type="string" table:style-name="ce1">
            <text:p>Pfizer</text:p>
          </table:table-cell>
          <table:table-cell office:value-type="float" office:value="32582" table:style-name="ce1">
            <text:p>32582</text:p>
          </table:table-cell>
          <table:table-cell office:value-type="float" office:value="16291" table:style-name="ce1">
            <text:p>16291</text:p>
          </table:table-cell>
          <table:table-cell office:value-type="float" office:value="15044" table:style-name="ce1">
            <text:p>15044</text:p>
          </table:table-cell>
          <table:table-cell office:value-type="float" office:value="31875" table:style-name="ce1">
            <text:p>31875</text:p>
          </table:table-cell>
          <table:table-cell office:value-type="float" office:value="39725226" table:style-name="ce1">
            <text:p>39725226</text:p>
          </table:table-cell>
          <table:table-cell table:number-columns-repeated="16375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Cape Verde</text:p>
          </table:table-cell>
          <table:table-cell office:value-type="date" office:date-value="2021-11-02T00:00:00" table:style-name="ce2">
            <text:p>2021-11-02</text:p>
          </table:table-cell>
          <table:table-cell office:value-type="string" table:style-name="ce1">
            <text:p>Johnson &amp; Johnson</text:p>
          </table:table-cell>
          <table:table-cell office:value-type="float" office:value="29559" table:style-name="ce1">
            <text:p>29559</text:p>
          </table:table-cell>
          <table:table-cell office:value-type="float" office:value="14779" table:style-name="ce1">
            <text:p>14779</text:p>
          </table:table-cell>
          <table:table-cell office:value-type="float" office:value="13841" table:style-name="ce1">
            <text:p>13841</text:p>
          </table:table-cell>
          <table:table-cell office:value-type="float" office:value="25233" table:style-name="ce1">
            <text:p>25233</text:p>
          </table:table-cell>
          <table:table-cell office:value-type="float" office:value="34643918" table:style-name="ce1">
            <text:p>34643918</text:p>
          </table:table-cell>
          <table:table-cell table:number-columns-repeated="16375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Fiji</text:p>
          </table:table-cell>
          <table:table-cell office:value-type="date" office:date-value="2023-08-22T00:00:00" table:style-name="ce2">
            <text:p>2023-08-22</text:p>
          </table:table-cell>
          <table:table-cell office:value-type="string" table:style-name="ce1">
            <text:p>Sinovac</text:p>
          </table:table-cell>
          <table:table-cell office:value-type="float" office:value="89490" table:style-name="ce1">
            <text:p>89490</text:p>
          </table:table-cell>
          <table:table-cell office:value-type="float" office:value="44745" table:style-name="ce1">
            <text:p>44745</text:p>
          </table:table-cell>
          <table:table-cell office:value-type="float" office:value="42728" table:style-name="ce1">
            <text:p>42728</text:p>
          </table:table-cell>
          <table:table-cell office:value-type="float" office:value="87268" table:style-name="ce1">
            <text:p>87268</text:p>
          </table:table-cell>
          <table:table-cell office:value-type="float" office:value="33369583" table:style-name="ce1">
            <text:p>33369583</text:p>
          </table:table-cell>
          <table:table-cell table:number-columns-repeated="16375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Mauritius</text:p>
          </table:table-cell>
          <table:table-cell office:value-type="date" office:date-value="2022-02-03T00:00:00" table:style-name="ce2">
            <text:p>2022-02-03</text:p>
          </table:table-cell>
          <table:table-cell office:value-type="string" table:style-name="ce1">
            <text:p>Johnson &amp; Johnson</text:p>
          </table:table-cell>
          <table:table-cell office:value-type="float" office:value="12130" table:style-name="ce1">
            <text:p>12130</text:p>
          </table:table-cell>
          <table:table-cell office:value-type="float" office:value="6065" table:style-name="ce1">
            <text:p>6065</text:p>
          </table:table-cell>
          <table:table-cell office:value-type="float" office:value="5928" table:style-name="ce1">
            <text:p>5928</text:p>
          </table:table-cell>
          <table:table-cell office:value-type="float" office:value="8875" table:style-name="ce1">
            <text:p>8875</text:p>
          </table:table-cell>
          <table:table-cell office:value-type="float" office:value="8510075" table:style-name="ce1">
            <text:p>8510075</text:p>
          </table:table-cell>
          <table:table-cell table:number-columns-repeated="16375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Cape Verde</text:p>
          </table:table-cell>
          <table:table-cell office:value-type="date" office:date-value="2023-11-05T00:00:00" table:style-name="ce2">
            <text:p>2023-11-05</text:p>
          </table:table-cell>
          <table:table-cell office:value-type="string" table:style-name="ce1">
            <text:p>Moderna</text:p>
          </table:table-cell>
          <table:table-cell office:value-type="float" office:value="18528" table:style-name="ce1">
            <text:p>18528</text:p>
          </table:table-cell>
          <table:table-cell office:value-type="float" office:value="9264" table:style-name="ce1">
            <text:p>9264</text:p>
          </table:table-cell>
          <table:table-cell office:value-type="float" office:value="9083" table:style-name="ce1">
            <text:p>9083</text:p>
          </table:table-cell>
          <table:table-cell office:value-type="float" office:value="15296" table:style-name="ce1">
            <text:p>15296</text:p>
          </table:table-cell>
          <table:table-cell office:value-type="float" office:value="26673452" table:style-name="ce1">
            <text:p>26673452</text:p>
          </table:table-cell>
          <table:table-cell table:number-columns-repeated="16375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Benin</text:p>
          </table:table-cell>
          <table:table-cell office:value-type="date" office:date-value="2023-06-02T00:00:00" table:style-name="ce2">
            <text:p>2023-06-02</text:p>
          </table:table-cell>
          <table:table-cell office:value-type="string" table:style-name="ce1">
            <text:p>Moderna</text:p>
          </table:table-cell>
          <table:table-cell office:value-type="float" office:value="58573" table:style-name="ce1">
            <text:p>58573</text:p>
          </table:table-cell>
          <table:table-cell office:value-type="float" office:value="29286" table:style-name="ce1">
            <text:p>29286</text:p>
          </table:table-cell>
          <table:table-cell office:value-type="float" office:value="27880" table:style-name="ce1">
            <text:p>27880</text:p>
          </table:table-cell>
          <table:table-cell office:value-type="float" office:value="56718" table:style-name="ce1">
            <text:p>56718</text:p>
          </table:table-cell>
          <table:table-cell office:value-type="float" office:value="44968047" table:style-name="ce1">
            <text:p>44968047</text:p>
          </table:table-cell>
          <table:table-cell table:number-columns-repeated="16375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Macedonia</text:p>
          </table:table-cell>
          <table:table-cell office:value-type="date" office:date-value="2021-06-05T00:00:00" table:style-name="ce2">
            <text:p>2021-06-05</text:p>
          </table:table-cell>
          <table:table-cell office:value-type="string" table:style-name="ce1">
            <text:p>Sinovac</text:p>
          </table:table-cell>
          <table:table-cell office:value-type="float" office:value="45639" table:style-name="ce1">
            <text:p>45639</text:p>
          </table:table-cell>
          <table:table-cell office:value-type="float" office:value="22819" table:style-name="ce1">
            <text:p>22819</text:p>
          </table:table-cell>
          <table:table-cell office:value-type="float" office:value="21359" table:style-name="ce1">
            <text:p>21359</text:p>
          </table:table-cell>
          <table:table-cell office:value-type="float" office:value="42551" table:style-name="ce1">
            <text:p>42551</text:p>
          </table:table-cell>
          <table:table-cell office:value-type="float" office:value="20661740" table:style-name="ce1">
            <text:p>20661740</text:p>
          </table:table-cell>
          <table:table-cell table:number-columns-repeated="16375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Serbia</text:p>
          </table:table-cell>
          <table:table-cell office:value-type="date" office:date-value="2022-09-19T00:00:00" table:style-name="ce2">
            <text:p>2022-09-19</text:p>
          </table:table-cell>
          <table:table-cell office:value-type="string" table:style-name="ce1">
            <text:p>AstraZeneca</text:p>
          </table:table-cell>
          <table:table-cell office:value-type="float" office:value="71241" table:style-name="ce1">
            <text:p>71241</text:p>
          </table:table-cell>
          <table:table-cell office:value-type="float" office:value="35620" table:style-name="ce1">
            <text:p>35620</text:p>
          </table:table-cell>
          <table:table-cell office:value-type="float" office:value="35421" table:style-name="ce1">
            <text:p>35421</text:p>
          </table:table-cell>
          <table:table-cell office:value-type="float" office:value="69965" table:style-name="ce1">
            <text:p>69965</text:p>
          </table:table-cell>
          <table:table-cell office:value-type="float" office:value="48920014" table:style-name="ce1">
            <text:p>48920014</text:p>
          </table:table-cell>
          <table:table-cell table:number-columns-repeated="16375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Congo</text:p>
          </table:table-cell>
          <table:table-cell office:value-type="date" office:date-value="2022-07-05T00:00:00" table:style-name="ce2">
            <text:p>2022-07-05</text:p>
          </table:table-cell>
          <table:table-cell office:value-type="string" table:style-name="ce1">
            <text:p>AstraZeneca</text:p>
          </table:table-cell>
          <table:table-cell office:value-type="float" office:value="53668" table:style-name="ce1">
            <text:p>53668</text:p>
          </table:table-cell>
          <table:table-cell office:value-type="float" office:value="26834" table:style-name="ce1">
            <text:p>26834</text:p>
          </table:table-cell>
          <table:table-cell office:value-type="float" office:value="25537" table:style-name="ce1">
            <text:p>25537</text:p>
          </table:table-cell>
          <table:table-cell office:value-type="float" office:value="51133" table:style-name="ce1">
            <text:p>51133</text:p>
          </table:table-cell>
          <table:table-cell office:value-type="float" office:value="28589959" table:style-name="ce1">
            <text:p>28589959</text:p>
          </table:table-cell>
          <table:table-cell table:number-columns-repeated="16375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Uganda</text:p>
          </table:table-cell>
          <table:table-cell office:value-type="date" office:date-value="2023-09-16T00:00:00" table:style-name="ce2">
            <text:p>2023-09-16</text:p>
          </table:table-cell>
          <table:table-cell office:value-type="string" table:style-name="ce1">
            <text:p>Pfizer</text:p>
          </table:table-cell>
          <table:table-cell office:value-type="float" office:value="86325" table:style-name="ce1">
            <text:p>86325</text:p>
          </table:table-cell>
          <table:table-cell office:value-type="float" office:value="43162" table:style-name="ce1">
            <text:p>43162</text:p>
          </table:table-cell>
          <table:table-cell office:value-type="float" office:value="39713" table:style-name="ce1">
            <text:p>39713</text:p>
          </table:table-cell>
          <table:table-cell office:value-type="float" office:value="85233" table:style-name="ce1">
            <text:p>85233</text:p>
          </table:table-cell>
          <table:table-cell office:value-type="float" office:value="12484516" table:style-name="ce1">
            <text:p>12484516</text:p>
          </table:table-cell>
          <table:table-cell table:number-columns-repeated="16375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Czech Republic</text:p>
          </table:table-cell>
          <table:table-cell office:value-type="date" office:date-value="2022-04-07T00:00:00" table:style-name="ce2">
            <text:p>2022-04-07</text:p>
          </table:table-cell>
          <table:table-cell office:value-type="string" table:style-name="ce1">
            <text:p>AstraZeneca</text:p>
          </table:table-cell>
          <table:table-cell office:value-type="float" office:value="9705" table:style-name="ce1">
            <text:p>9705</text:p>
          </table:table-cell>
          <table:table-cell office:value-type="float" office:value="4852" table:style-name="ce1">
            <text:p>4852</text:p>
          </table:table-cell>
          <table:table-cell office:value-type="float" office:value="4761" table:style-name="ce1">
            <text:p>4761</text:p>
          </table:table-cell>
          <table:table-cell office:value-type="float" office:value="8081" table:style-name="ce1">
            <text:p>8081</text:p>
          </table:table-cell>
          <table:table-cell office:value-type="float" office:value="16795429" table:style-name="ce1">
            <text:p>16795429</text:p>
          </table:table-cell>
          <table:table-cell table:number-columns-repeated="16375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6-28T00:00:00" table:style-name="ce2">
            <text:p>2021-06-28</text:p>
          </table:table-cell>
          <table:table-cell office:value-type="string" table:style-name="ce1">
            <text:p>Sputnik V</text:p>
          </table:table-cell>
          <table:table-cell office:value-type="float" office:value="88906" table:style-name="ce1">
            <text:p>88906</text:p>
          </table:table-cell>
          <table:table-cell office:value-type="float" office:value="44453" table:style-name="ce1">
            <text:p>44453</text:p>
          </table:table-cell>
          <table:table-cell office:value-type="float" office:value="42062" table:style-name="ce1">
            <text:p>42062</text:p>
          </table:table-cell>
          <table:table-cell office:value-type="float" office:value="84507" table:style-name="ce1">
            <text:p>84507</text:p>
          </table:table-cell>
          <table:table-cell office:value-type="float" office:value="45732211" table:style-name="ce1">
            <text:p>45732211</text:p>
          </table:table-cell>
          <table:table-cell table:number-columns-repeated="16375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Bosnia and Herzegovina</text:p>
          </table:table-cell>
          <table:table-cell office:value-type="date" office:date-value="2023-10-10T00:00:00" table:style-name="ce2">
            <text:p>2023-10-10</text:p>
          </table:table-cell>
          <table:table-cell office:value-type="string" table:style-name="ce1">
            <text:p>Pfizer</text:p>
          </table:table-cell>
          <table:table-cell office:value-type="float" office:value="49601" table:style-name="ce1">
            <text:p>49601</text:p>
          </table:table-cell>
          <table:table-cell office:value-type="float" office:value="24800" table:style-name="ce1">
            <text:p>24800</text:p>
          </table:table-cell>
          <table:table-cell office:value-type="float" office:value="23037" table:style-name="ce1">
            <text:p>23037</text:p>
          </table:table-cell>
          <table:table-cell office:value-type="float" office:value="47649" table:style-name="ce1">
            <text:p>47649</text:p>
          </table:table-cell>
          <table:table-cell office:value-type="float" office:value="22142151" table:style-name="ce1">
            <text:p>22142151</text:p>
          </table:table-cell>
          <table:table-cell table:number-columns-repeated="16375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Trinidad and Tobago</text:p>
          </table:table-cell>
          <table:table-cell office:value-type="date" office:date-value="2021-09-21T00:00:00" table:style-name="ce2">
            <text:p>2021-09-21</text:p>
          </table:table-cell>
          <table:table-cell office:value-type="string" table:style-name="ce1">
            <text:p>Johnson &amp; Johnson</text:p>
          </table:table-cell>
          <table:table-cell office:value-type="float" office:value="18740" table:style-name="ce1">
            <text:p>18740</text:p>
          </table:table-cell>
          <table:table-cell office:value-type="float" office:value="9370" table:style-name="ce1">
            <text:p>9370</text:p>
          </table:table-cell>
          <table:table-cell office:value-type="float" office:value="9336" table:style-name="ce1">
            <text:p>9336</text:p>
          </table:table-cell>
          <table:table-cell office:value-type="float" office:value="15267" table:style-name="ce1">
            <text:p>15267</text:p>
          </table:table-cell>
          <table:table-cell office:value-type="float" office:value="13450768" table:style-name="ce1">
            <text:p>13450768</text:p>
          </table:table-cell>
          <table:table-cell table:number-columns-repeated="16375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Sudan</text:p>
          </table:table-cell>
          <table:table-cell office:value-type="date" office:date-value="2022-12-21T00:00:00" table:style-name="ce2">
            <text:p>2022-12-21</text:p>
          </table:table-cell>
          <table:table-cell office:value-type="string" table:style-name="ce1">
            <text:p>Moderna</text:p>
          </table:table-cell>
          <table:table-cell office:value-type="float" office:value="33807" table:style-name="ce1">
            <text:p>33807</text:p>
          </table:table-cell>
          <table:table-cell office:value-type="float" office:value="16903" table:style-name="ce1">
            <text:p>16903</text:p>
          </table:table-cell>
          <table:table-cell office:value-type="float" office:value="15913" table:style-name="ce1">
            <text:p>15913</text:p>
          </table:table-cell>
          <table:table-cell office:value-type="float" office:value="29906" table:style-name="ce1">
            <text:p>29906</text:p>
          </table:table-cell>
          <table:table-cell office:value-type="float" office:value="27523855" table:style-name="ce1">
            <text:p>27523855</text:p>
          </table:table-cell>
          <table:table-cell table:number-columns-repeated="16375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Cyprus</text:p>
          </table:table-cell>
          <table:table-cell office:value-type="date" office:date-value="2023-11-19T00:00:00" table:style-name="ce2">
            <text:p>2023-11-19</text:p>
          </table:table-cell>
          <table:table-cell office:value-type="string" table:style-name="ce1">
            <text:p>Johnson &amp; Johnson</text:p>
          </table:table-cell>
          <table:table-cell office:value-type="float" office:value="57348" table:style-name="ce1">
            <text:p>57348</text:p>
          </table:table-cell>
          <table:table-cell office:value-type="float" office:value="28674" table:style-name="ce1">
            <text:p>28674</text:p>
          </table:table-cell>
          <table:table-cell office:value-type="float" office:value="28222" table:style-name="ce1">
            <text:p>28222</text:p>
          </table:table-cell>
          <table:table-cell office:value-type="float" office:value="52709" table:style-name="ce1">
            <text:p>52709</text:p>
          </table:table-cell>
          <table:table-cell office:value-type="float" office:value="15534563" table:style-name="ce1">
            <text:p>15534563</text:p>
          </table:table-cell>
          <table:table-cell table:number-columns-repeated="16375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Mauritius</text:p>
          </table:table-cell>
          <table:table-cell office:value-type="date" office:date-value="2022-02-11T00:00:00" table:style-name="ce2">
            <text:p>2022-02-11</text:p>
          </table:table-cell>
          <table:table-cell office:value-type="string" table:style-name="ce1">
            <text:p>Sinovac</text:p>
          </table:table-cell>
          <table:table-cell office:value-type="float" office:value="81971" table:style-name="ce1">
            <text:p>81971</text:p>
          </table:table-cell>
          <table:table-cell office:value-type="float" office:value="40985" table:style-name="ce1">
            <text:p>40985</text:p>
          </table:table-cell>
          <table:table-cell office:value-type="float" office:value="38564" table:style-name="ce1">
            <text:p>38564</text:p>
          </table:table-cell>
          <table:table-cell office:value-type="float" office:value="77916" table:style-name="ce1">
            <text:p>77916</text:p>
          </table:table-cell>
          <table:table-cell office:value-type="float" office:value="47026460" table:style-name="ce1">
            <text:p>47026460</text:p>
          </table:table-cell>
          <table:table-cell table:number-columns-repeated="16375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Fiji</text:p>
          </table:table-cell>
          <table:table-cell office:value-type="date" office:date-value="2022-01-10T00:00:00" table:style-name="ce2">
            <text:p>2022-01-10</text:p>
          </table:table-cell>
          <table:table-cell office:value-type="string" table:style-name="ce1">
            <text:p>Sinovac</text:p>
          </table:table-cell>
          <table:table-cell office:value-type="float" office:value="41727" table:style-name="ce1">
            <text:p>41727</text:p>
          </table:table-cell>
          <table:table-cell office:value-type="float" office:value="20863" table:style-name="ce1">
            <text:p>20863</text:p>
          </table:table-cell>
          <table:table-cell office:value-type="float" office:value="19480" table:style-name="ce1">
            <text:p>19480</text:p>
          </table:table-cell>
          <table:table-cell office:value-type="float" office:value="38112" table:style-name="ce1">
            <text:p>38112</text:p>
          </table:table-cell>
          <table:table-cell office:value-type="float" office:value="22581028" table:style-name="ce1">
            <text:p>22581028</text:p>
          </table:table-cell>
          <table:table-cell table:number-columns-repeated="16375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7-12T00:00:00" table:style-name="ce2">
            <text:p>2021-07-12</text:p>
          </table:table-cell>
          <table:table-cell office:value-type="string" table:style-name="ce1">
            <text:p>Sputnik V</text:p>
          </table:table-cell>
          <table:table-cell office:value-type="float" office:value="50321" table:style-name="ce1">
            <text:p>50321</text:p>
          </table:table-cell>
          <table:table-cell office:value-type="float" office:value="25160" table:style-name="ce1">
            <text:p>25160</text:p>
          </table:table-cell>
          <table:table-cell office:value-type="float" office:value="23370" table:style-name="ce1">
            <text:p>23370</text:p>
          </table:table-cell>
          <table:table-cell office:value-type="float" office:value="47676" table:style-name="ce1">
            <text:p>47676</text:p>
          </table:table-cell>
          <table:table-cell office:value-type="float" office:value="43582711" table:style-name="ce1">
            <text:p>43582711</text:p>
          </table:table-cell>
          <table:table-cell table:number-columns-repeated="16375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Bermuda</text:p>
          </table:table-cell>
          <table:table-cell office:value-type="date" office:date-value="2023-04-05T00:00:00" table:style-name="ce2">
            <text:p>2023-04-05</text:p>
          </table:table-cell>
          <table:table-cell office:value-type="string" table:style-name="ce1">
            <text:p>Sputnik V</text:p>
          </table:table-cell>
          <table:table-cell office:value-type="float" office:value="42713" table:style-name="ce1">
            <text:p>42713</text:p>
          </table:table-cell>
          <table:table-cell office:value-type="float" office:value="21356" table:style-name="ce1">
            <text:p>21356</text:p>
          </table:table-cell>
          <table:table-cell office:value-type="float" office:value="19509" table:style-name="ce1">
            <text:p>19509</text:p>
          </table:table-cell>
          <table:table-cell office:value-type="float" office:value="37719" table:style-name="ce1">
            <text:p>37719</text:p>
          </table:table-cell>
          <table:table-cell office:value-type="float" office:value="46274074" table:style-name="ce1">
            <text:p>46274074</text:p>
          </table:table-cell>
          <table:table-cell table:number-columns-repeated="16375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Reunion</text:p>
          </table:table-cell>
          <table:table-cell office:value-type="date" office:date-value="2022-04-11T00:00:00" table:style-name="ce2">
            <text:p>2022-04-11</text:p>
          </table:table-cell>
          <table:table-cell office:value-type="string" table:style-name="ce1">
            <text:p>Moderna</text:p>
          </table:table-cell>
          <table:table-cell office:value-type="float" office:value="7041" table:style-name="ce1">
            <text:p>7041</text:p>
          </table:table-cell>
          <table:table-cell office:value-type="float" office:value="3520" table:style-name="ce1">
            <text:p>3520</text:p>
          </table:table-cell>
          <table:table-cell office:value-type="float" office:value="3274" table:style-name="ce1">
            <text:p>3274</text:p>
          </table:table-cell>
          <table:table-cell office:value-type="float" office:value="6453" table:style-name="ce1">
            <text:p>6453</text:p>
          </table:table-cell>
          <table:table-cell office:value-type="float" office:value="37620018" table:style-name="ce1">
            <text:p>37620018</text:p>
          </table:table-cell>
          <table:table-cell table:number-columns-repeated="16375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Guadeloupe</text:p>
          </table:table-cell>
          <table:table-cell office:value-type="date" office:date-value="2021-09-24T00:00:00" table:style-name="ce2">
            <text:p>2021-09-24</text:p>
          </table:table-cell>
          <table:table-cell office:value-type="string" table:style-name="ce1">
            <text:p>Sinovac</text:p>
          </table:table-cell>
          <table:table-cell office:value-type="float" office:value="77562" table:style-name="ce1">
            <text:p>77562</text:p>
          </table:table-cell>
          <table:table-cell office:value-type="float" office:value="38781" table:style-name="ce1">
            <text:p>38781</text:p>
          </table:table-cell>
          <table:table-cell office:value-type="float" office:value="36315" table:style-name="ce1">
            <text:p>36315</text:p>
          </table:table-cell>
          <table:table-cell office:value-type="float" office:value="74675" table:style-name="ce1">
            <text:p>74675</text:p>
          </table:table-cell>
          <table:table-cell office:value-type="float" office:value="39595825" table:style-name="ce1">
            <text:p>39595825</text:p>
          </table:table-cell>
          <table:table-cell table:number-columns-repeated="16375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Jamaica</text:p>
          </table:table-cell>
          <table:table-cell office:value-type="date" office:date-value="2021-09-26T00:00:00" table:style-name="ce2">
            <text:p>2021-09-26</text:p>
          </table:table-cell>
          <table:table-cell office:value-type="string" table:style-name="ce1">
            <text:p>Moderna</text:p>
          </table:table-cell>
          <table:table-cell office:value-type="float" office:value="34409" table:style-name="ce1">
            <text:p>34409</text:p>
          </table:table-cell>
          <table:table-cell office:value-type="float" office:value="17204" table:style-name="ce1">
            <text:p>17204</text:p>
          </table:table-cell>
          <table:table-cell office:value-type="float" office:value="16352" table:style-name="ce1">
            <text:p>16352</text:p>
          </table:table-cell>
          <table:table-cell office:value-type="float" office:value="31477" table:style-name="ce1">
            <text:p>31477</text:p>
          </table:table-cell>
          <table:table-cell office:value-type="float" office:value="16780216" table:style-name="ce1">
            <text:p>16780216</text:p>
          </table:table-cell>
          <table:table-cell table:number-columns-repeated="16375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Macedonia</text:p>
          </table:table-cell>
          <table:table-cell office:value-type="date" office:date-value="2021-09-28T00:00:00" table:style-name="ce2">
            <text:p>2021-09-28</text:p>
          </table:table-cell>
          <table:table-cell office:value-type="string" table:style-name="ce1">
            <text:p>AstraZeneca</text:p>
          </table:table-cell>
          <table:table-cell office:value-type="float" office:value="89063" table:style-name="ce1">
            <text:p>89063</text:p>
          </table:table-cell>
          <table:table-cell office:value-type="float" office:value="44531" table:style-name="ce1">
            <text:p>44531</text:p>
          </table:table-cell>
          <table:table-cell office:value-type="float" office:value="40733" table:style-name="ce1">
            <text:p>40733</text:p>
          </table:table-cell>
          <table:table-cell office:value-type="float" office:value="88663" table:style-name="ce1">
            <text:p>88663</text:p>
          </table:table-cell>
          <table:table-cell office:value-type="float" office:value="45618571" table:style-name="ce1">
            <text:p>45618571</text:p>
          </table:table-cell>
          <table:table-cell table:number-columns-repeated="16375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Sudan</text:p>
          </table:table-cell>
          <table:table-cell office:value-type="date" office:date-value="2023-04-03T00:00:00" table:style-name="ce2">
            <text:p>2023-04-03</text:p>
          </table:table-cell>
          <table:table-cell office:value-type="string" table:style-name="ce1">
            <text:p>AstraZeneca</text:p>
          </table:table-cell>
          <table:table-cell office:value-type="float" office:value="87001" table:style-name="ce1">
            <text:p>87001</text:p>
          </table:table-cell>
          <table:table-cell office:value-type="float" office:value="43500" table:style-name="ce1">
            <text:p>43500</text:p>
          </table:table-cell>
          <table:table-cell office:value-type="float" office:value="40925" table:style-name="ce1">
            <text:p>40925</text:p>
          </table:table-cell>
          <table:table-cell office:value-type="float" office:value="83906" table:style-name="ce1">
            <text:p>83906</text:p>
          </table:table-cell>
          <table:table-cell office:value-type="float" office:value="37074823" table:style-name="ce1">
            <text:p>37074823</text:p>
          </table:table-cell>
          <table:table-cell table:number-columns-repeated="16375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Anguilla</text:p>
          </table:table-cell>
          <table:table-cell office:value-type="date" office:date-value="2021-02-27T00:00:00" table:style-name="ce2">
            <text:p>2021-02-27</text:p>
          </table:table-cell>
          <table:table-cell office:value-type="string" table:style-name="ce1">
            <text:p>Johnson &amp; Johnson</text:p>
          </table:table-cell>
          <table:table-cell office:value-type="float" office:value="40733" table:style-name="ce1">
            <text:p>40733</text:p>
          </table:table-cell>
          <table:table-cell office:value-type="float" office:value="20366" table:style-name="ce1">
            <text:p>20366</text:p>
          </table:table-cell>
          <table:table-cell office:value-type="float" office:value="20348" table:style-name="ce1">
            <text:p>20348</text:p>
          </table:table-cell>
          <table:table-cell office:value-type="float" office:value="36413" table:style-name="ce1">
            <text:p>36413</text:p>
          </table:table-cell>
          <table:table-cell office:value-type="float" office:value="46062303" table:style-name="ce1">
            <text:p>46062303</text:p>
          </table:table-cell>
          <table:table-cell table:number-columns-repeated="16375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Macedonia</text:p>
          </table:table-cell>
          <table:table-cell office:value-type="date" office:date-value="2023-10-05T00:00:00" table:style-name="ce2">
            <text:p>2023-10-05</text:p>
          </table:table-cell>
          <table:table-cell office:value-type="string" table:style-name="ce1">
            <text:p>Johnson &amp; Johnson</text:p>
          </table:table-cell>
          <table:table-cell office:value-type="float" office:value="101024" table:style-name="ce1">
            <text:p>101024</text:p>
          </table:table-cell>
          <table:table-cell office:value-type="float" office:value="50512" table:style-name="ce1">
            <text:p>50512</text:p>
          </table:table-cell>
          <table:table-cell office:value-type="float" office:value="46247" table:style-name="ce1">
            <text:p>46247</text:p>
          </table:table-cell>
          <table:table-cell office:value-type="float" office:value="96366" table:style-name="ce1">
            <text:p>96366</text:p>
          </table:table-cell>
          <table:table-cell office:value-type="float" office:value="24979438" table:style-name="ce1">
            <text:p>24979438</text:p>
          </table:table-cell>
          <table:table-cell table:number-columns-repeated="16375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Bosnia and Herzegovina</text:p>
          </table:table-cell>
          <table:table-cell office:value-type="date" office:date-value="2022-01-16T00:00:00" table:style-name="ce2">
            <text:p>2022-01-16</text:p>
          </table:table-cell>
          <table:table-cell office:value-type="string" table:style-name="ce1">
            <text:p>Sinovac</text:p>
          </table:table-cell>
          <table:table-cell office:value-type="float" office:value="92302" table:style-name="ce1">
            <text:p>92302</text:p>
          </table:table-cell>
          <table:table-cell office:value-type="float" office:value="46151" table:style-name="ce1">
            <text:p>46151</text:p>
          </table:table-cell>
          <table:table-cell office:value-type="float" office:value="43363" table:style-name="ce1">
            <text:p>43363</text:p>
          </table:table-cell>
          <table:table-cell office:value-type="float" office:value="90296" table:style-name="ce1">
            <text:p>90296</text:p>
          </table:table-cell>
          <table:table-cell office:value-type="float" office:value="11684585" table:style-name="ce1">
            <text:p>11684585</text:p>
          </table:table-cell>
          <table:table-cell table:number-columns-repeated="16375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Namibia</text:p>
          </table:table-cell>
          <table:table-cell office:value-type="date" office:date-value="2022-12-01T00:00:00" table:style-name="ce2">
            <text:p>2022-12-01</text:p>
          </table:table-cell>
          <table:table-cell office:value-type="string" table:style-name="ce1">
            <text:p>Johnson &amp; Johnson</text:p>
          </table:table-cell>
          <table:table-cell office:value-type="float" office:value="100345" table:style-name="ce1">
            <text:p>100345</text:p>
          </table:table-cell>
          <table:table-cell office:value-type="float" office:value="50172" table:style-name="ce1">
            <text:p>50172</text:p>
          </table:table-cell>
          <table:table-cell office:value-type="float" office:value="46804" table:style-name="ce1">
            <text:p>46804</text:p>
          </table:table-cell>
          <table:table-cell office:value-type="float" office:value="98819" table:style-name="ce1">
            <text:p>98819</text:p>
          </table:table-cell>
          <table:table-cell office:value-type="float" office:value="1789819" table:style-name="ce1">
            <text:p>1789819</text:p>
          </table:table-cell>
          <table:table-cell table:number-columns-repeated="16375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Bosnia and Herzegovina</text:p>
          </table:table-cell>
          <table:table-cell office:value-type="date" office:date-value="2022-07-26T00:00:00" table:style-name="ce2">
            <text:p>2022-07-26</text:p>
          </table:table-cell>
          <table:table-cell office:value-type="string" table:style-name="ce1">
            <text:p>Johnson &amp; Johnson</text:p>
          </table:table-cell>
          <table:table-cell office:value-type="float" office:value="48632" table:style-name="ce1">
            <text:p>48632</text:p>
          </table:table-cell>
          <table:table-cell office:value-type="float" office:value="24316" table:style-name="ce1">
            <text:p>24316</text:p>
          </table:table-cell>
          <table:table-cell office:value-type="float" office:value="24127" table:style-name="ce1">
            <text:p>24127</text:p>
          </table:table-cell>
          <table:table-cell office:value-type="float" office:value="47336" table:style-name="ce1">
            <text:p>47336</text:p>
          </table:table-cell>
          <table:table-cell office:value-type="float" office:value="26168071" table:style-name="ce1">
            <text:p>26168071</text:p>
          </table:table-cell>
          <table:table-cell table:number-columns-repeated="16375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Czech Republic</text:p>
          </table:table-cell>
          <table:table-cell office:value-type="date" office:date-value="2022-07-15T00:00:00" table:style-name="ce2">
            <text:p>2022-07-15</text:p>
          </table:table-cell>
          <table:table-cell office:value-type="string" table:style-name="ce1">
            <text:p>Johnson &amp; Johnson</text:p>
          </table:table-cell>
          <table:table-cell office:value-type="float" office:value="35917" table:style-name="ce1">
            <text:p>35917</text:p>
          </table:table-cell>
          <table:table-cell office:value-type="float" office:value="17958" table:style-name="ce1">
            <text:p>17958</text:p>
          </table:table-cell>
          <table:table-cell office:value-type="float" office:value="16223" table:style-name="ce1">
            <text:p>16223</text:p>
          </table:table-cell>
          <table:table-cell office:value-type="float" office:value="32485" table:style-name="ce1">
            <text:p>32485</text:p>
          </table:table-cell>
          <table:table-cell office:value-type="float" office:value="14122353" table:style-name="ce1">
            <text:p>14122353</text:p>
          </table:table-cell>
          <table:table-cell table:number-columns-repeated="16375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Mauritius</text:p>
          </table:table-cell>
          <table:table-cell office:value-type="date" office:date-value="2023-10-19T00:00:00" table:style-name="ce2">
            <text:p>2023-10-19</text:p>
          </table:table-cell>
          <table:table-cell office:value-type="string" table:style-name="ce1">
            <text:p>AstraZeneca</text:p>
          </table:table-cell>
          <table:table-cell office:value-type="float" office:value="29569" table:style-name="ce1">
            <text:p>29569</text:p>
          </table:table-cell>
          <table:table-cell office:value-type="float" office:value="14784" table:style-name="ce1">
            <text:p>14784</text:p>
          </table:table-cell>
          <table:table-cell office:value-type="float" office:value="14457" table:style-name="ce1">
            <text:p>14457</text:p>
          </table:table-cell>
          <table:table-cell office:value-type="float" office:value="28371" table:style-name="ce1">
            <text:p>28371</text:p>
          </table:table-cell>
          <table:table-cell office:value-type="float" office:value="351957" table:style-name="ce1">
            <text:p>351957</text:p>
          </table:table-cell>
          <table:table-cell table:number-columns-repeated="16375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Guadeloupe</text:p>
          </table:table-cell>
          <table:table-cell office:value-type="date" office:date-value="2023-03-17T00:00:00" table:style-name="ce2">
            <text:p>2023-03-17</text:p>
          </table:table-cell>
          <table:table-cell office:value-type="string" table:style-name="ce1">
            <text:p>Sinovac</text:p>
          </table:table-cell>
          <table:table-cell office:value-type="float" office:value="92935" table:style-name="ce1">
            <text:p>92935</text:p>
          </table:table-cell>
          <table:table-cell office:value-type="float" office:value="46467" table:style-name="ce1">
            <text:p>46467</text:p>
          </table:table-cell>
          <table:table-cell office:value-type="float" office:value="42839" table:style-name="ce1">
            <text:p>42839</text:p>
          </table:table-cell>
          <table:table-cell office:value-type="float" office:value="90116" table:style-name="ce1">
            <text:p>90116</text:p>
          </table:table-cell>
          <table:table-cell office:value-type="float" office:value="5192026" table:style-name="ce1">
            <text:p>5192026</text:p>
          </table:table-cell>
          <table:table-cell table:number-columns-repeated="16375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Philippines</text:p>
          </table:table-cell>
          <table:table-cell office:value-type="date" office:date-value="2022-01-02T00:00:00" table:style-name="ce2">
            <text:p>2022-01-02</text:p>
          </table:table-cell>
          <table:table-cell office:value-type="string" table:style-name="ce1">
            <text:p>Sinovac</text:p>
          </table:table-cell>
          <table:table-cell office:value-type="float" office:value="64655" table:style-name="ce1">
            <text:p>64655</text:p>
          </table:table-cell>
          <table:table-cell office:value-type="float" office:value="32327" table:style-name="ce1">
            <text:p>32327</text:p>
          </table:table-cell>
          <table:table-cell office:value-type="float" office:value="29692" table:style-name="ce1">
            <text:p>29692</text:p>
          </table:table-cell>
          <table:table-cell office:value-type="float" office:value="60185" table:style-name="ce1">
            <text:p>60185</text:p>
          </table:table-cell>
          <table:table-cell office:value-type="float" office:value="35801535" table:style-name="ce1">
            <text:p>35801535</text:p>
          </table:table-cell>
          <table:table-cell table:number-columns-repeated="16375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Jamaica</text:p>
          </table:table-cell>
          <table:table-cell office:value-type="date" office:date-value="2023-02-03T00:00:00" table:style-name="ce2">
            <text:p>2023-02-03</text:p>
          </table:table-cell>
          <table:table-cell office:value-type="string" table:style-name="ce1">
            <text:p>Pfizer</text:p>
          </table:table-cell>
          <table:table-cell office:value-type="float" office:value="98643" table:style-name="ce1">
            <text:p>98643</text:p>
          </table:table-cell>
          <table:table-cell office:value-type="float" office:value="49321" table:style-name="ce1">
            <text:p>49321</text:p>
          </table:table-cell>
          <table:table-cell office:value-type="float" office:value="45945" table:style-name="ce1">
            <text:p>45945</text:p>
          </table:table-cell>
          <table:table-cell office:value-type="float" office:value="96750" table:style-name="ce1">
            <text:p>96750</text:p>
          </table:table-cell>
          <table:table-cell office:value-type="float" office:value="32803139" table:style-name="ce1">
            <text:p>32803139</text:p>
          </table:table-cell>
          <table:table-cell table:number-columns-repeated="16375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Macedonia</text:p>
          </table:table-cell>
          <table:table-cell office:value-type="date" office:date-value="2021-04-13T00:00:00" table:style-name="ce2">
            <text:p>2021-04-13</text:p>
          </table:table-cell>
          <table:table-cell office:value-type="string" table:style-name="ce1">
            <text:p>Moderna</text:p>
          </table:table-cell>
          <table:table-cell office:value-type="float" office:value="46631" table:style-name="ce1">
            <text:p>46631</text:p>
          </table:table-cell>
          <table:table-cell office:value-type="float" office:value="23315" table:style-name="ce1">
            <text:p>23315</text:p>
          </table:table-cell>
          <table:table-cell office:value-type="float" office:value="22236" table:style-name="ce1">
            <text:p>22236</text:p>
          </table:table-cell>
          <table:table-cell office:value-type="float" office:value="45106" table:style-name="ce1">
            <text:p>45106</text:p>
          </table:table-cell>
          <table:table-cell office:value-type="float" office:value="18489689" table:style-name="ce1">
            <text:p>18489689</text:p>
          </table:table-cell>
          <table:table-cell table:number-columns-repeated="16375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Senegal</text:p>
          </table:table-cell>
          <table:table-cell office:value-type="date" office:date-value="2023-04-22T00:00:00" table:style-name="ce2">
            <text:p>2023-04-22</text:p>
          </table:table-cell>
          <table:table-cell office:value-type="string" table:style-name="ce1">
            <text:p>Sputnik V</text:p>
          </table:table-cell>
          <table:table-cell office:value-type="float" office:value="70905" table:style-name="ce1">
            <text:p>70905</text:p>
          </table:table-cell>
          <table:table-cell office:value-type="float" office:value="35452" table:style-name="ce1">
            <text:p>35452</text:p>
          </table:table-cell>
          <table:table-cell office:value-type="float" office:value="32747" table:style-name="ce1">
            <text:p>32747</text:p>
          </table:table-cell>
          <table:table-cell office:value-type="float" office:value="69544" table:style-name="ce1">
            <text:p>69544</text:p>
          </table:table-cell>
          <table:table-cell office:value-type="float" office:value="35529932" table:style-name="ce1">
            <text:p>35529932</text:p>
          </table:table-cell>
          <table:table-cell table:number-columns-repeated="16375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Cape Verde</text:p>
          </table:table-cell>
          <table:table-cell office:value-type="date" office:date-value="2021-11-29T00:00:00" table:style-name="ce2">
            <text:p>2021-11-29</text:p>
          </table:table-cell>
          <table:table-cell office:value-type="string" table:style-name="ce1">
            <text:p>AstraZeneca</text:p>
          </table:table-cell>
          <table:table-cell office:value-type="float" office:value="60526" table:style-name="ce1">
            <text:p>60526</text:p>
          </table:table-cell>
          <table:table-cell office:value-type="float" office:value="30263" table:style-name="ce1">
            <text:p>30263</text:p>
          </table:table-cell>
          <table:table-cell office:value-type="float" office:value="28289" table:style-name="ce1">
            <text:p>28289</text:p>
          </table:table-cell>
          <table:table-cell office:value-type="float" office:value="55778" table:style-name="ce1">
            <text:p>55778</text:p>
          </table:table-cell>
          <table:table-cell office:value-type="float" office:value="29545012" table:style-name="ce1">
            <text:p>29545012</text:p>
          </table:table-cell>
          <table:table-cell table:number-columns-repeated="16375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Kiribati</text:p>
          </table:table-cell>
          <table:table-cell office:value-type="date" office:date-value="2023-07-01T00:00:00" table:style-name="ce2">
            <text:p>2023-07-01</text:p>
          </table:table-cell>
          <table:table-cell office:value-type="string" table:style-name="ce1">
            <text:p>Moderna</text:p>
          </table:table-cell>
          <table:table-cell office:value-type="float" office:value="15824" table:style-name="ce1">
            <text:p>15824</text:p>
          </table:table-cell>
          <table:table-cell office:value-type="float" office:value="7912" table:style-name="ce1">
            <text:p>7912</text:p>
          </table:table-cell>
          <table:table-cell office:value-type="float" office:value="7788" table:style-name="ce1">
            <text:p>7788</text:p>
          </table:table-cell>
          <table:table-cell office:value-type="float" office:value="12412" table:style-name="ce1">
            <text:p>12412</text:p>
          </table:table-cell>
          <table:table-cell office:value-type="float" office:value="34122469" table:style-name="ce1">
            <text:p>34122469</text:p>
          </table:table-cell>
          <table:table-cell table:number-columns-repeated="16375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Sri Lanka</text:p>
          </table:table-cell>
          <table:table-cell office:value-type="date" office:date-value="2022-05-20T00:00:00" table:style-name="ce2">
            <text:p>2022-05-20</text:p>
          </table:table-cell>
          <table:table-cell office:value-type="string" table:style-name="ce1">
            <text:p>Sputnik V</text:p>
          </table:table-cell>
          <table:table-cell office:value-type="float" office:value="52366" table:style-name="ce1">
            <text:p>52366</text:p>
          </table:table-cell>
          <table:table-cell office:value-type="float" office:value="26183" table:style-name="ce1">
            <text:p>26183</text:p>
          </table:table-cell>
          <table:table-cell office:value-type="float" office:value="25762" table:style-name="ce1">
            <text:p>25762</text:p>
          </table:table-cell>
          <table:table-cell office:value-type="float" office:value="49602" table:style-name="ce1">
            <text:p>49602</text:p>
          </table:table-cell>
          <table:table-cell office:value-type="float" office:value="21023463" table:style-name="ce1">
            <text:p>21023463</text:p>
          </table:table-cell>
          <table:table-cell table:number-columns-repeated="16375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Anguilla</text:p>
          </table:table-cell>
          <table:table-cell office:value-type="date" office:date-value="2021-03-23T00:00:00" table:style-name="ce2">
            <text:p>2021-03-23</text:p>
          </table:table-cell>
          <table:table-cell office:value-type="string" table:style-name="ce1">
            <text:p>Johnson &amp; Johnson</text:p>
          </table:table-cell>
          <table:table-cell office:value-type="float" office:value="56074" table:style-name="ce1">
            <text:p>56074</text:p>
          </table:table-cell>
          <table:table-cell office:value-type="float" office:value="28037" table:style-name="ce1">
            <text:p>28037</text:p>
          </table:table-cell>
          <table:table-cell office:value-type="float" office:value="27997" table:style-name="ce1">
            <text:p>27997</text:p>
          </table:table-cell>
          <table:table-cell office:value-type="float" office:value="52158" table:style-name="ce1">
            <text:p>52158</text:p>
          </table:table-cell>
          <table:table-cell office:value-type="float" office:value="29050652" table:style-name="ce1">
            <text:p>29050652</text:p>
          </table:table-cell>
          <table:table-cell table:number-columns-repeated="16375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Benin</text:p>
          </table:table-cell>
          <table:table-cell office:value-type="date" office:date-value="2023-06-11T00:00:00" table:style-name="ce2">
            <text:p>2023-06-11</text:p>
          </table:table-cell>
          <table:table-cell office:value-type="string" table:style-name="ce1">
            <text:p>Pfizer</text:p>
          </table:table-cell>
          <table:table-cell office:value-type="float" office:value="20367" table:style-name="ce1">
            <text:p>20367</text:p>
          </table:table-cell>
          <table:table-cell office:value-type="float" office:value="10183" table:style-name="ce1">
            <text:p>10183</text:p>
          </table:table-cell>
          <table:table-cell office:value-type="float" office:value="9302" table:style-name="ce1">
            <text:p>9302</text:p>
          </table:table-cell>
          <table:table-cell office:value-type="float" office:value="19190" table:style-name="ce1">
            <text:p>19190</text:p>
          </table:table-cell>
          <table:table-cell office:value-type="float" office:value="8072524" table:style-name="ce1">
            <text:p>8072524</text:p>
          </table:table-cell>
          <table:table-cell table:number-columns-repeated="16375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Reunion</text:p>
          </table:table-cell>
          <table:table-cell office:value-type="date" office:date-value="2023-02-27T00:00:00" table:style-name="ce2">
            <text:p>2023-02-27</text:p>
          </table:table-cell>
          <table:table-cell office:value-type="string" table:style-name="ce1">
            <text:p>AstraZeneca</text:p>
          </table:table-cell>
          <table:table-cell office:value-type="float" office:value="88800" table:style-name="ce1">
            <text:p>88800</text:p>
          </table:table-cell>
          <table:table-cell office:value-type="float" office:value="44400" table:style-name="ce1">
            <text:p>44400</text:p>
          </table:table-cell>
          <table:table-cell office:value-type="float" office:value="41842" table:style-name="ce1">
            <text:p>41842</text:p>
          </table:table-cell>
          <table:table-cell office:value-type="float" office:value="86306" table:style-name="ce1">
            <text:p>86306</text:p>
          </table:table-cell>
          <table:table-cell office:value-type="float" office:value="22441031" table:style-name="ce1">
            <text:p>22441031</text:p>
          </table:table-cell>
          <table:table-cell table:number-columns-repeated="16375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Qatar</text:p>
          </table:table-cell>
          <table:table-cell office:value-type="date" office:date-value="2022-12-27T00:00:00" table:style-name="ce2">
            <text:p>2022-12-27</text:p>
          </table:table-cell>
          <table:table-cell office:value-type="string" table:style-name="ce1">
            <text:p>AstraZeneca</text:p>
          </table:table-cell>
          <table:table-cell office:value-type="float" office:value="26254" table:style-name="ce1">
            <text:p>26254</text:p>
          </table:table-cell>
          <table:table-cell office:value-type="float" office:value="13127" table:style-name="ce1">
            <text:p>13127</text:p>
          </table:table-cell>
          <table:table-cell office:value-type="float" office:value="12725" table:style-name="ce1">
            <text:p>12725</text:p>
          </table:table-cell>
          <table:table-cell office:value-type="float" office:value="22798" table:style-name="ce1">
            <text:p>22798</text:p>
          </table:table-cell>
          <table:table-cell office:value-type="float" office:value="9587436" table:style-name="ce1">
            <text:p>9587436</text:p>
          </table:table-cell>
          <table:table-cell table:number-columns-repeated="16375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Senegal</text:p>
          </table:table-cell>
          <table:table-cell office:value-type="date" office:date-value="2021-08-14T00:00:00" table:style-name="ce2">
            <text:p>2021-08-14</text:p>
          </table:table-cell>
          <table:table-cell office:value-type="string" table:style-name="ce1">
            <text:p>Johnson &amp; Johnson</text:p>
          </table:table-cell>
          <table:table-cell office:value-type="float" office:value="50272" table:style-name="ce1">
            <text:p>50272</text:p>
          </table:table-cell>
          <table:table-cell office:value-type="float" office:value="25136" table:style-name="ce1">
            <text:p>25136</text:p>
          </table:table-cell>
          <table:table-cell office:value-type="float" office:value="24286" table:style-name="ce1">
            <text:p>24286</text:p>
          </table:table-cell>
          <table:table-cell office:value-type="float" office:value="48035" table:style-name="ce1">
            <text:p>48035</text:p>
          </table:table-cell>
          <table:table-cell office:value-type="float" office:value="4002183" table:style-name="ce1">
            <text:p>4002183</text:p>
          </table:table-cell>
          <table:table-cell table:number-columns-repeated="16375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Congo</text:p>
          </table:table-cell>
          <table:table-cell office:value-type="date" office:date-value="2022-04-08T00:00:00" table:style-name="ce2">
            <text:p>2022-04-08</text:p>
          </table:table-cell>
          <table:table-cell office:value-type="string" table:style-name="ce1">
            <text:p>Pfizer</text:p>
          </table:table-cell>
          <table:table-cell office:value-type="float" office:value="92547" table:style-name="ce1">
            <text:p>92547</text:p>
          </table:table-cell>
          <table:table-cell office:value-type="float" office:value="46273" table:style-name="ce1">
            <text:p>46273</text:p>
          </table:table-cell>
          <table:table-cell office:value-type="float" office:value="45009" table:style-name="ce1">
            <text:p>45009</text:p>
          </table:table-cell>
          <table:table-cell office:value-type="float" office:value="90292" table:style-name="ce1">
            <text:p>90292</text:p>
          </table:table-cell>
          <table:table-cell office:value-type="float" office:value="10702894" table:style-name="ce1">
            <text:p>10702894</text:p>
          </table:table-cell>
          <table:table-cell table:number-columns-repeated="16375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Czech Republic</text:p>
          </table:table-cell>
          <table:table-cell office:value-type="date" office:date-value="2021-04-16T00:00:00" table:style-name="ce2">
            <text:p>2021-04-16</text:p>
          </table:table-cell>
          <table:table-cell office:value-type="string" table:style-name="ce1">
            <text:p>Moderna</text:p>
          </table:table-cell>
          <table:table-cell office:value-type="float" office:value="26551" table:style-name="ce1">
            <text:p>26551</text:p>
          </table:table-cell>
          <table:table-cell office:value-type="float" office:value="13275" table:style-name="ce1">
            <text:p>13275</text:p>
          </table:table-cell>
          <table:table-cell office:value-type="float" office:value="11982" table:style-name="ce1">
            <text:p>11982</text:p>
          </table:table-cell>
          <table:table-cell office:value-type="float" office:value="25535" table:style-name="ce1">
            <text:p>25535</text:p>
          </table:table-cell>
          <table:table-cell office:value-type="float" office:value="3323231" table:style-name="ce1">
            <text:p>3323231</text:p>
          </table:table-cell>
          <table:table-cell table:number-columns-repeated="16375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Cuba</text:p>
          </table:table-cell>
          <table:table-cell office:value-type="date" office:date-value="2022-05-22T00:00:00" table:style-name="ce2">
            <text:p>2022-05-22</text:p>
          </table:table-cell>
          <table:table-cell office:value-type="string" table:style-name="ce1">
            <text:p>Sinovac</text:p>
          </table:table-cell>
          <table:table-cell office:value-type="float" office:value="6802" table:style-name="ce1">
            <text:p>6802</text:p>
          </table:table-cell>
          <table:table-cell office:value-type="float" office:value="3401" table:style-name="ce1">
            <text:p>3401</text:p>
          </table:table-cell>
          <table:table-cell office:value-type="float" office:value="3326" table:style-name="ce1">
            <text:p>3326</text:p>
          </table:table-cell>
          <table:table-cell office:value-type="float" office:value="5658" table:style-name="ce1">
            <text:p>5658</text:p>
          </table:table-cell>
          <table:table-cell office:value-type="float" office:value="44758800" table:style-name="ce1">
            <text:p>44758800</text:p>
          </table:table-cell>
          <table:table-cell table:number-columns-repeated="16375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Cyprus</text:p>
          </table:table-cell>
          <table:table-cell office:value-type="date" office:date-value="2022-11-28T00:00:00" table:style-name="ce2">
            <text:p>2022-11-28</text:p>
          </table:table-cell>
          <table:table-cell office:value-type="string" table:style-name="ce1">
            <text:p>Johnson &amp; Johnson</text:p>
          </table:table-cell>
          <table:table-cell office:value-type="float" office:value="98173" table:style-name="ce1">
            <text:p>98173</text:p>
          </table:table-cell>
          <table:table-cell office:value-type="float" office:value="49086" table:style-name="ce1">
            <text:p>49086</text:p>
          </table:table-cell>
          <table:table-cell office:value-type="float" office:value="44953" table:style-name="ce1">
            <text:p>44953</text:p>
          </table:table-cell>
          <table:table-cell office:value-type="float" office:value="96448" table:style-name="ce1">
            <text:p>96448</text:p>
          </table:table-cell>
          <table:table-cell office:value-type="float" office:value="14721301" table:style-name="ce1">
            <text:p>14721301</text:p>
          </table:table-cell>
          <table:table-cell table:number-columns-repeated="16375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Djibouti</text:p>
          </table:table-cell>
          <table:table-cell office:value-type="date" office:date-value="2021-07-02T00:00:00" table:style-name="ce2">
            <text:p>2021-07-02</text:p>
          </table:table-cell>
          <table:table-cell office:value-type="string" table:style-name="ce1">
            <text:p>AstraZeneca</text:p>
          </table:table-cell>
          <table:table-cell office:value-type="float" office:value="11031" table:style-name="ce1">
            <text:p>11031</text:p>
          </table:table-cell>
          <table:table-cell office:value-type="float" office:value="5515" table:style-name="ce1">
            <text:p>5515</text:p>
          </table:table-cell>
          <table:table-cell office:value-type="float" office:value="4979" table:style-name="ce1">
            <text:p>4979</text:p>
          </table:table-cell>
          <table:table-cell office:value-type="float" office:value="10140" table:style-name="ce1">
            <text:p>10140</text:p>
          </table:table-cell>
          <table:table-cell office:value-type="float" office:value="13396328" table:style-name="ce1">
            <text:p>13396328</text:p>
          </table:table-cell>
          <table:table-cell table:number-columns-repeated="16375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Sudan</text:p>
          </table:table-cell>
          <table:table-cell office:value-type="date" office:date-value="2021-10-11T00:00:00" table:style-name="ce2">
            <text:p>2021-10-11</text:p>
          </table:table-cell>
          <table:table-cell office:value-type="string" table:style-name="ce1">
            <text:p>Sinovac</text:p>
          </table:table-cell>
          <table:table-cell office:value-type="float" office:value="70114" table:style-name="ce1">
            <text:p>70114</text:p>
          </table:table-cell>
          <table:table-cell office:value-type="float" office:value="35057" table:style-name="ce1">
            <text:p>35057</text:p>
          </table:table-cell>
          <table:table-cell office:value-type="float" office:value="34006" table:style-name="ce1">
            <text:p>34006</text:p>
          </table:table-cell>
          <table:table-cell office:value-type="float" office:value="67961" table:style-name="ce1">
            <text:p>67961</text:p>
          </table:table-cell>
          <table:table-cell office:value-type="float" office:value="18448879" table:style-name="ce1">
            <text:p>18448879</text:p>
          </table:table-cell>
          <table:table-cell table:number-columns-repeated="16375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Djibouti</text:p>
          </table:table-cell>
          <table:table-cell office:value-type="date" office:date-value="2022-10-26T00:00:00" table:style-name="ce2">
            <text:p>2022-10-26</text:p>
          </table:table-cell>
          <table:table-cell office:value-type="string" table:style-name="ce1">
            <text:p>Sinovac</text:p>
          </table:table-cell>
          <table:table-cell office:value-type="float" office:value="76708" table:style-name="ce1">
            <text:p>76708</text:p>
          </table:table-cell>
          <table:table-cell office:value-type="float" office:value="38354" table:style-name="ce1">
            <text:p>38354</text:p>
          </table:table-cell>
          <table:table-cell office:value-type="float" office:value="37606" table:style-name="ce1">
            <text:p>37606</text:p>
          </table:table-cell>
          <table:table-cell office:value-type="float" office:value="72441" table:style-name="ce1">
            <text:p>72441</text:p>
          </table:table-cell>
          <table:table-cell office:value-type="float" office:value="36141734" table:style-name="ce1">
            <text:p>36141734</text:p>
          </table:table-cell>
          <table:table-cell table:number-columns-repeated="16375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Macedonia</text:p>
          </table:table-cell>
          <table:table-cell office:value-type="date" office:date-value="2023-06-17T00:00:00" table:style-name="ce2">
            <text:p>2023-06-17</text:p>
          </table:table-cell>
          <table:table-cell office:value-type="string" table:style-name="ce1">
            <text:p>Sputnik V</text:p>
          </table:table-cell>
          <table:table-cell office:value-type="float" office:value="26712" table:style-name="ce1">
            <text:p>26712</text:p>
          </table:table-cell>
          <table:table-cell office:value-type="float" office:value="13356" table:style-name="ce1">
            <text:p>13356</text:p>
          </table:table-cell>
          <table:table-cell office:value-type="float" office:value="13089" table:style-name="ce1">
            <text:p>13089</text:p>
          </table:table-cell>
          <table:table-cell office:value-type="float" office:value="23119" table:style-name="ce1">
            <text:p>23119</text:p>
          </table:table-cell>
          <table:table-cell office:value-type="float" office:value="16954891" table:style-name="ce1">
            <text:p>16954891</text:p>
          </table:table-cell>
          <table:table-cell table:number-columns-repeated="16375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Mauritius</text:p>
          </table:table-cell>
          <table:table-cell office:value-type="date" office:date-value="2022-09-08T00:00:00" table:style-name="ce2">
            <text:p>2022-09-08</text:p>
          </table:table-cell>
          <table:table-cell office:value-type="string" table:style-name="ce1">
            <text:p>Sinovac</text:p>
          </table:table-cell>
          <table:table-cell office:value-type="float" office:value="60037" table:style-name="ce1">
            <text:p>60037</text:p>
          </table:table-cell>
          <table:table-cell office:value-type="float" office:value="30018" table:style-name="ce1">
            <text:p>30018</text:p>
          </table:table-cell>
          <table:table-cell office:value-type="float" office:value="27083" table:style-name="ce1">
            <text:p>27083</text:p>
          </table:table-cell>
          <table:table-cell office:value-type="float" office:value="58073" table:style-name="ce1">
            <text:p>58073</text:p>
          </table:table-cell>
          <table:table-cell office:value-type="float" office:value="13788228" table:style-name="ce1">
            <text:p>13788228</text:p>
          </table:table-cell>
          <table:table-cell table:number-columns-repeated="16375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Reunion</text:p>
          </table:table-cell>
          <table:table-cell office:value-type="date" office:date-value="2022-03-01T00:00:00" table:style-name="ce2">
            <text:p>2022-03-01</text:p>
          </table:table-cell>
          <table:table-cell office:value-type="string" table:style-name="ce1">
            <text:p>Sputnik V</text:p>
          </table:table-cell>
          <table:table-cell office:value-type="float" office:value="51092" table:style-name="ce1">
            <text:p>51092</text:p>
          </table:table-cell>
          <table:table-cell office:value-type="float" office:value="25546" table:style-name="ce1">
            <text:p>25546</text:p>
          </table:table-cell>
          <table:table-cell office:value-type="float" office:value="25466" table:style-name="ce1">
            <text:p>25466</text:p>
          </table:table-cell>
          <table:table-cell office:value-type="float" office:value="48453" table:style-name="ce1">
            <text:p>48453</text:p>
          </table:table-cell>
          <table:table-cell office:value-type="float" office:value="30150347" table:style-name="ce1">
            <text:p>30150347</text:p>
          </table:table-cell>
          <table:table-cell table:number-columns-repeated="16375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Moldova</text:p>
          </table:table-cell>
          <table:table-cell office:value-type="date" office:date-value="2022-12-07T00:00:00" table:style-name="ce2">
            <text:p>2022-12-07</text:p>
          </table:table-cell>
          <table:table-cell office:value-type="string" table:style-name="ce1">
            <text:p>Moderna</text:p>
          </table:table-cell>
          <table:table-cell office:value-type="float" office:value="29096" table:style-name="ce1">
            <text:p>29096</text:p>
          </table:table-cell>
          <table:table-cell office:value-type="float" office:value="14548" table:style-name="ce1">
            <text:p>14548</text:p>
          </table:table-cell>
          <table:table-cell office:value-type="float" office:value="14274" table:style-name="ce1">
            <text:p>14274</text:p>
          </table:table-cell>
          <table:table-cell office:value-type="float" office:value="28858" table:style-name="ce1">
            <text:p>28858</text:p>
          </table:table-cell>
          <table:table-cell office:value-type="float" office:value="35680414" table:style-name="ce1">
            <text:p>35680414</text:p>
          </table:table-cell>
          <table:table-cell table:number-columns-repeated="16375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Sri Lanka</text:p>
          </table:table-cell>
          <table:table-cell office:value-type="date" office:date-value="2023-10-16T00:00:00" table:style-name="ce2">
            <text:p>2023-10-16</text:p>
          </table:table-cell>
          <table:table-cell office:value-type="string" table:style-name="ce1">
            <text:p>Sputnik V</text:p>
          </table:table-cell>
          <table:table-cell office:value-type="float" office:value="87857" table:style-name="ce1">
            <text:p>87857</text:p>
          </table:table-cell>
          <table:table-cell office:value-type="float" office:value="43928" table:style-name="ce1">
            <text:p>43928</text:p>
          </table:table-cell>
          <table:table-cell office:value-type="float" office:value="39739" table:style-name="ce1">
            <text:p>39739</text:p>
          </table:table-cell>
          <table:table-cell office:value-type="float" office:value="83972" table:style-name="ce1">
            <text:p>83972</text:p>
          </table:table-cell>
          <table:table-cell office:value-type="float" office:value="18912114" table:style-name="ce1">
            <text:p>18912114</text:p>
          </table:table-cell>
          <table:table-cell table:number-columns-repeated="16375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Moldova</text:p>
          </table:table-cell>
          <table:table-cell office:value-type="date" office:date-value="2021-06-26T00:00:00" table:style-name="ce2">
            <text:p>2021-06-26</text:p>
          </table:table-cell>
          <table:table-cell office:value-type="string" table:style-name="ce1">
            <text:p>Sputnik V</text:p>
          </table:table-cell>
          <table:table-cell office:value-type="float" office:value="56862" table:style-name="ce1">
            <text:p>56862</text:p>
          </table:table-cell>
          <table:table-cell office:value-type="float" office:value="28431" table:style-name="ce1">
            <text:p>28431</text:p>
          </table:table-cell>
          <table:table-cell office:value-type="float" office:value="25839" table:style-name="ce1">
            <text:p>25839</text:p>
          </table:table-cell>
          <table:table-cell office:value-type="float" office:value="53379" table:style-name="ce1">
            <text:p>53379</text:p>
          </table:table-cell>
          <table:table-cell office:value-type="float" office:value="982913" table:style-name="ce1">
            <text:p>982913</text:p>
          </table:table-cell>
          <table:table-cell table:number-columns-repeated="16375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Antigua and Barbuda</text:p>
          </table:table-cell>
          <table:table-cell office:value-type="date" office:date-value="2022-12-08T00:00:00" table:style-name="ce2">
            <text:p>2022-12-08</text:p>
          </table:table-cell>
          <table:table-cell office:value-type="string" table:style-name="ce1">
            <text:p>Sputnik V</text:p>
          </table:table-cell>
          <table:table-cell office:value-type="float" office:value="60344" table:style-name="ce1">
            <text:p>60344</text:p>
          </table:table-cell>
          <table:table-cell office:value-type="float" office:value="30172" table:style-name="ce1">
            <text:p>30172</text:p>
          </table:table-cell>
          <table:table-cell office:value-type="float" office:value="27867" table:style-name="ce1">
            <text:p>27867</text:p>
          </table:table-cell>
          <table:table-cell office:value-type="float" office:value="56301" table:style-name="ce1">
            <text:p>56301</text:p>
          </table:table-cell>
          <table:table-cell office:value-type="float" office:value="33900729" table:style-name="ce1">
            <text:p>33900729</text:p>
          </table:table-cell>
          <table:table-cell table:number-columns-repeated="16375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1">
            <text:p>Cape Verde</text:p>
          </table:table-cell>
          <table:table-cell office:value-type="date" office:date-value="2022-07-10T00:00:00" table:style-name="ce2">
            <text:p>2022-07-10</text:p>
          </table:table-cell>
          <table:table-cell office:value-type="string" table:style-name="ce1">
            <text:p>Pfizer</text:p>
          </table:table-cell>
          <table:table-cell office:value-type="float" office:value="51203" table:style-name="ce1">
            <text:p>51203</text:p>
          </table:table-cell>
          <table:table-cell office:value-type="float" office:value="25601" table:style-name="ce1">
            <text:p>25601</text:p>
          </table:table-cell>
          <table:table-cell office:value-type="float" office:value="24784" table:style-name="ce1">
            <text:p>24784</text:p>
          </table:table-cell>
          <table:table-cell office:value-type="float" office:value="49444" table:style-name="ce1">
            <text:p>49444</text:p>
          </table:table-cell>
          <table:table-cell office:value-type="float" office:value="43668352" table:style-name="ce1">
            <text:p>43668352</text:p>
          </table:table-cell>
          <table:table-cell table:number-columns-repeated="16375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1">
            <text:p>Anguilla</text:p>
          </table:table-cell>
          <table:table-cell office:value-type="date" office:date-value="2022-06-10T00:00:00" table:style-name="ce2">
            <text:p>2022-06-10</text:p>
          </table:table-cell>
          <table:table-cell office:value-type="string" table:style-name="ce1">
            <text:p>Sputnik V</text:p>
          </table:table-cell>
          <table:table-cell office:value-type="float" office:value="11402" table:style-name="ce1">
            <text:p>11402</text:p>
          </table:table-cell>
          <table:table-cell office:value-type="float" office:value="5701" table:style-name="ce1">
            <text:p>5701</text:p>
          </table:table-cell>
          <table:table-cell office:value-type="float" office:value="5177" table:style-name="ce1">
            <text:p>5177</text:p>
          </table:table-cell>
          <table:table-cell office:value-type="float" office:value="7747" table:style-name="ce1">
            <text:p>7747</text:p>
          </table:table-cell>
          <table:table-cell office:value-type="float" office:value="18114079" table:style-name="ce1">
            <text:p>18114079</text:p>
          </table:table-cell>
          <table:table-cell table:number-columns-repeated="16375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1">
            <text:p>Cuba</text:p>
          </table:table-cell>
          <table:table-cell office:value-type="date" office:date-value="2023-03-24T00:00:00" table:style-name="ce2">
            <text:p>2023-03-24</text:p>
          </table:table-cell>
          <table:table-cell office:value-type="string" table:style-name="ce1">
            <text:p>Sinovac</text:p>
          </table:table-cell>
          <table:table-cell office:value-type="float" office:value="69998" table:style-name="ce1">
            <text:p>69998</text:p>
          </table:table-cell>
          <table:table-cell office:value-type="float" office:value="34999" table:style-name="ce1">
            <text:p>34999</text:p>
          </table:table-cell>
          <table:table-cell office:value-type="float" office:value="32645" table:style-name="ce1">
            <text:p>32645</text:p>
          </table:table-cell>
          <table:table-cell office:value-type="float" office:value="69064" table:style-name="ce1">
            <text:p>69064</text:p>
          </table:table-cell>
          <table:table-cell office:value-type="float" office:value="18942567" table:style-name="ce1">
            <text:p>18942567</text:p>
          </table:table-cell>
          <table:table-cell table:number-columns-repeated="16375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1">
            <text:p>Mauritius</text:p>
          </table:table-cell>
          <table:table-cell office:value-type="date" office:date-value="2023-05-20T00:00:00" table:style-name="ce2">
            <text:p>2023-05-20</text:p>
          </table:table-cell>
          <table:table-cell office:value-type="string" table:style-name="ce1">
            <text:p>Moderna</text:p>
          </table:table-cell>
          <table:table-cell office:value-type="float" office:value="96988" table:style-name="ce1">
            <text:p>96988</text:p>
          </table:table-cell>
          <table:table-cell office:value-type="float" office:value="48494" table:style-name="ce1">
            <text:p>48494</text:p>
          </table:table-cell>
          <table:table-cell office:value-type="float" office:value="48374" table:style-name="ce1">
            <text:p>48374</text:p>
          </table:table-cell>
          <table:table-cell office:value-type="float" office:value="96775" table:style-name="ce1">
            <text:p>96775</text:p>
          </table:table-cell>
          <table:table-cell office:value-type="float" office:value="29280988" table:style-name="ce1">
            <text:p>29280988</text:p>
          </table:table-cell>
          <table:table-cell table:number-columns-repeated="16375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1">
            <text:p>Jamaica</text:p>
          </table:table-cell>
          <table:table-cell office:value-type="date" office:date-value="2023-03-02T00:00:00" table:style-name="ce2">
            <text:p>2023-03-02</text:p>
          </table:table-cell>
          <table:table-cell office:value-type="string" table:style-name="ce1">
            <text:p>AstraZeneca</text:p>
          </table:table-cell>
          <table:table-cell office:value-type="float" office:value="32334" table:style-name="ce1">
            <text:p>32334</text:p>
          </table:table-cell>
          <table:table-cell office:value-type="float" office:value="16167" table:style-name="ce1">
            <text:p>16167</text:p>
          </table:table-cell>
          <table:table-cell office:value-type="float" office:value="14852" table:style-name="ce1">
            <text:p>14852</text:p>
          </table:table-cell>
          <table:table-cell office:value-type="float" office:value="31503" table:style-name="ce1">
            <text:p>31503</text:p>
          </table:table-cell>
          <table:table-cell office:value-type="float" office:value="2826993" table:style-name="ce1">
            <text:p>2826993</text:p>
          </table:table-cell>
          <table:table-cell table:number-columns-repeated="16375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1">
            <text:p>Serbia</text:p>
          </table:table-cell>
          <table:table-cell office:value-type="date" office:date-value="2021-11-10T00:00:00" table:style-name="ce2">
            <text:p>2021-11-10</text:p>
          </table:table-cell>
          <table:table-cell office:value-type="string" table:style-name="ce1">
            <text:p>Pfizer</text:p>
          </table:table-cell>
          <table:table-cell office:value-type="float" office:value="101464" table:style-name="ce1">
            <text:p>101464</text:p>
          </table:table-cell>
          <table:table-cell office:value-type="float" office:value="50732" table:style-name="ce1">
            <text:p>50732</text:p>
          </table:table-cell>
          <table:table-cell office:value-type="float" office:value="46230" table:style-name="ce1">
            <text:p>46230</text:p>
          </table:table-cell>
          <table:table-cell office:value-type="float" office:value="99230" table:style-name="ce1">
            <text:p>99230</text:p>
          </table:table-cell>
          <table:table-cell office:value-type="float" office:value="32263463" table:style-name="ce1">
            <text:p>32263463</text:p>
          </table:table-cell>
          <table:table-cell table:number-columns-repeated="16375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1">
            <text:p>Saint Barthelemy</text:p>
          </table:table-cell>
          <table:table-cell office:value-type="date" office:date-value="2021-03-26T00:00:00" table:style-name="ce2">
            <text:p>2021-03-26</text:p>
          </table:table-cell>
          <table:table-cell office:value-type="string" table:style-name="ce1">
            <text:p>Sinovac</text:p>
          </table:table-cell>
          <table:table-cell office:value-type="float" office:value="8243" table:style-name="ce1">
            <text:p>8243</text:p>
          </table:table-cell>
          <table:table-cell office:value-type="float" office:value="4121" table:style-name="ce1">
            <text:p>4121</text:p>
          </table:table-cell>
          <table:table-cell office:value-type="float" office:value="4089" table:style-name="ce1">
            <text:p>4089</text:p>
          </table:table-cell>
          <table:table-cell office:value-type="float" office:value="3383" table:style-name="ce1">
            <text:p>3383</text:p>
          </table:table-cell>
          <table:table-cell office:value-type="float" office:value="40907292" table:style-name="ce1">
            <text:p>40907292</text:p>
          </table:table-cell>
          <table:table-cell table:number-columns-repeated="16375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1">
            <text:p>Kiribati</text:p>
          </table:table-cell>
          <table:table-cell office:value-type="date" office:date-value="2021-04-14T00:00:00" table:style-name="ce2">
            <text:p>2021-04-14</text:p>
          </table:table-cell>
          <table:table-cell office:value-type="string" table:style-name="ce1">
            <text:p>Sputnik V</text:p>
          </table:table-cell>
          <table:table-cell office:value-type="float" office:value="87298" table:style-name="ce1">
            <text:p>87298</text:p>
          </table:table-cell>
          <table:table-cell office:value-type="float" office:value="43649" table:style-name="ce1">
            <text:p>43649</text:p>
          </table:table-cell>
          <table:table-cell office:value-type="float" office:value="43273" table:style-name="ce1">
            <text:p>43273</text:p>
          </table:table-cell>
          <table:table-cell office:value-type="float" office:value="84039" table:style-name="ce1">
            <text:p>84039</text:p>
          </table:table-cell>
          <table:table-cell office:value-type="float" office:value="39507245" table:style-name="ce1">
            <text:p>39507245</text:p>
          </table:table-cell>
          <table:table-cell table:number-columns-repeated="16375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1">
            <text:p>Burundi</text:p>
          </table:table-cell>
          <table:table-cell office:value-type="date" office:date-value="2022-05-20T00:00:00" table:style-name="ce2">
            <text:p>2022-05-20</text:p>
          </table:table-cell>
          <table:table-cell office:value-type="string" table:style-name="ce1">
            <text:p>Sinovac</text:p>
          </table:table-cell>
          <table:table-cell office:value-type="float" office:value="65417" table:style-name="ce1">
            <text:p>65417</text:p>
          </table:table-cell>
          <table:table-cell office:value-type="float" office:value="32708" table:style-name="ce1">
            <text:p>32708</text:p>
          </table:table-cell>
          <table:table-cell office:value-type="float" office:value="31580" table:style-name="ce1">
            <text:p>31580</text:p>
          </table:table-cell>
          <table:table-cell office:value-type="float" office:value="64395" table:style-name="ce1">
            <text:p>64395</text:p>
          </table:table-cell>
          <table:table-cell office:value-type="float" office:value="15818735" table:style-name="ce1">
            <text:p>15818735</text:p>
          </table:table-cell>
          <table:table-cell table:number-columns-repeated="16375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1">
            <text:p>Trinidad and Tobago</text:p>
          </table:table-cell>
          <table:table-cell office:value-type="date" office:date-value="2021-09-12T00:00:00" table:style-name="ce2">
            <text:p>2021-09-12</text:p>
          </table:table-cell>
          <table:table-cell office:value-type="string" table:style-name="ce1">
            <text:p>Moderna</text:p>
          </table:table-cell>
          <table:table-cell office:value-type="float" office:value="12706" table:style-name="ce1">
            <text:p>12706</text:p>
          </table:table-cell>
          <table:table-cell office:value-type="float" office:value="6353" table:style-name="ce1">
            <text:p>6353</text:p>
          </table:table-cell>
          <table:table-cell office:value-type="float" office:value="5718" table:style-name="ce1">
            <text:p>5718</text:p>
          </table:table-cell>
          <table:table-cell office:value-type="float" office:value="11601" table:style-name="ce1">
            <text:p>11601</text:p>
          </table:table-cell>
          <table:table-cell office:value-type="float" office:value="43775444" table:style-name="ce1">
            <text:p>43775444</text:p>
          </table:table-cell>
          <table:table-cell table:number-columns-repeated="16375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1">
            <text:p>Cyprus</text:p>
          </table:table-cell>
          <table:table-cell office:value-type="date" office:date-value="2021-05-11T00:00:00" table:style-name="ce2">
            <text:p>2021-05-11</text:p>
          </table:table-cell>
          <table:table-cell office:value-type="string" table:style-name="ce1">
            <text:p>Sputnik V</text:p>
          </table:table-cell>
          <table:table-cell office:value-type="float" office:value="50191" table:style-name="ce1">
            <text:p>50191</text:p>
          </table:table-cell>
          <table:table-cell office:value-type="float" office:value="25095" table:style-name="ce1">
            <text:p>25095</text:p>
          </table:table-cell>
          <table:table-cell office:value-type="float" office:value="22885" table:style-name="ce1">
            <text:p>22885</text:p>
          </table:table-cell>
          <table:table-cell office:value-type="float" office:value="46962" table:style-name="ce1">
            <text:p>46962</text:p>
          </table:table-cell>
          <table:table-cell office:value-type="float" office:value="5622045" table:style-name="ce1">
            <text:p>5622045</text:p>
          </table:table-cell>
          <table:table-cell table:number-columns-repeated="16375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1">
            <text:p>Jamaica</text:p>
          </table:table-cell>
          <table:table-cell office:value-type="date" office:date-value="2021-08-25T00:00:00" table:style-name="ce2">
            <text:p>2021-08-25</text:p>
          </table:table-cell>
          <table:table-cell office:value-type="string" table:style-name="ce1">
            <text:p>Sinovac</text:p>
          </table:table-cell>
          <table:table-cell office:value-type="float" office:value="29975" table:style-name="ce1">
            <text:p>29975</text:p>
          </table:table-cell>
          <table:table-cell office:value-type="float" office:value="14987" table:style-name="ce1">
            <text:p>14987</text:p>
          </table:table-cell>
          <table:table-cell office:value-type="float" office:value="14491" table:style-name="ce1">
            <text:p>14491</text:p>
          </table:table-cell>
          <table:table-cell office:value-type="float" office:value="25486" table:style-name="ce1">
            <text:p>25486</text:p>
          </table:table-cell>
          <table:table-cell office:value-type="float" office:value="12546415" table:style-name="ce1">
            <text:p>12546415</text:p>
          </table:table-cell>
          <table:table-cell table:number-columns-repeated="16375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1">
            <text:p>Mauritius</text:p>
          </table:table-cell>
          <table:table-cell office:value-type="date" office:date-value="2023-08-14T00:00:00" table:style-name="ce2">
            <text:p>2023-08-14</text:p>
          </table:table-cell>
          <table:table-cell office:value-type="string" table:style-name="ce1">
            <text:p>Johnson &amp; Johnson</text:p>
          </table:table-cell>
          <table:table-cell office:value-type="float" office:value="29020" table:style-name="ce1">
            <text:p>29020</text:p>
          </table:table-cell>
          <table:table-cell office:value-type="float" office:value="14510" table:style-name="ce1">
            <text:p>14510</text:p>
          </table:table-cell>
          <table:table-cell office:value-type="float" office:value="13706" table:style-name="ce1">
            <text:p>13706</text:p>
          </table:table-cell>
          <table:table-cell office:value-type="float" office:value="24911" table:style-name="ce1">
            <text:p>24911</text:p>
          </table:table-cell>
          <table:table-cell office:value-type="float" office:value="39026968" table:style-name="ce1">
            <text:p>39026968</text:p>
          </table:table-cell>
          <table:table-cell table:number-columns-repeated="16375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1">
            <text:p>Burundi</text:p>
          </table:table-cell>
          <table:table-cell office:value-type="date" office:date-value="2023-09-09T00:00:00" table:style-name="ce2">
            <text:p>2023-09-09</text:p>
          </table:table-cell>
          <table:table-cell office:value-type="string" table:style-name="ce1">
            <text:p>Sputnik V</text:p>
          </table:table-cell>
          <table:table-cell office:value-type="float" office:value="77226" table:style-name="ce1">
            <text:p>77226</text:p>
          </table:table-cell>
          <table:table-cell office:value-type="float" office:value="38613" table:style-name="ce1">
            <text:p>38613</text:p>
          </table:table-cell>
          <table:table-cell office:value-type="float" office:value="36896" table:style-name="ce1">
            <text:p>36896</text:p>
          </table:table-cell>
          <table:table-cell office:value-type="float" office:value="76150" table:style-name="ce1">
            <text:p>76150</text:p>
          </table:table-cell>
          <table:table-cell office:value-type="float" office:value="26695284" table:style-name="ce1">
            <text:p>26695284</text:p>
          </table:table-cell>
          <table:table-cell table:number-columns-repeated="16375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1">
            <text:p>Burundi</text:p>
          </table:table-cell>
          <table:table-cell office:value-type="date" office:date-value="2021-08-12T00:00:00" table:style-name="ce2">
            <text:p>2021-08-12</text:p>
          </table:table-cell>
          <table:table-cell office:value-type="string" table:style-name="ce1">
            <text:p>Sputnik V</text:p>
          </table:table-cell>
          <table:table-cell office:value-type="float" office:value="24564" table:style-name="ce1">
            <text:p>24564</text:p>
          </table:table-cell>
          <table:table-cell office:value-type="float" office:value="12282" table:style-name="ce1">
            <text:p>12282</text:p>
          </table:table-cell>
          <table:table-cell office:value-type="float" office:value="11080" table:style-name="ce1">
            <text:p>11080</text:p>
          </table:table-cell>
          <table:table-cell office:value-type="float" office:value="20738" table:style-name="ce1">
            <text:p>20738</text:p>
          </table:table-cell>
          <table:table-cell office:value-type="float" office:value="3621018" table:style-name="ce1">
            <text:p>3621018</text:p>
          </table:table-cell>
          <table:table-cell table:number-columns-repeated="16375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1">
            <text:p>Senegal</text:p>
          </table:table-cell>
          <table:table-cell office:value-type="date" office:date-value="2023-10-13T00:00:00" table:style-name="ce2">
            <text:p>2023-10-13</text:p>
          </table:table-cell>
          <table:table-cell office:value-type="string" table:style-name="ce1">
            <text:p>Pfizer</text:p>
          </table:table-cell>
          <table:table-cell office:value-type="float" office:value="39048" table:style-name="ce1">
            <text:p>39048</text:p>
          </table:table-cell>
          <table:table-cell office:value-type="float" office:value="19524" table:style-name="ce1">
            <text:p>19524</text:p>
          </table:table-cell>
          <table:table-cell office:value-type="float" office:value="17767" table:style-name="ce1">
            <text:p>17767</text:p>
          </table:table-cell>
          <table:table-cell office:value-type="float" office:value="37551" table:style-name="ce1">
            <text:p>37551</text:p>
          </table:table-cell>
          <table:table-cell office:value-type="float" office:value="7321155" table:style-name="ce1">
            <text:p>7321155</text:p>
          </table:table-cell>
          <table:table-cell table:number-columns-repeated="16375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1">
            <text:p>Cuba</text:p>
          </table:table-cell>
          <table:table-cell office:value-type="date" office:date-value="2021-08-16T00:00:00" table:style-name="ce2">
            <text:p>2021-08-16</text:p>
          </table:table-cell>
          <table:table-cell office:value-type="string" table:style-name="ce1">
            <text:p>Pfizer</text:p>
          </table:table-cell>
          <table:table-cell office:value-type="float" office:value="14987" table:style-name="ce1">
            <text:p>14987</text:p>
          </table:table-cell>
          <table:table-cell office:value-type="float" office:value="7493" table:style-name="ce1">
            <text:p>7493</text:p>
          </table:table-cell>
          <table:table-cell office:value-type="float" office:value="6890" table:style-name="ce1">
            <text:p>6890</text:p>
          </table:table-cell>
          <table:table-cell office:value-type="float" office:value="11057" table:style-name="ce1">
            <text:p>11057</text:p>
          </table:table-cell>
          <table:table-cell office:value-type="float" office:value="28436880" table:style-name="ce1">
            <text:p>28436880</text:p>
          </table:table-cell>
          <table:table-cell table:number-columns-repeated="16375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1">
            <text:p>Bermuda</text:p>
          </table:table-cell>
          <table:table-cell office:value-type="date" office:date-value="2021-04-03T00:00:00" table:style-name="ce2">
            <text:p>2021-04-03</text:p>
          </table:table-cell>
          <table:table-cell office:value-type="string" table:style-name="ce1">
            <text:p>Moderna</text:p>
          </table:table-cell>
          <table:table-cell office:value-type="float" office:value="29213" table:style-name="ce1">
            <text:p>29213</text:p>
          </table:table-cell>
          <table:table-cell office:value-type="float" office:value="14606" table:style-name="ce1">
            <text:p>14606</text:p>
          </table:table-cell>
          <table:table-cell office:value-type="float" office:value="13627" table:style-name="ce1">
            <text:p>13627</text:p>
          </table:table-cell>
          <table:table-cell office:value-type="float" office:value="27548" table:style-name="ce1">
            <text:p>27548</text:p>
          </table:table-cell>
          <table:table-cell office:value-type="float" office:value="45106772" table:style-name="ce1">
            <text:p>45106772</text:p>
          </table:table-cell>
          <table:table-cell table:number-columns-repeated="16375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1">
            <text:p>Fiji</text:p>
          </table:table-cell>
          <table:table-cell office:value-type="date" office:date-value="2023-11-03T00:00:00" table:style-name="ce2">
            <text:p>2023-11-03</text:p>
          </table:table-cell>
          <table:table-cell office:value-type="string" table:style-name="ce1">
            <text:p>Pfizer</text:p>
          </table:table-cell>
          <table:table-cell office:value-type="float" office:value="8586" table:style-name="ce1">
            <text:p>8586</text:p>
          </table:table-cell>
          <table:table-cell office:value-type="float" office:value="4293" table:style-name="ce1">
            <text:p>4293</text:p>
          </table:table-cell>
          <table:table-cell office:value-type="float" office:value="4217" table:style-name="ce1">
            <text:p>4217</text:p>
          </table:table-cell>
          <table:table-cell office:value-type="float" office:value="6785" table:style-name="ce1">
            <text:p>6785</text:p>
          </table:table-cell>
          <table:table-cell office:value-type="float" office:value="22118669" table:style-name="ce1">
            <text:p>22118669</text:p>
          </table:table-cell>
          <table:table-cell table:number-columns-repeated="16375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1">
            <text:p>Saint Barthelemy</text:p>
          </table:table-cell>
          <table:table-cell office:value-type="date" office:date-value="2022-03-11T00:00:00" table:style-name="ce2">
            <text:p>2022-03-11</text:p>
          </table:table-cell>
          <table:table-cell office:value-type="string" table:style-name="ce1">
            <text:p>Sputnik V</text:p>
          </table:table-cell>
          <table:table-cell office:value-type="float" office:value="29653" table:style-name="ce1">
            <text:p>29653</text:p>
          </table:table-cell>
          <table:table-cell office:value-type="float" office:value="14826" table:style-name="ce1">
            <text:p>14826</text:p>
          </table:table-cell>
          <table:table-cell office:value-type="float" office:value="13998" table:style-name="ce1">
            <text:p>13998</text:p>
          </table:table-cell>
          <table:table-cell office:value-type="float" office:value="27507" table:style-name="ce1">
            <text:p>27507</text:p>
          </table:table-cell>
          <table:table-cell office:value-type="float" office:value="19982355" table:style-name="ce1">
            <text:p>19982355</text:p>
          </table:table-cell>
          <table:table-cell table:number-columns-repeated="16375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1">
            <text:p>Macedonia</text:p>
          </table:table-cell>
          <table:table-cell office:value-type="date" office:date-value="2022-03-24T00:00:00" table:style-name="ce2">
            <text:p>2022-03-24</text:p>
          </table:table-cell>
          <table:table-cell office:value-type="string" table:style-name="ce1">
            <text:p>Sinovac</text:p>
          </table:table-cell>
          <table:table-cell office:value-type="float" office:value="27813" table:style-name="ce1">
            <text:p>27813</text:p>
          </table:table-cell>
          <table:table-cell office:value-type="float" office:value="13906" table:style-name="ce1">
            <text:p>13906</text:p>
          </table:table-cell>
          <table:table-cell office:value-type="float" office:value="12766" table:style-name="ce1">
            <text:p>12766</text:p>
          </table:table-cell>
          <table:table-cell office:value-type="float" office:value="27577" table:style-name="ce1">
            <text:p>27577</text:p>
          </table:table-cell>
          <table:table-cell office:value-type="float" office:value="26552407" table:style-name="ce1">
            <text:p>26552407</text:p>
          </table:table-cell>
          <table:table-cell table:number-columns-repeated="16375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1">
            <text:p>Qatar</text:p>
          </table:table-cell>
          <table:table-cell office:value-type="date" office:date-value="2021-04-01T00:00:00" table:style-name="ce2">
            <text:p>2021-04-01</text:p>
          </table:table-cell>
          <table:table-cell office:value-type="string" table:style-name="ce1">
            <text:p>AstraZeneca</text:p>
          </table:table-cell>
          <table:table-cell office:value-type="float" office:value="78155" table:style-name="ce1">
            <text:p>78155</text:p>
          </table:table-cell>
          <table:table-cell office:value-type="float" office:value="39077" table:style-name="ce1">
            <text:p>39077</text:p>
          </table:table-cell>
          <table:table-cell office:value-type="float" office:value="37757" table:style-name="ce1">
            <text:p>37757</text:p>
          </table:table-cell>
          <table:table-cell office:value-type="float" office:value="77993" table:style-name="ce1">
            <text:p>77993</text:p>
          </table:table-cell>
          <table:table-cell office:value-type="float" office:value="12048508" table:style-name="ce1">
            <text:p>12048508</text:p>
          </table:table-cell>
          <table:table-cell table:number-columns-repeated="16375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1">
            <text:p>Serbia</text:p>
          </table:table-cell>
          <table:table-cell office:value-type="date" office:date-value="2021-08-16T00:00:00" table:style-name="ce2">
            <text:p>2021-08-16</text:p>
          </table:table-cell>
          <table:table-cell office:value-type="string" table:style-name="ce1">
            <text:p>Sinovac</text:p>
          </table:table-cell>
          <table:table-cell office:value-type="float" office:value="60416" table:style-name="ce1">
            <text:p>60416</text:p>
          </table:table-cell>
          <table:table-cell office:value-type="float" office:value="30208" table:style-name="ce1">
            <text:p>30208</text:p>
          </table:table-cell>
          <table:table-cell office:value-type="float" office:value="29047" table:style-name="ce1">
            <text:p>29047</text:p>
          </table:table-cell>
          <table:table-cell office:value-type="float" office:value="59347" table:style-name="ce1">
            <text:p>59347</text:p>
          </table:table-cell>
          <table:table-cell office:value-type="float" office:value="8814249" table:style-name="ce1">
            <text:p>8814249</text:p>
          </table:table-cell>
          <table:table-cell table:number-columns-repeated="16375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9-16T00:00:00" table:style-name="ce2">
            <text:p>2023-09-16</text:p>
          </table:table-cell>
          <table:table-cell office:value-type="string" table:style-name="ce1">
            <text:p>Sputnik V</text:p>
          </table:table-cell>
          <table:table-cell office:value-type="float" office:value="78722" table:style-name="ce1">
            <text:p>78722</text:p>
          </table:table-cell>
          <table:table-cell office:value-type="float" office:value="39361" table:style-name="ce1">
            <text:p>39361</text:p>
          </table:table-cell>
          <table:table-cell office:value-type="float" office:value="37877" table:style-name="ce1">
            <text:p>37877</text:p>
          </table:table-cell>
          <table:table-cell office:value-type="float" office:value="77310" table:style-name="ce1">
            <text:p>77310</text:p>
          </table:table-cell>
          <table:table-cell office:value-type="float" office:value="41807381" table:style-name="ce1">
            <text:p>41807381</text:p>
          </table:table-cell>
          <table:table-cell table:number-columns-repeated="16375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1">
            <text:p>Cape Verde</text:p>
          </table:table-cell>
          <table:table-cell office:value-type="date" office:date-value="2021-04-30T00:00:00" table:style-name="ce2">
            <text:p>2021-04-30</text:p>
          </table:table-cell>
          <table:table-cell office:value-type="string" table:style-name="ce1">
            <text:p>Sinovac</text:p>
          </table:table-cell>
          <table:table-cell office:value-type="float" office:value="13405" table:style-name="ce1">
            <text:p>13405</text:p>
          </table:table-cell>
          <table:table-cell office:value-type="float" office:value="6702" table:style-name="ce1">
            <text:p>6702</text:p>
          </table:table-cell>
          <table:table-cell office:value-type="float" office:value="6184" table:style-name="ce1">
            <text:p>6184</text:p>
          </table:table-cell>
          <table:table-cell office:value-type="float" office:value="9442" table:style-name="ce1">
            <text:p>9442</text:p>
          </table:table-cell>
          <table:table-cell office:value-type="float" office:value="5408018" table:style-name="ce1">
            <text:p>5408018</text:p>
          </table:table-cell>
          <table:table-cell table:number-columns-repeated="16375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03-23T00:00:00" table:style-name="ce2">
            <text:p>2021-03-23</text:p>
          </table:table-cell>
          <table:table-cell office:value-type="string" table:style-name="ce1">
            <text:p>Pfizer</text:p>
          </table:table-cell>
          <table:table-cell office:value-type="float" office:value="29559" table:style-name="ce1">
            <text:p>29559</text:p>
          </table:table-cell>
          <table:table-cell office:value-type="float" office:value="14779" table:style-name="ce1">
            <text:p>14779</text:p>
          </table:table-cell>
          <table:table-cell office:value-type="float" office:value="14478" table:style-name="ce1">
            <text:p>14478</text:p>
          </table:table-cell>
          <table:table-cell office:value-type="float" office:value="26939" table:style-name="ce1">
            <text:p>26939</text:p>
          </table:table-cell>
          <table:table-cell office:value-type="float" office:value="23147306" table:style-name="ce1">
            <text:p>23147306</text:p>
          </table:table-cell>
          <table:table-cell table:number-columns-repeated="16375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1">
            <text:p>Djibouti</text:p>
          </table:table-cell>
          <table:table-cell office:value-type="date" office:date-value="2023-08-31T00:00:00" table:style-name="ce2">
            <text:p>2023-08-31</text:p>
          </table:table-cell>
          <table:table-cell office:value-type="string" table:style-name="ce1">
            <text:p>AstraZeneca</text:p>
          </table:table-cell>
          <table:table-cell office:value-type="float" office:value="88613" table:style-name="ce1">
            <text:p>88613</text:p>
          </table:table-cell>
          <table:table-cell office:value-type="float" office:value="44306" table:style-name="ce1">
            <text:p>44306</text:p>
          </table:table-cell>
          <table:table-cell office:value-type="float" office:value="41580" table:style-name="ce1">
            <text:p>41580</text:p>
          </table:table-cell>
          <table:table-cell office:value-type="float" office:value="84597" table:style-name="ce1">
            <text:p>84597</text:p>
          </table:table-cell>
          <table:table-cell office:value-type="float" office:value="13818760" table:style-name="ce1">
            <text:p>13818760</text:p>
          </table:table-cell>
          <table:table-cell table:number-columns-repeated="16375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1">
            <text:p>Jamaica</text:p>
          </table:table-cell>
          <table:table-cell office:value-type="date" office:date-value="2022-02-25T00:00:00" table:style-name="ce2">
            <text:p>2022-02-25</text:p>
          </table:table-cell>
          <table:table-cell office:value-type="string" table:style-name="ce1">
            <text:p>Sinovac</text:p>
          </table:table-cell>
          <table:table-cell office:value-type="float" office:value="100920" table:style-name="ce1">
            <text:p>100920</text:p>
          </table:table-cell>
          <table:table-cell office:value-type="float" office:value="50460" table:style-name="ce1">
            <text:p>50460</text:p>
          </table:table-cell>
          <table:table-cell office:value-type="float" office:value="47617" table:style-name="ce1">
            <text:p>47617</text:p>
          </table:table-cell>
          <table:table-cell office:value-type="float" office:value="98324" table:style-name="ce1">
            <text:p>98324</text:p>
          </table:table-cell>
          <table:table-cell office:value-type="float" office:value="36349567" table:style-name="ce1">
            <text:p>36349567</text:p>
          </table:table-cell>
          <table:table-cell table:number-columns-repeated="16375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1">
            <text:p>Sudan</text:p>
          </table:table-cell>
          <table:table-cell office:value-type="date" office:date-value="2021-05-12T00:00:00" table:style-name="ce2">
            <text:p>2021-05-12</text:p>
          </table:table-cell>
          <table:table-cell office:value-type="string" table:style-name="ce1">
            <text:p>Sinovac</text:p>
          </table:table-cell>
          <table:table-cell office:value-type="float" office:value="61644" table:style-name="ce1">
            <text:p>61644</text:p>
          </table:table-cell>
          <table:table-cell office:value-type="float" office:value="30822" table:style-name="ce1">
            <text:p>30822</text:p>
          </table:table-cell>
          <table:table-cell office:value-type="float" office:value="29539" table:style-name="ce1">
            <text:p>29539</text:p>
          </table:table-cell>
          <table:table-cell office:value-type="float" office:value="60977" table:style-name="ce1">
            <text:p>60977</text:p>
          </table:table-cell>
          <table:table-cell office:value-type="float" office:value="48415756" table:style-name="ce1">
            <text:p>48415756</text:p>
          </table:table-cell>
          <table:table-cell table:number-columns-repeated="16375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1">
            <text:p>Congo</text:p>
          </table:table-cell>
          <table:table-cell office:value-type="date" office:date-value="2021-12-27T00:00:00" table:style-name="ce2">
            <text:p>2021-12-27</text:p>
          </table:table-cell>
          <table:table-cell office:value-type="string" table:style-name="ce1">
            <text:p>Moderna</text:p>
          </table:table-cell>
          <table:table-cell office:value-type="float" office:value="31273" table:style-name="ce1">
            <text:p>31273</text:p>
          </table:table-cell>
          <table:table-cell office:value-type="float" office:value="15636" table:style-name="ce1">
            <text:p>15636</text:p>
          </table:table-cell>
          <table:table-cell office:value-type="float" office:value="14187" table:style-name="ce1">
            <text:p>14187</text:p>
          </table:table-cell>
          <table:table-cell office:value-type="float" office:value="30312" table:style-name="ce1">
            <text:p>30312</text:p>
          </table:table-cell>
          <table:table-cell office:value-type="float" office:value="5834104" table:style-name="ce1">
            <text:p>5834104</text:p>
          </table:table-cell>
          <table:table-cell table:number-columns-repeated="16375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1">
            <text:p>Pakistan</text:p>
          </table:table-cell>
          <table:table-cell office:value-type="date" office:date-value="2023-04-07T00:00:00" table:style-name="ce2">
            <text:p>2023-04-07</text:p>
          </table:table-cell>
          <table:table-cell office:value-type="string" table:style-name="ce1">
            <text:p>AstraZeneca</text:p>
          </table:table-cell>
          <table:table-cell office:value-type="float" office:value="52449" table:style-name="ce1">
            <text:p>52449</text:p>
          </table:table-cell>
          <table:table-cell office:value-type="float" office:value="26224" table:style-name="ce1">
            <text:p>26224</text:p>
          </table:table-cell>
          <table:table-cell office:value-type="float" office:value="25508" table:style-name="ce1">
            <text:p>25508</text:p>
          </table:table-cell>
          <table:table-cell office:value-type="float" office:value="48612" table:style-name="ce1">
            <text:p>48612</text:p>
          </table:table-cell>
          <table:table-cell office:value-type="float" office:value="49112595" table:style-name="ce1">
            <text:p>49112595</text:p>
          </table:table-cell>
          <table:table-cell table:number-columns-repeated="16375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1">
            <text:p>Philippines</text:p>
          </table:table-cell>
          <table:table-cell office:value-type="date" office:date-value="2022-06-30T00:00:00" table:style-name="ce2">
            <text:p>2022-06-30</text:p>
          </table:table-cell>
          <table:table-cell office:value-type="string" table:style-name="ce1">
            <text:p>AstraZeneca</text:p>
          </table:table-cell>
          <table:table-cell office:value-type="float" office:value="81058" table:style-name="ce1">
            <text:p>81058</text:p>
          </table:table-cell>
          <table:table-cell office:value-type="float" office:value="40529" table:style-name="ce1">
            <text:p>40529</text:p>
          </table:table-cell>
          <table:table-cell office:value-type="float" office:value="37156" table:style-name="ce1">
            <text:p>37156</text:p>
          </table:table-cell>
          <table:table-cell office:value-type="float" office:value="78130" table:style-name="ce1">
            <text:p>78130</text:p>
          </table:table-cell>
          <table:table-cell office:value-type="float" office:value="29199975" table:style-name="ce1">
            <text:p>29199975</text:p>
          </table:table-cell>
          <table:table-cell table:number-columns-repeated="16375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12-11T00:00:00" table:style-name="ce2">
            <text:p>2023-12-11</text:p>
          </table:table-cell>
          <table:table-cell office:value-type="string" table:style-name="ce1">
            <text:p>Pfizer</text:p>
          </table:table-cell>
          <table:table-cell office:value-type="float" office:value="66918" table:style-name="ce1">
            <text:p>66918</text:p>
          </table:table-cell>
          <table:table-cell office:value-type="float" office:value="33459" table:style-name="ce1">
            <text:p>33459</text:p>
          </table:table-cell>
          <table:table-cell office:value-type="float" office:value="32246" table:style-name="ce1">
            <text:p>32246</text:p>
          </table:table-cell>
          <table:table-cell office:value-type="float" office:value="64318" table:style-name="ce1">
            <text:p>64318</text:p>
          </table:table-cell>
          <table:table-cell office:value-type="float" office:value="3809614" table:style-name="ce1">
            <text:p>3809614</text:p>
          </table:table-cell>
          <table:table-cell table:number-columns-repeated="16375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1">
            <text:p>Fiji</text:p>
          </table:table-cell>
          <table:table-cell office:value-type="date" office:date-value="2022-07-18T00:00:00" table:style-name="ce2">
            <text:p>2022-07-18</text:p>
          </table:table-cell>
          <table:table-cell office:value-type="string" table:style-name="ce1">
            <text:p>Pfizer</text:p>
          </table:table-cell>
          <table:table-cell office:value-type="float" office:value="13827" table:style-name="ce1">
            <text:p>13827</text:p>
          </table:table-cell>
          <table:table-cell office:value-type="float" office:value="6913" table:style-name="ce1">
            <text:p>6913</text:p>
          </table:table-cell>
          <table:table-cell office:value-type="float" office:value="6358" table:style-name="ce1">
            <text:p>6358</text:p>
          </table:table-cell>
          <table:table-cell office:value-type="float" office:value="8917" table:style-name="ce1">
            <text:p>8917</text:p>
          </table:table-cell>
          <table:table-cell office:value-type="float" office:value="8242200" table:style-name="ce1">
            <text:p>8242200</text:p>
          </table:table-cell>
          <table:table-cell table:number-columns-repeated="16375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1">
            <text:p>Qatar</text:p>
          </table:table-cell>
          <table:table-cell office:value-type="date" office:date-value="2023-10-04T00:00:00" table:style-name="ce2">
            <text:p>2023-10-04</text:p>
          </table:table-cell>
          <table:table-cell office:value-type="string" table:style-name="ce1">
            <text:p>Pfizer</text:p>
          </table:table-cell>
          <table:table-cell office:value-type="float" office:value="36037" table:style-name="ce1">
            <text:p>36037</text:p>
          </table:table-cell>
          <table:table-cell office:value-type="float" office:value="18018" table:style-name="ce1">
            <text:p>18018</text:p>
          </table:table-cell>
          <table:table-cell office:value-type="float" office:value="16915" table:style-name="ce1">
            <text:p>16915</text:p>
          </table:table-cell>
          <table:table-cell office:value-type="float" office:value="32960" table:style-name="ce1">
            <text:p>32960</text:p>
          </table:table-cell>
          <table:table-cell office:value-type="float" office:value="49174582" table:style-name="ce1">
            <text:p>49174582</text:p>
          </table:table-cell>
          <table:table-cell table:number-columns-repeated="16375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1">
            <text:p>Antigua and Barbuda</text:p>
          </table:table-cell>
          <table:table-cell office:value-type="date" office:date-value="2022-03-02T00:00:00" table:style-name="ce2">
            <text:p>2022-03-02</text:p>
          </table:table-cell>
          <table:table-cell office:value-type="string" table:style-name="ce1">
            <text:p>Johnson &amp; Johnson</text:p>
          </table:table-cell>
          <table:table-cell office:value-type="float" office:value="77292" table:style-name="ce1">
            <text:p>77292</text:p>
          </table:table-cell>
          <table:table-cell office:value-type="float" office:value="38646" table:style-name="ce1">
            <text:p>38646</text:p>
          </table:table-cell>
          <table:table-cell office:value-type="float" office:value="37035" table:style-name="ce1">
            <text:p>37035</text:p>
          </table:table-cell>
          <table:table-cell office:value-type="float" office:value="72388" table:style-name="ce1">
            <text:p>72388</text:p>
          </table:table-cell>
          <table:table-cell office:value-type="float" office:value="16146847" table:style-name="ce1">
            <text:p>16146847</text:p>
          </table:table-cell>
          <table:table-cell table:number-columns-repeated="16375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4-21T00:00:00" table:style-name="ce2">
            <text:p>2021-04-21</text:p>
          </table:table-cell>
          <table:table-cell office:value-type="string" table:style-name="ce1">
            <text:p>Pfizer</text:p>
          </table:table-cell>
          <table:table-cell office:value-type="float" office:value="85287" table:style-name="ce1">
            <text:p>85287</text:p>
          </table:table-cell>
          <table:table-cell office:value-type="float" office:value="42643" table:style-name="ce1">
            <text:p>42643</text:p>
          </table:table-cell>
          <table:table-cell office:value-type="float" office:value="41389" table:style-name="ce1">
            <text:p>41389</text:p>
          </table:table-cell>
          <table:table-cell office:value-type="float" office:value="82137" table:style-name="ce1">
            <text:p>82137</text:p>
          </table:table-cell>
          <table:table-cell office:value-type="float" office:value="15635304" table:style-name="ce1">
            <text:p>15635304</text:p>
          </table:table-cell>
          <table:table-cell table:number-columns-repeated="16375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1">
            <text:p>Benin</text:p>
          </table:table-cell>
          <table:table-cell office:value-type="date" office:date-value="2022-02-02T00:00:00" table:style-name="ce2">
            <text:p>2022-02-02</text:p>
          </table:table-cell>
          <table:table-cell office:value-type="string" table:style-name="ce1">
            <text:p>Johnson &amp; Johnson</text:p>
          </table:table-cell>
          <table:table-cell office:value-type="float" office:value="41003" table:style-name="ce1">
            <text:p>41003</text:p>
          </table:table-cell>
          <table:table-cell office:value-type="float" office:value="20501" table:style-name="ce1">
            <text:p>20501</text:p>
          </table:table-cell>
          <table:table-cell office:value-type="float" office:value="19702" table:style-name="ce1">
            <text:p>19702</text:p>
          </table:table-cell>
          <table:table-cell office:value-type="float" office:value="37319" table:style-name="ce1">
            <text:p>37319</text:p>
          </table:table-cell>
          <table:table-cell office:value-type="float" office:value="45964060" table:style-name="ce1">
            <text:p>45964060</text:p>
          </table:table-cell>
          <table:table-cell table:number-columns-repeated="16375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1">
            <text:p>Fiji</text:p>
          </table:table-cell>
          <table:table-cell office:value-type="date" office:date-value="2022-02-20T00:00:00" table:style-name="ce2">
            <text:p>2022-02-20</text:p>
          </table:table-cell>
          <table:table-cell office:value-type="string" table:style-name="ce1">
            <text:p>Johnson &amp; Johnson</text:p>
          </table:table-cell>
          <table:table-cell office:value-type="float" office:value="34259" table:style-name="ce1">
            <text:p>34259</text:p>
          </table:table-cell>
          <table:table-cell office:value-type="float" office:value="17129" table:style-name="ce1">
            <text:p>17129</text:p>
          </table:table-cell>
          <table:table-cell office:value-type="float" office:value="16554" table:style-name="ce1">
            <text:p>16554</text:p>
          </table:table-cell>
          <table:table-cell office:value-type="float" office:value="33256" table:style-name="ce1">
            <text:p>33256</text:p>
          </table:table-cell>
          <table:table-cell office:value-type="float" office:value="35405313" table:style-name="ce1">
            <text:p>35405313</text:p>
          </table:table-cell>
          <table:table-cell table:number-columns-repeated="16375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1">
            <text:p>Fiji</text:p>
          </table:table-cell>
          <table:table-cell office:value-type="date" office:date-value="2021-12-01T00:00:00" table:style-name="ce2">
            <text:p>2021-12-01</text:p>
          </table:table-cell>
          <table:table-cell office:value-type="string" table:style-name="ce1">
            <text:p>Pfizer</text:p>
          </table:table-cell>
          <table:table-cell office:value-type="float" office:value="49741" table:style-name="ce1">
            <text:p>49741</text:p>
          </table:table-cell>
          <table:table-cell office:value-type="float" office:value="24870" table:style-name="ce1">
            <text:p>24870</text:p>
          </table:table-cell>
          <table:table-cell office:value-type="float" office:value="23220" table:style-name="ce1">
            <text:p>23220</text:p>
          </table:table-cell>
          <table:table-cell office:value-type="float" office:value="44798" table:style-name="ce1">
            <text:p>44798</text:p>
          </table:table-cell>
          <table:table-cell office:value-type="float" office:value="42675378" table:style-name="ce1">
            <text:p>42675378</text:p>
          </table:table-cell>
          <table:table-cell table:number-columns-repeated="16375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1">
            <text:p>Bosnia and Herzegovina</text:p>
          </table:table-cell>
          <table:table-cell office:value-type="date" office:date-value="2022-04-03T00:00:00" table:style-name="ce2">
            <text:p>2022-04-03</text:p>
          </table:table-cell>
          <table:table-cell office:value-type="string" table:style-name="ce1">
            <text:p>Sputnik V</text:p>
          </table:table-cell>
          <table:table-cell office:value-type="float" office:value="88342" table:style-name="ce1">
            <text:p>88342</text:p>
          </table:table-cell>
          <table:table-cell office:value-type="float" office:value="44171" table:style-name="ce1">
            <text:p>44171</text:p>
          </table:table-cell>
          <table:table-cell office:value-type="float" office:value="42392" table:style-name="ce1">
            <text:p>42392</text:p>
          </table:table-cell>
          <table:table-cell office:value-type="float" office:value="85155" table:style-name="ce1">
            <text:p>85155</text:p>
          </table:table-cell>
          <table:table-cell office:value-type="float" office:value="44615507" table:style-name="ce1">
            <text:p>44615507</text:p>
          </table:table-cell>
          <table:table-cell table:number-columns-repeated="16375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1">
            <text:p>Fiji</text:p>
          </table:table-cell>
          <table:table-cell office:value-type="date" office:date-value="2021-10-07T00:00:00" table:style-name="ce2">
            <text:p>2021-10-07</text:p>
          </table:table-cell>
          <table:table-cell office:value-type="string" table:style-name="ce1">
            <text:p>Sinovac</text:p>
          </table:table-cell>
          <table:table-cell office:value-type="float" office:value="88062" table:style-name="ce1">
            <text:p>88062</text:p>
          </table:table-cell>
          <table:table-cell office:value-type="float" office:value="44031" table:style-name="ce1">
            <text:p>44031</text:p>
          </table:table-cell>
          <table:table-cell office:value-type="float" office:value="42832" table:style-name="ce1">
            <text:p>42832</text:p>
          </table:table-cell>
          <table:table-cell office:value-type="float" office:value="86210" table:style-name="ce1">
            <text:p>86210</text:p>
          </table:table-cell>
          <table:table-cell office:value-type="float" office:value="23621618" table:style-name="ce1">
            <text:p>23621618</text:p>
          </table:table-cell>
          <table:table-cell table:number-columns-repeated="16375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1">
            <text:p>Cape Verde</text:p>
          </table:table-cell>
          <table:table-cell office:value-type="date" office:date-value="2022-06-18T00:00:00" table:style-name="ce2">
            <text:p>2022-06-18</text:p>
          </table:table-cell>
          <table:table-cell office:value-type="string" table:style-name="ce1">
            <text:p>Johnson &amp; Johnson</text:p>
          </table:table-cell>
          <table:table-cell office:value-type="float" office:value="9946" table:style-name="ce1">
            <text:p>9946</text:p>
          </table:table-cell>
          <table:table-cell office:value-type="float" office:value="4973" table:style-name="ce1">
            <text:p>4973</text:p>
          </table:table-cell>
          <table:table-cell office:value-type="float" office:value="4829" table:style-name="ce1">
            <text:p>4829</text:p>
          </table:table-cell>
          <table:table-cell office:value-type="float" office:value="8144" table:style-name="ce1">
            <text:p>8144</text:p>
          </table:table-cell>
          <table:table-cell office:value-type="float" office:value="29024620" table:style-name="ce1">
            <text:p>29024620</text:p>
          </table:table-cell>
          <table:table-cell table:number-columns-repeated="16375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1">
            <text:p>Senegal</text:p>
          </table:table-cell>
          <table:table-cell office:value-type="date" office:date-value="2022-05-05T00:00:00" table:style-name="ce2">
            <text:p>2022-05-05</text:p>
          </table:table-cell>
          <table:table-cell office:value-type="string" table:style-name="ce1">
            <text:p>AstraZeneca</text:p>
          </table:table-cell>
          <table:table-cell office:value-type="float" office:value="9645" table:style-name="ce1">
            <text:p>9645</text:p>
          </table:table-cell>
          <table:table-cell office:value-type="float" office:value="4822" table:style-name="ce1">
            <text:p>4822</text:p>
          </table:table-cell>
          <table:table-cell office:value-type="float" office:value="4648" table:style-name="ce1">
            <text:p>4648</text:p>
          </table:table-cell>
          <table:table-cell office:value-type="float" office:value="9418" table:style-name="ce1">
            <text:p>9418</text:p>
          </table:table-cell>
          <table:table-cell office:value-type="float" office:value="31013979" table:style-name="ce1">
            <text:p>31013979</text:p>
          </table:table-cell>
          <table:table-cell table:number-columns-repeated="16375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1">
            <text:p>Senegal</text:p>
          </table:table-cell>
          <table:table-cell office:value-type="date" office:date-value="2023-04-24T00:00:00" table:style-name="ce2">
            <text:p>2023-04-24</text:p>
          </table:table-cell>
          <table:table-cell office:value-type="string" table:style-name="ce1">
            <text:p>Pfizer</text:p>
          </table:table-cell>
          <table:table-cell office:value-type="float" office:value="65332" table:style-name="ce1">
            <text:p>65332</text:p>
          </table:table-cell>
          <table:table-cell office:value-type="float" office:value="32666" table:style-name="ce1">
            <text:p>32666</text:p>
          </table:table-cell>
          <table:table-cell office:value-type="float" office:value="32476" table:style-name="ce1">
            <text:p>32476</text:p>
          </table:table-cell>
          <table:table-cell office:value-type="float" office:value="63273" table:style-name="ce1">
            <text:p>63273</text:p>
          </table:table-cell>
          <table:table-cell office:value-type="float" office:value="9822187" table:style-name="ce1">
            <text:p>9822187</text:p>
          </table:table-cell>
          <table:table-cell table:number-columns-repeated="16375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1">
            <text:p>Bermuda</text:p>
          </table:table-cell>
          <table:table-cell office:value-type="date" office:date-value="2023-12-29T00:00:00" table:style-name="ce2">
            <text:p>2023-12-29</text:p>
          </table:table-cell>
          <table:table-cell office:value-type="string" table:style-name="ce1">
            <text:p>Johnson &amp; Johnson</text:p>
          </table:table-cell>
          <table:table-cell office:value-type="float" office:value="28463" table:style-name="ce1">
            <text:p>28463</text:p>
          </table:table-cell>
          <table:table-cell office:value-type="float" office:value="14231" table:style-name="ce1">
            <text:p>14231</text:p>
          </table:table-cell>
          <table:table-cell office:value-type="float" office:value="13184" table:style-name="ce1">
            <text:p>13184</text:p>
          </table:table-cell>
          <table:table-cell office:value-type="float" office:value="26929" table:style-name="ce1">
            <text:p>26929</text:p>
          </table:table-cell>
          <table:table-cell office:value-type="float" office:value="20119516" table:style-name="ce1">
            <text:p>20119516</text:p>
          </table:table-cell>
          <table:table-cell table:number-columns-repeated="16375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12-06T00:00:00" table:style-name="ce2">
            <text:p>2023-12-06</text:p>
          </table:table-cell>
          <table:table-cell office:value-type="string" table:style-name="ce1">
            <text:p>Pfizer</text:p>
          </table:table-cell>
          <table:table-cell office:value-type="float" office:value="103097" table:style-name="ce1">
            <text:p>103097</text:p>
          </table:table-cell>
          <table:table-cell office:value-type="float" office:value="51548" table:style-name="ce1">
            <text:p>51548</text:p>
          </table:table-cell>
          <table:table-cell office:value-type="float" office:value="46540" table:style-name="ce1">
            <text:p>46540</text:p>
          </table:table-cell>
          <table:table-cell office:value-type="float" office:value="98102" table:style-name="ce1">
            <text:p>98102</text:p>
          </table:table-cell>
          <table:table-cell office:value-type="float" office:value="5836483" table:style-name="ce1">
            <text:p>5836483</text:p>
          </table:table-cell>
          <table:table-cell table:number-columns-repeated="16375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1">
            <text:p>Burundi</text:p>
          </table:table-cell>
          <table:table-cell office:value-type="date" office:date-value="2022-10-11T00:00:00" table:style-name="ce2">
            <text:p>2022-10-11</text:p>
          </table:table-cell>
          <table:table-cell office:value-type="string" table:style-name="ce1">
            <text:p>Pfizer</text:p>
          </table:table-cell>
          <table:table-cell office:value-type="float" office:value="26911" table:style-name="ce1">
            <text:p>26911</text:p>
          </table:table-cell>
          <table:table-cell office:value-type="float" office:value="13455" table:style-name="ce1">
            <text:p>13455</text:p>
          </table:table-cell>
          <table:table-cell office:value-type="float" office:value="12294" table:style-name="ce1">
            <text:p>12294</text:p>
          </table:table-cell>
          <table:table-cell office:value-type="float" office:value="23498" table:style-name="ce1">
            <text:p>23498</text:p>
          </table:table-cell>
          <table:table-cell office:value-type="float" office:value="18063628" table:style-name="ce1">
            <text:p>18063628</text:p>
          </table:table-cell>
          <table:table-cell table:number-columns-repeated="16375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1">
            <text:p>Djibouti</text:p>
          </table:table-cell>
          <table:table-cell office:value-type="date" office:date-value="2021-12-02T00:00:00" table:style-name="ce2">
            <text:p>2021-12-02</text:p>
          </table:table-cell>
          <table:table-cell office:value-type="string" table:style-name="ce1">
            <text:p>Sinovac</text:p>
          </table:table-cell>
          <table:table-cell office:value-type="float" office:value="32604" table:style-name="ce1">
            <text:p>32604</text:p>
          </table:table-cell>
          <table:table-cell office:value-type="float" office:value="16302" table:style-name="ce1">
            <text:p>16302</text:p>
          </table:table-cell>
          <table:table-cell office:value-type="float" office:value="15216" table:style-name="ce1">
            <text:p>15216</text:p>
          </table:table-cell>
          <table:table-cell office:value-type="float" office:value="30786" table:style-name="ce1">
            <text:p>30786</text:p>
          </table:table-cell>
          <table:table-cell office:value-type="float" office:value="1967078" table:style-name="ce1">
            <text:p>1967078</text:p>
          </table:table-cell>
          <table:table-cell table:number-columns-repeated="16375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1">
            <text:p>Italy</text:p>
          </table:table-cell>
          <table:table-cell office:value-type="date" office:date-value="2021-09-06T00:00:00" table:style-name="ce2">
            <text:p>2021-09-06</text:p>
          </table:table-cell>
          <table:table-cell office:value-type="string" table:style-name="ce1">
            <text:p>Pfizer</text:p>
          </table:table-cell>
          <table:table-cell office:value-type="float" office:value="32729" table:style-name="ce1">
            <text:p>32729</text:p>
          </table:table-cell>
          <table:table-cell office:value-type="float" office:value="16364" table:style-name="ce1">
            <text:p>16364</text:p>
          </table:table-cell>
          <table:table-cell office:value-type="float" office:value="15909" table:style-name="ce1">
            <text:p>15909</text:p>
          </table:table-cell>
          <table:table-cell office:value-type="float" office:value="31995" table:style-name="ce1">
            <text:p>31995</text:p>
          </table:table-cell>
          <table:table-cell office:value-type="float" office:value="8742763" table:style-name="ce1">
            <text:p>8742763</text:p>
          </table:table-cell>
          <table:table-cell table:number-columns-repeated="16375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1">
            <text:p>Netherlands Antilles</text:p>
          </table:table-cell>
          <table:table-cell office:value-type="date" office:date-value="2021-01-31T00:00:00" table:style-name="ce2">
            <text:p>2021-01-31</text:p>
          </table:table-cell>
          <table:table-cell office:value-type="string" table:style-name="ce1">
            <text:p>Sputnik V</text:p>
          </table:table-cell>
          <table:table-cell office:value-type="float" office:value="89507" table:style-name="ce1">
            <text:p>89507</text:p>
          </table:table-cell>
          <table:table-cell office:value-type="float" office:value="44753" table:style-name="ce1">
            <text:p>44753</text:p>
          </table:table-cell>
          <table:table-cell office:value-type="float" office:value="40349" table:style-name="ce1">
            <text:p>40349</text:p>
          </table:table-cell>
          <table:table-cell office:value-type="float" office:value="88020" table:style-name="ce1">
            <text:p>88020</text:p>
          </table:table-cell>
          <table:table-cell office:value-type="float" office:value="7221525" table:style-name="ce1">
            <text:p>7221525</text:p>
          </table:table-cell>
          <table:table-cell table:number-columns-repeated="16375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1">
            <text:p>Bermuda</text:p>
          </table:table-cell>
          <table:table-cell office:value-type="date" office:date-value="2022-12-21T00:00:00" table:style-name="ce2">
            <text:p>2022-12-21</text:p>
          </table:table-cell>
          <table:table-cell office:value-type="string" table:style-name="ce1">
            <text:p>Sinovac</text:p>
          </table:table-cell>
          <table:table-cell office:value-type="float" office:value="54752" table:style-name="ce1">
            <text:p>54752</text:p>
          </table:table-cell>
          <table:table-cell office:value-type="float" office:value="27376" table:style-name="ce1">
            <text:p>27376</text:p>
          </table:table-cell>
          <table:table-cell office:value-type="float" office:value="25506" table:style-name="ce1">
            <text:p>25506</text:p>
          </table:table-cell>
          <table:table-cell office:value-type="float" office:value="50673" table:style-name="ce1">
            <text:p>50673</text:p>
          </table:table-cell>
          <table:table-cell office:value-type="float" office:value="33528016" table:style-name="ce1">
            <text:p>33528016</text:p>
          </table:table-cell>
          <table:table-cell table:number-columns-repeated="16375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1">
            <text:p>Trinidad and Tobago</text:p>
          </table:table-cell>
          <table:table-cell office:value-type="date" office:date-value="2021-11-17T00:00:00" table:style-name="ce2">
            <text:p>2021-11-17</text:p>
          </table:table-cell>
          <table:table-cell office:value-type="string" table:style-name="ce1">
            <text:p>Johnson &amp; Johnson</text:p>
          </table:table-cell>
          <table:table-cell office:value-type="float" office:value="33582" table:style-name="ce1">
            <text:p>33582</text:p>
          </table:table-cell>
          <table:table-cell office:value-type="float" office:value="16791" table:style-name="ce1">
            <text:p>16791</text:p>
          </table:table-cell>
          <table:table-cell office:value-type="float" office:value="15171" table:style-name="ce1">
            <text:p>15171</text:p>
          </table:table-cell>
          <table:table-cell office:value-type="float" office:value="29672" table:style-name="ce1">
            <text:p>29672</text:p>
          </table:table-cell>
          <table:table-cell office:value-type="float" office:value="22299548" table:style-name="ce1">
            <text:p>22299548</text:p>
          </table:table-cell>
          <table:table-cell table:number-columns-repeated="16375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07-27T00:00:00" table:style-name="ce2">
            <text:p>2023-07-27</text:p>
          </table:table-cell>
          <table:table-cell office:value-type="string" table:style-name="ce1">
            <text:p>Sputnik V</text:p>
          </table:table-cell>
          <table:table-cell office:value-type="float" office:value="37477" table:style-name="ce1">
            <text:p>37477</text:p>
          </table:table-cell>
          <table:table-cell office:value-type="float" office:value="18738" table:style-name="ce1">
            <text:p>18738</text:p>
          </table:table-cell>
          <table:table-cell office:value-type="float" office:value="16945" table:style-name="ce1">
            <text:p>16945</text:p>
          </table:table-cell>
          <table:table-cell office:value-type="float" office:value="35714" table:style-name="ce1">
            <text:p>35714</text:p>
          </table:table-cell>
          <table:table-cell office:value-type="float" office:value="44823564" table:style-name="ce1">
            <text:p>44823564</text:p>
          </table:table-cell>
          <table:table-cell table:number-columns-repeated="16375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1">
            <text:p>Saint Barthelemy</text:p>
          </table:table-cell>
          <table:table-cell office:value-type="date" office:date-value="2023-07-04T00:00:00" table:style-name="ce2">
            <text:p>2023-07-04</text:p>
          </table:table-cell>
          <table:table-cell office:value-type="string" table:style-name="ce1">
            <text:p>Sputnik V</text:p>
          </table:table-cell>
          <table:table-cell office:value-type="float" office:value="57202" table:style-name="ce1">
            <text:p>57202</text:p>
          </table:table-cell>
          <table:table-cell office:value-type="float" office:value="28601" table:style-name="ce1">
            <text:p>28601</text:p>
          </table:table-cell>
          <table:table-cell office:value-type="float" office:value="27210" table:style-name="ce1">
            <text:p>27210</text:p>
          </table:table-cell>
          <table:table-cell office:value-type="float" office:value="56769" table:style-name="ce1">
            <text:p>56769</text:p>
          </table:table-cell>
          <table:table-cell office:value-type="float" office:value="13514134" table:style-name="ce1">
            <text:p>13514134</text:p>
          </table:table-cell>
          <table:table-cell table:number-columns-repeated="16375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1">
            <text:p>Jamaica</text:p>
          </table:table-cell>
          <table:table-cell office:value-type="date" office:date-value="2023-08-22T00:00:00" table:style-name="ce2">
            <text:p>2023-08-22</text:p>
          </table:table-cell>
          <table:table-cell office:value-type="string" table:style-name="ce1">
            <text:p>Sputnik V</text:p>
          </table:table-cell>
          <table:table-cell office:value-type="float" office:value="36015" table:style-name="ce1">
            <text:p>36015</text:p>
          </table:table-cell>
          <table:table-cell office:value-type="float" office:value="18007" table:style-name="ce1">
            <text:p>18007</text:p>
          </table:table-cell>
          <table:table-cell office:value-type="float" office:value="17977" table:style-name="ce1">
            <text:p>17977</text:p>
          </table:table-cell>
          <table:table-cell office:value-type="float" office:value="35723" table:style-name="ce1">
            <text:p>35723</text:p>
          </table:table-cell>
          <table:table-cell office:value-type="float" office:value="35848171" table:style-name="ce1">
            <text:p>35848171</text:p>
          </table:table-cell>
          <table:table-cell table:number-columns-repeated="16375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1-27T00:00:00" table:style-name="ce2">
            <text:p>2021-01-27</text:p>
          </table:table-cell>
          <table:table-cell office:value-type="string" table:style-name="ce1">
            <text:p>Sputnik V</text:p>
          </table:table-cell>
          <table:table-cell office:value-type="float" office:value="77346" table:style-name="ce1">
            <text:p>77346</text:p>
          </table:table-cell>
          <table:table-cell office:value-type="float" office:value="38673" table:style-name="ce1">
            <text:p>38673</text:p>
          </table:table-cell>
          <table:table-cell office:value-type="float" office:value="37845" table:style-name="ce1">
            <text:p>37845</text:p>
          </table:table-cell>
          <table:table-cell office:value-type="float" office:value="75194" table:style-name="ce1">
            <text:p>75194</text:p>
          </table:table-cell>
          <table:table-cell office:value-type="float" office:value="41784977" table:style-name="ce1">
            <text:p>41784977</text:p>
          </table:table-cell>
          <table:table-cell table:number-columns-repeated="16375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1">
            <text:p>Italy</text:p>
          </table:table-cell>
          <table:table-cell office:value-type="date" office:date-value="2023-01-10T00:00:00" table:style-name="ce2">
            <text:p>2023-01-10</text:p>
          </table:table-cell>
          <table:table-cell office:value-type="string" table:style-name="ce1">
            <text:p>AstraZeneca</text:p>
          </table:table-cell>
          <table:table-cell office:value-type="float" office:value="73447" table:style-name="ce1">
            <text:p>73447</text:p>
          </table:table-cell>
          <table:table-cell office:value-type="float" office:value="36723" table:style-name="ce1">
            <text:p>36723</text:p>
          </table:table-cell>
          <table:table-cell office:value-type="float" office:value="35025" table:style-name="ce1">
            <text:p>35025</text:p>
          </table:table-cell>
          <table:table-cell office:value-type="float" office:value="71718" table:style-name="ce1">
            <text:p>71718</text:p>
          </table:table-cell>
          <table:table-cell office:value-type="float" office:value="31275286" table:style-name="ce1">
            <text:p>31275286</text:p>
          </table:table-cell>
          <table:table-cell table:number-columns-repeated="16375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4-29T00:00:00" table:style-name="ce2">
            <text:p>2021-04-29</text:p>
          </table:table-cell>
          <table:table-cell office:value-type="string" table:style-name="ce1">
            <text:p>Pfizer</text:p>
          </table:table-cell>
          <table:table-cell office:value-type="float" office:value="64407" table:style-name="ce1">
            <text:p>64407</text:p>
          </table:table-cell>
          <table:table-cell office:value-type="float" office:value="32203" table:style-name="ce1">
            <text:p>32203</text:p>
          </table:table-cell>
          <table:table-cell office:value-type="float" office:value="31662" table:style-name="ce1">
            <text:p>31662</text:p>
          </table:table-cell>
          <table:table-cell office:value-type="float" office:value="62221" table:style-name="ce1">
            <text:p>62221</text:p>
          </table:table-cell>
          <table:table-cell office:value-type="float" office:value="22689452" table:style-name="ce1">
            <text:p>22689452</text:p>
          </table:table-cell>
          <table:table-cell table:number-columns-repeated="16375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Burundi</text:p>
          </table:table-cell>
          <table:table-cell office:value-type="date" office:date-value="2022-09-29T00:00:00" table:style-name="ce2">
            <text:p>2022-09-29</text:p>
          </table:table-cell>
          <table:table-cell office:value-type="string" table:style-name="ce1">
            <text:p>Sputnik V</text:p>
          </table:table-cell>
          <table:table-cell office:value-type="float" office:value="35715" table:style-name="ce1">
            <text:p>35715</text:p>
          </table:table-cell>
          <table:table-cell office:value-type="float" office:value="17857" table:style-name="ce1">
            <text:p>17857</text:p>
          </table:table-cell>
          <table:table-cell office:value-type="float" office:value="17118" table:style-name="ce1">
            <text:p>17118</text:p>
          </table:table-cell>
          <table:table-cell office:value-type="float" office:value="32325" table:style-name="ce1">
            <text:p>32325</text:p>
          </table:table-cell>
          <table:table-cell office:value-type="float" office:value="47625884" table:style-name="ce1">
            <text:p>47625884</text:p>
          </table:table-cell>
          <table:table-cell table:number-columns-repeated="16375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1">
            <text:p>Qatar</text:p>
          </table:table-cell>
          <table:table-cell office:value-type="date" office:date-value="2021-03-02T00:00:00" table:style-name="ce2">
            <text:p>2021-03-02</text:p>
          </table:table-cell>
          <table:table-cell office:value-type="string" table:style-name="ce1">
            <text:p>Pfizer</text:p>
          </table:table-cell>
          <table:table-cell office:value-type="float" office:value="28972" table:style-name="ce1">
            <text:p>28972</text:p>
          </table:table-cell>
          <table:table-cell office:value-type="float" office:value="14486" table:style-name="ce1">
            <text:p>14486</text:p>
          </table:table-cell>
          <table:table-cell office:value-type="float" office:value="13219" table:style-name="ce1">
            <text:p>13219</text:p>
          </table:table-cell>
          <table:table-cell office:value-type="float" office:value="24262" table:style-name="ce1">
            <text:p>24262</text:p>
          </table:table-cell>
          <table:table-cell office:value-type="float" office:value="36025498" table:style-name="ce1">
            <text:p>36025498</text:p>
          </table:table-cell>
          <table:table-cell table:number-columns-repeated="16375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1">
            <text:p>Djibouti</text:p>
          </table:table-cell>
          <table:table-cell office:value-type="date" office:date-value="2022-03-11T00:00:00" table:style-name="ce2">
            <text:p>2022-03-11</text:p>
          </table:table-cell>
          <table:table-cell office:value-type="string" table:style-name="ce1">
            <text:p>Johnson &amp; Johnson</text:p>
          </table:table-cell>
          <table:table-cell office:value-type="float" office:value="96420" table:style-name="ce1">
            <text:p>96420</text:p>
          </table:table-cell>
          <table:table-cell office:value-type="float" office:value="48210" table:style-name="ce1">
            <text:p>48210</text:p>
          </table:table-cell>
          <table:table-cell office:value-type="float" office:value="47928" table:style-name="ce1">
            <text:p>47928</text:p>
          </table:table-cell>
          <table:table-cell office:value-type="float" office:value="93546" table:style-name="ce1">
            <text:p>93546</text:p>
          </table:table-cell>
          <table:table-cell office:value-type="float" office:value="14182692" table:style-name="ce1">
            <text:p>14182692</text:p>
          </table:table-cell>
          <table:table-cell table:number-columns-repeated="16375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1">
            <text:p>Sudan</text:p>
          </table:table-cell>
          <table:table-cell office:value-type="date" office:date-value="2022-10-22T00:00:00" table:style-name="ce2">
            <text:p>2022-10-22</text:p>
          </table:table-cell>
          <table:table-cell office:value-type="string" table:style-name="ce1">
            <text:p>Sputnik V</text:p>
          </table:table-cell>
          <table:table-cell office:value-type="float" office:value="16509" table:style-name="ce1">
            <text:p>16509</text:p>
          </table:table-cell>
          <table:table-cell office:value-type="float" office:value="8254" table:style-name="ce1">
            <text:p>8254</text:p>
          </table:table-cell>
          <table:table-cell office:value-type="float" office:value="7613" table:style-name="ce1">
            <text:p>7613</text:p>
          </table:table-cell>
          <table:table-cell office:value-type="float" office:value="11727" table:style-name="ce1">
            <text:p>11727</text:p>
          </table:table-cell>
          <table:table-cell office:value-type="float" office:value="13301078" table:style-name="ce1">
            <text:p>13301078</text:p>
          </table:table-cell>
          <table:table-cell table:number-columns-repeated="16375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1">
            <text:p>Saint Barthelemy</text:p>
          </table:table-cell>
          <table:table-cell office:value-type="date" office:date-value="2021-03-04T00:00:00" table:style-name="ce2">
            <text:p>2021-03-04</text:p>
          </table:table-cell>
          <table:table-cell office:value-type="string" table:style-name="ce1">
            <text:p>AstraZeneca</text:p>
          </table:table-cell>
          <table:table-cell office:value-type="float" office:value="73668" table:style-name="ce1">
            <text:p>73668</text:p>
          </table:table-cell>
          <table:table-cell office:value-type="float" office:value="36834" table:style-name="ce1">
            <text:p>36834</text:p>
          </table:table-cell>
          <table:table-cell office:value-type="float" office:value="34004" table:style-name="ce1">
            <text:p>34004</text:p>
          </table:table-cell>
          <table:table-cell office:value-type="float" office:value="71575" table:style-name="ce1">
            <text:p>71575</text:p>
          </table:table-cell>
          <table:table-cell office:value-type="float" office:value="38192458" table:style-name="ce1">
            <text:p>38192458</text:p>
          </table:table-cell>
          <table:table-cell table:number-columns-repeated="16375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1">
            <text:p>Sudan</text:p>
          </table:table-cell>
          <table:table-cell office:value-type="date" office:date-value="2021-12-27T00:00:00" table:style-name="ce2">
            <text:p>2021-12-27</text:p>
          </table:table-cell>
          <table:table-cell office:value-type="string" table:style-name="ce1">
            <text:p>Sinovac</text:p>
          </table:table-cell>
          <table:table-cell office:value-type="float" office:value="62892" table:style-name="ce1">
            <text:p>62892</text:p>
          </table:table-cell>
          <table:table-cell office:value-type="float" office:value="31446" table:style-name="ce1">
            <text:p>31446</text:p>
          </table:table-cell>
          <table:table-cell office:value-type="float" office:value="29661" table:style-name="ce1">
            <text:p>29661</text:p>
          </table:table-cell>
          <table:table-cell office:value-type="float" office:value="62706" table:style-name="ce1">
            <text:p>62706</text:p>
          </table:table-cell>
          <table:table-cell office:value-type="float" office:value="26026819" table:style-name="ce1">
            <text:p>26026819</text:p>
          </table:table-cell>
          <table:table-cell table:number-columns-repeated="16375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1">
            <text:p>Moldova</text:p>
          </table:table-cell>
          <table:table-cell office:value-type="date" office:date-value="2023-12-01T00:00:00" table:style-name="ce2">
            <text:p>2023-12-01</text:p>
          </table:table-cell>
          <table:table-cell office:value-type="string" table:style-name="ce1">
            <text:p>Sinovac</text:p>
          </table:table-cell>
          <table:table-cell office:value-type="float" office:value="5465" table:style-name="ce1">
            <text:p>5465</text:p>
          </table:table-cell>
          <table:table-cell office:value-type="float" office:value="2732" table:style-name="ce1">
            <text:p>2732</text:p>
          </table:table-cell>
          <table:table-cell office:value-type="float" office:value="2662" table:style-name="ce1">
            <text:p>2662</text:p>
          </table:table-cell>
          <table:table-cell office:value-type="float" office:value="5317" table:style-name="ce1">
            <text:p>5317</text:p>
          </table:table-cell>
          <table:table-cell office:value-type="float" office:value="9849971" table:style-name="ce1">
            <text:p>9849971</text:p>
          </table:table-cell>
          <table:table-cell table:number-columns-repeated="16375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1">
            <text:p>Cape Verde</text:p>
          </table:table-cell>
          <table:table-cell office:value-type="date" office:date-value="2023-01-15T00:00:00" table:style-name="ce2">
            <text:p>2023-01-15</text:p>
          </table:table-cell>
          <table:table-cell office:value-type="string" table:style-name="ce1">
            <text:p>Sputnik V</text:p>
          </table:table-cell>
          <table:table-cell office:value-type="float" office:value="97549" table:style-name="ce1">
            <text:p>97549</text:p>
          </table:table-cell>
          <table:table-cell office:value-type="float" office:value="48774" table:style-name="ce1">
            <text:p>48774</text:p>
          </table:table-cell>
          <table:table-cell office:value-type="float" office:value="46198" table:style-name="ce1">
            <text:p>46198</text:p>
          </table:table-cell>
          <table:table-cell office:value-type="float" office:value="95683" table:style-name="ce1">
            <text:p>95683</text:p>
          </table:table-cell>
          <table:table-cell office:value-type="float" office:value="19183659" table:style-name="ce1">
            <text:p>19183659</text:p>
          </table:table-cell>
          <table:table-cell table:number-columns-repeated="16375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Congo</text:p>
          </table:table-cell>
          <table:table-cell office:value-type="date" office:date-value="2023-01-02T00:00:00" table:style-name="ce2">
            <text:p>2023-01-02</text:p>
          </table:table-cell>
          <table:table-cell office:value-type="string" table:style-name="ce1">
            <text:p>Sputnik V</text:p>
          </table:table-cell>
          <table:table-cell office:value-type="float" office:value="16873" table:style-name="ce1">
            <text:p>16873</text:p>
          </table:table-cell>
          <table:table-cell office:value-type="float" office:value="8436" table:style-name="ce1">
            <text:p>8436</text:p>
          </table:table-cell>
          <table:table-cell office:value-type="float" office:value="7692" table:style-name="ce1">
            <text:p>7692</text:p>
          </table:table-cell>
          <table:table-cell office:value-type="float" office:value="15560" table:style-name="ce1">
            <text:p>15560</text:p>
          </table:table-cell>
          <table:table-cell office:value-type="float" office:value="24763338" table:style-name="ce1">
            <text:p>24763338</text:p>
          </table:table-cell>
          <table:table-cell table:number-columns-repeated="16375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1">
            <text:p>Reunion</text:p>
          </table:table-cell>
          <table:table-cell office:value-type="date" office:date-value="2022-06-24T00:00:00" table:style-name="ce2">
            <text:p>2022-06-24</text:p>
          </table:table-cell>
          <table:table-cell office:value-type="string" table:style-name="ce1">
            <text:p>Sputnik V</text:p>
          </table:table-cell>
          <table:table-cell office:value-type="float" office:value="25486" table:style-name="ce1">
            <text:p>25486</text:p>
          </table:table-cell>
          <table:table-cell office:value-type="float" office:value="12743" table:style-name="ce1">
            <text:p>12743</text:p>
          </table:table-cell>
          <table:table-cell office:value-type="float" office:value="12410" table:style-name="ce1">
            <text:p>12410</text:p>
          </table:table-cell>
          <table:table-cell office:value-type="float" office:value="23618" table:style-name="ce1">
            <text:p>23618</text:p>
          </table:table-cell>
          <table:table-cell office:value-type="float" office:value="43303826" table:style-name="ce1">
            <text:p>43303826</text:p>
          </table:table-cell>
          <table:table-cell table:number-columns-repeated="16375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1">
            <text:p>Namibia</text:p>
          </table:table-cell>
          <table:table-cell office:value-type="date" office:date-value="2022-04-25T00:00:00" table:style-name="ce2">
            <text:p>2022-04-25</text:p>
          </table:table-cell>
          <table:table-cell office:value-type="string" table:style-name="ce1">
            <text:p>Sputnik V</text:p>
          </table:table-cell>
          <table:table-cell office:value-type="float" office:value="96151" table:style-name="ce1">
            <text:p>96151</text:p>
          </table:table-cell>
          <table:table-cell office:value-type="float" office:value="48075" table:style-name="ce1">
            <text:p>48075</text:p>
          </table:table-cell>
          <table:table-cell office:value-type="float" office:value="46386" table:style-name="ce1">
            <text:p>46386</text:p>
          </table:table-cell>
          <table:table-cell office:value-type="float" office:value="91715" table:style-name="ce1">
            <text:p>91715</text:p>
          </table:table-cell>
          <table:table-cell office:value-type="float" office:value="41850725" table:style-name="ce1">
            <text:p>41850725</text:p>
          </table:table-cell>
          <table:table-cell table:number-columns-repeated="16375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Mauritius</text:p>
          </table:table-cell>
          <table:table-cell office:value-type="date" office:date-value="2022-07-27T00:00:00" table:style-name="ce2">
            <text:p>2022-07-27</text:p>
          </table:table-cell>
          <table:table-cell office:value-type="string" table:style-name="ce1">
            <text:p>Moderna</text:p>
          </table:table-cell>
          <table:table-cell office:value-type="float" office:value="89904" table:style-name="ce1">
            <text:p>89904</text:p>
          </table:table-cell>
          <table:table-cell office:value-type="float" office:value="44952" table:style-name="ce1">
            <text:p>44952</text:p>
          </table:table-cell>
          <table:table-cell office:value-type="float" office:value="41626" table:style-name="ce1">
            <text:p>41626</text:p>
          </table:table-cell>
          <table:table-cell office:value-type="float" office:value="86392" table:style-name="ce1">
            <text:p>86392</text:p>
          </table:table-cell>
          <table:table-cell office:value-type="float" office:value="2998167" table:style-name="ce1">
            <text:p>2998167</text:p>
          </table:table-cell>
          <table:table-cell table:number-columns-repeated="16375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Serbia</text:p>
          </table:table-cell>
          <table:table-cell office:value-type="date" office:date-value="2022-05-03T00:00:00" table:style-name="ce2">
            <text:p>2022-05-03</text:p>
          </table:table-cell>
          <table:table-cell office:value-type="string" table:style-name="ce1">
            <text:p>Pfizer</text:p>
          </table:table-cell>
          <table:table-cell office:value-type="float" office:value="45526" table:style-name="ce1">
            <text:p>45526</text:p>
          </table:table-cell>
          <table:table-cell office:value-type="float" office:value="22763" table:style-name="ce1">
            <text:p>22763</text:p>
          </table:table-cell>
          <table:table-cell office:value-type="float" office:value="22149" table:style-name="ce1">
            <text:p>22149</text:p>
          </table:table-cell>
          <table:table-cell office:value-type="float" office:value="42852" table:style-name="ce1">
            <text:p>42852</text:p>
          </table:table-cell>
          <table:table-cell office:value-type="float" office:value="37332652" table:style-name="ce1">
            <text:p>37332652</text:p>
          </table:table-cell>
          <table:table-cell table:number-columns-repeated="16375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Cyprus</text:p>
          </table:table-cell>
          <table:table-cell office:value-type="date" office:date-value="2023-05-19T00:00:00" table:style-name="ce2">
            <text:p>2023-05-19</text:p>
          </table:table-cell>
          <table:table-cell office:value-type="string" table:style-name="ce1">
            <text:p>Sinovac</text:p>
          </table:table-cell>
          <table:table-cell office:value-type="float" office:value="94840" table:style-name="ce1">
            <text:p>94840</text:p>
          </table:table-cell>
          <table:table-cell office:value-type="float" office:value="47420" table:style-name="ce1">
            <text:p>47420</text:p>
          </table:table-cell>
          <table:table-cell office:value-type="float" office:value="47006" table:style-name="ce1">
            <text:p>47006</text:p>
          </table:table-cell>
          <table:table-cell office:value-type="float" office:value="91265" table:style-name="ce1">
            <text:p>91265</text:p>
          </table:table-cell>
          <table:table-cell office:value-type="float" office:value="37531092" table:style-name="ce1">
            <text:p>37531092</text:p>
          </table:table-cell>
          <table:table-cell table:number-columns-repeated="16375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10-09T00:00:00" table:style-name="ce2">
            <text:p>2023-10-09</text:p>
          </table:table-cell>
          <table:table-cell office:value-type="string" table:style-name="ce1">
            <text:p>Sputnik V</text:p>
          </table:table-cell>
          <table:table-cell office:value-type="float" office:value="40104" table:style-name="ce1">
            <text:p>40104</text:p>
          </table:table-cell>
          <table:table-cell office:value-type="float" office:value="20052" table:style-name="ce1">
            <text:p>20052</text:p>
          </table:table-cell>
          <table:table-cell office:value-type="float" office:value="19862" table:style-name="ce1">
            <text:p>19862</text:p>
          </table:table-cell>
          <table:table-cell office:value-type="float" office:value="38002" table:style-name="ce1">
            <text:p>38002</text:p>
          </table:table-cell>
          <table:table-cell office:value-type="float" office:value="19050605" table:style-name="ce1">
            <text:p>19050605</text:p>
          </table:table-cell>
          <table:table-cell table:number-columns-repeated="16375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Macedonia</text:p>
          </table:table-cell>
          <table:table-cell office:value-type="date" office:date-value="2022-09-12T00:00:00" table:style-name="ce2">
            <text:p>2022-09-12</text:p>
          </table:table-cell>
          <table:table-cell office:value-type="string" table:style-name="ce1">
            <text:p>Moderna</text:p>
          </table:table-cell>
          <table:table-cell office:value-type="float" office:value="99735" table:style-name="ce1">
            <text:p>99735</text:p>
          </table:table-cell>
          <table:table-cell office:value-type="float" office:value="49867" table:style-name="ce1">
            <text:p>49867</text:p>
          </table:table-cell>
          <table:table-cell office:value-type="float" office:value="46318" table:style-name="ce1">
            <text:p>46318</text:p>
          </table:table-cell>
          <table:table-cell office:value-type="float" office:value="97628" table:style-name="ce1">
            <text:p>97628</text:p>
          </table:table-cell>
          <table:table-cell office:value-type="float" office:value="38941928" table:style-name="ce1">
            <text:p>38941928</text:p>
          </table:table-cell>
          <table:table-cell table:number-columns-repeated="16375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Saint Pierre and Miquelon</text:p>
          </table:table-cell>
          <table:table-cell office:value-type="date" office:date-value="2022-10-31T00:00:00" table:style-name="ce2">
            <text:p>2022-10-31</text:p>
          </table:table-cell>
          <table:table-cell office:value-type="string" table:style-name="ce1">
            <text:p>Sputnik V</text:p>
          </table:table-cell>
          <table:table-cell office:value-type="float" office:value="33698" table:style-name="ce1">
            <text:p>33698</text:p>
          </table:table-cell>
          <table:table-cell office:value-type="float" office:value="16849" table:style-name="ce1">
            <text:p>16849</text:p>
          </table:table-cell>
          <table:table-cell office:value-type="float" office:value="16104" table:style-name="ce1">
            <text:p>16104</text:p>
          </table:table-cell>
          <table:table-cell office:value-type="float" office:value="31959" table:style-name="ce1">
            <text:p>31959</text:p>
          </table:table-cell>
          <table:table-cell office:value-type="float" office:value="7926834" table:style-name="ce1">
            <text:p>7926834</text:p>
          </table:table-cell>
          <table:table-cell table:number-columns-repeated="16375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Cyprus</text:p>
          </table:table-cell>
          <table:table-cell office:value-type="date" office:date-value="2022-12-26T00:00:00" table:style-name="ce2">
            <text:p>2022-12-26</text:p>
          </table:table-cell>
          <table:table-cell office:value-type="string" table:style-name="ce1">
            <text:p>Sinovac</text:p>
          </table:table-cell>
          <table:table-cell office:value-type="float" office:value="16312" table:style-name="ce1">
            <text:p>16312</text:p>
          </table:table-cell>
          <table:table-cell office:value-type="float" office:value="8156" table:style-name="ce1">
            <text:p>8156</text:p>
          </table:table-cell>
          <table:table-cell office:value-type="float" office:value="7923" table:style-name="ce1">
            <text:p>7923</text:p>
          </table:table-cell>
          <table:table-cell office:value-type="float" office:value="14193" table:style-name="ce1">
            <text:p>14193</text:p>
          </table:table-cell>
          <table:table-cell office:value-type="float" office:value="8372516" table:style-name="ce1">
            <text:p>8372516</text:p>
          </table:table-cell>
          <table:table-cell table:number-columns-repeated="16375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Mauritius</text:p>
          </table:table-cell>
          <table:table-cell office:value-type="date" office:date-value="2021-06-11T00:00:00" table:style-name="ce2">
            <text:p>2021-06-11</text:p>
          </table:table-cell>
          <table:table-cell office:value-type="string" table:style-name="ce1">
            <text:p>Sputnik V</text:p>
          </table:table-cell>
          <table:table-cell office:value-type="float" office:value="53132" table:style-name="ce1">
            <text:p>53132</text:p>
          </table:table-cell>
          <table:table-cell office:value-type="float" office:value="26566" table:style-name="ce1">
            <text:p>26566</text:p>
          </table:table-cell>
          <table:table-cell office:value-type="float" office:value="25760" table:style-name="ce1">
            <text:p>25760</text:p>
          </table:table-cell>
          <table:table-cell office:value-type="float" office:value="52445" table:style-name="ce1">
            <text:p>52445</text:p>
          </table:table-cell>
          <table:table-cell office:value-type="float" office:value="11710801" table:style-name="ce1">
            <text:p>11710801</text:p>
          </table:table-cell>
          <table:table-cell table:number-columns-repeated="16375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Macedonia</text:p>
          </table:table-cell>
          <table:table-cell office:value-type="date" office:date-value="2021-06-06T00:00:00" table:style-name="ce2">
            <text:p>2021-06-06</text:p>
          </table:table-cell>
          <table:table-cell office:value-type="string" table:style-name="ce1">
            <text:p>AstraZeneca</text:p>
          </table:table-cell>
          <table:table-cell office:value-type="float" office:value="52173" table:style-name="ce1">
            <text:p>52173</text:p>
          </table:table-cell>
          <table:table-cell office:value-type="float" office:value="26086" table:style-name="ce1">
            <text:p>26086</text:p>
          </table:table-cell>
          <table:table-cell office:value-type="float" office:value="24256" table:style-name="ce1">
            <text:p>24256</text:p>
          </table:table-cell>
          <table:table-cell office:value-type="float" office:value="51819" table:style-name="ce1">
            <text:p>51819</text:p>
          </table:table-cell>
          <table:table-cell office:value-type="float" office:value="47619435" table:style-name="ce1">
            <text:p>47619435</text:p>
          </table:table-cell>
          <table:table-cell table:number-columns-repeated="16375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1">
            <text:p>Italy</text:p>
          </table:table-cell>
          <table:table-cell office:value-type="date" office:date-value="2022-07-23T00:00:00" table:style-name="ce2">
            <text:p>2022-07-23</text:p>
          </table:table-cell>
          <table:table-cell office:value-type="string" table:style-name="ce1">
            <text:p>Sinovac</text:p>
          </table:table-cell>
          <table:table-cell office:value-type="float" office:value="40581" table:style-name="ce1">
            <text:p>40581</text:p>
          </table:table-cell>
          <table:table-cell office:value-type="float" office:value="20290" table:style-name="ce1">
            <text:p>20290</text:p>
          </table:table-cell>
          <table:table-cell office:value-type="float" office:value="19139" table:style-name="ce1">
            <text:p>19139</text:p>
          </table:table-cell>
          <table:table-cell office:value-type="float" office:value="39412" table:style-name="ce1">
            <text:p>39412</text:p>
          </table:table-cell>
          <table:table-cell office:value-type="float" office:value="42186687" table:style-name="ce1">
            <text:p>42186687</text:p>
          </table:table-cell>
          <table:table-cell table:number-columns-repeated="16375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1">
            <text:p>Namibia</text:p>
          </table:table-cell>
          <table:table-cell office:value-type="date" office:date-value="2021-04-23T00:00:00" table:style-name="ce2">
            <text:p>2021-04-23</text:p>
          </table:table-cell>
          <table:table-cell office:value-type="string" table:style-name="ce1">
            <text:p>Johnson &amp; Johnson</text:p>
          </table:table-cell>
          <table:table-cell office:value-type="float" office:value="73192" table:style-name="ce1">
            <text:p>73192</text:p>
          </table:table-cell>
          <table:table-cell office:value-type="float" office:value="36596" table:style-name="ce1">
            <text:p>36596</text:p>
          </table:table-cell>
          <table:table-cell office:value-type="float" office:value="35394" table:style-name="ce1">
            <text:p>35394</text:p>
          </table:table-cell>
          <table:table-cell office:value-type="float" office:value="71450" table:style-name="ce1">
            <text:p>71450</text:p>
          </table:table-cell>
          <table:table-cell office:value-type="float" office:value="22233708" table:style-name="ce1">
            <text:p>22233708</text:p>
          </table:table-cell>
          <table:table-cell table:number-columns-repeated="16375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1-08-07T00:00:00" table:style-name="ce2">
            <text:p>2021-08-07</text:p>
          </table:table-cell>
          <table:table-cell office:value-type="string" table:style-name="ce1">
            <text:p>Sputnik V</text:p>
          </table:table-cell>
          <table:table-cell office:value-type="float" office:value="35251" table:style-name="ce1">
            <text:p>35251</text:p>
          </table:table-cell>
          <table:table-cell office:value-type="float" office:value="17625" table:style-name="ce1">
            <text:p>17625</text:p>
          </table:table-cell>
          <table:table-cell office:value-type="float" office:value="16749" table:style-name="ce1">
            <text:p>16749</text:p>
          </table:table-cell>
          <table:table-cell office:value-type="float" office:value="31643" table:style-name="ce1">
            <text:p>31643</text:p>
          </table:table-cell>
          <table:table-cell office:value-type="float" office:value="19778063" table:style-name="ce1">
            <text:p>19778063</text:p>
          </table:table-cell>
          <table:table-cell table:number-columns-repeated="16375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1-06T00:00:00" table:style-name="ce2">
            <text:p>2022-01-06</text:p>
          </table:table-cell>
          <table:table-cell office:value-type="string" table:style-name="ce1">
            <text:p>Moderna</text:p>
          </table:table-cell>
          <table:table-cell office:value-type="float" office:value="22695" table:style-name="ce1">
            <text:p>22695</text:p>
          </table:table-cell>
          <table:table-cell office:value-type="float" office:value="11347" table:style-name="ce1">
            <text:p>11347</text:p>
          </table:table-cell>
          <table:table-cell office:value-type="float" office:value="10679" table:style-name="ce1">
            <text:p>10679</text:p>
          </table:table-cell>
          <table:table-cell office:value-type="float" office:value="21282" table:style-name="ce1">
            <text:p>21282</text:p>
          </table:table-cell>
          <table:table-cell office:value-type="float" office:value="30923336" table:style-name="ce1">
            <text:p>30923336</text:p>
          </table:table-cell>
          <table:table-cell table:number-columns-repeated="16375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1">
            <text:p>Macedonia</text:p>
          </table:table-cell>
          <table:table-cell office:value-type="date" office:date-value="2023-08-04T00:00:00" table:style-name="ce2">
            <text:p>2023-08-04</text:p>
          </table:table-cell>
          <table:table-cell office:value-type="string" table:style-name="ce1">
            <text:p>Pfizer</text:p>
          </table:table-cell>
          <table:table-cell office:value-type="float" office:value="30969" table:style-name="ce1">
            <text:p>30969</text:p>
          </table:table-cell>
          <table:table-cell office:value-type="float" office:value="15484" table:style-name="ce1">
            <text:p>15484</text:p>
          </table:table-cell>
          <table:table-cell office:value-type="float" office:value="15462" table:style-name="ce1">
            <text:p>15462</text:p>
          </table:table-cell>
          <table:table-cell office:value-type="float" office:value="26471" table:style-name="ce1">
            <text:p>26471</text:p>
          </table:table-cell>
          <table:table-cell office:value-type="float" office:value="27586809" table:style-name="ce1">
            <text:p>27586809</text:p>
          </table:table-cell>
          <table:table-cell table:number-columns-repeated="16375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1">
            <text:p>Guadeloupe</text:p>
          </table:table-cell>
          <table:table-cell office:value-type="date" office:date-value="2021-05-26T00:00:00" table:style-name="ce2">
            <text:p>2021-05-26</text:p>
          </table:table-cell>
          <table:table-cell office:value-type="string" table:style-name="ce1">
            <text:p>AstraZeneca</text:p>
          </table:table-cell>
          <table:table-cell office:value-type="float" office:value="64675" table:style-name="ce1">
            <text:p>64675</text:p>
          </table:table-cell>
          <table:table-cell office:value-type="float" office:value="32337" table:style-name="ce1">
            <text:p>32337</text:p>
          </table:table-cell>
          <table:table-cell office:value-type="float" office:value="31270" table:style-name="ce1">
            <text:p>31270</text:p>
          </table:table-cell>
          <table:table-cell office:value-type="float" office:value="61941" table:style-name="ce1">
            <text:p>61941</text:p>
          </table:table-cell>
          <table:table-cell office:value-type="float" office:value="46032981" table:style-name="ce1">
            <text:p>46032981</text:p>
          </table:table-cell>
          <table:table-cell table:number-columns-repeated="16375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1">
            <text:p>Sudan</text:p>
          </table:table-cell>
          <table:table-cell office:value-type="date" office:date-value="2022-04-01T00:00:00" table:style-name="ce2">
            <text:p>2022-04-01</text:p>
          </table:table-cell>
          <table:table-cell office:value-type="string" table:style-name="ce1">
            <text:p>Pfizer</text:p>
          </table:table-cell>
          <table:table-cell office:value-type="float" office:value="52188" table:style-name="ce1">
            <text:p>52188</text:p>
          </table:table-cell>
          <table:table-cell office:value-type="float" office:value="26094" table:style-name="ce1">
            <text:p>26094</text:p>
          </table:table-cell>
          <table:table-cell office:value-type="float" office:value="25740" table:style-name="ce1">
            <text:p>25740</text:p>
          </table:table-cell>
          <table:table-cell office:value-type="float" office:value="51997" table:style-name="ce1">
            <text:p>51997</text:p>
          </table:table-cell>
          <table:table-cell office:value-type="float" office:value="11196914" table:style-name="ce1">
            <text:p>11196914</text:p>
          </table:table-cell>
          <table:table-cell table:number-columns-repeated="16375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1">
            <text:p>Anguilla</text:p>
          </table:table-cell>
          <table:table-cell office:value-type="date" office:date-value="2023-01-28T00:00:00" table:style-name="ce2">
            <text:p>2023-01-28</text:p>
          </table:table-cell>
          <table:table-cell office:value-type="string" table:style-name="ce1">
            <text:p>Moderna</text:p>
          </table:table-cell>
          <table:table-cell office:value-type="float" office:value="2319" table:style-name="ce1">
            <text:p>2319</text:p>
          </table:table-cell>
          <table:table-cell office:value-type="float" office:value="1159" table:style-name="ce1">
            <text:p>1159</text:p>
          </table:table-cell>
          <table:table-cell office:value-type="float" office:value="1106" table:style-name="ce1">
            <text:p>1106</text:p>
          </table:table-cell>
          <table:table-cell office:value-type="float" office:value="74" table:style-name="ce1">
            <text:p>74</text:p>
          </table:table-cell>
          <table:table-cell office:value-type="float" office:value="45522537" table:style-name="ce1">
            <text:p>45522537</text:p>
          </table:table-cell>
          <table:table-cell table:number-columns-repeated="16375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1">
            <text:p>Cuba</text:p>
          </table:table-cell>
          <table:table-cell office:value-type="date" office:date-value="2021-06-19T00:00:00" table:style-name="ce2">
            <text:p>2021-06-19</text:p>
          </table:table-cell>
          <table:table-cell office:value-type="string" table:style-name="ce1">
            <text:p>Moderna</text:p>
          </table:table-cell>
          <table:table-cell office:value-type="float" office:value="1964" table:style-name="ce1">
            <text:p>1964</text:p>
          </table:table-cell>
          <table:table-cell office:value-type="float" office:value="982" table:style-name="ce1">
            <text:p>982</text:p>
          </table:table-cell>
          <table:table-cell office:value-type="float" office:value="973" table:style-name="ce1">
            <text:p>973</text:p>
          </table:table-cell>
          <table:table-cell office:value-type="float" office:value="1913" table:style-name="ce1">
            <text:p>1913</text:p>
          </table:table-cell>
          <table:table-cell office:value-type="float" office:value="24369591" table:style-name="ce1">
            <text:p>24369591</text:p>
          </table:table-cell>
          <table:table-cell table:number-columns-repeated="16375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1">
            <text:p>Czech Republic</text:p>
          </table:table-cell>
          <table:table-cell office:value-type="date" office:date-value="2023-04-20T00:00:00" table:style-name="ce2">
            <text:p>2023-04-20</text:p>
          </table:table-cell>
          <table:table-cell office:value-type="string" table:style-name="ce1">
            <text:p>Sputnik V</text:p>
          </table:table-cell>
          <table:table-cell office:value-type="float" office:value="57216" table:style-name="ce1">
            <text:p>57216</text:p>
          </table:table-cell>
          <table:table-cell office:value-type="float" office:value="28608" table:style-name="ce1">
            <text:p>28608</text:p>
          </table:table-cell>
          <table:table-cell office:value-type="float" office:value="28295" table:style-name="ce1">
            <text:p>28295</text:p>
          </table:table-cell>
          <table:table-cell office:value-type="float" office:value="55227" table:style-name="ce1">
            <text:p>55227</text:p>
          </table:table-cell>
          <table:table-cell office:value-type="float" office:value="13151404" table:style-name="ce1">
            <text:p>13151404</text:p>
          </table:table-cell>
          <table:table-cell table:number-columns-repeated="16375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1">
            <text:p>Sudan</text:p>
          </table:table-cell>
          <table:table-cell office:value-type="date" office:date-value="2023-12-21T00:00:00" table:style-name="ce2">
            <text:p>2023-12-21</text:p>
          </table:table-cell>
          <table:table-cell office:value-type="string" table:style-name="ce1">
            <text:p>Johnson &amp; Johnson</text:p>
          </table:table-cell>
          <table:table-cell office:value-type="float" office:value="31409" table:style-name="ce1">
            <text:p>31409</text:p>
          </table:table-cell>
          <table:table-cell office:value-type="float" office:value="15704" table:style-name="ce1">
            <text:p>15704</text:p>
          </table:table-cell>
          <table:table-cell office:value-type="float" office:value="14939" table:style-name="ce1">
            <text:p>14939</text:p>
          </table:table-cell>
          <table:table-cell office:value-type="float" office:value="31382" table:style-name="ce1">
            <text:p>31382</text:p>
          </table:table-cell>
          <table:table-cell office:value-type="float" office:value="37921234" table:style-name="ce1">
            <text:p>37921234</text:p>
          </table:table-cell>
          <table:table-cell table:number-columns-repeated="16375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1">
            <text:p>Qatar</text:p>
          </table:table-cell>
          <table:table-cell office:value-type="date" office:date-value="2021-11-16T00:00:00" table:style-name="ce2">
            <text:p>2021-11-16</text:p>
          </table:table-cell>
          <table:table-cell office:value-type="string" table:style-name="ce1">
            <text:p>Moderna</text:p>
          </table:table-cell>
          <table:table-cell office:value-type="float" office:value="74430" table:style-name="ce1">
            <text:p>74430</text:p>
          </table:table-cell>
          <table:table-cell office:value-type="float" office:value="37215" table:style-name="ce1">
            <text:p>37215</text:p>
          </table:table-cell>
          <table:table-cell office:value-type="float" office:value="35831" table:style-name="ce1">
            <text:p>35831</text:p>
          </table:table-cell>
          <table:table-cell office:value-type="float" office:value="71662" table:style-name="ce1">
            <text:p>71662</text:p>
          </table:table-cell>
          <table:table-cell office:value-type="float" office:value="20934424" table:style-name="ce1">
            <text:p>20934424</text:p>
          </table:table-cell>
          <table:table-cell table:number-columns-repeated="16375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1">
            <text:p>Sri Lanka</text:p>
          </table:table-cell>
          <table:table-cell office:value-type="date" office:date-value="2021-03-05T00:00:00" table:style-name="ce2">
            <text:p>2021-03-05</text:p>
          </table:table-cell>
          <table:table-cell office:value-type="string" table:style-name="ce1">
            <text:p>Sinovac</text:p>
          </table:table-cell>
          <table:table-cell office:value-type="float" office:value="79892" table:style-name="ce1">
            <text:p>79892</text:p>
          </table:table-cell>
          <table:table-cell office:value-type="float" office:value="39946" table:style-name="ce1">
            <text:p>39946</text:p>
          </table:table-cell>
          <table:table-cell office:value-type="float" office:value="37455" table:style-name="ce1">
            <text:p>37455</text:p>
          </table:table-cell>
          <table:table-cell office:value-type="float" office:value="76332" table:style-name="ce1">
            <text:p>76332</text:p>
          </table:table-cell>
          <table:table-cell office:value-type="float" office:value="12426324" table:style-name="ce1">
            <text:p>12426324</text:p>
          </table:table-cell>
          <table:table-cell table:number-columns-repeated="16375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1">
            <text:p>Ecuador</text:p>
          </table:table-cell>
          <table:table-cell office:value-type="date" office:date-value="2022-08-21T00:00:00" table:style-name="ce2">
            <text:p>2022-08-21</text:p>
          </table:table-cell>
          <table:table-cell office:value-type="string" table:style-name="ce1">
            <text:p>Moderna</text:p>
          </table:table-cell>
          <table:table-cell office:value-type="float" office:value="99770" table:style-name="ce1">
            <text:p>99770</text:p>
          </table:table-cell>
          <table:table-cell office:value-type="float" office:value="49885" table:style-name="ce1">
            <text:p>49885</text:p>
          </table:table-cell>
          <table:table-cell office:value-type="float" office:value="45880" table:style-name="ce1">
            <text:p>45880</text:p>
          </table:table-cell>
          <table:table-cell office:value-type="float" office:value="98732" table:style-name="ce1">
            <text:p>98732</text:p>
          </table:table-cell>
          <table:table-cell office:value-type="float" office:value="12592381" table:style-name="ce1">
            <text:p>12592381</text:p>
          </table:table-cell>
          <table:table-cell table:number-columns-repeated="16375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1">
            <text:p>Burundi</text:p>
          </table:table-cell>
          <table:table-cell office:value-type="date" office:date-value="2021-03-08T00:00:00" table:style-name="ce2">
            <text:p>2021-03-08</text:p>
          </table:table-cell>
          <table:table-cell office:value-type="string" table:style-name="ce1">
            <text:p>Sputnik V</text:p>
          </table:table-cell>
          <table:table-cell office:value-type="float" office:value="64001" table:style-name="ce1">
            <text:p>64001</text:p>
          </table:table-cell>
          <table:table-cell office:value-type="float" office:value="32000" table:style-name="ce1">
            <text:p>32000</text:p>
          </table:table-cell>
          <table:table-cell office:value-type="float" office:value="31594" table:style-name="ce1">
            <text:p>31594</text:p>
          </table:table-cell>
          <table:table-cell office:value-type="float" office:value="62512" table:style-name="ce1">
            <text:p>62512</text:p>
          </table:table-cell>
          <table:table-cell office:value-type="float" office:value="850585" table:style-name="ce1">
            <text:p>850585</text:p>
          </table:table-cell>
          <table:table-cell table:number-columns-repeated="16375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1">
            <text:p>Guadeloupe</text:p>
          </table:table-cell>
          <table:table-cell office:value-type="date" office:date-value="2023-02-14T00:00:00" table:style-name="ce2">
            <text:p>2023-02-14</text:p>
          </table:table-cell>
          <table:table-cell office:value-type="string" table:style-name="ce1">
            <text:p>Sputnik V</text:p>
          </table:table-cell>
          <table:table-cell office:value-type="float" office:value="10519" table:style-name="ce1">
            <text:p>10519</text:p>
          </table:table-cell>
          <table:table-cell office:value-type="float" office:value="5259" table:style-name="ce1">
            <text:p>5259</text:p>
          </table:table-cell>
          <table:table-cell office:value-type="float" office:value="5069" table:style-name="ce1">
            <text:p>5069</text:p>
          </table:table-cell>
          <table:table-cell office:value-type="float" office:value="9282" table:style-name="ce1">
            <text:p>9282</text:p>
          </table:table-cell>
          <table:table-cell office:value-type="float" office:value="13327240" table:style-name="ce1">
            <text:p>13327240</text:p>
          </table:table-cell>
          <table:table-cell table:number-columns-repeated="16375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Qatar</text:p>
          </table:table-cell>
          <table:table-cell office:value-type="date" office:date-value="2022-03-17T00:00:00" table:style-name="ce2">
            <text:p>2022-03-17</text:p>
          </table:table-cell>
          <table:table-cell office:value-type="string" table:style-name="ce1">
            <text:p>Sinovac</text:p>
          </table:table-cell>
          <table:table-cell office:value-type="float" office:value="7829" table:style-name="ce1">
            <text:p>7829</text:p>
          </table:table-cell>
          <table:table-cell office:value-type="float" office:value="3914" table:style-name="ce1">
            <text:p>3914</text:p>
          </table:table-cell>
          <table:table-cell office:value-type="float" office:value="3878" table:style-name="ce1">
            <text:p>3878</text:p>
          </table:table-cell>
          <table:table-cell office:value-type="float" office:value="4679" table:style-name="ce1">
            <text:p>4679</text:p>
          </table:table-cell>
          <table:table-cell office:value-type="float" office:value="17820122" table:style-name="ce1">
            <text:p>17820122</text:p>
          </table:table-cell>
          <table:table-cell table:number-columns-repeated="16375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1">
            <text:p>Fiji</text:p>
          </table:table-cell>
          <table:table-cell office:value-type="date" office:date-value="2022-02-20T00:00:00" table:style-name="ce2">
            <text:p>2022-02-20</text:p>
          </table:table-cell>
          <table:table-cell office:value-type="string" table:style-name="ce1">
            <text:p>Sinovac</text:p>
          </table:table-cell>
          <table:table-cell office:value-type="float" office:value="89579" table:style-name="ce1">
            <text:p>89579</text:p>
          </table:table-cell>
          <table:table-cell office:value-type="float" office:value="44789" table:style-name="ce1">
            <text:p>44789</text:p>
          </table:table-cell>
          <table:table-cell office:value-type="float" office:value="40769" table:style-name="ce1">
            <text:p>40769</text:p>
          </table:table-cell>
          <table:table-cell office:value-type="float" office:value="89480" table:style-name="ce1">
            <text:p>89480</text:p>
          </table:table-cell>
          <table:table-cell office:value-type="float" office:value="47218479" table:style-name="ce1">
            <text:p>47218479</text:p>
          </table:table-cell>
          <table:table-cell table:number-columns-repeated="16375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1">
            <text:p>Pakistan</text:p>
          </table:table-cell>
          <table:table-cell office:value-type="date" office:date-value="2023-10-08T00:00:00" table:style-name="ce2">
            <text:p>2023-10-08</text:p>
          </table:table-cell>
          <table:table-cell office:value-type="string" table:style-name="ce1">
            <text:p>Sinovac</text:p>
          </table:table-cell>
          <table:table-cell office:value-type="float" office:value="82070" table:style-name="ce1">
            <text:p>82070</text:p>
          </table:table-cell>
          <table:table-cell office:value-type="float" office:value="41035" table:style-name="ce1">
            <text:p>41035</text:p>
          </table:table-cell>
          <table:table-cell office:value-type="float" office:value="40893" table:style-name="ce1">
            <text:p>40893</text:p>
          </table:table-cell>
          <table:table-cell office:value-type="float" office:value="77498" table:style-name="ce1">
            <text:p>77498</text:p>
          </table:table-cell>
          <table:table-cell office:value-type="float" office:value="39036520" table:style-name="ce1">
            <text:p>39036520</text:p>
          </table:table-cell>
          <table:table-cell table:number-columns-repeated="16375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1">
            <text:p>Trinidad and Tobago</text:p>
          </table:table-cell>
          <table:table-cell office:value-type="date" office:date-value="2022-04-19T00:00:00" table:style-name="ce2">
            <text:p>2022-04-19</text:p>
          </table:table-cell>
          <table:table-cell office:value-type="string" table:style-name="ce1">
            <text:p>AstraZeneca</text:p>
          </table:table-cell>
          <table:table-cell office:value-type="float" office:value="73249" table:style-name="ce1">
            <text:p>73249</text:p>
          </table:table-cell>
          <table:table-cell office:value-type="float" office:value="36624" table:style-name="ce1">
            <text:p>36624</text:p>
          </table:table-cell>
          <table:table-cell office:value-type="float" office:value="33980" table:style-name="ce1">
            <text:p>33980</text:p>
          </table:table-cell>
          <table:table-cell office:value-type="float" office:value="70921" table:style-name="ce1">
            <text:p>70921</text:p>
          </table:table-cell>
          <table:table-cell office:value-type="float" office:value="3878696" table:style-name="ce1">
            <text:p>3878696</text:p>
          </table:table-cell>
          <table:table-cell table:number-columns-repeated="16375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1">
            <text:p>Djibouti</text:p>
          </table:table-cell>
          <table:table-cell office:value-type="date" office:date-value="2022-04-10T00:00:00" table:style-name="ce2">
            <text:p>2022-04-10</text:p>
          </table:table-cell>
          <table:table-cell office:value-type="string" table:style-name="ce1">
            <text:p>Sputnik V</text:p>
          </table:table-cell>
          <table:table-cell office:value-type="float" office:value="38501" table:style-name="ce1">
            <text:p>38501</text:p>
          </table:table-cell>
          <table:table-cell office:value-type="float" office:value="19250" table:style-name="ce1">
            <text:p>19250</text:p>
          </table:table-cell>
          <table:table-cell office:value-type="float" office:value="18809" table:style-name="ce1">
            <text:p>18809</text:p>
          </table:table-cell>
          <table:table-cell office:value-type="float" office:value="34984" table:style-name="ce1">
            <text:p>34984</text:p>
          </table:table-cell>
          <table:table-cell office:value-type="float" office:value="4736507" table:style-name="ce1">
            <text:p>4736507</text:p>
          </table:table-cell>
          <table:table-cell table:number-columns-repeated="16375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1">
            <text:p>Saint Barthelemy</text:p>
          </table:table-cell>
          <table:table-cell office:value-type="date" office:date-value="2022-05-31T00:00:00" table:style-name="ce2">
            <text:p>2022-05-31</text:p>
          </table:table-cell>
          <table:table-cell office:value-type="string" table:style-name="ce1">
            <text:p>AstraZeneca</text:p>
          </table:table-cell>
          <table:table-cell office:value-type="float" office:value="74548" table:style-name="ce1">
            <text:p>74548</text:p>
          </table:table-cell>
          <table:table-cell office:value-type="float" office:value="37274" table:style-name="ce1">
            <text:p>37274</text:p>
          </table:table-cell>
          <table:table-cell office:value-type="float" office:value="36895" table:style-name="ce1">
            <text:p>36895</text:p>
          </table:table-cell>
          <table:table-cell office:value-type="float" office:value="73341" table:style-name="ce1">
            <text:p>73341</text:p>
          </table:table-cell>
          <table:table-cell office:value-type="float" office:value="14806206" table:style-name="ce1">
            <text:p>14806206</text:p>
          </table:table-cell>
          <table:table-cell table:number-columns-repeated="16375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05-29T00:00:00" table:style-name="ce2">
            <text:p>2021-05-29</text:p>
          </table:table-cell>
          <table:table-cell office:value-type="string" table:style-name="ce1">
            <text:p>AstraZeneca</text:p>
          </table:table-cell>
          <table:table-cell office:value-type="float" office:value="40063" table:style-name="ce1">
            <text:p>40063</text:p>
          </table:table-cell>
          <table:table-cell office:value-type="float" office:value="20031" table:style-name="ce1">
            <text:p>20031</text:p>
          </table:table-cell>
          <table:table-cell office:value-type="float" office:value="19635" table:style-name="ce1">
            <text:p>19635</text:p>
          </table:table-cell>
          <table:table-cell office:value-type="float" office:value="36677" table:style-name="ce1">
            <text:p>36677</text:p>
          </table:table-cell>
          <table:table-cell office:value-type="float" office:value="639375" table:style-name="ce1">
            <text:p>639375</text:p>
          </table:table-cell>
          <table:table-cell table:number-columns-repeated="16375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1">
            <text:p>Kiribati</text:p>
          </table:table-cell>
          <table:table-cell office:value-type="date" office:date-value="2022-08-02T00:00:00" table:style-name="ce2">
            <text:p>2022-08-02</text:p>
          </table:table-cell>
          <table:table-cell office:value-type="string" table:style-name="ce1">
            <text:p>Moderna</text:p>
          </table:table-cell>
          <table:table-cell office:value-type="float" office:value="12549" table:style-name="ce1">
            <text:p>12549</text:p>
          </table:table-cell>
          <table:table-cell office:value-type="float" office:value="6274" table:style-name="ce1">
            <text:p>6274</text:p>
          </table:table-cell>
          <table:table-cell office:value-type="float" office:value="5656" table:style-name="ce1">
            <text:p>5656</text:p>
          </table:table-cell>
          <table:table-cell office:value-type="float" office:value="11219" table:style-name="ce1">
            <text:p>11219</text:p>
          </table:table-cell>
          <table:table-cell office:value-type="float" office:value="44387169" table:style-name="ce1">
            <text:p>44387169</text:p>
          </table:table-cell>
          <table:table-cell table:number-columns-repeated="16375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1">
            <text:p>Guam</text:p>
          </table:table-cell>
          <table:table-cell office:value-type="date" office:date-value="2023-02-28T00:00:00" table:style-name="ce2">
            <text:p>2023-02-28</text:p>
          </table:table-cell>
          <table:table-cell office:value-type="string" table:style-name="ce1">
            <text:p>Sinovac</text:p>
          </table:table-cell>
          <table:table-cell office:value-type="float" office:value="58515" table:style-name="ce1">
            <text:p>58515</text:p>
          </table:table-cell>
          <table:table-cell office:value-type="float" office:value="29257" table:style-name="ce1">
            <text:p>29257</text:p>
          </table:table-cell>
          <table:table-cell office:value-type="float" office:value="27657" table:style-name="ce1">
            <text:p>27657</text:p>
          </table:table-cell>
          <table:table-cell office:value-type="float" office:value="57576" table:style-name="ce1">
            <text:p>57576</text:p>
          </table:table-cell>
          <table:table-cell office:value-type="float" office:value="11657956" table:style-name="ce1">
            <text:p>11657956</text:p>
          </table:table-cell>
          <table:table-cell table:number-columns-repeated="16375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1">
            <text:p>Trinidad and Tobago</text:p>
          </table:table-cell>
          <table:table-cell office:value-type="date" office:date-value="2021-09-25T00:00:00" table:style-name="ce2">
            <text:p>2021-09-25</text:p>
          </table:table-cell>
          <table:table-cell office:value-type="string" table:style-name="ce1">
            <text:p>AstraZeneca</text:p>
          </table:table-cell>
          <table:table-cell office:value-type="float" office:value="52045" table:style-name="ce1">
            <text:p>52045</text:p>
          </table:table-cell>
          <table:table-cell office:value-type="float" office:value="26022" table:style-name="ce1">
            <text:p>26022</text:p>
          </table:table-cell>
          <table:table-cell office:value-type="float" office:value="23607" table:style-name="ce1">
            <text:p>23607</text:p>
          </table:table-cell>
          <table:table-cell office:value-type="float" office:value="50962" table:style-name="ce1">
            <text:p>50962</text:p>
          </table:table-cell>
          <table:table-cell office:value-type="float" office:value="46547153" table:style-name="ce1">
            <text:p>46547153</text:p>
          </table:table-cell>
          <table:table-cell table:number-columns-repeated="16375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1">
            <text:p>Guadeloupe</text:p>
          </table:table-cell>
          <table:table-cell office:value-type="date" office:date-value="2023-08-15T00:00:00" table:style-name="ce2">
            <text:p>2023-08-15</text:p>
          </table:table-cell>
          <table:table-cell office:value-type="string" table:style-name="ce1">
            <text:p>AstraZeneca</text:p>
          </table:table-cell>
          <table:table-cell office:value-type="float" office:value="25568" table:style-name="ce1">
            <text:p>25568</text:p>
          </table:table-cell>
          <table:table-cell office:value-type="float" office:value="12784" table:style-name="ce1">
            <text:p>12784</text:p>
          </table:table-cell>
          <table:table-cell office:value-type="float" office:value="12528" table:style-name="ce1">
            <text:p>12528</text:p>
          </table:table-cell>
          <table:table-cell office:value-type="float" office:value="24920" table:style-name="ce1">
            <text:p>24920</text:p>
          </table:table-cell>
          <table:table-cell office:value-type="float" office:value="44175269" table:style-name="ce1">
            <text:p>44175269</text:p>
          </table:table-cell>
          <table:table-cell table:number-columns-repeated="16375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1-16T00:00:00" table:style-name="ce2">
            <text:p>2021-11-16</text:p>
          </table:table-cell>
          <table:table-cell office:value-type="string" table:style-name="ce1">
            <text:p>Johnson &amp; Johnson</text:p>
          </table:table-cell>
          <table:table-cell office:value-type="float" office:value="40609" table:style-name="ce1">
            <text:p>40609</text:p>
          </table:table-cell>
          <table:table-cell office:value-type="float" office:value="20304" table:style-name="ce1">
            <text:p>20304</text:p>
          </table:table-cell>
          <table:table-cell office:value-type="float" office:value="18986" table:style-name="ce1">
            <text:p>18986</text:p>
          </table:table-cell>
          <table:table-cell office:value-type="float" office:value="39722" table:style-name="ce1">
            <text:p>39722</text:p>
          </table:table-cell>
          <table:table-cell office:value-type="float" office:value="9054794" table:style-name="ce1">
            <text:p>9054794</text:p>
          </table:table-cell>
          <table:table-cell table:number-columns-repeated="16375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1">
            <text:p>Macedonia</text:p>
          </table:table-cell>
          <table:table-cell office:value-type="date" office:date-value="2023-07-13T00:00:00" table:style-name="ce2">
            <text:p>2023-07-13</text:p>
          </table:table-cell>
          <table:table-cell office:value-type="string" table:style-name="ce1">
            <text:p>Pfizer</text:p>
          </table:table-cell>
          <table:table-cell office:value-type="float" office:value="59435" table:style-name="ce1">
            <text:p>59435</text:p>
          </table:table-cell>
          <table:table-cell office:value-type="float" office:value="29717" table:style-name="ce1">
            <text:p>29717</text:p>
          </table:table-cell>
          <table:table-cell office:value-type="float" office:value="26830" table:style-name="ce1">
            <text:p>26830</text:p>
          </table:table-cell>
          <table:table-cell office:value-type="float" office:value="54538" table:style-name="ce1">
            <text:p>54538</text:p>
          </table:table-cell>
          <table:table-cell office:value-type="float" office:value="49092640" table:style-name="ce1">
            <text:p>49092640</text:p>
          </table:table-cell>
          <table:table-cell table:number-columns-repeated="16375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1">
            <text:p>Bosnia and Herzegovina</text:p>
          </table:table-cell>
          <table:table-cell office:value-type="date" office:date-value="2022-11-11T00:00:00" table:style-name="ce2">
            <text:p>2022-11-11</text:p>
          </table:table-cell>
          <table:table-cell office:value-type="string" table:style-name="ce1">
            <text:p>Sinovac</text:p>
          </table:table-cell>
          <table:table-cell office:value-type="float" office:value="90375" table:style-name="ce1">
            <text:p>90375</text:p>
          </table:table-cell>
          <table:table-cell office:value-type="float" office:value="45187" table:style-name="ce1">
            <text:p>45187</text:p>
          </table:table-cell>
          <table:table-cell office:value-type="float" office:value="43543" table:style-name="ce1">
            <text:p>43543</text:p>
          </table:table-cell>
          <table:table-cell office:value-type="float" office:value="89228" table:style-name="ce1">
            <text:p>89228</text:p>
          </table:table-cell>
          <table:table-cell office:value-type="float" office:value="47222531" table:style-name="ce1">
            <text:p>47222531</text:p>
          </table:table-cell>
          <table:table-cell table:number-columns-repeated="16375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3-02T00:00:00" table:style-name="ce2">
            <text:p>2023-03-02</text:p>
          </table:table-cell>
          <table:table-cell office:value-type="string" table:style-name="ce1">
            <text:p>Pfizer</text:p>
          </table:table-cell>
          <table:table-cell office:value-type="float" office:value="21139" table:style-name="ce1">
            <text:p>21139</text:p>
          </table:table-cell>
          <table:table-cell office:value-type="float" office:value="10569" table:style-name="ce1">
            <text:p>10569</text:p>
          </table:table-cell>
          <table:table-cell office:value-type="float" office:value="10112" table:style-name="ce1">
            <text:p>10112</text:p>
          </table:table-cell>
          <table:table-cell office:value-type="float" office:value="19581" table:style-name="ce1">
            <text:p>19581</text:p>
          </table:table-cell>
          <table:table-cell office:value-type="float" office:value="39068233" table:style-name="ce1">
            <text:p>39068233</text:p>
          </table:table-cell>
          <table:table-cell table:number-columns-repeated="16375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1">
            <text:p>Qatar</text:p>
          </table:table-cell>
          <table:table-cell office:value-type="date" office:date-value="2023-10-26T00:00:00" table:style-name="ce2">
            <text:p>2023-10-26</text:p>
          </table:table-cell>
          <table:table-cell office:value-type="string" table:style-name="ce1">
            <text:p>Pfizer</text:p>
          </table:table-cell>
          <table:table-cell office:value-type="float" office:value="23707" table:style-name="ce1">
            <text:p>23707</text:p>
          </table:table-cell>
          <table:table-cell office:value-type="float" office:value="11853" table:style-name="ce1">
            <text:p>11853</text:p>
          </table:table-cell>
          <table:table-cell office:value-type="float" office:value="10813" table:style-name="ce1">
            <text:p>10813</text:p>
          </table:table-cell>
          <table:table-cell office:value-type="float" office:value="18737" table:style-name="ce1">
            <text:p>18737</text:p>
          </table:table-cell>
          <table:table-cell office:value-type="float" office:value="7397149" table:style-name="ce1">
            <text:p>7397149</text:p>
          </table:table-cell>
          <table:table-cell table:number-columns-repeated="16375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1">
            <text:p>Mauritius</text:p>
          </table:table-cell>
          <table:table-cell office:value-type="date" office:date-value="2021-11-01T00:00:00" table:style-name="ce2">
            <text:p>2021-11-01</text:p>
          </table:table-cell>
          <table:table-cell office:value-type="string" table:style-name="ce1">
            <text:p>Pfizer</text:p>
          </table:table-cell>
          <table:table-cell office:value-type="float" office:value="74667" table:style-name="ce1">
            <text:p>74667</text:p>
          </table:table-cell>
          <table:table-cell office:value-type="float" office:value="37333" table:style-name="ce1">
            <text:p>37333</text:p>
          </table:table-cell>
          <table:table-cell office:value-type="float" office:value="35628" table:style-name="ce1">
            <text:p>35628</text:p>
          </table:table-cell>
          <table:table-cell office:value-type="float" office:value="71239" table:style-name="ce1">
            <text:p>71239</text:p>
          </table:table-cell>
          <table:table-cell office:value-type="float" office:value="20634571" table:style-name="ce1">
            <text:p>20634571</text:p>
          </table:table-cell>
          <table:table-cell table:number-columns-repeated="16375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1">
            <text:p>Philippines</text:p>
          </table:table-cell>
          <table:table-cell office:value-type="date" office:date-value="2022-04-07T00:00:00" table:style-name="ce2">
            <text:p>2022-04-07</text:p>
          </table:table-cell>
          <table:table-cell office:value-type="string" table:style-name="ce1">
            <text:p>Moderna</text:p>
          </table:table-cell>
          <table:table-cell office:value-type="float" office:value="15387" table:style-name="ce1">
            <text:p>15387</text:p>
          </table:table-cell>
          <table:table-cell office:value-type="float" office:value="7693" table:style-name="ce1">
            <text:p>7693</text:p>
          </table:table-cell>
          <table:table-cell office:value-type="float" office:value="7225" table:style-name="ce1">
            <text:p>7225</text:p>
          </table:table-cell>
          <table:table-cell office:value-type="float" office:value="12616" table:style-name="ce1">
            <text:p>12616</text:p>
          </table:table-cell>
          <table:table-cell office:value-type="float" office:value="29371351" table:style-name="ce1">
            <text:p>29371351</text:p>
          </table:table-cell>
          <table:table-cell table:number-columns-repeated="16375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1">
            <text:p>Saint Barthelemy</text:p>
          </table:table-cell>
          <table:table-cell office:value-type="date" office:date-value="2021-08-08T00:00:00" table:style-name="ce2">
            <text:p>2021-08-08</text:p>
          </table:table-cell>
          <table:table-cell office:value-type="string" table:style-name="ce1">
            <text:p>Sinovac</text:p>
          </table:table-cell>
          <table:table-cell office:value-type="float" office:value="96803" table:style-name="ce1">
            <text:p>96803</text:p>
          </table:table-cell>
          <table:table-cell office:value-type="float" office:value="48401" table:style-name="ce1">
            <text:p>48401</text:p>
          </table:table-cell>
          <table:table-cell office:value-type="float" office:value="46118" table:style-name="ce1">
            <text:p>46118</text:p>
          </table:table-cell>
          <table:table-cell office:value-type="float" office:value="94099" table:style-name="ce1">
            <text:p>94099</text:p>
          </table:table-cell>
          <table:table-cell office:value-type="float" office:value="1566833" table:style-name="ce1">
            <text:p>1566833</text:p>
          </table:table-cell>
          <table:table-cell table:number-columns-repeated="16375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1">
            <text:p>Jamaica</text:p>
          </table:table-cell>
          <table:table-cell office:value-type="date" office:date-value="2023-06-16T00:00:00" table:style-name="ce2">
            <text:p>2023-06-16</text:p>
          </table:table-cell>
          <table:table-cell office:value-type="string" table:style-name="ce1">
            <text:p>AstraZeneca</text:p>
          </table:table-cell>
          <table:table-cell office:value-type="float" office:value="4702" table:style-name="ce1">
            <text:p>4702</text:p>
          </table:table-cell>
          <table:table-cell office:value-type="float" office:value="2351" table:style-name="ce1">
            <text:p>2351</text:p>
          </table:table-cell>
          <table:table-cell office:value-type="float" office:value="2217" table:style-name="ce1">
            <text:p>2217</text:p>
          </table:table-cell>
          <table:table-cell office:value-type="float" office:value="1868" table:style-name="ce1">
            <text:p>1868</text:p>
          </table:table-cell>
          <table:table-cell office:value-type="float" office:value="18008517" table:style-name="ce1">
            <text:p>18008517</text:p>
          </table:table-cell>
          <table:table-cell table:number-columns-repeated="16375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1">
            <text:p>Bermuda</text:p>
          </table:table-cell>
          <table:table-cell office:value-type="date" office:date-value="2022-11-29T00:00:00" table:style-name="ce2">
            <text:p>2022-11-29</text:p>
          </table:table-cell>
          <table:table-cell office:value-type="string" table:style-name="ce1">
            <text:p>Pfizer</text:p>
          </table:table-cell>
          <table:table-cell office:value-type="float" office:value="16478" table:style-name="ce1">
            <text:p>16478</text:p>
          </table:table-cell>
          <table:table-cell office:value-type="float" office:value="8239" table:style-name="ce1">
            <text:p>8239</text:p>
          </table:table-cell>
          <table:table-cell office:value-type="float" office:value="7745" table:style-name="ce1">
            <text:p>7745</text:p>
          </table:table-cell>
          <table:table-cell office:value-type="float" office:value="13605" table:style-name="ce1">
            <text:p>13605</text:p>
          </table:table-cell>
          <table:table-cell office:value-type="float" office:value="46318215" table:style-name="ce1">
            <text:p>46318215</text:p>
          </table:table-cell>
          <table:table-cell table:number-columns-repeated="16375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1">
            <text:p>Macedonia</text:p>
          </table:table-cell>
          <table:table-cell office:value-type="date" office:date-value="2022-04-04T00:00:00" table:style-name="ce2">
            <text:p>2022-04-04</text:p>
          </table:table-cell>
          <table:table-cell office:value-type="string" table:style-name="ce1">
            <text:p>Sinovac</text:p>
          </table:table-cell>
          <table:table-cell office:value-type="float" office:value="34976" table:style-name="ce1">
            <text:p>34976</text:p>
          </table:table-cell>
          <table:table-cell office:value-type="float" office:value="17488" table:style-name="ce1">
            <text:p>17488</text:p>
          </table:table-cell>
          <table:table-cell office:value-type="float" office:value="15966" table:style-name="ce1">
            <text:p>15966</text:p>
          </table:table-cell>
          <table:table-cell office:value-type="float" office:value="31057" table:style-name="ce1">
            <text:p>31057</text:p>
          </table:table-cell>
          <table:table-cell office:value-type="float" office:value="31019251" table:style-name="ce1">
            <text:p>31019251</text:p>
          </table:table-cell>
          <table:table-cell table:number-columns-repeated="16375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Saint Pierre and Miquelon</text:p>
          </table:table-cell>
          <table:table-cell office:value-type="date" office:date-value="2021-05-29T00:00:00" table:style-name="ce2">
            <text:p>2021-05-29</text:p>
          </table:table-cell>
          <table:table-cell office:value-type="string" table:style-name="ce1">
            <text:p>Sputnik V</text:p>
          </table:table-cell>
          <table:table-cell office:value-type="float" office:value="36164" table:style-name="ce1">
            <text:p>36164</text:p>
          </table:table-cell>
          <table:table-cell office:value-type="float" office:value="18082" table:style-name="ce1">
            <text:p>18082</text:p>
          </table:table-cell>
          <table:table-cell office:value-type="float" office:value="16981" table:style-name="ce1">
            <text:p>16981</text:p>
          </table:table-cell>
          <table:table-cell office:value-type="float" office:value="31922" table:style-name="ce1">
            <text:p>31922</text:p>
          </table:table-cell>
          <table:table-cell office:value-type="float" office:value="32784651" table:style-name="ce1">
            <text:p>32784651</text:p>
          </table:table-cell>
          <table:table-cell table:number-columns-repeated="16375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11-24T00:00:00" table:style-name="ce2">
            <text:p>2022-11-24</text:p>
          </table:table-cell>
          <table:table-cell office:value-type="string" table:style-name="ce1">
            <text:p>Johnson &amp; Johnson</text:p>
          </table:table-cell>
          <table:table-cell office:value-type="float" office:value="85760" table:style-name="ce1">
            <text:p>85760</text:p>
          </table:table-cell>
          <table:table-cell office:value-type="float" office:value="42880" table:style-name="ce1">
            <text:p>42880</text:p>
          </table:table-cell>
          <table:table-cell office:value-type="float" office:value="42453" table:style-name="ce1">
            <text:p>42453</text:p>
          </table:table-cell>
          <table:table-cell office:value-type="float" office:value="80877" table:style-name="ce1">
            <text:p>80877</text:p>
          </table:table-cell>
          <table:table-cell office:value-type="float" office:value="46443407" table:style-name="ce1">
            <text:p>46443407</text:p>
          </table:table-cell>
          <table:table-cell table:number-columns-repeated="16375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Mauritius</text:p>
          </table:table-cell>
          <table:table-cell office:value-type="date" office:date-value="2021-06-21T00:00:00" table:style-name="ce2">
            <text:p>2021-06-21</text:p>
          </table:table-cell>
          <table:table-cell office:value-type="string" table:style-name="ce1">
            <text:p>Sinovac</text:p>
          </table:table-cell>
          <table:table-cell office:value-type="float" office:value="29331" table:style-name="ce1">
            <text:p>29331</text:p>
          </table:table-cell>
          <table:table-cell office:value-type="float" office:value="14665" table:style-name="ce1">
            <text:p>14665</text:p>
          </table:table-cell>
          <table:table-cell office:value-type="float" office:value="14343" table:style-name="ce1">
            <text:p>14343</text:p>
          </table:table-cell>
          <table:table-cell office:value-type="float" office:value="29294" table:style-name="ce1">
            <text:p>29294</text:p>
          </table:table-cell>
          <table:table-cell office:value-type="float" office:value="33571086" table:style-name="ce1">
            <text:p>33571086</text:p>
          </table:table-cell>
          <table:table-cell table:number-columns-repeated="16375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1">
            <text:p>Trinidad and Tobago</text:p>
          </table:table-cell>
          <table:table-cell office:value-type="date" office:date-value="2023-07-12T00:00:00" table:style-name="ce2">
            <text:p>2023-07-12</text:p>
          </table:table-cell>
          <table:table-cell office:value-type="string" table:style-name="ce1">
            <text:p>Johnson &amp; Johnson</text:p>
          </table:table-cell>
          <table:table-cell office:value-type="float" office:value="68254" table:style-name="ce1">
            <text:p>68254</text:p>
          </table:table-cell>
          <table:table-cell office:value-type="float" office:value="34127" table:style-name="ce1">
            <text:p>34127</text:p>
          </table:table-cell>
          <table:table-cell office:value-type="float" office:value="32862" table:style-name="ce1">
            <text:p>32862</text:p>
          </table:table-cell>
          <table:table-cell office:value-type="float" office:value="64454" table:style-name="ce1">
            <text:p>64454</text:p>
          </table:table-cell>
          <table:table-cell office:value-type="float" office:value="30160619" table:style-name="ce1">
            <text:p>30160619</text:p>
          </table:table-cell>
          <table:table-cell table:number-columns-repeated="16375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7-11T00:00:00" table:style-name="ce2">
            <text:p>2023-07-11</text:p>
          </table:table-cell>
          <table:table-cell office:value-type="string" table:style-name="ce1">
            <text:p>Johnson &amp; Johnson</text:p>
          </table:table-cell>
          <table:table-cell office:value-type="float" office:value="80425" table:style-name="ce1">
            <text:p>80425</text:p>
          </table:table-cell>
          <table:table-cell office:value-type="float" office:value="40212" table:style-name="ce1">
            <text:p>40212</text:p>
          </table:table-cell>
          <table:table-cell office:value-type="float" office:value="37190" table:style-name="ce1">
            <text:p>37190</text:p>
          </table:table-cell>
          <table:table-cell office:value-type="float" office:value="77121" table:style-name="ce1">
            <text:p>77121</text:p>
          </table:table-cell>
          <table:table-cell office:value-type="float" office:value="14053273" table:style-name="ce1">
            <text:p>14053273</text:p>
          </table:table-cell>
          <table:table-cell table:number-columns-repeated="16375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1">
            <text:p>Cape Verde</text:p>
          </table:table-cell>
          <table:table-cell office:value-type="date" office:date-value="2022-12-23T00:00:00" table:style-name="ce2">
            <text:p>2022-12-23</text:p>
          </table:table-cell>
          <table:table-cell office:value-type="string" table:style-name="ce1">
            <text:p>AstraZeneca</text:p>
          </table:table-cell>
          <table:table-cell office:value-type="float" office:value="83311" table:style-name="ce1">
            <text:p>83311</text:p>
          </table:table-cell>
          <table:table-cell office:value-type="float" office:value="41655" table:style-name="ce1">
            <text:p>41655</text:p>
          </table:table-cell>
          <table:table-cell office:value-type="float" office:value="41388" table:style-name="ce1">
            <text:p>41388</text:p>
          </table:table-cell>
          <table:table-cell office:value-type="float" office:value="78761" table:style-name="ce1">
            <text:p>78761</text:p>
          </table:table-cell>
          <table:table-cell office:value-type="float" office:value="5549197" table:style-name="ce1">
            <text:p>5549197</text:p>
          </table:table-cell>
          <table:table-cell table:number-columns-repeated="16375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1">
            <text:p>Mauritius</text:p>
          </table:table-cell>
          <table:table-cell office:value-type="date" office:date-value="2021-07-06T00:00:00" table:style-name="ce2">
            <text:p>2021-07-06</text:p>
          </table:table-cell>
          <table:table-cell office:value-type="string" table:style-name="ce1">
            <text:p>Sputnik V</text:p>
          </table:table-cell>
          <table:table-cell office:value-type="float" office:value="68323" table:style-name="ce1">
            <text:p>68323</text:p>
          </table:table-cell>
          <table:table-cell office:value-type="float" office:value="34161" table:style-name="ce1">
            <text:p>34161</text:p>
          </table:table-cell>
          <table:table-cell office:value-type="float" office:value="31926" table:style-name="ce1">
            <text:p>31926</text:p>
          </table:table-cell>
          <table:table-cell office:value-type="float" office:value="63481" table:style-name="ce1">
            <text:p>63481</text:p>
          </table:table-cell>
          <table:table-cell office:value-type="float" office:value="46537486" table:style-name="ce1">
            <text:p>46537486</text:p>
          </table:table-cell>
          <table:table-cell table:number-columns-repeated="16375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1">
            <text:p>Albania</text:p>
          </table:table-cell>
          <table:table-cell office:value-type="date" office:date-value="2023-11-04T00:00:00" table:style-name="ce2">
            <text:p>2023-11-04</text:p>
          </table:table-cell>
          <table:table-cell office:value-type="string" table:style-name="ce1">
            <text:p>Pfizer</text:p>
          </table:table-cell>
          <table:table-cell office:value-type="float" office:value="40345" table:style-name="ce1">
            <text:p>40345</text:p>
          </table:table-cell>
          <table:table-cell office:value-type="float" office:value="20172" table:style-name="ce1">
            <text:p>20172</text:p>
          </table:table-cell>
          <table:table-cell office:value-type="float" office:value="18539" table:style-name="ce1">
            <text:p>18539</text:p>
          </table:table-cell>
          <table:table-cell office:value-type="float" office:value="38579" table:style-name="ce1">
            <text:p>38579</text:p>
          </table:table-cell>
          <table:table-cell office:value-type="float" office:value="26439605" table:style-name="ce1">
            <text:p>26439605</text:p>
          </table:table-cell>
          <table:table-cell table:number-columns-repeated="16375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1">
            <text:p>Northern Mariana Islands</text:p>
          </table:table-cell>
          <table:table-cell office:value-type="date" office:date-value="2021-11-08T00:00:00" table:style-name="ce2">
            <text:p>2021-11-08</text:p>
          </table:table-cell>
          <table:table-cell office:value-type="string" table:style-name="ce1">
            <text:p>Pfizer</text:p>
          </table:table-cell>
          <table:table-cell office:value-type="float" office:value="39591" table:style-name="ce1">
            <text:p>39591</text:p>
          </table:table-cell>
          <table:table-cell office:value-type="float" office:value="19795" table:style-name="ce1">
            <text:p>19795</text:p>
          </table:table-cell>
          <table:table-cell office:value-type="float" office:value="19003" table:style-name="ce1">
            <text:p>19003</text:p>
          </table:table-cell>
          <table:table-cell office:value-type="float" office:value="35205" table:style-name="ce1">
            <text:p>35205</text:p>
          </table:table-cell>
          <table:table-cell office:value-type="float" office:value="14517155" table:style-name="ce1">
            <text:p>14517155</text:p>
          </table:table-cell>
          <table:table-cell table:number-columns-repeated="16375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1">
            <text:p>Namibia</text:p>
          </table:table-cell>
          <table:table-cell office:value-type="date" office:date-value="2022-06-18T00:00:00" table:style-name="ce2">
            <text:p>2022-06-18</text:p>
          </table:table-cell>
          <table:table-cell office:value-type="string" table:style-name="ce1">
            <text:p>Sinovac</text:p>
          </table:table-cell>
          <table:table-cell office:value-type="float" office:value="6751" table:style-name="ce1">
            <text:p>6751</text:p>
          </table:table-cell>
          <table:table-cell office:value-type="float" office:value="3375" table:style-name="ce1">
            <text:p>3375</text:p>
          </table:table-cell>
          <table:table-cell office:value-type="float" office:value="3097" table:style-name="ce1">
            <text:p>3097</text:p>
          </table:table-cell>
          <table:table-cell office:value-type="float" office:value="5206" table:style-name="ce1">
            <text:p>5206</text:p>
          </table:table-cell>
          <table:table-cell office:value-type="float" office:value="1957945" table:style-name="ce1">
            <text:p>1957945</text:p>
          </table:table-cell>
          <table:table-cell table:number-columns-repeated="16375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1">
            <text:p>Myanmar</text:p>
          </table:table-cell>
          <table:table-cell office:value-type="date" office:date-value="2023-05-20T00:00:00" table:style-name="ce2">
            <text:p>2023-05-20</text:p>
          </table:table-cell>
          <table:table-cell office:value-type="string" table:style-name="ce1">
            <text:p>AstraZeneca</text:p>
          </table:table-cell>
          <table:table-cell office:value-type="float" office:value="36290" table:style-name="ce1">
            <text:p>36290</text:p>
          </table:table-cell>
          <table:table-cell office:value-type="float" office:value="18145" table:style-name="ce1">
            <text:p>18145</text:p>
          </table:table-cell>
          <table:table-cell office:value-type="float" office:value="16599" table:style-name="ce1">
            <text:p>16599</text:p>
          </table:table-cell>
          <table:table-cell office:value-type="float" office:value="31703" table:style-name="ce1">
            <text:p>31703</text:p>
          </table:table-cell>
          <table:table-cell office:value-type="float" office:value="21741062" table:style-name="ce1">
            <text:p>21741062</text:p>
          </table:table-cell>
          <table:table-cell table:number-columns-repeated="16375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1">
            <text:p>Trinidad and Tobago</text:p>
          </table:table-cell>
          <table:table-cell office:value-type="date" office:date-value="2022-08-10T00:00:00" table:style-name="ce2">
            <text:p>2022-08-10</text:p>
          </table:table-cell>
          <table:table-cell office:value-type="string" table:style-name="ce1">
            <text:p>Sinovac</text:p>
          </table:table-cell>
          <table:table-cell office:value-type="float" office:value="13693" table:style-name="ce1">
            <text:p>13693</text:p>
          </table:table-cell>
          <table:table-cell office:value-type="float" office:value="6846" table:style-name="ce1">
            <text:p>6846</text:p>
          </table:table-cell>
          <table:table-cell office:value-type="float" office:value="6833" table:style-name="ce1">
            <text:p>6833</text:p>
          </table:table-cell>
          <table:table-cell office:value-type="float" office:value="9525" table:style-name="ce1">
            <text:p>9525</text:p>
          </table:table-cell>
          <table:table-cell office:value-type="float" office:value="11557115" table:style-name="ce1">
            <text:p>11557115</text:p>
          </table:table-cell>
          <table:table-cell table:number-columns-repeated="16375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1">
            <text:p>Mauritius</text:p>
          </table:table-cell>
          <table:table-cell office:value-type="date" office:date-value="2023-03-30T00:00:00" table:style-name="ce2">
            <text:p>2023-03-30</text:p>
          </table:table-cell>
          <table:table-cell office:value-type="string" table:style-name="ce1">
            <text:p>Pfizer</text:p>
          </table:table-cell>
          <table:table-cell office:value-type="float" office:value="89203" table:style-name="ce1">
            <text:p>89203</text:p>
          </table:table-cell>
          <table:table-cell office:value-type="float" office:value="44601" table:style-name="ce1">
            <text:p>44601</text:p>
          </table:table-cell>
          <table:table-cell office:value-type="float" office:value="40760" table:style-name="ce1">
            <text:p>40760</text:p>
          </table:table-cell>
          <table:table-cell office:value-type="float" office:value="88743" table:style-name="ce1">
            <text:p>88743</text:p>
          </table:table-cell>
          <table:table-cell office:value-type="float" office:value="38895296" table:style-name="ce1">
            <text:p>38895296</text:p>
          </table:table-cell>
          <table:table-cell table:number-columns-repeated="16375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1">
            <text:p>Myanmar</text:p>
          </table:table-cell>
          <table:table-cell office:value-type="date" office:date-value="2022-08-22T00:00:00" table:style-name="ce2">
            <text:p>2022-08-22</text:p>
          </table:table-cell>
          <table:table-cell office:value-type="string" table:style-name="ce1">
            <text:p>Moderna</text:p>
          </table:table-cell>
          <table:table-cell office:value-type="float" office:value="68597" table:style-name="ce1">
            <text:p>68597</text:p>
          </table:table-cell>
          <table:table-cell office:value-type="float" office:value="34298" table:style-name="ce1">
            <text:p>34298</text:p>
          </table:table-cell>
          <table:table-cell office:value-type="float" office:value="32178" table:style-name="ce1">
            <text:p>32178</text:p>
          </table:table-cell>
          <table:table-cell office:value-type="float" office:value="66930" table:style-name="ce1">
            <text:p>66930</text:p>
          </table:table-cell>
          <table:table-cell office:value-type="float" office:value="15465369" table:style-name="ce1">
            <text:p>15465369</text:p>
          </table:table-cell>
          <table:table-cell table:number-columns-repeated="16375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1">
            <text:p>Sri Lanka</text:p>
          </table:table-cell>
          <table:table-cell office:value-type="date" office:date-value="2021-06-09T00:00:00" table:style-name="ce2">
            <text:p>2021-06-09</text:p>
          </table:table-cell>
          <table:table-cell office:value-type="string" table:style-name="ce1">
            <text:p>Pfizer</text:p>
          </table:table-cell>
          <table:table-cell office:value-type="float" office:value="51576" table:style-name="ce1">
            <text:p>51576</text:p>
          </table:table-cell>
          <table:table-cell office:value-type="float" office:value="25788" table:style-name="ce1">
            <text:p>25788</text:p>
          </table:table-cell>
          <table:table-cell office:value-type="float" office:value="25114" table:style-name="ce1">
            <text:p>25114</text:p>
          </table:table-cell>
          <table:table-cell office:value-type="float" office:value="49374" table:style-name="ce1">
            <text:p>49374</text:p>
          </table:table-cell>
          <table:table-cell office:value-type="float" office:value="403482" table:style-name="ce1">
            <text:p>403482</text:p>
          </table:table-cell>
          <table:table-cell table:number-columns-repeated="16375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1">
            <text:p>Mauritius</text:p>
          </table:table-cell>
          <table:table-cell office:value-type="date" office:date-value="2021-02-02T00:00:00" table:style-name="ce2">
            <text:p>2021-02-02</text:p>
          </table:table-cell>
          <table:table-cell office:value-type="string" table:style-name="ce1">
            <text:p>Sinovac</text:p>
          </table:table-cell>
          <table:table-cell office:value-type="float" office:value="88927" table:style-name="ce1">
            <text:p>88927</text:p>
          </table:table-cell>
          <table:table-cell office:value-type="float" office:value="44463" table:style-name="ce1">
            <text:p>44463</text:p>
          </table:table-cell>
          <table:table-cell office:value-type="float" office:value="44154" table:style-name="ce1">
            <text:p>44154</text:p>
          </table:table-cell>
          <table:table-cell office:value-type="float" office:value="86155" table:style-name="ce1">
            <text:p>86155</text:p>
          </table:table-cell>
          <table:table-cell office:value-type="float" office:value="16035120" table:style-name="ce1">
            <text:p>16035120</text:p>
          </table:table-cell>
          <table:table-cell table:number-columns-repeated="16375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1">
            <text:p>Cape Verde</text:p>
          </table:table-cell>
          <table:table-cell office:value-type="date" office:date-value="2022-02-28T00:00:00" table:style-name="ce2">
            <text:p>2022-02-28</text:p>
          </table:table-cell>
          <table:table-cell office:value-type="string" table:style-name="ce1">
            <text:p>Sinovac</text:p>
          </table:table-cell>
          <table:table-cell office:value-type="float" office:value="38067" table:style-name="ce1">
            <text:p>38067</text:p>
          </table:table-cell>
          <table:table-cell office:value-type="float" office:value="19033" table:style-name="ce1">
            <text:p>19033</text:p>
          </table:table-cell>
          <table:table-cell office:value-type="float" office:value="17307" table:style-name="ce1">
            <text:p>17307</text:p>
          </table:table-cell>
          <table:table-cell office:value-type="float" office:value="35183" table:style-name="ce1">
            <text:p>35183</text:p>
          </table:table-cell>
          <table:table-cell office:value-type="float" office:value="3329582" table:style-name="ce1">
            <text:p>3329582</text:p>
          </table:table-cell>
          <table:table-cell table:number-columns-repeated="16375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6-01T00:00:00" table:style-name="ce2">
            <text:p>2022-06-01</text:p>
          </table:table-cell>
          <table:table-cell office:value-type="string" table:style-name="ce1">
            <text:p>Sinovac</text:p>
          </table:table-cell>
          <table:table-cell office:value-type="float" office:value="94346" table:style-name="ce1">
            <text:p>94346</text:p>
          </table:table-cell>
          <table:table-cell office:value-type="float" office:value="47173" table:style-name="ce1">
            <text:p>47173</text:p>
          </table:table-cell>
          <table:table-cell office:value-type="float" office:value="43892" table:style-name="ce1">
            <text:p>43892</text:p>
          </table:table-cell>
          <table:table-cell office:value-type="float" office:value="92909" table:style-name="ce1">
            <text:p>92909</text:p>
          </table:table-cell>
          <table:table-cell office:value-type="float" office:value="28983834" table:style-name="ce1">
            <text:p>28983834</text:p>
          </table:table-cell>
          <table:table-cell table:number-columns-repeated="16375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3-11T00:00:00" table:style-name="ce2">
            <text:p>2021-03-11</text:p>
          </table:table-cell>
          <table:table-cell office:value-type="string" table:style-name="ce1">
            <text:p>Pfizer</text:p>
          </table:table-cell>
          <table:table-cell office:value-type="float" office:value="38768" table:style-name="ce1">
            <text:p>38768</text:p>
          </table:table-cell>
          <table:table-cell office:value-type="float" office:value="19384" table:style-name="ce1">
            <text:p>19384</text:p>
          </table:table-cell>
          <table:table-cell office:value-type="float" office:value="18701" table:style-name="ce1">
            <text:p>18701</text:p>
          </table:table-cell>
          <table:table-cell office:value-type="float" office:value="35194" table:style-name="ce1">
            <text:p>35194</text:p>
          </table:table-cell>
          <table:table-cell office:value-type="float" office:value="12600872" table:style-name="ce1">
            <text:p>12600872</text:p>
          </table:table-cell>
          <table:table-cell table:number-columns-repeated="16375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1">
            <text:p>Serbia</text:p>
          </table:table-cell>
          <table:table-cell office:value-type="date" office:date-value="2023-01-19T00:00:00" table:style-name="ce2">
            <text:p>2023-01-19</text:p>
          </table:table-cell>
          <table:table-cell office:value-type="string" table:style-name="ce1">
            <text:p>Pfizer</text:p>
          </table:table-cell>
          <table:table-cell office:value-type="float" office:value="66052" table:style-name="ce1">
            <text:p>66052</text:p>
          </table:table-cell>
          <table:table-cell office:value-type="float" office:value="33026" table:style-name="ce1">
            <text:p>33026</text:p>
          </table:table-cell>
          <table:table-cell office:value-type="float" office:value="32198" table:style-name="ce1">
            <text:p>32198</text:p>
          </table:table-cell>
          <table:table-cell office:value-type="float" office:value="63558" table:style-name="ce1">
            <text:p>63558</text:p>
          </table:table-cell>
          <table:table-cell office:value-type="float" office:value="8458087" table:style-name="ce1">
            <text:p>8458087</text:p>
          </table:table-cell>
          <table:table-cell table:number-columns-repeated="16375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Namibia</text:p>
          </table:table-cell>
          <table:table-cell office:value-type="date" office:date-value="2023-06-26T00:00:00" table:style-name="ce2">
            <text:p>2023-06-26</text:p>
          </table:table-cell>
          <table:table-cell office:value-type="string" table:style-name="ce1">
            <text:p>Sinovac</text:p>
          </table:table-cell>
          <table:table-cell office:value-type="float" office:value="68981" table:style-name="ce1">
            <text:p>68981</text:p>
          </table:table-cell>
          <table:table-cell office:value-type="float" office:value="34490" table:style-name="ce1">
            <text:p>34490</text:p>
          </table:table-cell>
          <table:table-cell office:value-type="float" office:value="34441" table:style-name="ce1">
            <text:p>34441</text:p>
          </table:table-cell>
          <table:table-cell office:value-type="float" office:value="66007" table:style-name="ce1">
            <text:p>66007</text:p>
          </table:table-cell>
          <table:table-cell office:value-type="float" office:value="33750244" table:style-name="ce1">
            <text:p>33750244</text:p>
          </table:table-cell>
          <table:table-cell table:number-columns-repeated="16375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1">
            <text:p>Mauritius</text:p>
          </table:table-cell>
          <table:table-cell office:value-type="date" office:date-value="2021-08-17T00:00:00" table:style-name="ce2">
            <text:p>2021-08-17</text:p>
          </table:table-cell>
          <table:table-cell office:value-type="string" table:style-name="ce1">
            <text:p>Sinovac</text:p>
          </table:table-cell>
          <table:table-cell office:value-type="float" office:value="78803" table:style-name="ce1">
            <text:p>78803</text:p>
          </table:table-cell>
          <table:table-cell office:value-type="float" office:value="39401" table:style-name="ce1">
            <text:p>39401</text:p>
          </table:table-cell>
          <table:table-cell office:value-type="float" office:value="35539" table:style-name="ce1">
            <text:p>35539</text:p>
          </table:table-cell>
          <table:table-cell office:value-type="float" office:value="76747" table:style-name="ce1">
            <text:p>76747</text:p>
          </table:table-cell>
          <table:table-cell office:value-type="float" office:value="3039524" table:style-name="ce1">
            <text:p>3039524</text:p>
          </table:table-cell>
          <table:table-cell table:number-columns-repeated="16375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1">
            <text:p>Benin</text:p>
          </table:table-cell>
          <table:table-cell office:value-type="date" office:date-value="2021-09-30T00:00:00" table:style-name="ce2">
            <text:p>2021-09-30</text:p>
          </table:table-cell>
          <table:table-cell office:value-type="string" table:style-name="ce1">
            <text:p>AstraZeneca</text:p>
          </table:table-cell>
          <table:table-cell office:value-type="float" office:value="52276" table:style-name="ce1">
            <text:p>52276</text:p>
          </table:table-cell>
          <table:table-cell office:value-type="float" office:value="26138" table:style-name="ce1">
            <text:p>26138</text:p>
          </table:table-cell>
          <table:table-cell office:value-type="float" office:value="26057" table:style-name="ce1">
            <text:p>26057</text:p>
          </table:table-cell>
          <table:table-cell office:value-type="float" office:value="49814" table:style-name="ce1">
            <text:p>49814</text:p>
          </table:table-cell>
          <table:table-cell office:value-type="float" office:value="38060683" table:style-name="ce1">
            <text:p>38060683</text:p>
          </table:table-cell>
          <table:table-cell table:number-columns-repeated="16375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1">
            <text:p>Albania</text:p>
          </table:table-cell>
          <table:table-cell office:value-type="date" office:date-value="2023-03-31T00:00:00" table:style-name="ce2">
            <text:p>2023-03-31</text:p>
          </table:table-cell>
          <table:table-cell office:value-type="string" table:style-name="ce1">
            <text:p>Sputnik V</text:p>
          </table:table-cell>
          <table:table-cell office:value-type="float" office:value="95956" table:style-name="ce1">
            <text:p>95956</text:p>
          </table:table-cell>
          <table:table-cell office:value-type="float" office:value="47978" table:style-name="ce1">
            <text:p>47978</text:p>
          </table:table-cell>
          <table:table-cell office:value-type="float" office:value="47240" table:style-name="ce1">
            <text:p>47240</text:p>
          </table:table-cell>
          <table:table-cell office:value-type="float" office:value="95638" table:style-name="ce1">
            <text:p>95638</text:p>
          </table:table-cell>
          <table:table-cell office:value-type="float" office:value="43018326" table:style-name="ce1">
            <text:p>43018326</text:p>
          </table:table-cell>
          <table:table-cell table:number-columns-repeated="16375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1">
            <text:p>Mauritius</text:p>
          </table:table-cell>
          <table:table-cell office:value-type="date" office:date-value="2021-12-02T00:00:00" table:style-name="ce2">
            <text:p>2021-12-02</text:p>
          </table:table-cell>
          <table:table-cell office:value-type="string" table:style-name="ce1">
            <text:p>Moderna</text:p>
          </table:table-cell>
          <table:table-cell office:value-type="float" office:value="75817" table:style-name="ce1">
            <text:p>75817</text:p>
          </table:table-cell>
          <table:table-cell office:value-type="float" office:value="37908" table:style-name="ce1">
            <text:p>37908</text:p>
          </table:table-cell>
          <table:table-cell office:value-type="float" office:value="37621" table:style-name="ce1">
            <text:p>37621</text:p>
          </table:table-cell>
          <table:table-cell office:value-type="float" office:value="73290" table:style-name="ce1">
            <text:p>73290</text:p>
          </table:table-cell>
          <table:table-cell office:value-type="float" office:value="37503962" table:style-name="ce1">
            <text:p>37503962</text:p>
          </table:table-cell>
          <table:table-cell table:number-columns-repeated="16375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11-15T00:00:00" table:style-name="ce2">
            <text:p>2021-11-15</text:p>
          </table:table-cell>
          <table:table-cell office:value-type="string" table:style-name="ce1">
            <text:p>Pfizer</text:p>
          </table:table-cell>
          <table:table-cell office:value-type="float" office:value="8066" table:style-name="ce1">
            <text:p>8066</text:p>
          </table:table-cell>
          <table:table-cell office:value-type="float" office:value="4033" table:style-name="ce1">
            <text:p>4033</text:p>
          </table:table-cell>
          <table:table-cell office:value-type="float" office:value="3841" table:style-name="ce1">
            <text:p>3841</text:p>
          </table:table-cell>
          <table:table-cell office:value-type="float" office:value="4573" table:style-name="ce1">
            <text:p>4573</text:p>
          </table:table-cell>
          <table:table-cell office:value-type="float" office:value="45572409" table:style-name="ce1">
            <text:p>45572409</text:p>
          </table:table-cell>
          <table:table-cell table:number-columns-repeated="16375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1">
            <text:p>Cape Verde</text:p>
          </table:table-cell>
          <table:table-cell office:value-type="date" office:date-value="2021-12-12T00:00:00" table:style-name="ce2">
            <text:p>2021-12-12</text:p>
          </table:table-cell>
          <table:table-cell office:value-type="string" table:style-name="ce1">
            <text:p>Sinovac</text:p>
          </table:table-cell>
          <table:table-cell office:value-type="float" office:value="74771" table:style-name="ce1">
            <text:p>74771</text:p>
          </table:table-cell>
          <table:table-cell office:value-type="float" office:value="37385" table:style-name="ce1">
            <text:p>37385</text:p>
          </table:table-cell>
          <table:table-cell office:value-type="float" office:value="35623" table:style-name="ce1">
            <text:p>35623</text:p>
          </table:table-cell>
          <table:table-cell office:value-type="float" office:value="70798" table:style-name="ce1">
            <text:p>70798</text:p>
          </table:table-cell>
          <table:table-cell office:value-type="float" office:value="7001070" table:style-name="ce1">
            <text:p>7001070</text:p>
          </table:table-cell>
          <table:table-cell table:number-columns-repeated="16375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1">
            <text:p>Moldova</text:p>
          </table:table-cell>
          <table:table-cell office:value-type="date" office:date-value="2023-01-15T00:00:00" table:style-name="ce2">
            <text:p>2023-01-15</text:p>
          </table:table-cell>
          <table:table-cell office:value-type="string" table:style-name="ce1">
            <text:p>Pfizer</text:p>
          </table:table-cell>
          <table:table-cell office:value-type="float" office:value="82870" table:style-name="ce1">
            <text:p>82870</text:p>
          </table:table-cell>
          <table:table-cell office:value-type="float" office:value="41435" table:style-name="ce1">
            <text:p>41435</text:p>
          </table:table-cell>
          <table:table-cell office:value-type="float" office:value="37890" table:style-name="ce1">
            <text:p>37890</text:p>
          </table:table-cell>
          <table:table-cell office:value-type="float" office:value="80704" table:style-name="ce1">
            <text:p>80704</text:p>
          </table:table-cell>
          <table:table-cell office:value-type="float" office:value="39255320" table:style-name="ce1">
            <text:p>39255320</text:p>
          </table:table-cell>
          <table:table-cell table:number-columns-repeated="16375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1">
            <text:p>Kiribati</text:p>
          </table:table-cell>
          <table:table-cell office:value-type="date" office:date-value="2023-03-04T00:00:00" table:style-name="ce2">
            <text:p>2023-03-04</text:p>
          </table:table-cell>
          <table:table-cell office:value-type="string" table:style-name="ce1">
            <text:p>Johnson &amp; Johnson</text:p>
          </table:table-cell>
          <table:table-cell office:value-type="float" office:value="2787" table:style-name="ce1">
            <text:p>2787</text:p>
          </table:table-cell>
          <table:table-cell office:value-type="float" office:value="1393" table:style-name="ce1">
            <text:p>1393</text:p>
          </table:table-cell>
          <table:table-cell office:value-type="float" office:value="1392" table:style-name="ce1">
            <text:p>1392</text:p>
          </table:table-cell>
          <table:table-cell office:value-type="float" office:value="2029" table:style-name="ce1">
            <text:p>2029</text:p>
          </table:table-cell>
          <table:table-cell office:value-type="float" office:value="3716047" table:style-name="ce1">
            <text:p>3716047</text:p>
          </table:table-cell>
          <table:table-cell table:number-columns-repeated="16375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7-02T00:00:00" table:style-name="ce2">
            <text:p>2021-07-02</text:p>
          </table:table-cell>
          <table:table-cell office:value-type="string" table:style-name="ce1">
            <text:p>Pfizer</text:p>
          </table:table-cell>
          <table:table-cell office:value-type="float" office:value="18500" table:style-name="ce1">
            <text:p>18500</text:p>
          </table:table-cell>
          <table:table-cell office:value-type="float" office:value="9250" table:style-name="ce1">
            <text:p>9250</text:p>
          </table:table-cell>
          <table:table-cell office:value-type="float" office:value="9183" table:style-name="ce1">
            <text:p>9183</text:p>
          </table:table-cell>
          <table:table-cell office:value-type="float" office:value="14468" table:style-name="ce1">
            <text:p>14468</text:p>
          </table:table-cell>
          <table:table-cell office:value-type="float" office:value="33169424" table:style-name="ce1">
            <text:p>33169424</text:p>
          </table:table-cell>
          <table:table-cell table:number-columns-repeated="16375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2-06-22T00:00:00" table:style-name="ce2">
            <text:p>2022-06-22</text:p>
          </table:table-cell>
          <table:table-cell office:value-type="string" table:style-name="ce1">
            <text:p>Sputnik V</text:p>
          </table:table-cell>
          <table:table-cell office:value-type="float" office:value="86448" table:style-name="ce1">
            <text:p>86448</text:p>
          </table:table-cell>
          <table:table-cell office:value-type="float" office:value="43224" table:style-name="ce1">
            <text:p>43224</text:p>
          </table:table-cell>
          <table:table-cell office:value-type="float" office:value="39674" table:style-name="ce1">
            <text:p>39674</text:p>
          </table:table-cell>
          <table:table-cell office:value-type="float" office:value="86121" table:style-name="ce1">
            <text:p>86121</text:p>
          </table:table-cell>
          <table:table-cell office:value-type="float" office:value="25672913" table:style-name="ce1">
            <text:p>25672913</text:p>
          </table:table-cell>
          <table:table-cell table:number-columns-repeated="16375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1">
            <text:p>Fiji</text:p>
          </table:table-cell>
          <table:table-cell office:value-type="date" office:date-value="2021-12-04T00:00:00" table:style-name="ce2">
            <text:p>2021-12-04</text:p>
          </table:table-cell>
          <table:table-cell office:value-type="string" table:style-name="ce1">
            <text:p>Pfizer</text:p>
          </table:table-cell>
          <table:table-cell office:value-type="float" office:value="73017" table:style-name="ce1">
            <text:p>73017</text:p>
          </table:table-cell>
          <table:table-cell office:value-type="float" office:value="36508" table:style-name="ce1">
            <text:p>36508</text:p>
          </table:table-cell>
          <table:table-cell office:value-type="float" office:value="34079" table:style-name="ce1">
            <text:p>34079</text:p>
          </table:table-cell>
          <table:table-cell office:value-type="float" office:value="69156" table:style-name="ce1">
            <text:p>69156</text:p>
          </table:table-cell>
          <table:table-cell office:value-type="float" office:value="837231" table:style-name="ce1">
            <text:p>837231</text:p>
          </table:table-cell>
          <table:table-cell table:number-columns-repeated="16375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1">
            <text:p>Cuba</text:p>
          </table:table-cell>
          <table:table-cell office:value-type="date" office:date-value="2021-09-04T00:00:00" table:style-name="ce2">
            <text:p>2021-09-04</text:p>
          </table:table-cell>
          <table:table-cell office:value-type="string" table:style-name="ce1">
            <text:p>AstraZeneca</text:p>
          </table:table-cell>
          <table:table-cell office:value-type="float" office:value="97983" table:style-name="ce1">
            <text:p>97983</text:p>
          </table:table-cell>
          <table:table-cell office:value-type="float" office:value="48991" table:style-name="ce1">
            <text:p>48991</text:p>
          </table:table-cell>
          <table:table-cell office:value-type="float" office:value="48171" table:style-name="ce1">
            <text:p>48171</text:p>
          </table:table-cell>
          <table:table-cell office:value-type="float" office:value="94037" table:style-name="ce1">
            <text:p>94037</text:p>
          </table:table-cell>
          <table:table-cell office:value-type="float" office:value="15027149" table:style-name="ce1">
            <text:p>15027149</text:p>
          </table:table-cell>
          <table:table-cell table:number-columns-repeated="16375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8-07T00:00:00" table:style-name="ce2">
            <text:p>2023-08-07</text:p>
          </table:table-cell>
          <table:table-cell office:value-type="string" table:style-name="ce1">
            <text:p>Sinovac</text:p>
          </table:table-cell>
          <table:table-cell office:value-type="float" office:value="24086" table:style-name="ce1">
            <text:p>24086</text:p>
          </table:table-cell>
          <table:table-cell office:value-type="float" office:value="12043" table:style-name="ce1">
            <text:p>12043</text:p>
          </table:table-cell>
          <table:table-cell office:value-type="float" office:value="11816" table:style-name="ce1">
            <text:p>11816</text:p>
          </table:table-cell>
          <table:table-cell office:value-type="float" office:value="21223" table:style-name="ce1">
            <text:p>21223</text:p>
          </table:table-cell>
          <table:table-cell office:value-type="float" office:value="39443526" table:style-name="ce1">
            <text:p>39443526</text:p>
          </table:table-cell>
          <table:table-cell table:number-columns-repeated="16375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1">
            <text:p>Mauritius</text:p>
          </table:table-cell>
          <table:table-cell office:value-type="date" office:date-value="2021-04-20T00:00:00" table:style-name="ce2">
            <text:p>2021-04-20</text:p>
          </table:table-cell>
          <table:table-cell office:value-type="string" table:style-name="ce1">
            <text:p>Johnson &amp; Johnson</text:p>
          </table:table-cell>
          <table:table-cell office:value-type="float" office:value="103395" table:style-name="ce1">
            <text:p>103395</text:p>
          </table:table-cell>
          <table:table-cell office:value-type="float" office:value="51697" table:style-name="ce1">
            <text:p>51697</text:p>
          </table:table-cell>
          <table:table-cell office:value-type="float" office:value="48177" table:style-name="ce1">
            <text:p>48177</text:p>
          </table:table-cell>
          <table:table-cell office:value-type="float" office:value="98774" table:style-name="ce1">
            <text:p>98774</text:p>
          </table:table-cell>
          <table:table-cell office:value-type="float" office:value="6078998" table:style-name="ce1">
            <text:p>6078998</text:p>
          </table:table-cell>
          <table:table-cell table:number-columns-repeated="16375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1">
            <text:p>Mauritius</text:p>
          </table:table-cell>
          <table:table-cell office:value-type="date" office:date-value="2022-07-27T00:00:00" table:style-name="ce2">
            <text:p>2022-07-27</text:p>
          </table:table-cell>
          <table:table-cell office:value-type="string" table:style-name="ce1">
            <text:p>Moderna</text:p>
          </table:table-cell>
          <table:table-cell office:value-type="float" office:value="13354" table:style-name="ce1">
            <text:p>13354</text:p>
          </table:table-cell>
          <table:table-cell office:value-type="float" office:value="6677" table:style-name="ce1">
            <text:p>6677</text:p>
          </table:table-cell>
          <table:table-cell office:value-type="float" office:value="6469" table:style-name="ce1">
            <text:p>6469</text:p>
          </table:table-cell>
          <table:table-cell office:value-type="float" office:value="8360" table:style-name="ce1">
            <text:p>8360</text:p>
          </table:table-cell>
          <table:table-cell office:value-type="float" office:value="7614377" table:style-name="ce1">
            <text:p>7614377</text:p>
          </table:table-cell>
          <table:table-cell table:number-columns-repeated="16375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1">
            <text:p>Philippines</text:p>
          </table:table-cell>
          <table:table-cell office:value-type="date" office:date-value="2022-08-12T00:00:00" table:style-name="ce2">
            <text:p>2022-08-12</text:p>
          </table:table-cell>
          <table:table-cell office:value-type="string" table:style-name="ce1">
            <text:p>AstraZeneca</text:p>
          </table:table-cell>
          <table:table-cell office:value-type="float" office:value="5392" table:style-name="ce1">
            <text:p>5392</text:p>
          </table:table-cell>
          <table:table-cell office:value-type="float" office:value="2696" table:style-name="ce1">
            <text:p>2696</text:p>
          </table:table-cell>
          <table:table-cell office:value-type="float" office:value="2498" table:style-name="ce1">
            <text:p>2498</text:p>
          </table:table-cell>
          <table:table-cell office:value-type="float" office:value="1688" table:style-name="ce1">
            <text:p>1688</text:p>
          </table:table-cell>
          <table:table-cell office:value-type="float" office:value="47526678" table:style-name="ce1">
            <text:p>47526678</text:p>
          </table:table-cell>
          <table:table-cell table:number-columns-repeated="16375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1">
            <text:p>Cyprus</text:p>
          </table:table-cell>
          <table:table-cell office:value-type="date" office:date-value="2022-12-16T00:00:00" table:style-name="ce2">
            <text:p>2022-12-16</text:p>
          </table:table-cell>
          <table:table-cell office:value-type="string" table:style-name="ce1">
            <text:p>Johnson &amp; Johnson</text:p>
          </table:table-cell>
          <table:table-cell office:value-type="float" office:value="78353" table:style-name="ce1">
            <text:p>78353</text:p>
          </table:table-cell>
          <table:table-cell office:value-type="float" office:value="39176" table:style-name="ce1">
            <text:p>39176</text:p>
          </table:table-cell>
          <table:table-cell office:value-type="float" office:value="35850" table:style-name="ce1">
            <text:p>35850</text:p>
          </table:table-cell>
          <table:table-cell office:value-type="float" office:value="73786" table:style-name="ce1">
            <text:p>73786</text:p>
          </table:table-cell>
          <table:table-cell office:value-type="float" office:value="32073790" table:style-name="ce1">
            <text:p>32073790</text:p>
          </table:table-cell>
          <table:table-cell table:number-columns-repeated="16375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1">
            <text:p>Trinidad and Tobago</text:p>
          </table:table-cell>
          <table:table-cell office:value-type="date" office:date-value="2022-11-27T00:00:00" table:style-name="ce2">
            <text:p>2022-11-27</text:p>
          </table:table-cell>
          <table:table-cell office:value-type="string" table:style-name="ce1">
            <text:p>AstraZeneca</text:p>
          </table:table-cell>
          <table:table-cell office:value-type="float" office:value="93520" table:style-name="ce1">
            <text:p>93520</text:p>
          </table:table-cell>
          <table:table-cell office:value-type="float" office:value="46760" table:style-name="ce1">
            <text:p>46760</text:p>
          </table:table-cell>
          <table:table-cell office:value-type="float" office:value="42545" table:style-name="ce1">
            <text:p>42545</text:p>
          </table:table-cell>
          <table:table-cell office:value-type="float" office:value="91321" table:style-name="ce1">
            <text:p>91321</text:p>
          </table:table-cell>
          <table:table-cell office:value-type="float" office:value="12531135" table:style-name="ce1">
            <text:p>12531135</text:p>
          </table:table-cell>
          <table:table-cell table:number-columns-repeated="16375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1">
            <text:p>Jamaica</text:p>
          </table:table-cell>
          <table:table-cell office:value-type="date" office:date-value="2023-09-29T00:00:00" table:style-name="ce2">
            <text:p>2023-09-29</text:p>
          </table:table-cell>
          <table:table-cell office:value-type="string" table:style-name="ce1">
            <text:p>Sputnik V</text:p>
          </table:table-cell>
          <table:table-cell office:value-type="float" office:value="99771" table:style-name="ce1">
            <text:p>99771</text:p>
          </table:table-cell>
          <table:table-cell office:value-type="float" office:value="49885" table:style-name="ce1">
            <text:p>49885</text:p>
          </table:table-cell>
          <table:table-cell office:value-type="float" office:value="44981" table:style-name="ce1">
            <text:p>44981</text:p>
          </table:table-cell>
          <table:table-cell office:value-type="float" office:value="96131" table:style-name="ce1">
            <text:p>96131</text:p>
          </table:table-cell>
          <table:table-cell office:value-type="float" office:value="41858911" table:style-name="ce1">
            <text:p>41858911</text:p>
          </table:table-cell>
          <table:table-cell table:number-columns-repeated="16375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1">
            <text:p>Kiribati</text:p>
          </table:table-cell>
          <table:table-cell office:value-type="date" office:date-value="2021-01-26T00:00:00" table:style-name="ce2">
            <text:p>2021-01-26</text:p>
          </table:table-cell>
          <table:table-cell office:value-type="string" table:style-name="ce1">
            <text:p>Johnson &amp; Johnson</text:p>
          </table:table-cell>
          <table:table-cell office:value-type="float" office:value="30683" table:style-name="ce1">
            <text:p>30683</text:p>
          </table:table-cell>
          <table:table-cell office:value-type="float" office:value="15341" table:style-name="ce1">
            <text:p>15341</text:p>
          </table:table-cell>
          <table:table-cell office:value-type="float" office:value="13917" table:style-name="ce1">
            <text:p>13917</text:p>
          </table:table-cell>
          <table:table-cell office:value-type="float" office:value="29632" table:style-name="ce1">
            <text:p>29632</text:p>
          </table:table-cell>
          <table:table-cell office:value-type="float" office:value="46470139" table:style-name="ce1">
            <text:p>46470139</text:p>
          </table:table-cell>
          <table:table-cell table:number-columns-repeated="16375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1">
            <text:p>Trinidad and Tobago</text:p>
          </table:table-cell>
          <table:table-cell office:value-type="date" office:date-value="2021-05-13T00:00:00" table:style-name="ce2">
            <text:p>2021-05-13</text:p>
          </table:table-cell>
          <table:table-cell office:value-type="string" table:style-name="ce1">
            <text:p>Sputnik V</text:p>
          </table:table-cell>
          <table:table-cell office:value-type="float" office:value="84974" table:style-name="ce1">
            <text:p>84974</text:p>
          </table:table-cell>
          <table:table-cell office:value-type="float" office:value="42487" table:style-name="ce1">
            <text:p>42487</text:p>
          </table:table-cell>
          <table:table-cell office:value-type="float" office:value="41889" table:style-name="ce1">
            <text:p>41889</text:p>
          </table:table-cell>
          <table:table-cell office:value-type="float" office:value="82272" table:style-name="ce1">
            <text:p>82272</text:p>
          </table:table-cell>
          <table:table-cell office:value-type="float" office:value="24695091" table:style-name="ce1">
            <text:p>24695091</text:p>
          </table:table-cell>
          <table:table-cell table:number-columns-repeated="16375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1">
            <text:p>Bosnia and Herzegovina</text:p>
          </table:table-cell>
          <table:table-cell office:value-type="date" office:date-value="2022-11-12T00:00:00" table:style-name="ce2">
            <text:p>2022-11-12</text:p>
          </table:table-cell>
          <table:table-cell office:value-type="string" table:style-name="ce1">
            <text:p>Sputnik V</text:p>
          </table:table-cell>
          <table:table-cell office:value-type="float" office:value="43470" table:style-name="ce1">
            <text:p>43470</text:p>
          </table:table-cell>
          <table:table-cell office:value-type="float" office:value="21735" table:style-name="ce1">
            <text:p>21735</text:p>
          </table:table-cell>
          <table:table-cell office:value-type="float" office:value="21060" table:style-name="ce1">
            <text:p>21060</text:p>
          </table:table-cell>
          <table:table-cell office:value-type="float" office:value="42584" table:style-name="ce1">
            <text:p>42584</text:p>
          </table:table-cell>
          <table:table-cell office:value-type="float" office:value="23860668" table:style-name="ce1">
            <text:p>23860668</text:p>
          </table:table-cell>
          <table:table-cell table:number-columns-repeated="16375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1">
            <text:p>Moldova</text:p>
          </table:table-cell>
          <table:table-cell office:value-type="date" office:date-value="2023-07-24T00:00:00" table:style-name="ce2">
            <text:p>2023-07-24</text:p>
          </table:table-cell>
          <table:table-cell office:value-type="string" table:style-name="ce1">
            <text:p>Pfizer</text:p>
          </table:table-cell>
          <table:table-cell office:value-type="float" office:value="3210" table:style-name="ce1">
            <text:p>3210</text:p>
          </table:table-cell>
          <table:table-cell office:value-type="float" office:value="1605" table:style-name="ce1">
            <text:p>1605</text:p>
          </table:table-cell>
          <table:table-cell office:value-type="float" office:value="1495" table:style-name="ce1">
            <text:p>1495</text:p>
          </table:table-cell>
          <table:table-cell office:value-type="float" office:value="2514" table:style-name="ce1">
            <text:p>2514</text:p>
          </table:table-cell>
          <table:table-cell office:value-type="float" office:value="32028095" table:style-name="ce1">
            <text:p>32028095</text:p>
          </table:table-cell>
          <table:table-cell table:number-columns-repeated="16375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Fiji</text:p>
          </table:table-cell>
          <table:table-cell office:value-type="date" office:date-value="2023-03-05T00:00:00" table:style-name="ce2">
            <text:p>2023-03-05</text:p>
          </table:table-cell>
          <table:table-cell office:value-type="string" table:style-name="ce1">
            <text:p>Pfizer</text:p>
          </table:table-cell>
          <table:table-cell office:value-type="float" office:value="87082" table:style-name="ce1">
            <text:p>87082</text:p>
          </table:table-cell>
          <table:table-cell office:value-type="float" office:value="43541" table:style-name="ce1">
            <text:p>43541</text:p>
          </table:table-cell>
          <table:table-cell office:value-type="float" office:value="40699" table:style-name="ce1">
            <text:p>40699</text:p>
          </table:table-cell>
          <table:table-cell office:value-type="float" office:value="84298" table:style-name="ce1">
            <text:p>84298</text:p>
          </table:table-cell>
          <table:table-cell office:value-type="float" office:value="7965939" table:style-name="ce1">
            <text:p>7965939</text:p>
          </table:table-cell>
          <table:table-cell table:number-columns-repeated="16375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3-05-19T00:00:00" table:style-name="ce2">
            <text:p>2023-05-19</text:p>
          </table:table-cell>
          <table:table-cell office:value-type="string" table:style-name="ce1">
            <text:p>Moderna</text:p>
          </table:table-cell>
          <table:table-cell office:value-type="float" office:value="90277" table:style-name="ce1">
            <text:p>90277</text:p>
          </table:table-cell>
          <table:table-cell office:value-type="float" office:value="45138" table:style-name="ce1">
            <text:p>45138</text:p>
          </table:table-cell>
          <table:table-cell office:value-type="float" office:value="42972" table:style-name="ce1">
            <text:p>42972</text:p>
          </table:table-cell>
          <table:table-cell office:value-type="float" office:value="85508" table:style-name="ce1">
            <text:p>85508</text:p>
          </table:table-cell>
          <table:table-cell office:value-type="float" office:value="16877997" table:style-name="ce1">
            <text:p>16877997</text:p>
          </table:table-cell>
          <table:table-cell table:number-columns-repeated="16375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1">
            <text:p>Saint Barthelemy</text:p>
          </table:table-cell>
          <table:table-cell office:value-type="date" office:date-value="2022-09-30T00:00:00" table:style-name="ce2">
            <text:p>2022-09-30</text:p>
          </table:table-cell>
          <table:table-cell office:value-type="string" table:style-name="ce1">
            <text:p>Johnson &amp; Johnson</text:p>
          </table:table-cell>
          <table:table-cell office:value-type="float" office:value="3693" table:style-name="ce1">
            <text:p>3693</text:p>
          </table:table-cell>
          <table:table-cell office:value-type="float" office:value="1846" table:style-name="ce1">
            <text:p>1846</text:p>
          </table:table-cell>
          <table:table-cell office:value-type="float" office:value="1709" table:style-name="ce1">
            <text:p>1709</text:p>
          </table:table-cell>
          <table:table-cell office:value-type="float" office:value="715" table:style-name="ce1">
            <text:p>715</text:p>
          </table:table-cell>
          <table:table-cell office:value-type="float" office:value="31178071" table:style-name="ce1">
            <text:p>31178071</text:p>
          </table:table-cell>
          <table:table-cell table:number-columns-repeated="16375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1">
            <text:p>Mauritius</text:p>
          </table:table-cell>
          <table:table-cell office:value-type="date" office:date-value="2022-07-09T00:00:00" table:style-name="ce2">
            <text:p>2022-07-09</text:p>
          </table:table-cell>
          <table:table-cell office:value-type="string" table:style-name="ce1">
            <text:p>Pfizer</text:p>
          </table:table-cell>
          <table:table-cell office:value-type="float" office:value="76377" table:style-name="ce1">
            <text:p>76377</text:p>
          </table:table-cell>
          <table:table-cell office:value-type="float" office:value="38188" table:style-name="ce1">
            <text:p>38188</text:p>
          </table:table-cell>
          <table:table-cell office:value-type="float" office:value="37087" table:style-name="ce1">
            <text:p>37087</text:p>
          </table:table-cell>
          <table:table-cell office:value-type="float" office:value="73335" table:style-name="ce1">
            <text:p>73335</text:p>
          </table:table-cell>
          <table:table-cell office:value-type="float" office:value="34665149" table:style-name="ce1">
            <text:p>34665149</text:p>
          </table:table-cell>
          <table:table-cell table:number-columns-repeated="16375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1">
            <text:p>Mauritius</text:p>
          </table:table-cell>
          <table:table-cell office:value-type="date" office:date-value="2021-05-17T00:00:00" table:style-name="ce2">
            <text:p>2021-05-17</text:p>
          </table:table-cell>
          <table:table-cell office:value-type="string" table:style-name="ce1">
            <text:p>Johnson &amp; Johnson</text:p>
          </table:table-cell>
          <table:table-cell office:value-type="float" office:value="18361" table:style-name="ce1">
            <text:p>18361</text:p>
          </table:table-cell>
          <table:table-cell office:value-type="float" office:value="9180" table:style-name="ce1">
            <text:p>9180</text:p>
          </table:table-cell>
          <table:table-cell office:value-type="float" office:value="8816" table:style-name="ce1">
            <text:p>8816</text:p>
          </table:table-cell>
          <table:table-cell office:value-type="float" office:value="16769" table:style-name="ce1">
            <text:p>16769</text:p>
          </table:table-cell>
          <table:table-cell office:value-type="float" office:value="23280918" table:style-name="ce1">
            <text:p>23280918</text:p>
          </table:table-cell>
          <table:table-cell table:number-columns-repeated="16375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1">
            <text:p>Philippines</text:p>
          </table:table-cell>
          <table:table-cell office:value-type="date" office:date-value="2021-03-24T00:00:00" table:style-name="ce2">
            <text:p>2021-03-24</text:p>
          </table:table-cell>
          <table:table-cell office:value-type="string" table:style-name="ce1">
            <text:p>Johnson &amp; Johnson</text:p>
          </table:table-cell>
          <table:table-cell office:value-type="float" office:value="38011" table:style-name="ce1">
            <text:p>38011</text:p>
          </table:table-cell>
          <table:table-cell office:value-type="float" office:value="19005" table:style-name="ce1">
            <text:p>19005</text:p>
          </table:table-cell>
          <table:table-cell office:value-type="float" office:value="17274" table:style-name="ce1">
            <text:p>17274</text:p>
          </table:table-cell>
          <table:table-cell office:value-type="float" office:value="37071" table:style-name="ce1">
            <text:p>37071</text:p>
          </table:table-cell>
          <table:table-cell office:value-type="float" office:value="21692842" table:style-name="ce1">
            <text:p>21692842</text:p>
          </table:table-cell>
          <table:table-cell table:number-columns-repeated="16375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1">
            <text:p>Anguilla</text:p>
          </table:table-cell>
          <table:table-cell office:value-type="date" office:date-value="2021-01-14T00:00:00" table:style-name="ce2">
            <text:p>2021-01-14</text:p>
          </table:table-cell>
          <table:table-cell office:value-type="string" table:style-name="ce1">
            <text:p>Johnson &amp; Johnson</text:p>
          </table:table-cell>
          <table:table-cell office:value-type="float" office:value="87143" table:style-name="ce1">
            <text:p>87143</text:p>
          </table:table-cell>
          <table:table-cell office:value-type="float" office:value="43571" table:style-name="ce1">
            <text:p>43571</text:p>
          </table:table-cell>
          <table:table-cell office:value-type="float" office:value="41382" table:style-name="ce1">
            <text:p>41382</text:p>
          </table:table-cell>
          <table:table-cell office:value-type="float" office:value="84363" table:style-name="ce1">
            <text:p>84363</text:p>
          </table:table-cell>
          <table:table-cell office:value-type="float" office:value="33413756" table:style-name="ce1">
            <text:p>33413756</text:p>
          </table:table-cell>
          <table:table-cell table:number-columns-repeated="16375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1">
            <text:p>Antigua and Barbuda</text:p>
          </table:table-cell>
          <table:table-cell office:value-type="date" office:date-value="2022-06-15T00:00:00" table:style-name="ce2">
            <text:p>2022-06-15</text:p>
          </table:table-cell>
          <table:table-cell office:value-type="string" table:style-name="ce1">
            <text:p>Sinovac</text:p>
          </table:table-cell>
          <table:table-cell office:value-type="float" office:value="31156" table:style-name="ce1">
            <text:p>31156</text:p>
          </table:table-cell>
          <table:table-cell office:value-type="float" office:value="15578" table:style-name="ce1">
            <text:p>15578</text:p>
          </table:table-cell>
          <table:table-cell office:value-type="float" office:value="14238" table:style-name="ce1">
            <text:p>14238</text:p>
          </table:table-cell>
          <table:table-cell office:value-type="float" office:value="29730" table:style-name="ce1">
            <text:p>29730</text:p>
          </table:table-cell>
          <table:table-cell office:value-type="float" office:value="13496957" table:style-name="ce1">
            <text:p>13496957</text:p>
          </table:table-cell>
          <table:table-cell table:number-columns-repeated="16375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1">
            <text:p>Italy</text:p>
          </table:table-cell>
          <table:table-cell office:value-type="date" office:date-value="2021-11-17T00:00:00" table:style-name="ce2">
            <text:p>2021-11-17</text:p>
          </table:table-cell>
          <table:table-cell office:value-type="string" table:style-name="ce1">
            <text:p>Johnson &amp; Johnson</text:p>
          </table:table-cell>
          <table:table-cell office:value-type="float" office:value="76822" table:style-name="ce1">
            <text:p>76822</text:p>
          </table:table-cell>
          <table:table-cell office:value-type="float" office:value="38411" table:style-name="ce1">
            <text:p>38411</text:p>
          </table:table-cell>
          <table:table-cell office:value-type="float" office:value="37278" table:style-name="ce1">
            <text:p>37278</text:p>
          </table:table-cell>
          <table:table-cell office:value-type="float" office:value="73376" table:style-name="ce1">
            <text:p>73376</text:p>
          </table:table-cell>
          <table:table-cell office:value-type="float" office:value="48577868" table:style-name="ce1">
            <text:p>48577868</text:p>
          </table:table-cell>
          <table:table-cell table:number-columns-repeated="16375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1">
            <text:p>Moldova</text:p>
          </table:table-cell>
          <table:table-cell office:value-type="date" office:date-value="2023-08-01T00:00:00" table:style-name="ce2">
            <text:p>2023-08-01</text:p>
          </table:table-cell>
          <table:table-cell office:value-type="string" table:style-name="ce1">
            <text:p>Sputnik V</text:p>
          </table:table-cell>
          <table:table-cell office:value-type="float" office:value="7386" table:style-name="ce1">
            <text:p>7386</text:p>
          </table:table-cell>
          <table:table-cell office:value-type="float" office:value="3693" table:style-name="ce1">
            <text:p>3693</text:p>
          </table:table-cell>
          <table:table-cell office:value-type="float" office:value="3496" table:style-name="ce1">
            <text:p>3496</text:p>
          </table:table-cell>
          <table:table-cell office:value-type="float" office:value="3680" table:style-name="ce1">
            <text:p>3680</text:p>
          </table:table-cell>
          <table:table-cell office:value-type="float" office:value="35195463" table:style-name="ce1">
            <text:p>35195463</text:p>
          </table:table-cell>
          <table:table-cell table:number-columns-repeated="16375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Bosnia and Herzegovina</text:p>
          </table:table-cell>
          <table:table-cell office:value-type="date" office:date-value="2022-06-07T00:00:00" table:style-name="ce2">
            <text:p>2022-06-07</text:p>
          </table:table-cell>
          <table:table-cell office:value-type="string" table:style-name="ce1">
            <text:p>Sputnik V</text:p>
          </table:table-cell>
          <table:table-cell office:value-type="float" office:value="49244" table:style-name="ce1">
            <text:p>49244</text:p>
          </table:table-cell>
          <table:table-cell office:value-type="float" office:value="24622" table:style-name="ce1">
            <text:p>24622</text:p>
          </table:table-cell>
          <table:table-cell office:value-type="float" office:value="22468" table:style-name="ce1">
            <text:p>22468</text:p>
          </table:table-cell>
          <table:table-cell office:value-type="float" office:value="44247" table:style-name="ce1">
            <text:p>44247</text:p>
          </table:table-cell>
          <table:table-cell office:value-type="float" office:value="15086678" table:style-name="ce1">
            <text:p>15086678</text:p>
          </table:table-cell>
          <table:table-cell table:number-columns-repeated="16375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1">
            <text:p>Qatar</text:p>
          </table:table-cell>
          <table:table-cell office:value-type="date" office:date-value="2023-08-02T00:00:00" table:style-name="ce2">
            <text:p>2023-08-02</text:p>
          </table:table-cell>
          <table:table-cell office:value-type="string" table:style-name="ce1">
            <text:p>Pfizer</text:p>
          </table:table-cell>
          <table:table-cell office:value-type="float" office:value="52920" table:style-name="ce1">
            <text:p>52920</text:p>
          </table:table-cell>
          <table:table-cell office:value-type="float" office:value="26460" table:style-name="ce1">
            <text:p>26460</text:p>
          </table:table-cell>
          <table:table-cell office:value-type="float" office:value="24947" table:style-name="ce1">
            <text:p>24947</text:p>
          </table:table-cell>
          <table:table-cell office:value-type="float" office:value="48383" table:style-name="ce1">
            <text:p>48383</text:p>
          </table:table-cell>
          <table:table-cell office:value-type="float" office:value="47155591" table:style-name="ce1">
            <text:p>47155591</text:p>
          </table:table-cell>
          <table:table-cell table:number-columns-repeated="16375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1">
            <text:p>Sri Lanka</text:p>
          </table:table-cell>
          <table:table-cell office:value-type="date" office:date-value="2023-07-03T00:00:00" table:style-name="ce2">
            <text:p>2023-07-03</text:p>
          </table:table-cell>
          <table:table-cell office:value-type="string" table:style-name="ce1">
            <text:p>Sinovac</text:p>
          </table:table-cell>
          <table:table-cell office:value-type="float" office:value="87526" table:style-name="ce1">
            <text:p>87526</text:p>
          </table:table-cell>
          <table:table-cell office:value-type="float" office:value="43763" table:style-name="ce1">
            <text:p>43763</text:p>
          </table:table-cell>
          <table:table-cell office:value-type="float" office:value="41804" table:style-name="ce1">
            <text:p>41804</text:p>
          </table:table-cell>
          <table:table-cell office:value-type="float" office:value="87034" table:style-name="ce1">
            <text:p>87034</text:p>
          </table:table-cell>
          <table:table-cell office:value-type="float" office:value="30795810" table:style-name="ce1">
            <text:p>30795810</text:p>
          </table:table-cell>
          <table:table-cell table:number-columns-repeated="16375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1">
            <text:p>Fiji</text:p>
          </table:table-cell>
          <table:table-cell office:value-type="date" office:date-value="2021-06-12T00:00:00" table:style-name="ce2">
            <text:p>2021-06-12</text:p>
          </table:table-cell>
          <table:table-cell office:value-type="string" table:style-name="ce1">
            <text:p>Moderna</text:p>
          </table:table-cell>
          <table:table-cell office:value-type="float" office:value="72868" table:style-name="ce1">
            <text:p>72868</text:p>
          </table:table-cell>
          <table:table-cell office:value-type="float" office:value="36434" table:style-name="ce1">
            <text:p>36434</text:p>
          </table:table-cell>
          <table:table-cell office:value-type="float" office:value="33296" table:style-name="ce1">
            <text:p>33296</text:p>
          </table:table-cell>
          <table:table-cell office:value-type="float" office:value="68378" table:style-name="ce1">
            <text:p>68378</text:p>
          </table:table-cell>
          <table:table-cell office:value-type="float" office:value="19578733" table:style-name="ce1">
            <text:p>19578733</text:p>
          </table:table-cell>
          <table:table-cell table:number-columns-repeated="16375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5-08T00:00:00" table:style-name="ce2">
            <text:p>2023-05-08</text:p>
          </table:table-cell>
          <table:table-cell office:value-type="string" table:style-name="ce1">
            <text:p>AstraZeneca</text:p>
          </table:table-cell>
          <table:table-cell office:value-type="float" office:value="7050" table:style-name="ce1">
            <text:p>7050</text:p>
          </table:table-cell>
          <table:table-cell office:value-type="float" office:value="3525" table:style-name="ce1">
            <text:p>3525</text:p>
          </table:table-cell>
          <table:table-cell office:value-type="float" office:value="3335" table:style-name="ce1">
            <text:p>3335</text:p>
          </table:table-cell>
          <table:table-cell office:value-type="float" office:value="6657" table:style-name="ce1">
            <text:p>6657</text:p>
          </table:table-cell>
          <table:table-cell office:value-type="float" office:value="17982895" table:style-name="ce1">
            <text:p>17982895</text:p>
          </table:table-cell>
          <table:table-cell table:number-columns-repeated="16375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12-27T00:00:00" table:style-name="ce2">
            <text:p>2021-12-27</text:p>
          </table:table-cell>
          <table:table-cell office:value-type="string" table:style-name="ce1">
            <text:p>Pfizer</text:p>
          </table:table-cell>
          <table:table-cell office:value-type="float" office:value="39240" table:style-name="ce1">
            <text:p>39240</text:p>
          </table:table-cell>
          <table:table-cell office:value-type="float" office:value="19620" table:style-name="ce1">
            <text:p>19620</text:p>
          </table:table-cell>
          <table:table-cell office:value-type="float" office:value="19208" table:style-name="ce1">
            <text:p>19208</text:p>
          </table:table-cell>
          <table:table-cell office:value-type="float" office:value="35197" table:style-name="ce1">
            <text:p>35197</text:p>
          </table:table-cell>
          <table:table-cell office:value-type="float" office:value="15206230" table:style-name="ce1">
            <text:p>15206230</text:p>
          </table:table-cell>
          <table:table-cell table:number-columns-repeated="16375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Bouvet Island (Bouvetoya)</text:p>
          </table:table-cell>
          <table:table-cell office:value-type="date" office:date-value="2023-01-21T00:00:00" table:style-name="ce2">
            <text:p>2023-01-21</text:p>
          </table:table-cell>
          <table:table-cell office:value-type="string" table:style-name="ce1">
            <text:p>Johnson &amp; Johnson</text:p>
          </table:table-cell>
          <table:table-cell office:value-type="float" office:value="7522" table:style-name="ce1">
            <text:p>7522</text:p>
          </table:table-cell>
          <table:table-cell office:value-type="float" office:value="3761" table:style-name="ce1">
            <text:p>3761</text:p>
          </table:table-cell>
          <table:table-cell office:value-type="float" office:value="3469" table:style-name="ce1">
            <text:p>3469</text:p>
          </table:table-cell>
          <table:table-cell office:value-type="float" office:value="3138" table:style-name="ce1">
            <text:p>3138</text:p>
          </table:table-cell>
          <table:table-cell office:value-type="float" office:value="2631158" table:style-name="ce1">
            <text:p>2631158</text:p>
          </table:table-cell>
          <table:table-cell table:number-columns-repeated="16375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1">
            <text:p>Anguilla</text:p>
          </table:table-cell>
          <table:table-cell office:value-type="date" office:date-value="2023-01-27T00:00:00" table:style-name="ce2">
            <text:p>2023-01-27</text:p>
          </table:table-cell>
          <table:table-cell office:value-type="string" table:style-name="ce1">
            <text:p>Sputnik V</text:p>
          </table:table-cell>
          <table:table-cell office:value-type="float" office:value="56007" table:style-name="ce1">
            <text:p>56007</text:p>
          </table:table-cell>
          <table:table-cell office:value-type="float" office:value="28003" table:style-name="ce1">
            <text:p>28003</text:p>
          </table:table-cell>
          <table:table-cell office:value-type="float" office:value="26205" table:style-name="ce1">
            <text:p>26205</text:p>
          </table:table-cell>
          <table:table-cell office:value-type="float" office:value="54330" table:style-name="ce1">
            <text:p>54330</text:p>
          </table:table-cell>
          <table:table-cell office:value-type="float" office:value="38898960" table:style-name="ce1">
            <text:p>38898960</text:p>
          </table:table-cell>
          <table:table-cell table:number-columns-repeated="16375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1">
            <text:p>Senegal</text:p>
          </table:table-cell>
          <table:table-cell office:value-type="date" office:date-value="2023-07-15T00:00:00" table:style-name="ce2">
            <text:p>2023-07-15</text:p>
          </table:table-cell>
          <table:table-cell office:value-type="string" table:style-name="ce1">
            <text:p>Sputnik V</text:p>
          </table:table-cell>
          <table:table-cell office:value-type="float" office:value="47024" table:style-name="ce1">
            <text:p>47024</text:p>
          </table:table-cell>
          <table:table-cell office:value-type="float" office:value="23512" table:style-name="ce1">
            <text:p>23512</text:p>
          </table:table-cell>
          <table:table-cell office:value-type="float" office:value="23103" table:style-name="ce1">
            <text:p>23103</text:p>
          </table:table-cell>
          <table:table-cell office:value-type="float" office:value="43238" table:style-name="ce1">
            <text:p>43238</text:p>
          </table:table-cell>
          <table:table-cell office:value-type="float" office:value="31098664" table:style-name="ce1">
            <text:p>31098664</text:p>
          </table:table-cell>
          <table:table-cell table:number-columns-repeated="16375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1">
            <text:p>Benin</text:p>
          </table:table-cell>
          <table:table-cell office:value-type="date" office:date-value="2023-05-10T00:00:00" table:style-name="ce2">
            <text:p>2023-05-10</text:p>
          </table:table-cell>
          <table:table-cell office:value-type="string" table:style-name="ce1">
            <text:p>Sinovac</text:p>
          </table:table-cell>
          <table:table-cell office:value-type="float" office:value="29525" table:style-name="ce1">
            <text:p>29525</text:p>
          </table:table-cell>
          <table:table-cell office:value-type="float" office:value="14762" table:style-name="ce1">
            <text:p>14762</text:p>
          </table:table-cell>
          <table:table-cell office:value-type="float" office:value="13390" table:style-name="ce1">
            <text:p>13390</text:p>
          </table:table-cell>
          <table:table-cell office:value-type="float" office:value="28784" table:style-name="ce1">
            <text:p>28784</text:p>
          </table:table-cell>
          <table:table-cell office:value-type="float" office:value="21404423" table:style-name="ce1">
            <text:p>21404423</text:p>
          </table:table-cell>
          <table:table-cell table:number-columns-repeated="16375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1">
            <text:p>Burundi</text:p>
          </table:table-cell>
          <table:table-cell office:value-type="date" office:date-value="2022-10-05T00:00:00" table:style-name="ce2">
            <text:p>2022-10-05</text:p>
          </table:table-cell>
          <table:table-cell office:value-type="string" table:style-name="ce1">
            <text:p>AstraZeneca</text:p>
          </table:table-cell>
          <table:table-cell office:value-type="float" office:value="76811" table:style-name="ce1">
            <text:p>76811</text:p>
          </table:table-cell>
          <table:table-cell office:value-type="float" office:value="38405" table:style-name="ce1">
            <text:p>38405</text:p>
          </table:table-cell>
          <table:table-cell office:value-type="float" office:value="37438" table:style-name="ce1">
            <text:p>37438</text:p>
          </table:table-cell>
          <table:table-cell office:value-type="float" office:value="73143" table:style-name="ce1">
            <text:p>73143</text:p>
          </table:table-cell>
          <table:table-cell office:value-type="float" office:value="7642665" table:style-name="ce1">
            <text:p>7642665</text:p>
          </table:table-cell>
          <table:table-cell table:number-columns-repeated="16375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1">
            <text:p>Bosnia and Herzegovina</text:p>
          </table:table-cell>
          <table:table-cell office:value-type="date" office:date-value="2021-05-18T00:00:00" table:style-name="ce2">
            <text:p>2021-05-18</text:p>
          </table:table-cell>
          <table:table-cell office:value-type="string" table:style-name="ce1">
            <text:p>Pfizer</text:p>
          </table:table-cell>
          <table:table-cell office:value-type="float" office:value="42976" table:style-name="ce1">
            <text:p>42976</text:p>
          </table:table-cell>
          <table:table-cell office:value-type="float" office:value="21488" table:style-name="ce1">
            <text:p>21488</text:p>
          </table:table-cell>
          <table:table-cell office:value-type="float" office:value="20613" table:style-name="ce1">
            <text:p>20613</text:p>
          </table:table-cell>
          <table:table-cell office:value-type="float" office:value="42376" table:style-name="ce1">
            <text:p>42376</text:p>
          </table:table-cell>
          <table:table-cell office:value-type="float" office:value="2707751" table:style-name="ce1">
            <text:p>2707751</text:p>
          </table:table-cell>
          <table:table-cell table:number-columns-repeated="16375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1">
            <text:p>Antigua and Barbuda</text:p>
          </table:table-cell>
          <table:table-cell office:value-type="date" office:date-value="2022-01-14T00:00:00" table:style-name="ce2">
            <text:p>2022-01-14</text:p>
          </table:table-cell>
          <table:table-cell office:value-type="string" table:style-name="ce1">
            <text:p>Pfizer</text:p>
          </table:table-cell>
          <table:table-cell office:value-type="float" office:value="25191" table:style-name="ce1">
            <text:p>25191</text:p>
          </table:table-cell>
          <table:table-cell office:value-type="float" office:value="12595" table:style-name="ce1">
            <text:p>12595</text:p>
          </table:table-cell>
          <table:table-cell office:value-type="float" office:value="12409" table:style-name="ce1">
            <text:p>12409</text:p>
          </table:table-cell>
          <table:table-cell office:value-type="float" office:value="20578" table:style-name="ce1">
            <text:p>20578</text:p>
          </table:table-cell>
          <table:table-cell office:value-type="float" office:value="9005337" table:style-name="ce1">
            <text:p>9005337</text:p>
          </table:table-cell>
          <table:table-cell table:number-columns-repeated="16375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Macedonia</text:p>
          </table:table-cell>
          <table:table-cell office:value-type="date" office:date-value="2021-02-02T00:00:00" table:style-name="ce2">
            <text:p>2021-02-02</text:p>
          </table:table-cell>
          <table:table-cell office:value-type="string" table:style-name="ce1">
            <text:p>Sinovac</text:p>
          </table:table-cell>
          <table:table-cell office:value-type="float" office:value="39230" table:style-name="ce1">
            <text:p>39230</text:p>
          </table:table-cell>
          <table:table-cell office:value-type="float" office:value="19615" table:style-name="ce1">
            <text:p>19615</text:p>
          </table:table-cell>
          <table:table-cell office:value-type="float" office:value="19582" table:style-name="ce1">
            <text:p>19582</text:p>
          </table:table-cell>
          <table:table-cell office:value-type="float" office:value="38613" table:style-name="ce1">
            <text:p>38613</text:p>
          </table:table-cell>
          <table:table-cell office:value-type="float" office:value="34718762" table:style-name="ce1">
            <text:p>34718762</text:p>
          </table:table-cell>
          <table:table-cell table:number-columns-repeated="16375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1">
            <text:p>Namibia</text:p>
          </table:table-cell>
          <table:table-cell office:value-type="date" office:date-value="2023-11-24T00:00:00" table:style-name="ce2">
            <text:p>2023-11-24</text:p>
          </table:table-cell>
          <table:table-cell office:value-type="string" table:style-name="ce1">
            <text:p>Sputnik V</text:p>
          </table:table-cell>
          <table:table-cell office:value-type="float" office:value="21250" table:style-name="ce1">
            <text:p>21250</text:p>
          </table:table-cell>
          <table:table-cell office:value-type="float" office:value="10625" table:style-name="ce1">
            <text:p>10625</text:p>
          </table:table-cell>
          <table:table-cell office:value-type="float" office:value="9914" table:style-name="ce1">
            <text:p>9914</text:p>
          </table:table-cell>
          <table:table-cell office:value-type="float" office:value="17229" table:style-name="ce1">
            <text:p>17229</text:p>
          </table:table-cell>
          <table:table-cell office:value-type="float" office:value="28435101" table:style-name="ce1">
            <text:p>28435101</text:p>
          </table:table-cell>
          <table:table-cell table:number-columns-repeated="16375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1">
            <text:p>Mauritius</text:p>
          </table:table-cell>
          <table:table-cell office:value-type="date" office:date-value="2021-10-07T00:00:00" table:style-name="ce2">
            <text:p>2021-10-07</text:p>
          </table:table-cell>
          <table:table-cell office:value-type="string" table:style-name="ce1">
            <text:p>Sputnik V</text:p>
          </table:table-cell>
          <table:table-cell office:value-type="float" office:value="96236" table:style-name="ce1">
            <text:p>96236</text:p>
          </table:table-cell>
          <table:table-cell office:value-type="float" office:value="48118" table:style-name="ce1">
            <text:p>48118</text:p>
          </table:table-cell>
          <table:table-cell office:value-type="float" office:value="44135" table:style-name="ce1">
            <text:p>44135</text:p>
          </table:table-cell>
          <table:table-cell office:value-type="float" office:value="92183" table:style-name="ce1">
            <text:p>92183</text:p>
          </table:table-cell>
          <table:table-cell office:value-type="float" office:value="4663462" table:style-name="ce1">
            <text:p>4663462</text:p>
          </table:table-cell>
          <table:table-cell table:number-columns-repeated="16375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Burundi</text:p>
          </table:table-cell>
          <table:table-cell office:value-type="date" office:date-value="2022-09-13T00:00:00" table:style-name="ce2">
            <text:p>2022-09-13</text:p>
          </table:table-cell>
          <table:table-cell office:value-type="string" table:style-name="ce1">
            <text:p>Johnson &amp; Johnson</text:p>
          </table:table-cell>
          <table:table-cell office:value-type="float" office:value="104230" table:style-name="ce1">
            <text:p>104230</text:p>
          </table:table-cell>
          <table:table-cell office:value-type="float" office:value="52115" table:style-name="ce1">
            <text:p>52115</text:p>
          </table:table-cell>
          <table:table-cell office:value-type="float" office:value="49674" table:style-name="ce1">
            <text:p>49674</text:p>
          </table:table-cell>
          <table:table-cell office:value-type="float" office:value="99931" table:style-name="ce1">
            <text:p>99931</text:p>
          </table:table-cell>
          <table:table-cell office:value-type="float" office:value="9105483" table:style-name="ce1">
            <text:p>9105483</text:p>
          </table:table-cell>
          <table:table-cell table:number-columns-repeated="16375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1">
            <text:p>Sri Lanka</text:p>
          </table:table-cell>
          <table:table-cell office:value-type="date" office:date-value="2023-05-05T00:00:00" table:style-name="ce2">
            <text:p>2023-05-05</text:p>
          </table:table-cell>
          <table:table-cell office:value-type="string" table:style-name="ce1">
            <text:p>Moderna</text:p>
          </table:table-cell>
          <table:table-cell office:value-type="float" office:value="77588" table:style-name="ce1">
            <text:p>77588</text:p>
          </table:table-cell>
          <table:table-cell office:value-type="float" office:value="38794" table:style-name="ce1">
            <text:p>38794</text:p>
          </table:table-cell>
          <table:table-cell office:value-type="float" office:value="35448" table:style-name="ce1">
            <text:p>35448</text:p>
          </table:table-cell>
          <table:table-cell office:value-type="float" office:value="77182" table:style-name="ce1">
            <text:p>77182</text:p>
          </table:table-cell>
          <table:table-cell office:value-type="float" office:value="21909455" table:style-name="ce1">
            <text:p>21909455</text:p>
          </table:table-cell>
          <table:table-cell table:number-columns-repeated="16375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1">
            <text:p>Trinidad and Tobago</text:p>
          </table:table-cell>
          <table:table-cell office:value-type="date" office:date-value="2022-07-24T00:00:00" table:style-name="ce2">
            <text:p>2022-07-24</text:p>
          </table:table-cell>
          <table:table-cell office:value-type="string" table:style-name="ce1">
            <text:p>Sinovac</text:p>
          </table:table-cell>
          <table:table-cell office:value-type="float" office:value="77249" table:style-name="ce1">
            <text:p>77249</text:p>
          </table:table-cell>
          <table:table-cell office:value-type="float" office:value="38624" table:style-name="ce1">
            <text:p>38624</text:p>
          </table:table-cell>
          <table:table-cell office:value-type="float" office:value="36285" table:style-name="ce1">
            <text:p>36285</text:p>
          </table:table-cell>
          <table:table-cell office:value-type="float" office:value="74920" table:style-name="ce1">
            <text:p>74920</text:p>
          </table:table-cell>
          <table:table-cell office:value-type="float" office:value="28007522" table:style-name="ce1">
            <text:p>28007522</text:p>
          </table:table-cell>
          <table:table-cell table:number-columns-repeated="16375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1">
            <text:p>Pakistan</text:p>
          </table:table-cell>
          <table:table-cell office:value-type="date" office:date-value="2021-01-07T00:00:00" table:style-name="ce2">
            <text:p>2021-01-07</text:p>
          </table:table-cell>
          <table:table-cell office:value-type="string" table:style-name="ce1">
            <text:p>Pfizer</text:p>
          </table:table-cell>
          <table:table-cell office:value-type="float" office:value="75650" table:style-name="ce1">
            <text:p>75650</text:p>
          </table:table-cell>
          <table:table-cell office:value-type="float" office:value="37825" table:style-name="ce1">
            <text:p>37825</text:p>
          </table:table-cell>
          <table:table-cell office:value-type="float" office:value="35663" table:style-name="ce1">
            <text:p>35663</text:p>
          </table:table-cell>
          <table:table-cell office:value-type="float" office:value="75478" table:style-name="ce1">
            <text:p>75478</text:p>
          </table:table-cell>
          <table:table-cell office:value-type="float" office:value="10698346" table:style-name="ce1">
            <text:p>10698346</text:p>
          </table:table-cell>
          <table:table-cell table:number-columns-repeated="16375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1">
            <text:p>Cuba</text:p>
          </table:table-cell>
          <table:table-cell office:value-type="date" office:date-value="2023-10-16T00:00:00" table:style-name="ce2">
            <text:p>2023-10-16</text:p>
          </table:table-cell>
          <table:table-cell office:value-type="string" table:style-name="ce1">
            <text:p>Johnson &amp; Johnson</text:p>
          </table:table-cell>
          <table:table-cell office:value-type="float" office:value="90043" table:style-name="ce1">
            <text:p>90043</text:p>
          </table:table-cell>
          <table:table-cell office:value-type="float" office:value="45021" table:style-name="ce1">
            <text:p>45021</text:p>
          </table:table-cell>
          <table:table-cell office:value-type="float" office:value="44716" table:style-name="ce1">
            <text:p>44716</text:p>
          </table:table-cell>
          <table:table-cell office:value-type="float" office:value="87235" table:style-name="ce1">
            <text:p>87235</text:p>
          </table:table-cell>
          <table:table-cell office:value-type="float" office:value="26652713" table:style-name="ce1">
            <text:p>26652713</text:p>
          </table:table-cell>
          <table:table-cell table:number-columns-repeated="16375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1">
            <text:p>Bosnia and Herzegovina</text:p>
          </table:table-cell>
          <table:table-cell office:value-type="date" office:date-value="2023-05-07T00:00:00" table:style-name="ce2">
            <text:p>2023-05-07</text:p>
          </table:table-cell>
          <table:table-cell office:value-type="string" table:style-name="ce1">
            <text:p>Moderna</text:p>
          </table:table-cell>
          <table:table-cell office:value-type="float" office:value="92812" table:style-name="ce1">
            <text:p>92812</text:p>
          </table:table-cell>
          <table:table-cell office:value-type="float" office:value="46406" table:style-name="ce1">
            <text:p>46406</text:p>
          </table:table-cell>
          <table:table-cell office:value-type="float" office:value="43347" table:style-name="ce1">
            <text:p>43347</text:p>
          </table:table-cell>
          <table:table-cell office:value-type="float" office:value="91408" table:style-name="ce1">
            <text:p>91408</text:p>
          </table:table-cell>
          <table:table-cell office:value-type="float" office:value="42140117" table:style-name="ce1">
            <text:p>42140117</text:p>
          </table:table-cell>
          <table:table-cell table:number-columns-repeated="16375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1">
            <text:p>Kiribati</text:p>
          </table:table-cell>
          <table:table-cell office:value-type="date" office:date-value="2022-04-13T00:00:00" table:style-name="ce2">
            <text:p>2022-04-13</text:p>
          </table:table-cell>
          <table:table-cell office:value-type="string" table:style-name="ce1">
            <text:p>AstraZeneca</text:p>
          </table:table-cell>
          <table:table-cell office:value-type="float" office:value="49974" table:style-name="ce1">
            <text:p>49974</text:p>
          </table:table-cell>
          <table:table-cell office:value-type="float" office:value="24987" table:style-name="ce1">
            <text:p>24987</text:p>
          </table:table-cell>
          <table:table-cell office:value-type="float" office:value="23179" table:style-name="ce1">
            <text:p>23179</text:p>
          </table:table-cell>
          <table:table-cell office:value-type="float" office:value="48896" table:style-name="ce1">
            <text:p>48896</text:p>
          </table:table-cell>
          <table:table-cell office:value-type="float" office:value="22294873" table:style-name="ce1">
            <text:p>22294873</text:p>
          </table:table-cell>
          <table:table-cell table:number-columns-repeated="16375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1">
            <text:p>Guam</text:p>
          </table:table-cell>
          <table:table-cell office:value-type="date" office:date-value="2022-06-01T00:00:00" table:style-name="ce2">
            <text:p>2022-06-01</text:p>
          </table:table-cell>
          <table:table-cell office:value-type="string" table:style-name="ce1">
            <text:p>Pfizer</text:p>
          </table:table-cell>
          <table:table-cell office:value-type="float" office:value="33508" table:style-name="ce1">
            <text:p>33508</text:p>
          </table:table-cell>
          <table:table-cell office:value-type="float" office:value="16754" table:style-name="ce1">
            <text:p>16754</text:p>
          </table:table-cell>
          <table:table-cell office:value-type="float" office:value="16670" table:style-name="ce1">
            <text:p>16670</text:p>
          </table:table-cell>
          <table:table-cell office:value-type="float" office:value="29018" table:style-name="ce1">
            <text:p>29018</text:p>
          </table:table-cell>
          <table:table-cell office:value-type="float" office:value="25966741" table:style-name="ce1">
            <text:p>25966741</text:p>
          </table:table-cell>
          <table:table-cell table:number-columns-repeated="16375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1">
            <text:p>Northern Mariana Islands</text:p>
          </table:table-cell>
          <table:table-cell office:value-type="date" office:date-value="2023-10-29T00:00:00" table:style-name="ce2">
            <text:p>2023-10-29</text:p>
          </table:table-cell>
          <table:table-cell office:value-type="string" table:style-name="ce1">
            <text:p>AstraZeneca</text:p>
          </table:table-cell>
          <table:table-cell office:value-type="float" office:value="79983" table:style-name="ce1">
            <text:p>79983</text:p>
          </table:table-cell>
          <table:table-cell office:value-type="float" office:value="39991" table:style-name="ce1">
            <text:p>39991</text:p>
          </table:table-cell>
          <table:table-cell office:value-type="float" office:value="36986" table:style-name="ce1">
            <text:p>36986</text:p>
          </table:table-cell>
          <table:table-cell office:value-type="float" office:value="79852" table:style-name="ce1">
            <text:p>79852</text:p>
          </table:table-cell>
          <table:table-cell office:value-type="float" office:value="34957250" table:style-name="ce1">
            <text:p>34957250</text:p>
          </table:table-cell>
          <table:table-cell table:number-columns-repeated="16375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1">
            <text:p>Anguilla</text:p>
          </table:table-cell>
          <table:table-cell office:value-type="date" office:date-value="2021-04-11T00:00:00" table:style-name="ce2">
            <text:p>2021-04-11</text:p>
          </table:table-cell>
          <table:table-cell office:value-type="string" table:style-name="ce1">
            <text:p>AstraZeneca</text:p>
          </table:table-cell>
          <table:table-cell office:value-type="float" office:value="53550" table:style-name="ce1">
            <text:p>53550</text:p>
          </table:table-cell>
          <table:table-cell office:value-type="float" office:value="26775" table:style-name="ce1">
            <text:p>26775</text:p>
          </table:table-cell>
          <table:table-cell office:value-type="float" office:value="24463" table:style-name="ce1">
            <text:p>24463</text:p>
          </table:table-cell>
          <table:table-cell office:value-type="float" office:value="52061" table:style-name="ce1">
            <text:p>52061</text:p>
          </table:table-cell>
          <table:table-cell office:value-type="float" office:value="7896238" table:style-name="ce1">
            <text:p>7896238</text:p>
          </table:table-cell>
          <table:table-cell table:number-columns-repeated="16375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1">
            <text:p>Bermuda</text:p>
          </table:table-cell>
          <table:table-cell office:value-type="date" office:date-value="2021-08-06T00:00:00" table:style-name="ce2">
            <text:p>2021-08-06</text:p>
          </table:table-cell>
          <table:table-cell office:value-type="string" table:style-name="ce1">
            <text:p>Sputnik V</text:p>
          </table:table-cell>
          <table:table-cell office:value-type="float" office:value="96126" table:style-name="ce1">
            <text:p>96126</text:p>
          </table:table-cell>
          <table:table-cell office:value-type="float" office:value="48063" table:style-name="ce1">
            <text:p>48063</text:p>
          </table:table-cell>
          <table:table-cell office:value-type="float" office:value="46309" table:style-name="ce1">
            <text:p>46309</text:p>
          </table:table-cell>
          <table:table-cell office:value-type="float" office:value="92198" table:style-name="ce1">
            <text:p>92198</text:p>
          </table:table-cell>
          <table:table-cell office:value-type="float" office:value="38761047" table:style-name="ce1">
            <text:p>38761047</text:p>
          </table:table-cell>
          <table:table-cell table:number-columns-repeated="16375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10-22T00:00:00" table:style-name="ce2">
            <text:p>2023-10-22</text:p>
          </table:table-cell>
          <table:table-cell office:value-type="string" table:style-name="ce1">
            <text:p>Johnson &amp; Johnson</text:p>
          </table:table-cell>
          <table:table-cell office:value-type="float" office:value="97884" table:style-name="ce1">
            <text:p>97884</text:p>
          </table:table-cell>
          <table:table-cell office:value-type="float" office:value="48942" table:style-name="ce1">
            <text:p>48942</text:p>
          </table:table-cell>
          <table:table-cell office:value-type="float" office:value="45652" table:style-name="ce1">
            <text:p>45652</text:p>
          </table:table-cell>
          <table:table-cell office:value-type="float" office:value="97855" table:style-name="ce1">
            <text:p>97855</text:p>
          </table:table-cell>
          <table:table-cell office:value-type="float" office:value="46462948" table:style-name="ce1">
            <text:p>46462948</text:p>
          </table:table-cell>
          <table:table-cell table:number-columns-repeated="16375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1">
            <text:p>Benin</text:p>
          </table:table-cell>
          <table:table-cell office:value-type="date" office:date-value="2022-01-10T00:00:00" table:style-name="ce2">
            <text:p>2022-01-10</text:p>
          </table:table-cell>
          <table:table-cell office:value-type="string" table:style-name="ce1">
            <text:p>Pfizer</text:p>
          </table:table-cell>
          <table:table-cell office:value-type="float" office:value="24660" table:style-name="ce1">
            <text:p>24660</text:p>
          </table:table-cell>
          <table:table-cell office:value-type="float" office:value="12330" table:style-name="ce1">
            <text:p>12330</text:p>
          </table:table-cell>
          <table:table-cell office:value-type="float" office:value="11344" table:style-name="ce1">
            <text:p>11344</text:p>
          </table:table-cell>
          <table:table-cell office:value-type="float" office:value="20101" table:style-name="ce1">
            <text:p>20101</text:p>
          </table:table-cell>
          <table:table-cell office:value-type="float" office:value="49114418" table:style-name="ce1">
            <text:p>49114418</text:p>
          </table:table-cell>
          <table:table-cell table:number-columns-repeated="16375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1">
            <text:p>Namibia</text:p>
          </table:table-cell>
          <table:table-cell office:value-type="date" office:date-value="2022-03-20T00:00:00" table:style-name="ce2">
            <text:p>2022-03-20</text:p>
          </table:table-cell>
          <table:table-cell office:value-type="string" table:style-name="ce1">
            <text:p>Pfizer</text:p>
          </table:table-cell>
          <table:table-cell office:value-type="float" office:value="35417" table:style-name="ce1">
            <text:p>35417</text:p>
          </table:table-cell>
          <table:table-cell office:value-type="float" office:value="17708" table:style-name="ce1">
            <text:p>17708</text:p>
          </table:table-cell>
          <table:table-cell office:value-type="float" office:value="16162" table:style-name="ce1">
            <text:p>16162</text:p>
          </table:table-cell>
          <table:table-cell office:value-type="float" office:value="33395" table:style-name="ce1">
            <text:p>33395</text:p>
          </table:table-cell>
          <table:table-cell office:value-type="float" office:value="22385926" table:style-name="ce1">
            <text:p>22385926</text:p>
          </table:table-cell>
          <table:table-cell table:number-columns-repeated="16375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1">
            <text:p>Antigua and Barbuda</text:p>
          </table:table-cell>
          <table:table-cell office:value-type="date" office:date-value="2021-11-13T00:00:00" table:style-name="ce2">
            <text:p>2021-11-13</text:p>
          </table:table-cell>
          <table:table-cell office:value-type="string" table:style-name="ce1">
            <text:p>Sputnik V</text:p>
          </table:table-cell>
          <table:table-cell office:value-type="float" office:value="71287" table:style-name="ce1">
            <text:p>71287</text:p>
          </table:table-cell>
          <table:table-cell office:value-type="float" office:value="35643" table:style-name="ce1">
            <text:p>35643</text:p>
          </table:table-cell>
          <table:table-cell office:value-type="float" office:value="33309" table:style-name="ce1">
            <text:p>33309</text:p>
          </table:table-cell>
          <table:table-cell office:value-type="float" office:value="66577" table:style-name="ce1">
            <text:p>66577</text:p>
          </table:table-cell>
          <table:table-cell office:value-type="float" office:value="34394863" table:style-name="ce1">
            <text:p>34394863</text:p>
          </table:table-cell>
          <table:table-cell table:number-columns-repeated="16375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1">
            <text:p>Fiji</text:p>
          </table:table-cell>
          <table:table-cell office:value-type="date" office:date-value="2022-01-02T00:00:00" table:style-name="ce2">
            <text:p>2022-01-02</text:p>
          </table:table-cell>
          <table:table-cell office:value-type="string" table:style-name="ce1">
            <text:p>Sputnik V</text:p>
          </table:table-cell>
          <table:table-cell office:value-type="float" office:value="81285" table:style-name="ce1">
            <text:p>81285</text:p>
          </table:table-cell>
          <table:table-cell office:value-type="float" office:value="40642" table:style-name="ce1">
            <text:p>40642</text:p>
          </table:table-cell>
          <table:table-cell office:value-type="float" office:value="37087" table:style-name="ce1">
            <text:p>37087</text:p>
          </table:table-cell>
          <table:table-cell office:value-type="float" office:value="78102" table:style-name="ce1">
            <text:p>78102</text:p>
          </table:table-cell>
          <table:table-cell office:value-type="float" office:value="41782618" table:style-name="ce1">
            <text:p>41782618</text:p>
          </table:table-cell>
          <table:table-cell table:number-columns-repeated="16375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1">
            <text:p>Antigua and Barbuda</text:p>
          </table:table-cell>
          <table:table-cell office:value-type="date" office:date-value="2021-05-07T00:00:00" table:style-name="ce2">
            <text:p>2021-05-07</text:p>
          </table:table-cell>
          <table:table-cell office:value-type="string" table:style-name="ce1">
            <text:p>Sputnik V</text:p>
          </table:table-cell>
          <table:table-cell office:value-type="float" office:value="29876" table:style-name="ce1">
            <text:p>29876</text:p>
          </table:table-cell>
          <table:table-cell office:value-type="float" office:value="14938" table:style-name="ce1">
            <text:p>14938</text:p>
          </table:table-cell>
          <table:table-cell office:value-type="float" office:value="14871" table:style-name="ce1">
            <text:p>14871</text:p>
          </table:table-cell>
          <table:table-cell office:value-type="float" office:value="25319" table:style-name="ce1">
            <text:p>25319</text:p>
          </table:table-cell>
          <table:table-cell office:value-type="float" office:value="8916622" table:style-name="ce1">
            <text:p>8916622</text:p>
          </table:table-cell>
          <table:table-cell table:number-columns-repeated="16375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1">
            <text:p>Bermuda</text:p>
          </table:table-cell>
          <table:table-cell office:value-type="date" office:date-value="2021-05-19T00:00:00" table:style-name="ce2">
            <text:p>2021-05-19</text:p>
          </table:table-cell>
          <table:table-cell office:value-type="string" table:style-name="ce1">
            <text:p>Pfizer</text:p>
          </table:table-cell>
          <table:table-cell office:value-type="float" office:value="52313" table:style-name="ce1">
            <text:p>52313</text:p>
          </table:table-cell>
          <table:table-cell office:value-type="float" office:value="26156" table:style-name="ce1">
            <text:p>26156</text:p>
          </table:table-cell>
          <table:table-cell office:value-type="float" office:value="24787" table:style-name="ce1">
            <text:p>24787</text:p>
          </table:table-cell>
          <table:table-cell office:value-type="float" office:value="47694" table:style-name="ce1">
            <text:p>47694</text:p>
          </table:table-cell>
          <table:table-cell office:value-type="float" office:value="12030823" table:style-name="ce1">
            <text:p>12030823</text:p>
          </table:table-cell>
          <table:table-cell table:number-columns-repeated="16375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1">
            <text:p>Jamaica</text:p>
          </table:table-cell>
          <table:table-cell office:value-type="date" office:date-value="2022-02-11T00:00:00" table:style-name="ce2">
            <text:p>2022-02-11</text:p>
          </table:table-cell>
          <table:table-cell office:value-type="string" table:style-name="ce1">
            <text:p>Sputnik V</text:p>
          </table:table-cell>
          <table:table-cell office:value-type="float" office:value="30223" table:style-name="ce1">
            <text:p>30223</text:p>
          </table:table-cell>
          <table:table-cell office:value-type="float" office:value="15111" table:style-name="ce1">
            <text:p>15111</text:p>
          </table:table-cell>
          <table:table-cell office:value-type="float" office:value="13607" table:style-name="ce1">
            <text:p>13607</text:p>
          </table:table-cell>
          <table:table-cell office:value-type="float" office:value="26961" table:style-name="ce1">
            <text:p>26961</text:p>
          </table:table-cell>
          <table:table-cell office:value-type="float" office:value="27825251" table:style-name="ce1">
            <text:p>27825251</text:p>
          </table:table-cell>
          <table:table-cell table:number-columns-repeated="16375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1">
            <text:p>Fiji</text:p>
          </table:table-cell>
          <table:table-cell office:value-type="date" office:date-value="2021-04-15T00:00:00" table:style-name="ce2">
            <text:p>2021-04-15</text:p>
          </table:table-cell>
          <table:table-cell office:value-type="string" table:style-name="ce1">
            <text:p>Moderna</text:p>
          </table:table-cell>
          <table:table-cell office:value-type="float" office:value="49657" table:style-name="ce1">
            <text:p>49657</text:p>
          </table:table-cell>
          <table:table-cell office:value-type="float" office:value="24828" table:style-name="ce1">
            <text:p>24828</text:p>
          </table:table-cell>
          <table:table-cell office:value-type="float" office:value="23251" table:style-name="ce1">
            <text:p>23251</text:p>
          </table:table-cell>
          <table:table-cell office:value-type="float" office:value="47562" table:style-name="ce1">
            <text:p>47562</text:p>
          </table:table-cell>
          <table:table-cell office:value-type="float" office:value="10280693" table:style-name="ce1">
            <text:p>10280693</text:p>
          </table:table-cell>
          <table:table-cell table:number-columns-repeated="16375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1">
            <text:p>Bermuda</text:p>
          </table:table-cell>
          <table:table-cell office:value-type="date" office:date-value="2023-08-18T00:00:00" table:style-name="ce2">
            <text:p>2023-08-18</text:p>
          </table:table-cell>
          <table:table-cell office:value-type="string" table:style-name="ce1">
            <text:p>Moderna</text:p>
          </table:table-cell>
          <table:table-cell office:value-type="float" office:value="51353" table:style-name="ce1">
            <text:p>51353</text:p>
          </table:table-cell>
          <table:table-cell office:value-type="float" office:value="25676" table:style-name="ce1">
            <text:p>25676</text:p>
          </table:table-cell>
          <table:table-cell office:value-type="float" office:value="24241" table:style-name="ce1">
            <text:p>24241</text:p>
          </table:table-cell>
          <table:table-cell office:value-type="float" office:value="47372" table:style-name="ce1">
            <text:p>47372</text:p>
          </table:table-cell>
          <table:table-cell office:value-type="float" office:value="4817484" table:style-name="ce1">
            <text:p>4817484</text:p>
          </table:table-cell>
          <table:table-cell table:number-columns-repeated="16375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1">
            <text:p>Bosnia and Herzegovina</text:p>
          </table:table-cell>
          <table:table-cell office:value-type="date" office:date-value="2023-01-23T00:00:00" table:style-name="ce2">
            <text:p>2023-01-23</text:p>
          </table:table-cell>
          <table:table-cell office:value-type="string" table:style-name="ce1">
            <text:p>Pfizer</text:p>
          </table:table-cell>
          <table:table-cell office:value-type="float" office:value="49204" table:style-name="ce1">
            <text:p>49204</text:p>
          </table:table-cell>
          <table:table-cell office:value-type="float" office:value="24602" table:style-name="ce1">
            <text:p>24602</text:p>
          </table:table-cell>
          <table:table-cell office:value-type="float" office:value="22308" table:style-name="ce1">
            <text:p>22308</text:p>
          </table:table-cell>
          <table:table-cell office:value-type="float" office:value="46598" table:style-name="ce1">
            <text:p>46598</text:p>
          </table:table-cell>
          <table:table-cell office:value-type="float" office:value="17746559" table:style-name="ce1">
            <text:p>17746559</text:p>
          </table:table-cell>
          <table:table-cell table:number-columns-repeated="16375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1">
            <text:p>Cuba</text:p>
          </table:table-cell>
          <table:table-cell office:value-type="date" office:date-value="2023-08-12T00:00:00" table:style-name="ce2">
            <text:p>2023-08-12</text:p>
          </table:table-cell>
          <table:table-cell office:value-type="string" table:style-name="ce1">
            <text:p>Sinovac</text:p>
          </table:table-cell>
          <table:table-cell office:value-type="float" office:value="57166" table:style-name="ce1">
            <text:p>57166</text:p>
          </table:table-cell>
          <table:table-cell office:value-type="float" office:value="28583" table:style-name="ce1">
            <text:p>28583</text:p>
          </table:table-cell>
          <table:table-cell office:value-type="float" office:value="27934" table:style-name="ce1">
            <text:p>27934</text:p>
          </table:table-cell>
          <table:table-cell office:value-type="float" office:value="56104" table:style-name="ce1">
            <text:p>56104</text:p>
          </table:table-cell>
          <table:table-cell office:value-type="float" office:value="16217596" table:style-name="ce1">
            <text:p>16217596</text:p>
          </table:table-cell>
          <table:table-cell table:number-columns-repeated="16375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1">
            <text:p>Pakistan</text:p>
          </table:table-cell>
          <table:table-cell office:value-type="date" office:date-value="2023-10-19T00:00:00" table:style-name="ce2">
            <text:p>2023-10-19</text:p>
          </table:table-cell>
          <table:table-cell office:value-type="string" table:style-name="ce1">
            <text:p>Sputnik V</text:p>
          </table:table-cell>
          <table:table-cell office:value-type="float" office:value="81005" table:style-name="ce1">
            <text:p>81005</text:p>
          </table:table-cell>
          <table:table-cell office:value-type="float" office:value="40502" table:style-name="ce1">
            <text:p>40502</text:p>
          </table:table-cell>
          <table:table-cell office:value-type="float" office:value="38661" table:style-name="ce1">
            <text:p>38661</text:p>
          </table:table-cell>
          <table:table-cell office:value-type="float" office:value="80933" table:style-name="ce1">
            <text:p>80933</text:p>
          </table:table-cell>
          <table:table-cell office:value-type="float" office:value="22958098" table:style-name="ce1">
            <text:p>22958098</text:p>
          </table:table-cell>
          <table:table-cell table:number-columns-repeated="16375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3-27T00:00:00" table:style-name="ce2">
            <text:p>2022-03-27</text:p>
          </table:table-cell>
          <table:table-cell office:value-type="string" table:style-name="ce1">
            <text:p>Johnson &amp; Johnson</text:p>
          </table:table-cell>
          <table:table-cell office:value-type="float" office:value="67205" table:style-name="ce1">
            <text:p>67205</text:p>
          </table:table-cell>
          <table:table-cell office:value-type="float" office:value="33602" table:style-name="ce1">
            <text:p>33602</text:p>
          </table:table-cell>
          <table:table-cell office:value-type="float" office:value="32891" table:style-name="ce1">
            <text:p>32891</text:p>
          </table:table-cell>
          <table:table-cell office:value-type="float" office:value="65291" table:style-name="ce1">
            <text:p>65291</text:p>
          </table:table-cell>
          <table:table-cell office:value-type="float" office:value="7532396" table:style-name="ce1">
            <text:p>7532396</text:p>
          </table:table-cell>
          <table:table-cell table:number-columns-repeated="16375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1">
            <text:p>Macedonia</text:p>
          </table:table-cell>
          <table:table-cell office:value-type="date" office:date-value="2021-01-06T00:00:00" table:style-name="ce2">
            <text:p>2021-01-06</text:p>
          </table:table-cell>
          <table:table-cell office:value-type="string" table:style-name="ce1">
            <text:p>Sinovac</text:p>
          </table:table-cell>
          <table:table-cell office:value-type="float" office:value="95030" table:style-name="ce1">
            <text:p>95030</text:p>
          </table:table-cell>
          <table:table-cell office:value-type="float" office:value="47515" table:style-name="ce1">
            <text:p>47515</text:p>
          </table:table-cell>
          <table:table-cell office:value-type="float" office:value="45800" table:style-name="ce1">
            <text:p>45800</text:p>
          </table:table-cell>
          <table:table-cell office:value-type="float" office:value="93856" table:style-name="ce1">
            <text:p>93856</text:p>
          </table:table-cell>
          <table:table-cell office:value-type="float" office:value="22727924" table:style-name="ce1">
            <text:p>22727924</text:p>
          </table:table-cell>
          <table:table-cell table:number-columns-repeated="16375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9-19T00:00:00" table:style-name="ce2">
            <text:p>2023-09-19</text:p>
          </table:table-cell>
          <table:table-cell office:value-type="string" table:style-name="ce1">
            <text:p>Sinovac</text:p>
          </table:table-cell>
          <table:table-cell office:value-type="float" office:value="99756" table:style-name="ce1">
            <text:p>99756</text:p>
          </table:table-cell>
          <table:table-cell office:value-type="float" office:value="49878" table:style-name="ce1">
            <text:p>49878</text:p>
          </table:table-cell>
          <table:table-cell office:value-type="float" office:value="45546" table:style-name="ce1">
            <text:p>45546</text:p>
          </table:table-cell>
          <table:table-cell office:value-type="float" office:value="97702" table:style-name="ce1">
            <text:p>97702</text:p>
          </table:table-cell>
          <table:table-cell office:value-type="float" office:value="10517123" table:style-name="ce1">
            <text:p>10517123</text:p>
          </table:table-cell>
          <table:table-cell table:number-columns-repeated="16375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1">
            <text:p>Cayman Islands</text:p>
          </table:table-cell>
          <table:table-cell office:value-type="date" office:date-value="2022-05-14T00:00:00" table:style-name="ce2">
            <text:p>2022-05-14</text:p>
          </table:table-cell>
          <table:table-cell office:value-type="string" table:style-name="ce1">
            <text:p>Sputnik V</text:p>
          </table:table-cell>
          <table:table-cell office:value-type="float" office:value="29153" table:style-name="ce1">
            <text:p>29153</text:p>
          </table:table-cell>
          <table:table-cell office:value-type="float" office:value="14576" table:style-name="ce1">
            <text:p>14576</text:p>
          </table:table-cell>
          <table:table-cell office:value-type="float" office:value="14512" table:style-name="ce1">
            <text:p>14512</text:p>
          </table:table-cell>
          <table:table-cell office:value-type="float" office:value="27611" table:style-name="ce1">
            <text:p>27611</text:p>
          </table:table-cell>
          <table:table-cell office:value-type="float" office:value="9370351" table:style-name="ce1">
            <text:p>9370351</text:p>
          </table:table-cell>
          <table:table-cell table:number-columns-repeated="16375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3-01-31T00:00:00" table:style-name="ce2">
            <text:p>2023-01-31</text:p>
          </table:table-cell>
          <table:table-cell office:value-type="string" table:style-name="ce1">
            <text:p>Sinovac</text:p>
          </table:table-cell>
          <table:table-cell office:value-type="float" office:value="44061" table:style-name="ce1">
            <text:p>44061</text:p>
          </table:table-cell>
          <table:table-cell office:value-type="float" office:value="22030" table:style-name="ce1">
            <text:p>22030</text:p>
          </table:table-cell>
          <table:table-cell office:value-type="float" office:value="21301" table:style-name="ce1">
            <text:p>21301</text:p>
          </table:table-cell>
          <table:table-cell office:value-type="float" office:value="41324" table:style-name="ce1">
            <text:p>41324</text:p>
          </table:table-cell>
          <table:table-cell office:value-type="float" office:value="42823339" table:style-name="ce1">
            <text:p>42823339</text:p>
          </table:table-cell>
          <table:table-cell table:number-columns-repeated="16375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1">
            <text:p>Czech Republic</text:p>
          </table:table-cell>
          <table:table-cell office:value-type="date" office:date-value="2021-05-30T00:00:00" table:style-name="ce2">
            <text:p>2021-05-30</text:p>
          </table:table-cell>
          <table:table-cell office:value-type="string" table:style-name="ce1">
            <text:p>Johnson &amp; Johnson</text:p>
          </table:table-cell>
          <table:table-cell office:value-type="float" office:value="30144" table:style-name="ce1">
            <text:p>30144</text:p>
          </table:table-cell>
          <table:table-cell office:value-type="float" office:value="15072" table:style-name="ce1">
            <text:p>15072</text:p>
          </table:table-cell>
          <table:table-cell office:value-type="float" office:value="13998" table:style-name="ce1">
            <text:p>13998</text:p>
          </table:table-cell>
          <table:table-cell office:value-type="float" office:value="25332" table:style-name="ce1">
            <text:p>25332</text:p>
          </table:table-cell>
          <table:table-cell office:value-type="float" office:value="1786125" table:style-name="ce1">
            <text:p>1786125</text:p>
          </table:table-cell>
          <table:table-cell table:number-columns-repeated="16375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1">
            <text:p>Benin</text:p>
          </table:table-cell>
          <table:table-cell office:value-type="date" office:date-value="2021-11-06T00:00:00" table:style-name="ce2">
            <text:p>2021-11-06</text:p>
          </table:table-cell>
          <table:table-cell office:value-type="string" table:style-name="ce1">
            <text:p>Johnson &amp; Johnson</text:p>
          </table:table-cell>
          <table:table-cell office:value-type="float" office:value="29140" table:style-name="ce1">
            <text:p>29140</text:p>
          </table:table-cell>
          <table:table-cell office:value-type="float" office:value="14570" table:style-name="ce1">
            <text:p>14570</text:p>
          </table:table-cell>
          <table:table-cell office:value-type="float" office:value="13950" table:style-name="ce1">
            <text:p>13950</text:p>
          </table:table-cell>
          <table:table-cell office:value-type="float" office:value="26932" table:style-name="ce1">
            <text:p>26932</text:p>
          </table:table-cell>
          <table:table-cell office:value-type="float" office:value="15301394" table:style-name="ce1">
            <text:p>15301394</text:p>
          </table:table-cell>
          <table:table-cell table:number-columns-repeated="16375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1">
            <text:p>Bosnia and Herzegovina</text:p>
          </table:table-cell>
          <table:table-cell office:value-type="date" office:date-value="2023-04-02T00:00:00" table:style-name="ce2">
            <text:p>2023-04-02</text:p>
          </table:table-cell>
          <table:table-cell office:value-type="string" table:style-name="ce1">
            <text:p>AstraZeneca</text:p>
          </table:table-cell>
          <table:table-cell office:value-type="float" office:value="63455" table:style-name="ce1">
            <text:p>63455</text:p>
          </table:table-cell>
          <table:table-cell office:value-type="float" office:value="31727" table:style-name="ce1">
            <text:p>31727</text:p>
          </table:table-cell>
          <table:table-cell office:value-type="float" office:value="29008" table:style-name="ce1">
            <text:p>29008</text:p>
          </table:table-cell>
          <table:table-cell office:value-type="float" office:value="61767" table:style-name="ce1">
            <text:p>61767</text:p>
          </table:table-cell>
          <table:table-cell office:value-type="float" office:value="21879405" table:style-name="ce1">
            <text:p>21879405</text:p>
          </table:table-cell>
          <table:table-cell table:number-columns-repeated="16375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1">
            <text:p>Fiji</text:p>
          </table:table-cell>
          <table:table-cell office:value-type="date" office:date-value="2021-09-11T00:00:00" table:style-name="ce2">
            <text:p>2021-09-11</text:p>
          </table:table-cell>
          <table:table-cell office:value-type="string" table:style-name="ce1">
            <text:p>Sinovac</text:p>
          </table:table-cell>
          <table:table-cell office:value-type="float" office:value="65649" table:style-name="ce1">
            <text:p>65649</text:p>
          </table:table-cell>
          <table:table-cell office:value-type="float" office:value="32824" table:style-name="ce1">
            <text:p>32824</text:p>
          </table:table-cell>
          <table:table-cell office:value-type="float" office:value="30133" table:style-name="ce1">
            <text:p>30133</text:p>
          </table:table-cell>
          <table:table-cell office:value-type="float" office:value="62876" table:style-name="ce1">
            <text:p>62876</text:p>
          </table:table-cell>
          <table:table-cell office:value-type="float" office:value="36520964" table:style-name="ce1">
            <text:p>36520964</text:p>
          </table:table-cell>
          <table:table-cell table:number-columns-repeated="16375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1">
            <text:p>Anguilla</text:p>
          </table:table-cell>
          <table:table-cell office:value-type="date" office:date-value="2023-04-03T00:00:00" table:style-name="ce2">
            <text:p>2023-04-03</text:p>
          </table:table-cell>
          <table:table-cell office:value-type="string" table:style-name="ce1">
            <text:p>Pfizer</text:p>
          </table:table-cell>
          <table:table-cell office:value-type="float" office:value="51096" table:style-name="ce1">
            <text:p>51096</text:p>
          </table:table-cell>
          <table:table-cell office:value-type="float" office:value="25548" table:style-name="ce1">
            <text:p>25548</text:p>
          </table:table-cell>
          <table:table-cell office:value-type="float" office:value="24586" table:style-name="ce1">
            <text:p>24586</text:p>
          </table:table-cell>
          <table:table-cell office:value-type="float" office:value="49226" table:style-name="ce1">
            <text:p>49226</text:p>
          </table:table-cell>
          <table:table-cell office:value-type="float" office:value="35332032" table:style-name="ce1">
            <text:p>35332032</text:p>
          </table:table-cell>
          <table:table-cell table:number-columns-repeated="16375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1">
            <text:p>Guam</text:p>
          </table:table-cell>
          <table:table-cell office:value-type="date" office:date-value="2022-11-02T00:00:00" table:style-name="ce2">
            <text:p>2022-11-02</text:p>
          </table:table-cell>
          <table:table-cell office:value-type="string" table:style-name="ce1">
            <text:p>Moderna</text:p>
          </table:table-cell>
          <table:table-cell office:value-type="float" office:value="44674" table:style-name="ce1">
            <text:p>44674</text:p>
          </table:table-cell>
          <table:table-cell office:value-type="float" office:value="22337" table:style-name="ce1">
            <text:p>22337</text:p>
          </table:table-cell>
          <table:table-cell office:value-type="float" office:value="20842" table:style-name="ce1">
            <text:p>20842</text:p>
          </table:table-cell>
          <table:table-cell office:value-type="float" office:value="43979" table:style-name="ce1">
            <text:p>43979</text:p>
          </table:table-cell>
          <table:table-cell office:value-type="float" office:value="41769857" table:style-name="ce1">
            <text:p>41769857</text:p>
          </table:table-cell>
          <table:table-cell table:number-columns-repeated="16375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1">
            <text:p>Mauritius</text:p>
          </table:table-cell>
          <table:table-cell office:value-type="date" office:date-value="2023-03-14T00:00:00" table:style-name="ce2">
            <text:p>2023-03-14</text:p>
          </table:table-cell>
          <table:table-cell office:value-type="string" table:style-name="ce1">
            <text:p>AstraZeneca</text:p>
          </table:table-cell>
          <table:table-cell office:value-type="float" office:value="92533" table:style-name="ce1">
            <text:p>92533</text:p>
          </table:table-cell>
          <table:table-cell office:value-type="float" office:value="46266" table:style-name="ce1">
            <text:p>46266</text:p>
          </table:table-cell>
          <table:table-cell office:value-type="float" office:value="45290" table:style-name="ce1">
            <text:p>45290</text:p>
          </table:table-cell>
          <table:table-cell office:value-type="float" office:value="88529" table:style-name="ce1">
            <text:p>88529</text:p>
          </table:table-cell>
          <table:table-cell office:value-type="float" office:value="40700401" table:style-name="ce1">
            <text:p>40700401</text:p>
          </table:table-cell>
          <table:table-cell table:number-columns-repeated="16375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1">
            <text:p>Saint Barthelemy</text:p>
          </table:table-cell>
          <table:table-cell office:value-type="date" office:date-value="2023-04-18T00:00:00" table:style-name="ce2">
            <text:p>2023-04-18</text:p>
          </table:table-cell>
          <table:table-cell office:value-type="string" table:style-name="ce1">
            <text:p>Sputnik V</text:p>
          </table:table-cell>
          <table:table-cell office:value-type="float" office:value="36436" table:style-name="ce1">
            <text:p>36436</text:p>
          </table:table-cell>
          <table:table-cell office:value-type="float" office:value="18218" table:style-name="ce1">
            <text:p>18218</text:p>
          </table:table-cell>
          <table:table-cell office:value-type="float" office:value="18029" table:style-name="ce1">
            <text:p>18029</text:p>
          </table:table-cell>
          <table:table-cell office:value-type="float" office:value="33404" table:style-name="ce1">
            <text:p>33404</text:p>
          </table:table-cell>
          <table:table-cell office:value-type="float" office:value="8259282" table:style-name="ce1">
            <text:p>8259282</text:p>
          </table:table-cell>
          <table:table-cell table:number-columns-repeated="16375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3-09-03T00:00:00" table:style-name="ce2">
            <text:p>2023-09-03</text:p>
          </table:table-cell>
          <table:table-cell office:value-type="string" table:style-name="ce1">
            <text:p>Johnson &amp; Johnson</text:p>
          </table:table-cell>
          <table:table-cell office:value-type="float" office:value="103911" table:style-name="ce1">
            <text:p>103911</text:p>
          </table:table-cell>
          <table:table-cell office:value-type="float" office:value="51955" table:style-name="ce1">
            <text:p>51955</text:p>
          </table:table-cell>
          <table:table-cell office:value-type="float" office:value="47156" table:style-name="ce1">
            <text:p>47156</text:p>
          </table:table-cell>
          <table:table-cell office:value-type="float" office:value="99585" table:style-name="ce1">
            <text:p>99585</text:p>
          </table:table-cell>
          <table:table-cell office:value-type="float" office:value="36547054" table:style-name="ce1">
            <text:p>36547054</text:p>
          </table:table-cell>
          <table:table-cell table:number-columns-repeated="16375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1">
            <text:p>Anguilla</text:p>
          </table:table-cell>
          <table:table-cell office:value-type="date" office:date-value="2023-03-01T00:00:00" table:style-name="ce2">
            <text:p>2023-03-01</text:p>
          </table:table-cell>
          <table:table-cell office:value-type="string" table:style-name="ce1">
            <text:p>Moderna</text:p>
          </table:table-cell>
          <table:table-cell office:value-type="float" office:value="60799" table:style-name="ce1">
            <text:p>60799</text:p>
          </table:table-cell>
          <table:table-cell office:value-type="float" office:value="30399" table:style-name="ce1">
            <text:p>30399</text:p>
          </table:table-cell>
          <table:table-cell office:value-type="float" office:value="27487" table:style-name="ce1">
            <text:p>27487</text:p>
          </table:table-cell>
          <table:table-cell office:value-type="float" office:value="57973" table:style-name="ce1">
            <text:p>57973</text:p>
          </table:table-cell>
          <table:table-cell office:value-type="float" office:value="16340735" table:style-name="ce1">
            <text:p>16340735</text:p>
          </table:table-cell>
          <table:table-cell table:number-columns-repeated="16375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1">
            <text:p>Trinidad and Tobago</text:p>
          </table:table-cell>
          <table:table-cell office:value-type="date" office:date-value="2023-01-03T00:00:00" table:style-name="ce2">
            <text:p>2023-01-03</text:p>
          </table:table-cell>
          <table:table-cell office:value-type="string" table:style-name="ce1">
            <text:p>Pfizer</text:p>
          </table:table-cell>
          <table:table-cell office:value-type="float" office:value="14767" table:style-name="ce1">
            <text:p>14767</text:p>
          </table:table-cell>
          <table:table-cell office:value-type="float" office:value="7383" table:style-name="ce1">
            <text:p>7383</text:p>
          </table:table-cell>
          <table:table-cell office:value-type="float" office:value="6796" table:style-name="ce1">
            <text:p>6796</text:p>
          </table:table-cell>
          <table:table-cell office:value-type="float" office:value="12425" table:style-name="ce1">
            <text:p>12425</text:p>
          </table:table-cell>
          <table:table-cell office:value-type="float" office:value="11203013" table:style-name="ce1">
            <text:p>11203013</text:p>
          </table:table-cell>
          <table:table-cell table:number-columns-repeated="16375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1">
            <text:p>Mauritius</text:p>
          </table:table-cell>
          <table:table-cell office:value-type="date" office:date-value="2021-11-19T00:00:00" table:style-name="ce2">
            <text:p>2021-11-19</text:p>
          </table:table-cell>
          <table:table-cell office:value-type="string" table:style-name="ce1">
            <text:p>Johnson &amp; Johnson</text:p>
          </table:table-cell>
          <table:table-cell office:value-type="float" office:value="6518" table:style-name="ce1">
            <text:p>6518</text:p>
          </table:table-cell>
          <table:table-cell office:value-type="float" office:value="3259" table:style-name="ce1">
            <text:p>3259</text:p>
          </table:table-cell>
          <table:table-cell office:value-type="float" office:value="3227" table:style-name="ce1">
            <text:p>3227</text:p>
          </table:table-cell>
          <table:table-cell office:value-type="float" office:value="2903" table:style-name="ce1">
            <text:p>2903</text:p>
          </table:table-cell>
          <table:table-cell office:value-type="float" office:value="8881933" table:style-name="ce1">
            <text:p>8881933</text:p>
          </table:table-cell>
          <table:table-cell table:number-columns-repeated="16375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1">
            <text:p>Burundi</text:p>
          </table:table-cell>
          <table:table-cell office:value-type="date" office:date-value="2022-12-21T00:00:00" table:style-name="ce2">
            <text:p>2022-12-21</text:p>
          </table:table-cell>
          <table:table-cell office:value-type="string" table:style-name="ce1">
            <text:p>Johnson &amp; Johnson</text:p>
          </table:table-cell>
          <table:table-cell office:value-type="float" office:value="63873" table:style-name="ce1">
            <text:p>63873</text:p>
          </table:table-cell>
          <table:table-cell office:value-type="float" office:value="31936" table:style-name="ce1">
            <text:p>31936</text:p>
          </table:table-cell>
          <table:table-cell office:value-type="float" office:value="29355" table:style-name="ce1">
            <text:p>29355</text:p>
          </table:table-cell>
          <table:table-cell office:value-type="float" office:value="60787" table:style-name="ce1">
            <text:p>60787</text:p>
          </table:table-cell>
          <table:table-cell office:value-type="float" office:value="25390004" table:style-name="ce1">
            <text:p>25390004</text:p>
          </table:table-cell>
          <table:table-cell table:number-columns-repeated="16375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1">
            <text:p>Saint Vincent and the Grenadines</text:p>
          </table:table-cell>
          <table:table-cell office:value-type="date" office:date-value="2021-09-17T00:00:00" table:style-name="ce2">
            <text:p>2021-09-17</text:p>
          </table:table-cell>
          <table:table-cell office:value-type="string" table:style-name="ce1">
            <text:p>Moderna</text:p>
          </table:table-cell>
          <table:table-cell office:value-type="float" office:value="69565" table:style-name="ce1">
            <text:p>69565</text:p>
          </table:table-cell>
          <table:table-cell office:value-type="float" office:value="34782" table:style-name="ce1">
            <text:p>34782</text:p>
          </table:table-cell>
          <table:table-cell office:value-type="float" office:value="34299" table:style-name="ce1">
            <text:p>34299</text:p>
          </table:table-cell>
          <table:table-cell office:value-type="float" office:value="67803" table:style-name="ce1">
            <text:p>67803</text:p>
          </table:table-cell>
          <table:table-cell office:value-type="float" office:value="49683309" table:style-name="ce1">
            <text:p>49683309</text:p>
          </table:table-cell>
          <table:table-cell table:number-columns-repeated="16375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1">
            <text:p>Guam</text:p>
          </table:table-cell>
          <table:table-cell office:value-type="date" office:date-value="2022-02-07T00:00:00" table:style-name="ce2">
            <text:p>2022-02-07</text:p>
          </table:table-cell>
          <table:table-cell office:value-type="string" table:style-name="ce1">
            <text:p>AstraZeneca</text:p>
          </table:table-cell>
          <table:table-cell office:value-type="float" office:value="50670" table:style-name="ce1">
            <text:p>50670</text:p>
          </table:table-cell>
          <table:table-cell office:value-type="float" office:value="25335" table:style-name="ce1">
            <text:p>25335</text:p>
          </table:table-cell>
          <table:table-cell office:value-type="float" office:value="22821" table:style-name="ce1">
            <text:p>22821</text:p>
          </table:table-cell>
          <table:table-cell office:value-type="float" office:value="47699" table:style-name="ce1">
            <text:p>47699</text:p>
          </table:table-cell>
          <table:table-cell office:value-type="float" office:value="10384557" table:style-name="ce1">
            <text:p>10384557</text:p>
          </table:table-cell>
          <table:table-cell table:number-columns-repeated="16375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1">
            <text:p>Qatar</text:p>
          </table:table-cell>
          <table:table-cell office:value-type="date" office:date-value="2021-01-30T00:00:00" table:style-name="ce2">
            <text:p>2021-01-30</text:p>
          </table:table-cell>
          <table:table-cell office:value-type="string" table:style-name="ce1">
            <text:p>Moderna</text:p>
          </table:table-cell>
          <table:table-cell office:value-type="float" office:value="100733" table:style-name="ce1">
            <text:p>100733</text:p>
          </table:table-cell>
          <table:table-cell office:value-type="float" office:value="50366" table:style-name="ce1">
            <text:p>50366</text:p>
          </table:table-cell>
          <table:table-cell office:value-type="float" office:value="47160" table:style-name="ce1">
            <text:p>47160</text:p>
          </table:table-cell>
          <table:table-cell office:value-type="float" office:value="96516" table:style-name="ce1">
            <text:p>96516</text:p>
          </table:table-cell>
          <table:table-cell office:value-type="float" office:value="36854757" table:style-name="ce1">
            <text:p>36854757</text:p>
          </table:table-cell>
          <table:table-cell table:number-columns-repeated="16375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1">
            <text:p>Cuba</text:p>
          </table:table-cell>
          <table:table-cell office:value-type="date" office:date-value="2022-12-07T00:00:00" table:style-name="ce2">
            <text:p>2022-12-07</text:p>
          </table:table-cell>
          <table:table-cell office:value-type="string" table:style-name="ce1">
            <text:p>Johnson &amp; Johnson</text:p>
          </table:table-cell>
          <table:table-cell office:value-type="float" office:value="87357" table:style-name="ce1">
            <text:p>87357</text:p>
          </table:table-cell>
          <table:table-cell office:value-type="float" office:value="43678" table:style-name="ce1">
            <text:p>43678</text:p>
          </table:table-cell>
          <table:table-cell office:value-type="float" office:value="42004" table:style-name="ce1">
            <text:p>42004</text:p>
          </table:table-cell>
          <table:table-cell office:value-type="float" office:value="87013" table:style-name="ce1">
            <text:p>87013</text:p>
          </table:table-cell>
          <table:table-cell office:value-type="float" office:value="12578722" table:style-name="ce1">
            <text:p>12578722</text:p>
          </table:table-cell>
          <table:table-cell table:number-columns-repeated="16375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1">
            <text:p>Philippines</text:p>
          </table:table-cell>
          <table:table-cell office:value-type="date" office:date-value="2023-12-16T00:00:00" table:style-name="ce2">
            <text:p>2023-12-16</text:p>
          </table:table-cell>
          <table:table-cell office:value-type="string" table:style-name="ce1">
            <text:p>Moderna</text:p>
          </table:table-cell>
          <table:table-cell office:value-type="float" office:value="97124" table:style-name="ce1">
            <text:p>97124</text:p>
          </table:table-cell>
          <table:table-cell office:value-type="float" office:value="48562" table:style-name="ce1">
            <text:p>48562</text:p>
          </table:table-cell>
          <table:table-cell office:value-type="float" office:value="45460" table:style-name="ce1">
            <text:p>45460</text:p>
          </table:table-cell>
          <table:table-cell office:value-type="float" office:value="95918" table:style-name="ce1">
            <text:p>95918</text:p>
          </table:table-cell>
          <table:table-cell office:value-type="float" office:value="14614392" table:style-name="ce1">
            <text:p>14614392</text:p>
          </table:table-cell>
          <table:table-cell table:number-columns-repeated="16375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1">
            <text:p>Bouvet Island (Bouvetoya)</text:p>
          </table:table-cell>
          <table:table-cell office:value-type="date" office:date-value="2022-08-10T00:00:00" table:style-name="ce2">
            <text:p>2022-08-10</text:p>
          </table:table-cell>
          <table:table-cell office:value-type="string" table:style-name="ce1">
            <text:p>Sinovac</text:p>
          </table:table-cell>
          <table:table-cell office:value-type="float" office:value="99537" table:style-name="ce1">
            <text:p>99537</text:p>
          </table:table-cell>
          <table:table-cell office:value-type="float" office:value="49768" table:style-name="ce1">
            <text:p>49768</text:p>
          </table:table-cell>
          <table:table-cell office:value-type="float" office:value="47384" table:style-name="ce1">
            <text:p>47384</text:p>
          </table:table-cell>
          <table:table-cell office:value-type="float" office:value="95145" table:style-name="ce1">
            <text:p>95145</text:p>
          </table:table-cell>
          <table:table-cell office:value-type="float" office:value="36272130" table:style-name="ce1">
            <text:p>36272130</text:p>
          </table:table-cell>
          <table:table-cell table:number-columns-repeated="16375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1">
            <text:p>Reunion</text:p>
          </table:table-cell>
          <table:table-cell office:value-type="date" office:date-value="2022-08-21T00:00:00" table:style-name="ce2">
            <text:p>2022-08-21</text:p>
          </table:table-cell>
          <table:table-cell office:value-type="string" table:style-name="ce1">
            <text:p>Sinovac</text:p>
          </table:table-cell>
          <table:table-cell office:value-type="float" office:value="57701" table:style-name="ce1">
            <text:p>57701</text:p>
          </table:table-cell>
          <table:table-cell office:value-type="float" office:value="28850" table:style-name="ce1">
            <text:p>28850</text:p>
          </table:table-cell>
          <table:table-cell office:value-type="float" office:value="28501" table:style-name="ce1">
            <text:p>28501</text:p>
          </table:table-cell>
          <table:table-cell office:value-type="float" office:value="55137" table:style-name="ce1">
            <text:p>55137</text:p>
          </table:table-cell>
          <table:table-cell office:value-type="float" office:value="15279000" table:style-name="ce1">
            <text:p>15279000</text:p>
          </table:table-cell>
          <table:table-cell table:number-columns-repeated="16375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1">
            <text:p>Guam</text:p>
          </table:table-cell>
          <table:table-cell office:value-type="date" office:date-value="2021-02-19T00:00:00" table:style-name="ce2">
            <text:p>2021-02-19</text:p>
          </table:table-cell>
          <table:table-cell office:value-type="string" table:style-name="ce1">
            <text:p>Sinovac</text:p>
          </table:table-cell>
          <table:table-cell office:value-type="float" office:value="18456" table:style-name="ce1">
            <text:p>18456</text:p>
          </table:table-cell>
          <table:table-cell office:value-type="float" office:value="9228" table:style-name="ce1">
            <text:p>9228</text:p>
          </table:table-cell>
          <table:table-cell office:value-type="float" office:value="8665" table:style-name="ce1">
            <text:p>8665</text:p>
          </table:table-cell>
          <table:table-cell office:value-type="float" office:value="17636" table:style-name="ce1">
            <text:p>17636</text:p>
          </table:table-cell>
          <table:table-cell office:value-type="float" office:value="9950409" table:style-name="ce1">
            <text:p>9950409</text:p>
          </table:table-cell>
          <table:table-cell table:number-columns-repeated="16375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1">
            <text:p>Czech Republic</text:p>
          </table:table-cell>
          <table:table-cell office:value-type="date" office:date-value="2021-09-14T00:00:00" table:style-name="ce2">
            <text:p>2021-09-14</text:p>
          </table:table-cell>
          <table:table-cell office:value-type="string" table:style-name="ce1">
            <text:p>Johnson &amp; Johnson</text:p>
          </table:table-cell>
          <table:table-cell office:value-type="float" office:value="78021" table:style-name="ce1">
            <text:p>78021</text:p>
          </table:table-cell>
          <table:table-cell office:value-type="float" office:value="39010" table:style-name="ce1">
            <text:p>39010</text:p>
          </table:table-cell>
          <table:table-cell office:value-type="float" office:value="36542" table:style-name="ce1">
            <text:p>36542</text:p>
          </table:table-cell>
          <table:table-cell office:value-type="float" office:value="73711" table:style-name="ce1">
            <text:p>73711</text:p>
          </table:table-cell>
          <table:table-cell office:value-type="float" office:value="19114515" table:style-name="ce1">
            <text:p>19114515</text:p>
          </table:table-cell>
          <table:table-cell table:number-columns-repeated="16375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1">
            <text:p>Pakistan</text:p>
          </table:table-cell>
          <table:table-cell office:value-type="date" office:date-value="2022-11-04T00:00:00" table:style-name="ce2">
            <text:p>2022-11-04</text:p>
          </table:table-cell>
          <table:table-cell office:value-type="string" table:style-name="ce1">
            <text:p>Pfizer</text:p>
          </table:table-cell>
          <table:table-cell office:value-type="float" office:value="33974" table:style-name="ce1">
            <text:p>33974</text:p>
          </table:table-cell>
          <table:table-cell office:value-type="float" office:value="16987" table:style-name="ce1">
            <text:p>16987</text:p>
          </table:table-cell>
          <table:table-cell office:value-type="float" office:value="15933" table:style-name="ce1">
            <text:p>15933</text:p>
          </table:table-cell>
          <table:table-cell office:value-type="float" office:value="33539" table:style-name="ce1">
            <text:p>33539</text:p>
          </table:table-cell>
          <table:table-cell office:value-type="float" office:value="37752180" table:style-name="ce1">
            <text:p>37752180</text:p>
          </table:table-cell>
          <table:table-cell table:number-columns-repeated="16375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1">
            <text:p>Bosnia and Herzegovina</text:p>
          </table:table-cell>
          <table:table-cell office:value-type="date" office:date-value="2021-11-18T00:00:00" table:style-name="ce2">
            <text:p>2021-11-18</text:p>
          </table:table-cell>
          <table:table-cell office:value-type="string" table:style-name="ce1">
            <text:p>AstraZeneca</text:p>
          </table:table-cell>
          <table:table-cell office:value-type="float" office:value="72907" table:style-name="ce1">
            <text:p>72907</text:p>
          </table:table-cell>
          <table:table-cell office:value-type="float" office:value="36453" table:style-name="ce1">
            <text:p>36453</text:p>
          </table:table-cell>
          <table:table-cell office:value-type="float" office:value="35136" table:style-name="ce1">
            <text:p>35136</text:p>
          </table:table-cell>
          <table:table-cell office:value-type="float" office:value="68034" table:style-name="ce1">
            <text:p>68034</text:p>
          </table:table-cell>
          <table:table-cell office:value-type="float" office:value="5891215" table:style-name="ce1">
            <text:p>5891215</text:p>
          </table:table-cell>
          <table:table-cell table:number-columns-repeated="16375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1">
            <text:p>Cuba</text:p>
          </table:table-cell>
          <table:table-cell office:value-type="date" office:date-value="2022-08-24T00:00:00" table:style-name="ce2">
            <text:p>2022-08-24</text:p>
          </table:table-cell>
          <table:table-cell office:value-type="string" table:style-name="ce1">
            <text:p>Sputnik V</text:p>
          </table:table-cell>
          <table:table-cell office:value-type="float" office:value="85928" table:style-name="ce1">
            <text:p>85928</text:p>
          </table:table-cell>
          <table:table-cell office:value-type="float" office:value="42964" table:style-name="ce1">
            <text:p>42964</text:p>
          </table:table-cell>
          <table:table-cell office:value-type="float" office:value="41218" table:style-name="ce1">
            <text:p>41218</text:p>
          </table:table-cell>
          <table:table-cell office:value-type="float" office:value="85357" table:style-name="ce1">
            <text:p>85357</text:p>
          </table:table-cell>
          <table:table-cell office:value-type="float" office:value="26296029" table:style-name="ce1">
            <text:p>26296029</text:p>
          </table:table-cell>
          <table:table-cell table:number-columns-repeated="16375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1">
            <text:p>Cyprus</text:p>
          </table:table-cell>
          <table:table-cell office:value-type="date" office:date-value="2023-06-04T00:00:00" table:style-name="ce2">
            <text:p>2023-06-04</text:p>
          </table:table-cell>
          <table:table-cell office:value-type="string" table:style-name="ce1">
            <text:p>Moderna</text:p>
          </table:table-cell>
          <table:table-cell office:value-type="float" office:value="82717" table:style-name="ce1">
            <text:p>82717</text:p>
          </table:table-cell>
          <table:table-cell office:value-type="float" office:value="41358" table:style-name="ce1">
            <text:p>41358</text:p>
          </table:table-cell>
          <table:table-cell office:value-type="float" office:value="39222" table:style-name="ce1">
            <text:p>39222</text:p>
          </table:table-cell>
          <table:table-cell office:value-type="float" office:value="81556" table:style-name="ce1">
            <text:p>81556</text:p>
          </table:table-cell>
          <table:table-cell office:value-type="float" office:value="5656733" table:style-name="ce1">
            <text:p>5656733</text:p>
          </table:table-cell>
          <table:table-cell table:number-columns-repeated="16375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1">
            <text:p>Antigua and Barbuda</text:p>
          </table:table-cell>
          <table:table-cell office:value-type="date" office:date-value="2022-08-16T00:00:00" table:style-name="ce2">
            <text:p>2022-08-16</text:p>
          </table:table-cell>
          <table:table-cell office:value-type="string" table:style-name="ce1">
            <text:p>Pfizer</text:p>
          </table:table-cell>
          <table:table-cell office:value-type="float" office:value="89760" table:style-name="ce1">
            <text:p>89760</text:p>
          </table:table-cell>
          <table:table-cell office:value-type="float" office:value="44880" table:style-name="ce1">
            <text:p>44880</text:p>
          </table:table-cell>
          <table:table-cell office:value-type="float" office:value="42737" table:style-name="ce1">
            <text:p>42737</text:p>
          </table:table-cell>
          <table:table-cell office:value-type="float" office:value="89232" table:style-name="ce1">
            <text:p>89232</text:p>
          </table:table-cell>
          <table:table-cell office:value-type="float" office:value="23520558" table:style-name="ce1">
            <text:p>23520558</text:p>
          </table:table-cell>
          <table:table-cell table:number-columns-repeated="16375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1">
            <text:p>Mauritius</text:p>
          </table:table-cell>
          <table:table-cell office:value-type="date" office:date-value="2023-12-30T00:00:00" table:style-name="ce2">
            <text:p>2023-12-30</text:p>
          </table:table-cell>
          <table:table-cell office:value-type="string" table:style-name="ce1">
            <text:p>Moderna</text:p>
          </table:table-cell>
          <table:table-cell office:value-type="float" office:value="85884" table:style-name="ce1">
            <text:p>85884</text:p>
          </table:table-cell>
          <table:table-cell office:value-type="float" office:value="42942" table:style-name="ce1">
            <text:p>42942</text:p>
          </table:table-cell>
          <table:table-cell office:value-type="float" office:value="42449" table:style-name="ce1">
            <text:p>42449</text:p>
          </table:table-cell>
          <table:table-cell office:value-type="float" office:value="85268" table:style-name="ce1">
            <text:p>85268</text:p>
          </table:table-cell>
          <table:table-cell office:value-type="float" office:value="11048483" table:style-name="ce1">
            <text:p>11048483</text:p>
          </table:table-cell>
          <table:table-cell table:number-columns-repeated="16375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1">
            <text:p>Serbia</text:p>
          </table:table-cell>
          <table:table-cell office:value-type="date" office:date-value="2023-01-23T00:00:00" table:style-name="ce2">
            <text:p>2023-01-23</text:p>
          </table:table-cell>
          <table:table-cell office:value-type="string" table:style-name="ce1">
            <text:p>Johnson &amp; Johnson</text:p>
          </table:table-cell>
          <table:table-cell office:value-type="float" office:value="39169" table:style-name="ce1">
            <text:p>39169</text:p>
          </table:table-cell>
          <table:table-cell office:value-type="float" office:value="19584" table:style-name="ce1">
            <text:p>19584</text:p>
          </table:table-cell>
          <table:table-cell office:value-type="float" office:value="19235" table:style-name="ce1">
            <text:p>19235</text:p>
          </table:table-cell>
          <table:table-cell office:value-type="float" office:value="37445" table:style-name="ce1">
            <text:p>37445</text:p>
          </table:table-cell>
          <table:table-cell office:value-type="float" office:value="3055070" table:style-name="ce1">
            <text:p>3055070</text:p>
          </table:table-cell>
          <table:table-cell table:number-columns-repeated="16375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1">
            <text:p>Netherlands Antilles</text:p>
          </table:table-cell>
          <table:table-cell office:value-type="date" office:date-value="2021-10-30T00:00:00" table:style-name="ce2">
            <text:p>2021-10-30</text:p>
          </table:table-cell>
          <table:table-cell office:value-type="string" table:style-name="ce1">
            <text:p>Sinovac</text:p>
          </table:table-cell>
          <table:table-cell office:value-type="float" office:value="66260" table:style-name="ce1">
            <text:p>66260</text:p>
          </table:table-cell>
          <table:table-cell office:value-type="float" office:value="33130" table:style-name="ce1">
            <text:p>33130</text:p>
          </table:table-cell>
          <table:table-cell office:value-type="float" office:value="30028" table:style-name="ce1">
            <text:p>30028</text:p>
          </table:table-cell>
          <table:table-cell office:value-type="float" office:value="63030" table:style-name="ce1">
            <text:p>63030</text:p>
          </table:table-cell>
          <table:table-cell office:value-type="float" office:value="20061096" table:style-name="ce1">
            <text:p>20061096</text:p>
          </table:table-cell>
          <table:table-cell table:number-columns-repeated="16375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1">
            <text:p>Saint Barthelemy</text:p>
          </table:table-cell>
          <table:table-cell office:value-type="date" office:date-value="2022-08-25T00:00:00" table:style-name="ce2">
            <text:p>2022-08-25</text:p>
          </table:table-cell>
          <table:table-cell office:value-type="string" table:style-name="ce1">
            <text:p>Pfizer</text:p>
          </table:table-cell>
          <table:table-cell office:value-type="float" office:value="57860" table:style-name="ce1">
            <text:p>57860</text:p>
          </table:table-cell>
          <table:table-cell office:value-type="float" office:value="28930" table:style-name="ce1">
            <text:p>28930</text:p>
          </table:table-cell>
          <table:table-cell office:value-type="float" office:value="27126" table:style-name="ce1">
            <text:p>27126</text:p>
          </table:table-cell>
          <table:table-cell office:value-type="float" office:value="53879" table:style-name="ce1">
            <text:p>53879</text:p>
          </table:table-cell>
          <table:table-cell office:value-type="float" office:value="28370030" table:style-name="ce1">
            <text:p>28370030</text:p>
          </table:table-cell>
          <table:table-cell table:number-columns-repeated="16375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1">
            <text:p>Trinidad and Tobago</text:p>
          </table:table-cell>
          <table:table-cell office:value-type="date" office:date-value="2021-02-11T00:00:00" table:style-name="ce2">
            <text:p>2021-02-11</text:p>
          </table:table-cell>
          <table:table-cell office:value-type="string" table:style-name="ce1">
            <text:p>Johnson &amp; Johnson</text:p>
          </table:table-cell>
          <table:table-cell office:value-type="float" office:value="70945" table:style-name="ce1">
            <text:p>70945</text:p>
          </table:table-cell>
          <table:table-cell office:value-type="float" office:value="35472" table:style-name="ce1">
            <text:p>35472</text:p>
          </table:table-cell>
          <table:table-cell office:value-type="float" office:value="35183" table:style-name="ce1">
            <text:p>35183</text:p>
          </table:table-cell>
          <table:table-cell office:value-type="float" office:value="67787" table:style-name="ce1">
            <text:p>67787</text:p>
          </table:table-cell>
          <table:table-cell office:value-type="float" office:value="9913930" table:style-name="ce1">
            <text:p>9913930</text:p>
          </table:table-cell>
          <table:table-cell table:number-columns-repeated="16375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1">
            <text:p>Antarctica (the territory South of 60 deg S)</text:p>
          </table:table-cell>
          <table:table-cell office:value-type="date" office:date-value="2021-12-04T00:00:00" table:style-name="ce2">
            <text:p>2021-12-04</text:p>
          </table:table-cell>
          <table:table-cell office:value-type="string" table:style-name="ce1">
            <text:p>Johnson &amp; Johnson</text:p>
          </table:table-cell>
          <table:table-cell office:value-type="float" office:value="49709" table:style-name="ce1">
            <text:p>49709</text:p>
          </table:table-cell>
          <table:table-cell office:value-type="float" office:value="24854" table:style-name="ce1">
            <text:p>24854</text:p>
          </table:table-cell>
          <table:table-cell office:value-type="float" office:value="23665" table:style-name="ce1">
            <text:p>23665</text:p>
          </table:table-cell>
          <table:table-cell office:value-type="float" office:value="49044" table:style-name="ce1">
            <text:p>49044</text:p>
          </table:table-cell>
          <table:table-cell office:value-type="float" office:value="1434343" table:style-name="ce1">
            <text:p>1434343</text:p>
          </table:table-cell>
          <table:table-cell table:number-columns-repeated="16375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1">
            <text:p>Falkland Islands (Malvinas)</text:p>
          </table:table-cell>
          <table:table-cell office:value-type="date" office:date-value="2022-04-30T00:00:00" table:style-name="ce2">
            <text:p>2022-04-30</text:p>
          </table:table-cell>
          <table:table-cell office:value-type="string" table:style-name="ce1">
            <text:p>Moderna</text:p>
          </table:table-cell>
          <table:table-cell office:value-type="float" office:value="50734" table:style-name="ce1">
            <text:p>50734</text:p>
          </table:table-cell>
          <table:table-cell office:value-type="float" office:value="25367" table:style-name="ce1">
            <text:p>25367</text:p>
          </table:table-cell>
          <table:table-cell office:value-type="float" office:value="24038" table:style-name="ce1">
            <text:p>24038</text:p>
          </table:table-cell>
          <table:table-cell office:value-type="float" office:value="50125" table:style-name="ce1">
            <text:p>50125</text:p>
          </table:table-cell>
          <table:table-cell office:value-type="float" office:value="30985222" table:style-name="ce1">
            <text:p>30985222</text:p>
          </table:table-cell>
          <table:table-cell table:number-columns-repeated="16375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Northern Mariana Islands</text:p>
          </table:table-cell>
          <table:table-cell office:value-type="date" office:date-value="2022-08-12T00:00:00" table:style-name="ce2">
            <text:p>2022-08-12</text:p>
          </table:table-cell>
          <table:table-cell office:value-type="string" table:style-name="ce1">
            <text:p>Johnson &amp; Johnson</text:p>
          </table:table-cell>
          <table:table-cell office:value-type="float" office:value="15241" table:style-name="ce1">
            <text:p>15241</text:p>
          </table:table-cell>
          <table:table-cell office:value-type="float" office:value="7620" table:style-name="ce1">
            <text:p>7620</text:p>
          </table:table-cell>
          <table:table-cell office:value-type="float" office:value="7580" table:style-name="ce1">
            <text:p>7580</text:p>
          </table:table-cell>
          <table:table-cell office:value-type="float" office:value="13136" table:style-name="ce1">
            <text:p>13136</text:p>
          </table:table-cell>
          <table:table-cell office:value-type="float" office:value="22954872" table:style-name="ce1">
            <text:p>22954872</text:p>
          </table:table-cell>
          <table:table-cell table:number-columns-repeated="16375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Пользователь</meta:initial-creator>
    <dc:creator>Ibrohim</dc:creator>
    <meta:creation-date>2024-11-25T19:37:50Z</meta:creation-date>
    <dc:date>2024-11-25T19:37:50Z</dc:date>
  </office:meta>
</office:document-meta>
</file>